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.AppleSystemUIFont" svg:font-family=".AppleSystemUIFon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74pt"/>
    </style:style>
    <style:style style:name="co2" style:family="table-column">
      <style:table-column-properties fo:break-before="auto" style:column-width="65.91pt"/>
    </style:style>
    <style:style style:name="co3" style:family="table-column">
      <style:table-column-properties fo:break-before="auto" style:column-width="57.8pt"/>
    </style:style>
    <style:style style:name="co4" style:family="table-column">
      <style:table-column-properties fo:break-before="auto" style:column-width="65.25pt"/>
    </style:style>
    <style:style style:name="co5" style:family="table-column">
      <style:table-column-properties fo:break-before="auto" style:column-width="74.69pt"/>
    </style:style>
    <style:style style:name="co6" style:family="table-column">
      <style:table-column-properties fo:break-before="auto" style:column-width="69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moco_block_grou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3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STATEFP</text:p>
          </table:table-cell>
          <table:table-cell office:value-type="string" calcext:value-type="string">
            <text:p>COUNTYFP</text:p>
          </table:table-cell>
          <table:table-cell office:value-type="string" calcext:value-type="string">
            <text:p>TRACTCE</text:p>
          </table:table-cell>
          <table:table-cell office:value-type="string" calcext:value-type="string">
            <text:p>BLKGRPC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style-name="Default" office:value-type="string" calcext:value-type="string">
            <text:p>North of Montrolse-E Randolph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101" calcext:value-type="float">
            <text:p>700101</text:p>
          </table:table-cell>
          <table:table-cell office:value-type="float" office:value="1" calcext:value-type="float">
            <text:p>1</text:p>
          </table:table-cell>
          <table:table-cell office:value-type="float" office:value="1790" calcext:value-type="float">
            <text:p>1790</text:p>
          </table:table-cell>
          <table:table-cell office:value-type="float" office:value="39.200948" calcext:value-type="float">
            <text:p>39.200948</text:p>
          </table:table-cell>
          <table:table-cell office:value-type="float" office:value="-77.170551" calcext:value-type="float">
            <text:p>-77.170551</text:p>
          </table:table-cell>
          <table:table-cell table:formula="of:=AND([.F2]&gt;[$Sheet2.$B$2];[.G2]&gt;[$Sheet2.$C$2];[.G2]&lt;[$Sheet2.$C$3])" office:value-type="boolean" office:boolean-value="true" calcext:value-type="boolean">
            <text:p>TRUE</text:p>
          </table:table-cell>
          <table:table-cell table:formula="of:=[.F2]&gt;[$Sheet2.$B$2]" office:value-type="boolean" office:boolean-value="true" calcext:value-type="boolean">
            <text:p>TRUE</text:p>
          </table:table-cell>
          <table:table-cell table:formula="of:=AND([.G2]&gt;[$Sheet2.$C$2];[.G2]&lt;[$Sheet2.$C$3])" office:value-type="boolean" office:boolean-value="true" calcext:value-type="boolean">
            <text:p>TRUE</text:p>
          </table:table-cell>
          <table:table-cell table:formula="of:=IF([.H2];[.E2];&quot;&quot;)"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101" calcext:value-type="float">
            <text:p>700101</text:p>
          </table:table-cell>
          <table:table-cell office:value-type="float" office:value="2" calcext:value-type="float">
            <text:p>2</text:p>
          </table:table-cell>
          <table:table-cell office:value-type="float" office:value="1646" calcext:value-type="float">
            <text:p>1646</text:p>
          </table:table-cell>
          <table:table-cell office:value-type="float" office:value="39.216053" calcext:value-type="float">
            <text:p>39.216053</text:p>
          </table:table-cell>
          <table:table-cell office:value-type="float" office:value="-77.189318" calcext:value-type="float">
            <text:p>-77.189318</text:p>
          </table:table-cell>
          <table:table-cell table:formula="of:=AND([.F3]&gt;[$Sheet2.$B$2];[.G3]&gt;[$Sheet2.$C$2];[.G3]&lt;[$Sheet2.$C$3])" office:value-type="boolean" office:boolean-value="true" calcext:value-type="boolean">
            <text:p>TRUE</text:p>
          </table:table-cell>
          <table:table-cell table:formula="of:=[.F3]&gt;[$Sheet2.$B$2]" office:value-type="boolean" office:boolean-value="true" calcext:value-type="boolean">
            <text:p>TRUE</text:p>
          </table:table-cell>
          <table:table-cell table:formula="of:=AND([.G3]&gt;[$Sheet2.$C$2];[.G3]&lt;[$Sheet2.$C$3])" office:value-type="boolean" office:boolean-value="true" calcext:value-type="boolean">
            <text:p>TRUE</text:p>
          </table:table-cell>
          <table:table-cell table:formula="of:=IF([.H3];[.E3];&quot;&quot;)"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101" calcext:value-type="float">
            <text:p>700101</text:p>
          </table:table-cell>
          <table:table-cell office:value-type="float" office:value="3" calcext:value-type="float">
            <text:p>3</text:p>
          </table:table-cell>
          <table:table-cell office:value-type="float" office:value="885" calcext:value-type="float">
            <text:p>885</text:p>
          </table:table-cell>
          <table:table-cell office:value-type="float" office:value="39.240203" calcext:value-type="float">
            <text:p>39.240203</text:p>
          </table:table-cell>
          <table:table-cell office:value-type="float" office:value="-77.154833" calcext:value-type="float">
            <text:p>-77.154833</text:p>
          </table:table-cell>
          <table:table-cell table:formula="of:=AND([.F4]&gt;[$Sheet2.$B$2];[.G4]&gt;[$Sheet2.$C$2];[.G4]&lt;[$Sheet2.$C$3])" office:value-type="boolean" office:boolean-value="true" calcext:value-type="boolean">
            <text:p>TRUE</text:p>
          </table:table-cell>
          <table:table-cell table:formula="of:=[.F4]&gt;[$Sheet2.$B$2]" office:value-type="boolean" office:boolean-value="true" calcext:value-type="boolean">
            <text:p>TRUE</text:p>
          </table:table-cell>
          <table:table-cell table:formula="of:=AND([.G4]&gt;[$Sheet2.$C$2];[.G4]&lt;[$Sheet2.$C$3])" office:value-type="boolean" office:boolean-value="true" calcext:value-type="boolean">
            <text:p>TRUE</text:p>
          </table:table-cell>
          <table:table-cell table:formula="of:=IF([.H4];[.E4];&quot;&quot;)"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103" calcext:value-type="float">
            <text:p>700103</text:p>
          </table:table-cell>
          <table:table-cell office:value-type="float" office:value="1" calcext:value-type="float">
            <text:p>1</text:p>
          </table:table-cell>
          <table:table-cell office:value-type="float" office:value="1439" calcext:value-type="float">
            <text:p>1439</text:p>
          </table:table-cell>
          <table:table-cell office:value-type="float" office:value="39.239298" calcext:value-type="float">
            <text:p>39.239298</text:p>
          </table:table-cell>
          <table:table-cell office:value-type="float" office:value="-77.121939" calcext:value-type="float">
            <text:p>-77.121939</text:p>
          </table:table-cell>
          <table:table-cell table:formula="of:=AND([.F5]&gt;[$Sheet2.$B$2];[.G5]&gt;[$Sheet2.$C$2];[.G5]&lt;[$Sheet2.$C$3])" office:value-type="boolean" office:boolean-value="true" calcext:value-type="boolean">
            <text:p>TRUE</text:p>
          </table:table-cell>
          <table:table-cell table:formula="of:=[.F5]&gt;[$Sheet2.$B$2]" office:value-type="boolean" office:boolean-value="true" calcext:value-type="boolean">
            <text:p>TRUE</text:p>
          </table:table-cell>
          <table:table-cell table:formula="of:=AND([.G5]&gt;[$Sheet2.$C$2];[.G5]&lt;[$Sheet2.$C$3])" office:value-type="boolean" office:boolean-value="true" calcext:value-type="boolean">
            <text:p>TRUE</text:p>
          </table:table-cell>
          <table:table-cell table:formula="of:=IF([.H5];[.E5];&quot;&quot;)"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103" calcext:value-type="float">
            <text:p>700103</text:p>
          </table:table-cell>
          <table:table-cell office:value-type="float" office:value="2" calcext:value-type="float">
            <text:p>2</text:p>
          </table:table-cell>
          <table:table-cell office:value-type="float" office:value="912" calcext:value-type="float">
            <text:p>912</text:p>
          </table:table-cell>
          <table:table-cell office:value-type="float" office:value="39.208821" calcext:value-type="float">
            <text:p>39.208821</text:p>
          </table:table-cell>
          <table:table-cell office:value-type="float" office:value="-77.111315" calcext:value-type="float">
            <text:p>-77.111315</text:p>
          </table:table-cell>
          <table:table-cell table:formula="of:=AND([.F6]&gt;[$Sheet2.$B$2];[.G6]&gt;[$Sheet2.$C$2];[.G6]&lt;[$Sheet2.$C$3])" office:value-type="boolean" office:boolean-value="true" calcext:value-type="boolean">
            <text:p>TRUE</text:p>
          </table:table-cell>
          <table:table-cell table:formula="of:=[.F6]&gt;[$Sheet2.$B$2]" office:value-type="boolean" office:boolean-value="true" calcext:value-type="boolean">
            <text:p>TRUE</text:p>
          </table:table-cell>
          <table:table-cell table:formula="of:=AND([.G6]&gt;[$Sheet2.$C$2];[.G6]&lt;[$Sheet2.$C$3])" office:value-type="boolean" office:boolean-value="true" calcext:value-type="boolean">
            <text:p>TRUE</text:p>
          </table:table-cell>
          <table:table-cell table:formula="of:=IF([.H6];[.E6];&quot;&quot;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103" calcext:value-type="float">
            <text:p>700103</text:p>
          </table:table-cell>
          <table:table-cell office:value-type="float" office:value="3" calcext:value-type="float">
            <text:p>3</text:p>
          </table:table-cell>
          <table:table-cell office:value-type="float" office:value="3513" calcext:value-type="float">
            <text:p>3513</text:p>
          </table:table-cell>
          <table:table-cell office:value-type="float" office:value="39.175951" calcext:value-type="float">
            <text:p>39.175951</text:p>
          </table:table-cell>
          <table:table-cell office:value-type="float" office:value="-77.136845" calcext:value-type="float">
            <text:p>-77.136845</text:p>
          </table:table-cell>
          <table:table-cell table:formula="of:=AND([.F7]&gt;[$Sheet2.$B$2];[.G7]&gt;[$Sheet2.$C$2];[.G7]&lt;[$Sheet2.$C$3])" office:value-type="boolean" office:boolean-value="true" calcext:value-type="boolean">
            <text:p>TRUE</text:p>
          </table:table-cell>
          <table:table-cell table:formula="of:=[.F7]&gt;[$Sheet2.$B$2]" office:value-type="boolean" office:boolean-value="true" calcext:value-type="boolean">
            <text:p>TRUE</text:p>
          </table:table-cell>
          <table:table-cell table:formula="of:=AND([.G7]&gt;[$Sheet2.$C$2];[.G7]&lt;[$Sheet2.$C$3])" office:value-type="boolean" office:boolean-value="true" calcext:value-type="boolean">
            <text:p>TRUE</text:p>
          </table:table-cell>
          <table:table-cell table:formula="of:=IF([.H7];[.E7];&quot;&quot;)" office:value-type="float" office:value="3513" calcext:value-type="float">
            <text:p>35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104" calcext:value-type="float">
            <text:p>700104</text:p>
          </table:table-cell>
          <table:table-cell office:value-type="float" office:value="1" calcext:value-type="float">
            <text:p>1</text:p>
          </table:table-cell>
          <table:table-cell office:value-type="float" office:value="2512" calcext:value-type="float">
            <text:p>2512</text:p>
          </table:table-cell>
          <table:table-cell office:value-type="float" office:value="39.188277" calcext:value-type="float">
            <text:p>39.188277</text:p>
          </table:table-cell>
          <table:table-cell office:value-type="float" office:value="-77.179632" calcext:value-type="float">
            <text:p>-77.179632</text:p>
          </table:table-cell>
          <table:table-cell table:formula="of:=AND([.F8]&gt;[$Sheet2.$B$2];[.G8]&gt;[$Sheet2.$C$2];[.G8]&lt;[$Sheet2.$C$3])" office:value-type="boolean" office:boolean-value="true" calcext:value-type="boolean">
            <text:p>TRUE</text:p>
          </table:table-cell>
          <table:table-cell table:formula="of:=[.F8]&gt;[$Sheet2.$B$2]" office:value-type="boolean" office:boolean-value="true" calcext:value-type="boolean">
            <text:p>TRUE</text:p>
          </table:table-cell>
          <table:table-cell table:formula="of:=AND([.G8]&gt;[$Sheet2.$C$2];[.G8]&lt;[$Sheet2.$C$3])" office:value-type="boolean" office:boolean-value="true" calcext:value-type="boolean">
            <text:p>TRUE</text:p>
          </table:table-cell>
          <table:table-cell table:formula="of:=IF([.H8];[.E8];&quot;&quot;)"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104" calcext:value-type="float">
            <text:p>700104</text:p>
          </table:table-cell>
          <table:table-cell office:value-type="float" office:value="2" calcext:value-type="float">
            <text:p>2</text:p>
          </table:table-cell>
          <table:table-cell office:value-type="float" office:value="1786" calcext:value-type="float">
            <text:p>1786</text:p>
          </table:table-cell>
          <table:table-cell office:value-type="float" office:value="39.193608" calcext:value-type="float">
            <text:p>39.193608</text:p>
          </table:table-cell>
          <table:table-cell office:value-type="float" office:value="-77.19093" calcext:value-type="float">
            <text:p>-77.19093</text:p>
          </table:table-cell>
          <table:table-cell table:formula="of:=AND([.F9]&gt;[$Sheet2.$B$2];[.G9]&gt;[$Sheet2.$C$2];[.G9]&lt;[$Sheet2.$C$3])" office:value-type="boolean" office:boolean-value="true" calcext:value-type="boolean">
            <text:p>TRUE</text:p>
          </table:table-cell>
          <table:table-cell table:formula="of:=[.F9]&gt;[$Sheet2.$B$2]" office:value-type="boolean" office:boolean-value="true" calcext:value-type="boolean">
            <text:p>TRUE</text:p>
          </table:table-cell>
          <table:table-cell table:formula="of:=AND([.G9]&gt;[$Sheet2.$C$2];[.G9]&lt;[$Sheet2.$C$3])" office:value-type="boolean" office:boolean-value="true" calcext:value-type="boolean">
            <text:p>TRUE</text:p>
          </table:table-cell>
          <table:table-cell table:formula="of:=IF([.H9];[.E9];&quot;&quot;)"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104" calcext:value-type="float">
            <text:p>700104</text:p>
          </table:table-cell>
          <table:table-cell office:value-type="float" office:value="3" calcext:value-type="float">
            <text:p>3</text:p>
          </table:table-cell>
          <table:table-cell office:value-type="float" office:value="1058" calcext:value-type="float">
            <text:p>1058</text:p>
          </table:table-cell>
          <table:table-cell office:value-type="float" office:value="39.190688" calcext:value-type="float">
            <text:p>39.190688</text:p>
          </table:table-cell>
          <table:table-cell office:value-type="float" office:value="-77.160859" calcext:value-type="float">
            <text:p>-77.160859</text:p>
          </table:table-cell>
          <table:table-cell table:formula="of:=AND([.F10]&gt;[$Sheet2.$B$2];[.G10]&gt;[$Sheet2.$C$2];[.G10]&lt;[$Sheet2.$C$3])" office:value-type="boolean" office:boolean-value="true" calcext:value-type="boolean">
            <text:p>TRUE</text:p>
          </table:table-cell>
          <table:table-cell table:formula="of:=[.F10]&gt;[$Sheet2.$B$2]" office:value-type="boolean" office:boolean-value="true" calcext:value-type="boolean">
            <text:p>TRUE</text:p>
          </table:table-cell>
          <table:table-cell table:formula="of:=AND([.G10]&gt;[$Sheet2.$C$2];[.G10]&lt;[$Sheet2.$C$3])" office:value-type="boolean" office:boolean-value="true" calcext:value-type="boolean">
            <text:p>TRUE</text:p>
          </table:table-cell>
          <table:table-cell table:formula="of:=IF([.H10];[.E10];&quot;&quot;)"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105" calcext:value-type="float">
            <text:p>700105</text:p>
          </table:table-cell>
          <table:table-cell office:value-type="float" office:value="1" calcext:value-type="float">
            <text:p>1</text:p>
          </table:table-cell>
          <table:table-cell office:value-type="float" office:value="1639" calcext:value-type="float">
            <text:p>1639</text:p>
          </table:table-cell>
          <table:table-cell office:value-type="float" office:value="39.175063" calcext:value-type="float">
            <text:p>39.175063</text:p>
          </table:table-cell>
          <table:table-cell office:value-type="float" office:value="-77.157087" calcext:value-type="float">
            <text:p>-77.157087</text:p>
          </table:table-cell>
          <table:table-cell table:formula="of:=AND([.F11]&gt;[$Sheet2.$B$2];[.G11]&gt;[$Sheet2.$C$2];[.G11]&lt;[$Sheet2.$C$3])" office:value-type="boolean" office:boolean-value="true" calcext:value-type="boolean">
            <text:p>TRUE</text:p>
          </table:table-cell>
          <table:table-cell table:formula="of:=[.F11]&gt;[$Sheet2.$B$2]" office:value-type="boolean" office:boolean-value="true" calcext:value-type="boolean">
            <text:p>TRUE</text:p>
          </table:table-cell>
          <table:table-cell table:formula="of:=AND([.G11]&gt;[$Sheet2.$C$2];[.G11]&lt;[$Sheet2.$C$3])" office:value-type="boolean" office:boolean-value="true" calcext:value-type="boolean">
            <text:p>TRUE</text:p>
          </table:table-cell>
          <table:table-cell table:formula="of:=IF([.H11];[.E11];&quot;&quot;)"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105" calcext:value-type="float">
            <text:p>700105</text:p>
          </table:table-cell>
          <table:table-cell office:value-type="float" office:value="2" calcext:value-type="float">
            <text:p>2</text:p>
          </table:table-cell>
          <table:table-cell office:value-type="float" office:value="1998" calcext:value-type="float">
            <text:p>1998</text:p>
          </table:table-cell>
          <table:table-cell office:value-type="float" office:value="39.183809" calcext:value-type="float">
            <text:p>39.183809</text:p>
          </table:table-cell>
          <table:table-cell office:value-type="float" office:value="-77.176502" calcext:value-type="float">
            <text:p>-77.176502</text:p>
          </table:table-cell>
          <table:table-cell table:formula="of:=AND([.F12]&gt;[$Sheet2.$B$2];[.G12]&gt;[$Sheet2.$C$2];[.G12]&lt;[$Sheet2.$C$3])" office:value-type="boolean" office:boolean-value="true" calcext:value-type="boolean">
            <text:p>TRUE</text:p>
          </table:table-cell>
          <table:table-cell table:formula="of:=[.F12]&gt;[$Sheet2.$B$2]" office:value-type="boolean" office:boolean-value="true" calcext:value-type="boolean">
            <text:p>TRUE</text:p>
          </table:table-cell>
          <table:table-cell table:formula="of:=AND([.G12]&gt;[$Sheet2.$C$2];[.G12]&lt;[$Sheet2.$C$3])" office:value-type="boolean" office:boolean-value="true" calcext:value-type="boolean">
            <text:p>TRUE</text:p>
          </table:table-cell>
          <table:table-cell table:formula="of:=IF([.H12];[.E12];&quot;&quot;)"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105" calcext:value-type="float">
            <text:p>700105</text:p>
          </table:table-cell>
          <table:table-cell office:value-type="float" office:value="3" calcext:value-type="float">
            <text:p>3</text:p>
          </table:table-cell>
          <table:table-cell office:value-type="float" office:value="2891" calcext:value-type="float">
            <text:p>2891</text:p>
          </table:table-cell>
          <table:table-cell office:value-type="float" office:value="39.185023" calcext:value-type="float">
            <text:p>39.185023</text:p>
          </table:table-cell>
          <table:table-cell office:value-type="float" office:value="-77.157293" calcext:value-type="float">
            <text:p>-77.157293</text:p>
          </table:table-cell>
          <table:table-cell table:formula="of:=AND([.F13]&gt;[$Sheet2.$B$2];[.G13]&gt;[$Sheet2.$C$2];[.G13]&lt;[$Sheet2.$C$3])" office:value-type="boolean" office:boolean-value="true" calcext:value-type="boolean">
            <text:p>TRUE</text:p>
          </table:table-cell>
          <table:table-cell table:formula="of:=[.F13]&gt;[$Sheet2.$B$2]" office:value-type="boolean" office:boolean-value="true" calcext:value-type="boolean">
            <text:p>TRUE</text:p>
          </table:table-cell>
          <table:table-cell table:formula="of:=AND([.G13]&gt;[$Sheet2.$C$2];[.G13]&lt;[$Sheet2.$C$3])" office:value-type="boolean" office:boolean-value="true" calcext:value-type="boolean">
            <text:p>TRUE</text:p>
          </table:table-cell>
          <table:table-cell table:formula="of:=IF([.H13];[.E13];&quot;&quot;)"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204" calcext:value-type="float">
            <text:p>700204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float" office:value="39.314791" calcext:value-type="float">
            <text:p>39.314791</text:p>
          </table:table-cell>
          <table:table-cell office:value-type="float" office:value="-77.202922" calcext:value-type="float">
            <text:p>-77.202922</text:p>
          </table:table-cell>
          <table:table-cell table:formula="of:=AND([.F14]&gt;[$Sheet2.$B$2];[.G14]&gt;[$Sheet2.$C$2];[.G14]&lt;[$Sheet2.$C$3])" office:value-type="boolean" office:boolean-value="true" calcext:value-type="boolean">
            <text:p>TRUE</text:p>
          </table:table-cell>
          <table:table-cell table:formula="of:=[.F14]&gt;[$Sheet2.$B$2]" office:value-type="boolean" office:boolean-value="true" calcext:value-type="boolean">
            <text:p>TRUE</text:p>
          </table:table-cell>
          <table:table-cell table:formula="of:=AND([.G14]&gt;[$Sheet2.$C$2];[.G14]&lt;[$Sheet2.$C$3])" office:value-type="boolean" office:boolean-value="true" calcext:value-type="boolean">
            <text:p>TRUE</text:p>
          </table:table-cell>
          <table:table-cell table:formula="of:=IF([.H14];[.E14];&quot;&quot;)"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204" calcext:value-type="float">
            <text:p>700204</text:p>
          </table:table-cell>
          <table:table-cell office:value-type="float" office:value="2" calcext:value-type="float">
            <text:p>2</text:p>
          </table:table-cell>
          <table:table-cell office:value-type="float" office:value="864" calcext:value-type="float">
            <text:p>864</text:p>
          </table:table-cell>
          <table:table-cell office:value-type="float" office:value="39.298826" calcext:value-type="float">
            <text:p>39.298826</text:p>
          </table:table-cell>
          <table:table-cell office:value-type="float" office:value="-77.243367" calcext:value-type="float">
            <text:p>-77.243367</text:p>
          </table:table-cell>
          <table:table-cell table:formula="of:=AND([.F15]&gt;[$Sheet2.$B$2];[.G15]&gt;[$Sheet2.$C$2];[.G15]&lt;[$Sheet2.$C$3])" office:value-type="boolean" office:boolean-value="true" calcext:value-type="boolean">
            <text:p>TRUE</text:p>
          </table:table-cell>
          <table:table-cell table:formula="of:=[.F15]&gt;[$Sheet2.$B$2]" office:value-type="boolean" office:boolean-value="true" calcext:value-type="boolean">
            <text:p>TRUE</text:p>
          </table:table-cell>
          <table:table-cell table:formula="of:=AND([.G15]&gt;[$Sheet2.$C$2];[.G15]&lt;[$Sheet2.$C$3])" office:value-type="boolean" office:boolean-value="true" calcext:value-type="boolean">
            <text:p>TRUE</text:p>
          </table:table-cell>
          <table:table-cell table:formula="of:=IF([.H15];[.E15];&quot;&quot;)"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205" calcext:value-type="float">
            <text:p>700205</text:p>
          </table:table-cell>
          <table:table-cell office:value-type="float" office:value="1" calcext:value-type="float">
            <text:p>1</text:p>
          </table:table-cell>
          <table:table-cell office:value-type="float" office:value="2633" calcext:value-type="float">
            <text:p>2633</text:p>
          </table:table-cell>
          <table:table-cell office:value-type="float" office:value="39.229565" calcext:value-type="float">
            <text:p>39.229565</text:p>
          </table:table-cell>
          <table:table-cell office:value-type="float" office:value="-77.237361" calcext:value-type="float">
            <text:p>-77.237361</text:p>
          </table:table-cell>
          <table:table-cell table:formula="of:=AND([.F16]&gt;[$Sheet2.$B$2];[.G16]&gt;[$Sheet2.$C$2];[.G16]&lt;[$Sheet2.$C$3])" office:value-type="boolean" office:boolean-value="true" calcext:value-type="boolean">
            <text:p>TRUE</text:p>
          </table:table-cell>
          <table:table-cell table:formula="of:=[.F16]&gt;[$Sheet2.$B$2]" office:value-type="boolean" office:boolean-value="true" calcext:value-type="boolean">
            <text:p>TRUE</text:p>
          </table:table-cell>
          <table:table-cell table:formula="of:=AND([.G16]&gt;[$Sheet2.$C$2];[.G16]&lt;[$Sheet2.$C$3])" office:value-type="boolean" office:boolean-value="true" calcext:value-type="boolean">
            <text:p>TRUE</text:p>
          </table:table-cell>
          <table:table-cell table:formula="of:=IF([.H16];[.E16];&quot;&quot;)"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205" calcext:value-type="float">
            <text:p>700205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float" office:value="39.248165" calcext:value-type="float">
            <text:p>39.248165</text:p>
          </table:table-cell>
          <table:table-cell office:value-type="float" office:value="-77.215173" calcext:value-type="float">
            <text:p>-77.215173</text:p>
          </table:table-cell>
          <table:table-cell table:formula="of:=AND([.F17]&gt;[$Sheet2.$B$2];[.G17]&gt;[$Sheet2.$C$2];[.G17]&lt;[$Sheet2.$C$3])" office:value-type="boolean" office:boolean-value="true" calcext:value-type="boolean">
            <text:p>TRUE</text:p>
          </table:table-cell>
          <table:table-cell table:formula="of:=[.F17]&gt;[$Sheet2.$B$2]" office:value-type="boolean" office:boolean-value="true" calcext:value-type="boolean">
            <text:p>TRUE</text:p>
          </table:table-cell>
          <table:table-cell table:formula="of:=AND([.G17]&gt;[$Sheet2.$C$2];[.G17]&lt;[$Sheet2.$C$3])" office:value-type="boolean" office:boolean-value="true" calcext:value-type="boolean">
            <text:p>TRUE</text:p>
          </table:table-cell>
          <table:table-cell table:formula="of:=IF([.H17];[.E17];&quot;&quot;)"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205" calcext:value-type="float">
            <text:p>700205</text:p>
          </table:table-cell>
          <table:table-cell office:value-type="float" office:value="3" calcext:value-type="float">
            <text:p>3</text:p>
          </table:table-cell>
          <table:table-cell office:value-type="float" office:value="1011" calcext:value-type="float">
            <text:p>1011</text:p>
          </table:table-cell>
          <table:table-cell office:value-type="float" office:value="39.262834" calcext:value-type="float">
            <text:p>39.262834</text:p>
          </table:table-cell>
          <table:table-cell office:value-type="float" office:value="-77.22782" calcext:value-type="float">
            <text:p>-77.22782</text:p>
          </table:table-cell>
          <table:table-cell table:formula="of:=AND([.F18]&gt;[$Sheet2.$B$2];[.G18]&gt;[$Sheet2.$C$2];[.G18]&lt;[$Sheet2.$C$3])" office:value-type="boolean" office:boolean-value="true" calcext:value-type="boolean">
            <text:p>TRUE</text:p>
          </table:table-cell>
          <table:table-cell table:formula="of:=[.F18]&gt;[$Sheet2.$B$2]" office:value-type="boolean" office:boolean-value="true" calcext:value-type="boolean">
            <text:p>TRUE</text:p>
          </table:table-cell>
          <table:table-cell table:formula="of:=AND([.G18]&gt;[$Sheet2.$C$2];[.G18]&lt;[$Sheet2.$C$3])" office:value-type="boolean" office:boolean-value="true" calcext:value-type="boolean">
            <text:p>TRUE</text:p>
          </table:table-cell>
          <table:table-cell table:formula="of:=IF([.H18];[.E18];&quot;&quot;)"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206" calcext:value-type="float">
            <text:p>700206</text:p>
          </table:table-cell>
          <table:table-cell office:value-type="float" office:value="1" calcext:value-type="float">
            <text:p>1</text:p>
          </table:table-cell>
          <table:table-cell office:value-type="float" office:value="1710" calcext:value-type="float">
            <text:p>1710</text:p>
          </table:table-cell>
          <table:table-cell office:value-type="float" office:value="39.24575" calcext:value-type="float">
            <text:p>39.24575</text:p>
          </table:table-cell>
          <table:table-cell office:value-type="float" office:value="-77.193368" calcext:value-type="float">
            <text:p>-77.193368</text:p>
          </table:table-cell>
          <table:table-cell table:formula="of:=AND([.F19]&gt;[$Sheet2.$B$2];[.G19]&gt;[$Sheet2.$C$2];[.G19]&lt;[$Sheet2.$C$3])" office:value-type="boolean" office:boolean-value="true" calcext:value-type="boolean">
            <text:p>TRUE</text:p>
          </table:table-cell>
          <table:table-cell table:formula="of:=[.F19]&gt;[$Sheet2.$B$2]" office:value-type="boolean" office:boolean-value="true" calcext:value-type="boolean">
            <text:p>TRUE</text:p>
          </table:table-cell>
          <table:table-cell table:formula="of:=AND([.G19]&gt;[$Sheet2.$C$2];[.G19]&lt;[$Sheet2.$C$3])" office:value-type="boolean" office:boolean-value="true" calcext:value-type="boolean">
            <text:p>TRUE</text:p>
          </table:table-cell>
          <table:table-cell table:formula="of:=IF([.H19];[.E19];&quot;&quot;)"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206" calcext:value-type="float">
            <text:p>700206</text:p>
          </table:table-cell>
          <table:table-cell office:value-type="float" office:value="2" calcext:value-type="float">
            <text:p>2</text:p>
          </table:table-cell>
          <table:table-cell office:value-type="float" office:value="1335" calcext:value-type="float">
            <text:p>1335</text:p>
          </table:table-cell>
          <table:table-cell office:value-type="float" office:value="39.254856" calcext:value-type="float">
            <text:p>39.254856</text:p>
          </table:table-cell>
          <table:table-cell office:value-type="float" office:value="-77.206195" calcext:value-type="float">
            <text:p>-77.206195</text:p>
          </table:table-cell>
          <table:table-cell table:formula="of:=AND([.F20]&gt;[$Sheet2.$B$2];[.G20]&gt;[$Sheet2.$C$2];[.G20]&lt;[$Sheet2.$C$3])" office:value-type="boolean" office:boolean-value="true" calcext:value-type="boolean">
            <text:p>TRUE</text:p>
          </table:table-cell>
          <table:table-cell table:formula="of:=[.F20]&gt;[$Sheet2.$B$2]" office:value-type="boolean" office:boolean-value="true" calcext:value-type="boolean">
            <text:p>TRUE</text:p>
          </table:table-cell>
          <table:table-cell table:formula="of:=AND([.G20]&gt;[$Sheet2.$C$2];[.G20]&lt;[$Sheet2.$C$3])" office:value-type="boolean" office:boolean-value="true" calcext:value-type="boolean">
            <text:p>TRUE</text:p>
          </table:table-cell>
          <table:table-cell table:formula="of:=IF([.H20];[.E20];&quot;&quot;)"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206" calcext:value-type="float">
            <text:p>700206</text:p>
          </table:table-cell>
          <table:table-cell office:value-type="float" office:value="3" calcext:value-type="float">
            <text:p>3</text:p>
          </table:table-cell>
          <table:table-cell office:value-type="float" office:value="2704" calcext:value-type="float">
            <text:p>2704</text:p>
          </table:table-cell>
          <table:table-cell office:value-type="float" office:value="39.259076" calcext:value-type="float">
            <text:p>39.259076</text:p>
          </table:table-cell>
          <table:table-cell office:value-type="float" office:value="-77.18224" calcext:value-type="float">
            <text:p>-77.18224</text:p>
          </table:table-cell>
          <table:table-cell table:formula="of:=AND([.F21]&gt;[$Sheet2.$B$2];[.G21]&gt;[$Sheet2.$C$2];[.G21]&lt;[$Sheet2.$C$3])" office:value-type="boolean" office:boolean-value="true" calcext:value-type="boolean">
            <text:p>TRUE</text:p>
          </table:table-cell>
          <table:table-cell table:formula="of:=[.F21]&gt;[$Sheet2.$B$2]" office:value-type="boolean" office:boolean-value="true" calcext:value-type="boolean">
            <text:p>TRUE</text:p>
          </table:table-cell>
          <table:table-cell table:formula="of:=AND([.G21]&gt;[$Sheet2.$C$2];[.G21]&lt;[$Sheet2.$C$3])" office:value-type="boolean" office:boolean-value="true" calcext:value-type="boolean">
            <text:p>TRUE</text:p>
          </table:table-cell>
          <table:table-cell table:formula="of:=IF([.H21];[.E21];&quot;&quot;)"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207" calcext:value-type="float">
            <text:p>700207</text:p>
          </table:table-cell>
          <table:table-cell office:value-type="float" office:value="1" calcext:value-type="float">
            <text:p>1</text:p>
          </table:table-cell>
          <table:table-cell office:value-type="float" office:value="2811" calcext:value-type="float">
            <text:p>2811</text:p>
          </table:table-cell>
          <table:table-cell office:value-type="float" office:value="39.27259" calcext:value-type="float">
            <text:p>39.27259</text:p>
          </table:table-cell>
          <table:table-cell office:value-type="float" office:value="-77.214169" calcext:value-type="float">
            <text:p>-77.214169</text:p>
          </table:table-cell>
          <table:table-cell table:formula="of:=AND([.F22]&gt;[$Sheet2.$B$2];[.G22]&gt;[$Sheet2.$C$2];[.G22]&lt;[$Sheet2.$C$3])" office:value-type="boolean" office:boolean-value="true" calcext:value-type="boolean">
            <text:p>TRUE</text:p>
          </table:table-cell>
          <table:table-cell table:formula="of:=[.F22]&gt;[$Sheet2.$B$2]" office:value-type="boolean" office:boolean-value="true" calcext:value-type="boolean">
            <text:p>TRUE</text:p>
          </table:table-cell>
          <table:table-cell table:formula="of:=AND([.G22]&gt;[$Sheet2.$C$2];[.G22]&lt;[$Sheet2.$C$3])" office:value-type="boolean" office:boolean-value="true" calcext:value-type="boolean">
            <text:p>TRUE</text:p>
          </table:table-cell>
          <table:table-cell table:formula="of:=IF([.H22];[.E22];&quot;&quot;)"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207" calcext:value-type="float">
            <text:p>700207</text:p>
          </table:table-cell>
          <table:table-cell office:value-type="float" office:value="2" calcext:value-type="float">
            <text:p>2</text:p>
          </table:table-cell>
          <table:table-cell office:value-type="float" office:value="2827" calcext:value-type="float">
            <text:p>2827</text:p>
          </table:table-cell>
          <table:table-cell office:value-type="float" office:value="39.276453" calcext:value-type="float">
            <text:p>39.276453</text:p>
          </table:table-cell>
          <table:table-cell office:value-type="float" office:value="-77.206475" calcext:value-type="float">
            <text:p>-77.206475</text:p>
          </table:table-cell>
          <table:table-cell table:formula="of:=AND([.F23]&gt;[$Sheet2.$B$2];[.G23]&gt;[$Sheet2.$C$2];[.G23]&lt;[$Sheet2.$C$3])" office:value-type="boolean" office:boolean-value="true" calcext:value-type="boolean">
            <text:p>TRUE</text:p>
          </table:table-cell>
          <table:table-cell table:formula="of:=[.F23]&gt;[$Sheet2.$B$2]" office:value-type="boolean" office:boolean-value="true" calcext:value-type="boolean">
            <text:p>TRUE</text:p>
          </table:table-cell>
          <table:table-cell table:formula="of:=AND([.G23]&gt;[$Sheet2.$C$2];[.G23]&lt;[$Sheet2.$C$3])" office:value-type="boolean" office:boolean-value="true" calcext:value-type="boolean">
            <text:p>TRUE</text:p>
          </table:table-cell>
          <table:table-cell table:formula="of:=IF([.H23];[.E23];&quot;&quot;)"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208" calcext:value-type="float">
            <text:p>700208</text:p>
          </table:table-cell>
          <table:table-cell office:value-type="float" office:value="1" calcext:value-type="float">
            <text:p>1</text:p>
          </table:table-cell>
          <table:table-cell office:value-type="float" office:value="1034" calcext:value-type="float">
            <text:p>1034</text:p>
          </table:table-cell>
          <table:table-cell office:value-type="float" office:value="39.295569" calcext:value-type="float">
            <text:p>39.295569</text:p>
          </table:table-cell>
          <table:table-cell office:value-type="float" office:value="-77.197238" calcext:value-type="float">
            <text:p>-77.197238</text:p>
          </table:table-cell>
          <table:table-cell table:formula="of:=AND([.F24]&gt;[$Sheet2.$B$2];[.G24]&gt;[$Sheet2.$C$2];[.G24]&lt;[$Sheet2.$C$3])" office:value-type="boolean" office:boolean-value="true" calcext:value-type="boolean">
            <text:p>TRUE</text:p>
          </table:table-cell>
          <table:table-cell table:formula="of:=[.F24]&gt;[$Sheet2.$B$2]" office:value-type="boolean" office:boolean-value="true" calcext:value-type="boolean">
            <text:p>TRUE</text:p>
          </table:table-cell>
          <table:table-cell table:formula="of:=AND([.G24]&gt;[$Sheet2.$C$2];[.G24]&lt;[$Sheet2.$C$3])" office:value-type="boolean" office:boolean-value="true" calcext:value-type="boolean">
            <text:p>TRUE</text:p>
          </table:table-cell>
          <table:table-cell table:formula="of:=IF([.H24];[.E24];&quot;&quot;)"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208" calcext:value-type="float">
            <text:p>700208</text:p>
          </table:table-cell>
          <table:table-cell office:value-type="float" office:value="2" calcext:value-type="float">
            <text:p>2</text:p>
          </table:table-cell>
          <table:table-cell office:value-type="float" office:value="1184" calcext:value-type="float">
            <text:p>1184</text:p>
          </table:table-cell>
          <table:table-cell office:value-type="float" office:value="39.278685" calcext:value-type="float">
            <text:p>39.278685</text:p>
          </table:table-cell>
          <table:table-cell office:value-type="float" office:value="-77.182859" calcext:value-type="float">
            <text:p>-77.182859</text:p>
          </table:table-cell>
          <table:table-cell table:formula="of:=AND([.F25]&gt;[$Sheet2.$B$2];[.G25]&gt;[$Sheet2.$C$2];[.G25]&lt;[$Sheet2.$C$3])" office:value-type="boolean" office:boolean-value="true" calcext:value-type="boolean">
            <text:p>TRUE</text:p>
          </table:table-cell>
          <table:table-cell table:formula="of:=[.F25]&gt;[$Sheet2.$B$2]" office:value-type="boolean" office:boolean-value="true" calcext:value-type="boolean">
            <text:p>TRUE</text:p>
          </table:table-cell>
          <table:table-cell table:formula="of:=AND([.G25]&gt;[$Sheet2.$C$2];[.G25]&lt;[$Sheet2.$C$3])" office:value-type="boolean" office:boolean-value="true" calcext:value-type="boolean">
            <text:p>TRUE</text:p>
          </table:table-cell>
          <table:table-cell table:formula="of:=IF([.H25];[.E25];&quot;&quot;)"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304" calcext:value-type="float">
            <text:p>700304</text:p>
          </table:table-cell>
          <table:table-cell office:value-type="float" office:value="1" calcext:value-type="float">
            <text:p>1</text:p>
          </table:table-cell>
          <table:table-cell office:value-type="float" office:value="1125" calcext:value-type="float">
            <text:p>1125</text:p>
          </table:table-cell>
          <table:table-cell office:value-type="float" office:value="39.195447" calcext:value-type="float">
            <text:p>39.195447</text:p>
          </table:table-cell>
          <table:table-cell office:value-type="float" office:value="-77.250311" calcext:value-type="float">
            <text:p>-77.250311</text:p>
          </table:table-cell>
          <table:table-cell table:formula="of:=AND([.F26]&gt;[$Sheet2.$B$2];[.G26]&gt;[$Sheet2.$C$2];[.G26]&lt;[$Sheet2.$C$3])" office:value-type="boolean" office:boolean-value="true" calcext:value-type="boolean">
            <text:p>TRUE</text:p>
          </table:table-cell>
          <table:table-cell table:formula="of:=[.F26]&gt;[$Sheet2.$B$2]" office:value-type="boolean" office:boolean-value="true" calcext:value-type="boolean">
            <text:p>TRUE</text:p>
          </table:table-cell>
          <table:table-cell table:formula="of:=AND([.G26]&gt;[$Sheet2.$C$2];[.G26]&lt;[$Sheet2.$C$3])" office:value-type="boolean" office:boolean-value="true" calcext:value-type="boolean">
            <text:p>TRUE</text:p>
          </table:table-cell>
          <table:table-cell table:formula="of:=IF([.H26];[.E26];&quot;&quot;)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304" calcext:value-type="float">
            <text:p>700304</text:p>
          </table:table-cell>
          <table:table-cell office:value-type="float" office:value="2" calcext:value-type="float">
            <text:p>2</text:p>
          </table:table-cell>
          <table:table-cell office:value-type="float" office:value="1790" calcext:value-type="float">
            <text:p>1790</text:p>
          </table:table-cell>
          <table:table-cell office:value-type="float" office:value="39.215404" calcext:value-type="float">
            <text:p>39.215404</text:p>
          </table:table-cell>
          <table:table-cell office:value-type="float" office:value="-77.261911" calcext:value-type="float">
            <text:p>-77.261911</text:p>
          </table:table-cell>
          <table:table-cell table:formula="of:=AND([.F27]&gt;[$Sheet2.$B$2];[.G27]&gt;[$Sheet2.$C$2];[.G27]&lt;[$Sheet2.$C$3])" office:value-type="boolean" office:boolean-value="true" calcext:value-type="boolean">
            <text:p>TRUE</text:p>
          </table:table-cell>
          <table:table-cell table:formula="of:=[.F27]&gt;[$Sheet2.$B$2]" office:value-type="boolean" office:boolean-value="true" calcext:value-type="boolean">
            <text:p>TRUE</text:p>
          </table:table-cell>
          <table:table-cell table:formula="of:=AND([.G27]&gt;[$Sheet2.$C$2];[.G27]&lt;[$Sheet2.$C$3])" office:value-type="boolean" office:boolean-value="true" calcext:value-type="boolean">
            <text:p>TRUE</text:p>
          </table:table-cell>
          <table:table-cell table:formula="of:=IF([.H27];[.E27];&quot;&quot;)"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304" calcext:value-type="float">
            <text:p>700304</text:p>
          </table:table-cell>
          <table:table-cell office:value-type="float" office:value="3" calcext:value-type="float">
            <text:p>3</text:p>
          </table:table-cell>
          <table:table-cell office:value-type="float" office:value="2246" calcext:value-type="float">
            <text:p>2246</text:p>
          </table:table-cell>
          <table:table-cell office:value-type="float" office:value="39.207146" calcext:value-type="float">
            <text:p>39.207146</text:p>
          </table:table-cell>
          <table:table-cell office:value-type="float" office:value="-77.25347" calcext:value-type="float">
            <text:p>-77.25347</text:p>
          </table:table-cell>
          <table:table-cell table:formula="of:=AND([.F28]&gt;[$Sheet2.$B$2];[.G28]&gt;[$Sheet2.$C$2];[.G28]&lt;[$Sheet2.$C$3])" office:value-type="boolean" office:boolean-value="true" calcext:value-type="boolean">
            <text:p>TRUE</text:p>
          </table:table-cell>
          <table:table-cell table:formula="of:=[.F28]&gt;[$Sheet2.$B$2]" office:value-type="boolean" office:boolean-value="true" calcext:value-type="boolean">
            <text:p>TRUE</text:p>
          </table:table-cell>
          <table:table-cell table:formula="of:=AND([.G28]&gt;[$Sheet2.$C$2];[.G28]&lt;[$Sheet2.$C$3])" office:value-type="boolean" office:boolean-value="true" calcext:value-type="boolean">
            <text:p>TRUE</text:p>
          </table:table-cell>
          <table:table-cell table:formula="of:=IF([.H28];[.E28];&quot;&quot;)"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304" calcext:value-type="float">
            <text:p>700304</text:p>
          </table:table-cell>
          <table:table-cell office:value-type="float" office:value="4" calcext:value-type="float">
            <text:p>4</text:p>
          </table:table-cell>
          <table:table-cell office:value-type="float" office:value="2531" calcext:value-type="float">
            <text:p>2531</text:p>
          </table:table-cell>
          <table:table-cell office:value-type="float" office:value="39.203598" calcext:value-type="float">
            <text:p>39.203598</text:p>
          </table:table-cell>
          <table:table-cell office:value-type="float" office:value="-77.26297" calcext:value-type="float">
            <text:p>-77.26297</text:p>
          </table:table-cell>
          <table:table-cell table:formula="of:=AND([.F29]&gt;[$Sheet2.$B$2];[.G29]&gt;[$Sheet2.$C$2];[.G29]&lt;[$Sheet2.$C$3])" office:value-type="boolean" office:boolean-value="true" calcext:value-type="boolean">
            <text:p>TRUE</text:p>
          </table:table-cell>
          <table:table-cell table:formula="of:=[.F29]&gt;[$Sheet2.$B$2]" office:value-type="boolean" office:boolean-value="true" calcext:value-type="boolean">
            <text:p>TRUE</text:p>
          </table:table-cell>
          <table:table-cell table:formula="of:=AND([.G29]&gt;[$Sheet2.$C$2];[.G29]&lt;[$Sheet2.$C$3])" office:value-type="boolean" office:boolean-value="true" calcext:value-type="boolean">
            <text:p>TRUE</text:p>
          </table:table-cell>
          <table:table-cell table:formula="of:=IF([.H29];[.E29];&quot;&quot;)"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306" calcext:value-type="float">
            <text:p>700306</text:p>
          </table:table-cell>
          <table:table-cell office:value-type="float" office:value="1" calcext:value-type="float">
            <text:p>1</text:p>
          </table:table-cell>
          <table:table-cell office:value-type="float" office:value="1273" calcext:value-type="float">
            <text:p>1273</text:p>
          </table:table-cell>
          <table:table-cell office:value-type="float" office:value="39.177457" calcext:value-type="float">
            <text:p>39.177457</text:p>
          </table:table-cell>
          <table:table-cell office:value-type="float" office:value="-77.290196" calcext:value-type="float">
            <text:p>-77.290196</text:p>
          </table:table-cell>
          <table:table-cell table:formula="of:=AND([.F30]&gt;[$Sheet2.$B$2];[.G30]&gt;[$Sheet2.$C$2];[.G30]&lt;[$Sheet2.$C$3])" office:value-type="boolean" office:boolean-value="true" calcext:value-type="boolean">
            <text:p>TRUE</text:p>
          </table:table-cell>
          <table:table-cell table:formula="of:=[.F30]&gt;[$Sheet2.$B$2]" office:value-type="boolean" office:boolean-value="true" calcext:value-type="boolean">
            <text:p>TRUE</text:p>
          </table:table-cell>
          <table:table-cell table:formula="of:=AND([.G30]&gt;[$Sheet2.$C$2];[.G30]&lt;[$Sheet2.$C$3])" office:value-type="boolean" office:boolean-value="true" calcext:value-type="boolean">
            <text:p>TRUE</text:p>
          </table:table-cell>
          <table:table-cell table:formula="of:=IF([.H30];[.E30];&quot;&quot;)"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306" calcext:value-type="float">
            <text:p>700306</text:p>
          </table:table-cell>
          <table:table-cell office:value-type="float" office:value="2" calcext:value-type="float">
            <text:p>2</text:p>
          </table:table-cell>
          <table:table-cell office:value-type="float" office:value="3227" calcext:value-type="float">
            <text:p>3227</text:p>
          </table:table-cell>
          <table:table-cell office:value-type="float" office:value="39.170431" calcext:value-type="float">
            <text:p>39.170431</text:p>
          </table:table-cell>
          <table:table-cell office:value-type="float" office:value="-77.281476" calcext:value-type="float">
            <text:p>-77.281476</text:p>
          </table:table-cell>
          <table:table-cell table:formula="of:=AND([.F31]&gt;[$Sheet2.$B$2];[.G31]&gt;[$Sheet2.$C$2];[.G31]&lt;[$Sheet2.$C$3])" office:value-type="boolean" office:boolean-value="true" calcext:value-type="boolean">
            <text:p>TRUE</text:p>
          </table:table-cell>
          <table:table-cell table:formula="of:=[.F31]&gt;[$Sheet2.$B$2]" office:value-type="boolean" office:boolean-value="true" calcext:value-type="boolean">
            <text:p>TRUE</text:p>
          </table:table-cell>
          <table:table-cell table:formula="of:=AND([.G31]&gt;[$Sheet2.$C$2];[.G31]&lt;[$Sheet2.$C$3])" office:value-type="boolean" office:boolean-value="true" calcext:value-type="boolean">
            <text:p>TRUE</text:p>
          </table:table-cell>
          <table:table-cell table:formula="of:=IF([.H31];[.E31];&quot;&quot;)"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306" calcext:value-type="float">
            <text:p>700306</text:p>
          </table:table-cell>
          <table:table-cell office:value-type="float" office:value="3" calcext:value-type="float">
            <text:p>3</text:p>
          </table:table-cell>
          <table:table-cell office:value-type="float" office:value="2657" calcext:value-type="float">
            <text:p>2657</text:p>
          </table:table-cell>
          <table:table-cell office:value-type="float" office:value="39.170974" calcext:value-type="float">
            <text:p>39.170974</text:p>
          </table:table-cell>
          <table:table-cell office:value-type="float" office:value="-77.289335" calcext:value-type="float">
            <text:p>-77.289335</text:p>
          </table:table-cell>
          <table:table-cell table:formula="of:=AND([.F32]&gt;[$Sheet2.$B$2];[.G32]&gt;[$Sheet2.$C$2];[.G32]&lt;[$Sheet2.$C$3])" office:value-type="boolean" office:boolean-value="true" calcext:value-type="boolean">
            <text:p>TRUE</text:p>
          </table:table-cell>
          <table:table-cell table:formula="of:=[.F32]&gt;[$Sheet2.$B$2]" office:value-type="boolean" office:boolean-value="true" calcext:value-type="boolean">
            <text:p>TRUE</text:p>
          </table:table-cell>
          <table:table-cell table:formula="of:=AND([.G32]&gt;[$Sheet2.$C$2];[.G32]&lt;[$Sheet2.$C$3])" office:value-type="boolean" office:boolean-value="true" calcext:value-type="boolean">
            <text:p>TRUE</text:p>
          </table:table-cell>
          <table:table-cell table:formula="of:=IF([.H32];[.E32];&quot;&quot;)"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308" calcext:value-type="float">
            <text:p>700308</text:p>
          </table:table-cell>
          <table:table-cell office:value-type="float" office:value="1" calcext:value-type="float">
            <text:p>1</text:p>
          </table:table-cell>
          <table:table-cell office:value-type="float" office:value="1089" calcext:value-type="float">
            <text:p>1089</text:p>
          </table:table-cell>
          <table:table-cell office:value-type="float" office:value="39.197187" calcext:value-type="float">
            <text:p>39.197187</text:p>
          </table:table-cell>
          <table:table-cell office:value-type="float" office:value="-77.279502" calcext:value-type="float">
            <text:p>-77.279502</text:p>
          </table:table-cell>
          <table:table-cell table:formula="of:=AND([.F33]&gt;[$Sheet2.$B$2];[.G33]&gt;[$Sheet2.$C$2];[.G33]&lt;[$Sheet2.$C$3])" office:value-type="boolean" office:boolean-value="true" calcext:value-type="boolean">
            <text:p>TRUE</text:p>
          </table:table-cell>
          <table:table-cell table:formula="of:=[.F33]&gt;[$Sheet2.$B$2]" office:value-type="boolean" office:boolean-value="true" calcext:value-type="boolean">
            <text:p>TRUE</text:p>
          </table:table-cell>
          <table:table-cell table:formula="of:=AND([.G33]&gt;[$Sheet2.$C$2];[.G33]&lt;[$Sheet2.$C$3])" office:value-type="boolean" office:boolean-value="true" calcext:value-type="boolean">
            <text:p>TRUE</text:p>
          </table:table-cell>
          <table:table-cell table:formula="of:=IF([.H33];[.E33];&quot;&quot;)"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308" calcext:value-type="float">
            <text:p>700308</text:p>
          </table:table-cell>
          <table:table-cell office:value-type="float" office:value="2" calcext:value-type="float">
            <text:p>2</text:p>
          </table:table-cell>
          <table:table-cell office:value-type="float" office:value="1525" calcext:value-type="float">
            <text:p>1525</text:p>
          </table:table-cell>
          <table:table-cell office:value-type="float" office:value="39.190491" calcext:value-type="float">
            <text:p>39.190491</text:p>
          </table:table-cell>
          <table:table-cell office:value-type="float" office:value="-77.279074" calcext:value-type="float">
            <text:p>-77.279074</text:p>
          </table:table-cell>
          <table:table-cell table:formula="of:=AND([.F34]&gt;[$Sheet2.$B$2];[.G34]&gt;[$Sheet2.$C$2];[.G34]&lt;[$Sheet2.$C$3])" office:value-type="boolean" office:boolean-value="true" calcext:value-type="boolean">
            <text:p>TRUE</text:p>
          </table:table-cell>
          <table:table-cell table:formula="of:=[.F34]&gt;[$Sheet2.$B$2]" office:value-type="boolean" office:boolean-value="true" calcext:value-type="boolean">
            <text:p>TRUE</text:p>
          </table:table-cell>
          <table:table-cell table:formula="of:=AND([.G34]&gt;[$Sheet2.$C$2];[.G34]&lt;[$Sheet2.$C$3])" office:value-type="boolean" office:boolean-value="true" calcext:value-type="boolean">
            <text:p>TRUE</text:p>
          </table:table-cell>
          <table:table-cell table:formula="of:=IF([.H34];[.E34];&quot;&quot;)"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308" calcext:value-type="float">
            <text:p>700308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9.197445" calcext:value-type="float">
            <text:p>39.197445</text:p>
          </table:table-cell>
          <table:table-cell office:value-type="float" office:value="-77.270481" calcext:value-type="float">
            <text:p>-77.270481</text:p>
          </table:table-cell>
          <table:table-cell table:formula="of:=AND([.F35]&gt;[$Sheet2.$B$2];[.G35]&gt;[$Sheet2.$C$2];[.G35]&lt;[$Sheet2.$C$3])" office:value-type="boolean" office:boolean-value="true" calcext:value-type="boolean">
            <text:p>TRUE</text:p>
          </table:table-cell>
          <table:table-cell table:formula="of:=[.F35]&gt;[$Sheet2.$B$2]" office:value-type="boolean" office:boolean-value="true" calcext:value-type="boolean">
            <text:p>TRUE</text:p>
          </table:table-cell>
          <table:table-cell table:formula="of:=AND([.G35]&gt;[$Sheet2.$C$2];[.G35]&lt;[$Sheet2.$C$3])" office:value-type="boolean" office:boolean-value="true" calcext:value-type="boolean">
            <text:p>TRUE</text:p>
          </table:table-cell>
          <table:table-cell table:formula="of:=IF([.H35];[.E35];&quot;&quot;)"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308" calcext:value-type="float">
            <text:p>700308</text:p>
          </table:table-cell>
          <table:table-cell office:value-type="float" office:value="4" calcext:value-type="float">
            <text:p>4</text:p>
          </table:table-cell>
          <table:table-cell office:value-type="float" office:value="2116" calcext:value-type="float">
            <text:p>2116</text:p>
          </table:table-cell>
          <table:table-cell office:value-type="float" office:value="39.194435" calcext:value-type="float">
            <text:p>39.194435</text:p>
          </table:table-cell>
          <table:table-cell office:value-type="float" office:value="-77.277197" calcext:value-type="float">
            <text:p>-77.277197</text:p>
          </table:table-cell>
          <table:table-cell table:formula="of:=AND([.F36]&gt;[$Sheet2.$B$2];[.G36]&gt;[$Sheet2.$C$2];[.G36]&lt;[$Sheet2.$C$3])" office:value-type="boolean" office:boolean-value="true" calcext:value-type="boolean">
            <text:p>TRUE</text:p>
          </table:table-cell>
          <table:table-cell table:formula="of:=[.F36]&gt;[$Sheet2.$B$2]" office:value-type="boolean" office:boolean-value="true" calcext:value-type="boolean">
            <text:p>TRUE</text:p>
          </table:table-cell>
          <table:table-cell table:formula="of:=AND([.G36]&gt;[$Sheet2.$C$2];[.G36]&lt;[$Sheet2.$C$3])" office:value-type="boolean" office:boolean-value="true" calcext:value-type="boolean">
            <text:p>TRUE</text:p>
          </table:table-cell>
          <table:table-cell table:formula="of:=IF([.H36];[.E36];&quot;&quot;)"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309" calcext:value-type="float">
            <text:p>700309</text:p>
          </table:table-cell>
          <table:table-cell office:value-type="float" office:value="1" calcext:value-type="float">
            <text:p>1</text:p>
          </table:table-cell>
          <table:table-cell office:value-type="float" office:value="2975" calcext:value-type="float">
            <text:p>2975</text:p>
          </table:table-cell>
          <table:table-cell office:value-type="float" office:value="39.187396" calcext:value-type="float">
            <text:p>39.187396</text:p>
          </table:table-cell>
          <table:table-cell office:value-type="float" office:value="-77.270532" calcext:value-type="float">
            <text:p>-77.270532</text:p>
          </table:table-cell>
          <table:table-cell table:formula="of:=AND([.F37]&gt;[$Sheet2.$B$2];[.G37]&gt;[$Sheet2.$C$2];[.G37]&lt;[$Sheet2.$C$3])" office:value-type="boolean" office:boolean-value="true" calcext:value-type="boolean">
            <text:p>TRUE</text:p>
          </table:table-cell>
          <table:table-cell table:formula="of:=[.F37]&gt;[$Sheet2.$B$2]" office:value-type="boolean" office:boolean-value="true" calcext:value-type="boolean">
            <text:p>TRUE</text:p>
          </table:table-cell>
          <table:table-cell table:formula="of:=AND([.G37]&gt;[$Sheet2.$C$2];[.G37]&lt;[$Sheet2.$C$3])" office:value-type="boolean" office:boolean-value="true" calcext:value-type="boolean">
            <text:p>TRUE</text:p>
          </table:table-cell>
          <table:table-cell table:formula="of:=IF([.H37];[.E37];&quot;&quot;)" office:value-type="float" office:value="2975" calcext:value-type="float">
            <text:p>29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309" calcext:value-type="float">
            <text:p>700309</text:p>
          </table:table-cell>
          <table:table-cell office:value-type="float" office:value="2" calcext:value-type="float">
            <text:p>2</text:p>
          </table:table-cell>
          <table:table-cell office:value-type="float" office:value="2387" calcext:value-type="float">
            <text:p>2387</text:p>
          </table:table-cell>
          <table:table-cell office:value-type="float" office:value="39.183754" calcext:value-type="float">
            <text:p>39.183754</text:p>
          </table:table-cell>
          <table:table-cell office:value-type="float" office:value="-77.266584" calcext:value-type="float">
            <text:p>-77.266584</text:p>
          </table:table-cell>
          <table:table-cell table:formula="of:=AND([.F38]&gt;[$Sheet2.$B$2];[.G38]&gt;[$Sheet2.$C$2];[.G38]&lt;[$Sheet2.$C$3])" office:value-type="boolean" office:boolean-value="true" calcext:value-type="boolean">
            <text:p>TRUE</text:p>
          </table:table-cell>
          <table:table-cell table:formula="of:=[.F38]&gt;[$Sheet2.$B$2]" office:value-type="boolean" office:boolean-value="true" calcext:value-type="boolean">
            <text:p>TRUE</text:p>
          </table:table-cell>
          <table:table-cell table:formula="of:=AND([.G38]&gt;[$Sheet2.$C$2];[.G38]&lt;[$Sheet2.$C$3])" office:value-type="boolean" office:boolean-value="true" calcext:value-type="boolean">
            <text:p>TRUE</text:p>
          </table:table-cell>
          <table:table-cell table:formula="of:=IF([.H38];[.E38];&quot;&quot;)"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310" calcext:value-type="float">
            <text:p>700310</text:p>
          </table:table-cell>
          <table:table-cell office:value-type="float" office:value="1" calcext:value-type="float">
            <text:p>1</text:p>
          </table:table-cell>
          <table:table-cell office:value-type="float" office:value="2462" calcext:value-type="float">
            <text:p>2462</text:p>
          </table:table-cell>
          <table:table-cell office:value-type="float" office:value="39.179362" calcext:value-type="float">
            <text:p>39.179362</text:p>
          </table:table-cell>
          <table:table-cell office:value-type="float" office:value="-77.279439" calcext:value-type="float">
            <text:p>-77.279439</text:p>
          </table:table-cell>
          <table:table-cell table:formula="of:=AND([.F39]&gt;[$Sheet2.$B$2];[.G39]&gt;[$Sheet2.$C$2];[.G39]&lt;[$Sheet2.$C$3])" office:value-type="boolean" office:boolean-value="true" calcext:value-type="boolean">
            <text:p>TRUE</text:p>
          </table:table-cell>
          <table:table-cell table:formula="of:=[.F39]&gt;[$Sheet2.$B$2]" office:value-type="boolean" office:boolean-value="true" calcext:value-type="boolean">
            <text:p>TRUE</text:p>
          </table:table-cell>
          <table:table-cell table:formula="of:=AND([.G39]&gt;[$Sheet2.$C$2];[.G39]&lt;[$Sheet2.$C$3])" office:value-type="boolean" office:boolean-value="true" calcext:value-type="boolean">
            <text:p>TRUE</text:p>
          </table:table-cell>
          <table:table-cell table:formula="of:=IF([.H39];[.E39];&quot;&quot;)" office:value-type="float" office:value="2462" calcext:value-type="float">
            <text:p>24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310" calcext:value-type="float">
            <text:p>700310</text:p>
          </table:table-cell>
          <table:table-cell office:value-type="float" office:value="2" calcext:value-type="float">
            <text:p>2</text:p>
          </table:table-cell>
          <table:table-cell office:value-type="float" office:value="785" calcext:value-type="float">
            <text:p>785</text:p>
          </table:table-cell>
          <table:table-cell office:value-type="float" office:value="39.187341" calcext:value-type="float">
            <text:p>39.187341</text:p>
          </table:table-cell>
          <table:table-cell office:value-type="float" office:value="-77.277154" calcext:value-type="float">
            <text:p>-77.277154</text:p>
          </table:table-cell>
          <table:table-cell table:formula="of:=AND([.F40]&gt;[$Sheet2.$B$2];[.G40]&gt;[$Sheet2.$C$2];[.G40]&lt;[$Sheet2.$C$3])" office:value-type="boolean" office:boolean-value="true" calcext:value-type="boolean">
            <text:p>TRUE</text:p>
          </table:table-cell>
          <table:table-cell table:formula="of:=[.F40]&gt;[$Sheet2.$B$2]" office:value-type="boolean" office:boolean-value="true" calcext:value-type="boolean">
            <text:p>TRUE</text:p>
          </table:table-cell>
          <table:table-cell table:formula="of:=AND([.G40]&gt;[$Sheet2.$C$2];[.G40]&lt;[$Sheet2.$C$3])" office:value-type="boolean" office:boolean-value="true" calcext:value-type="boolean">
            <text:p>TRUE</text:p>
          </table:table-cell>
          <table:table-cell table:formula="of:=IF([.H40];[.E40];&quot;&quot;)"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310" calcext:value-type="float">
            <text:p>700310</text:p>
          </table:table-cell>
          <table:table-cell office:value-type="float" office:value="3" calcext:value-type="float">
            <text:p>3</text:p>
          </table:table-cell>
          <table:table-cell office:value-type="float" office:value="1135" calcext:value-type="float">
            <text:p>1135</text:p>
          </table:table-cell>
          <table:table-cell office:value-type="float" office:value="39.184144" calcext:value-type="float">
            <text:p>39.184144</text:p>
          </table:table-cell>
          <table:table-cell office:value-type="float" office:value="-77.275007" calcext:value-type="float">
            <text:p>-77.275007</text:p>
          </table:table-cell>
          <table:table-cell table:formula="of:=AND([.F41]&gt;[$Sheet2.$B$2];[.G41]&gt;[$Sheet2.$C$2];[.G41]&lt;[$Sheet2.$C$3])" office:value-type="boolean" office:boolean-value="true" calcext:value-type="boolean">
            <text:p>TRUE</text:p>
          </table:table-cell>
          <table:table-cell table:formula="of:=[.F41]&gt;[$Sheet2.$B$2]" office:value-type="boolean" office:boolean-value="true" calcext:value-type="boolean">
            <text:p>TRUE</text:p>
          </table:table-cell>
          <table:table-cell table:formula="of:=AND([.G41]&gt;[$Sheet2.$C$2];[.G41]&lt;[$Sheet2.$C$3])" office:value-type="boolean" office:boolean-value="true" calcext:value-type="boolean">
            <text:p>TRUE</text:p>
          </table:table-cell>
          <table:table-cell table:formula="of:=IF([.H41];[.E41];&quot;&quot;)"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310" calcext:value-type="float">
            <text:p>700310</text:p>
          </table:table-cell>
          <table:table-cell office:value-type="float" office:value="4" calcext:value-type="float">
            <text:p>4</text:p>
          </table:table-cell>
          <table:table-cell office:value-type="float" office:value="885" calcext:value-type="float">
            <text:p>885</text:p>
          </table:table-cell>
          <table:table-cell office:value-type="float" office:value="39.182941" calcext:value-type="float">
            <text:p>39.182941</text:p>
          </table:table-cell>
          <table:table-cell office:value-type="float" office:value="-77.282535" calcext:value-type="float">
            <text:p>-77.282535</text:p>
          </table:table-cell>
          <table:table-cell table:formula="of:=AND([.F42]&gt;[$Sheet2.$B$2];[.G42]&gt;[$Sheet2.$C$2];[.G42]&lt;[$Sheet2.$C$3])" office:value-type="boolean" office:boolean-value="true" calcext:value-type="boolean">
            <text:p>TRUE</text:p>
          </table:table-cell>
          <table:table-cell table:formula="of:=[.F42]&gt;[$Sheet2.$B$2]" office:value-type="boolean" office:boolean-value="true" calcext:value-type="boolean">
            <text:p>TRUE</text:p>
          </table:table-cell>
          <table:table-cell table:formula="of:=AND([.G42]&gt;[$Sheet2.$C$2];[.G42]&lt;[$Sheet2.$C$3])" office:value-type="boolean" office:boolean-value="true" calcext:value-type="boolean">
            <text:p>TRUE</text:p>
          </table:table-cell>
          <table:table-cell table:formula="of:=IF([.H42];[.E42];&quot;&quot;)"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311" calcext:value-type="float">
            <text:p>700311</text:p>
          </table:table-cell>
          <table:table-cell office:value-type="float" office:value="1" calcext:value-type="float">
            <text:p>1</text:p>
          </table:table-cell>
          <table:table-cell office:value-type="float" office:value="2141" calcext:value-type="float">
            <text:p>2141</text:p>
          </table:table-cell>
          <table:table-cell office:value-type="float" office:value="39.229344" calcext:value-type="float">
            <text:p>39.229344</text:p>
          </table:table-cell>
          <table:table-cell office:value-type="float" office:value="-77.269334" calcext:value-type="float">
            <text:p>-77.269334</text:p>
          </table:table-cell>
          <table:table-cell table:formula="of:=AND([.F43]&gt;[$Sheet2.$B$2];[.G43]&gt;[$Sheet2.$C$2];[.G43]&lt;[$Sheet2.$C$3])" office:value-type="boolean" office:boolean-value="true" calcext:value-type="boolean">
            <text:p>TRUE</text:p>
          </table:table-cell>
          <table:table-cell table:formula="of:=[.F43]&gt;[$Sheet2.$B$2]" office:value-type="boolean" office:boolean-value="true" calcext:value-type="boolean">
            <text:p>TRUE</text:p>
          </table:table-cell>
          <table:table-cell table:formula="of:=AND([.G43]&gt;[$Sheet2.$C$2];[.G43]&lt;[$Sheet2.$C$3])" office:value-type="boolean" office:boolean-value="true" calcext:value-type="boolean">
            <text:p>TRUE</text:p>
          </table:table-cell>
          <table:table-cell table:formula="of:=IF([.H43];[.E43];&quot;&quot;)"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311" calcext:value-type="float">
            <text:p>700311</text:p>
          </table:table-cell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float" office:value="39.24705" calcext:value-type="float">
            <text:p>39.24705</text:p>
          </table:table-cell>
          <table:table-cell office:value-type="float" office:value="-77.251089" calcext:value-type="float">
            <text:p>-77.251089</text:p>
          </table:table-cell>
          <table:table-cell table:formula="of:=AND([.F44]&gt;[$Sheet2.$B$2];[.G44]&gt;[$Sheet2.$C$2];[.G44]&lt;[$Sheet2.$C$3])" office:value-type="boolean" office:boolean-value="true" calcext:value-type="boolean">
            <text:p>TRUE</text:p>
          </table:table-cell>
          <table:table-cell table:formula="of:=[.F44]&gt;[$Sheet2.$B$2]" office:value-type="boolean" office:boolean-value="true" calcext:value-type="boolean">
            <text:p>TRUE</text:p>
          </table:table-cell>
          <table:table-cell table:formula="of:=AND([.G44]&gt;[$Sheet2.$C$2];[.G44]&lt;[$Sheet2.$C$3])" office:value-type="boolean" office:boolean-value="true" calcext:value-type="boolean">
            <text:p>TRUE</text:p>
          </table:table-cell>
          <table:table-cell table:formula="of:=IF([.H44];[.E44];&quot;&quot;)"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311" calcext:value-type="float">
            <text:p>700311</text:p>
          </table:table-cell>
          <table:table-cell office:value-type="float" office:value="3" calcext:value-type="float">
            <text:p>3</text:p>
          </table:table-cell>
          <table:table-cell office:value-type="float" office:value="3690" calcext:value-type="float">
            <text:p>3690</text:p>
          </table:table-cell>
          <table:table-cell office:value-type="float" office:value="39.238033" calcext:value-type="float">
            <text:p>39.238033</text:p>
          </table:table-cell>
          <table:table-cell office:value-type="float" office:value="-77.2595" calcext:value-type="float">
            <text:p>-77.2595</text:p>
          </table:table-cell>
          <table:table-cell table:formula="of:=AND([.F45]&gt;[$Sheet2.$B$2];[.G45]&gt;[$Sheet2.$C$2];[.G45]&lt;[$Sheet2.$C$3])" office:value-type="boolean" office:boolean-value="true" calcext:value-type="boolean">
            <text:p>TRUE</text:p>
          </table:table-cell>
          <table:table-cell table:formula="of:=[.F45]&gt;[$Sheet2.$B$2]" office:value-type="boolean" office:boolean-value="true" calcext:value-type="boolean">
            <text:p>TRUE</text:p>
          </table:table-cell>
          <table:table-cell table:formula="of:=AND([.G45]&gt;[$Sheet2.$C$2];[.G45]&lt;[$Sheet2.$C$3])" office:value-type="boolean" office:boolean-value="true" calcext:value-type="boolean">
            <text:p>TRUE</text:p>
          </table:table-cell>
          <table:table-cell table:formula="of:=IF([.H45];[.E45];&quot;&quot;)"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312" calcext:value-type="float">
            <text:p>700312</text:p>
          </table:table-cell>
          <table:table-cell office:value-type="float" office:value="1" calcext:value-type="float">
            <text:p>1</text:p>
          </table:table-cell>
          <table:table-cell office:value-type="float" office:value="1570" calcext:value-type="float">
            <text:p>1570</text:p>
          </table:table-cell>
          <table:table-cell office:value-type="float" office:value="39.225349" calcext:value-type="float">
            <text:p>39.225349</text:p>
          </table:table-cell>
          <table:table-cell office:value-type="float" office:value="-77.300645" calcext:value-type="float">
            <text:p>-77.300645</text:p>
          </table:table-cell>
          <table:table-cell table:formula="of:=AND([.F46]&gt;[$Sheet2.$B$2];[.G46]&gt;[$Sheet2.$C$2];[.G46]&lt;[$Sheet2.$C$3])" office:value-type="boolean" office:boolean-value="true" calcext:value-type="boolean">
            <text:p>TRUE</text:p>
          </table:table-cell>
          <table:table-cell table:formula="of:=[.F46]&gt;[$Sheet2.$B$2]" office:value-type="boolean" office:boolean-value="true" calcext:value-type="boolean">
            <text:p>TRUE</text:p>
          </table:table-cell>
          <table:table-cell table:formula="of:=AND([.G46]&gt;[$Sheet2.$C$2];[.G46]&lt;[$Sheet2.$C$3])" office:value-type="boolean" office:boolean-value="true" calcext:value-type="boolean">
            <text:p>TRUE</text:p>
          </table:table-cell>
          <table:table-cell table:formula="of:=IF([.H46];[.E46];&quot;&quot;)"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312" calcext:value-type="float">
            <text:p>700312</text:p>
          </table:table-cell>
          <table:table-cell office:value-type="float" office:value="2" calcext:value-type="float">
            <text:p>2</text:p>
          </table:table-cell>
          <table:table-cell office:value-type="float" office:value="1957" calcext:value-type="float">
            <text:p>1957</text:p>
          </table:table-cell>
          <table:table-cell office:value-type="float" office:value="39.259755" calcext:value-type="float">
            <text:p>39.259755</text:p>
          </table:table-cell>
          <table:table-cell office:value-type="float" office:value="-77.289822" calcext:value-type="float">
            <text:p>-77.289822</text:p>
          </table:table-cell>
          <table:table-cell table:formula="of:=AND([.F47]&gt;[$Sheet2.$B$2];[.G47]&gt;[$Sheet2.$C$2];[.G47]&lt;[$Sheet2.$C$3])" office:value-type="boolean" office:boolean-value="true" calcext:value-type="boolean">
            <text:p>TRUE</text:p>
          </table:table-cell>
          <table:table-cell table:formula="of:=[.F47]&gt;[$Sheet2.$B$2]" office:value-type="boolean" office:boolean-value="true" calcext:value-type="boolean">
            <text:p>TRUE</text:p>
          </table:table-cell>
          <table:table-cell table:formula="of:=AND([.G47]&gt;[$Sheet2.$C$2];[.G47]&lt;[$Sheet2.$C$3])" office:value-type="boolean" office:boolean-value="true" calcext:value-type="boolean">
            <text:p>TRUE</text:p>
          </table:table-cell>
          <table:table-cell table:formula="of:=IF([.H47];[.E47];&quot;&quot;)"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312" calcext:value-type="float">
            <text:p>700312</text:p>
          </table:table-cell>
          <table:table-cell office:value-type="float" office:value="3" calcext:value-type="float">
            <text:p>3</text:p>
          </table:table-cell>
          <table:table-cell office:value-type="float" office:value="2599" calcext:value-type="float">
            <text:p>2599</text:p>
          </table:table-cell>
          <table:table-cell office:value-type="float" office:value="39.246528" calcext:value-type="float">
            <text:p>39.246528</text:p>
          </table:table-cell>
          <table:table-cell office:value-type="float" office:value="-77.271134" calcext:value-type="float">
            <text:p>-77.271134</text:p>
          </table:table-cell>
          <table:table-cell table:formula="of:=AND([.F48]&gt;[$Sheet2.$B$2];[.G48]&gt;[$Sheet2.$C$2];[.G48]&lt;[$Sheet2.$C$3])" office:value-type="boolean" office:boolean-value="true" calcext:value-type="boolean">
            <text:p>TRUE</text:p>
          </table:table-cell>
          <table:table-cell table:formula="of:=[.F48]&gt;[$Sheet2.$B$2]" office:value-type="boolean" office:boolean-value="true" calcext:value-type="boolean">
            <text:p>TRUE</text:p>
          </table:table-cell>
          <table:table-cell table:formula="of:=AND([.G48]&gt;[$Sheet2.$C$2];[.G48]&lt;[$Sheet2.$C$3])" office:value-type="boolean" office:boolean-value="true" calcext:value-type="boolean">
            <text:p>TRUE</text:p>
          </table:table-cell>
          <table:table-cell table:formula="of:=IF([.H48];[.E48];&quot;&quot;)"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400" calcext:value-type="float">
            <text:p>700400</text:p>
          </table:table-cell>
          <table:table-cell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  <table:table-cell office:value-type="float" office:value="39.189743" calcext:value-type="float">
            <text:p>39.189743</text:p>
          </table:table-cell>
          <table:table-cell office:value-type="float" office:value="-77.380641" calcext:value-type="float">
            <text:p>-77.380641</text:p>
          </table:table-cell>
          <table:table-cell table:formula="of:=AND([.F49]&gt;[$Sheet2.$B$2];[.G49]&gt;[$Sheet2.$C$2];[.G49]&lt;[$Sheet2.$C$3])" office:value-type="boolean" office:boolean-value="true" calcext:value-type="boolean">
            <text:p>TRUE</text:p>
          </table:table-cell>
          <table:table-cell table:formula="of:=[.F49]&gt;[$Sheet2.$B$2]" office:value-type="boolean" office:boolean-value="true" calcext:value-type="boolean">
            <text:p>TRUE</text:p>
          </table:table-cell>
          <table:table-cell table:formula="of:=AND([.G49]&gt;[$Sheet2.$C$2];[.G49]&lt;[$Sheet2.$C$3])" office:value-type="boolean" office:boolean-value="true" calcext:value-type="boolean">
            <text:p>TRUE</text:p>
          </table:table-cell>
          <table:table-cell table:formula="of:=IF([.H49];[.E49];&quot;&quot;)"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400" calcext:value-type="float">
            <text:p>700400</text:p>
          </table:table-cell>
          <table:table-cell office:value-type="float" office:value="2" calcext:value-type="float">
            <text:p>2</text:p>
          </table:table-cell>
          <table:table-cell office:value-type="float" office:value="1327" calcext:value-type="float">
            <text:p>1327</text:p>
          </table:table-cell>
          <table:table-cell office:value-type="float" office:value="39.231823" calcext:value-type="float">
            <text:p>39.231823</text:p>
          </table:table-cell>
          <table:table-cell office:value-type="float" office:value="-77.358528" calcext:value-type="float">
            <text:p>-77.358528</text:p>
          </table:table-cell>
          <table:table-cell table:formula="of:=AND([.F50]&gt;[$Sheet2.$B$2];[.G50]&gt;[$Sheet2.$C$2];[.G50]&lt;[$Sheet2.$C$3])" office:value-type="boolean" office:boolean-value="true" calcext:value-type="boolean">
            <text:p>TRUE</text:p>
          </table:table-cell>
          <table:table-cell table:formula="of:=[.F50]&gt;[$Sheet2.$B$2]" office:value-type="boolean" office:boolean-value="true" calcext:value-type="boolean">
            <text:p>TRUE</text:p>
          </table:table-cell>
          <table:table-cell table:formula="of:=AND([.G50]&gt;[$Sheet2.$C$2];[.G50]&lt;[$Sheet2.$C$3])" office:value-type="boolean" office:boolean-value="true" calcext:value-type="boolean">
            <text:p>TRUE</text:p>
          </table:table-cell>
          <table:table-cell table:formula="of:=IF([.H50];[.E50];&quot;&quot;)"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500" calcext:value-type="float">
            <text:p>700500</text:p>
          </table:table-cell>
          <table:table-cell office:value-type="float" office:value="1" calcext:value-type="float">
            <text:p>1</text:p>
          </table:table-cell>
          <table:table-cell office:value-type="float" office:value="1896" calcext:value-type="float">
            <text:p>1896</text:p>
          </table:table-cell>
          <table:table-cell office:value-type="float" office:value="39.15665" calcext:value-type="float">
            <text:p>39.15665</text:p>
          </table:table-cell>
          <table:table-cell office:value-type="float" office:value="-77.427684" calcext:value-type="float">
            <text:p>-77.427684</text:p>
          </table:table-cell>
          <table:table-cell table:formula="of:=AND([.F51]&gt;[$Sheet2.$B$2];[.G51]&gt;[$Sheet2.$C$2];[.G51]&lt;[$Sheet2.$C$3])" office:value-type="boolean" office:boolean-value="true" calcext:value-type="boolean">
            <text:p>TRUE</text:p>
          </table:table-cell>
          <table:table-cell table:formula="of:=[.F51]&gt;[$Sheet2.$B$2]" office:value-type="boolean" office:boolean-value="true" calcext:value-type="boolean">
            <text:p>TRUE</text:p>
          </table:table-cell>
          <table:table-cell table:formula="of:=AND([.G51]&gt;[$Sheet2.$C$2];[.G51]&lt;[$Sheet2.$C$3])" office:value-type="boolean" office:boolean-value="true" calcext:value-type="boolean">
            <text:p>TRUE</text:p>
          </table:table-cell>
          <table:table-cell table:formula="of:=IF([.H51];[.E51];&quot;&quot;)"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500" calcext:value-type="float">
            <text:p>700500</text:p>
          </table:table-cell>
          <table:table-cell office:value-type="float" office:value="2" calcext:value-type="float">
            <text:p>2</text:p>
          </table:table-cell>
          <table:table-cell office:value-type="float" office:value="2264" calcext:value-type="float">
            <text:p>2264</text:p>
          </table:table-cell>
          <table:table-cell office:value-type="float" office:value="39.136833" calcext:value-type="float">
            <text:p>39.136833</text:p>
          </table:table-cell>
          <table:table-cell office:value-type="float" office:value="-77.39613" calcext:value-type="float">
            <text:p>-77.39613</text:p>
          </table:table-cell>
          <table:table-cell table:formula="of:=AND([.F52]&gt;[$Sheet2.$B$2];[.G52]&gt;[$Sheet2.$C$2];[.G52]&lt;[$Sheet2.$C$3])" office:value-type="boolean" office:boolean-value="true" calcext:value-type="boolean">
            <text:p>TRUE</text:p>
          </table:table-cell>
          <table:table-cell table:formula="of:=[.F52]&gt;[$Sheet2.$B$2]" office:value-type="boolean" office:boolean-value="true" calcext:value-type="boolean">
            <text:p>TRUE</text:p>
          </table:table-cell>
          <table:table-cell table:formula="of:=AND([.G52]&gt;[$Sheet2.$C$2];[.G52]&lt;[$Sheet2.$C$3])" office:value-type="boolean" office:boolean-value="true" calcext:value-type="boolean">
            <text:p>TRUE</text:p>
          </table:table-cell>
          <table:table-cell table:formula="of:=IF([.H52];[.E52];&quot;&quot;)"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500" calcext:value-type="float">
            <text:p>700500</text:p>
          </table:table-cell>
          <table:table-cell office:value-type="float" office:value="3" calcext:value-type="float">
            <text:p>3</text:p>
          </table:table-cell>
          <table:table-cell office:value-type="float" office:value="2135" calcext:value-type="float">
            <text:p>2135</text:p>
          </table:table-cell>
          <table:table-cell office:value-type="float" office:value="39.136489" calcext:value-type="float">
            <text:p>39.136489</text:p>
          </table:table-cell>
          <table:table-cell office:value-type="float" office:value="-77.41339" calcext:value-type="float">
            <text:p>-77.41339</text:p>
          </table:table-cell>
          <table:table-cell table:formula="of:=AND([.F53]&gt;[$Sheet2.$B$2];[.G53]&gt;[$Sheet2.$C$2];[.G53]&lt;[$Sheet2.$C$3])" office:value-type="boolean" office:boolean-value="true" calcext:value-type="boolean">
            <text:p>TRUE</text:p>
          </table:table-cell>
          <table:table-cell table:formula="of:=[.F53]&gt;[$Sheet2.$B$2]" office:value-type="boolean" office:boolean-value="true" calcext:value-type="boolean">
            <text:p>TRUE</text:p>
          </table:table-cell>
          <table:table-cell table:formula="of:=AND([.G53]&gt;[$Sheet2.$C$2];[.G53]&lt;[$Sheet2.$C$3])" office:value-type="boolean" office:boolean-value="true" calcext:value-type="boolean">
            <text:p>TRUE</text:p>
          </table:table-cell>
          <table:table-cell table:formula="of:=IF([.H53];[.E53];&quot;&quot;)"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04" calcext:value-type="float">
            <text:p>700604</text:p>
          </table:table-cell>
          <table:table-cell office:value-type="float" office:value="1" calcext:value-type="float">
            <text:p>1</text:p>
          </table:table-cell>
          <table:table-cell office:value-type="float" office:value="2705" calcext:value-type="float">
            <text:p>2705</text:p>
          </table:table-cell>
          <table:table-cell office:value-type="float" office:value="39.095752" calcext:value-type="float">
            <text:p>39.095752</text:p>
          </table:table-cell>
          <table:table-cell office:value-type="float" office:value="-77.28071" calcext:value-type="float">
            <text:p>-77.28071</text:p>
          </table:table-cell>
          <table:table-cell table:formula="of:=AND([.F54]&gt;[$Sheet2.$B$2];[.G54]&gt;[$Sheet2.$C$2];[.G54]&lt;[$Sheet2.$C$3])" office:value-type="boolean" office:boolean-value="true" calcext:value-type="boolean">
            <text:p>TRUE</text:p>
          </table:table-cell>
          <table:table-cell table:formula="of:=[.F54]&gt;[$Sheet2.$B$2]" office:value-type="boolean" office:boolean-value="true" calcext:value-type="boolean">
            <text:p>TRUE</text:p>
          </table:table-cell>
          <table:table-cell table:formula="of:=AND([.G54]&gt;[$Sheet2.$C$2];[.G54]&lt;[$Sheet2.$C$3])" office:value-type="boolean" office:boolean-value="true" calcext:value-type="boolean">
            <text:p>TRUE</text:p>
          </table:table-cell>
          <table:table-cell table:formula="of:=IF([.H54];[.E54];&quot;&quot;)"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04" calcext:value-type="float">
            <text:p>700604</text:p>
          </table:table-cell>
          <table:table-cell office:value-type="float" office:value="2" calcext:value-type="float">
            <text:p>2</text:p>
          </table:table-cell>
          <table:table-cell office:value-type="float" office:value="1351" calcext:value-type="float">
            <text:p>1351</text:p>
          </table:table-cell>
          <table:table-cell office:value-type="float" office:value="39.117707" calcext:value-type="float">
            <text:p>39.117707</text:p>
          </table:table-cell>
          <table:table-cell office:value-type="float" office:value="-77.289958" calcext:value-type="float">
            <text:p>-77.289958</text:p>
          </table:table-cell>
          <table:table-cell table:formula="of:=AND([.F55]&gt;[$Sheet2.$B$2];[.G55]&gt;[$Sheet2.$C$2];[.G55]&lt;[$Sheet2.$C$3])" office:value-type="boolean" office:boolean-value="true" calcext:value-type="boolean">
            <text:p>TRUE</text:p>
          </table:table-cell>
          <table:table-cell table:formula="of:=[.F55]&gt;[$Sheet2.$B$2]" office:value-type="boolean" office:boolean-value="true" calcext:value-type="boolean">
            <text:p>TRUE</text:p>
          </table:table-cell>
          <table:table-cell table:formula="of:=AND([.G55]&gt;[$Sheet2.$C$2];[.G55]&lt;[$Sheet2.$C$3])" office:value-type="boolean" office:boolean-value="true" calcext:value-type="boolean">
            <text:p>TRUE</text:p>
          </table:table-cell>
          <table:table-cell table:formula="of:=IF([.H55];[.E55];&quot;&quot;)"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04" calcext:value-type="float">
            <text:p>700604</text:p>
          </table:table-cell>
          <table:table-cell office:value-type="float" office:value="3" calcext:value-type="float">
            <text:p>3</text:p>
          </table:table-cell>
          <table:table-cell office:value-type="float" office:value="1209" calcext:value-type="float">
            <text:p>1209</text:p>
          </table:table-cell>
          <table:table-cell office:value-type="float" office:value="39.097359" calcext:value-type="float">
            <text:p>39.097359</text:p>
          </table:table-cell>
          <table:table-cell office:value-type="float" office:value="-77.314013" calcext:value-type="float">
            <text:p>-77.314013</text:p>
          </table:table-cell>
          <table:table-cell table:formula="of:=AND([.F56]&gt;[$Sheet2.$B$2];[.G56]&gt;[$Sheet2.$C$2];[.G56]&lt;[$Sheet2.$C$3])" office:value-type="boolean" office:boolean-value="true" calcext:value-type="boolean">
            <text:p>TRUE</text:p>
          </table:table-cell>
          <table:table-cell table:formula="of:=[.F56]&gt;[$Sheet2.$B$2]" office:value-type="boolean" office:boolean-value="true" calcext:value-type="boolean">
            <text:p>TRUE</text:p>
          </table:table-cell>
          <table:table-cell table:formula="of:=AND([.G56]&gt;[$Sheet2.$C$2];[.G56]&lt;[$Sheet2.$C$3])" office:value-type="boolean" office:boolean-value="true" calcext:value-type="boolean">
            <text:p>TRUE</text:p>
          </table:table-cell>
          <table:table-cell table:formula="of:=IF([.H56];[.E56];&quot;&quot;)"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04" calcext:value-type="float">
            <text:p>700604</text:p>
          </table:table-cell>
          <table:table-cell office:value-type="float" office:value="4" calcext:value-type="float">
            <text:p>4</text:p>
          </table:table-cell>
          <table:table-cell office:value-type="float" office:value="1537" calcext:value-type="float">
            <text:p>1537</text:p>
          </table:table-cell>
          <table:table-cell office:value-type="float" office:value="39.123999" calcext:value-type="float">
            <text:p>39.123999</text:p>
          </table:table-cell>
          <table:table-cell office:value-type="float" office:value="-77.25972" calcext:value-type="float">
            <text:p>-77.25972</text:p>
          </table:table-cell>
          <table:table-cell table:formula="of:=AND([.F57]&gt;[$Sheet2.$B$2];[.G57]&gt;[$Sheet2.$C$2];[.G57]&lt;[$Sheet2.$C$3])" office:value-type="boolean" office:boolean-value="true" calcext:value-type="boolean">
            <text:p>TRUE</text:p>
          </table:table-cell>
          <table:table-cell table:formula="of:=[.F57]&gt;[$Sheet2.$B$2]" office:value-type="boolean" office:boolean-value="true" calcext:value-type="boolean">
            <text:p>TRUE</text:p>
          </table:table-cell>
          <table:table-cell table:formula="of:=AND([.G57]&gt;[$Sheet2.$C$2];[.G57]&lt;[$Sheet2.$C$3])" office:value-type="boolean" office:boolean-value="true" calcext:value-type="boolean">
            <text:p>TRUE</text:p>
          </table:table-cell>
          <table:table-cell table:formula="of:=IF([.H57];[.E57];&quot;&quot;)"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06" calcext:value-type="float">
            <text:p>700606</text:p>
          </table:table-cell>
          <table:table-cell office:value-type="float" office:value="1" calcext:value-type="float">
            <text:p>1</text:p>
          </table:table-cell>
          <table:table-cell office:value-type="float" office:value="1306" calcext:value-type="float">
            <text:p>1306</text:p>
          </table:table-cell>
          <table:table-cell office:value-type="float" office:value="39.088768" calcext:value-type="float">
            <text:p>39.088768</text:p>
          </table:table-cell>
          <table:table-cell office:value-type="float" office:value="-77.244203" calcext:value-type="float">
            <text:p>-77.244203</text:p>
          </table:table-cell>
          <table:table-cell table:formula="of:=AND([.F58]&gt;[$Sheet2.$B$2];[.G58]&gt;[$Sheet2.$C$2];[.G58]&lt;[$Sheet2.$C$3])" office:value-type="boolean" office:boolean-value="true" calcext:value-type="boolean">
            <text:p>TRUE</text:p>
          </table:table-cell>
          <table:table-cell table:formula="of:=[.F58]&gt;[$Sheet2.$B$2]" office:value-type="boolean" office:boolean-value="true" calcext:value-type="boolean">
            <text:p>TRUE</text:p>
          </table:table-cell>
          <table:table-cell table:formula="of:=AND([.G58]&gt;[$Sheet2.$C$2];[.G58]&lt;[$Sheet2.$C$3])" office:value-type="boolean" office:boolean-value="true" calcext:value-type="boolean">
            <text:p>TRUE</text:p>
          </table:table-cell>
          <table:table-cell table:formula="of:=IF([.H58];[.E58];&quot;&quot;)"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06" calcext:value-type="float">
            <text:p>700606</text:p>
          </table:table-cell>
          <table:table-cell office:value-type="float" office:value="2" calcext:value-type="float">
            <text:p>2</text:p>
          </table:table-cell>
          <table:table-cell office:value-type="float" office:value="918" calcext:value-type="float">
            <text:p>918</text:p>
          </table:table-cell>
          <table:table-cell office:value-type="float" office:value="39.100876" calcext:value-type="float">
            <text:p>39.100876</text:p>
          </table:table-cell>
          <table:table-cell office:value-type="float" office:value="-77.231064" calcext:value-type="float">
            <text:p>-77.231064</text:p>
          </table:table-cell>
          <table:table-cell table:formula="of:=AND([.F59]&gt;[$Sheet2.$B$2];[.G59]&gt;[$Sheet2.$C$2];[.G59]&lt;[$Sheet2.$C$3])" office:value-type="boolean" office:boolean-value="true" calcext:value-type="boolean">
            <text:p>TRUE</text:p>
          </table:table-cell>
          <table:table-cell table:formula="of:=[.F59]&gt;[$Sheet2.$B$2]" office:value-type="boolean" office:boolean-value="true" calcext:value-type="boolean">
            <text:p>TRUE</text:p>
          </table:table-cell>
          <table:table-cell table:formula="of:=AND([.G59]&gt;[$Sheet2.$C$2];[.G59]&lt;[$Sheet2.$C$3])" office:value-type="boolean" office:boolean-value="true" calcext:value-type="boolean">
            <text:p>TRUE</text:p>
          </table:table-cell>
          <table:table-cell table:formula="of:=IF([.H59];[.E59];&quot;&quot;)"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06" calcext:value-type="float">
            <text:p>700606</text:p>
          </table:table-cell>
          <table:table-cell office:value-type="float" office:value="3" calcext:value-type="float">
            <text:p>3</text:p>
          </table:table-cell>
          <table:table-cell office:value-type="float" office:value="2103" calcext:value-type="float">
            <text:p>2103</text:p>
          </table:table-cell>
          <table:table-cell office:value-type="float" office:value="39.097984" calcext:value-type="float">
            <text:p>39.097984</text:p>
          </table:table-cell>
          <table:table-cell office:value-type="float" office:value="-77.239064" calcext:value-type="float">
            <text:p>-77.239064</text:p>
          </table:table-cell>
          <table:table-cell table:formula="of:=AND([.F60]&gt;[$Sheet2.$B$2];[.G60]&gt;[$Sheet2.$C$2];[.G60]&lt;[$Sheet2.$C$3])" office:value-type="boolean" office:boolean-value="true" calcext:value-type="boolean">
            <text:p>TRUE</text:p>
          </table:table-cell>
          <table:table-cell table:formula="of:=[.F60]&gt;[$Sheet2.$B$2]" office:value-type="boolean" office:boolean-value="true" calcext:value-type="boolean">
            <text:p>TRUE</text:p>
          </table:table-cell>
          <table:table-cell table:formula="of:=AND([.G60]&gt;[$Sheet2.$C$2];[.G60]&lt;[$Sheet2.$C$3])" office:value-type="boolean" office:boolean-value="true" calcext:value-type="boolean">
            <text:p>TRUE</text:p>
          </table:table-cell>
          <table:table-cell table:formula="of:=IF([.H60];[.E60];&quot;&quot;)"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07" calcext:value-type="float">
            <text:p>700607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39.0909" calcext:value-type="float">
            <text:p>39.0909</text:p>
          </table:table-cell>
          <table:table-cell office:value-type="float" office:value="-77.222029" calcext:value-type="float">
            <text:p>-77.222029</text:p>
          </table:table-cell>
          <table:table-cell table:formula="of:=AND([.F61]&gt;[$Sheet2.$B$2];[.G61]&gt;[$Sheet2.$C$2];[.G61]&lt;[$Sheet2.$C$3])" office:value-type="boolean" office:boolean-value="true" calcext:value-type="boolean">
            <text:p>TRUE</text:p>
          </table:table-cell>
          <table:table-cell table:formula="of:=[.F61]&gt;[$Sheet2.$B$2]" office:value-type="boolean" office:boolean-value="true" calcext:value-type="boolean">
            <text:p>TRUE</text:p>
          </table:table-cell>
          <table:table-cell table:formula="of:=AND([.G61]&gt;[$Sheet2.$C$2];[.G61]&lt;[$Sheet2.$C$3])" office:value-type="boolean" office:boolean-value="true" calcext:value-type="boolean">
            <text:p>TRUE</text:p>
          </table:table-cell>
          <table:table-cell table:formula="of:=IF([.H61];[.E61];&quot;&quot;)"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07" calcext:value-type="float">
            <text:p>700607</text:p>
          </table:table-cell>
          <table:table-cell office:value-type="float" office:value="2" calcext:value-type="float">
            <text:p>2</text:p>
          </table:table-cell>
          <table:table-cell office:value-type="float" office:value="1499" calcext:value-type="float">
            <text:p>1499</text:p>
          </table:table-cell>
          <table:table-cell office:value-type="float" office:value="39.098847" calcext:value-type="float">
            <text:p>39.098847</text:p>
          </table:table-cell>
          <table:table-cell office:value-type="float" office:value="-77.221561" calcext:value-type="float">
            <text:p>-77.221561</text:p>
          </table:table-cell>
          <table:table-cell table:formula="of:=AND([.F62]&gt;[$Sheet2.$B$2];[.G62]&gt;[$Sheet2.$C$2];[.G62]&lt;[$Sheet2.$C$3])" office:value-type="boolean" office:boolean-value="true" calcext:value-type="boolean">
            <text:p>TRUE</text:p>
          </table:table-cell>
          <table:table-cell table:formula="of:=[.F62]&gt;[$Sheet2.$B$2]" office:value-type="boolean" office:boolean-value="true" calcext:value-type="boolean">
            <text:p>TRUE</text:p>
          </table:table-cell>
          <table:table-cell table:formula="of:=AND([.G62]&gt;[$Sheet2.$C$2];[.G62]&lt;[$Sheet2.$C$3])" office:value-type="boolean" office:boolean-value="true" calcext:value-type="boolean">
            <text:p>TRUE</text:p>
          </table:table-cell>
          <table:table-cell table:formula="of:=IF([.H62];[.E62];&quot;&quot;)"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07" calcext:value-type="float">
            <text:p>700607</text:p>
          </table:table-cell>
          <table:table-cell office:value-type="float" office:value="3" calcext:value-type="float">
            <text:p>3</text:p>
          </table:table-cell>
          <table:table-cell office:value-type="float" office:value="1621" calcext:value-type="float">
            <text:p>1621</text:p>
          </table:table-cell>
          <table:table-cell office:value-type="float" office:value="39.095928" calcext:value-type="float">
            <text:p>39.095928</text:p>
          </table:table-cell>
          <table:table-cell office:value-type="float" office:value="-77.214322" calcext:value-type="float">
            <text:p>-77.214322</text:p>
          </table:table-cell>
          <table:table-cell table:formula="of:=AND([.F63]&gt;[$Sheet2.$B$2];[.G63]&gt;[$Sheet2.$C$2];[.G63]&lt;[$Sheet2.$C$3])" office:value-type="boolean" office:boolean-value="true" calcext:value-type="boolean">
            <text:p>TRUE</text:p>
          </table:table-cell>
          <table:table-cell table:formula="of:=[.F63]&gt;[$Sheet2.$B$2]" office:value-type="boolean" office:boolean-value="true" calcext:value-type="boolean">
            <text:p>TRUE</text:p>
          </table:table-cell>
          <table:table-cell table:formula="of:=AND([.G63]&gt;[$Sheet2.$C$2];[.G63]&lt;[$Sheet2.$C$3])" office:value-type="boolean" office:boolean-value="true" calcext:value-type="boolean">
            <text:p>TRUE</text:p>
          </table:table-cell>
          <table:table-cell table:formula="of:=IF([.H63];[.E63];&quot;&quot;)"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07" calcext:value-type="float">
            <text:p>700607</text:p>
          </table:table-cell>
          <table:table-cell office:value-type="float" office:value="4" calcext:value-type="float">
            <text:p>4</text:p>
          </table:table-cell>
          <table:table-cell office:value-type="float" office:value="2874" calcext:value-type="float">
            <text:p>2874</text:p>
          </table:table-cell>
          <table:table-cell office:value-type="float" office:value="39.085912" calcext:value-type="float">
            <text:p>39.085912</text:p>
          </table:table-cell>
          <table:table-cell office:value-type="float" office:value="-77.23513" calcext:value-type="float">
            <text:p>-77.23513</text:p>
          </table:table-cell>
          <table:table-cell table:formula="of:=AND([.F64]&gt;[$Sheet2.$B$2];[.G64]&gt;[$Sheet2.$C$2];[.G64]&lt;[$Sheet2.$C$3])" office:value-type="boolean" office:boolean-value="true" calcext:value-type="boolean">
            <text:p>TRUE</text:p>
          </table:table-cell>
          <table:table-cell table:formula="of:=[.F64]&gt;[$Sheet2.$B$2]" office:value-type="boolean" office:boolean-value="true" calcext:value-type="boolean">
            <text:p>TRUE</text:p>
          </table:table-cell>
          <table:table-cell table:formula="of:=AND([.G64]&gt;[$Sheet2.$C$2];[.G64]&lt;[$Sheet2.$C$3])" office:value-type="boolean" office:boolean-value="true" calcext:value-type="boolean">
            <text:p>TRUE</text:p>
          </table:table-cell>
          <table:table-cell table:formula="of:=IF([.H64];[.E64];&quot;&quot;)"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08" calcext:value-type="float">
            <text:p>700608</text:p>
          </table:table-cell>
          <table:table-cell office:value-type="float" office:value="1" calcext:value-type="float">
            <text:p>1</text:p>
          </table:table-cell>
          <table:table-cell office:value-type="float" office:value="1795" calcext:value-type="float">
            <text:p>1795</text:p>
          </table:table-cell>
          <table:table-cell office:value-type="float" office:value="39.060017" calcext:value-type="float">
            <text:p>39.060017</text:p>
          </table:table-cell>
          <table:table-cell office:value-type="float" office:value="-77.277472" calcext:value-type="float">
            <text:p>-77.277472</text:p>
          </table:table-cell>
          <table:table-cell table:formula="of:=AND([.F65]&gt;[$Sheet2.$B$2];[.G65]&gt;[$Sheet2.$C$2];[.G65]&lt;[$Sheet2.$C$3])" office:value-type="boolean" office:boolean-value="true" calcext:value-type="boolean">
            <text:p>TRUE</text:p>
          </table:table-cell>
          <table:table-cell table:formula="of:=[.F65]&gt;[$Sheet2.$B$2]" office:value-type="boolean" office:boolean-value="true" calcext:value-type="boolean">
            <text:p>TRUE</text:p>
          </table:table-cell>
          <table:table-cell table:formula="of:=AND([.G65]&gt;[$Sheet2.$C$2];[.G65]&lt;[$Sheet2.$C$3])" office:value-type="boolean" office:boolean-value="true" calcext:value-type="boolean">
            <text:p>TRUE</text:p>
          </table:table-cell>
          <table:table-cell table:formula="of:=IF([.H65];[.E65];&quot;&quot;)"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08" calcext:value-type="float">
            <text:p>700608</text:p>
          </table:table-cell>
          <table:table-cell office:value-type="float" office:value="2" calcext:value-type="float">
            <text:p>2</text:p>
          </table:table-cell>
          <table:table-cell office:value-type="float" office:value="2935" calcext:value-type="float">
            <text:p>2935</text:p>
          </table:table-cell>
          <table:table-cell office:value-type="float" office:value="39.073923" calcext:value-type="float">
            <text:p>39.073923</text:p>
          </table:table-cell>
          <table:table-cell office:value-type="float" office:value="-77.24531" calcext:value-type="float">
            <text:p>-77.24531</text:p>
          </table:table-cell>
          <table:table-cell table:formula="of:=AND([.F66]&gt;[$Sheet2.$B$2];[.G66]&gt;[$Sheet2.$C$2];[.G66]&lt;[$Sheet2.$C$3])" office:value-type="boolean" office:boolean-value="true" calcext:value-type="boolean">
            <text:p>TRUE</text:p>
          </table:table-cell>
          <table:table-cell table:formula="of:=[.F66]&gt;[$Sheet2.$B$2]" office:value-type="boolean" office:boolean-value="true" calcext:value-type="boolean">
            <text:p>TRUE</text:p>
          </table:table-cell>
          <table:table-cell table:formula="of:=AND([.G66]&gt;[$Sheet2.$C$2];[.G66]&lt;[$Sheet2.$C$3])" office:value-type="boolean" office:boolean-value="true" calcext:value-type="boolean">
            <text:p>TRUE</text:p>
          </table:table-cell>
          <table:table-cell table:formula="of:=IF([.H66];[.E66];&quot;&quot;)" office:value-type="float" office:value="2935" calcext:value-type="float">
            <text:p>29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08" calcext:value-type="float">
            <text:p>700608</text:p>
          </table:table-cell>
          <table:table-cell office:value-type="float" office:value="3" calcext:value-type="float">
            <text:p>3</text:p>
          </table:table-cell>
          <table:table-cell office:value-type="float" office:value="1238" calcext:value-type="float">
            <text:p>1238</text:p>
          </table:table-cell>
          <table:table-cell office:value-type="float" office:value="39.048556" calcext:value-type="float">
            <text:p>39.048556</text:p>
          </table:table-cell>
          <table:table-cell office:value-type="float" office:value="-77.248967" calcext:value-type="float">
            <text:p>-77.248967</text:p>
          </table:table-cell>
          <table:table-cell table:formula="of:=AND([.F67]&gt;[$Sheet2.$B$2];[.G67]&gt;[$Sheet2.$C$2];[.G67]&lt;[$Sheet2.$C$3])" office:value-type="boolean" office:boolean-value="false" calcext:value-type="boolean">
            <text:p>FALSE</text:p>
          </table:table-cell>
          <table:table-cell table:formula="of:=[.F67]&gt;[$Sheet2.$B$2]" office:value-type="boolean" office:boolean-value="false" calcext:value-type="boolean">
            <text:p>FALSE</text:p>
          </table:table-cell>
          <table:table-cell table:formula="of:=AND([.G67]&gt;[$Sheet2.$C$2];[.G67]&lt;[$Sheet2.$C$3])" office:value-type="boolean" office:boolean-value="true" calcext:value-type="boolean">
            <text:p>TRUE</text:p>
          </table:table-cell>
          <table:table-cell table:formula="of:=IF([.H67];[.E6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10" calcext:value-type="float">
            <text:p>70061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9.13454" calcext:value-type="float">
            <text:p>39.13454</text:p>
          </table:table-cell>
          <table:table-cell office:value-type="float" office:value="-77.251776" calcext:value-type="float">
            <text:p>-77.251776</text:p>
          </table:table-cell>
          <table:table-cell table:formula="of:=AND([.F68]&gt;[$Sheet2.$B$2];[.G68]&gt;[$Sheet2.$C$2];[.G68]&lt;[$Sheet2.$C$3])" office:value-type="boolean" office:boolean-value="true" calcext:value-type="boolean">
            <text:p>TRUE</text:p>
          </table:table-cell>
          <table:table-cell table:formula="of:=[.F68]&gt;[$Sheet2.$B$2]" office:value-type="boolean" office:boolean-value="true" calcext:value-type="boolean">
            <text:p>TRUE</text:p>
          </table:table-cell>
          <table:table-cell table:formula="of:=AND([.G68]&gt;[$Sheet2.$C$2];[.G68]&lt;[$Sheet2.$C$3])" office:value-type="boolean" office:boolean-value="true" calcext:value-type="boolean">
            <text:p>TRUE</text:p>
          </table:table-cell>
          <table:table-cell table:formula="of:=IF([.H68];[.E68];&quot;&quot;)"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11" calcext:value-type="float">
            <text:p>700611</text:p>
          </table:table-cell>
          <table:table-cell office:value-type="float" office:value="1" calcext:value-type="float">
            <text:p>1</text:p>
          </table:table-cell>
          <table:table-cell office:value-type="float" office:value="2242" calcext:value-type="float">
            <text:p>2242</text:p>
          </table:table-cell>
          <table:table-cell office:value-type="float" office:value="39.157865" calcext:value-type="float">
            <text:p>39.157865</text:p>
          </table:table-cell>
          <table:table-cell office:value-type="float" office:value="-77.29746" calcext:value-type="float">
            <text:p>-77.29746</text:p>
          </table:table-cell>
          <table:table-cell table:formula="of:=AND([.F69]&gt;[$Sheet2.$B$2];[.G69]&gt;[$Sheet2.$C$2];[.G69]&lt;[$Sheet2.$C$3])" office:value-type="boolean" office:boolean-value="true" calcext:value-type="boolean">
            <text:p>TRUE</text:p>
          </table:table-cell>
          <table:table-cell table:formula="of:=[.F69]&gt;[$Sheet2.$B$2]" office:value-type="boolean" office:boolean-value="true" calcext:value-type="boolean">
            <text:p>TRUE</text:p>
          </table:table-cell>
          <table:table-cell table:formula="of:=AND([.G69]&gt;[$Sheet2.$C$2];[.G69]&lt;[$Sheet2.$C$3])" office:value-type="boolean" office:boolean-value="true" calcext:value-type="boolean">
            <text:p>TRUE</text:p>
          </table:table-cell>
          <table:table-cell table:formula="of:=IF([.H69];[.E69];&quot;&quot;)"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11" calcext:value-type="float">
            <text:p>700611</text:p>
          </table:table-cell>
          <table:table-cell office:value-type="float" office:value="2" calcext:value-type="float">
            <text:p>2</text:p>
          </table:table-cell>
          <table:table-cell office:value-type="float" office:value="4110" calcext:value-type="float">
            <text:p>4110</text:p>
          </table:table-cell>
          <table:table-cell office:value-type="float" office:value="39.163594" calcext:value-type="float">
            <text:p>39.163594</text:p>
          </table:table-cell>
          <table:table-cell office:value-type="float" office:value="-77.304249" calcext:value-type="float">
            <text:p>-77.304249</text:p>
          </table:table-cell>
          <table:table-cell table:formula="of:=AND([.F70]&gt;[$Sheet2.$B$2];[.G70]&gt;[$Sheet2.$C$2];[.G70]&lt;[$Sheet2.$C$3])" office:value-type="boolean" office:boolean-value="true" calcext:value-type="boolean">
            <text:p>TRUE</text:p>
          </table:table-cell>
          <table:table-cell table:formula="of:=[.F70]&gt;[$Sheet2.$B$2]" office:value-type="boolean" office:boolean-value="true" calcext:value-type="boolean">
            <text:p>TRUE</text:p>
          </table:table-cell>
          <table:table-cell table:formula="of:=AND([.G70]&gt;[$Sheet2.$C$2];[.G70]&lt;[$Sheet2.$C$3])" office:value-type="boolean" office:boolean-value="true" calcext:value-type="boolean">
            <text:p>TRUE</text:p>
          </table:table-cell>
          <table:table-cell table:formula="of:=IF([.H70];[.E70];&quot;&quot;)"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13" calcext:value-type="float">
            <text:p>700613</text:p>
          </table:table-cell>
          <table:table-cell office:value-type="float" office:value="1" calcext:value-type="float">
            <text:p>1</text:p>
          </table:table-cell>
          <table:table-cell office:value-type="float" office:value="2486" calcext:value-type="float">
            <text:p>2486</text:p>
          </table:table-cell>
          <table:table-cell office:value-type="float" office:value="39.152294" calcext:value-type="float">
            <text:p>39.152294</text:p>
          </table:table-cell>
          <table:table-cell office:value-type="float" office:value="-77.291838" calcext:value-type="float">
            <text:p>-77.291838</text:p>
          </table:table-cell>
          <table:table-cell table:formula="of:=AND([.F71]&gt;[$Sheet2.$B$2];[.G71]&gt;[$Sheet2.$C$2];[.G71]&lt;[$Sheet2.$C$3])" office:value-type="boolean" office:boolean-value="true" calcext:value-type="boolean">
            <text:p>TRUE</text:p>
          </table:table-cell>
          <table:table-cell table:formula="of:=[.F71]&gt;[$Sheet2.$B$2]" office:value-type="boolean" office:boolean-value="true" calcext:value-type="boolean">
            <text:p>TRUE</text:p>
          </table:table-cell>
          <table:table-cell table:formula="of:=AND([.G71]&gt;[$Sheet2.$C$2];[.G71]&lt;[$Sheet2.$C$3])" office:value-type="boolean" office:boolean-value="true" calcext:value-type="boolean">
            <text:p>TRUE</text:p>
          </table:table-cell>
          <table:table-cell table:formula="of:=IF([.H71];[.E71];&quot;&quot;)"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13" calcext:value-type="float">
            <text:p>700613</text:p>
          </table:table-cell>
          <table:table-cell office:value-type="float" office:value="2" calcext:value-type="float">
            <text:p>2</text:p>
          </table:table-cell>
          <table:table-cell office:value-type="float" office:value="2360" calcext:value-type="float">
            <text:p>2360</text:p>
          </table:table-cell>
          <table:table-cell office:value-type="float" office:value="39.149848" calcext:value-type="float">
            <text:p>39.149848</text:p>
          </table:table-cell>
          <table:table-cell office:value-type="float" office:value="-77.281946" calcext:value-type="float">
            <text:p>-77.281946</text:p>
          </table:table-cell>
          <table:table-cell table:formula="of:=AND([.F72]&gt;[$Sheet2.$B$2];[.G72]&gt;[$Sheet2.$C$2];[.G72]&lt;[$Sheet2.$C$3])" office:value-type="boolean" office:boolean-value="true" calcext:value-type="boolean">
            <text:p>TRUE</text:p>
          </table:table-cell>
          <table:table-cell table:formula="of:=[.F72]&gt;[$Sheet2.$B$2]" office:value-type="boolean" office:boolean-value="true" calcext:value-type="boolean">
            <text:p>TRUE</text:p>
          </table:table-cell>
          <table:table-cell table:formula="of:=AND([.G72]&gt;[$Sheet2.$C$2];[.G72]&lt;[$Sheet2.$C$3])" office:value-type="boolean" office:boolean-value="true" calcext:value-type="boolean">
            <text:p>TRUE</text:p>
          </table:table-cell>
          <table:table-cell table:formula="of:=IF([.H72];[.E72];&quot;&quot;)"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13" calcext:value-type="float">
            <text:p>700613</text:p>
          </table:table-cell>
          <table:table-cell office:value-type="float" office:value="3" calcext:value-type="float">
            <text:p>3</text:p>
          </table:table-cell>
          <table:table-cell office:value-type="float" office:value="933" calcext:value-type="float">
            <text:p>933</text:p>
          </table:table-cell>
          <table:table-cell office:value-type="float" office:value="39.137604" calcext:value-type="float">
            <text:p>39.137604</text:p>
          </table:table-cell>
          <table:table-cell office:value-type="float" office:value="-77.283623" calcext:value-type="float">
            <text:p>-77.283623</text:p>
          </table:table-cell>
          <table:table-cell table:formula="of:=AND([.F73]&gt;[$Sheet2.$B$2];[.G73]&gt;[$Sheet2.$C$2];[.G73]&lt;[$Sheet2.$C$3])" office:value-type="boolean" office:boolean-value="true" calcext:value-type="boolean">
            <text:p>TRUE</text:p>
          </table:table-cell>
          <table:table-cell table:formula="of:=[.F73]&gt;[$Sheet2.$B$2]" office:value-type="boolean" office:boolean-value="true" calcext:value-type="boolean">
            <text:p>TRUE</text:p>
          </table:table-cell>
          <table:table-cell table:formula="of:=AND([.G73]&gt;[$Sheet2.$C$2];[.G73]&lt;[$Sheet2.$C$3])" office:value-type="boolean" office:boolean-value="true" calcext:value-type="boolean">
            <text:p>TRUE</text:p>
          </table:table-cell>
          <table:table-cell table:formula="of:=IF([.H73];[.E73];&quot;&quot;)"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13" calcext:value-type="float">
            <text:p>700613</text:p>
          </table:table-cell>
          <table:table-cell office:value-type="float" office:value="4" calcext:value-type="float">
            <text:p>4</text:p>
          </table:table-cell>
          <table:table-cell office:value-type="float" office:value="655" calcext:value-type="float">
            <text:p>655</text:p>
          </table:table-cell>
          <table:table-cell office:value-type="float" office:value="39.158153" calcext:value-type="float">
            <text:p>39.158153</text:p>
          </table:table-cell>
          <table:table-cell office:value-type="float" office:value="-77.279254" calcext:value-type="float">
            <text:p>-77.279254</text:p>
          </table:table-cell>
          <table:table-cell table:formula="of:=AND([.F74]&gt;[$Sheet2.$B$2];[.G74]&gt;[$Sheet2.$C$2];[.G74]&lt;[$Sheet2.$C$3])" office:value-type="boolean" office:boolean-value="true" calcext:value-type="boolean">
            <text:p>TRUE</text:p>
          </table:table-cell>
          <table:table-cell table:formula="of:=[.F74]&gt;[$Sheet2.$B$2]" office:value-type="boolean" office:boolean-value="true" calcext:value-type="boolean">
            <text:p>TRUE</text:p>
          </table:table-cell>
          <table:table-cell table:formula="of:=AND([.G74]&gt;[$Sheet2.$C$2];[.G74]&lt;[$Sheet2.$C$3])" office:value-type="boolean" office:boolean-value="true" calcext:value-type="boolean">
            <text:p>TRUE</text:p>
          </table:table-cell>
          <table:table-cell table:formula="of:=IF([.H74];[.E74];&quot;&quot;)"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14" calcext:value-type="float">
            <text:p>700614</text:p>
          </table:table-cell>
          <table:table-cell office:value-type="float" office:value="1" calcext:value-type="float">
            <text:p>1</text:p>
          </table:table-cell>
          <table:table-cell office:value-type="float" office:value="1838" calcext:value-type="float">
            <text:p>1838</text:p>
          </table:table-cell>
          <table:table-cell office:value-type="float" office:value="39.155762" calcext:value-type="float">
            <text:p>39.155762</text:p>
          </table:table-cell>
          <table:table-cell office:value-type="float" office:value="-77.274276" calcext:value-type="float">
            <text:p>-77.274276</text:p>
          </table:table-cell>
          <table:table-cell table:formula="of:=AND([.F75]&gt;[$Sheet2.$B$2];[.G75]&gt;[$Sheet2.$C$2];[.G75]&lt;[$Sheet2.$C$3])" office:value-type="boolean" office:boolean-value="true" calcext:value-type="boolean">
            <text:p>TRUE</text:p>
          </table:table-cell>
          <table:table-cell table:formula="of:=[.F75]&gt;[$Sheet2.$B$2]" office:value-type="boolean" office:boolean-value="true" calcext:value-type="boolean">
            <text:p>TRUE</text:p>
          </table:table-cell>
          <table:table-cell table:formula="of:=AND([.G75]&gt;[$Sheet2.$C$2];[.G75]&lt;[$Sheet2.$C$3])" office:value-type="boolean" office:boolean-value="true" calcext:value-type="boolean">
            <text:p>TRUE</text:p>
          </table:table-cell>
          <table:table-cell table:formula="of:=IF([.H75];[.E75];&quot;&quot;)"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14" calcext:value-type="float">
            <text:p>700614</text:p>
          </table:table-cell>
          <table:table-cell office:value-type="float" office:value="2" calcext:value-type="float">
            <text:p>2</text:p>
          </table:table-cell>
          <table:table-cell office:value-type="float" office:value="1411" calcext:value-type="float">
            <text:p>1411</text:p>
          </table:table-cell>
          <table:table-cell office:value-type="float" office:value="39.15436" calcext:value-type="float">
            <text:p>39.15436</text:p>
          </table:table-cell>
          <table:table-cell office:value-type="float" office:value="-77.267928" calcext:value-type="float">
            <text:p>-77.267928</text:p>
          </table:table-cell>
          <table:table-cell table:formula="of:=AND([.F76]&gt;[$Sheet2.$B$2];[.G76]&gt;[$Sheet2.$C$2];[.G76]&lt;[$Sheet2.$C$3])" office:value-type="boolean" office:boolean-value="true" calcext:value-type="boolean">
            <text:p>TRUE</text:p>
          </table:table-cell>
          <table:table-cell table:formula="of:=[.F76]&gt;[$Sheet2.$B$2]" office:value-type="boolean" office:boolean-value="true" calcext:value-type="boolean">
            <text:p>TRUE</text:p>
          </table:table-cell>
          <table:table-cell table:formula="of:=AND([.G76]&gt;[$Sheet2.$C$2];[.G76]&lt;[$Sheet2.$C$3])" office:value-type="boolean" office:boolean-value="true" calcext:value-type="boolean">
            <text:p>TRUE</text:p>
          </table:table-cell>
          <table:table-cell table:formula="of:=IF([.H76];[.E76];&quot;&quot;)"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14" calcext:value-type="float">
            <text:p>700614</text:p>
          </table:table-cell>
          <table:table-cell office:value-type="float" office:value="3" calcext:value-type="float">
            <text:p>3</text:p>
          </table:table-cell>
          <table:table-cell office:value-type="float" office:value="2092" calcext:value-type="float">
            <text:p>2092</text:p>
          </table:table-cell>
          <table:table-cell office:value-type="float" office:value="39.15033" calcext:value-type="float">
            <text:p>39.15033</text:p>
          </table:table-cell>
          <table:table-cell office:value-type="float" office:value="-77.273385" calcext:value-type="float">
            <text:p>-77.273385</text:p>
          </table:table-cell>
          <table:table-cell table:formula="of:=AND([.F77]&gt;[$Sheet2.$B$2];[.G77]&gt;[$Sheet2.$C$2];[.G77]&lt;[$Sheet2.$C$3])" office:value-type="boolean" office:boolean-value="true" calcext:value-type="boolean">
            <text:p>TRUE</text:p>
          </table:table-cell>
          <table:table-cell table:formula="of:=[.F77]&gt;[$Sheet2.$B$2]" office:value-type="boolean" office:boolean-value="true" calcext:value-type="boolean">
            <text:p>TRUE</text:p>
          </table:table-cell>
          <table:table-cell table:formula="of:=AND([.G77]&gt;[$Sheet2.$C$2];[.G77]&lt;[$Sheet2.$C$3])" office:value-type="boolean" office:boolean-value="true" calcext:value-type="boolean">
            <text:p>TRUE</text:p>
          </table:table-cell>
          <table:table-cell table:formula="of:=IF([.H77];[.E77];&quot;&quot;)"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15" calcext:value-type="float">
            <text:p>700615</text:p>
          </table:table-cell>
          <table:table-cell office:value-type="float" office:value="1" calcext:value-type="float">
            <text:p>1</text:p>
          </table:table-cell>
          <table:table-cell office:value-type="float" office:value="1445" calcext:value-type="float">
            <text:p>1445</text:p>
          </table:table-cell>
          <table:table-cell office:value-type="float" office:value="39.104908" calcext:value-type="float">
            <text:p>39.104908</text:p>
          </table:table-cell>
          <table:table-cell office:value-type="float" office:value="-77.259666" calcext:value-type="float">
            <text:p>-77.259666</text:p>
          </table:table-cell>
          <table:table-cell table:formula="of:=AND([.F78]&gt;[$Sheet2.$B$2];[.G78]&gt;[$Sheet2.$C$2];[.G78]&lt;[$Sheet2.$C$3])" office:value-type="boolean" office:boolean-value="true" calcext:value-type="boolean">
            <text:p>TRUE</text:p>
          </table:table-cell>
          <table:table-cell table:formula="of:=[.F78]&gt;[$Sheet2.$B$2]" office:value-type="boolean" office:boolean-value="true" calcext:value-type="boolean">
            <text:p>TRUE</text:p>
          </table:table-cell>
          <table:table-cell table:formula="of:=AND([.G78]&gt;[$Sheet2.$C$2];[.G78]&lt;[$Sheet2.$C$3])" office:value-type="boolean" office:boolean-value="true" calcext:value-type="boolean">
            <text:p>TRUE</text:p>
          </table:table-cell>
          <table:table-cell table:formula="of:=IF([.H78];[.E78];&quot;&quot;)"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15" calcext:value-type="float">
            <text:p>700615</text:p>
          </table:table-cell>
          <table:table-cell office:value-type="float" office:value="2" calcext:value-type="float">
            <text:p>2</text:p>
          </table:table-cell>
          <table:table-cell office:value-type="float" office:value="1587" calcext:value-type="float">
            <text:p>1587</text:p>
          </table:table-cell>
          <table:table-cell office:value-type="float" office:value="39.095777" calcext:value-type="float">
            <text:p>39.095777</text:p>
          </table:table-cell>
          <table:table-cell office:value-type="float" office:value="-77.25986" calcext:value-type="float">
            <text:p>-77.25986</text:p>
          </table:table-cell>
          <table:table-cell table:formula="of:=AND([.F79]&gt;[$Sheet2.$B$2];[.G79]&gt;[$Sheet2.$C$2];[.G79]&lt;[$Sheet2.$C$3])" office:value-type="boolean" office:boolean-value="true" calcext:value-type="boolean">
            <text:p>TRUE</text:p>
          </table:table-cell>
          <table:table-cell table:formula="of:=[.F79]&gt;[$Sheet2.$B$2]" office:value-type="boolean" office:boolean-value="true" calcext:value-type="boolean">
            <text:p>TRUE</text:p>
          </table:table-cell>
          <table:table-cell table:formula="of:=AND([.G79]&gt;[$Sheet2.$C$2];[.G79]&lt;[$Sheet2.$C$3])" office:value-type="boolean" office:boolean-value="true" calcext:value-type="boolean">
            <text:p>TRUE</text:p>
          </table:table-cell>
          <table:table-cell table:formula="of:=IF([.H79];[.E79];&quot;&quot;)"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16" calcext:value-type="float">
            <text:p>700616</text:p>
          </table:table-cell>
          <table:table-cell office:value-type="float" office:value="1" calcext:value-type="float">
            <text:p>1</text:p>
          </table:table-cell>
          <table:table-cell office:value-type="float" office:value="1051" calcext:value-type="float">
            <text:p>1051</text:p>
          </table:table-cell>
          <table:table-cell office:value-type="float" office:value="39.114419" calcext:value-type="float">
            <text:p>39.114419</text:p>
          </table:table-cell>
          <table:table-cell office:value-type="float" office:value="-77.257863" calcext:value-type="float">
            <text:p>-77.257863</text:p>
          </table:table-cell>
          <table:table-cell table:formula="of:=AND([.F80]&gt;[$Sheet2.$B$2];[.G80]&gt;[$Sheet2.$C$2];[.G80]&lt;[$Sheet2.$C$3])" office:value-type="boolean" office:boolean-value="true" calcext:value-type="boolean">
            <text:p>TRUE</text:p>
          </table:table-cell>
          <table:table-cell table:formula="of:=[.F80]&gt;[$Sheet2.$B$2]" office:value-type="boolean" office:boolean-value="true" calcext:value-type="boolean">
            <text:p>TRUE</text:p>
          </table:table-cell>
          <table:table-cell table:formula="of:=AND([.G80]&gt;[$Sheet2.$C$2];[.G80]&lt;[$Sheet2.$C$3])" office:value-type="boolean" office:boolean-value="true" calcext:value-type="boolean">
            <text:p>TRUE</text:p>
          </table:table-cell>
          <table:table-cell table:formula="of:=IF([.H80];[.E80];&quot;&quot;)"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16" calcext:value-type="float">
            <text:p>700616</text:p>
          </table:table-cell>
          <table:table-cell office:value-type="float" office:value="2" calcext:value-type="float">
            <text:p>2</text:p>
          </table:table-cell>
          <table:table-cell office:value-type="float" office:value="1699" calcext:value-type="float">
            <text:p>1699</text:p>
          </table:table-cell>
          <table:table-cell office:value-type="float" office:value="39.110683" calcext:value-type="float">
            <text:p>39.110683</text:p>
          </table:table-cell>
          <table:table-cell office:value-type="float" office:value="-77.244896" calcext:value-type="float">
            <text:p>-77.244896</text:p>
          </table:table-cell>
          <table:table-cell table:formula="of:=AND([.F81]&gt;[$Sheet2.$B$2];[.G81]&gt;[$Sheet2.$C$2];[.G81]&lt;[$Sheet2.$C$3])" office:value-type="boolean" office:boolean-value="true" calcext:value-type="boolean">
            <text:p>TRUE</text:p>
          </table:table-cell>
          <table:table-cell table:formula="of:=[.F81]&gt;[$Sheet2.$B$2]" office:value-type="boolean" office:boolean-value="true" calcext:value-type="boolean">
            <text:p>TRUE</text:p>
          </table:table-cell>
          <table:table-cell table:formula="of:=AND([.G81]&gt;[$Sheet2.$C$2];[.G81]&lt;[$Sheet2.$C$3])" office:value-type="boolean" office:boolean-value="true" calcext:value-type="boolean">
            <text:p>TRUE</text:p>
          </table:table-cell>
          <table:table-cell table:formula="of:=IF([.H81];[.E81];&quot;&quot;)"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616" calcext:value-type="float">
            <text:p>700616</text:p>
          </table:table-cell>
          <table:table-cell office:value-type="float" office:value="3" calcext:value-type="float">
            <text:p>3</text:p>
          </table:table-cell>
          <table:table-cell office:value-type="float" office:value="1747" calcext:value-type="float">
            <text:p>1747</text:p>
          </table:table-cell>
          <table:table-cell office:value-type="float" office:value="39.104837" calcext:value-type="float">
            <text:p>39.104837</text:p>
          </table:table-cell>
          <table:table-cell office:value-type="float" office:value="-77.251831" calcext:value-type="float">
            <text:p>-77.251831</text:p>
          </table:table-cell>
          <table:table-cell table:formula="of:=AND([.F82]&gt;[$Sheet2.$B$2];[.G82]&gt;[$Sheet2.$C$2];[.G82]&lt;[$Sheet2.$C$3])" office:value-type="boolean" office:boolean-value="true" calcext:value-type="boolean">
            <text:p>TRUE</text:p>
          </table:table-cell>
          <table:table-cell table:formula="of:=[.F82]&gt;[$Sheet2.$B$2]" office:value-type="boolean" office:boolean-value="true" calcext:value-type="boolean">
            <text:p>TRUE</text:p>
          </table:table-cell>
          <table:table-cell table:formula="of:=AND([.G82]&gt;[$Sheet2.$C$2];[.G82]&lt;[$Sheet2.$C$3])" office:value-type="boolean" office:boolean-value="true" calcext:value-type="boolean">
            <text:p>TRUE</text:p>
          </table:table-cell>
          <table:table-cell table:formula="of:=IF([.H82];[.E82];&quot;&quot;)"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04" calcext:value-type="float">
            <text:p>700704</text:p>
          </table:table-cell>
          <table:table-cell office:value-type="float" office:value="1" calcext:value-type="float">
            <text:p>1</text:p>
          </table:table-cell>
          <table:table-cell office:value-type="float" office:value="940" calcext:value-type="float">
            <text:p>940</text:p>
          </table:table-cell>
          <table:table-cell office:value-type="float" office:value="39.138833" calcext:value-type="float">
            <text:p>39.138833</text:p>
          </table:table-cell>
          <table:table-cell office:value-type="float" office:value="-77.188977" calcext:value-type="float">
            <text:p>-77.188977</text:p>
          </table:table-cell>
          <table:table-cell table:formula="of:=AND([.F83]&gt;[$Sheet2.$B$2];[.G83]&gt;[$Sheet2.$C$2];[.G83]&lt;[$Sheet2.$C$3])" office:value-type="boolean" office:boolean-value="true" calcext:value-type="boolean">
            <text:p>TRUE</text:p>
          </table:table-cell>
          <table:table-cell table:formula="of:=[.F83]&gt;[$Sheet2.$B$2]" office:value-type="boolean" office:boolean-value="true" calcext:value-type="boolean">
            <text:p>TRUE</text:p>
          </table:table-cell>
          <table:table-cell table:formula="of:=AND([.G83]&gt;[$Sheet2.$C$2];[.G83]&lt;[$Sheet2.$C$3])" office:value-type="boolean" office:boolean-value="true" calcext:value-type="boolean">
            <text:p>TRUE</text:p>
          </table:table-cell>
          <table:table-cell table:formula="of:=IF([.H83];[.E83];&quot;&quot;)"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04" calcext:value-type="float">
            <text:p>700704</text:p>
          </table:table-cell>
          <table:table-cell office:value-type="float" office:value="2" calcext:value-type="float">
            <text:p>2</text:p>
          </table:table-cell>
          <table:table-cell office:value-type="float" office:value="1198" calcext:value-type="float">
            <text:p>1198</text:p>
          </table:table-cell>
          <table:table-cell office:value-type="float" office:value="39.1296" calcext:value-type="float">
            <text:p>39.1296</text:p>
          </table:table-cell>
          <table:table-cell office:value-type="float" office:value="-77.180417" calcext:value-type="float">
            <text:p>-77.180417</text:p>
          </table:table-cell>
          <table:table-cell table:formula="of:=AND([.F84]&gt;[$Sheet2.$B$2];[.G84]&gt;[$Sheet2.$C$2];[.G84]&lt;[$Sheet2.$C$3])" office:value-type="boolean" office:boolean-value="true" calcext:value-type="boolean">
            <text:p>TRUE</text:p>
          </table:table-cell>
          <table:table-cell table:formula="of:=[.F84]&gt;[$Sheet2.$B$2]" office:value-type="boolean" office:boolean-value="true" calcext:value-type="boolean">
            <text:p>TRUE</text:p>
          </table:table-cell>
          <table:table-cell table:formula="of:=AND([.G84]&gt;[$Sheet2.$C$2];[.G84]&lt;[$Sheet2.$C$3])" office:value-type="boolean" office:boolean-value="true" calcext:value-type="boolean">
            <text:p>TRUE</text:p>
          </table:table-cell>
          <table:table-cell table:formula="of:=IF([.H84];[.E84];&quot;&quot;)"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04" calcext:value-type="float">
            <text:p>700704</text:p>
          </table:table-cell>
          <table:table-cell office:value-type="float" office:value="3" calcext:value-type="float">
            <text:p>3</text:p>
          </table:table-cell>
          <table:table-cell office:value-type="float" office:value="814" calcext:value-type="float">
            <text:p>814</text:p>
          </table:table-cell>
          <table:table-cell office:value-type="float" office:value="39.135386" calcext:value-type="float">
            <text:p>39.135386</text:p>
          </table:table-cell>
          <table:table-cell office:value-type="float" office:value="-77.19026" calcext:value-type="float">
            <text:p>-77.19026</text:p>
          </table:table-cell>
          <table:table-cell table:formula="of:=AND([.F85]&gt;[$Sheet2.$B$2];[.G85]&gt;[$Sheet2.$C$2];[.G85]&lt;[$Sheet2.$C$3])" office:value-type="boolean" office:boolean-value="true" calcext:value-type="boolean">
            <text:p>TRUE</text:p>
          </table:table-cell>
          <table:table-cell table:formula="of:=[.F85]&gt;[$Sheet2.$B$2]" office:value-type="boolean" office:boolean-value="true" calcext:value-type="boolean">
            <text:p>TRUE</text:p>
          </table:table-cell>
          <table:table-cell table:formula="of:=AND([.G85]&gt;[$Sheet2.$C$2];[.G85]&lt;[$Sheet2.$C$3])" office:value-type="boolean" office:boolean-value="true" calcext:value-type="boolean">
            <text:p>TRUE</text:p>
          </table:table-cell>
          <table:table-cell table:formula="of:=IF([.H85];[.E85];&quot;&quot;)"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06" calcext:value-type="float">
            <text:p>700706</text:p>
          </table:table-cell>
          <table:table-cell office:value-type="float" office:value="1" calcext:value-type="float">
            <text:p>1</text:p>
          </table:table-cell>
          <table:table-cell office:value-type="float" office:value="2256" calcext:value-type="float">
            <text:p>2256</text:p>
          </table:table-cell>
          <table:table-cell office:value-type="float" office:value="39.146139" calcext:value-type="float">
            <text:p>39.146139</text:p>
          </table:table-cell>
          <table:table-cell office:value-type="float" office:value="-77.223161" calcext:value-type="float">
            <text:p>-77.223161</text:p>
          </table:table-cell>
          <table:table-cell table:formula="of:=AND([.F86]&gt;[$Sheet2.$B$2];[.G86]&gt;[$Sheet2.$C$2];[.G86]&lt;[$Sheet2.$C$3])" office:value-type="boolean" office:boolean-value="true" calcext:value-type="boolean">
            <text:p>TRUE</text:p>
          </table:table-cell>
          <table:table-cell table:formula="of:=[.F86]&gt;[$Sheet2.$B$2]" office:value-type="boolean" office:boolean-value="true" calcext:value-type="boolean">
            <text:p>TRUE</text:p>
          </table:table-cell>
          <table:table-cell table:formula="of:=AND([.G86]&gt;[$Sheet2.$C$2];[.G86]&lt;[$Sheet2.$C$3])" office:value-type="boolean" office:boolean-value="true" calcext:value-type="boolean">
            <text:p>TRUE</text:p>
          </table:table-cell>
          <table:table-cell table:formula="of:=IF([.H86];[.E86];&quot;&quot;)"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06" calcext:value-type="float">
            <text:p>700706</text:p>
          </table:table-cell>
          <table:table-cell office:value-type="float" office:value="2" calcext:value-type="float">
            <text:p>2</text:p>
          </table:table-cell>
          <table:table-cell office:value-type="float" office:value="1191" calcext:value-type="float">
            <text:p>1191</text:p>
          </table:table-cell>
          <table:table-cell office:value-type="float" office:value="39.150615" calcext:value-type="float">
            <text:p>39.150615</text:p>
          </table:table-cell>
          <table:table-cell office:value-type="float" office:value="-77.236147" calcext:value-type="float">
            <text:p>-77.236147</text:p>
          </table:table-cell>
          <table:table-cell table:formula="of:=AND([.F87]&gt;[$Sheet2.$B$2];[.G87]&gt;[$Sheet2.$C$2];[.G87]&lt;[$Sheet2.$C$3])" office:value-type="boolean" office:boolean-value="true" calcext:value-type="boolean">
            <text:p>TRUE</text:p>
          </table:table-cell>
          <table:table-cell table:formula="of:=[.F87]&gt;[$Sheet2.$B$2]" office:value-type="boolean" office:boolean-value="true" calcext:value-type="boolean">
            <text:p>TRUE</text:p>
          </table:table-cell>
          <table:table-cell table:formula="of:=AND([.G87]&gt;[$Sheet2.$C$2];[.G87]&lt;[$Sheet2.$C$3])" office:value-type="boolean" office:boolean-value="true" calcext:value-type="boolean">
            <text:p>TRUE</text:p>
          </table:table-cell>
          <table:table-cell table:formula="of:=IF([.H87];[.E87];&quot;&quot;)"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0" calcext:value-type="float">
            <text:p>700710</text:p>
          </table:table-cell>
          <table:table-cell office:value-type="float" office:value="1" calcext:value-type="float">
            <text:p>1</text:p>
          </table:table-cell>
          <table:table-cell office:value-type="float" office:value="1710" calcext:value-type="float">
            <text:p>1710</text:p>
          </table:table-cell>
          <table:table-cell office:value-type="float" office:value="39.147753" calcext:value-type="float">
            <text:p>39.147753</text:p>
          </table:table-cell>
          <table:table-cell office:value-type="float" office:value="-77.164389" calcext:value-type="float">
            <text:p>-77.164389</text:p>
          </table:table-cell>
          <table:table-cell table:formula="of:=AND([.F88]&gt;[$Sheet2.$B$2];[.G88]&gt;[$Sheet2.$C$2];[.G88]&lt;[$Sheet2.$C$3])" office:value-type="boolean" office:boolean-value="true" calcext:value-type="boolean">
            <text:p>TRUE</text:p>
          </table:table-cell>
          <table:table-cell table:formula="of:=[.F88]&gt;[$Sheet2.$B$2]" office:value-type="boolean" office:boolean-value="true" calcext:value-type="boolean">
            <text:p>TRUE</text:p>
          </table:table-cell>
          <table:table-cell table:formula="of:=AND([.G88]&gt;[$Sheet2.$C$2];[.G88]&lt;[$Sheet2.$C$3])" office:value-type="boolean" office:boolean-value="true" calcext:value-type="boolean">
            <text:p>TRUE</text:p>
          </table:table-cell>
          <table:table-cell table:formula="of:=IF([.H88];[.E88];&quot;&quot;)"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0" calcext:value-type="float">
            <text:p>700710</text:p>
          </table:table-cell>
          <table:table-cell office:value-type="float" office:value="2" calcext:value-type="float">
            <text:p>2</text:p>
          </table:table-cell>
          <table:table-cell office:value-type="float" office:value="1063" calcext:value-type="float">
            <text:p>1063</text:p>
          </table:table-cell>
          <table:table-cell office:value-type="float" office:value="39.143665" calcext:value-type="float">
            <text:p>39.143665</text:p>
          </table:table-cell>
          <table:table-cell office:value-type="float" office:value="-77.153377" calcext:value-type="float">
            <text:p>-77.153377</text:p>
          </table:table-cell>
          <table:table-cell table:formula="of:=AND([.F89]&gt;[$Sheet2.$B$2];[.G89]&gt;[$Sheet2.$C$2];[.G89]&lt;[$Sheet2.$C$3])" office:value-type="boolean" office:boolean-value="true" calcext:value-type="boolean">
            <text:p>TRUE</text:p>
          </table:table-cell>
          <table:table-cell table:formula="of:=[.F89]&gt;[$Sheet2.$B$2]" office:value-type="boolean" office:boolean-value="true" calcext:value-type="boolean">
            <text:p>TRUE</text:p>
          </table:table-cell>
          <table:table-cell table:formula="of:=AND([.G89]&gt;[$Sheet2.$C$2];[.G89]&lt;[$Sheet2.$C$3])" office:value-type="boolean" office:boolean-value="true" calcext:value-type="boolean">
            <text:p>TRUE</text:p>
          </table:table-cell>
          <table:table-cell table:formula="of:=IF([.H89];[.E89];&quot;&quot;)"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0" calcext:value-type="float">
            <text:p>700710</text:p>
          </table:table-cell>
          <table:table-cell office:value-type="float" office:value="3" calcext:value-type="float">
            <text:p>3</text:p>
          </table:table-cell>
          <table:table-cell office:value-type="float" office:value="1336" calcext:value-type="float">
            <text:p>1336</text:p>
          </table:table-cell>
          <table:table-cell office:value-type="float" office:value="39.140757" calcext:value-type="float">
            <text:p>39.140757</text:p>
          </table:table-cell>
          <table:table-cell office:value-type="float" office:value="-77.147633" calcext:value-type="float">
            <text:p>-77.147633</text:p>
          </table:table-cell>
          <table:table-cell table:formula="of:=AND([.F90]&gt;[$Sheet2.$B$2];[.G90]&gt;[$Sheet2.$C$2];[.G90]&lt;[$Sheet2.$C$3])" office:value-type="boolean" office:boolean-value="true" calcext:value-type="boolean">
            <text:p>TRUE</text:p>
          </table:table-cell>
          <table:table-cell table:formula="of:=[.F90]&gt;[$Sheet2.$B$2]" office:value-type="boolean" office:boolean-value="true" calcext:value-type="boolean">
            <text:p>TRUE</text:p>
          </table:table-cell>
          <table:table-cell table:formula="of:=AND([.G90]&gt;[$Sheet2.$C$2];[.G90]&lt;[$Sheet2.$C$3])" office:value-type="boolean" office:boolean-value="true" calcext:value-type="boolean">
            <text:p>TRUE</text:p>
          </table:table-cell>
          <table:table-cell table:formula="of:=IF([.H90];[.E90];&quot;&quot;)"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0" calcext:value-type="float">
            <text:p>700710</text:p>
          </table:table-cell>
          <table:table-cell office:value-type="float" office:value="4" calcext:value-type="float">
            <text:p>4</text:p>
          </table:table-cell>
          <table:table-cell office:value-type="float" office:value="1843" calcext:value-type="float">
            <text:p>1843</text:p>
          </table:table-cell>
          <table:table-cell office:value-type="float" office:value="39.153807" calcext:value-type="float">
            <text:p>39.153807</text:p>
          </table:table-cell>
          <table:table-cell office:value-type="float" office:value="-77.160356" calcext:value-type="float">
            <text:p>-77.160356</text:p>
          </table:table-cell>
          <table:table-cell table:formula="of:=AND([.F91]&gt;[$Sheet2.$B$2];[.G91]&gt;[$Sheet2.$C$2];[.G91]&lt;[$Sheet2.$C$3])" office:value-type="boolean" office:boolean-value="true" calcext:value-type="boolean">
            <text:p>TRUE</text:p>
          </table:table-cell>
          <table:table-cell table:formula="of:=[.F91]&gt;[$Sheet2.$B$2]" office:value-type="boolean" office:boolean-value="true" calcext:value-type="boolean">
            <text:p>TRUE</text:p>
          </table:table-cell>
          <table:table-cell table:formula="of:=AND([.G91]&gt;[$Sheet2.$C$2];[.G91]&lt;[$Sheet2.$C$3])" office:value-type="boolean" office:boolean-value="true" calcext:value-type="boolean">
            <text:p>TRUE</text:p>
          </table:table-cell>
          <table:table-cell table:formula="of:=IF([.H91];[.E91];&quot;&quot;)"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0" calcext:value-type="float">
            <text:p>700710</text:p>
          </table:table-cell>
          <table:table-cell office:value-type="float" office:value="5" calcext:value-type="float">
            <text:p>5</text:p>
          </table:table-cell>
          <table:table-cell office:value-type="float" office:value="936" calcext:value-type="float">
            <text:p>936</text:p>
          </table:table-cell>
          <table:table-cell office:value-type="float" office:value="39.150071" calcext:value-type="float">
            <text:p>39.150071</text:p>
          </table:table-cell>
          <table:table-cell office:value-type="float" office:value="-77.156492" calcext:value-type="float">
            <text:p>-77.156492</text:p>
          </table:table-cell>
          <table:table-cell table:formula="of:=AND([.F92]&gt;[$Sheet2.$B$2];[.G92]&gt;[$Sheet2.$C$2];[.G92]&lt;[$Sheet2.$C$3])" office:value-type="boolean" office:boolean-value="true" calcext:value-type="boolean">
            <text:p>TRUE</text:p>
          </table:table-cell>
          <table:table-cell table:formula="of:=[.F92]&gt;[$Sheet2.$B$2]" office:value-type="boolean" office:boolean-value="true" calcext:value-type="boolean">
            <text:p>TRUE</text:p>
          </table:table-cell>
          <table:table-cell table:formula="of:=AND([.G92]&gt;[$Sheet2.$C$2];[.G92]&lt;[$Sheet2.$C$3])" office:value-type="boolean" office:boolean-value="true" calcext:value-type="boolean">
            <text:p>TRUE</text:p>
          </table:table-cell>
          <table:table-cell table:formula="of:=IF([.H92];[.E92];&quot;&quot;)"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1" calcext:value-type="float">
            <text:p>700711</text:p>
          </table:table-cell>
          <table:table-cell office:value-type="float" office:value="1" calcext:value-type="float">
            <text:p>1</text:p>
          </table:table-cell>
          <table:table-cell office:value-type="float" office:value="2559" calcext:value-type="float">
            <text:p>2559</text:p>
          </table:table-cell>
          <table:table-cell office:value-type="float" office:value="39.140507" calcext:value-type="float">
            <text:p>39.140507</text:p>
          </table:table-cell>
          <table:table-cell office:value-type="float" office:value="-77.165244" calcext:value-type="float">
            <text:p>-77.165244</text:p>
          </table:table-cell>
          <table:table-cell table:formula="of:=AND([.F93]&gt;[$Sheet2.$B$2];[.G93]&gt;[$Sheet2.$C$2];[.G93]&lt;[$Sheet2.$C$3])" office:value-type="boolean" office:boolean-value="true" calcext:value-type="boolean">
            <text:p>TRUE</text:p>
          </table:table-cell>
          <table:table-cell table:formula="of:=[.F93]&gt;[$Sheet2.$B$2]" office:value-type="boolean" office:boolean-value="true" calcext:value-type="boolean">
            <text:p>TRUE</text:p>
          </table:table-cell>
          <table:table-cell table:formula="of:=AND([.G93]&gt;[$Sheet2.$C$2];[.G93]&lt;[$Sheet2.$C$3])" office:value-type="boolean" office:boolean-value="true" calcext:value-type="boolean">
            <text:p>TRUE</text:p>
          </table:table-cell>
          <table:table-cell table:formula="of:=IF([.H93];[.E93];&quot;&quot;)"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1" calcext:value-type="float">
            <text:p>700711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float" office:value="39.128173" calcext:value-type="float">
            <text:p>39.128173</text:p>
          </table:table-cell>
          <table:table-cell office:value-type="float" office:value="-77.155963" calcext:value-type="float">
            <text:p>-77.155963</text:p>
          </table:table-cell>
          <table:table-cell table:formula="of:=AND([.F94]&gt;[$Sheet2.$B$2];[.G94]&gt;[$Sheet2.$C$2];[.G94]&lt;[$Sheet2.$C$3])" office:value-type="boolean" office:boolean-value="true" calcext:value-type="boolean">
            <text:p>TRUE</text:p>
          </table:table-cell>
          <table:table-cell table:formula="of:=[.F94]&gt;[$Sheet2.$B$2]" office:value-type="boolean" office:boolean-value="true" calcext:value-type="boolean">
            <text:p>TRUE</text:p>
          </table:table-cell>
          <table:table-cell table:formula="of:=AND([.G94]&gt;[$Sheet2.$C$2];[.G94]&lt;[$Sheet2.$C$3])" office:value-type="boolean" office:boolean-value="true" calcext:value-type="boolean">
            <text:p>TRUE</text:p>
          </table:table-cell>
          <table:table-cell table:formula="of:=IF([.H94];[.E94];&quot;&quot;)"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1" calcext:value-type="float">
            <text:p>700711</text:p>
          </table:table-cell>
          <table:table-cell office:value-type="float" office:value="3" calcext:value-type="float">
            <text:p>3</text:p>
          </table:table-cell>
          <table:table-cell office:value-type="float" office:value="1405" calcext:value-type="float">
            <text:p>1405</text:p>
          </table:table-cell>
          <table:table-cell office:value-type="float" office:value="39.141689" calcext:value-type="float">
            <text:p>39.141689</text:p>
          </table:table-cell>
          <table:table-cell office:value-type="float" office:value="-77.170786" calcext:value-type="float">
            <text:p>-77.170786</text:p>
          </table:table-cell>
          <table:table-cell table:formula="of:=AND([.F95]&gt;[$Sheet2.$B$2];[.G95]&gt;[$Sheet2.$C$2];[.G95]&lt;[$Sheet2.$C$3])" office:value-type="boolean" office:boolean-value="true" calcext:value-type="boolean">
            <text:p>TRUE</text:p>
          </table:table-cell>
          <table:table-cell table:formula="of:=[.F95]&gt;[$Sheet2.$B$2]" office:value-type="boolean" office:boolean-value="true" calcext:value-type="boolean">
            <text:p>TRUE</text:p>
          </table:table-cell>
          <table:table-cell table:formula="of:=AND([.G95]&gt;[$Sheet2.$C$2];[.G95]&lt;[$Sheet2.$C$3])" office:value-type="boolean" office:boolean-value="true" calcext:value-type="boolean">
            <text:p>TRUE</text:p>
          </table:table-cell>
          <table:table-cell table:formula="of:=IF([.H95];[.E95];&quot;&quot;)"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3" calcext:value-type="float">
            <text:p>700713</text:p>
          </table:table-cell>
          <table:table-cell office:value-type="float" office:value="1" calcext:value-type="float">
            <text:p>1</text:p>
          </table:table-cell>
          <table:table-cell office:value-type="float" office:value="1227" calcext:value-type="float">
            <text:p>1227</text:p>
          </table:table-cell>
          <table:table-cell office:value-type="float" office:value="39.160744" calcext:value-type="float">
            <text:p>39.160744</text:p>
          </table:table-cell>
          <table:table-cell office:value-type="float" office:value="-77.199498" calcext:value-type="float">
            <text:p>-77.199498</text:p>
          </table:table-cell>
          <table:table-cell table:formula="of:=AND([.F96]&gt;[$Sheet2.$B$2];[.G96]&gt;[$Sheet2.$C$2];[.G96]&lt;[$Sheet2.$C$3])" office:value-type="boolean" office:boolean-value="true" calcext:value-type="boolean">
            <text:p>TRUE</text:p>
          </table:table-cell>
          <table:table-cell table:formula="of:=[.F96]&gt;[$Sheet2.$B$2]" office:value-type="boolean" office:boolean-value="true" calcext:value-type="boolean">
            <text:p>TRUE</text:p>
          </table:table-cell>
          <table:table-cell table:formula="of:=AND([.G96]&gt;[$Sheet2.$C$2];[.G96]&lt;[$Sheet2.$C$3])" office:value-type="boolean" office:boolean-value="true" calcext:value-type="boolean">
            <text:p>TRUE</text:p>
          </table:table-cell>
          <table:table-cell table:formula="of:=IF([.H96];[.E96];&quot;&quot;)"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3" calcext:value-type="float">
            <text:p>700713</text:p>
          </table:table-cell>
          <table:table-cell office:value-type="float" office:value="2" calcext:value-type="float">
            <text:p>2</text:p>
          </table:table-cell>
          <table:table-cell office:value-type="float" office:value="1873" calcext:value-type="float">
            <text:p>1873</text:p>
          </table:table-cell>
          <table:table-cell office:value-type="float" office:value="39.155127" calcext:value-type="float">
            <text:p>39.155127</text:p>
          </table:table-cell>
          <table:table-cell office:value-type="float" office:value="-77.195165" calcext:value-type="float">
            <text:p>-77.195165</text:p>
          </table:table-cell>
          <table:table-cell table:formula="of:=AND([.F97]&gt;[$Sheet2.$B$2];[.G97]&gt;[$Sheet2.$C$2];[.G97]&lt;[$Sheet2.$C$3])" office:value-type="boolean" office:boolean-value="true" calcext:value-type="boolean">
            <text:p>TRUE</text:p>
          </table:table-cell>
          <table:table-cell table:formula="of:=[.F97]&gt;[$Sheet2.$B$2]" office:value-type="boolean" office:boolean-value="true" calcext:value-type="boolean">
            <text:p>TRUE</text:p>
          </table:table-cell>
          <table:table-cell table:formula="of:=AND([.G97]&gt;[$Sheet2.$C$2];[.G97]&lt;[$Sheet2.$C$3])" office:value-type="boolean" office:boolean-value="true" calcext:value-type="boolean">
            <text:p>TRUE</text:p>
          </table:table-cell>
          <table:table-cell table:formula="of:=IF([.H97];[.E97];&quot;&quot;)"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3" calcext:value-type="float">
            <text:p>700713</text:p>
          </table:table-cell>
          <table:table-cell office:value-type="float" office:value="3" calcext:value-type="float">
            <text:p>3</text:p>
          </table:table-cell>
          <table:table-cell office:value-type="float" office:value="2371" calcext:value-type="float">
            <text:p>2371</text:p>
          </table:table-cell>
          <table:table-cell office:value-type="float" office:value="39.157611" calcext:value-type="float">
            <text:p>39.157611</text:p>
          </table:table-cell>
          <table:table-cell office:value-type="float" office:value="-77.200805" calcext:value-type="float">
            <text:p>-77.200805</text:p>
          </table:table-cell>
          <table:table-cell table:formula="of:=AND([.F98]&gt;[$Sheet2.$B$2];[.G98]&gt;[$Sheet2.$C$2];[.G98]&lt;[$Sheet2.$C$3])" office:value-type="boolean" office:boolean-value="true" calcext:value-type="boolean">
            <text:p>TRUE</text:p>
          </table:table-cell>
          <table:table-cell table:formula="of:=[.F98]&gt;[$Sheet2.$B$2]" office:value-type="boolean" office:boolean-value="true" calcext:value-type="boolean">
            <text:p>TRUE</text:p>
          </table:table-cell>
          <table:table-cell table:formula="of:=AND([.G98]&gt;[$Sheet2.$C$2];[.G98]&lt;[$Sheet2.$C$3])" office:value-type="boolean" office:boolean-value="true" calcext:value-type="boolean">
            <text:p>TRUE</text:p>
          </table:table-cell>
          <table:table-cell table:formula="of:=IF([.H98];[.E98];&quot;&quot;)" office:value-type="float" office:value="2371" calcext:value-type="float">
            <text:p>23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5" calcext:value-type="float">
            <text:p>700715</text:p>
          </table:table-cell>
          <table:table-cell office:value-type="float" office:value="1" calcext:value-type="float">
            <text:p>1</text:p>
          </table:table-cell>
          <table:table-cell office:value-type="float" office:value="2461" calcext:value-type="float">
            <text:p>2461</text:p>
          </table:table-cell>
          <table:table-cell office:value-type="float" office:value="39.175768" calcext:value-type="float">
            <text:p>39.175768</text:p>
          </table:table-cell>
          <table:table-cell office:value-type="float" office:value="-77.183882" calcext:value-type="float">
            <text:p>-77.183882</text:p>
          </table:table-cell>
          <table:table-cell table:formula="of:=AND([.F99]&gt;[$Sheet2.$B$2];[.G99]&gt;[$Sheet2.$C$2];[.G99]&lt;[$Sheet2.$C$3])" office:value-type="boolean" office:boolean-value="true" calcext:value-type="boolean">
            <text:p>TRUE</text:p>
          </table:table-cell>
          <table:table-cell table:formula="of:=[.F99]&gt;[$Sheet2.$B$2]" office:value-type="boolean" office:boolean-value="true" calcext:value-type="boolean">
            <text:p>TRUE</text:p>
          </table:table-cell>
          <table:table-cell table:formula="of:=AND([.G99]&gt;[$Sheet2.$C$2];[.G99]&lt;[$Sheet2.$C$3])" office:value-type="boolean" office:boolean-value="true" calcext:value-type="boolean">
            <text:p>TRUE</text:p>
          </table:table-cell>
          <table:table-cell table:formula="of:=IF([.H99];[.E99];&quot;&quot;)" office:value-type="float" office:value="2461" calcext:value-type="float">
            <text:p>24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5" calcext:value-type="float">
            <text:p>700715</text:p>
          </table:table-cell>
          <table:table-cell office:value-type="float" office:value="2" calcext:value-type="float">
            <text:p>2</text:p>
          </table:table-cell>
          <table:table-cell office:value-type="float" office:value="1408" calcext:value-type="float">
            <text:p>1408</text:p>
          </table:table-cell>
          <table:table-cell office:value-type="float" office:value="39.169358" calcext:value-type="float">
            <text:p>39.169358</text:p>
          </table:table-cell>
          <table:table-cell office:value-type="float" office:value="-77.185148" calcext:value-type="float">
            <text:p>-77.185148</text:p>
          </table:table-cell>
          <table:table-cell table:formula="of:=AND([.F100]&gt;[$Sheet2.$B$2];[.G100]&gt;[$Sheet2.$C$2];[.G100]&lt;[$Sheet2.$C$3])" office:value-type="boolean" office:boolean-value="true" calcext:value-type="boolean">
            <text:p>TRUE</text:p>
          </table:table-cell>
          <table:table-cell table:formula="of:=[.F100]&gt;[$Sheet2.$B$2]" office:value-type="boolean" office:boolean-value="true" calcext:value-type="boolean">
            <text:p>TRUE</text:p>
          </table:table-cell>
          <table:table-cell table:formula="of:=AND([.G100]&gt;[$Sheet2.$C$2];[.G100]&lt;[$Sheet2.$C$3])" office:value-type="boolean" office:boolean-value="true" calcext:value-type="boolean">
            <text:p>TRUE</text:p>
          </table:table-cell>
          <table:table-cell table:formula="of:=IF([.H100];[.E100];&quot;&quot;)"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5" calcext:value-type="float">
            <text:p>700715</text:p>
          </table:table-cell>
          <table:table-cell office:value-type="float" office:value="3" calcext:value-type="float">
            <text:p>3</text:p>
          </table:table-cell>
          <table:table-cell office:value-type="float" office:value="1014" calcext:value-type="float">
            <text:p>1014</text:p>
          </table:table-cell>
          <table:table-cell office:value-type="float" office:value="39.16313" calcext:value-type="float">
            <text:p>39.16313</text:p>
          </table:table-cell>
          <table:table-cell office:value-type="float" office:value="-77.188847" calcext:value-type="float">
            <text:p>-77.188847</text:p>
          </table:table-cell>
          <table:table-cell table:formula="of:=AND([.F101]&gt;[$Sheet2.$B$2];[.G101]&gt;[$Sheet2.$C$2];[.G101]&lt;[$Sheet2.$C$3])" office:value-type="boolean" office:boolean-value="true" calcext:value-type="boolean">
            <text:p>TRUE</text:p>
          </table:table-cell>
          <table:table-cell table:formula="of:=[.F101]&gt;[$Sheet2.$B$2]" office:value-type="boolean" office:boolean-value="true" calcext:value-type="boolean">
            <text:p>TRUE</text:p>
          </table:table-cell>
          <table:table-cell table:formula="of:=AND([.G101]&gt;[$Sheet2.$C$2];[.G101]&lt;[$Sheet2.$C$3])" office:value-type="boolean" office:boolean-value="true" calcext:value-type="boolean">
            <text:p>TRUE</text:p>
          </table:table-cell>
          <table:table-cell table:formula="of:=IF([.H101];[.E101];&quot;&quot;)"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5" calcext:value-type="float">
            <text:p>700715</text:p>
          </table:table-cell>
          <table:table-cell office:value-type="float" office:value="4" calcext:value-type="float">
            <text:p>4</text:p>
          </table:table-cell>
          <table:table-cell office:value-type="float" office:value="1086" calcext:value-type="float">
            <text:p>1086</text:p>
          </table:table-cell>
          <table:table-cell office:value-type="float" office:value="39.163866" calcext:value-type="float">
            <text:p>39.163866</text:p>
          </table:table-cell>
          <table:table-cell office:value-type="float" office:value="-77.185975" calcext:value-type="float">
            <text:p>-77.185975</text:p>
          </table:table-cell>
          <table:table-cell table:formula="of:=AND([.F102]&gt;[$Sheet2.$B$2];[.G102]&gt;[$Sheet2.$C$2];[.G102]&lt;[$Sheet2.$C$3])" office:value-type="boolean" office:boolean-value="true" calcext:value-type="boolean">
            <text:p>TRUE</text:p>
          </table:table-cell>
          <table:table-cell table:formula="of:=[.F102]&gt;[$Sheet2.$B$2]" office:value-type="boolean" office:boolean-value="true" calcext:value-type="boolean">
            <text:p>TRUE</text:p>
          </table:table-cell>
          <table:table-cell table:formula="of:=AND([.G102]&gt;[$Sheet2.$C$2];[.G102]&lt;[$Sheet2.$C$3])" office:value-type="boolean" office:boolean-value="true" calcext:value-type="boolean">
            <text:p>TRUE</text:p>
          </table:table-cell>
          <table:table-cell table:formula="of:=IF([.H102];[.E102];&quot;&quot;)"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6" calcext:value-type="float">
            <text:p>700716</text:p>
          </table:table-cell>
          <table:table-cell office:value-type="float" office:value="1" calcext:value-type="float">
            <text:p>1</text:p>
          </table:table-cell>
          <table:table-cell office:value-type="float" office:value="2325" calcext:value-type="float">
            <text:p>2325</text:p>
          </table:table-cell>
          <table:table-cell office:value-type="float" office:value="39.155561" calcext:value-type="float">
            <text:p>39.155561</text:p>
          </table:table-cell>
          <table:table-cell office:value-type="float" office:value="-77.174919" calcext:value-type="float">
            <text:p>-77.174919</text:p>
          </table:table-cell>
          <table:table-cell table:formula="of:=AND([.F103]&gt;[$Sheet2.$B$2];[.G103]&gt;[$Sheet2.$C$2];[.G103]&lt;[$Sheet2.$C$3])" office:value-type="boolean" office:boolean-value="true" calcext:value-type="boolean">
            <text:p>TRUE</text:p>
          </table:table-cell>
          <table:table-cell table:formula="of:=[.F103]&gt;[$Sheet2.$B$2]" office:value-type="boolean" office:boolean-value="true" calcext:value-type="boolean">
            <text:p>TRUE</text:p>
          </table:table-cell>
          <table:table-cell table:formula="of:=AND([.G103]&gt;[$Sheet2.$C$2];[.G103]&lt;[$Sheet2.$C$3])" office:value-type="boolean" office:boolean-value="true" calcext:value-type="boolean">
            <text:p>TRUE</text:p>
          </table:table-cell>
          <table:table-cell table:formula="of:=IF([.H103];[.E103];&quot;&quot;)"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6" calcext:value-type="float">
            <text:p>700716</text:p>
          </table:table-cell>
          <table:table-cell office:value-type="float" office:value="2" calcext:value-type="float">
            <text:p>2</text:p>
          </table:table-cell>
          <table:table-cell office:value-type="float" office:value="2869" calcext:value-type="float">
            <text:p>2869</text:p>
          </table:table-cell>
          <table:table-cell office:value-type="float" office:value="39.160879" calcext:value-type="float">
            <text:p>39.160879</text:p>
          </table:table-cell>
          <table:table-cell office:value-type="float" office:value="-77.167503" calcext:value-type="float">
            <text:p>-77.167503</text:p>
          </table:table-cell>
          <table:table-cell table:formula="of:=AND([.F104]&gt;[$Sheet2.$B$2];[.G104]&gt;[$Sheet2.$C$2];[.G104]&lt;[$Sheet2.$C$3])" office:value-type="boolean" office:boolean-value="true" calcext:value-type="boolean">
            <text:p>TRUE</text:p>
          </table:table-cell>
          <table:table-cell table:formula="of:=[.F104]&gt;[$Sheet2.$B$2]" office:value-type="boolean" office:boolean-value="true" calcext:value-type="boolean">
            <text:p>TRUE</text:p>
          </table:table-cell>
          <table:table-cell table:formula="of:=AND([.G104]&gt;[$Sheet2.$C$2];[.G104]&lt;[$Sheet2.$C$3])" office:value-type="boolean" office:boolean-value="true" calcext:value-type="boolean">
            <text:p>TRUE</text:p>
          </table:table-cell>
          <table:table-cell table:formula="of:=IF([.H104];[.E104];&quot;&quot;)"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6" calcext:value-type="float">
            <text:p>700716</text:p>
          </table:table-cell>
          <table:table-cell office:value-type="float" office:value="3" calcext:value-type="float">
            <text:p>3</text:p>
          </table:table-cell>
          <table:table-cell office:value-type="float" office:value="2535" calcext:value-type="float">
            <text:p>2535</text:p>
          </table:table-cell>
          <table:table-cell office:value-type="float" office:value="39.162217" calcext:value-type="float">
            <text:p>39.162217</text:p>
          </table:table-cell>
          <table:table-cell office:value-type="float" office:value="-77.178288" calcext:value-type="float">
            <text:p>-77.178288</text:p>
          </table:table-cell>
          <table:table-cell table:formula="of:=AND([.F105]&gt;[$Sheet2.$B$2];[.G105]&gt;[$Sheet2.$C$2];[.G105]&lt;[$Sheet2.$C$3])" office:value-type="boolean" office:boolean-value="true" calcext:value-type="boolean">
            <text:p>TRUE</text:p>
          </table:table-cell>
          <table:table-cell table:formula="of:=[.F105]&gt;[$Sheet2.$B$2]" office:value-type="boolean" office:boolean-value="true" calcext:value-type="boolean">
            <text:p>TRUE</text:p>
          </table:table-cell>
          <table:table-cell table:formula="of:=AND([.G105]&gt;[$Sheet2.$C$2];[.G105]&lt;[$Sheet2.$C$3])" office:value-type="boolean" office:boolean-value="true" calcext:value-type="boolean">
            <text:p>TRUE</text:p>
          </table:table-cell>
          <table:table-cell table:formula="of:=IF([.H105];[.E105];&quot;&quot;)"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7" calcext:value-type="float">
            <text:p>700717</text:p>
          </table:table-cell>
          <table:table-cell office:value-type="float" office:value="1" calcext:value-type="float">
            <text:p>1</text:p>
          </table:table-cell>
          <table:table-cell office:value-type="float" office:value="1099" calcext:value-type="float">
            <text:p>1099</text:p>
          </table:table-cell>
          <table:table-cell office:value-type="float" office:value="39.132929" calcext:value-type="float">
            <text:p>39.132929</text:p>
          </table:table-cell>
          <table:table-cell office:value-type="float" office:value="-77.19596" calcext:value-type="float">
            <text:p>-77.19596</text:p>
          </table:table-cell>
          <table:table-cell table:formula="of:=AND([.F106]&gt;[$Sheet2.$B$2];[.G106]&gt;[$Sheet2.$C$2];[.G106]&lt;[$Sheet2.$C$3])" office:value-type="boolean" office:boolean-value="true" calcext:value-type="boolean">
            <text:p>TRUE</text:p>
          </table:table-cell>
          <table:table-cell table:formula="of:=[.F106]&gt;[$Sheet2.$B$2]" office:value-type="boolean" office:boolean-value="true" calcext:value-type="boolean">
            <text:p>TRUE</text:p>
          </table:table-cell>
          <table:table-cell table:formula="of:=AND([.G106]&gt;[$Sheet2.$C$2];[.G106]&lt;[$Sheet2.$C$3])" office:value-type="boolean" office:boolean-value="true" calcext:value-type="boolean">
            <text:p>TRUE</text:p>
          </table:table-cell>
          <table:table-cell table:formula="of:=IF([.H106];[.E106];&quot;&quot;)"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7" calcext:value-type="float">
            <text:p>700717</text:p>
          </table:table-cell>
          <table:table-cell office:value-type="float" office:value="2" calcext:value-type="float">
            <text:p>2</text:p>
          </table:table-cell>
          <table:table-cell office:value-type="float" office:value="1230" calcext:value-type="float">
            <text:p>1230</text:p>
          </table:table-cell>
          <table:table-cell office:value-type="float" office:value="39.138619" calcext:value-type="float">
            <text:p>39.138619</text:p>
          </table:table-cell>
          <table:table-cell office:value-type="float" office:value="-77.199706" calcext:value-type="float">
            <text:p>-77.199706</text:p>
          </table:table-cell>
          <table:table-cell table:formula="of:=AND([.F107]&gt;[$Sheet2.$B$2];[.G107]&gt;[$Sheet2.$C$2];[.G107]&lt;[$Sheet2.$C$3])" office:value-type="boolean" office:boolean-value="true" calcext:value-type="boolean">
            <text:p>TRUE</text:p>
          </table:table-cell>
          <table:table-cell table:formula="of:=[.F107]&gt;[$Sheet2.$B$2]" office:value-type="boolean" office:boolean-value="true" calcext:value-type="boolean">
            <text:p>TRUE</text:p>
          </table:table-cell>
          <table:table-cell table:formula="of:=AND([.G107]&gt;[$Sheet2.$C$2];[.G107]&lt;[$Sheet2.$C$3])" office:value-type="boolean" office:boolean-value="true" calcext:value-type="boolean">
            <text:p>TRUE</text:p>
          </table:table-cell>
          <table:table-cell table:formula="of:=IF([.H107];[.E107];&quot;&quot;)"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7" calcext:value-type="float">
            <text:p>700717</text:p>
          </table:table-cell>
          <table:table-cell office:value-type="float" office:value="3" calcext:value-type="float">
            <text:p>3</text:p>
          </table:table-cell>
          <table:table-cell office:value-type="float" office:value="2809" calcext:value-type="float">
            <text:p>2809</text:p>
          </table:table-cell>
          <table:table-cell office:value-type="float" office:value="39.129737" calcext:value-type="float">
            <text:p>39.129737</text:p>
          </table:table-cell>
          <table:table-cell office:value-type="float" office:value="-77.201767" calcext:value-type="float">
            <text:p>-77.201767</text:p>
          </table:table-cell>
          <table:table-cell table:formula="of:=AND([.F108]&gt;[$Sheet2.$B$2];[.G108]&gt;[$Sheet2.$C$2];[.G108]&lt;[$Sheet2.$C$3])" office:value-type="boolean" office:boolean-value="true" calcext:value-type="boolean">
            <text:p>TRUE</text:p>
          </table:table-cell>
          <table:table-cell table:formula="of:=[.F108]&gt;[$Sheet2.$B$2]" office:value-type="boolean" office:boolean-value="true" calcext:value-type="boolean">
            <text:p>TRUE</text:p>
          </table:table-cell>
          <table:table-cell table:formula="of:=AND([.G108]&gt;[$Sheet2.$C$2];[.G108]&lt;[$Sheet2.$C$3])" office:value-type="boolean" office:boolean-value="true" calcext:value-type="boolean">
            <text:p>TRUE</text:p>
          </table:table-cell>
          <table:table-cell table:formula="of:=IF([.H108];[.E108];&quot;&quot;)" office:value-type="float" office:value="2809" calcext:value-type="float">
            <text:p>28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7" calcext:value-type="float">
            <text:p>700717</text:p>
          </table:table-cell>
          <table:table-cell office:value-type="float" office:value="4" calcext:value-type="float">
            <text:p>4</text:p>
          </table:table-cell>
          <table:table-cell office:value-type="float" office:value="739" calcext:value-type="float">
            <text:p>739</text:p>
          </table:table-cell>
          <table:table-cell office:value-type="float" office:value="39.124258" calcext:value-type="float">
            <text:p>39.124258</text:p>
          </table:table-cell>
          <table:table-cell office:value-type="float" office:value="-77.185892" calcext:value-type="float">
            <text:p>-77.185892</text:p>
          </table:table-cell>
          <table:table-cell table:formula="of:=AND([.F109]&gt;[$Sheet2.$B$2];[.G109]&gt;[$Sheet2.$C$2];[.G109]&lt;[$Sheet2.$C$3])" office:value-type="boolean" office:boolean-value="true" calcext:value-type="boolean">
            <text:p>TRUE</text:p>
          </table:table-cell>
          <table:table-cell table:formula="of:=[.F109]&gt;[$Sheet2.$B$2]" office:value-type="boolean" office:boolean-value="true" calcext:value-type="boolean">
            <text:p>TRUE</text:p>
          </table:table-cell>
          <table:table-cell table:formula="of:=AND([.G109]&gt;[$Sheet2.$C$2];[.G109]&lt;[$Sheet2.$C$3])" office:value-type="boolean" office:boolean-value="true" calcext:value-type="boolean">
            <text:p>TRUE</text:p>
          </table:table-cell>
          <table:table-cell table:formula="of:=IF([.H109];[.E109];&quot;&quot;)"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8" calcext:value-type="float">
            <text:p>700718</text:p>
          </table:table-cell>
          <table:table-cell office:value-type="float" office:value="1" calcext:value-type="float">
            <text:p>1</text:p>
          </table:table-cell>
          <table:table-cell office:value-type="float" office:value="3755" calcext:value-type="float">
            <text:p>3755</text:p>
          </table:table-cell>
          <table:table-cell office:value-type="float" office:value="39.115531" calcext:value-type="float">
            <text:p>39.115531</text:p>
          </table:table-cell>
          <table:table-cell office:value-type="float" office:value="-77.172729" calcext:value-type="float">
            <text:p>-77.172729</text:p>
          </table:table-cell>
          <table:table-cell table:formula="of:=AND([.F110]&gt;[$Sheet2.$B$2];[.G110]&gt;[$Sheet2.$C$2];[.G110]&lt;[$Sheet2.$C$3])" office:value-type="boolean" office:boolean-value="true" calcext:value-type="boolean">
            <text:p>TRUE</text:p>
          </table:table-cell>
          <table:table-cell table:formula="of:=[.F110]&gt;[$Sheet2.$B$2]" office:value-type="boolean" office:boolean-value="true" calcext:value-type="boolean">
            <text:p>TRUE</text:p>
          </table:table-cell>
          <table:table-cell table:formula="of:=AND([.G110]&gt;[$Sheet2.$C$2];[.G110]&lt;[$Sheet2.$C$3])" office:value-type="boolean" office:boolean-value="true" calcext:value-type="boolean">
            <text:p>TRUE</text:p>
          </table:table-cell>
          <table:table-cell table:formula="of:=IF([.H110];[.E110];&quot;&quot;)"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8" calcext:value-type="float">
            <text:p>700718</text:p>
          </table:table-cell>
          <table:table-cell office:value-type="float" office:value="2" calcext:value-type="float">
            <text:p>2</text:p>
          </table:table-cell>
          <table:table-cell office:value-type="float" office:value="574" calcext:value-type="float">
            <text:p>574</text:p>
          </table:table-cell>
          <table:table-cell office:value-type="float" office:value="39.11353" calcext:value-type="float">
            <text:p>39.11353</text:p>
          </table:table-cell>
          <table:table-cell office:value-type="float" office:value="-77.179863" calcext:value-type="float">
            <text:p>-77.179863</text:p>
          </table:table-cell>
          <table:table-cell table:formula="of:=AND([.F111]&gt;[$Sheet2.$B$2];[.G111]&gt;[$Sheet2.$C$2];[.G111]&lt;[$Sheet2.$C$3])" office:value-type="boolean" office:boolean-value="true" calcext:value-type="boolean">
            <text:p>TRUE</text:p>
          </table:table-cell>
          <table:table-cell table:formula="of:=[.F111]&gt;[$Sheet2.$B$2]" office:value-type="boolean" office:boolean-value="true" calcext:value-type="boolean">
            <text:p>TRUE</text:p>
          </table:table-cell>
          <table:table-cell table:formula="of:=AND([.G111]&gt;[$Sheet2.$C$2];[.G111]&lt;[$Sheet2.$C$3])" office:value-type="boolean" office:boolean-value="true" calcext:value-type="boolean">
            <text:p>TRUE</text:p>
          </table:table-cell>
          <table:table-cell table:formula="of:=IF([.H111];[.E111];&quot;&quot;)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9" calcext:value-type="float">
            <text:p>700719</text:p>
          </table:table-cell>
          <table:table-cell office:value-type="float" office:value="1" calcext:value-type="float">
            <text:p>1</text:p>
          </table:table-cell>
          <table:table-cell office:value-type="float" office:value="1372" calcext:value-type="float">
            <text:p>1372</text:p>
          </table:table-cell>
          <table:table-cell office:value-type="float" office:value="39.143566" calcext:value-type="float">
            <text:p>39.143566</text:p>
          </table:table-cell>
          <table:table-cell office:value-type="float" office:value="-77.182372" calcext:value-type="float">
            <text:p>-77.182372</text:p>
          </table:table-cell>
          <table:table-cell table:formula="of:=AND([.F112]&gt;[$Sheet2.$B$2];[.G112]&gt;[$Sheet2.$C$2];[.G112]&lt;[$Sheet2.$C$3])" office:value-type="boolean" office:boolean-value="true" calcext:value-type="boolean">
            <text:p>TRUE</text:p>
          </table:table-cell>
          <table:table-cell table:formula="of:=[.F112]&gt;[$Sheet2.$B$2]" office:value-type="boolean" office:boolean-value="true" calcext:value-type="boolean">
            <text:p>TRUE</text:p>
          </table:table-cell>
          <table:table-cell table:formula="of:=AND([.G112]&gt;[$Sheet2.$C$2];[.G112]&lt;[$Sheet2.$C$3])" office:value-type="boolean" office:boolean-value="true" calcext:value-type="boolean">
            <text:p>TRUE</text:p>
          </table:table-cell>
          <table:table-cell table:formula="of:=IF([.H112];[.E112];&quot;&quot;)"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9" calcext:value-type="float">
            <text:p>700719</text:p>
          </table:table-cell>
          <table:table-cell office:value-type="float" office:value="2" calcext:value-type="float">
            <text:p>2</text:p>
          </table:table-cell>
          <table:table-cell office:value-type="float" office:value="3508" calcext:value-type="float">
            <text:p>3508</text:p>
          </table:table-cell>
          <table:table-cell office:value-type="float" office:value="39.150313" calcext:value-type="float">
            <text:p>39.150313</text:p>
          </table:table-cell>
          <table:table-cell office:value-type="float" office:value="-77.190577" calcext:value-type="float">
            <text:p>-77.190577</text:p>
          </table:table-cell>
          <table:table-cell table:formula="of:=AND([.F113]&gt;[$Sheet2.$B$2];[.G113]&gt;[$Sheet2.$C$2];[.G113]&lt;[$Sheet2.$C$3])" office:value-type="boolean" office:boolean-value="true" calcext:value-type="boolean">
            <text:p>TRUE</text:p>
          </table:table-cell>
          <table:table-cell table:formula="of:=[.F113]&gt;[$Sheet2.$B$2]" office:value-type="boolean" office:boolean-value="true" calcext:value-type="boolean">
            <text:p>TRUE</text:p>
          </table:table-cell>
          <table:table-cell table:formula="of:=AND([.G113]&gt;[$Sheet2.$C$2];[.G113]&lt;[$Sheet2.$C$3])" office:value-type="boolean" office:boolean-value="true" calcext:value-type="boolean">
            <text:p>TRUE</text:p>
          </table:table-cell>
          <table:table-cell table:formula="of:=IF([.H113];[.E113];&quot;&quot;)"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19" calcext:value-type="float">
            <text:p>700719</text:p>
          </table:table-cell>
          <table:table-cell office:value-type="float" office:value="3" calcext:value-type="float">
            <text:p>3</text:p>
          </table:table-cell>
          <table:table-cell office:value-type="float" office:value="2710" calcext:value-type="float">
            <text:p>2710</text:p>
          </table:table-cell>
          <table:table-cell office:value-type="float" office:value="39.14458" calcext:value-type="float">
            <text:p>39.14458</text:p>
          </table:table-cell>
          <table:table-cell office:value-type="float" office:value="-77.188312" calcext:value-type="float">
            <text:p>-77.188312</text:p>
          </table:table-cell>
          <table:table-cell table:formula="of:=AND([.F114]&gt;[$Sheet2.$B$2];[.G114]&gt;[$Sheet2.$C$2];[.G114]&lt;[$Sheet2.$C$3])" office:value-type="boolean" office:boolean-value="true" calcext:value-type="boolean">
            <text:p>TRUE</text:p>
          </table:table-cell>
          <table:table-cell table:formula="of:=[.F114]&gt;[$Sheet2.$B$2]" office:value-type="boolean" office:boolean-value="true" calcext:value-type="boolean">
            <text:p>TRUE</text:p>
          </table:table-cell>
          <table:table-cell table:formula="of:=AND([.G114]&gt;[$Sheet2.$C$2];[.G114]&lt;[$Sheet2.$C$3])" office:value-type="boolean" office:boolean-value="true" calcext:value-type="boolean">
            <text:p>TRUE</text:p>
          </table:table-cell>
          <table:table-cell table:formula="of:=IF([.H114];[.E114];&quot;&quot;)"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20" calcext:value-type="float">
            <text:p>700720</text:p>
          </table:table-cell>
          <table:table-cell office:value-type="float" office:value="1" calcext:value-type="float">
            <text:p>1</text:p>
          </table:table-cell>
          <table:table-cell office:value-type="float" office:value="1545" calcext:value-type="float">
            <text:p>1545</text:p>
          </table:table-cell>
          <table:table-cell office:value-type="float" office:value="39.152283" calcext:value-type="float">
            <text:p>39.152283</text:p>
          </table:table-cell>
          <table:table-cell office:value-type="float" office:value="-77.179356" calcext:value-type="float">
            <text:p>-77.179356</text:p>
          </table:table-cell>
          <table:table-cell table:formula="of:=AND([.F115]&gt;[$Sheet2.$B$2];[.G115]&gt;[$Sheet2.$C$2];[.G115]&lt;[$Sheet2.$C$3])" office:value-type="boolean" office:boolean-value="true" calcext:value-type="boolean">
            <text:p>TRUE</text:p>
          </table:table-cell>
          <table:table-cell table:formula="of:=[.F115]&gt;[$Sheet2.$B$2]" office:value-type="boolean" office:boolean-value="true" calcext:value-type="boolean">
            <text:p>TRUE</text:p>
          </table:table-cell>
          <table:table-cell table:formula="of:=AND([.G115]&gt;[$Sheet2.$C$2];[.G115]&lt;[$Sheet2.$C$3])" office:value-type="boolean" office:boolean-value="true" calcext:value-type="boolean">
            <text:p>TRUE</text:p>
          </table:table-cell>
          <table:table-cell table:formula="of:=IF([.H115];[.E115];&quot;&quot;)"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20" calcext:value-type="float">
            <text:p>700720</text:p>
          </table:table-cell>
          <table:table-cell office:value-type="float" office:value="2" calcext:value-type="float">
            <text:p>2</text:p>
          </table:table-cell>
          <table:table-cell office:value-type="float" office:value="1954" calcext:value-type="float">
            <text:p>1954</text:p>
          </table:table-cell>
          <table:table-cell office:value-type="float" office:value="39.147556" calcext:value-type="float">
            <text:p>39.147556</text:p>
          </table:table-cell>
          <table:table-cell office:value-type="float" office:value="-77.174377" calcext:value-type="float">
            <text:p>-77.174377</text:p>
          </table:table-cell>
          <table:table-cell table:formula="of:=AND([.F116]&gt;[$Sheet2.$B$2];[.G116]&gt;[$Sheet2.$C$2];[.G116]&lt;[$Sheet2.$C$3])" office:value-type="boolean" office:boolean-value="true" calcext:value-type="boolean">
            <text:p>TRUE</text:p>
          </table:table-cell>
          <table:table-cell table:formula="of:=[.F116]&gt;[$Sheet2.$B$2]" office:value-type="boolean" office:boolean-value="true" calcext:value-type="boolean">
            <text:p>TRUE</text:p>
          </table:table-cell>
          <table:table-cell table:formula="of:=AND([.G116]&gt;[$Sheet2.$C$2];[.G116]&lt;[$Sheet2.$C$3])" office:value-type="boolean" office:boolean-value="true" calcext:value-type="boolean">
            <text:p>TRUE</text:p>
          </table:table-cell>
          <table:table-cell table:formula="of:=IF([.H116];[.E116];&quot;&quot;)"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21" calcext:value-type="float">
            <text:p>700721</text:p>
          </table:table-cell>
          <table:table-cell office:value-type="float" office:value="1" calcext:value-type="float">
            <text:p>1</text:p>
          </table:table-cell>
          <table:table-cell office:value-type="float" office:value="1154" calcext:value-type="float">
            <text:p>1154</text:p>
          </table:table-cell>
          <table:table-cell office:value-type="float" office:value="39.159278" calcext:value-type="float">
            <text:p>39.159278</text:p>
          </table:table-cell>
          <table:table-cell office:value-type="float" office:value="-77.205923" calcext:value-type="float">
            <text:p>-77.205923</text:p>
          </table:table-cell>
          <table:table-cell table:formula="of:=AND([.F117]&gt;[$Sheet2.$B$2];[.G117]&gt;[$Sheet2.$C$2];[.G117]&lt;[$Sheet2.$C$3])" office:value-type="boolean" office:boolean-value="true" calcext:value-type="boolean">
            <text:p>TRUE</text:p>
          </table:table-cell>
          <table:table-cell table:formula="of:=[.F117]&gt;[$Sheet2.$B$2]" office:value-type="boolean" office:boolean-value="true" calcext:value-type="boolean">
            <text:p>TRUE</text:p>
          </table:table-cell>
          <table:table-cell table:formula="of:=AND([.G117]&gt;[$Sheet2.$C$2];[.G117]&lt;[$Sheet2.$C$3])" office:value-type="boolean" office:boolean-value="true" calcext:value-type="boolean">
            <text:p>TRUE</text:p>
          </table:table-cell>
          <table:table-cell table:formula="of:=IF([.H117];[.E117];&quot;&quot;)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21" calcext:value-type="float">
            <text:p>700721</text:p>
          </table:table-cell>
          <table:table-cell office:value-type="float" office:value="2" calcext:value-type="float">
            <text:p>2</text:p>
          </table:table-cell>
          <table:table-cell office:value-type="float" office:value="1467" calcext:value-type="float">
            <text:p>1467</text:p>
          </table:table-cell>
          <table:table-cell office:value-type="float" office:value="39.163168" calcext:value-type="float">
            <text:p>39.163168</text:p>
          </table:table-cell>
          <table:table-cell office:value-type="float" office:value="-77.2053" calcext:value-type="float">
            <text:p>-77.2053</text:p>
          </table:table-cell>
          <table:table-cell table:formula="of:=AND([.F118]&gt;[$Sheet2.$B$2];[.G118]&gt;[$Sheet2.$C$2];[.G118]&lt;[$Sheet2.$C$3])" office:value-type="boolean" office:boolean-value="true" calcext:value-type="boolean">
            <text:p>TRUE</text:p>
          </table:table-cell>
          <table:table-cell table:formula="of:=[.F118]&gt;[$Sheet2.$B$2]" office:value-type="boolean" office:boolean-value="true" calcext:value-type="boolean">
            <text:p>TRUE</text:p>
          </table:table-cell>
          <table:table-cell table:formula="of:=AND([.G118]&gt;[$Sheet2.$C$2];[.G118]&lt;[$Sheet2.$C$3])" office:value-type="boolean" office:boolean-value="true" calcext:value-type="boolean">
            <text:p>TRUE</text:p>
          </table:table-cell>
          <table:table-cell table:formula="of:=IF([.H118];[.E118];&quot;&quot;)"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22" calcext:value-type="float">
            <text:p>700722</text:p>
          </table:table-cell>
          <table:table-cell office:value-type="float" office:value="1" calcext:value-type="float">
            <text:p>1</text:p>
          </table:table-cell>
          <table:table-cell office:value-type="float" office:value="2393" calcext:value-type="float">
            <text:p>2393</text:p>
          </table:table-cell>
          <table:table-cell office:value-type="float" office:value="39.16299" calcext:value-type="float">
            <text:p>39.16299</text:p>
          </table:table-cell>
          <table:table-cell office:value-type="float" office:value="-77.218929" calcext:value-type="float">
            <text:p>-77.218929</text:p>
          </table:table-cell>
          <table:table-cell table:formula="of:=AND([.F119]&gt;[$Sheet2.$B$2];[.G119]&gt;[$Sheet2.$C$2];[.G119]&lt;[$Sheet2.$C$3])" office:value-type="boolean" office:boolean-value="true" calcext:value-type="boolean">
            <text:p>TRUE</text:p>
          </table:table-cell>
          <table:table-cell table:formula="of:=[.F119]&gt;[$Sheet2.$B$2]" office:value-type="boolean" office:boolean-value="true" calcext:value-type="boolean">
            <text:p>TRUE</text:p>
          </table:table-cell>
          <table:table-cell table:formula="of:=AND([.G119]&gt;[$Sheet2.$C$2];[.G119]&lt;[$Sheet2.$C$3])" office:value-type="boolean" office:boolean-value="true" calcext:value-type="boolean">
            <text:p>TRUE</text:p>
          </table:table-cell>
          <table:table-cell table:formula="of:=IF([.H119];[.E119];&quot;&quot;)"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22" calcext:value-type="float">
            <text:p>700722</text:p>
          </table:table-cell>
          <table:table-cell office:value-type="float" office:value="2" calcext:value-type="float">
            <text:p>2</text:p>
          </table:table-cell>
          <table:table-cell office:value-type="float" office:value="549" calcext:value-type="float">
            <text:p>549</text:p>
          </table:table-cell>
          <table:table-cell office:value-type="float" office:value="39.15804" calcext:value-type="float">
            <text:p>39.15804</text:p>
          </table:table-cell>
          <table:table-cell office:value-type="float" office:value="-77.210586" calcext:value-type="float">
            <text:p>-77.210586</text:p>
          </table:table-cell>
          <table:table-cell table:formula="of:=AND([.F120]&gt;[$Sheet2.$B$2];[.G120]&gt;[$Sheet2.$C$2];[.G120]&lt;[$Sheet2.$C$3])" office:value-type="boolean" office:boolean-value="true" calcext:value-type="boolean">
            <text:p>TRUE</text:p>
          </table:table-cell>
          <table:table-cell table:formula="of:=[.F120]&gt;[$Sheet2.$B$2]" office:value-type="boolean" office:boolean-value="true" calcext:value-type="boolean">
            <text:p>TRUE</text:p>
          </table:table-cell>
          <table:table-cell table:formula="of:=AND([.G120]&gt;[$Sheet2.$C$2];[.G120]&lt;[$Sheet2.$C$3])" office:value-type="boolean" office:boolean-value="true" calcext:value-type="boolean">
            <text:p>TRUE</text:p>
          </table:table-cell>
          <table:table-cell table:formula="of:=IF([.H120];[.E120];&quot;&quot;)"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22" calcext:value-type="float">
            <text:p>700722</text:p>
          </table:table-cell>
          <table:table-cell office:value-type="float" office:value="3" calcext:value-type="float">
            <text:p>3</text:p>
          </table:table-cell>
          <table:table-cell office:value-type="float" office:value="1476" calcext:value-type="float">
            <text:p>1476</text:p>
          </table:table-cell>
          <table:table-cell office:value-type="float" office:value="39.161906" calcext:value-type="float">
            <text:p>39.161906</text:p>
          </table:table-cell>
          <table:table-cell office:value-type="float" office:value="-77.21178" calcext:value-type="float">
            <text:p>-77.21178</text:p>
          </table:table-cell>
          <table:table-cell table:formula="of:=AND([.F121]&gt;[$Sheet2.$B$2];[.G121]&gt;[$Sheet2.$C$2];[.G121]&lt;[$Sheet2.$C$3])" office:value-type="boolean" office:boolean-value="true" calcext:value-type="boolean">
            <text:p>TRUE</text:p>
          </table:table-cell>
          <table:table-cell table:formula="of:=[.F121]&gt;[$Sheet2.$B$2]" office:value-type="boolean" office:boolean-value="true" calcext:value-type="boolean">
            <text:p>TRUE</text:p>
          </table:table-cell>
          <table:table-cell table:formula="of:=AND([.G121]&gt;[$Sheet2.$C$2];[.G121]&lt;[$Sheet2.$C$3])" office:value-type="boolean" office:boolean-value="true" calcext:value-type="boolean">
            <text:p>TRUE</text:p>
          </table:table-cell>
          <table:table-cell table:formula="of:=IF([.H121];[.E121];&quot;&quot;)"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23" calcext:value-type="float">
            <text:p>700723</text:p>
          </table:table-cell>
          <table:table-cell office:value-type="float" office:value="1" calcext:value-type="float">
            <text:p>1</text:p>
          </table:table-cell>
          <table:table-cell office:value-type="float" office:value="1423" calcext:value-type="float">
            <text:p>1423</text:p>
          </table:table-cell>
          <table:table-cell office:value-type="float" office:value="39.146424" calcext:value-type="float">
            <text:p>39.146424</text:p>
          </table:table-cell>
          <table:table-cell office:value-type="float" office:value="-77.203181" calcext:value-type="float">
            <text:p>-77.203181</text:p>
          </table:table-cell>
          <table:table-cell table:formula="of:=AND([.F122]&gt;[$Sheet2.$B$2];[.G122]&gt;[$Sheet2.$C$2];[.G122]&lt;[$Sheet2.$C$3])" office:value-type="boolean" office:boolean-value="true" calcext:value-type="boolean">
            <text:p>TRUE</text:p>
          </table:table-cell>
          <table:table-cell table:formula="of:=[.F122]&gt;[$Sheet2.$B$2]" office:value-type="boolean" office:boolean-value="true" calcext:value-type="boolean">
            <text:p>TRUE</text:p>
          </table:table-cell>
          <table:table-cell table:formula="of:=AND([.G122]&gt;[$Sheet2.$C$2];[.G122]&lt;[$Sheet2.$C$3])" office:value-type="boolean" office:boolean-value="true" calcext:value-type="boolean">
            <text:p>TRUE</text:p>
          </table:table-cell>
          <table:table-cell table:formula="of:=IF([.H122];[.E122];&quot;&quot;)"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23" calcext:value-type="float">
            <text:p>700723</text:p>
          </table:table-cell>
          <table:table-cell office:value-type="float" office:value="2" calcext:value-type="float">
            <text:p>2</text:p>
          </table:table-cell>
          <table:table-cell office:value-type="float" office:value="1167" calcext:value-type="float">
            <text:p>1167</text:p>
          </table:table-cell>
          <table:table-cell office:value-type="float" office:value="39.150012" calcext:value-type="float">
            <text:p>39.150012</text:p>
          </table:table-cell>
          <table:table-cell office:value-type="float" office:value="-77.198982" calcext:value-type="float">
            <text:p>-77.198982</text:p>
          </table:table-cell>
          <table:table-cell table:formula="of:=AND([.F123]&gt;[$Sheet2.$B$2];[.G123]&gt;[$Sheet2.$C$2];[.G123]&lt;[$Sheet2.$C$3])" office:value-type="boolean" office:boolean-value="true" calcext:value-type="boolean">
            <text:p>TRUE</text:p>
          </table:table-cell>
          <table:table-cell table:formula="of:=[.F123]&gt;[$Sheet2.$B$2]" office:value-type="boolean" office:boolean-value="true" calcext:value-type="boolean">
            <text:p>TRUE</text:p>
          </table:table-cell>
          <table:table-cell table:formula="of:=AND([.G123]&gt;[$Sheet2.$C$2];[.G123]&lt;[$Sheet2.$C$3])" office:value-type="boolean" office:boolean-value="true" calcext:value-type="boolean">
            <text:p>TRUE</text:p>
          </table:table-cell>
          <table:table-cell table:formula="of:=IF([.H123];[.E123];&quot;&quot;)"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23" calcext:value-type="float">
            <text:p>700723</text:p>
          </table:table-cell>
          <table:table-cell office:value-type="float" office:value="3" calcext:value-type="float">
            <text:p>3</text:p>
          </table:table-cell>
          <table:table-cell office:value-type="float" office:value="797" calcext:value-type="float">
            <text:p>797</text:p>
          </table:table-cell>
          <table:table-cell office:value-type="float" office:value="39.145016" calcext:value-type="float">
            <text:p>39.145016</text:p>
          </table:table-cell>
          <table:table-cell office:value-type="float" office:value="-77.193936" calcext:value-type="float">
            <text:p>-77.193936</text:p>
          </table:table-cell>
          <table:table-cell table:formula="of:=AND([.F124]&gt;[$Sheet2.$B$2];[.G124]&gt;[$Sheet2.$C$2];[.G124]&lt;[$Sheet2.$C$3])" office:value-type="boolean" office:boolean-value="true" calcext:value-type="boolean">
            <text:p>TRUE</text:p>
          </table:table-cell>
          <table:table-cell table:formula="of:=[.F124]&gt;[$Sheet2.$B$2]" office:value-type="boolean" office:boolean-value="true" calcext:value-type="boolean">
            <text:p>TRUE</text:p>
          </table:table-cell>
          <table:table-cell table:formula="of:=AND([.G124]&gt;[$Sheet2.$C$2];[.G124]&lt;[$Sheet2.$C$3])" office:value-type="boolean" office:boolean-value="true" calcext:value-type="boolean">
            <text:p>TRUE</text:p>
          </table:table-cell>
          <table:table-cell table:formula="of:=IF([.H124];[.E124];&quot;&quot;)"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724" calcext:value-type="float">
            <text:p>700724</text:p>
          </table:table-cell>
          <table:table-cell office:value-type="float" office:value="1" calcext:value-type="float">
            <text:p>1</text:p>
          </table:table-cell>
          <table:table-cell office:value-type="float" office:value="3154" calcext:value-type="float">
            <text:p>3154</text:p>
          </table:table-cell>
          <table:table-cell office:value-type="float" office:value="39.137219" calcext:value-type="float">
            <text:p>39.137219</text:p>
          </table:table-cell>
          <table:table-cell office:value-type="float" office:value="-77.207394" calcext:value-type="float">
            <text:p>-77.207394</text:p>
          </table:table-cell>
          <table:table-cell table:formula="of:=AND([.F125]&gt;[$Sheet2.$B$2];[.G125]&gt;[$Sheet2.$C$2];[.G125]&lt;[$Sheet2.$C$3])" office:value-type="boolean" office:boolean-value="true" calcext:value-type="boolean">
            <text:p>TRUE</text:p>
          </table:table-cell>
          <table:table-cell table:formula="of:=[.F125]&gt;[$Sheet2.$B$2]" office:value-type="boolean" office:boolean-value="true" calcext:value-type="boolean">
            <text:p>TRUE</text:p>
          </table:table-cell>
          <table:table-cell table:formula="of:=AND([.G125]&gt;[$Sheet2.$C$2];[.G125]&lt;[$Sheet2.$C$3])" office:value-type="boolean" office:boolean-value="true" calcext:value-type="boolean">
            <text:p>TRUE</text:p>
          </table:table-cell>
          <table:table-cell table:formula="of:=IF([.H125];[.E125];&quot;&quot;)"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0" calcext:value-type="float">
            <text:p>700810</text:p>
          </table:table-cell>
          <table:table-cell office:value-type="float" office:value="1" calcext:value-type="float">
            <text:p>1</text:p>
          </table:table-cell>
          <table:table-cell office:value-type="float" office:value="739" calcext:value-type="float">
            <text:p>739</text:p>
          </table:table-cell>
          <table:table-cell office:value-type="float" office:value="39.192601" calcext:value-type="float">
            <text:p>39.192601</text:p>
          </table:table-cell>
          <table:table-cell office:value-type="float" office:value="-77.201865" calcext:value-type="float">
            <text:p>-77.201865</text:p>
          </table:table-cell>
          <table:table-cell table:formula="of:=AND([.F126]&gt;[$Sheet2.$B$2];[.G126]&gt;[$Sheet2.$C$2];[.G126]&lt;[$Sheet2.$C$3])" office:value-type="boolean" office:boolean-value="true" calcext:value-type="boolean">
            <text:p>TRUE</text:p>
          </table:table-cell>
          <table:table-cell table:formula="of:=[.F126]&gt;[$Sheet2.$B$2]" office:value-type="boolean" office:boolean-value="true" calcext:value-type="boolean">
            <text:p>TRUE</text:p>
          </table:table-cell>
          <table:table-cell table:formula="of:=AND([.G126]&gt;[$Sheet2.$C$2];[.G126]&lt;[$Sheet2.$C$3])" office:value-type="boolean" office:boolean-value="true" calcext:value-type="boolean">
            <text:p>TRUE</text:p>
          </table:table-cell>
          <table:table-cell table:formula="of:=IF([.H126];[.E126];&quot;&quot;)"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0" calcext:value-type="float">
            <text:p>700810</text:p>
          </table:table-cell>
          <table:table-cell office:value-type="float" office:value="2" calcext:value-type="float">
            <text:p>2</text:p>
          </table:table-cell>
          <table:table-cell office:value-type="float" office:value="2291" calcext:value-type="float">
            <text:p>2291</text:p>
          </table:table-cell>
          <table:table-cell office:value-type="float" office:value="39.188321" calcext:value-type="float">
            <text:p>39.188321</text:p>
          </table:table-cell>
          <table:table-cell office:value-type="float" office:value="-77.204118" calcext:value-type="float">
            <text:p>-77.204118</text:p>
          </table:table-cell>
          <table:table-cell table:formula="of:=AND([.F127]&gt;[$Sheet2.$B$2];[.G127]&gt;[$Sheet2.$C$2];[.G127]&lt;[$Sheet2.$C$3])" office:value-type="boolean" office:boolean-value="true" calcext:value-type="boolean">
            <text:p>TRUE</text:p>
          </table:table-cell>
          <table:table-cell table:formula="of:=[.F127]&gt;[$Sheet2.$B$2]" office:value-type="boolean" office:boolean-value="true" calcext:value-type="boolean">
            <text:p>TRUE</text:p>
          </table:table-cell>
          <table:table-cell table:formula="of:=AND([.G127]&gt;[$Sheet2.$C$2];[.G127]&lt;[$Sheet2.$C$3])" office:value-type="boolean" office:boolean-value="true" calcext:value-type="boolean">
            <text:p>TRUE</text:p>
          </table:table-cell>
          <table:table-cell table:formula="of:=IF([.H127];[.E127];&quot;&quot;)"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0" calcext:value-type="float">
            <text:p>700810</text:p>
          </table:table-cell>
          <table:table-cell office:value-type="float" office:value="3" calcext:value-type="float">
            <text:p>3</text:p>
          </table:table-cell>
          <table:table-cell office:value-type="float" office:value="2112" calcext:value-type="float">
            <text:p>2112</text:p>
          </table:table-cell>
          <table:table-cell office:value-type="float" office:value="39.1817" calcext:value-type="float">
            <text:p>39.1817</text:p>
          </table:table-cell>
          <table:table-cell office:value-type="float" office:value="-77.210237" calcext:value-type="float">
            <text:p>-77.210237</text:p>
          </table:table-cell>
          <table:table-cell table:formula="of:=AND([.F128]&gt;[$Sheet2.$B$2];[.G128]&gt;[$Sheet2.$C$2];[.G128]&lt;[$Sheet2.$C$3])" office:value-type="boolean" office:boolean-value="true" calcext:value-type="boolean">
            <text:p>TRUE</text:p>
          </table:table-cell>
          <table:table-cell table:formula="of:=[.F128]&gt;[$Sheet2.$B$2]" office:value-type="boolean" office:boolean-value="true" calcext:value-type="boolean">
            <text:p>TRUE</text:p>
          </table:table-cell>
          <table:table-cell table:formula="of:=AND([.G128]&gt;[$Sheet2.$C$2];[.G128]&lt;[$Sheet2.$C$3])" office:value-type="boolean" office:boolean-value="true" calcext:value-type="boolean">
            <text:p>TRUE</text:p>
          </table:table-cell>
          <table:table-cell table:formula="of:=IF([.H128];[.E128];&quot;&quot;)"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1" calcext:value-type="float">
            <text:p>700811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float" office:value="39.1877" calcext:value-type="float">
            <text:p>39.1877</text:p>
          </table:table-cell>
          <table:table-cell office:value-type="float" office:value="-77.192061" calcext:value-type="float">
            <text:p>-77.192061</text:p>
          </table:table-cell>
          <table:table-cell table:formula="of:=AND([.F129]&gt;[$Sheet2.$B$2];[.G129]&gt;[$Sheet2.$C$2];[.G129]&lt;[$Sheet2.$C$3])" office:value-type="boolean" office:boolean-value="true" calcext:value-type="boolean">
            <text:p>TRUE</text:p>
          </table:table-cell>
          <table:table-cell table:formula="of:=[.F129]&gt;[$Sheet2.$B$2]" office:value-type="boolean" office:boolean-value="true" calcext:value-type="boolean">
            <text:p>TRUE</text:p>
          </table:table-cell>
          <table:table-cell table:formula="of:=AND([.G129]&gt;[$Sheet2.$C$2];[.G129]&lt;[$Sheet2.$C$3])" office:value-type="boolean" office:boolean-value="true" calcext:value-type="boolean">
            <text:p>TRUE</text:p>
          </table:table-cell>
          <table:table-cell table:formula="of:=IF([.H129];[.E129];&quot;&quot;)"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1" calcext:value-type="float">
            <text:p>700811</text:p>
          </table:table-cell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39.1835" calcext:value-type="float">
            <text:p>39.1835</text:p>
          </table:table-cell>
          <table:table-cell office:value-type="float" office:value="-77.190968" calcext:value-type="float">
            <text:p>-77.190968</text:p>
          </table:table-cell>
          <table:table-cell table:formula="of:=AND([.F130]&gt;[$Sheet2.$B$2];[.G130]&gt;[$Sheet2.$C$2];[.G130]&lt;[$Sheet2.$C$3])" office:value-type="boolean" office:boolean-value="true" calcext:value-type="boolean">
            <text:p>TRUE</text:p>
          </table:table-cell>
          <table:table-cell table:formula="of:=[.F130]&gt;[$Sheet2.$B$2]" office:value-type="boolean" office:boolean-value="true" calcext:value-type="boolean">
            <text:p>TRUE</text:p>
          </table:table-cell>
          <table:table-cell table:formula="of:=AND([.G130]&gt;[$Sheet2.$C$2];[.G130]&lt;[$Sheet2.$C$3])" office:value-type="boolean" office:boolean-value="true" calcext:value-type="boolean">
            <text:p>TRUE</text:p>
          </table:table-cell>
          <table:table-cell table:formula="of:=IF([.H130];[.E130];&quot;&quot;)"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1" calcext:value-type="float">
            <text:p>700811</text:p>
          </table:table-cell>
          <table:table-cell office:value-type="float" office:value="3" calcext:value-type="float">
            <text:p>3</text:p>
          </table:table-cell>
          <table:table-cell office:value-type="float" office:value="2252" calcext:value-type="float">
            <text:p>2252</text:p>
          </table:table-cell>
          <table:table-cell office:value-type="float" office:value="39.17961" calcext:value-type="float">
            <text:p>39.17961</text:p>
          </table:table-cell>
          <table:table-cell office:value-type="float" office:value="-77.194374" calcext:value-type="float">
            <text:p>-77.194374</text:p>
          </table:table-cell>
          <table:table-cell table:formula="of:=AND([.F131]&gt;[$Sheet2.$B$2];[.G131]&gt;[$Sheet2.$C$2];[.G131]&lt;[$Sheet2.$C$3])" office:value-type="boolean" office:boolean-value="true" calcext:value-type="boolean">
            <text:p>TRUE</text:p>
          </table:table-cell>
          <table:table-cell table:formula="of:=[.F131]&gt;[$Sheet2.$B$2]" office:value-type="boolean" office:boolean-value="true" calcext:value-type="boolean">
            <text:p>TRUE</text:p>
          </table:table-cell>
          <table:table-cell table:formula="of:=AND([.G131]&gt;[$Sheet2.$C$2];[.G131]&lt;[$Sheet2.$C$3])" office:value-type="boolean" office:boolean-value="true" calcext:value-type="boolean">
            <text:p>TRUE</text:p>
          </table:table-cell>
          <table:table-cell table:formula="of:=IF([.H131];[.E131];&quot;&quot;)"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2" calcext:value-type="float">
            <text:p>700812</text:p>
          </table:table-cell>
          <table:table-cell office:value-type="float" office:value="1" calcext:value-type="float">
            <text:p>1</text:p>
          </table:table-cell>
          <table:table-cell office:value-type="float" office:value="2685" calcext:value-type="float">
            <text:p>2685</text:p>
          </table:table-cell>
          <table:table-cell office:value-type="float" office:value="39.174166" calcext:value-type="float">
            <text:p>39.174166</text:p>
          </table:table-cell>
          <table:table-cell office:value-type="float" office:value="-77.199" calcext:value-type="float">
            <text:p>-77.199</text:p>
          </table:table-cell>
          <table:table-cell table:formula="of:=AND([.F132]&gt;[$Sheet2.$B$2];[.G132]&gt;[$Sheet2.$C$2];[.G132]&lt;[$Sheet2.$C$3])" office:value-type="boolean" office:boolean-value="true" calcext:value-type="boolean">
            <text:p>TRUE</text:p>
          </table:table-cell>
          <table:table-cell table:formula="of:=[.F132]&gt;[$Sheet2.$B$2]" office:value-type="boolean" office:boolean-value="true" calcext:value-type="boolean">
            <text:p>TRUE</text:p>
          </table:table-cell>
          <table:table-cell table:formula="of:=AND([.G132]&gt;[$Sheet2.$C$2];[.G132]&lt;[$Sheet2.$C$3])" office:value-type="boolean" office:boolean-value="true" calcext:value-type="boolean">
            <text:p>TRUE</text:p>
          </table:table-cell>
          <table:table-cell table:formula="of:=IF([.H132];[.E132];&quot;&quot;)" office:value-type="float" office:value="2685" calcext:value-type="float">
            <text:p>26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2" calcext:value-type="float">
            <text:p>700812</text:p>
          </table:table-cell>
          <table:table-cell office:value-type="float" office:value="2" calcext:value-type="float">
            <text:p>2</text:p>
          </table:table-cell>
          <table:table-cell office:value-type="float" office:value="1492" calcext:value-type="float">
            <text:p>1492</text:p>
          </table:table-cell>
          <table:table-cell office:value-type="float" office:value="39.16747" calcext:value-type="float">
            <text:p>39.16747</text:p>
          </table:table-cell>
          <table:table-cell office:value-type="float" office:value="-77.198131" calcext:value-type="float">
            <text:p>-77.198131</text:p>
          </table:table-cell>
          <table:table-cell table:formula="of:=AND([.F133]&gt;[$Sheet2.$B$2];[.G133]&gt;[$Sheet2.$C$2];[.G133]&lt;[$Sheet2.$C$3])" office:value-type="boolean" office:boolean-value="true" calcext:value-type="boolean">
            <text:p>TRUE</text:p>
          </table:table-cell>
          <table:table-cell table:formula="of:=[.F133]&gt;[$Sheet2.$B$2]" office:value-type="boolean" office:boolean-value="true" calcext:value-type="boolean">
            <text:p>TRUE</text:p>
          </table:table-cell>
          <table:table-cell table:formula="of:=AND([.G133]&gt;[$Sheet2.$C$2];[.G133]&lt;[$Sheet2.$C$3])" office:value-type="boolean" office:boolean-value="true" calcext:value-type="boolean">
            <text:p>TRUE</text:p>
          </table:table-cell>
          <table:table-cell table:formula="of:=IF([.H133];[.E133];&quot;&quot;)"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3" calcext:value-type="float">
            <text:p>700813</text:p>
          </table:table-cell>
          <table:table-cell office:value-type="float" office:value="1" calcext:value-type="float">
            <text:p>1</text:p>
          </table:table-cell>
          <table:table-cell office:value-type="float" office:value="1215" calcext:value-type="float">
            <text:p>1215</text:p>
          </table:table-cell>
          <table:table-cell office:value-type="float" office:value="39.170199" calcext:value-type="float">
            <text:p>39.170199</text:p>
          </table:table-cell>
          <table:table-cell office:value-type="float" office:value="-77.218628" calcext:value-type="float">
            <text:p>-77.218628</text:p>
          </table:table-cell>
          <table:table-cell table:formula="of:=AND([.F134]&gt;[$Sheet2.$B$2];[.G134]&gt;[$Sheet2.$C$2];[.G134]&lt;[$Sheet2.$C$3])" office:value-type="boolean" office:boolean-value="true" calcext:value-type="boolean">
            <text:p>TRUE</text:p>
          </table:table-cell>
          <table:table-cell table:formula="of:=[.F134]&gt;[$Sheet2.$B$2]" office:value-type="boolean" office:boolean-value="true" calcext:value-type="boolean">
            <text:p>TRUE</text:p>
          </table:table-cell>
          <table:table-cell table:formula="of:=AND([.G134]&gt;[$Sheet2.$C$2];[.G134]&lt;[$Sheet2.$C$3])" office:value-type="boolean" office:boolean-value="true" calcext:value-type="boolean">
            <text:p>TRUE</text:p>
          </table:table-cell>
          <table:table-cell table:formula="of:=IF([.H134];[.E134];&quot;&quot;)"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3" calcext:value-type="float">
            <text:p>700813</text:p>
          </table:table-cell>
          <table:table-cell office:value-type="float" office:value="2" calcext:value-type="float">
            <text:p>2</text:p>
          </table:table-cell>
          <table:table-cell office:value-type="float" office:value="1392" calcext:value-type="float">
            <text:p>1392</text:p>
          </table:table-cell>
          <table:table-cell office:value-type="float" office:value="39.176044" calcext:value-type="float">
            <text:p>39.176044</text:p>
          </table:table-cell>
          <table:table-cell office:value-type="float" office:value="-77.205893" calcext:value-type="float">
            <text:p>-77.205893</text:p>
          </table:table-cell>
          <table:table-cell table:formula="of:=AND([.F135]&gt;[$Sheet2.$B$2];[.G135]&gt;[$Sheet2.$C$2];[.G135]&lt;[$Sheet2.$C$3])" office:value-type="boolean" office:boolean-value="true" calcext:value-type="boolean">
            <text:p>TRUE</text:p>
          </table:table-cell>
          <table:table-cell table:formula="of:=[.F135]&gt;[$Sheet2.$B$2]" office:value-type="boolean" office:boolean-value="true" calcext:value-type="boolean">
            <text:p>TRUE</text:p>
          </table:table-cell>
          <table:table-cell table:formula="of:=AND([.G135]&gt;[$Sheet2.$C$2];[.G135]&lt;[$Sheet2.$C$3])" office:value-type="boolean" office:boolean-value="true" calcext:value-type="boolean">
            <text:p>TRUE</text:p>
          </table:table-cell>
          <table:table-cell table:formula="of:=IF([.H135];[.E135];&quot;&quot;)"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3" calcext:value-type="float">
            <text:p>700813</text:p>
          </table:table-cell>
          <table:table-cell office:value-type="float" office:value="3" calcext:value-type="float">
            <text:p>3</text:p>
          </table:table-cell>
          <table:table-cell office:value-type="float" office:value="1207" calcext:value-type="float">
            <text:p>1207</text:p>
          </table:table-cell>
          <table:table-cell office:value-type="float" office:value="39.17543" calcext:value-type="float">
            <text:p>39.17543</text:p>
          </table:table-cell>
          <table:table-cell office:value-type="float" office:value="-77.213325" calcext:value-type="float">
            <text:p>-77.213325</text:p>
          </table:table-cell>
          <table:table-cell table:formula="of:=AND([.F136]&gt;[$Sheet2.$B$2];[.G136]&gt;[$Sheet2.$C$2];[.G136]&lt;[$Sheet2.$C$3])" office:value-type="boolean" office:boolean-value="true" calcext:value-type="boolean">
            <text:p>TRUE</text:p>
          </table:table-cell>
          <table:table-cell table:formula="of:=[.F136]&gt;[$Sheet2.$B$2]" office:value-type="boolean" office:boolean-value="true" calcext:value-type="boolean">
            <text:p>TRUE</text:p>
          </table:table-cell>
          <table:table-cell table:formula="of:=AND([.G136]&gt;[$Sheet2.$C$2];[.G136]&lt;[$Sheet2.$C$3])" office:value-type="boolean" office:boolean-value="true" calcext:value-type="boolean">
            <text:p>TRUE</text:p>
          </table:table-cell>
          <table:table-cell table:formula="of:=IF([.H136];[.E136];&quot;&quot;)"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3" calcext:value-type="float">
            <text:p>700813</text:p>
          </table:table-cell>
          <table:table-cell office:value-type="float" office:value="4" calcext:value-type="float">
            <text:p>4</text:p>
          </table:table-cell>
          <table:table-cell office:value-type="float" office:value="1812" calcext:value-type="float">
            <text:p>1812</text:p>
          </table:table-cell>
          <table:table-cell office:value-type="float" office:value="39.167946" calcext:value-type="float">
            <text:p>39.167946</text:p>
          </table:table-cell>
          <table:table-cell office:value-type="float" office:value="-77.21009" calcext:value-type="float">
            <text:p>-77.21009</text:p>
          </table:table-cell>
          <table:table-cell table:formula="of:=AND([.F137]&gt;[$Sheet2.$B$2];[.G137]&gt;[$Sheet2.$C$2];[.G137]&lt;[$Sheet2.$C$3])" office:value-type="boolean" office:boolean-value="true" calcext:value-type="boolean">
            <text:p>TRUE</text:p>
          </table:table-cell>
          <table:table-cell table:formula="of:=[.F137]&gt;[$Sheet2.$B$2]" office:value-type="boolean" office:boolean-value="true" calcext:value-type="boolean">
            <text:p>TRUE</text:p>
          </table:table-cell>
          <table:table-cell table:formula="of:=AND([.G137]&gt;[$Sheet2.$C$2];[.G137]&lt;[$Sheet2.$C$3])" office:value-type="boolean" office:boolean-value="true" calcext:value-type="boolean">
            <text:p>TRUE</text:p>
          </table:table-cell>
          <table:table-cell table:formula="of:=IF([.H137];[.E137];&quot;&quot;)"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5" calcext:value-type="float">
            <text:p>700815</text:p>
          </table:table-cell>
          <table:table-cell office:value-type="float" office:value="1" calcext:value-type="float">
            <text:p>1</text:p>
          </table:table-cell>
          <table:table-cell office:value-type="float" office:value="2737" calcext:value-type="float">
            <text:p>2737</text:p>
          </table:table-cell>
          <table:table-cell office:value-type="float" office:value="39.166803" calcext:value-type="float">
            <text:p>39.166803</text:p>
          </table:table-cell>
          <table:table-cell office:value-type="float" office:value="-77.273152" calcext:value-type="float">
            <text:p>-77.273152</text:p>
          </table:table-cell>
          <table:table-cell table:formula="of:=AND([.F138]&gt;[$Sheet2.$B$2];[.G138]&gt;[$Sheet2.$C$2];[.G138]&lt;[$Sheet2.$C$3])" office:value-type="boolean" office:boolean-value="true" calcext:value-type="boolean">
            <text:p>TRUE</text:p>
          </table:table-cell>
          <table:table-cell table:formula="of:=[.F138]&gt;[$Sheet2.$B$2]" office:value-type="boolean" office:boolean-value="true" calcext:value-type="boolean">
            <text:p>TRUE</text:p>
          </table:table-cell>
          <table:table-cell table:formula="of:=AND([.G138]&gt;[$Sheet2.$C$2];[.G138]&lt;[$Sheet2.$C$3])" office:value-type="boolean" office:boolean-value="true" calcext:value-type="boolean">
            <text:p>TRUE</text:p>
          </table:table-cell>
          <table:table-cell table:formula="of:=IF([.H138];[.E138];&quot;&quot;)"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5" calcext:value-type="float">
            <text:p>700815</text:p>
          </table:table-cell>
          <table:table-cell office:value-type="float" office:value="2" calcext:value-type="float">
            <text:p>2</text:p>
          </table:table-cell>
          <table:table-cell office:value-type="float" office:value="2235" calcext:value-type="float">
            <text:p>2235</text:p>
          </table:table-cell>
          <table:table-cell office:value-type="float" office:value="39.163161" calcext:value-type="float">
            <text:p>39.163161</text:p>
          </table:table-cell>
          <table:table-cell office:value-type="float" office:value="-77.266204" calcext:value-type="float">
            <text:p>-77.266204</text:p>
          </table:table-cell>
          <table:table-cell table:formula="of:=AND([.F139]&gt;[$Sheet2.$B$2];[.G139]&gt;[$Sheet2.$C$2];[.G139]&lt;[$Sheet2.$C$3])" office:value-type="boolean" office:boolean-value="true" calcext:value-type="boolean">
            <text:p>TRUE</text:p>
          </table:table-cell>
          <table:table-cell table:formula="of:=[.F139]&gt;[$Sheet2.$B$2]" office:value-type="boolean" office:boolean-value="true" calcext:value-type="boolean">
            <text:p>TRUE</text:p>
          </table:table-cell>
          <table:table-cell table:formula="of:=AND([.G139]&gt;[$Sheet2.$C$2];[.G139]&lt;[$Sheet2.$C$3])" office:value-type="boolean" office:boolean-value="true" calcext:value-type="boolean">
            <text:p>TRUE</text:p>
          </table:table-cell>
          <table:table-cell table:formula="of:=IF([.H139];[.E139];&quot;&quot;)"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5" calcext:value-type="float">
            <text:p>700815</text:p>
          </table:table-cell>
          <table:table-cell office:value-type="float" office:value="3" calcext:value-type="float">
            <text:p>3</text:p>
          </table:table-cell>
          <table:table-cell office:value-type="float" office:value="966" calcext:value-type="float">
            <text:p>966</text:p>
          </table:table-cell>
          <table:table-cell office:value-type="float" office:value="39.160369" calcext:value-type="float">
            <text:p>39.160369</text:p>
          </table:table-cell>
          <table:table-cell office:value-type="float" office:value="-77.266109" calcext:value-type="float">
            <text:p>-77.266109</text:p>
          </table:table-cell>
          <table:table-cell table:formula="of:=AND([.F140]&gt;[$Sheet2.$B$2];[.G140]&gt;[$Sheet2.$C$2];[.G140]&lt;[$Sheet2.$C$3])" office:value-type="boolean" office:boolean-value="true" calcext:value-type="boolean">
            <text:p>TRUE</text:p>
          </table:table-cell>
          <table:table-cell table:formula="of:=[.F140]&gt;[$Sheet2.$B$2]" office:value-type="boolean" office:boolean-value="true" calcext:value-type="boolean">
            <text:p>TRUE</text:p>
          </table:table-cell>
          <table:table-cell table:formula="of:=AND([.G140]&gt;[$Sheet2.$C$2];[.G140]&lt;[$Sheet2.$C$3])" office:value-type="boolean" office:boolean-value="true" calcext:value-type="boolean">
            <text:p>TRUE</text:p>
          </table:table-cell>
          <table:table-cell table:formula="of:=IF([.H140];[.E140];&quot;&quot;)"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5" calcext:value-type="float">
            <text:p>700815</text:p>
          </table:table-cell>
          <table:table-cell office:value-type="float" office:value="4" calcext:value-type="float">
            <text:p>4</text:p>
          </table:table-cell>
          <table:table-cell office:value-type="float" office:value="1608" calcext:value-type="float">
            <text:p>1608</text:p>
          </table:table-cell>
          <table:table-cell office:value-type="float" office:value="39.160269" calcext:value-type="float">
            <text:p>39.160269</text:p>
          </table:table-cell>
          <table:table-cell office:value-type="float" office:value="-77.27017" calcext:value-type="float">
            <text:p>-77.27017</text:p>
          </table:table-cell>
          <table:table-cell table:formula="of:=AND([.F141]&gt;[$Sheet2.$B$2];[.G141]&gt;[$Sheet2.$C$2];[.G141]&lt;[$Sheet2.$C$3])" office:value-type="boolean" office:boolean-value="true" calcext:value-type="boolean">
            <text:p>TRUE</text:p>
          </table:table-cell>
          <table:table-cell table:formula="of:=[.F141]&gt;[$Sheet2.$B$2]" office:value-type="boolean" office:boolean-value="true" calcext:value-type="boolean">
            <text:p>TRUE</text:p>
          </table:table-cell>
          <table:table-cell table:formula="of:=AND([.G141]&gt;[$Sheet2.$C$2];[.G141]&lt;[$Sheet2.$C$3])" office:value-type="boolean" office:boolean-value="true" calcext:value-type="boolean">
            <text:p>TRUE</text:p>
          </table:table-cell>
          <table:table-cell table:formula="of:=IF([.H141];[.E141];&quot;&quot;)"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6" calcext:value-type="float">
            <text:p>700816</text:p>
          </table:table-cell>
          <table:table-cell office:value-type="float" office:value="1" calcext:value-type="float">
            <text:p>1</text:p>
          </table:table-cell>
          <table:table-cell office:value-type="float" office:value="2406" calcext:value-type="float">
            <text:p>2406</text:p>
          </table:table-cell>
          <table:table-cell office:value-type="float" office:value="39.126137" calcext:value-type="float">
            <text:p>39.126137</text:p>
          </table:table-cell>
          <table:table-cell office:value-type="float" office:value="-77.205752" calcext:value-type="float">
            <text:p>-77.205752</text:p>
          </table:table-cell>
          <table:table-cell table:formula="of:=AND([.F142]&gt;[$Sheet2.$B$2];[.G142]&gt;[$Sheet2.$C$2];[.G142]&lt;[$Sheet2.$C$3])" office:value-type="boolean" office:boolean-value="true" calcext:value-type="boolean">
            <text:p>TRUE</text:p>
          </table:table-cell>
          <table:table-cell table:formula="of:=[.F142]&gt;[$Sheet2.$B$2]" office:value-type="boolean" office:boolean-value="true" calcext:value-type="boolean">
            <text:p>TRUE</text:p>
          </table:table-cell>
          <table:table-cell table:formula="of:=AND([.G142]&gt;[$Sheet2.$C$2];[.G142]&lt;[$Sheet2.$C$3])" office:value-type="boolean" office:boolean-value="true" calcext:value-type="boolean">
            <text:p>TRUE</text:p>
          </table:table-cell>
          <table:table-cell table:formula="of:=IF([.H142];[.E142];&quot;&quot;)"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6" calcext:value-type="float">
            <text:p>700816</text:p>
          </table:table-cell>
          <table:table-cell office:value-type="float" office:value="2" calcext:value-type="float">
            <text:p>2</text:p>
          </table:table-cell>
          <table:table-cell office:value-type="float" office:value="2084" calcext:value-type="float">
            <text:p>2084</text:p>
          </table:table-cell>
          <table:table-cell office:value-type="float" office:value="39.118509" calcext:value-type="float">
            <text:p>39.118509</text:p>
          </table:table-cell>
          <table:table-cell office:value-type="float" office:value="-77.211542" calcext:value-type="float">
            <text:p>-77.211542</text:p>
          </table:table-cell>
          <table:table-cell table:formula="of:=AND([.F143]&gt;[$Sheet2.$B$2];[.G143]&gt;[$Sheet2.$C$2];[.G143]&lt;[$Sheet2.$C$3])" office:value-type="boolean" office:boolean-value="true" calcext:value-type="boolean">
            <text:p>TRUE</text:p>
          </table:table-cell>
          <table:table-cell table:formula="of:=[.F143]&gt;[$Sheet2.$B$2]" office:value-type="boolean" office:boolean-value="true" calcext:value-type="boolean">
            <text:p>TRUE</text:p>
          </table:table-cell>
          <table:table-cell table:formula="of:=AND([.G143]&gt;[$Sheet2.$C$2];[.G143]&lt;[$Sheet2.$C$3])" office:value-type="boolean" office:boolean-value="true" calcext:value-type="boolean">
            <text:p>TRUE</text:p>
          </table:table-cell>
          <table:table-cell table:formula="of:=IF([.H143];[.E143];&quot;&quot;)"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6" calcext:value-type="float">
            <text:p>700816</text:p>
          </table:table-cell>
          <table:table-cell office:value-type="float" office:value="3" calcext:value-type="float">
            <text:p>3</text:p>
          </table:table-cell>
          <table:table-cell office:value-type="float" office:value="1514" calcext:value-type="float">
            <text:p>1514</text:p>
          </table:table-cell>
          <table:table-cell office:value-type="float" office:value="39.111504" calcext:value-type="float">
            <text:p>39.111504</text:p>
          </table:table-cell>
          <table:table-cell office:value-type="float" office:value="-77.213781" calcext:value-type="float">
            <text:p>-77.213781</text:p>
          </table:table-cell>
          <table:table-cell table:formula="of:=AND([.F144]&gt;[$Sheet2.$B$2];[.G144]&gt;[$Sheet2.$C$2];[.G144]&lt;[$Sheet2.$C$3])" office:value-type="boolean" office:boolean-value="true" calcext:value-type="boolean">
            <text:p>TRUE</text:p>
          </table:table-cell>
          <table:table-cell table:formula="of:=[.F144]&gt;[$Sheet2.$B$2]" office:value-type="boolean" office:boolean-value="true" calcext:value-type="boolean">
            <text:p>TRUE</text:p>
          </table:table-cell>
          <table:table-cell table:formula="of:=AND([.G144]&gt;[$Sheet2.$C$2];[.G144]&lt;[$Sheet2.$C$3])" office:value-type="boolean" office:boolean-value="true" calcext:value-type="boolean">
            <text:p>TRUE</text:p>
          </table:table-cell>
          <table:table-cell table:formula="of:=IF([.H144];[.E144];&quot;&quot;)"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6" calcext:value-type="float">
            <text:p>700816</text:p>
          </table:table-cell>
          <table:table-cell office:value-type="float" office:value="4" calcext:value-type="float">
            <text:p>4</text:p>
          </table:table-cell>
          <table:table-cell office:value-type="float" office:value="1882" calcext:value-type="float">
            <text:p>1882</text:p>
          </table:table-cell>
          <table:table-cell office:value-type="float" office:value="39.124306" calcext:value-type="float">
            <text:p>39.124306</text:p>
          </table:table-cell>
          <table:table-cell office:value-type="float" office:value="-77.211257" calcext:value-type="float">
            <text:p>-77.211257</text:p>
          </table:table-cell>
          <table:table-cell table:formula="of:=AND([.F145]&gt;[$Sheet2.$B$2];[.G145]&gt;[$Sheet2.$C$2];[.G145]&lt;[$Sheet2.$C$3])" office:value-type="boolean" office:boolean-value="true" calcext:value-type="boolean">
            <text:p>TRUE</text:p>
          </table:table-cell>
          <table:table-cell table:formula="of:=[.F145]&gt;[$Sheet2.$B$2]" office:value-type="boolean" office:boolean-value="true" calcext:value-type="boolean">
            <text:p>TRUE</text:p>
          </table:table-cell>
          <table:table-cell table:formula="of:=AND([.G145]&gt;[$Sheet2.$C$2];[.G145]&lt;[$Sheet2.$C$3])" office:value-type="boolean" office:boolean-value="true" calcext:value-type="boolean">
            <text:p>TRUE</text:p>
          </table:table-cell>
          <table:table-cell table:formula="of:=IF([.H145];[.E145];&quot;&quot;)"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7" calcext:value-type="float">
            <text:p>700817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39.113144" calcext:value-type="float">
            <text:p>39.113144</text:p>
          </table:table-cell>
          <table:table-cell office:value-type="float" office:value="-77.195655" calcext:value-type="float">
            <text:p>-77.195655</text:p>
          </table:table-cell>
          <table:table-cell table:formula="of:=AND([.F146]&gt;[$Sheet2.$B$2];[.G146]&gt;[$Sheet2.$C$2];[.G146]&lt;[$Sheet2.$C$3])" office:value-type="boolean" office:boolean-value="true" calcext:value-type="boolean">
            <text:p>TRUE</text:p>
          </table:table-cell>
          <table:table-cell table:formula="of:=[.F146]&gt;[$Sheet2.$B$2]" office:value-type="boolean" office:boolean-value="true" calcext:value-type="boolean">
            <text:p>TRUE</text:p>
          </table:table-cell>
          <table:table-cell table:formula="of:=AND([.G146]&gt;[$Sheet2.$C$2];[.G146]&lt;[$Sheet2.$C$3])" office:value-type="boolean" office:boolean-value="true" calcext:value-type="boolean">
            <text:p>TRUE</text:p>
          </table:table-cell>
          <table:table-cell table:formula="of:=IF([.H146];[.E146];&quot;&quot;)"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7" calcext:value-type="float">
            <text:p>700817</text:p>
          </table:table-cell>
          <table:table-cell office:value-type="float" office:value="2" calcext:value-type="float">
            <text:p>2</text:p>
          </table:table-cell>
          <table:table-cell office:value-type="float" office:value="1624" calcext:value-type="float">
            <text:p>1624</text:p>
          </table:table-cell>
          <table:table-cell office:value-type="float" office:value="39.115728" calcext:value-type="float">
            <text:p>39.115728</text:p>
          </table:table-cell>
          <table:table-cell office:value-type="float" office:value="-77.201709" calcext:value-type="float">
            <text:p>-77.201709</text:p>
          </table:table-cell>
          <table:table-cell table:formula="of:=AND([.F147]&gt;[$Sheet2.$B$2];[.G147]&gt;[$Sheet2.$C$2];[.G147]&lt;[$Sheet2.$C$3])" office:value-type="boolean" office:boolean-value="true" calcext:value-type="boolean">
            <text:p>TRUE</text:p>
          </table:table-cell>
          <table:table-cell table:formula="of:=[.F147]&gt;[$Sheet2.$B$2]" office:value-type="boolean" office:boolean-value="true" calcext:value-type="boolean">
            <text:p>TRUE</text:p>
          </table:table-cell>
          <table:table-cell table:formula="of:=AND([.G147]&gt;[$Sheet2.$C$2];[.G147]&lt;[$Sheet2.$C$3])" office:value-type="boolean" office:boolean-value="true" calcext:value-type="boolean">
            <text:p>TRUE</text:p>
          </table:table-cell>
          <table:table-cell table:formula="of:=IF([.H147];[.E147];&quot;&quot;)"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7" calcext:value-type="float">
            <text:p>700817</text:p>
          </table:table-cell>
          <table:table-cell office:value-type="float" office:value="3" calcext:value-type="float">
            <text:p>3</text:p>
          </table:table-cell>
          <table:table-cell office:value-type="float" office:value="2416" calcext:value-type="float">
            <text:p>2416</text:p>
          </table:table-cell>
          <table:table-cell office:value-type="float" office:value="39.107366" calcext:value-type="float">
            <text:p>39.107366</text:p>
          </table:table-cell>
          <table:table-cell office:value-type="float" office:value="-77.202476" calcext:value-type="float">
            <text:p>-77.202476</text:p>
          </table:table-cell>
          <table:table-cell table:formula="of:=AND([.F148]&gt;[$Sheet2.$B$2];[.G148]&gt;[$Sheet2.$C$2];[.G148]&lt;[$Sheet2.$C$3])" office:value-type="boolean" office:boolean-value="true" calcext:value-type="boolean">
            <text:p>TRUE</text:p>
          </table:table-cell>
          <table:table-cell table:formula="of:=[.F148]&gt;[$Sheet2.$B$2]" office:value-type="boolean" office:boolean-value="true" calcext:value-type="boolean">
            <text:p>TRUE</text:p>
          </table:table-cell>
          <table:table-cell table:formula="of:=AND([.G148]&gt;[$Sheet2.$C$2];[.G148]&lt;[$Sheet2.$C$3])" office:value-type="boolean" office:boolean-value="true" calcext:value-type="boolean">
            <text:p>TRUE</text:p>
          </table:table-cell>
          <table:table-cell table:formula="of:=IF([.H148];[.E148];&quot;&quot;)"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8" calcext:value-type="float">
            <text:p>700818</text:p>
          </table:table-cell>
          <table:table-cell office:value-type="float" office:value="1" calcext:value-type="float">
            <text:p>1</text:p>
          </table:table-cell>
          <table:table-cell office:value-type="float" office:value="1228" calcext:value-type="float">
            <text:p>1228</text:p>
          </table:table-cell>
          <table:table-cell office:value-type="float" office:value="39.171055" calcext:value-type="float">
            <text:p>39.171055</text:p>
          </table:table-cell>
          <table:table-cell office:value-type="float" office:value="-77.265627" calcext:value-type="float">
            <text:p>-77.265627</text:p>
          </table:table-cell>
          <table:table-cell table:formula="of:=AND([.F149]&gt;[$Sheet2.$B$2];[.G149]&gt;[$Sheet2.$C$2];[.G149]&lt;[$Sheet2.$C$3])" office:value-type="boolean" office:boolean-value="true" calcext:value-type="boolean">
            <text:p>TRUE</text:p>
          </table:table-cell>
          <table:table-cell table:formula="of:=[.F149]&gt;[$Sheet2.$B$2]" office:value-type="boolean" office:boolean-value="true" calcext:value-type="boolean">
            <text:p>TRUE</text:p>
          </table:table-cell>
          <table:table-cell table:formula="of:=AND([.G149]&gt;[$Sheet2.$C$2];[.G149]&lt;[$Sheet2.$C$3])" office:value-type="boolean" office:boolean-value="true" calcext:value-type="boolean">
            <text:p>TRUE</text:p>
          </table:table-cell>
          <table:table-cell table:formula="of:=IF([.H149];[.E149];&quot;&quot;)"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8" calcext:value-type="float">
            <text:p>700818</text:p>
          </table:table-cell>
          <table:table-cell office:value-type="float" office:value="2" calcext:value-type="float">
            <text:p>2</text:p>
          </table:table-cell>
          <table:table-cell office:value-type="float" office:value="2162" calcext:value-type="float">
            <text:p>2162</text:p>
          </table:table-cell>
          <table:table-cell office:value-type="float" office:value="39.178659" calcext:value-type="float">
            <text:p>39.178659</text:p>
          </table:table-cell>
          <table:table-cell office:value-type="float" office:value="-77.259011" calcext:value-type="float">
            <text:p>-77.259011</text:p>
          </table:table-cell>
          <table:table-cell table:formula="of:=AND([.F150]&gt;[$Sheet2.$B$2];[.G150]&gt;[$Sheet2.$C$2];[.G150]&lt;[$Sheet2.$C$3])" office:value-type="boolean" office:boolean-value="true" calcext:value-type="boolean">
            <text:p>TRUE</text:p>
          </table:table-cell>
          <table:table-cell table:formula="of:=[.F150]&gt;[$Sheet2.$B$2]" office:value-type="boolean" office:boolean-value="true" calcext:value-type="boolean">
            <text:p>TRUE</text:p>
          </table:table-cell>
          <table:table-cell table:formula="of:=AND([.G150]&gt;[$Sheet2.$C$2];[.G150]&lt;[$Sheet2.$C$3])" office:value-type="boolean" office:boolean-value="true" calcext:value-type="boolean">
            <text:p>TRUE</text:p>
          </table:table-cell>
          <table:table-cell table:formula="of:=IF([.H150];[.E150];&quot;&quot;)"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8" calcext:value-type="float">
            <text:p>700818</text:p>
          </table:table-cell>
          <table:table-cell office:value-type="float" office:value="3" calcext:value-type="float">
            <text:p>3</text:p>
          </table:table-cell>
          <table:table-cell office:value-type="float" office:value="1485" calcext:value-type="float">
            <text:p>1485</text:p>
          </table:table-cell>
          <table:table-cell office:value-type="float" office:value="39.166961" calcext:value-type="float">
            <text:p>39.166961</text:p>
          </table:table-cell>
          <table:table-cell office:value-type="float" office:value="-77.258368" calcext:value-type="float">
            <text:p>-77.258368</text:p>
          </table:table-cell>
          <table:table-cell table:formula="of:=AND([.F151]&gt;[$Sheet2.$B$2];[.G151]&gt;[$Sheet2.$C$2];[.G151]&lt;[$Sheet2.$C$3])" office:value-type="boolean" office:boolean-value="true" calcext:value-type="boolean">
            <text:p>TRUE</text:p>
          </table:table-cell>
          <table:table-cell table:formula="of:=[.F151]&gt;[$Sheet2.$B$2]" office:value-type="boolean" office:boolean-value="true" calcext:value-type="boolean">
            <text:p>TRUE</text:p>
          </table:table-cell>
          <table:table-cell table:formula="of:=AND([.G151]&gt;[$Sheet2.$C$2];[.G151]&lt;[$Sheet2.$C$3])" office:value-type="boolean" office:boolean-value="true" calcext:value-type="boolean">
            <text:p>TRUE</text:p>
          </table:table-cell>
          <table:table-cell table:formula="of:=IF([.H151];[.E151];&quot;&quot;)"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8" calcext:value-type="float">
            <text:p>700818</text:p>
          </table:table-cell>
          <table:table-cell office:value-type="float" office:value="4" calcext:value-type="float">
            <text:p>4</text:p>
          </table:table-cell>
          <table:table-cell office:value-type="float" office:value="1203" calcext:value-type="float">
            <text:p>1203</text:p>
          </table:table-cell>
          <table:table-cell office:value-type="float" office:value="39.165754" calcext:value-type="float">
            <text:p>39.165754</text:p>
          </table:table-cell>
          <table:table-cell office:value-type="float" office:value="-77.261855" calcext:value-type="float">
            <text:p>-77.261855</text:p>
          </table:table-cell>
          <table:table-cell table:formula="of:=AND([.F152]&gt;[$Sheet2.$B$2];[.G152]&gt;[$Sheet2.$C$2];[.G152]&lt;[$Sheet2.$C$3])" office:value-type="boolean" office:boolean-value="true" calcext:value-type="boolean">
            <text:p>TRUE</text:p>
          </table:table-cell>
          <table:table-cell table:formula="of:=[.F152]&gt;[$Sheet2.$B$2]" office:value-type="boolean" office:boolean-value="true" calcext:value-type="boolean">
            <text:p>TRUE</text:p>
          </table:table-cell>
          <table:table-cell table:formula="of:=AND([.G152]&gt;[$Sheet2.$C$2];[.G152]&lt;[$Sheet2.$C$3])" office:value-type="boolean" office:boolean-value="true" calcext:value-type="boolean">
            <text:p>TRUE</text:p>
          </table:table-cell>
          <table:table-cell table:formula="of:=IF([.H152];[.E152];&quot;&quot;)"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9" calcext:value-type="float">
            <text:p>700819</text:p>
          </table:table-cell>
          <table:table-cell office:value-type="float" office:value="1" calcext:value-type="float">
            <text:p>1</text:p>
          </table:table-cell>
          <table:table-cell office:value-type="float" office:value="1188" calcext:value-type="float">
            <text:p>1188</text:p>
          </table:table-cell>
          <table:table-cell office:value-type="float" office:value="39.162662" calcext:value-type="float">
            <text:p>39.162662</text:p>
          </table:table-cell>
          <table:table-cell office:value-type="float" office:value="-77.24488" calcext:value-type="float">
            <text:p>-77.24488</text:p>
          </table:table-cell>
          <table:table-cell table:formula="of:=AND([.F153]&gt;[$Sheet2.$B$2];[.G153]&gt;[$Sheet2.$C$2];[.G153]&lt;[$Sheet2.$C$3])" office:value-type="boolean" office:boolean-value="true" calcext:value-type="boolean">
            <text:p>TRUE</text:p>
          </table:table-cell>
          <table:table-cell table:formula="of:=[.F153]&gt;[$Sheet2.$B$2]" office:value-type="boolean" office:boolean-value="true" calcext:value-type="boolean">
            <text:p>TRUE</text:p>
          </table:table-cell>
          <table:table-cell table:formula="of:=AND([.G153]&gt;[$Sheet2.$C$2];[.G153]&lt;[$Sheet2.$C$3])" office:value-type="boolean" office:boolean-value="true" calcext:value-type="boolean">
            <text:p>TRUE</text:p>
          </table:table-cell>
          <table:table-cell table:formula="of:=IF([.H153];[.E153];&quot;&quot;)"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9" calcext:value-type="float">
            <text:p>700819</text:p>
          </table:table-cell>
          <table:table-cell office:value-type="float" office:value="2" calcext:value-type="float">
            <text:p>2</text:p>
          </table:table-cell>
          <table:table-cell office:value-type="float" office:value="1210" calcext:value-type="float">
            <text:p>1210</text:p>
          </table:table-cell>
          <table:table-cell office:value-type="float" office:value="39.171107" calcext:value-type="float">
            <text:p>39.171107</text:p>
          </table:table-cell>
          <table:table-cell office:value-type="float" office:value="-77.257076" calcext:value-type="float">
            <text:p>-77.257076</text:p>
          </table:table-cell>
          <table:table-cell table:formula="of:=AND([.F154]&gt;[$Sheet2.$B$2];[.G154]&gt;[$Sheet2.$C$2];[.G154]&lt;[$Sheet2.$C$3])" office:value-type="boolean" office:boolean-value="true" calcext:value-type="boolean">
            <text:p>TRUE</text:p>
          </table:table-cell>
          <table:table-cell table:formula="of:=[.F154]&gt;[$Sheet2.$B$2]" office:value-type="boolean" office:boolean-value="true" calcext:value-type="boolean">
            <text:p>TRUE</text:p>
          </table:table-cell>
          <table:table-cell table:formula="of:=AND([.G154]&gt;[$Sheet2.$C$2];[.G154]&lt;[$Sheet2.$C$3])" office:value-type="boolean" office:boolean-value="true" calcext:value-type="boolean">
            <text:p>TRUE</text:p>
          </table:table-cell>
          <table:table-cell table:formula="of:=IF([.H154];[.E154];&quot;&quot;)"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9" calcext:value-type="float">
            <text:p>700819</text:p>
          </table:table-cell>
          <table:table-cell office:value-type="float" office:value="3" calcext:value-type="float">
            <text:p>3</text:p>
          </table:table-cell>
          <table:table-cell office:value-type="float" office:value="2860" calcext:value-type="float">
            <text:p>2860</text:p>
          </table:table-cell>
          <table:table-cell office:value-type="float" office:value="39.166816" calcext:value-type="float">
            <text:p>39.166816</text:p>
          </table:table-cell>
          <table:table-cell office:value-type="float" office:value="-77.250107" calcext:value-type="float">
            <text:p>-77.250107</text:p>
          </table:table-cell>
          <table:table-cell table:formula="of:=AND([.F155]&gt;[$Sheet2.$B$2];[.G155]&gt;[$Sheet2.$C$2];[.G155]&lt;[$Sheet2.$C$3])" office:value-type="boolean" office:boolean-value="true" calcext:value-type="boolean">
            <text:p>TRUE</text:p>
          </table:table-cell>
          <table:table-cell table:formula="of:=[.F155]&gt;[$Sheet2.$B$2]" office:value-type="boolean" office:boolean-value="true" calcext:value-type="boolean">
            <text:p>TRUE</text:p>
          </table:table-cell>
          <table:table-cell table:formula="of:=AND([.G155]&gt;[$Sheet2.$C$2];[.G155]&lt;[$Sheet2.$C$3])" office:value-type="boolean" office:boolean-value="true" calcext:value-type="boolean">
            <text:p>TRUE</text:p>
          </table:table-cell>
          <table:table-cell table:formula="of:=IF([.H155];[.E155];&quot;&quot;)"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19" calcext:value-type="float">
            <text:p>700819</text:p>
          </table:table-cell>
          <table:table-cell office:value-type="float" office:value="4" calcext:value-type="float">
            <text:p>4</text:p>
          </table:table-cell>
          <table:table-cell office:value-type="float" office:value="1393" calcext:value-type="float">
            <text:p>1393</text:p>
          </table:table-cell>
          <table:table-cell office:value-type="float" office:value="39.17328" calcext:value-type="float">
            <text:p>39.17328</text:p>
          </table:table-cell>
          <table:table-cell office:value-type="float" office:value="-77.254046" calcext:value-type="float">
            <text:p>-77.254046</text:p>
          </table:table-cell>
          <table:table-cell table:formula="of:=AND([.F156]&gt;[$Sheet2.$B$2];[.G156]&gt;[$Sheet2.$C$2];[.G156]&lt;[$Sheet2.$C$3])" office:value-type="boolean" office:boolean-value="true" calcext:value-type="boolean">
            <text:p>TRUE</text:p>
          </table:table-cell>
          <table:table-cell table:formula="of:=[.F156]&gt;[$Sheet2.$B$2]" office:value-type="boolean" office:boolean-value="true" calcext:value-type="boolean">
            <text:p>TRUE</text:p>
          </table:table-cell>
          <table:table-cell table:formula="of:=AND([.G156]&gt;[$Sheet2.$C$2];[.G156]&lt;[$Sheet2.$C$3])" office:value-type="boolean" office:boolean-value="true" calcext:value-type="boolean">
            <text:p>TRUE</text:p>
          </table:table-cell>
          <table:table-cell table:formula="of:=IF([.H156];[.E156];&quot;&quot;)"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20" calcext:value-type="float">
            <text:p>700820</text:p>
          </table:table-cell>
          <table:table-cell office:value-type="float" office:value="1" calcext:value-type="float">
            <text:p>1</text:p>
          </table:table-cell>
          <table:table-cell office:value-type="float" office:value="2898" calcext:value-type="float">
            <text:p>2898</text:p>
          </table:table-cell>
          <table:table-cell office:value-type="float" office:value="39.143736" calcext:value-type="float">
            <text:p>39.143736</text:p>
          </table:table-cell>
          <table:table-cell office:value-type="float" office:value="-77.231316" calcext:value-type="float">
            <text:p>-77.231316</text:p>
          </table:table-cell>
          <table:table-cell table:formula="of:=AND([.F157]&gt;[$Sheet2.$B$2];[.G157]&gt;[$Sheet2.$C$2];[.G157]&lt;[$Sheet2.$C$3])" office:value-type="boolean" office:boolean-value="true" calcext:value-type="boolean">
            <text:p>TRUE</text:p>
          </table:table-cell>
          <table:table-cell table:formula="of:=[.F157]&gt;[$Sheet2.$B$2]" office:value-type="boolean" office:boolean-value="true" calcext:value-type="boolean">
            <text:p>TRUE</text:p>
          </table:table-cell>
          <table:table-cell table:formula="of:=AND([.G157]&gt;[$Sheet2.$C$2];[.G157]&lt;[$Sheet2.$C$3])" office:value-type="boolean" office:boolean-value="true" calcext:value-type="boolean">
            <text:p>TRUE</text:p>
          </table:table-cell>
          <table:table-cell table:formula="of:=IF([.H157];[.E157];&quot;&quot;)"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22" calcext:value-type="float">
            <text:p>700822</text:p>
          </table:table-cell>
          <table:table-cell office:value-type="float" office:value="1" calcext:value-type="float">
            <text:p>1</text:p>
          </table:table-cell>
          <table:table-cell office:value-type="float" office:value="1568" calcext:value-type="float">
            <text:p>1568</text:p>
          </table:table-cell>
          <table:table-cell office:value-type="float" office:value="39.137973" calcext:value-type="float">
            <text:p>39.137973</text:p>
          </table:table-cell>
          <table:table-cell office:value-type="float" office:value="-77.227509" calcext:value-type="float">
            <text:p>-77.227509</text:p>
          </table:table-cell>
          <table:table-cell table:formula="of:=AND([.F158]&gt;[$Sheet2.$B$2];[.G158]&gt;[$Sheet2.$C$2];[.G158]&lt;[$Sheet2.$C$3])" office:value-type="boolean" office:boolean-value="true" calcext:value-type="boolean">
            <text:p>TRUE</text:p>
          </table:table-cell>
          <table:table-cell table:formula="of:=[.F158]&gt;[$Sheet2.$B$2]" office:value-type="boolean" office:boolean-value="true" calcext:value-type="boolean">
            <text:p>TRUE</text:p>
          </table:table-cell>
          <table:table-cell table:formula="of:=AND([.G158]&gt;[$Sheet2.$C$2];[.G158]&lt;[$Sheet2.$C$3])" office:value-type="boolean" office:boolean-value="true" calcext:value-type="boolean">
            <text:p>TRUE</text:p>
          </table:table-cell>
          <table:table-cell table:formula="of:=IF([.H158];[.E158];&quot;&quot;)"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23" calcext:value-type="float">
            <text:p>700823</text:p>
          </table:table-cell>
          <table:table-cell office:value-type="float" office:value="1" calcext:value-type="float">
            <text:p>1</text:p>
          </table:table-cell>
          <table:table-cell office:value-type="float" office:value="2713" calcext:value-type="float">
            <text:p>2713</text:p>
          </table:table-cell>
          <table:table-cell office:value-type="float" office:value="39.131612" calcext:value-type="float">
            <text:p>39.131612</text:p>
          </table:table-cell>
          <table:table-cell office:value-type="float" office:value="-77.236057" calcext:value-type="float">
            <text:p>-77.236057</text:p>
          </table:table-cell>
          <table:table-cell table:formula="of:=AND([.F159]&gt;[$Sheet2.$B$2];[.G159]&gt;[$Sheet2.$C$2];[.G159]&lt;[$Sheet2.$C$3])" office:value-type="boolean" office:boolean-value="true" calcext:value-type="boolean">
            <text:p>TRUE</text:p>
          </table:table-cell>
          <table:table-cell table:formula="of:=[.F159]&gt;[$Sheet2.$B$2]" office:value-type="boolean" office:boolean-value="true" calcext:value-type="boolean">
            <text:p>TRUE</text:p>
          </table:table-cell>
          <table:table-cell table:formula="of:=AND([.G159]&gt;[$Sheet2.$C$2];[.G159]&lt;[$Sheet2.$C$3])" office:value-type="boolean" office:boolean-value="true" calcext:value-type="boolean">
            <text:p>TRUE</text:p>
          </table:table-cell>
          <table:table-cell table:formula="of:=IF([.H159];[.E159];&quot;&quot;)"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23" calcext:value-type="float">
            <text:p>700823</text:p>
          </table:table-cell>
          <table:table-cell office:value-type="float" office:value="2" calcext:value-type="float">
            <text:p>2</text:p>
          </table:table-cell>
          <table:table-cell office:value-type="float" office:value="751" calcext:value-type="float">
            <text:p>751</text:p>
          </table:table-cell>
          <table:table-cell office:value-type="float" office:value="39.136283" calcext:value-type="float">
            <text:p>39.136283</text:p>
          </table:table-cell>
          <table:table-cell office:value-type="float" office:value="-77.235933" calcext:value-type="float">
            <text:p>-77.235933</text:p>
          </table:table-cell>
          <table:table-cell table:formula="of:=AND([.F160]&gt;[$Sheet2.$B$2];[.G160]&gt;[$Sheet2.$C$2];[.G160]&lt;[$Sheet2.$C$3])" office:value-type="boolean" office:boolean-value="true" calcext:value-type="boolean">
            <text:p>TRUE</text:p>
          </table:table-cell>
          <table:table-cell table:formula="of:=[.F160]&gt;[$Sheet2.$B$2]" office:value-type="boolean" office:boolean-value="true" calcext:value-type="boolean">
            <text:p>TRUE</text:p>
          </table:table-cell>
          <table:table-cell table:formula="of:=AND([.G160]&gt;[$Sheet2.$C$2];[.G160]&lt;[$Sheet2.$C$3])" office:value-type="boolean" office:boolean-value="true" calcext:value-type="boolean">
            <text:p>TRUE</text:p>
          </table:table-cell>
          <table:table-cell table:formula="of:=IF([.H160];[.E160];&quot;&quot;)"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24" calcext:value-type="float">
            <text:p>700824</text:p>
          </table:table-cell>
          <table:table-cell office:value-type="float" office:value="1" calcext:value-type="float">
            <text:p>1</text:p>
          </table:table-cell>
          <table:table-cell office:value-type="float" office:value="2736" calcext:value-type="float">
            <text:p>2736</text:p>
          </table:table-cell>
          <table:table-cell office:value-type="float" office:value="39.120316" calcext:value-type="float">
            <text:p>39.120316</text:p>
          </table:table-cell>
          <table:table-cell office:value-type="float" office:value="-77.245579" calcext:value-type="float">
            <text:p>-77.245579</text:p>
          </table:table-cell>
          <table:table-cell table:formula="of:=AND([.F161]&gt;[$Sheet2.$B$2];[.G161]&gt;[$Sheet2.$C$2];[.G161]&lt;[$Sheet2.$C$3])" office:value-type="boolean" office:boolean-value="true" calcext:value-type="boolean">
            <text:p>TRUE</text:p>
          </table:table-cell>
          <table:table-cell table:formula="of:=[.F161]&gt;[$Sheet2.$B$2]" office:value-type="boolean" office:boolean-value="true" calcext:value-type="boolean">
            <text:p>TRUE</text:p>
          </table:table-cell>
          <table:table-cell table:formula="of:=AND([.G161]&gt;[$Sheet2.$C$2];[.G161]&lt;[$Sheet2.$C$3])" office:value-type="boolean" office:boolean-value="true" calcext:value-type="boolean">
            <text:p>TRUE</text:p>
          </table:table-cell>
          <table:table-cell table:formula="of:=IF([.H161];[.E161];&quot;&quot;)"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26" calcext:value-type="float">
            <text:p>700826</text:p>
          </table:table-cell>
          <table:table-cell office:value-type="float" office:value="1" calcext:value-type="float">
            <text:p>1</text:p>
          </table:table-cell>
          <table:table-cell office:value-type="float" office:value="1065" calcext:value-type="float">
            <text:p>1065</text:p>
          </table:table-cell>
          <table:table-cell office:value-type="float" office:value="39.125363" calcext:value-type="float">
            <text:p>39.125363</text:p>
          </table:table-cell>
          <table:table-cell office:value-type="float" office:value="-77.239816" calcext:value-type="float">
            <text:p>-77.239816</text:p>
          </table:table-cell>
          <table:table-cell table:formula="of:=AND([.F162]&gt;[$Sheet2.$B$2];[.G162]&gt;[$Sheet2.$C$2];[.G162]&lt;[$Sheet2.$C$3])" office:value-type="boolean" office:boolean-value="true" calcext:value-type="boolean">
            <text:p>TRUE</text:p>
          </table:table-cell>
          <table:table-cell table:formula="of:=[.F162]&gt;[$Sheet2.$B$2]" office:value-type="boolean" office:boolean-value="true" calcext:value-type="boolean">
            <text:p>TRUE</text:p>
          </table:table-cell>
          <table:table-cell table:formula="of:=AND([.G162]&gt;[$Sheet2.$C$2];[.G162]&lt;[$Sheet2.$C$3])" office:value-type="boolean" office:boolean-value="true" calcext:value-type="boolean">
            <text:p>TRUE</text:p>
          </table:table-cell>
          <table:table-cell table:formula="of:=IF([.H162];[.E162];&quot;&quot;)"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26" calcext:value-type="float">
            <text:p>700826</text:p>
          </table:table-cell>
          <table:table-cell office:value-type="float" office:value="2" calcext:value-type="float">
            <text:p>2</text:p>
          </table:table-cell>
          <table:table-cell office:value-type="float" office:value="2625" calcext:value-type="float">
            <text:p>2625</text:p>
          </table:table-cell>
          <table:table-cell office:value-type="float" office:value="39.119105" calcext:value-type="float">
            <text:p>39.119105</text:p>
          </table:table-cell>
          <table:table-cell office:value-type="float" office:value="-77.235564" calcext:value-type="float">
            <text:p>-77.235564</text:p>
          </table:table-cell>
          <table:table-cell table:formula="of:=AND([.F163]&gt;[$Sheet2.$B$2];[.G163]&gt;[$Sheet2.$C$2];[.G163]&lt;[$Sheet2.$C$3])" office:value-type="boolean" office:boolean-value="true" calcext:value-type="boolean">
            <text:p>TRUE</text:p>
          </table:table-cell>
          <table:table-cell table:formula="of:=[.F163]&gt;[$Sheet2.$B$2]" office:value-type="boolean" office:boolean-value="true" calcext:value-type="boolean">
            <text:p>TRUE</text:p>
          </table:table-cell>
          <table:table-cell table:formula="of:=AND([.G163]&gt;[$Sheet2.$C$2];[.G163]&lt;[$Sheet2.$C$3])" office:value-type="boolean" office:boolean-value="true" calcext:value-type="boolean">
            <text:p>TRUE</text:p>
          </table:table-cell>
          <table:table-cell table:formula="of:=IF([.H163];[.E163];&quot;&quot;)"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26" calcext:value-type="float">
            <text:p>700826</text:p>
          </table:table-cell>
          <table:table-cell office:value-type="float" office:value="3" calcext:value-type="float">
            <text:p>3</text:p>
          </table:table-cell>
          <table:table-cell office:value-type="float" office:value="2254" calcext:value-type="float">
            <text:p>2254</text:p>
          </table:table-cell>
          <table:table-cell office:value-type="float" office:value="39.117424" calcext:value-type="float">
            <text:p>39.117424</text:p>
          </table:table-cell>
          <table:table-cell office:value-type="float" office:value="-77.230165" calcext:value-type="float">
            <text:p>-77.230165</text:p>
          </table:table-cell>
          <table:table-cell table:formula="of:=AND([.F164]&gt;[$Sheet2.$B$2];[.G164]&gt;[$Sheet2.$C$2];[.G164]&lt;[$Sheet2.$C$3])" office:value-type="boolean" office:boolean-value="true" calcext:value-type="boolean">
            <text:p>TRUE</text:p>
          </table:table-cell>
          <table:table-cell table:formula="of:=[.F164]&gt;[$Sheet2.$B$2]" office:value-type="boolean" office:boolean-value="true" calcext:value-type="boolean">
            <text:p>TRUE</text:p>
          </table:table-cell>
          <table:table-cell table:formula="of:=AND([.G164]&gt;[$Sheet2.$C$2];[.G164]&lt;[$Sheet2.$C$3])" office:value-type="boolean" office:boolean-value="true" calcext:value-type="boolean">
            <text:p>TRUE</text:p>
          </table:table-cell>
          <table:table-cell table:formula="of:=IF([.H164];[.E164];&quot;&quot;)"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28" calcext:value-type="float">
            <text:p>700828</text:p>
          </table:table-cell>
          <table:table-cell office:value-type="float" office:value="1" calcext:value-type="float">
            <text:p>1</text:p>
          </table:table-cell>
          <table:table-cell office:value-type="float" office:value="2468" calcext:value-type="float">
            <text:p>2468</text:p>
          </table:table-cell>
          <table:table-cell office:value-type="float" office:value="39.108778" calcext:value-type="float">
            <text:p>39.108778</text:p>
          </table:table-cell>
          <table:table-cell office:value-type="float" office:value="-77.224832" calcext:value-type="float">
            <text:p>-77.224832</text:p>
          </table:table-cell>
          <table:table-cell table:formula="of:=AND([.F165]&gt;[$Sheet2.$B$2];[.G165]&gt;[$Sheet2.$C$2];[.G165]&lt;[$Sheet2.$C$3])" office:value-type="boolean" office:boolean-value="true" calcext:value-type="boolean">
            <text:p>TRUE</text:p>
          </table:table-cell>
          <table:table-cell table:formula="of:=[.F165]&gt;[$Sheet2.$B$2]" office:value-type="boolean" office:boolean-value="true" calcext:value-type="boolean">
            <text:p>TRUE</text:p>
          </table:table-cell>
          <table:table-cell table:formula="of:=AND([.G165]&gt;[$Sheet2.$C$2];[.G165]&lt;[$Sheet2.$C$3])" office:value-type="boolean" office:boolean-value="true" calcext:value-type="boolean">
            <text:p>TRUE</text:p>
          </table:table-cell>
          <table:table-cell table:formula="of:=IF([.H165];[.E165];&quot;&quot;)" office:value-type="float" office:value="2468" calcext:value-type="float">
            <text:p>24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29" calcext:value-type="float">
            <text:p>700829</text:p>
          </table:table-cell>
          <table:table-cell office:value-type="float" office:value="1" calcext:value-type="float">
            <text:p>1</text:p>
          </table:table-cell>
          <table:table-cell office:value-type="float" office:value="1378" calcext:value-type="float">
            <text:p>1378</text:p>
          </table:table-cell>
          <table:table-cell office:value-type="float" office:value="39.123846" calcext:value-type="float">
            <text:p>39.123846</text:p>
          </table:table-cell>
          <table:table-cell office:value-type="float" office:value="-77.225292" calcext:value-type="float">
            <text:p>-77.225292</text:p>
          </table:table-cell>
          <table:table-cell table:formula="of:=AND([.F166]&gt;[$Sheet2.$B$2];[.G166]&gt;[$Sheet2.$C$2];[.G166]&lt;[$Sheet2.$C$3])" office:value-type="boolean" office:boolean-value="true" calcext:value-type="boolean">
            <text:p>TRUE</text:p>
          </table:table-cell>
          <table:table-cell table:formula="of:=[.F166]&gt;[$Sheet2.$B$2]" office:value-type="boolean" office:boolean-value="true" calcext:value-type="boolean">
            <text:p>TRUE</text:p>
          </table:table-cell>
          <table:table-cell table:formula="of:=AND([.G166]&gt;[$Sheet2.$C$2];[.G166]&lt;[$Sheet2.$C$3])" office:value-type="boolean" office:boolean-value="true" calcext:value-type="boolean">
            <text:p>TRUE</text:p>
          </table:table-cell>
          <table:table-cell table:formula="of:=IF([.H166];[.E166];&quot;&quot;)"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29" calcext:value-type="float">
            <text:p>700829</text:p>
          </table:table-cell>
          <table:table-cell office:value-type="float" office:value="2" calcext:value-type="float">
            <text:p>2</text:p>
          </table:table-cell>
          <table:table-cell office:value-type="float" office:value="1689" calcext:value-type="float">
            <text:p>1689</text:p>
          </table:table-cell>
          <table:table-cell office:value-type="float" office:value="39.115158" calcext:value-type="float">
            <text:p>39.115158</text:p>
          </table:table-cell>
          <table:table-cell office:value-type="float" office:value="-77.21989" calcext:value-type="float">
            <text:p>-77.21989</text:p>
          </table:table-cell>
          <table:table-cell table:formula="of:=AND([.F167]&gt;[$Sheet2.$B$2];[.G167]&gt;[$Sheet2.$C$2];[.G167]&lt;[$Sheet2.$C$3])" office:value-type="boolean" office:boolean-value="true" calcext:value-type="boolean">
            <text:p>TRUE</text:p>
          </table:table-cell>
          <table:table-cell table:formula="of:=[.F167]&gt;[$Sheet2.$B$2]" office:value-type="boolean" office:boolean-value="true" calcext:value-type="boolean">
            <text:p>TRUE</text:p>
          </table:table-cell>
          <table:table-cell table:formula="of:=AND([.G167]&gt;[$Sheet2.$C$2];[.G167]&lt;[$Sheet2.$C$3])" office:value-type="boolean" office:boolean-value="true" calcext:value-type="boolean">
            <text:p>TRUE</text:p>
          </table:table-cell>
          <table:table-cell table:formula="of:=IF([.H167];[.E167];&quot;&quot;)"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30" calcext:value-type="float">
            <text:p>700830</text:p>
          </table:table-cell>
          <table:table-cell office:value-type="float" office:value="1" calcext:value-type="float">
            <text:p>1</text:p>
          </table:table-cell>
          <table:table-cell office:value-type="float" office:value="2520" calcext:value-type="float">
            <text:p>2520</text:p>
          </table:table-cell>
          <table:table-cell office:value-type="float" office:value="39.189083" calcext:value-type="float">
            <text:p>39.189083</text:p>
          </table:table-cell>
          <table:table-cell office:value-type="float" office:value="-77.243319" calcext:value-type="float">
            <text:p>-77.243319</text:p>
          </table:table-cell>
          <table:table-cell table:formula="of:=AND([.F168]&gt;[$Sheet2.$B$2];[.G168]&gt;[$Sheet2.$C$2];[.G168]&lt;[$Sheet2.$C$3])" office:value-type="boolean" office:boolean-value="true" calcext:value-type="boolean">
            <text:p>TRUE</text:p>
          </table:table-cell>
          <table:table-cell table:formula="of:=[.F168]&gt;[$Sheet2.$B$2]" office:value-type="boolean" office:boolean-value="true" calcext:value-type="boolean">
            <text:p>TRUE</text:p>
          </table:table-cell>
          <table:table-cell table:formula="of:=AND([.G168]&gt;[$Sheet2.$C$2];[.G168]&lt;[$Sheet2.$C$3])" office:value-type="boolean" office:boolean-value="true" calcext:value-type="boolean">
            <text:p>TRUE</text:p>
          </table:table-cell>
          <table:table-cell table:formula="of:=IF([.H168];[.E168];&quot;&quot;)"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32" calcext:value-type="float">
            <text:p>700832</text:p>
          </table:table-cell>
          <table:table-cell office:value-type="float" office:value="1" calcext:value-type="float">
            <text:p>1</text:p>
          </table:table-cell>
          <table:table-cell office:value-type="float" office:value="2958" calcext:value-type="float">
            <text:p>2958</text:p>
          </table:table-cell>
          <table:table-cell office:value-type="float" office:value="39.171929" calcext:value-type="float">
            <text:p>39.171929</text:p>
          </table:table-cell>
          <table:table-cell office:value-type="float" office:value="-77.239919" calcext:value-type="float">
            <text:p>-77.239919</text:p>
          </table:table-cell>
          <table:table-cell table:formula="of:=AND([.F169]&gt;[$Sheet2.$B$2];[.G169]&gt;[$Sheet2.$C$2];[.G169]&lt;[$Sheet2.$C$3])" office:value-type="boolean" office:boolean-value="true" calcext:value-type="boolean">
            <text:p>TRUE</text:p>
          </table:table-cell>
          <table:table-cell table:formula="of:=[.F169]&gt;[$Sheet2.$B$2]" office:value-type="boolean" office:boolean-value="true" calcext:value-type="boolean">
            <text:p>TRUE</text:p>
          </table:table-cell>
          <table:table-cell table:formula="of:=AND([.G169]&gt;[$Sheet2.$C$2];[.G169]&lt;[$Sheet2.$C$3])" office:value-type="boolean" office:boolean-value="true" calcext:value-type="boolean">
            <text:p>TRUE</text:p>
          </table:table-cell>
          <table:table-cell table:formula="of:=IF([.H169];[.E169];&quot;&quot;)"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33" calcext:value-type="float">
            <text:p>700833</text:p>
          </table:table-cell>
          <table:table-cell office:value-type="float" office:value="1" calcext:value-type="float">
            <text:p>1</text:p>
          </table:table-cell>
          <table:table-cell office:value-type="float" office:value="1617" calcext:value-type="float">
            <text:p>1617</text:p>
          </table:table-cell>
          <table:table-cell office:value-type="float" office:value="39.173244" calcext:value-type="float">
            <text:p>39.173244</text:p>
          </table:table-cell>
          <table:table-cell office:value-type="float" office:value="-77.23135" calcext:value-type="float">
            <text:p>-77.23135</text:p>
          </table:table-cell>
          <table:table-cell table:formula="of:=AND([.F170]&gt;[$Sheet2.$B$2];[.G170]&gt;[$Sheet2.$C$2];[.G170]&lt;[$Sheet2.$C$3])" office:value-type="boolean" office:boolean-value="true" calcext:value-type="boolean">
            <text:p>TRUE</text:p>
          </table:table-cell>
          <table:table-cell table:formula="of:=[.F170]&gt;[$Sheet2.$B$2]" office:value-type="boolean" office:boolean-value="true" calcext:value-type="boolean">
            <text:p>TRUE</text:p>
          </table:table-cell>
          <table:table-cell table:formula="of:=AND([.G170]&gt;[$Sheet2.$C$2];[.G170]&lt;[$Sheet2.$C$3])" office:value-type="boolean" office:boolean-value="true" calcext:value-type="boolean">
            <text:p>TRUE</text:p>
          </table:table-cell>
          <table:table-cell table:formula="of:=IF([.H170];[.E170];&quot;&quot;)"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33" calcext:value-type="float">
            <text:p>700833</text:p>
          </table:table-cell>
          <table:table-cell office:value-type="float" office:value="2" calcext:value-type="float">
            <text:p>2</text:p>
          </table:table-cell>
          <table:table-cell office:value-type="float" office:value="2634" calcext:value-type="float">
            <text:p>2634</text:p>
          </table:table-cell>
          <table:table-cell office:value-type="float" office:value="39.17947" calcext:value-type="float">
            <text:p>39.17947</text:p>
          </table:table-cell>
          <table:table-cell office:value-type="float" office:value="-77.23037" calcext:value-type="float">
            <text:p>-77.23037</text:p>
          </table:table-cell>
          <table:table-cell table:formula="of:=AND([.F171]&gt;[$Sheet2.$B$2];[.G171]&gt;[$Sheet2.$C$2];[.G171]&lt;[$Sheet2.$C$3])" office:value-type="boolean" office:boolean-value="true" calcext:value-type="boolean">
            <text:p>TRUE</text:p>
          </table:table-cell>
          <table:table-cell table:formula="of:=[.F171]&gt;[$Sheet2.$B$2]" office:value-type="boolean" office:boolean-value="true" calcext:value-type="boolean">
            <text:p>TRUE</text:p>
          </table:table-cell>
          <table:table-cell table:formula="of:=AND([.G171]&gt;[$Sheet2.$C$2];[.G171]&lt;[$Sheet2.$C$3])" office:value-type="boolean" office:boolean-value="true" calcext:value-type="boolean">
            <text:p>TRUE</text:p>
          </table:table-cell>
          <table:table-cell table:formula="of:=IF([.H171];[.E171];&quot;&quot;)"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34" calcext:value-type="float">
            <text:p>700834</text:p>
          </table:table-cell>
          <table:table-cell office:value-type="float" office:value="1" calcext:value-type="float">
            <text:p>1</text:p>
          </table:table-cell>
          <table:table-cell office:value-type="float" office:value="912" calcext:value-type="float">
            <text:p>912</text:p>
          </table:table-cell>
          <table:table-cell office:value-type="float" office:value="39.18999" calcext:value-type="float">
            <text:p>39.18999</text:p>
          </table:table-cell>
          <table:table-cell office:value-type="float" office:value="-77.23093" calcext:value-type="float">
            <text:p>-77.23093</text:p>
          </table:table-cell>
          <table:table-cell table:formula="of:=AND([.F172]&gt;[$Sheet2.$B$2];[.G172]&gt;[$Sheet2.$C$2];[.G172]&lt;[$Sheet2.$C$3])" office:value-type="boolean" office:boolean-value="true" calcext:value-type="boolean">
            <text:p>TRUE</text:p>
          </table:table-cell>
          <table:table-cell table:formula="of:=[.F172]&gt;[$Sheet2.$B$2]" office:value-type="boolean" office:boolean-value="true" calcext:value-type="boolean">
            <text:p>TRUE</text:p>
          </table:table-cell>
          <table:table-cell table:formula="of:=AND([.G172]&gt;[$Sheet2.$C$2];[.G172]&lt;[$Sheet2.$C$3])" office:value-type="boolean" office:boolean-value="true" calcext:value-type="boolean">
            <text:p>TRUE</text:p>
          </table:table-cell>
          <table:table-cell table:formula="of:=IF([.H172];[.E172];&quot;&quot;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34" calcext:value-type="float">
            <text:p>700834</text:p>
          </table:table-cell>
          <table:table-cell office:value-type="float" office:value="2" calcext:value-type="float">
            <text:p>2</text:p>
          </table:table-cell>
          <table:table-cell office:value-type="float" office:value="1998" calcext:value-type="float">
            <text:p>1998</text:p>
          </table:table-cell>
          <table:table-cell office:value-type="float" office:value="39.189216" calcext:value-type="float">
            <text:p>39.189216</text:p>
          </table:table-cell>
          <table:table-cell office:value-type="float" office:value="-77.23891" calcext:value-type="float">
            <text:p>-77.23891</text:p>
          </table:table-cell>
          <table:table-cell table:formula="of:=AND([.F173]&gt;[$Sheet2.$B$2];[.G173]&gt;[$Sheet2.$C$2];[.G173]&lt;[$Sheet2.$C$3])" office:value-type="boolean" office:boolean-value="true" calcext:value-type="boolean">
            <text:p>TRUE</text:p>
          </table:table-cell>
          <table:table-cell table:formula="of:=[.F173]&gt;[$Sheet2.$B$2]" office:value-type="boolean" office:boolean-value="true" calcext:value-type="boolean">
            <text:p>TRUE</text:p>
          </table:table-cell>
          <table:table-cell table:formula="of:=AND([.G173]&gt;[$Sheet2.$C$2];[.G173]&lt;[$Sheet2.$C$3])" office:value-type="boolean" office:boolean-value="true" calcext:value-type="boolean">
            <text:p>TRUE</text:p>
          </table:table-cell>
          <table:table-cell table:formula="of:=IF([.H173];[.E173];&quot;&quot;)"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34" calcext:value-type="float">
            <text:p>700834</text:p>
          </table:table-cell>
          <table:table-cell office:value-type="float" office:value="3" calcext:value-type="float">
            <text:p>3</text:p>
          </table:table-cell>
          <table:table-cell office:value-type="float" office:value="1975" calcext:value-type="float">
            <text:p>1975</text:p>
          </table:table-cell>
          <table:table-cell office:value-type="float" office:value="39.184749" calcext:value-type="float">
            <text:p>39.184749</text:p>
          </table:table-cell>
          <table:table-cell office:value-type="float" office:value="-77.235594" calcext:value-type="float">
            <text:p>-77.235594</text:p>
          </table:table-cell>
          <table:table-cell table:formula="of:=AND([.F174]&gt;[$Sheet2.$B$2];[.G174]&gt;[$Sheet2.$C$2];[.G174]&lt;[$Sheet2.$C$3])" office:value-type="boolean" office:boolean-value="true" calcext:value-type="boolean">
            <text:p>TRUE</text:p>
          </table:table-cell>
          <table:table-cell table:formula="of:=[.F174]&gt;[$Sheet2.$B$2]" office:value-type="boolean" office:boolean-value="true" calcext:value-type="boolean">
            <text:p>TRUE</text:p>
          </table:table-cell>
          <table:table-cell table:formula="of:=AND([.G174]&gt;[$Sheet2.$C$2];[.G174]&lt;[$Sheet2.$C$3])" office:value-type="boolean" office:boolean-value="true" calcext:value-type="boolean">
            <text:p>TRUE</text:p>
          </table:table-cell>
          <table:table-cell table:formula="of:=IF([.H174];[.E174];&quot;&quot;)"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35" calcext:value-type="float">
            <text:p>700835</text:p>
          </table:table-cell>
          <table:table-cell office:value-type="float" office:value="1" calcext:value-type="float">
            <text:p>1</text:p>
          </table:table-cell>
          <table:table-cell office:value-type="float" office:value="1336" calcext:value-type="float">
            <text:p>1336</text:p>
          </table:table-cell>
          <table:table-cell office:value-type="float" office:value="39.195037" calcext:value-type="float">
            <text:p>39.195037</text:p>
          </table:table-cell>
          <table:table-cell office:value-type="float" office:value="-77.227823" calcext:value-type="float">
            <text:p>-77.227823</text:p>
          </table:table-cell>
          <table:table-cell table:formula="of:=AND([.F175]&gt;[$Sheet2.$B$2];[.G175]&gt;[$Sheet2.$C$2];[.G175]&lt;[$Sheet2.$C$3])" office:value-type="boolean" office:boolean-value="true" calcext:value-type="boolean">
            <text:p>TRUE</text:p>
          </table:table-cell>
          <table:table-cell table:formula="of:=[.F175]&gt;[$Sheet2.$B$2]" office:value-type="boolean" office:boolean-value="true" calcext:value-type="boolean">
            <text:p>TRUE</text:p>
          </table:table-cell>
          <table:table-cell table:formula="of:=AND([.G175]&gt;[$Sheet2.$C$2];[.G175]&lt;[$Sheet2.$C$3])" office:value-type="boolean" office:boolean-value="true" calcext:value-type="boolean">
            <text:p>TRUE</text:p>
          </table:table-cell>
          <table:table-cell table:formula="of:=IF([.H175];[.E175];&quot;&quot;)"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835" calcext:value-type="float">
            <text:p>700835</text:p>
          </table:table-cell>
          <table:table-cell office:value-type="float" office:value="2" calcext:value-type="float">
            <text:p>2</text:p>
          </table:table-cell>
          <table:table-cell office:value-type="float" office:value="3280" calcext:value-type="float">
            <text:p>3280</text:p>
          </table:table-cell>
          <table:table-cell office:value-type="float" office:value="39.202033" calcext:value-type="float">
            <text:p>39.202033</text:p>
          </table:table-cell>
          <table:table-cell office:value-type="float" office:value="-77.239283" calcext:value-type="float">
            <text:p>-77.239283</text:p>
          </table:table-cell>
          <table:table-cell table:formula="of:=AND([.F176]&gt;[$Sheet2.$B$2];[.G176]&gt;[$Sheet2.$C$2];[.G176]&lt;[$Sheet2.$C$3])" office:value-type="boolean" office:boolean-value="true" calcext:value-type="boolean">
            <text:p>TRUE</text:p>
          </table:table-cell>
          <table:table-cell table:formula="of:=[.F176]&gt;[$Sheet2.$B$2]" office:value-type="boolean" office:boolean-value="true" calcext:value-type="boolean">
            <text:p>TRUE</text:p>
          </table:table-cell>
          <table:table-cell table:formula="of:=AND([.G176]&gt;[$Sheet2.$C$2];[.G176]&lt;[$Sheet2.$C$3])" office:value-type="boolean" office:boolean-value="true" calcext:value-type="boolean">
            <text:p>TRUE</text:p>
          </table:table-cell>
          <table:table-cell table:formula="of:=IF([.H176];[.E176];&quot;&quot;)"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901" calcext:value-type="float">
            <text:p>700901</text:p>
          </table:table-cell>
          <table:table-cell office:value-type="float" office:value="1" calcext:value-type="float">
            <text:p>1</text:p>
          </table:table-cell>
          <table:table-cell office:value-type="float" office:value="2529" calcext:value-type="float">
            <text:p>2529</text:p>
          </table:table-cell>
          <table:table-cell office:value-type="float" office:value="39.089274" calcext:value-type="float">
            <text:p>39.089274</text:p>
          </table:table-cell>
          <table:table-cell office:value-type="float" office:value="-77.153958" calcext:value-type="float">
            <text:p>-77.153958</text:p>
          </table:table-cell>
          <table:table-cell table:formula="of:=AND([.F177]&gt;[$Sheet2.$B$2];[.G177]&gt;[$Sheet2.$C$2];[.G177]&lt;[$Sheet2.$C$3])" office:value-type="boolean" office:boolean-value="true" calcext:value-type="boolean">
            <text:p>TRUE</text:p>
          </table:table-cell>
          <table:table-cell table:formula="of:=[.F177]&gt;[$Sheet2.$B$2]" office:value-type="boolean" office:boolean-value="true" calcext:value-type="boolean">
            <text:p>TRUE</text:p>
          </table:table-cell>
          <table:table-cell table:formula="of:=AND([.G177]&gt;[$Sheet2.$C$2];[.G177]&lt;[$Sheet2.$C$3])" office:value-type="boolean" office:boolean-value="true" calcext:value-type="boolean">
            <text:p>TRUE</text:p>
          </table:table-cell>
          <table:table-cell table:formula="of:=IF([.H177];[.E177];&quot;&quot;)"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901" calcext:value-type="float">
            <text:p>700901</text:p>
          </table:table-cell>
          <table:table-cell office:value-type="float" office:value="2" calcext:value-type="float">
            <text:p>2</text:p>
          </table:table-cell>
          <table:table-cell office:value-type="float" office:value="1529" calcext:value-type="float">
            <text:p>1529</text:p>
          </table:table-cell>
          <table:table-cell office:value-type="float" office:value="39.081501" calcext:value-type="float">
            <text:p>39.081501</text:p>
          </table:table-cell>
          <table:table-cell office:value-type="float" office:value="-77.148785" calcext:value-type="float">
            <text:p>-77.148785</text:p>
          </table:table-cell>
          <table:table-cell table:formula="of:=AND([.F178]&gt;[$Sheet2.$B$2];[.G178]&gt;[$Sheet2.$C$2];[.G178]&lt;[$Sheet2.$C$3])" office:value-type="boolean" office:boolean-value="true" calcext:value-type="boolean">
            <text:p>TRUE</text:p>
          </table:table-cell>
          <table:table-cell table:formula="of:=[.F178]&gt;[$Sheet2.$B$2]" office:value-type="boolean" office:boolean-value="true" calcext:value-type="boolean">
            <text:p>TRUE</text:p>
          </table:table-cell>
          <table:table-cell table:formula="of:=AND([.G178]&gt;[$Sheet2.$C$2];[.G178]&lt;[$Sheet2.$C$3])" office:value-type="boolean" office:boolean-value="true" calcext:value-type="boolean">
            <text:p>TRUE</text:p>
          </table:table-cell>
          <table:table-cell table:formula="of:=IF([.H178];[.E178];&quot;&quot;)"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902" calcext:value-type="float">
            <text:p>700902</text:p>
          </table:table-cell>
          <table:table-cell office:value-type="float" office:value="1" calcext:value-type="float">
            <text:p>1</text:p>
          </table:table-cell>
          <table:table-cell office:value-type="float" office:value="2157" calcext:value-type="float">
            <text:p>2157</text:p>
          </table:table-cell>
          <table:table-cell office:value-type="float" office:value="39.091874" calcext:value-type="float">
            <text:p>39.091874</text:p>
          </table:table-cell>
          <table:table-cell office:value-type="float" office:value="-77.145167" calcext:value-type="float">
            <text:p>-77.145167</text:p>
          </table:table-cell>
          <table:table-cell table:formula="of:=AND([.F179]&gt;[$Sheet2.$B$2];[.G179]&gt;[$Sheet2.$C$2];[.G179]&lt;[$Sheet2.$C$3])" office:value-type="boolean" office:boolean-value="true" calcext:value-type="boolean">
            <text:p>TRUE</text:p>
          </table:table-cell>
          <table:table-cell table:formula="of:=[.F179]&gt;[$Sheet2.$B$2]" office:value-type="boolean" office:boolean-value="true" calcext:value-type="boolean">
            <text:p>TRUE</text:p>
          </table:table-cell>
          <table:table-cell table:formula="of:=AND([.G179]&gt;[$Sheet2.$C$2];[.G179]&lt;[$Sheet2.$C$3])" office:value-type="boolean" office:boolean-value="true" calcext:value-type="boolean">
            <text:p>TRUE</text:p>
          </table:table-cell>
          <table:table-cell table:formula="of:=IF([.H179];[.E179];&quot;&quot;)"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902" calcext:value-type="float">
            <text:p>700902</text:p>
          </table:table-cell>
          <table:table-cell office:value-type="float" office:value="2" calcext:value-type="float">
            <text:p>2</text:p>
          </table:table-cell>
          <table:table-cell office:value-type="float" office:value="1602" calcext:value-type="float">
            <text:p>1602</text:p>
          </table:table-cell>
          <table:table-cell office:value-type="float" office:value="39.085427" calcext:value-type="float">
            <text:p>39.085427</text:p>
          </table:table-cell>
          <table:table-cell office:value-type="float" office:value="-77.140051" calcext:value-type="float">
            <text:p>-77.140051</text:p>
          </table:table-cell>
          <table:table-cell table:formula="of:=AND([.F180]&gt;[$Sheet2.$B$2];[.G180]&gt;[$Sheet2.$C$2];[.G180]&lt;[$Sheet2.$C$3])" office:value-type="boolean" office:boolean-value="true" calcext:value-type="boolean">
            <text:p>TRUE</text:p>
          </table:table-cell>
          <table:table-cell table:formula="of:=[.F180]&gt;[$Sheet2.$B$2]" office:value-type="boolean" office:boolean-value="true" calcext:value-type="boolean">
            <text:p>TRUE</text:p>
          </table:table-cell>
          <table:table-cell table:formula="of:=AND([.G180]&gt;[$Sheet2.$C$2];[.G180]&lt;[$Sheet2.$C$3])" office:value-type="boolean" office:boolean-value="true" calcext:value-type="boolean">
            <text:p>TRUE</text:p>
          </table:table-cell>
          <table:table-cell table:formula="of:=IF([.H180];[.E180];&quot;&quot;)"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903" calcext:value-type="float">
            <text:p>700903</text:p>
          </table:table-cell>
          <table:table-cell office:value-type="float" office:value="1" calcext:value-type="float">
            <text:p>1</text:p>
          </table:table-cell>
          <table:table-cell office:value-type="float" office:value="1920" calcext:value-type="float">
            <text:p>1920</text:p>
          </table:table-cell>
          <table:table-cell office:value-type="float" office:value="39.088999" calcext:value-type="float">
            <text:p>39.088999</text:p>
          </table:table-cell>
          <table:table-cell office:value-type="float" office:value="-77.128978" calcext:value-type="float">
            <text:p>-77.128978</text:p>
          </table:table-cell>
          <table:table-cell table:formula="of:=AND([.F181]&gt;[$Sheet2.$B$2];[.G181]&gt;[$Sheet2.$C$2];[.G181]&lt;[$Sheet2.$C$3])" office:value-type="boolean" office:boolean-value="true" calcext:value-type="boolean">
            <text:p>TRUE</text:p>
          </table:table-cell>
          <table:table-cell table:formula="of:=[.F181]&gt;[$Sheet2.$B$2]" office:value-type="boolean" office:boolean-value="true" calcext:value-type="boolean">
            <text:p>TRUE</text:p>
          </table:table-cell>
          <table:table-cell table:formula="of:=AND([.G181]&gt;[$Sheet2.$C$2];[.G181]&lt;[$Sheet2.$C$3])" office:value-type="boolean" office:boolean-value="true" calcext:value-type="boolean">
            <text:p>TRUE</text:p>
          </table:table-cell>
          <table:table-cell table:formula="of:=IF([.H181];[.E181];&quot;&quot;)"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904" calcext:value-type="float">
            <text:p>700904</text:p>
          </table:table-cell>
          <table:table-cell office:value-type="float" office:value="1" calcext:value-type="float">
            <text:p>1</text:p>
          </table:table-cell>
          <table:table-cell office:value-type="float" office:value="1371" calcext:value-type="float">
            <text:p>1371</text:p>
          </table:table-cell>
          <table:table-cell office:value-type="float" office:value="39.061015" calcext:value-type="float">
            <text:p>39.061015</text:p>
          </table:table-cell>
          <table:table-cell office:value-type="float" office:value="-77.125727" calcext:value-type="float">
            <text:p>-77.125727</text:p>
          </table:table-cell>
          <table:table-cell table:formula="of:=AND([.F182]&gt;[$Sheet2.$B$2];[.G182]&gt;[$Sheet2.$C$2];[.G182]&lt;[$Sheet2.$C$3])" office:value-type="boolean" office:boolean-value="true" calcext:value-type="boolean">
            <text:p>TRUE</text:p>
          </table:table-cell>
          <table:table-cell table:formula="of:=[.F182]&gt;[$Sheet2.$B$2]" office:value-type="boolean" office:boolean-value="true" calcext:value-type="boolean">
            <text:p>TRUE</text:p>
          </table:table-cell>
          <table:table-cell table:formula="of:=AND([.G182]&gt;[$Sheet2.$C$2];[.G182]&lt;[$Sheet2.$C$3])" office:value-type="boolean" office:boolean-value="true" calcext:value-type="boolean">
            <text:p>TRUE</text:p>
          </table:table-cell>
          <table:table-cell table:formula="of:=IF([.H182];[.E182];&quot;&quot;)"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904" calcext:value-type="float">
            <text:p>700904</text:p>
          </table:table-cell>
          <table:table-cell office:value-type="float" office:value="2" calcext:value-type="float">
            <text:p>2</text:p>
          </table:table-cell>
          <table:table-cell office:value-type="float" office:value="1207" calcext:value-type="float">
            <text:p>1207</text:p>
          </table:table-cell>
          <table:table-cell office:value-type="float" office:value="39.071917" calcext:value-type="float">
            <text:p>39.071917</text:p>
          </table:table-cell>
          <table:table-cell office:value-type="float" office:value="-77.134877" calcext:value-type="float">
            <text:p>-77.134877</text:p>
          </table:table-cell>
          <table:table-cell table:formula="of:=AND([.F183]&gt;[$Sheet2.$B$2];[.G183]&gt;[$Sheet2.$C$2];[.G183]&lt;[$Sheet2.$C$3])" office:value-type="boolean" office:boolean-value="true" calcext:value-type="boolean">
            <text:p>TRUE</text:p>
          </table:table-cell>
          <table:table-cell table:formula="of:=[.F183]&gt;[$Sheet2.$B$2]" office:value-type="boolean" office:boolean-value="true" calcext:value-type="boolean">
            <text:p>TRUE</text:p>
          </table:table-cell>
          <table:table-cell table:formula="of:=AND([.G183]&gt;[$Sheet2.$C$2];[.G183]&lt;[$Sheet2.$C$3])" office:value-type="boolean" office:boolean-value="true" calcext:value-type="boolean">
            <text:p>TRUE</text:p>
          </table:table-cell>
          <table:table-cell table:formula="of:=IF([.H183];[.E183];&quot;&quot;)"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905" calcext:value-type="float">
            <text:p>700905</text:p>
          </table:table-cell>
          <table:table-cell office:value-type="float" office:value="1" calcext:value-type="float">
            <text:p>1</text:p>
          </table:table-cell>
          <table:table-cell office:value-type="float" office:value="1780" calcext:value-type="float">
            <text:p>1780</text:p>
          </table:table-cell>
          <table:table-cell office:value-type="float" office:value="39.060182" calcext:value-type="float">
            <text:p>39.060182</text:p>
          </table:table-cell>
          <table:table-cell office:value-type="float" office:value="-77.131448" calcext:value-type="float">
            <text:p>-77.131448</text:p>
          </table:table-cell>
          <table:table-cell table:formula="of:=AND([.F184]&gt;[$Sheet2.$B$2];[.G184]&gt;[$Sheet2.$C$2];[.G184]&lt;[$Sheet2.$C$3])" office:value-type="boolean" office:boolean-value="true" calcext:value-type="boolean">
            <text:p>TRUE</text:p>
          </table:table-cell>
          <table:table-cell table:formula="of:=[.F184]&gt;[$Sheet2.$B$2]" office:value-type="boolean" office:boolean-value="true" calcext:value-type="boolean">
            <text:p>TRUE</text:p>
          </table:table-cell>
          <table:table-cell table:formula="of:=AND([.G184]&gt;[$Sheet2.$C$2];[.G184]&lt;[$Sheet2.$C$3])" office:value-type="boolean" office:boolean-value="true" calcext:value-type="boolean">
            <text:p>TRUE</text:p>
          </table:table-cell>
          <table:table-cell table:formula="of:=IF([.H184];[.E184];&quot;&quot;)"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905" calcext:value-type="float">
            <text:p>700905</text:p>
          </table:table-cell>
          <table:table-cell office:value-type="float" office:value="2" calcext:value-type="float">
            <text:p>2</text:p>
          </table:table-cell>
          <table:table-cell office:value-type="float" office:value="2142" calcext:value-type="float">
            <text:p>2142</text:p>
          </table:table-cell>
          <table:table-cell office:value-type="float" office:value="39.058193" calcext:value-type="float">
            <text:p>39.058193</text:p>
          </table:table-cell>
          <table:table-cell office:value-type="float" office:value="-77.12929" calcext:value-type="float">
            <text:p>-77.12929</text:p>
          </table:table-cell>
          <table:table-cell table:formula="of:=AND([.F185]&gt;[$Sheet2.$B$2];[.G185]&gt;[$Sheet2.$C$2];[.G185]&lt;[$Sheet2.$C$3])" office:value-type="boolean" office:boolean-value="true" calcext:value-type="boolean">
            <text:p>TRUE</text:p>
          </table:table-cell>
          <table:table-cell table:formula="of:=[.F185]&gt;[$Sheet2.$B$2]" office:value-type="boolean" office:boolean-value="true" calcext:value-type="boolean">
            <text:p>TRUE</text:p>
          </table:table-cell>
          <table:table-cell table:formula="of:=AND([.G185]&gt;[$Sheet2.$C$2];[.G185]&lt;[$Sheet2.$C$3])" office:value-type="boolean" office:boolean-value="true" calcext:value-type="boolean">
            <text:p>TRUE</text:p>
          </table:table-cell>
          <table:table-cell table:formula="of:=IF([.H185];[.E185];&quot;&quot;)"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001" calcext:value-type="float">
            <text:p>701001</text:p>
          </table:table-cell>
          <table:table-cell office:value-type="float" office:value="1" calcext:value-type="float">
            <text:p>1</text:p>
          </table:table-cell>
          <table:table-cell office:value-type="float" office:value="2673" calcext:value-type="float">
            <text:p>2673</text:p>
          </table:table-cell>
          <table:table-cell office:value-type="float" office:value="39.074167" calcext:value-type="float">
            <text:p>39.074167</text:p>
          </table:table-cell>
          <table:table-cell office:value-type="float" office:value="-77.14681" calcext:value-type="float">
            <text:p>-77.14681</text:p>
          </table:table-cell>
          <table:table-cell table:formula="of:=AND([.F186]&gt;[$Sheet2.$B$2];[.G186]&gt;[$Sheet2.$C$2];[.G186]&lt;[$Sheet2.$C$3])" office:value-type="boolean" office:boolean-value="true" calcext:value-type="boolean">
            <text:p>TRUE</text:p>
          </table:table-cell>
          <table:table-cell table:formula="of:=[.F186]&gt;[$Sheet2.$B$2]" office:value-type="boolean" office:boolean-value="true" calcext:value-type="boolean">
            <text:p>TRUE</text:p>
          </table:table-cell>
          <table:table-cell table:formula="of:=AND([.G186]&gt;[$Sheet2.$C$2];[.G186]&lt;[$Sheet2.$C$3])" office:value-type="boolean" office:boolean-value="true" calcext:value-type="boolean">
            <text:p>TRUE</text:p>
          </table:table-cell>
          <table:table-cell table:formula="of:=IF([.H186];[.E186];&quot;&quot;)" office:value-type="float" office:value="2673" calcext:value-type="float">
            <text:p>26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001" calcext:value-type="float">
            <text:p>701001</text:p>
          </table:table-cell>
          <table:table-cell office:value-type="float" office:value="2" calcext:value-type="float">
            <text:p>2</text:p>
          </table:table-cell>
          <table:table-cell office:value-type="float" office:value="1994" calcext:value-type="float">
            <text:p>1994</text:p>
          </table:table-cell>
          <table:table-cell office:value-type="float" office:value="39.073676" calcext:value-type="float">
            <text:p>39.073676</text:p>
          </table:table-cell>
          <table:table-cell office:value-type="float" office:value="-77.155726" calcext:value-type="float">
            <text:p>-77.155726</text:p>
          </table:table-cell>
          <table:table-cell table:formula="of:=AND([.F187]&gt;[$Sheet2.$B$2];[.G187]&gt;[$Sheet2.$C$2];[.G187]&lt;[$Sheet2.$C$3])" office:value-type="boolean" office:boolean-value="true" calcext:value-type="boolean">
            <text:p>TRUE</text:p>
          </table:table-cell>
          <table:table-cell table:formula="of:=[.F187]&gt;[$Sheet2.$B$2]" office:value-type="boolean" office:boolean-value="true" calcext:value-type="boolean">
            <text:p>TRUE</text:p>
          </table:table-cell>
          <table:table-cell table:formula="of:=AND([.G187]&gt;[$Sheet2.$C$2];[.G187]&lt;[$Sheet2.$C$3])" office:value-type="boolean" office:boolean-value="true" calcext:value-type="boolean">
            <text:p>TRUE</text:p>
          </table:table-cell>
          <table:table-cell table:formula="of:=IF([.H187];[.E187];&quot;&quot;)"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001" calcext:value-type="float">
            <text:p>701001</text:p>
          </table:table-cell>
          <table:table-cell office:value-type="float" office:value="3" calcext:value-type="float">
            <text:p>3</text:p>
          </table:table-cell>
          <table:table-cell office:value-type="float" office:value="754" calcext:value-type="float">
            <text:p>754</text:p>
          </table:table-cell>
          <table:table-cell office:value-type="float" office:value="39.059163" calcext:value-type="float">
            <text:p>39.059163</text:p>
          </table:table-cell>
          <table:table-cell office:value-type="float" office:value="-77.142768" calcext:value-type="float">
            <text:p>-77.142768</text:p>
          </table:table-cell>
          <table:table-cell table:formula="of:=AND([.F188]&gt;[$Sheet2.$B$2];[.G188]&gt;[$Sheet2.$C$2];[.G188]&lt;[$Sheet2.$C$3])" office:value-type="boolean" office:boolean-value="true" calcext:value-type="boolean">
            <text:p>TRUE</text:p>
          </table:table-cell>
          <table:table-cell table:formula="of:=[.F188]&gt;[$Sheet2.$B$2]" office:value-type="boolean" office:boolean-value="true" calcext:value-type="boolean">
            <text:p>TRUE</text:p>
          </table:table-cell>
          <table:table-cell table:formula="of:=AND([.G188]&gt;[$Sheet2.$C$2];[.G188]&lt;[$Sheet2.$C$3])" office:value-type="boolean" office:boolean-value="true" calcext:value-type="boolean">
            <text:p>TRUE</text:p>
          </table:table-cell>
          <table:table-cell table:formula="of:=IF([.H188];[.E188];&quot;&quot;)"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002" calcext:value-type="float">
            <text:p>701002</text:p>
          </table:table-cell>
          <table:table-cell office:value-type="float" office:value="1" calcext:value-type="float">
            <text:p>1</text:p>
          </table:table-cell>
          <table:table-cell office:value-type="float" office:value="693" calcext:value-type="float">
            <text:p>693</text:p>
          </table:table-cell>
          <table:table-cell office:value-type="float" office:value="39.062278" calcext:value-type="float">
            <text:p>39.062278</text:p>
          </table:table-cell>
          <table:table-cell office:value-type="float" office:value="-77.159601" calcext:value-type="float">
            <text:p>-77.159601</text:p>
          </table:table-cell>
          <table:table-cell table:formula="of:=AND([.F189]&gt;[$Sheet2.$B$2];[.G189]&gt;[$Sheet2.$C$2];[.G189]&lt;[$Sheet2.$C$3])" office:value-type="boolean" office:boolean-value="true" calcext:value-type="boolean">
            <text:p>TRUE</text:p>
          </table:table-cell>
          <table:table-cell table:formula="of:=[.F189]&gt;[$Sheet2.$B$2]" office:value-type="boolean" office:boolean-value="true" calcext:value-type="boolean">
            <text:p>TRUE</text:p>
          </table:table-cell>
          <table:table-cell table:formula="of:=AND([.G189]&gt;[$Sheet2.$C$2];[.G189]&lt;[$Sheet2.$C$3])" office:value-type="boolean" office:boolean-value="true" calcext:value-type="boolean">
            <text:p>TRUE</text:p>
          </table:table-cell>
          <table:table-cell table:formula="of:=IF([.H189];[.E189];&quot;&quot;)"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002" calcext:value-type="float">
            <text:p>701002</text:p>
          </table:table-cell>
          <table:table-cell office:value-type="float" office:value="2" calcext:value-type="float">
            <text:p>2</text:p>
          </table:table-cell>
          <table:table-cell office:value-type="float" office:value="2033" calcext:value-type="float">
            <text:p>2033</text:p>
          </table:table-cell>
          <table:table-cell office:value-type="float" office:value="39.063573" calcext:value-type="float">
            <text:p>39.063573</text:p>
          </table:table-cell>
          <table:table-cell office:value-type="float" office:value="-77.166998" calcext:value-type="float">
            <text:p>-77.166998</text:p>
          </table:table-cell>
          <table:table-cell table:formula="of:=AND([.F190]&gt;[$Sheet2.$B$2];[.G190]&gt;[$Sheet2.$C$2];[.G190]&lt;[$Sheet2.$C$3])" office:value-type="boolean" office:boolean-value="true" calcext:value-type="boolean">
            <text:p>TRUE</text:p>
          </table:table-cell>
          <table:table-cell table:formula="of:=[.F190]&gt;[$Sheet2.$B$2]" office:value-type="boolean" office:boolean-value="true" calcext:value-type="boolean">
            <text:p>TRUE</text:p>
          </table:table-cell>
          <table:table-cell table:formula="of:=AND([.G190]&gt;[$Sheet2.$C$2];[.G190]&lt;[$Sheet2.$C$3])" office:value-type="boolean" office:boolean-value="true" calcext:value-type="boolean">
            <text:p>TRUE</text:p>
          </table:table-cell>
          <table:table-cell table:formula="of:=IF([.H190];[.E190];&quot;&quot;)"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002" calcext:value-type="float">
            <text:p>701002</text:p>
          </table:table-cell>
          <table:table-cell office:value-type="float" office:value="3" calcext:value-type="float">
            <text:p>3</text:p>
          </table:table-cell>
          <table:table-cell office:value-type="float" office:value="949" calcext:value-type="float">
            <text:p>949</text:p>
          </table:table-cell>
          <table:table-cell office:value-type="float" office:value="39.062936" calcext:value-type="float">
            <text:p>39.062936</text:p>
          </table:table-cell>
          <table:table-cell office:value-type="float" office:value="-77.172693" calcext:value-type="float">
            <text:p>-77.172693</text:p>
          </table:table-cell>
          <table:table-cell table:formula="of:=AND([.F191]&gt;[$Sheet2.$B$2];[.G191]&gt;[$Sheet2.$C$2];[.G191]&lt;[$Sheet2.$C$3])" office:value-type="boolean" office:boolean-value="true" calcext:value-type="boolean">
            <text:p>TRUE</text:p>
          </table:table-cell>
          <table:table-cell table:formula="of:=[.F191]&gt;[$Sheet2.$B$2]" office:value-type="boolean" office:boolean-value="true" calcext:value-type="boolean">
            <text:p>TRUE</text:p>
          </table:table-cell>
          <table:table-cell table:formula="of:=AND([.G191]&gt;[$Sheet2.$C$2];[.G191]&lt;[$Sheet2.$C$3])" office:value-type="boolean" office:boolean-value="true" calcext:value-type="boolean">
            <text:p>TRUE</text:p>
          </table:table-cell>
          <table:table-cell table:formula="of:=IF([.H191];[.E191];&quot;&quot;)"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004" calcext:value-type="float">
            <text:p>701004</text:p>
          </table:table-cell>
          <table:table-cell office:value-type="float" office:value="1" calcext:value-type="float">
            <text:p>1</text:p>
          </table:table-cell>
          <table:table-cell office:value-type="float" office:value="1544" calcext:value-type="float">
            <text:p>1544</text:p>
          </table:table-cell>
          <table:table-cell office:value-type="float" office:value="39.103228" calcext:value-type="float">
            <text:p>39.103228</text:p>
          </table:table-cell>
          <table:table-cell office:value-type="float" office:value="-77.163615" calcext:value-type="float">
            <text:p>-77.163615</text:p>
          </table:table-cell>
          <table:table-cell table:formula="of:=AND([.F192]&gt;[$Sheet2.$B$2];[.G192]&gt;[$Sheet2.$C$2];[.G192]&lt;[$Sheet2.$C$3])" office:value-type="boolean" office:boolean-value="true" calcext:value-type="boolean">
            <text:p>TRUE</text:p>
          </table:table-cell>
          <table:table-cell table:formula="of:=[.F192]&gt;[$Sheet2.$B$2]" office:value-type="boolean" office:boolean-value="true" calcext:value-type="boolean">
            <text:p>TRUE</text:p>
          </table:table-cell>
          <table:table-cell table:formula="of:=AND([.G192]&gt;[$Sheet2.$C$2];[.G192]&lt;[$Sheet2.$C$3])" office:value-type="boolean" office:boolean-value="true" calcext:value-type="boolean">
            <text:p>TRUE</text:p>
          </table:table-cell>
          <table:table-cell table:formula="of:=IF([.H192];[.E192];&quot;&quot;)"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004" calcext:value-type="float">
            <text:p>701004</text:p>
          </table:table-cell>
          <table:table-cell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39.098988" calcext:value-type="float">
            <text:p>39.098988</text:p>
          </table:table-cell>
          <table:table-cell office:value-type="float" office:value="-77.17482" calcext:value-type="float">
            <text:p>-77.17482</text:p>
          </table:table-cell>
          <table:table-cell table:formula="of:=AND([.F193]&gt;[$Sheet2.$B$2];[.G193]&gt;[$Sheet2.$C$2];[.G193]&lt;[$Sheet2.$C$3])" office:value-type="boolean" office:boolean-value="true" calcext:value-type="boolean">
            <text:p>TRUE</text:p>
          </table:table-cell>
          <table:table-cell table:formula="of:=[.F193]&gt;[$Sheet2.$B$2]" office:value-type="boolean" office:boolean-value="true" calcext:value-type="boolean">
            <text:p>TRUE</text:p>
          </table:table-cell>
          <table:table-cell table:formula="of:=AND([.G193]&gt;[$Sheet2.$C$2];[.G193]&lt;[$Sheet2.$C$3])" office:value-type="boolean" office:boolean-value="true" calcext:value-type="boolean">
            <text:p>TRUE</text:p>
          </table:table-cell>
          <table:table-cell table:formula="of:=IF([.H193];[.E193];&quot;&quot;)"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004" calcext:value-type="float">
            <text:p>701004</text:p>
          </table:table-cell>
          <table:table-cell office:value-type="float" office:value="3" calcext:value-type="float">
            <text:p>3</text:p>
          </table:table-cell>
          <table:table-cell office:value-type="float" office:value="1124" calcext:value-type="float">
            <text:p>1124</text:p>
          </table:table-cell>
          <table:table-cell office:value-type="float" office:value="39.098603" calcext:value-type="float">
            <text:p>39.098603</text:p>
          </table:table-cell>
          <table:table-cell office:value-type="float" office:value="-77.161648" calcext:value-type="float">
            <text:p>-77.161648</text:p>
          </table:table-cell>
          <table:table-cell table:formula="of:=AND([.F194]&gt;[$Sheet2.$B$2];[.G194]&gt;[$Sheet2.$C$2];[.G194]&lt;[$Sheet2.$C$3])" office:value-type="boolean" office:boolean-value="true" calcext:value-type="boolean">
            <text:p>TRUE</text:p>
          </table:table-cell>
          <table:table-cell table:formula="of:=[.F194]&gt;[$Sheet2.$B$2]" office:value-type="boolean" office:boolean-value="true" calcext:value-type="boolean">
            <text:p>TRUE</text:p>
          </table:table-cell>
          <table:table-cell table:formula="of:=AND([.G194]&gt;[$Sheet2.$C$2];[.G194]&lt;[$Sheet2.$C$3])" office:value-type="boolean" office:boolean-value="true" calcext:value-type="boolean">
            <text:p>TRUE</text:p>
          </table:table-cell>
          <table:table-cell table:formula="of:=IF([.H194];[.E194];&quot;&quot;)"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004" calcext:value-type="float">
            <text:p>701004</text:p>
          </table:table-cell>
          <table:table-cell office:value-type="float" office:value="4" calcext:value-type="float">
            <text:p>4</text:p>
          </table:table-cell>
          <table:table-cell office:value-type="float" office:value="1087" calcext:value-type="float">
            <text:p>1087</text:p>
          </table:table-cell>
          <table:table-cell office:value-type="float" office:value="39.091083" calcext:value-type="float">
            <text:p>39.091083</text:p>
          </table:table-cell>
          <table:table-cell office:value-type="float" office:value="-77.166346" calcext:value-type="float">
            <text:p>-77.166346</text:p>
          </table:table-cell>
          <table:table-cell table:formula="of:=AND([.F195]&gt;[$Sheet2.$B$2];[.G195]&gt;[$Sheet2.$C$2];[.G195]&lt;[$Sheet2.$C$3])" office:value-type="boolean" office:boolean-value="true" calcext:value-type="boolean">
            <text:p>TRUE</text:p>
          </table:table-cell>
          <table:table-cell table:formula="of:=[.F195]&gt;[$Sheet2.$B$2]" office:value-type="boolean" office:boolean-value="true" calcext:value-type="boolean">
            <text:p>TRUE</text:p>
          </table:table-cell>
          <table:table-cell table:formula="of:=AND([.G195]&gt;[$Sheet2.$C$2];[.G195]&lt;[$Sheet2.$C$3])" office:value-type="boolean" office:boolean-value="true" calcext:value-type="boolean">
            <text:p>TRUE</text:p>
          </table:table-cell>
          <table:table-cell table:formula="of:=IF([.H195];[.E195];&quot;&quot;)"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005" calcext:value-type="float">
            <text:p>701005</text:p>
          </table:table-cell>
          <table:table-cell office:value-type="float" office:value="1" calcext:value-type="float">
            <text:p>1</text:p>
          </table:table-cell>
          <table:table-cell office:value-type="float" office:value="2420" calcext:value-type="float">
            <text:p>2420</text:p>
          </table:table-cell>
          <table:table-cell office:value-type="float" office:value="39.08378" calcext:value-type="float">
            <text:p>39.08378</text:p>
          </table:table-cell>
          <table:table-cell office:value-type="float" office:value="-77.166032" calcext:value-type="float">
            <text:p>-77.166032</text:p>
          </table:table-cell>
          <table:table-cell table:formula="of:=AND([.F196]&gt;[$Sheet2.$B$2];[.G196]&gt;[$Sheet2.$C$2];[.G196]&lt;[$Sheet2.$C$3])" office:value-type="boolean" office:boolean-value="true" calcext:value-type="boolean">
            <text:p>TRUE</text:p>
          </table:table-cell>
          <table:table-cell table:formula="of:=[.F196]&gt;[$Sheet2.$B$2]" office:value-type="boolean" office:boolean-value="true" calcext:value-type="boolean">
            <text:p>TRUE</text:p>
          </table:table-cell>
          <table:table-cell table:formula="of:=AND([.G196]&gt;[$Sheet2.$C$2];[.G196]&lt;[$Sheet2.$C$3])" office:value-type="boolean" office:boolean-value="true" calcext:value-type="boolean">
            <text:p>TRUE</text:p>
          </table:table-cell>
          <table:table-cell table:formula="of:=IF([.H196];[.E196];&quot;&quot;)"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005" calcext:value-type="float">
            <text:p>701005</text:p>
          </table:table-cell>
          <table:table-cell office:value-type="float" office:value="2" calcext:value-type="float">
            <text:p>2</text:p>
          </table:table-cell>
          <table:table-cell office:value-type="float" office:value="917" calcext:value-type="float">
            <text:p>917</text:p>
          </table:table-cell>
          <table:table-cell office:value-type="float" office:value="39.082121" calcext:value-type="float">
            <text:p>39.082121</text:p>
          </table:table-cell>
          <table:table-cell office:value-type="float" office:value="-77.157402" calcext:value-type="float">
            <text:p>-77.157402</text:p>
          </table:table-cell>
          <table:table-cell table:formula="of:=AND([.F197]&gt;[$Sheet2.$B$2];[.G197]&gt;[$Sheet2.$C$2];[.G197]&lt;[$Sheet2.$C$3])" office:value-type="boolean" office:boolean-value="true" calcext:value-type="boolean">
            <text:p>TRUE</text:p>
          </table:table-cell>
          <table:table-cell table:formula="of:=[.F197]&gt;[$Sheet2.$B$2]" office:value-type="boolean" office:boolean-value="true" calcext:value-type="boolean">
            <text:p>TRUE</text:p>
          </table:table-cell>
          <table:table-cell table:formula="of:=AND([.G197]&gt;[$Sheet2.$C$2];[.G197]&lt;[$Sheet2.$C$3])" office:value-type="boolean" office:boolean-value="true" calcext:value-type="boolean">
            <text:p>TRUE</text:p>
          </table:table-cell>
          <table:table-cell table:formula="of:=IF([.H197];[.E197];&quot;&quot;)"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006" calcext:value-type="float">
            <text:p>701006</text:p>
          </table:table-cell>
          <table:table-cell office:value-type="float" office:value="1" calcext:value-type="float">
            <text:p>1</text:p>
          </table:table-cell>
          <table:table-cell office:value-type="float" office:value="1392" calcext:value-type="float">
            <text:p>1392</text:p>
          </table:table-cell>
          <table:table-cell office:value-type="float" office:value="39.088634" calcext:value-type="float">
            <text:p>39.088634</text:p>
          </table:table-cell>
          <table:table-cell office:value-type="float" office:value="-77.185369" calcext:value-type="float">
            <text:p>-77.185369</text:p>
          </table:table-cell>
          <table:table-cell table:formula="of:=AND([.F198]&gt;[$Sheet2.$B$2];[.G198]&gt;[$Sheet2.$C$2];[.G198]&lt;[$Sheet2.$C$3])" office:value-type="boolean" office:boolean-value="true" calcext:value-type="boolean">
            <text:p>TRUE</text:p>
          </table:table-cell>
          <table:table-cell table:formula="of:=[.F198]&gt;[$Sheet2.$B$2]" office:value-type="boolean" office:boolean-value="true" calcext:value-type="boolean">
            <text:p>TRUE</text:p>
          </table:table-cell>
          <table:table-cell table:formula="of:=AND([.G198]&gt;[$Sheet2.$C$2];[.G198]&lt;[$Sheet2.$C$3])" office:value-type="boolean" office:boolean-value="true" calcext:value-type="boolean">
            <text:p>TRUE</text:p>
          </table:table-cell>
          <table:table-cell table:formula="of:=IF([.H198];[.E198];&quot;&quot;)"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006" calcext:value-type="float">
            <text:p>701006</text:p>
          </table:table-cell>
          <table:table-cell office:value-type="float" office:value="2" calcext:value-type="float">
            <text:p>2</text:p>
          </table:table-cell>
          <table:table-cell office:value-type="float" office:value="2378" calcext:value-type="float">
            <text:p>2378</text:p>
          </table:table-cell>
          <table:table-cell office:value-type="float" office:value="39.077299" calcext:value-type="float">
            <text:p>39.077299</text:p>
          </table:table-cell>
          <table:table-cell office:value-type="float" office:value="-77.173516" calcext:value-type="float">
            <text:p>-77.173516</text:p>
          </table:table-cell>
          <table:table-cell table:formula="of:=AND([.F199]&gt;[$Sheet2.$B$2];[.G199]&gt;[$Sheet2.$C$2];[.G199]&lt;[$Sheet2.$C$3])" office:value-type="boolean" office:boolean-value="true" calcext:value-type="boolean">
            <text:p>TRUE</text:p>
          </table:table-cell>
          <table:table-cell table:formula="of:=[.F199]&gt;[$Sheet2.$B$2]" office:value-type="boolean" office:boolean-value="true" calcext:value-type="boolean">
            <text:p>TRUE</text:p>
          </table:table-cell>
          <table:table-cell table:formula="of:=AND([.G199]&gt;[$Sheet2.$C$2];[.G199]&lt;[$Sheet2.$C$3])" office:value-type="boolean" office:boolean-value="true" calcext:value-type="boolean">
            <text:p>TRUE</text:p>
          </table:table-cell>
          <table:table-cell table:formula="of:=IF([.H199];[.E199];&quot;&quot;)" office:value-type="float" office:value="2378" calcext:value-type="float">
            <text:p>23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006" calcext:value-type="float">
            <text:p>701006</text:p>
          </table:table-cell>
          <table:table-cell office:value-type="float" office:value="3" calcext:value-type="float">
            <text:p>3</text:p>
          </table:table-cell>
          <table:table-cell office:value-type="float" office:value="1779" calcext:value-type="float">
            <text:p>1779</text:p>
          </table:table-cell>
          <table:table-cell office:value-type="float" office:value="39.082126" calcext:value-type="float">
            <text:p>39.082126</text:p>
          </table:table-cell>
          <table:table-cell office:value-type="float" office:value="-77.187097" calcext:value-type="float">
            <text:p>-77.187097</text:p>
          </table:table-cell>
          <table:table-cell table:formula="of:=AND([.F200]&gt;[$Sheet2.$B$2];[.G200]&gt;[$Sheet2.$C$2];[.G200]&lt;[$Sheet2.$C$3])" office:value-type="boolean" office:boolean-value="true" calcext:value-type="boolean">
            <text:p>TRUE</text:p>
          </table:table-cell>
          <table:table-cell table:formula="of:=[.F200]&gt;[$Sheet2.$B$2]" office:value-type="boolean" office:boolean-value="true" calcext:value-type="boolean">
            <text:p>TRUE</text:p>
          </table:table-cell>
          <table:table-cell table:formula="of:=AND([.G200]&gt;[$Sheet2.$C$2];[.G200]&lt;[$Sheet2.$C$3])" office:value-type="boolean" office:boolean-value="true" calcext:value-type="boolean">
            <text:p>TRUE</text:p>
          </table:table-cell>
          <table:table-cell table:formula="of:=IF([.H200];[.E200];&quot;&quot;)"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007" calcext:value-type="float">
            <text:p>701007</text:p>
          </table:table-cell>
          <table:table-cell office:value-type="float" office:value="1" calcext:value-type="float">
            <text:p>1</text:p>
          </table:table-cell>
          <table:table-cell office:value-type="float" office:value="2464" calcext:value-type="float">
            <text:p>2464</text:p>
          </table:table-cell>
          <table:table-cell office:value-type="float" office:value="39.094484" calcext:value-type="float">
            <text:p>39.094484</text:p>
          </table:table-cell>
          <table:table-cell office:value-type="float" office:value="-77.190699" calcext:value-type="float">
            <text:p>-77.190699</text:p>
          </table:table-cell>
          <table:table-cell table:formula="of:=AND([.F201]&gt;[$Sheet2.$B$2];[.G201]&gt;[$Sheet2.$C$2];[.G201]&lt;[$Sheet2.$C$3])" office:value-type="boolean" office:boolean-value="true" calcext:value-type="boolean">
            <text:p>TRUE</text:p>
          </table:table-cell>
          <table:table-cell table:formula="of:=[.F201]&gt;[$Sheet2.$B$2]" office:value-type="boolean" office:boolean-value="true" calcext:value-type="boolean">
            <text:p>TRUE</text:p>
          </table:table-cell>
          <table:table-cell table:formula="of:=AND([.G201]&gt;[$Sheet2.$C$2];[.G201]&lt;[$Sheet2.$C$3])" office:value-type="boolean" office:boolean-value="true" calcext:value-type="boolean">
            <text:p>TRUE</text:p>
          </table:table-cell>
          <table:table-cell table:formula="of:=IF([.H201];[.E201];&quot;&quot;)"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007" calcext:value-type="float">
            <text:p>701007</text:p>
          </table:table-cell>
          <table:table-cell office:value-type="float" office:value="2" calcext:value-type="float">
            <text:p>2</text:p>
          </table:table-cell>
          <table:table-cell office:value-type="float" office:value="694" calcext:value-type="float">
            <text:p>694</text:p>
          </table:table-cell>
          <table:table-cell office:value-type="float" office:value="39.100971" calcext:value-type="float">
            <text:p>39.100971</text:p>
          </table:table-cell>
          <table:table-cell office:value-type="float" office:value="-77.188917" calcext:value-type="float">
            <text:p>-77.188917</text:p>
          </table:table-cell>
          <table:table-cell table:formula="of:=AND([.F202]&gt;[$Sheet2.$B$2];[.G202]&gt;[$Sheet2.$C$2];[.G202]&lt;[$Sheet2.$C$3])" office:value-type="boolean" office:boolean-value="true" calcext:value-type="boolean">
            <text:p>TRUE</text:p>
          </table:table-cell>
          <table:table-cell table:formula="of:=[.F202]&gt;[$Sheet2.$B$2]" office:value-type="boolean" office:boolean-value="true" calcext:value-type="boolean">
            <text:p>TRUE</text:p>
          </table:table-cell>
          <table:table-cell table:formula="of:=AND([.G202]&gt;[$Sheet2.$C$2];[.G202]&lt;[$Sheet2.$C$3])" office:value-type="boolean" office:boolean-value="true" calcext:value-type="boolean">
            <text:p>TRUE</text:p>
          </table:table-cell>
          <table:table-cell table:formula="of:=IF([.H202];[.E202];&quot;&quot;)"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101" calcext:value-type="float">
            <text:p>701101</text:p>
          </table:table-cell>
          <table:table-cell office:value-type="float" office:value="1" calcext:value-type="float">
            <text:p>1</text:p>
          </table:table-cell>
          <table:table-cell office:value-type="float" office:value="887" calcext:value-type="float">
            <text:p>887</text:p>
          </table:table-cell>
          <table:table-cell office:value-type="float" office:value="39.081687" calcext:value-type="float">
            <text:p>39.081687</text:p>
          </table:table-cell>
          <table:table-cell office:value-type="float" office:value="-77.133858" calcext:value-type="float">
            <text:p>-77.133858</text:p>
          </table:table-cell>
          <table:table-cell table:formula="of:=AND([.F203]&gt;[$Sheet2.$B$2];[.G203]&gt;[$Sheet2.$C$2];[.G203]&lt;[$Sheet2.$C$3])" office:value-type="boolean" office:boolean-value="true" calcext:value-type="boolean">
            <text:p>TRUE</text:p>
          </table:table-cell>
          <table:table-cell table:formula="of:=[.F203]&gt;[$Sheet2.$B$2]" office:value-type="boolean" office:boolean-value="true" calcext:value-type="boolean">
            <text:p>TRUE</text:p>
          </table:table-cell>
          <table:table-cell table:formula="of:=AND([.G203]&gt;[$Sheet2.$C$2];[.G203]&lt;[$Sheet2.$C$3])" office:value-type="boolean" office:boolean-value="true" calcext:value-type="boolean">
            <text:p>TRUE</text:p>
          </table:table-cell>
          <table:table-cell table:formula="of:=IF([.H203];[.E203];&quot;&quot;)"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101" calcext:value-type="float">
            <text:p>701101</text:p>
          </table:table-cell>
          <table:table-cell office:value-type="float" office:value="2" calcext:value-type="float">
            <text:p>2</text:p>
          </table:table-cell>
          <table:table-cell office:value-type="float" office:value="1075" calcext:value-type="float">
            <text:p>1075</text:p>
          </table:table-cell>
          <table:table-cell office:value-type="float" office:value="39.081494" calcext:value-type="float">
            <text:p>39.081494</text:p>
          </table:table-cell>
          <table:table-cell office:value-type="float" office:value="-77.116088" calcext:value-type="float">
            <text:p>-77.116088</text:p>
          </table:table-cell>
          <table:table-cell table:formula="of:=AND([.F204]&gt;[$Sheet2.$B$2];[.G204]&gt;[$Sheet2.$C$2];[.G204]&lt;[$Sheet2.$C$3])" office:value-type="boolean" office:boolean-value="true" calcext:value-type="boolean">
            <text:p>TRUE</text:p>
          </table:table-cell>
          <table:table-cell table:formula="of:=[.F204]&gt;[$Sheet2.$B$2]" office:value-type="boolean" office:boolean-value="true" calcext:value-type="boolean">
            <text:p>TRUE</text:p>
          </table:table-cell>
          <table:table-cell table:formula="of:=AND([.G204]&gt;[$Sheet2.$C$2];[.G204]&lt;[$Sheet2.$C$3])" office:value-type="boolean" office:boolean-value="true" calcext:value-type="boolean">
            <text:p>TRUE</text:p>
          </table:table-cell>
          <table:table-cell table:formula="of:=IF([.H204];[.E204];&quot;&quot;)"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101" calcext:value-type="float">
            <text:p>701101</text:p>
          </table:table-cell>
          <table:table-cell office:value-type="float" office:value="3" calcext:value-type="float">
            <text:p>3</text:p>
          </table:table-cell>
          <table:table-cell office:value-type="float" office:value="788" calcext:value-type="float">
            <text:p>788</text:p>
          </table:table-cell>
          <table:table-cell office:value-type="float" office:value="39.077788" calcext:value-type="float">
            <text:p>39.077788</text:p>
          </table:table-cell>
          <table:table-cell office:value-type="float" office:value="-77.112854" calcext:value-type="float">
            <text:p>-77.112854</text:p>
          </table:table-cell>
          <table:table-cell table:formula="of:=AND([.F205]&gt;[$Sheet2.$B$2];[.G205]&gt;[$Sheet2.$C$2];[.G205]&lt;[$Sheet2.$C$3])" office:value-type="boolean" office:boolean-value="true" calcext:value-type="boolean">
            <text:p>TRUE</text:p>
          </table:table-cell>
          <table:table-cell table:formula="of:=[.F205]&gt;[$Sheet2.$B$2]" office:value-type="boolean" office:boolean-value="true" calcext:value-type="boolean">
            <text:p>TRUE</text:p>
          </table:table-cell>
          <table:table-cell table:formula="of:=AND([.G205]&gt;[$Sheet2.$C$2];[.G205]&lt;[$Sheet2.$C$3])" office:value-type="boolean" office:boolean-value="true" calcext:value-type="boolean">
            <text:p>TRUE</text:p>
          </table:table-cell>
          <table:table-cell table:formula="of:=IF([.H205];[.E205];&quot;&quot;)"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101" calcext:value-type="float">
            <text:p>701101</text:p>
          </table:table-cell>
          <table:table-cell office:value-type="float" office:value="4" calcext:value-type="float">
            <text:p>4</text:p>
          </table:table-cell>
          <table:table-cell office:value-type="float" office:value="1088" calcext:value-type="float">
            <text:p>1088</text:p>
          </table:table-cell>
          <table:table-cell office:value-type="float" office:value="39.079452" calcext:value-type="float">
            <text:p>39.079452</text:p>
          </table:table-cell>
          <table:table-cell office:value-type="float" office:value="-77.121909" calcext:value-type="float">
            <text:p>-77.121909</text:p>
          </table:table-cell>
          <table:table-cell table:formula="of:=AND([.F206]&gt;[$Sheet2.$B$2];[.G206]&gt;[$Sheet2.$C$2];[.G206]&lt;[$Sheet2.$C$3])" office:value-type="boolean" office:boolean-value="true" calcext:value-type="boolean">
            <text:p>TRUE</text:p>
          </table:table-cell>
          <table:table-cell table:formula="of:=[.F206]&gt;[$Sheet2.$B$2]" office:value-type="boolean" office:boolean-value="true" calcext:value-type="boolean">
            <text:p>TRUE</text:p>
          </table:table-cell>
          <table:table-cell table:formula="of:=AND([.G206]&gt;[$Sheet2.$C$2];[.G206]&lt;[$Sheet2.$C$3])" office:value-type="boolean" office:boolean-value="true" calcext:value-type="boolean">
            <text:p>TRUE</text:p>
          </table:table-cell>
          <table:table-cell table:formula="of:=IF([.H206];[.E206];&quot;&quot;)"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101" calcext:value-type="float">
            <text:p>701101</text:p>
          </table:table-cell>
          <table:table-cell office:value-type="float" office:value="5" calcext:value-type="float">
            <text:p>5</text:p>
          </table:table-cell>
          <table:table-cell office:value-type="float" office:value="798" calcext:value-type="float">
            <text:p>798</text:p>
          </table:table-cell>
          <table:table-cell office:value-type="float" office:value="39.080598" calcext:value-type="float">
            <text:p>39.080598</text:p>
          </table:table-cell>
          <table:table-cell office:value-type="float" office:value="-77.127893" calcext:value-type="float">
            <text:p>-77.127893</text:p>
          </table:table-cell>
          <table:table-cell table:formula="of:=AND([.F207]&gt;[$Sheet2.$B$2];[.G207]&gt;[$Sheet2.$C$2];[.G207]&lt;[$Sheet2.$C$3])" office:value-type="boolean" office:boolean-value="true" calcext:value-type="boolean">
            <text:p>TRUE</text:p>
          </table:table-cell>
          <table:table-cell table:formula="of:=[.F207]&gt;[$Sheet2.$B$2]" office:value-type="boolean" office:boolean-value="true" calcext:value-type="boolean">
            <text:p>TRUE</text:p>
          </table:table-cell>
          <table:table-cell table:formula="of:=AND([.G207]&gt;[$Sheet2.$C$2];[.G207]&lt;[$Sheet2.$C$3])" office:value-type="boolean" office:boolean-value="true" calcext:value-type="boolean">
            <text:p>TRUE</text:p>
          </table:table-cell>
          <table:table-cell table:formula="of:=IF([.H207];[.E207];&quot;&quot;)"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102" calcext:value-type="float">
            <text:p>701102</text:p>
          </table:table-cell>
          <table:table-cell office:value-type="float" office:value="1" calcext:value-type="float">
            <text:p>1</text:p>
          </table:table-cell>
          <table:table-cell office:value-type="float" office:value="1397" calcext:value-type="float">
            <text:p>1397</text:p>
          </table:table-cell>
          <table:table-cell office:value-type="float" office:value="39.077665" calcext:value-type="float">
            <text:p>39.077665</text:p>
          </table:table-cell>
          <table:table-cell office:value-type="float" office:value="-77.135177" calcext:value-type="float">
            <text:p>-77.135177</text:p>
          </table:table-cell>
          <table:table-cell table:formula="of:=AND([.F208]&gt;[$Sheet2.$B$2];[.G208]&gt;[$Sheet2.$C$2];[.G208]&lt;[$Sheet2.$C$3])" office:value-type="boolean" office:boolean-value="true" calcext:value-type="boolean">
            <text:p>TRUE</text:p>
          </table:table-cell>
          <table:table-cell table:formula="of:=[.F208]&gt;[$Sheet2.$B$2]" office:value-type="boolean" office:boolean-value="true" calcext:value-type="boolean">
            <text:p>TRUE</text:p>
          </table:table-cell>
          <table:table-cell table:formula="of:=AND([.G208]&gt;[$Sheet2.$C$2];[.G208]&lt;[$Sheet2.$C$3])" office:value-type="boolean" office:boolean-value="true" calcext:value-type="boolean">
            <text:p>TRUE</text:p>
          </table:table-cell>
          <table:table-cell table:formula="of:=IF([.H208];[.E208];&quot;&quot;)"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102" calcext:value-type="float">
            <text:p>701102</text:p>
          </table:table-cell>
          <table:table-cell office:value-type="float" office:value="2" calcext:value-type="float">
            <text:p>2</text:p>
          </table:table-cell>
          <table:table-cell office:value-type="float" office:value="1923" calcext:value-type="float">
            <text:p>1923</text:p>
          </table:table-cell>
          <table:table-cell office:value-type="float" office:value="39.069674" calcext:value-type="float">
            <text:p>39.069674</text:p>
          </table:table-cell>
          <table:table-cell office:value-type="float" office:value="-77.117199" calcext:value-type="float">
            <text:p>-77.117199</text:p>
          </table:table-cell>
          <table:table-cell table:formula="of:=AND([.F209]&gt;[$Sheet2.$B$2];[.G209]&gt;[$Sheet2.$C$2];[.G209]&lt;[$Sheet2.$C$3])" office:value-type="boolean" office:boolean-value="true" calcext:value-type="boolean">
            <text:p>TRUE</text:p>
          </table:table-cell>
          <table:table-cell table:formula="of:=[.F209]&gt;[$Sheet2.$B$2]" office:value-type="boolean" office:boolean-value="true" calcext:value-type="boolean">
            <text:p>TRUE</text:p>
          </table:table-cell>
          <table:table-cell table:formula="of:=AND([.G209]&gt;[$Sheet2.$C$2];[.G209]&lt;[$Sheet2.$C$3])" office:value-type="boolean" office:boolean-value="true" calcext:value-type="boolean">
            <text:p>TRUE</text:p>
          </table:table-cell>
          <table:table-cell table:formula="of:=IF([.H209];[.E209];&quot;&quot;)"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102" calcext:value-type="float">
            <text:p>701102</text:p>
          </table:table-cell>
          <table:table-cell office:value-type="float" office:value="3" calcext:value-type="float">
            <text:p>3</text:p>
          </table:table-cell>
          <table:table-cell office:value-type="float" office:value="1215" calcext:value-type="float">
            <text:p>1215</text:p>
          </table:table-cell>
          <table:table-cell office:value-type="float" office:value="39.069391" calcext:value-type="float">
            <text:p>39.069391</text:p>
          </table:table-cell>
          <table:table-cell office:value-type="float" office:value="-77.125073" calcext:value-type="float">
            <text:p>-77.125073</text:p>
          </table:table-cell>
          <table:table-cell table:formula="of:=AND([.F210]&gt;[$Sheet2.$B$2];[.G210]&gt;[$Sheet2.$C$2];[.G210]&lt;[$Sheet2.$C$3])" office:value-type="boolean" office:boolean-value="true" calcext:value-type="boolean">
            <text:p>TRUE</text:p>
          </table:table-cell>
          <table:table-cell table:formula="of:=[.F210]&gt;[$Sheet2.$B$2]" office:value-type="boolean" office:boolean-value="true" calcext:value-type="boolean">
            <text:p>TRUE</text:p>
          </table:table-cell>
          <table:table-cell table:formula="of:=AND([.G210]&gt;[$Sheet2.$C$2];[.G210]&lt;[$Sheet2.$C$3])" office:value-type="boolean" office:boolean-value="true" calcext:value-type="boolean">
            <text:p>TRUE</text:p>
          </table:table-cell>
          <table:table-cell table:formula="of:=IF([.H210];[.E210];&quot;&quot;)"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102" calcext:value-type="float">
            <text:p>701102</text:p>
          </table:table-cell>
          <table:table-cell office:value-type="float" office:value="4" calcext:value-type="float">
            <text:p>4</text:p>
          </table:table-cell>
          <table:table-cell office:value-type="float" office:value="866" calcext:value-type="float">
            <text:p>866</text:p>
          </table:table-cell>
          <table:table-cell office:value-type="float" office:value="39.074904" calcext:value-type="float">
            <text:p>39.074904</text:p>
          </table:table-cell>
          <table:table-cell office:value-type="float" office:value="-77.122163" calcext:value-type="float">
            <text:p>-77.122163</text:p>
          </table:table-cell>
          <table:table-cell table:formula="of:=AND([.F211]&gt;[$Sheet2.$B$2];[.G211]&gt;[$Sheet2.$C$2];[.G211]&lt;[$Sheet2.$C$3])" office:value-type="boolean" office:boolean-value="true" calcext:value-type="boolean">
            <text:p>TRUE</text:p>
          </table:table-cell>
          <table:table-cell table:formula="of:=[.F211]&gt;[$Sheet2.$B$2]" office:value-type="boolean" office:boolean-value="true" calcext:value-type="boolean">
            <text:p>TRUE</text:p>
          </table:table-cell>
          <table:table-cell table:formula="of:=AND([.G211]&gt;[$Sheet2.$C$2];[.G211]&lt;[$Sheet2.$C$3])" office:value-type="boolean" office:boolean-value="true" calcext:value-type="boolean">
            <text:p>TRUE</text:p>
          </table:table-cell>
          <table:table-cell table:formula="of:=IF([.H211];[.E211];&quot;&quot;)"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102" calcext:value-type="float">
            <text:p>701102</text:p>
          </table:table-cell>
          <table:table-cell office:value-type="float" office:value="5" calcext:value-type="float">
            <text:p>5</text:p>
          </table:table-cell>
          <table:table-cell office:value-type="float" office:value="905" calcext:value-type="float">
            <text:p>905</text:p>
          </table:table-cell>
          <table:table-cell office:value-type="float" office:value="39.073128" calcext:value-type="float">
            <text:p>39.073128</text:p>
          </table:table-cell>
          <table:table-cell office:value-type="float" office:value="-77.128103" calcext:value-type="float">
            <text:p>-77.128103</text:p>
          </table:table-cell>
          <table:table-cell table:formula="of:=AND([.F212]&gt;[$Sheet2.$B$2];[.G212]&gt;[$Sheet2.$C$2];[.G212]&lt;[$Sheet2.$C$3])" office:value-type="boolean" office:boolean-value="true" calcext:value-type="boolean">
            <text:p>TRUE</text:p>
          </table:table-cell>
          <table:table-cell table:formula="of:=[.F212]&gt;[$Sheet2.$B$2]" office:value-type="boolean" office:boolean-value="true" calcext:value-type="boolean">
            <text:p>TRUE</text:p>
          </table:table-cell>
          <table:table-cell table:formula="of:=AND([.G212]&gt;[$Sheet2.$C$2];[.G212]&lt;[$Sheet2.$C$3])" office:value-type="boolean" office:boolean-value="true" calcext:value-type="boolean">
            <text:p>TRUE</text:p>
          </table:table-cell>
          <table:table-cell table:formula="of:=IF([.H212];[.E212];&quot;&quot;)"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01" calcext:value-type="float">
            <text:p>701201</text:p>
          </table:table-cell>
          <table:table-cell office:value-type="float" office:value="1" calcext:value-type="float">
            <text:p>1</text:p>
          </table:table-cell>
          <table:table-cell office:value-type="float" office:value="2455" calcext:value-type="float">
            <text:p>2455</text:p>
          </table:table-cell>
          <table:table-cell office:value-type="float" office:value="39.056495" calcext:value-type="float">
            <text:p>39.056495</text:p>
          </table:table-cell>
          <table:table-cell office:value-type="float" office:value="-77.101685" calcext:value-type="float">
            <text:p>-77.101685</text:p>
          </table:table-cell>
          <table:table-cell table:formula="of:=AND([.F213]&gt;[$Sheet2.$B$2];[.G213]&gt;[$Sheet2.$C$2];[.G213]&lt;[$Sheet2.$C$3])" office:value-type="boolean" office:boolean-value="true" calcext:value-type="boolean">
            <text:p>TRUE</text:p>
          </table:table-cell>
          <table:table-cell table:formula="of:=[.F213]&gt;[$Sheet2.$B$2]" office:value-type="boolean" office:boolean-value="true" calcext:value-type="boolean">
            <text:p>TRUE</text:p>
          </table:table-cell>
          <table:table-cell table:formula="of:=AND([.G213]&gt;[$Sheet2.$C$2];[.G213]&lt;[$Sheet2.$C$3])" office:value-type="boolean" office:boolean-value="true" calcext:value-type="boolean">
            <text:p>TRUE</text:p>
          </table:table-cell>
          <table:table-cell table:formula="of:=IF([.H213];[.E213];&quot;&quot;)" office:value-type="float" office:value="2455" calcext:value-type="float">
            <text:p>24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01" calcext:value-type="float">
            <text:p>701201</text:p>
          </table:table-cell>
          <table:table-cell office:value-type="float" office:value="2" calcext:value-type="float">
            <text:p>2</text:p>
          </table:table-cell>
          <table:table-cell office:value-type="float" office:value="1837" calcext:value-type="float">
            <text:p>1837</text:p>
          </table:table-cell>
          <table:table-cell office:value-type="float" office:value="39.050471" calcext:value-type="float">
            <text:p>39.050471</text:p>
          </table:table-cell>
          <table:table-cell office:value-type="float" office:value="-77.098032" calcext:value-type="float">
            <text:p>-77.098032</text:p>
          </table:table-cell>
          <table:table-cell table:formula="of:=AND([.F214]&gt;[$Sheet2.$B$2];[.G214]&gt;[$Sheet2.$C$2];[.G214]&lt;[$Sheet2.$C$3])" office:value-type="boolean" office:boolean-value="false" calcext:value-type="boolean">
            <text:p>FALSE</text:p>
          </table:table-cell>
          <table:table-cell table:formula="of:=[.F214]&gt;[$Sheet2.$B$2]" office:value-type="boolean" office:boolean-value="false" calcext:value-type="boolean">
            <text:p>FALSE</text:p>
          </table:table-cell>
          <table:table-cell table:formula="of:=AND([.G214]&gt;[$Sheet2.$C$2];[.G214]&lt;[$Sheet2.$C$3])" office:value-type="boolean" office:boolean-value="true" calcext:value-type="boolean">
            <text:p>TRUE</text:p>
          </table:table-cell>
          <table:table-cell table:formula="of:=IF([.H214];[.E21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01" calcext:value-type="float">
            <text:p>701201</text:p>
          </table:table-cell>
          <table:table-cell office:value-type="float" office:value="3" calcext:value-type="float">
            <text:p>3</text:p>
          </table:table-cell>
          <table:table-cell office:value-type="float" office:value="1720" calcext:value-type="float">
            <text:p>1720</text:p>
          </table:table-cell>
          <table:table-cell office:value-type="float" office:value="39.042213" calcext:value-type="float">
            <text:p>39.042213</text:p>
          </table:table-cell>
          <table:table-cell office:value-type="float" office:value="-77.092511" calcext:value-type="float">
            <text:p>-77.092511</text:p>
          </table:table-cell>
          <table:table-cell table:formula="of:=AND([.F215]&gt;[$Sheet2.$B$2];[.G215]&gt;[$Sheet2.$C$2];[.G215]&lt;[$Sheet2.$C$3])" office:value-type="boolean" office:boolean-value="false" calcext:value-type="boolean">
            <text:p>FALSE</text:p>
          </table:table-cell>
          <table:table-cell table:formula="of:=[.F215]&gt;[$Sheet2.$B$2]" office:value-type="boolean" office:boolean-value="false" calcext:value-type="boolean">
            <text:p>FALSE</text:p>
          </table:table-cell>
          <table:table-cell table:formula="of:=AND([.G215]&gt;[$Sheet2.$C$2];[.G215]&lt;[$Sheet2.$C$3])" office:value-type="boolean" office:boolean-value="true" calcext:value-type="boolean">
            <text:p>TRUE</text:p>
          </table:table-cell>
          <table:table-cell table:formula="of:=IF([.H215];[.E21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02" calcext:value-type="float">
            <text:p>701202</text:p>
          </table:table-cell>
          <table:table-cell office:value-type="float" office:value="1" calcext:value-type="float">
            <text:p>1</text:p>
          </table:table-cell>
          <table:table-cell office:value-type="float" office:value="1438" calcext:value-type="float">
            <text:p>1438</text:p>
          </table:table-cell>
          <table:table-cell office:value-type="float" office:value="39.037999" calcext:value-type="float">
            <text:p>39.037999</text:p>
          </table:table-cell>
          <table:table-cell office:value-type="float" office:value="-77.096421" calcext:value-type="float">
            <text:p>-77.096421</text:p>
          </table:table-cell>
          <table:table-cell table:formula="of:=AND([.F216]&gt;[$Sheet2.$B$2];[.G216]&gt;[$Sheet2.$C$2];[.G216]&lt;[$Sheet2.$C$3])" office:value-type="boolean" office:boolean-value="false" calcext:value-type="boolean">
            <text:p>FALSE</text:p>
          </table:table-cell>
          <table:table-cell table:formula="of:=[.F216]&gt;[$Sheet2.$B$2]" office:value-type="boolean" office:boolean-value="false" calcext:value-type="boolean">
            <text:p>FALSE</text:p>
          </table:table-cell>
          <table:table-cell table:formula="of:=AND([.G216]&gt;[$Sheet2.$C$2];[.G216]&lt;[$Sheet2.$C$3])" office:value-type="boolean" office:boolean-value="true" calcext:value-type="boolean">
            <text:p>TRUE</text:p>
          </table:table-cell>
          <table:table-cell table:formula="of:=IF([.H216];[.E21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02" calcext:value-type="float">
            <text:p>701202</text:p>
          </table:table-cell>
          <table:table-cell office:value-type="float" office:value="2" calcext:value-type="float">
            <text:p>2</text:p>
          </table:table-cell>
          <table:table-cell office:value-type="float" office:value="1288" calcext:value-type="float">
            <text:p>1288</text:p>
          </table:table-cell>
          <table:table-cell office:value-type="float" office:value="39.037167" calcext:value-type="float">
            <text:p>39.037167</text:p>
          </table:table-cell>
          <table:table-cell office:value-type="float" office:value="-77.102082" calcext:value-type="float">
            <text:p>-77.102082</text:p>
          </table:table-cell>
          <table:table-cell table:formula="of:=AND([.F217]&gt;[$Sheet2.$B$2];[.G217]&gt;[$Sheet2.$C$2];[.G217]&lt;[$Sheet2.$C$3])" office:value-type="boolean" office:boolean-value="false" calcext:value-type="boolean">
            <text:p>FALSE</text:p>
          </table:table-cell>
          <table:table-cell table:formula="of:=[.F217]&gt;[$Sheet2.$B$2]" office:value-type="boolean" office:boolean-value="false" calcext:value-type="boolean">
            <text:p>FALSE</text:p>
          </table:table-cell>
          <table:table-cell table:formula="of:=AND([.G217]&gt;[$Sheet2.$C$2];[.G217]&lt;[$Sheet2.$C$3])" office:value-type="boolean" office:boolean-value="true" calcext:value-type="boolean">
            <text:p>TRUE</text:p>
          </table:table-cell>
          <table:table-cell table:formula="of:=IF([.H217];[.E21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05" calcext:value-type="float">
            <text:p>701205</text:p>
          </table:table-cell>
          <table:table-cell office:value-type="float" office:value="1" calcext:value-type="float">
            <text:p>1</text:p>
          </table:table-cell>
          <table:table-cell office:value-type="float" office:value="2297" calcext:value-type="float">
            <text:p>2297</text:p>
          </table:table-cell>
          <table:table-cell office:value-type="float" office:value="39.043034" calcext:value-type="float">
            <text:p>39.043034</text:p>
          </table:table-cell>
          <table:table-cell office:value-type="float" office:value="-77.138238" calcext:value-type="float">
            <text:p>-77.138238</text:p>
          </table:table-cell>
          <table:table-cell table:formula="of:=AND([.F218]&gt;[$Sheet2.$B$2];[.G218]&gt;[$Sheet2.$C$2];[.G218]&lt;[$Sheet2.$C$3])" office:value-type="boolean" office:boolean-value="false" calcext:value-type="boolean">
            <text:p>FALSE</text:p>
          </table:table-cell>
          <table:table-cell table:formula="of:=[.F218]&gt;[$Sheet2.$B$2]" office:value-type="boolean" office:boolean-value="false" calcext:value-type="boolean">
            <text:p>FALSE</text:p>
          </table:table-cell>
          <table:table-cell table:formula="of:=AND([.G218]&gt;[$Sheet2.$C$2];[.G218]&lt;[$Sheet2.$C$3])" office:value-type="boolean" office:boolean-value="true" calcext:value-type="boolean">
            <text:p>TRUE</text:p>
          </table:table-cell>
          <table:table-cell table:formula="of:=IF([.H218];[.E21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05" calcext:value-type="float">
            <text:p>701205</text:p>
          </table:table-cell>
          <table:table-cell office:value-type="float" office:value="2" calcext:value-type="float">
            <text:p>2</text:p>
          </table:table-cell>
          <table:table-cell office:value-type="float" office:value="2581" calcext:value-type="float">
            <text:p>2581</text:p>
          </table:table-cell>
          <table:table-cell office:value-type="float" office:value="39.049599" calcext:value-type="float">
            <text:p>39.049599</text:p>
          </table:table-cell>
          <table:table-cell office:value-type="float" office:value="-77.137735" calcext:value-type="float">
            <text:p>-77.137735</text:p>
          </table:table-cell>
          <table:table-cell table:formula="of:=AND([.F219]&gt;[$Sheet2.$B$2];[.G219]&gt;[$Sheet2.$C$2];[.G219]&lt;[$Sheet2.$C$3])" office:value-type="boolean" office:boolean-value="false" calcext:value-type="boolean">
            <text:p>FALSE</text:p>
          </table:table-cell>
          <table:table-cell table:formula="of:=[.F219]&gt;[$Sheet2.$B$2]" office:value-type="boolean" office:boolean-value="false" calcext:value-type="boolean">
            <text:p>FALSE</text:p>
          </table:table-cell>
          <table:table-cell table:formula="of:=AND([.G219]&gt;[$Sheet2.$C$2];[.G219]&lt;[$Sheet2.$C$3])" office:value-type="boolean" office:boolean-value="true" calcext:value-type="boolean">
            <text:p>TRUE</text:p>
          </table:table-cell>
          <table:table-cell table:formula="of:=IF([.H219];[.E21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05" calcext:value-type="float">
            <text:p>701205</text:p>
          </table:table-cell>
          <table:table-cell office:value-type="float" office:value="3" calcext:value-type="float">
            <text:p>3</text:p>
          </table:table-cell>
          <table:table-cell office:value-type="float" office:value="679" calcext:value-type="float">
            <text:p>679</text:p>
          </table:table-cell>
          <table:table-cell office:value-type="float" office:value="39.030816" calcext:value-type="float">
            <text:p>39.030816</text:p>
          </table:table-cell>
          <table:table-cell office:value-type="float" office:value="-77.137788" calcext:value-type="float">
            <text:p>-77.137788</text:p>
          </table:table-cell>
          <table:table-cell table:formula="of:=AND([.F220]&gt;[$Sheet2.$B$2];[.G220]&gt;[$Sheet2.$C$2];[.G220]&lt;[$Sheet2.$C$3])" office:value-type="boolean" office:boolean-value="false" calcext:value-type="boolean">
            <text:p>FALSE</text:p>
          </table:table-cell>
          <table:table-cell table:formula="of:=[.F220]&gt;[$Sheet2.$B$2]" office:value-type="boolean" office:boolean-value="false" calcext:value-type="boolean">
            <text:p>FALSE</text:p>
          </table:table-cell>
          <table:table-cell table:formula="of:=AND([.G220]&gt;[$Sheet2.$C$2];[.G220]&lt;[$Sheet2.$C$3])" office:value-type="boolean" office:boolean-value="true" calcext:value-type="boolean">
            <text:p>TRUE</text:p>
          </table:table-cell>
          <table:table-cell table:formula="of:=IF([.H220];[.E22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05" calcext:value-type="float">
            <text:p>701205</text:p>
          </table:table-cell>
          <table:table-cell office:value-type="float" office:value="4" calcext:value-type="float">
            <text:p>4</text:p>
          </table:table-cell>
          <table:table-cell office:value-type="float" office:value="813" calcext:value-type="float">
            <text:p>813</text:p>
          </table:table-cell>
          <table:table-cell office:value-type="float" office:value="39.035224" calcext:value-type="float">
            <text:p>39.035224</text:p>
          </table:table-cell>
          <table:table-cell office:value-type="float" office:value="-77.135914" calcext:value-type="float">
            <text:p>-77.135914</text:p>
          </table:table-cell>
          <table:table-cell table:formula="of:=AND([.F221]&gt;[$Sheet2.$B$2];[.G221]&gt;[$Sheet2.$C$2];[.G221]&lt;[$Sheet2.$C$3])" office:value-type="boolean" office:boolean-value="false" calcext:value-type="boolean">
            <text:p>FALSE</text:p>
          </table:table-cell>
          <table:table-cell table:formula="of:=[.F221]&gt;[$Sheet2.$B$2]" office:value-type="boolean" office:boolean-value="false" calcext:value-type="boolean">
            <text:p>FALSE</text:p>
          </table:table-cell>
          <table:table-cell table:formula="of:=AND([.G221]&gt;[$Sheet2.$C$2];[.G221]&lt;[$Sheet2.$C$3])" office:value-type="boolean" office:boolean-value="true" calcext:value-type="boolean">
            <text:p>TRUE</text:p>
          </table:table-cell>
          <table:table-cell table:formula="of:=IF([.H221];[.E22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06" calcext:value-type="float">
            <text:p>701206</text:p>
          </table:table-cell>
          <table:table-cell office:value-type="float" office:value="1" calcext:value-type="float">
            <text:p>1</text:p>
          </table:table-cell>
          <table:table-cell office:value-type="float" office:value="1847" calcext:value-type="float">
            <text:p>1847</text:p>
          </table:table-cell>
          <table:table-cell office:value-type="float" office:value="39.047783" calcext:value-type="float">
            <text:p>39.047783</text:p>
          </table:table-cell>
          <table:table-cell office:value-type="float" office:value="-77.158304" calcext:value-type="float">
            <text:p>-77.158304</text:p>
          </table:table-cell>
          <table:table-cell table:formula="of:=AND([.F222]&gt;[$Sheet2.$B$2];[.G222]&gt;[$Sheet2.$C$2];[.G222]&lt;[$Sheet2.$C$3])" office:value-type="boolean" office:boolean-value="false" calcext:value-type="boolean">
            <text:p>FALSE</text:p>
          </table:table-cell>
          <table:table-cell table:formula="of:=[.F222]&gt;[$Sheet2.$B$2]" office:value-type="boolean" office:boolean-value="false" calcext:value-type="boolean">
            <text:p>FALSE</text:p>
          </table:table-cell>
          <table:table-cell table:formula="of:=AND([.G222]&gt;[$Sheet2.$C$2];[.G222]&lt;[$Sheet2.$C$3])" office:value-type="boolean" office:boolean-value="true" calcext:value-type="boolean">
            <text:p>TRUE</text:p>
          </table:table-cell>
          <table:table-cell table:formula="of:=IF([.H222];[.E22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06" calcext:value-type="float">
            <text:p>701206</text:p>
          </table:table-cell>
          <table:table-cell office:value-type="float" office:value="2" calcext:value-type="float">
            <text:p>2</text:p>
          </table:table-cell>
          <table:table-cell office:value-type="float" office:value="1656" calcext:value-type="float">
            <text:p>1656</text:p>
          </table:table-cell>
          <table:table-cell office:value-type="float" office:value="39.052321" calcext:value-type="float">
            <text:p>39.052321</text:p>
          </table:table-cell>
          <table:table-cell office:value-type="float" office:value="-77.169861" calcext:value-type="float">
            <text:p>-77.169861</text:p>
          </table:table-cell>
          <table:table-cell table:formula="of:=AND([.F223]&gt;[$Sheet2.$B$2];[.G223]&gt;[$Sheet2.$C$2];[.G223]&lt;[$Sheet2.$C$3])" office:value-type="boolean" office:boolean-value="false" calcext:value-type="boolean">
            <text:p>FALSE</text:p>
          </table:table-cell>
          <table:table-cell table:formula="of:=[.F223]&gt;[$Sheet2.$B$2]" office:value-type="boolean" office:boolean-value="false" calcext:value-type="boolean">
            <text:p>FALSE</text:p>
          </table:table-cell>
          <table:table-cell table:formula="of:=AND([.G223]&gt;[$Sheet2.$C$2];[.G223]&lt;[$Sheet2.$C$3])" office:value-type="boolean" office:boolean-value="true" calcext:value-type="boolean">
            <text:p>TRUE</text:p>
          </table:table-cell>
          <table:table-cell table:formula="of:=IF([.H223];[.E22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06" calcext:value-type="float">
            <text:p>701206</text:p>
          </table:table-cell>
          <table:table-cell office:value-type="float" office:value="3" calcext:value-type="float">
            <text:p>3</text:p>
          </table:table-cell>
          <table:table-cell office:value-type="float" office:value="1069" calcext:value-type="float">
            <text:p>1069</text:p>
          </table:table-cell>
          <table:table-cell office:value-type="float" office:value="39.048183" calcext:value-type="float">
            <text:p>39.048183</text:p>
          </table:table-cell>
          <table:table-cell office:value-type="float" office:value="-77.179807" calcext:value-type="float">
            <text:p>-77.179807</text:p>
          </table:table-cell>
          <table:table-cell table:formula="of:=AND([.F224]&gt;[$Sheet2.$B$2];[.G224]&gt;[$Sheet2.$C$2];[.G224]&lt;[$Sheet2.$C$3])" office:value-type="boolean" office:boolean-value="false" calcext:value-type="boolean">
            <text:p>FALSE</text:p>
          </table:table-cell>
          <table:table-cell table:formula="of:=[.F224]&gt;[$Sheet2.$B$2]" office:value-type="boolean" office:boolean-value="false" calcext:value-type="boolean">
            <text:p>FALSE</text:p>
          </table:table-cell>
          <table:table-cell table:formula="of:=AND([.G224]&gt;[$Sheet2.$C$2];[.G224]&lt;[$Sheet2.$C$3])" office:value-type="boolean" office:boolean-value="true" calcext:value-type="boolean">
            <text:p>TRUE</text:p>
          </table:table-cell>
          <table:table-cell table:formula="of:=IF([.H224];[.E22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06" calcext:value-type="float">
            <text:p>701206</text:p>
          </table:table-cell>
          <table:table-cell office:value-type="float" office:value="4" calcext:value-type="float">
            <text:p>4</text:p>
          </table:table-cell>
          <table:table-cell office:value-type="float" office:value="1794" calcext:value-type="float">
            <text:p>1794</text:p>
          </table:table-cell>
          <table:table-cell office:value-type="float" office:value="39.046188" calcext:value-type="float">
            <text:p>39.046188</text:p>
          </table:table-cell>
          <table:table-cell office:value-type="float" office:value="-77.169041" calcext:value-type="float">
            <text:p>-77.169041</text:p>
          </table:table-cell>
          <table:table-cell table:formula="of:=AND([.F225]&gt;[$Sheet2.$B$2];[.G225]&gt;[$Sheet2.$C$2];[.G225]&lt;[$Sheet2.$C$3])" office:value-type="boolean" office:boolean-value="false" calcext:value-type="boolean">
            <text:p>FALSE</text:p>
          </table:table-cell>
          <table:table-cell table:formula="of:=[.F225]&gt;[$Sheet2.$B$2]" office:value-type="boolean" office:boolean-value="false" calcext:value-type="boolean">
            <text:p>FALSE</text:p>
          </table:table-cell>
          <table:table-cell table:formula="of:=AND([.G225]&gt;[$Sheet2.$C$2];[.G225]&lt;[$Sheet2.$C$3])" office:value-type="boolean" office:boolean-value="true" calcext:value-type="boolean">
            <text:p>TRUE</text:p>
          </table:table-cell>
          <table:table-cell table:formula="of:=IF([.H225];[.E22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0" calcext:value-type="float">
            <text:p>701210</text:p>
          </table:table-cell>
          <table:table-cell office:value-type="float" office:value="1" calcext:value-type="float">
            <text:p>1</text:p>
          </table:table-cell>
          <table:table-cell office:value-type="float" office:value="1183" calcext:value-type="float">
            <text:p>1183</text:p>
          </table:table-cell>
          <table:table-cell office:value-type="float" office:value="39.069386" calcext:value-type="float">
            <text:p>39.069386</text:p>
          </table:table-cell>
          <table:table-cell office:value-type="float" office:value="-77.179445" calcext:value-type="float">
            <text:p>-77.179445</text:p>
          </table:table-cell>
          <table:table-cell table:formula="of:=AND([.F226]&gt;[$Sheet2.$B$2];[.G226]&gt;[$Sheet2.$C$2];[.G226]&lt;[$Sheet2.$C$3])" office:value-type="boolean" office:boolean-value="true" calcext:value-type="boolean">
            <text:p>TRUE</text:p>
          </table:table-cell>
          <table:table-cell table:formula="of:=[.F226]&gt;[$Sheet2.$B$2]" office:value-type="boolean" office:boolean-value="true" calcext:value-type="boolean">
            <text:p>TRUE</text:p>
          </table:table-cell>
          <table:table-cell table:formula="of:=AND([.G226]&gt;[$Sheet2.$C$2];[.G226]&lt;[$Sheet2.$C$3])" office:value-type="boolean" office:boolean-value="true" calcext:value-type="boolean">
            <text:p>TRUE</text:p>
          </table:table-cell>
          <table:table-cell table:formula="of:=IF([.H226];[.E226];&quot;&quot;)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0" calcext:value-type="float">
            <text:p>701210</text:p>
          </table:table-cell>
          <table:table-cell office:value-type="float" office:value="2" calcext:value-type="float">
            <text:p>2</text:p>
          </table:table-cell>
          <table:table-cell office:value-type="float" office:value="1502" calcext:value-type="float">
            <text:p>1502</text:p>
          </table:table-cell>
          <table:table-cell office:value-type="float" office:value="39.062453" calcext:value-type="float">
            <text:p>39.062453</text:p>
          </table:table-cell>
          <table:table-cell office:value-type="float" office:value="-77.190035" calcext:value-type="float">
            <text:p>-77.190035</text:p>
          </table:table-cell>
          <table:table-cell table:formula="of:=AND([.F227]&gt;[$Sheet2.$B$2];[.G227]&gt;[$Sheet2.$C$2];[.G227]&lt;[$Sheet2.$C$3])" office:value-type="boolean" office:boolean-value="true" calcext:value-type="boolean">
            <text:p>TRUE</text:p>
          </table:table-cell>
          <table:table-cell table:formula="of:=[.F227]&gt;[$Sheet2.$B$2]" office:value-type="boolean" office:boolean-value="true" calcext:value-type="boolean">
            <text:p>TRUE</text:p>
          </table:table-cell>
          <table:table-cell table:formula="of:=AND([.G227]&gt;[$Sheet2.$C$2];[.G227]&lt;[$Sheet2.$C$3])" office:value-type="boolean" office:boolean-value="true" calcext:value-type="boolean">
            <text:p>TRUE</text:p>
          </table:table-cell>
          <table:table-cell table:formula="of:=IF([.H227];[.E227];&quot;&quot;)"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0" calcext:value-type="float">
            <text:p>701210</text:p>
          </table:table-cell>
          <table:table-cell office:value-type="float" office:value="3" calcext:value-type="float">
            <text:p>3</text:p>
          </table:table-cell>
          <table:table-cell office:value-type="float" office:value="1263" calcext:value-type="float">
            <text:p>1263</text:p>
          </table:table-cell>
          <table:table-cell office:value-type="float" office:value="39.061163" calcext:value-type="float">
            <text:p>39.061163</text:p>
          </table:table-cell>
          <table:table-cell office:value-type="float" office:value="-77.182465" calcext:value-type="float">
            <text:p>-77.182465</text:p>
          </table:table-cell>
          <table:table-cell table:formula="of:=AND([.F228]&gt;[$Sheet2.$B$2];[.G228]&gt;[$Sheet2.$C$2];[.G228]&lt;[$Sheet2.$C$3])" office:value-type="boolean" office:boolean-value="true" calcext:value-type="boolean">
            <text:p>TRUE</text:p>
          </table:table-cell>
          <table:table-cell table:formula="of:=[.F228]&gt;[$Sheet2.$B$2]" office:value-type="boolean" office:boolean-value="true" calcext:value-type="boolean">
            <text:p>TRUE</text:p>
          </table:table-cell>
          <table:table-cell table:formula="of:=AND([.G228]&gt;[$Sheet2.$C$2];[.G228]&lt;[$Sheet2.$C$3])" office:value-type="boolean" office:boolean-value="true" calcext:value-type="boolean">
            <text:p>TRUE</text:p>
          </table:table-cell>
          <table:table-cell table:formula="of:=IF([.H228];[.E228];&quot;&quot;)"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1" calcext:value-type="float">
            <text:p>701211</text:p>
          </table:table-cell>
          <table:table-cell office:value-type="float" office:value="1" calcext:value-type="float">
            <text:p>1</text:p>
          </table:table-cell>
          <table:table-cell office:value-type="float" office:value="2607" calcext:value-type="float">
            <text:p>2607</text:p>
          </table:table-cell>
          <table:table-cell office:value-type="float" office:value="39.113633" calcext:value-type="float">
            <text:p>39.113633</text:p>
          </table:table-cell>
          <table:table-cell office:value-type="float" office:value="-77.14919" calcext:value-type="float">
            <text:p>-77.14919</text:p>
          </table:table-cell>
          <table:table-cell table:formula="of:=AND([.F229]&gt;[$Sheet2.$B$2];[.G229]&gt;[$Sheet2.$C$2];[.G229]&lt;[$Sheet2.$C$3])" office:value-type="boolean" office:boolean-value="true" calcext:value-type="boolean">
            <text:p>TRUE</text:p>
          </table:table-cell>
          <table:table-cell table:formula="of:=[.F229]&gt;[$Sheet2.$B$2]" office:value-type="boolean" office:boolean-value="true" calcext:value-type="boolean">
            <text:p>TRUE</text:p>
          </table:table-cell>
          <table:table-cell table:formula="of:=AND([.G229]&gt;[$Sheet2.$C$2];[.G229]&lt;[$Sheet2.$C$3])" office:value-type="boolean" office:boolean-value="true" calcext:value-type="boolean">
            <text:p>TRUE</text:p>
          </table:table-cell>
          <table:table-cell table:formula="of:=IF([.H229];[.E229];&quot;&quot;)"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1" calcext:value-type="float">
            <text:p>701211</text:p>
          </table:table-cell>
          <table:table-cell office:value-type="float" office:value="2" calcext:value-type="float">
            <text:p>2</text:p>
          </table:table-cell>
          <table:table-cell office:value-type="float" office:value="3107" calcext:value-type="float">
            <text:p>3107</text:p>
          </table:table-cell>
          <table:table-cell office:value-type="float" office:value="39.111926" calcext:value-type="float">
            <text:p>39.111926</text:p>
          </table:table-cell>
          <table:table-cell office:value-type="float" office:value="-77.165344" calcext:value-type="float">
            <text:p>-77.165344</text:p>
          </table:table-cell>
          <table:table-cell table:formula="of:=AND([.F230]&gt;[$Sheet2.$B$2];[.G230]&gt;[$Sheet2.$C$2];[.G230]&lt;[$Sheet2.$C$3])" office:value-type="boolean" office:boolean-value="true" calcext:value-type="boolean">
            <text:p>TRUE</text:p>
          </table:table-cell>
          <table:table-cell table:formula="of:=[.F230]&gt;[$Sheet2.$B$2]" office:value-type="boolean" office:boolean-value="true" calcext:value-type="boolean">
            <text:p>TRUE</text:p>
          </table:table-cell>
          <table:table-cell table:formula="of:=AND([.G230]&gt;[$Sheet2.$C$2];[.G230]&lt;[$Sheet2.$C$3])" office:value-type="boolean" office:boolean-value="true" calcext:value-type="boolean">
            <text:p>TRUE</text:p>
          </table:table-cell>
          <table:table-cell table:formula="of:=IF([.H230];[.E230];&quot;&quot;)"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1" calcext:value-type="float">
            <text:p>701211</text:p>
          </table:table-cell>
          <table:table-cell office:value-type="float" office:value="3" calcext:value-type="float">
            <text:p>3</text:p>
          </table:table-cell>
          <table:table-cell office:value-type="float" office:value="937" calcext:value-type="float">
            <text:p>937</text:p>
          </table:table-cell>
          <table:table-cell office:value-type="float" office:value="39.109736" calcext:value-type="float">
            <text:p>39.109736</text:p>
          </table:table-cell>
          <table:table-cell office:value-type="float" office:value="-77.171474" calcext:value-type="float">
            <text:p>-77.171474</text:p>
          </table:table-cell>
          <table:table-cell table:formula="of:=AND([.F231]&gt;[$Sheet2.$B$2];[.G231]&gt;[$Sheet2.$C$2];[.G231]&lt;[$Sheet2.$C$3])" office:value-type="boolean" office:boolean-value="true" calcext:value-type="boolean">
            <text:p>TRUE</text:p>
          </table:table-cell>
          <table:table-cell table:formula="of:=[.F231]&gt;[$Sheet2.$B$2]" office:value-type="boolean" office:boolean-value="true" calcext:value-type="boolean">
            <text:p>TRUE</text:p>
          </table:table-cell>
          <table:table-cell table:formula="of:=AND([.G231]&gt;[$Sheet2.$C$2];[.G231]&lt;[$Sheet2.$C$3])" office:value-type="boolean" office:boolean-value="true" calcext:value-type="boolean">
            <text:p>TRUE</text:p>
          </table:table-cell>
          <table:table-cell table:formula="of:=IF([.H231];[.E231];&quot;&quot;)"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2" calcext:value-type="float">
            <text:p>701212</text:p>
          </table:table-cell>
          <table:table-cell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  <table:table-cell office:value-type="float" office:value="39.118951" calcext:value-type="float">
            <text:p>39.118951</text:p>
          </table:table-cell>
          <table:table-cell office:value-type="float" office:value="-77.129557" calcext:value-type="float">
            <text:p>-77.129557</text:p>
          </table:table-cell>
          <table:table-cell table:formula="of:=AND([.F232]&gt;[$Sheet2.$B$2];[.G232]&gt;[$Sheet2.$C$2];[.G232]&lt;[$Sheet2.$C$3])" office:value-type="boolean" office:boolean-value="true" calcext:value-type="boolean">
            <text:p>TRUE</text:p>
          </table:table-cell>
          <table:table-cell table:formula="of:=[.F232]&gt;[$Sheet2.$B$2]" office:value-type="boolean" office:boolean-value="true" calcext:value-type="boolean">
            <text:p>TRUE</text:p>
          </table:table-cell>
          <table:table-cell table:formula="of:=AND([.G232]&gt;[$Sheet2.$C$2];[.G232]&lt;[$Sheet2.$C$3])" office:value-type="boolean" office:boolean-value="true" calcext:value-type="boolean">
            <text:p>TRUE</text:p>
          </table:table-cell>
          <table:table-cell table:formula="of:=IF([.H232];[.E232];&quot;&quot;)"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2" calcext:value-type="float">
            <text:p>701212</text:p>
          </table:table-cell>
          <table:table-cell office:value-type="float" office:value="2" calcext:value-type="float">
            <text:p>2</text:p>
          </table:table-cell>
          <table:table-cell office:value-type="float" office:value="825" calcext:value-type="float">
            <text:p>825</text:p>
          </table:table-cell>
          <table:table-cell office:value-type="float" office:value="39.136872" calcext:value-type="float">
            <text:p>39.136872</text:p>
          </table:table-cell>
          <table:table-cell office:value-type="float" office:value="-77.137801" calcext:value-type="float">
            <text:p>-77.137801</text:p>
          </table:table-cell>
          <table:table-cell table:formula="of:=AND([.F233]&gt;[$Sheet2.$B$2];[.G233]&gt;[$Sheet2.$C$2];[.G233]&lt;[$Sheet2.$C$3])" office:value-type="boolean" office:boolean-value="true" calcext:value-type="boolean">
            <text:p>TRUE</text:p>
          </table:table-cell>
          <table:table-cell table:formula="of:=[.F233]&gt;[$Sheet2.$B$2]" office:value-type="boolean" office:boolean-value="true" calcext:value-type="boolean">
            <text:p>TRUE</text:p>
          </table:table-cell>
          <table:table-cell table:formula="of:=AND([.G233]&gt;[$Sheet2.$C$2];[.G233]&lt;[$Sheet2.$C$3])" office:value-type="boolean" office:boolean-value="true" calcext:value-type="boolean">
            <text:p>TRUE</text:p>
          </table:table-cell>
          <table:table-cell table:formula="of:=IF([.H233];[.E233];&quot;&quot;)"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2" calcext:value-type="float">
            <text:p>701212</text:p>
          </table:table-cell>
          <table:table-cell office:value-type="float" office:value="3" calcext:value-type="float">
            <text:p>3</text:p>
          </table:table-cell>
          <table:table-cell office:value-type="float" office:value="1107" calcext:value-type="float">
            <text:p>1107</text:p>
          </table:table-cell>
          <table:table-cell office:value-type="float" office:value="39.12601" calcext:value-type="float">
            <text:p>39.12601</text:p>
          </table:table-cell>
          <table:table-cell office:value-type="float" office:value="-77.143736" calcext:value-type="float">
            <text:p>-77.143736</text:p>
          </table:table-cell>
          <table:table-cell table:formula="of:=AND([.F234]&gt;[$Sheet2.$B$2];[.G234]&gt;[$Sheet2.$C$2];[.G234]&lt;[$Sheet2.$C$3])" office:value-type="boolean" office:boolean-value="true" calcext:value-type="boolean">
            <text:p>TRUE</text:p>
          </table:table-cell>
          <table:table-cell table:formula="of:=[.F234]&gt;[$Sheet2.$B$2]" office:value-type="boolean" office:boolean-value="true" calcext:value-type="boolean">
            <text:p>TRUE</text:p>
          </table:table-cell>
          <table:table-cell table:formula="of:=AND([.G234]&gt;[$Sheet2.$C$2];[.G234]&lt;[$Sheet2.$C$3])" office:value-type="boolean" office:boolean-value="true" calcext:value-type="boolean">
            <text:p>TRUE</text:p>
          </table:table-cell>
          <table:table-cell table:formula="of:=IF([.H234];[.E234];&quot;&quot;)"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3" calcext:value-type="float">
            <text:p>701213</text:p>
          </table:table-cell>
          <table:table-cell office:value-type="float" office:value="1" calcext:value-type="float">
            <text:p>1</text:p>
          </table:table-cell>
          <table:table-cell office:value-type="float" office:value="1251" calcext:value-type="float">
            <text:p>1251</text:p>
          </table:table-cell>
          <table:table-cell office:value-type="float" office:value="39.037316" calcext:value-type="float">
            <text:p>39.037316</text:p>
          </table:table-cell>
          <table:table-cell office:value-type="float" office:value="-77.118041" calcext:value-type="float">
            <text:p>-77.118041</text:p>
          </table:table-cell>
          <table:table-cell table:formula="of:=AND([.F235]&gt;[$Sheet2.$B$2];[.G235]&gt;[$Sheet2.$C$2];[.G235]&lt;[$Sheet2.$C$3])" office:value-type="boolean" office:boolean-value="false" calcext:value-type="boolean">
            <text:p>FALSE</text:p>
          </table:table-cell>
          <table:table-cell table:formula="of:=[.F235]&gt;[$Sheet2.$B$2]" office:value-type="boolean" office:boolean-value="false" calcext:value-type="boolean">
            <text:p>FALSE</text:p>
          </table:table-cell>
          <table:table-cell table:formula="of:=AND([.G235]&gt;[$Sheet2.$C$2];[.G235]&lt;[$Sheet2.$C$3])" office:value-type="boolean" office:boolean-value="true" calcext:value-type="boolean">
            <text:p>TRUE</text:p>
          </table:table-cell>
          <table:table-cell table:formula="of:=IF([.H235];[.E23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3" calcext:value-type="float">
            <text:p>701213</text:p>
          </table:table-cell>
          <table:table-cell office:value-type="float" office:value="2" calcext:value-type="float">
            <text:p>2</text:p>
          </table:table-cell>
          <table:table-cell office:value-type="float" office:value="1737" calcext:value-type="float">
            <text:p>1737</text:p>
          </table:table-cell>
          <table:table-cell office:value-type="float" office:value="39.032867" calcext:value-type="float">
            <text:p>39.032867</text:p>
          </table:table-cell>
          <table:table-cell office:value-type="float" office:value="-77.116601" calcext:value-type="float">
            <text:p>-77.116601</text:p>
          </table:table-cell>
          <table:table-cell table:formula="of:=AND([.F236]&gt;[$Sheet2.$B$2];[.G236]&gt;[$Sheet2.$C$2];[.G236]&lt;[$Sheet2.$C$3])" office:value-type="boolean" office:boolean-value="false" calcext:value-type="boolean">
            <text:p>FALSE</text:p>
          </table:table-cell>
          <table:table-cell table:formula="of:=[.F236]&gt;[$Sheet2.$B$2]" office:value-type="boolean" office:boolean-value="false" calcext:value-type="boolean">
            <text:p>FALSE</text:p>
          </table:table-cell>
          <table:table-cell table:formula="of:=AND([.G236]&gt;[$Sheet2.$C$2];[.G236]&lt;[$Sheet2.$C$3])" office:value-type="boolean" office:boolean-value="true" calcext:value-type="boolean">
            <text:p>TRUE</text:p>
          </table:table-cell>
          <table:table-cell table:formula="of:=IF([.H236];[.E23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3" calcext:value-type="float">
            <text:p>701213</text:p>
          </table:table-cell>
          <table:table-cell office:value-type="float" office:value="3" calcext:value-type="float">
            <text:p>3</text:p>
          </table:table-cell>
          <table:table-cell office:value-type="float" office:value="794" calcext:value-type="float">
            <text:p>794</text:p>
          </table:table-cell>
          <table:table-cell office:value-type="float" office:value="39.033323" calcext:value-type="float">
            <text:p>39.033323</text:p>
          </table:table-cell>
          <table:table-cell office:value-type="float" office:value="-77.110432" calcext:value-type="float">
            <text:p>-77.110432</text:p>
          </table:table-cell>
          <table:table-cell table:formula="of:=AND([.F237]&gt;[$Sheet2.$B$2];[.G237]&gt;[$Sheet2.$C$2];[.G237]&lt;[$Sheet2.$C$3])" office:value-type="boolean" office:boolean-value="false" calcext:value-type="boolean">
            <text:p>FALSE</text:p>
          </table:table-cell>
          <table:table-cell table:formula="of:=[.F237]&gt;[$Sheet2.$B$2]" office:value-type="boolean" office:boolean-value="false" calcext:value-type="boolean">
            <text:p>FALSE</text:p>
          </table:table-cell>
          <table:table-cell table:formula="of:=AND([.G237]&gt;[$Sheet2.$C$2];[.G237]&lt;[$Sheet2.$C$3])" office:value-type="boolean" office:boolean-value="true" calcext:value-type="boolean">
            <text:p>TRUE</text:p>
          </table:table-cell>
          <table:table-cell table:formula="of:=IF([.H237];[.E23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3" calcext:value-type="float">
            <text:p>701213</text:p>
          </table:table-cell>
          <table:table-cell office:value-type="float" office:value="4" calcext:value-type="float">
            <text:p>4</text:p>
          </table:table-cell>
          <table:table-cell office:value-type="float" office:value="1052" calcext:value-type="float">
            <text:p>1052</text:p>
          </table:table-cell>
          <table:table-cell office:value-type="float" office:value="39.04216" calcext:value-type="float">
            <text:p>39.04216</text:p>
          </table:table-cell>
          <table:table-cell office:value-type="float" office:value="-77.11865" calcext:value-type="float">
            <text:p>-77.11865</text:p>
          </table:table-cell>
          <table:table-cell table:formula="of:=AND([.F238]&gt;[$Sheet2.$B$2];[.G238]&gt;[$Sheet2.$C$2];[.G238]&lt;[$Sheet2.$C$3])" office:value-type="boolean" office:boolean-value="false" calcext:value-type="boolean">
            <text:p>FALSE</text:p>
          </table:table-cell>
          <table:table-cell table:formula="of:=[.F238]&gt;[$Sheet2.$B$2]" office:value-type="boolean" office:boolean-value="false" calcext:value-type="boolean">
            <text:p>FALSE</text:p>
          </table:table-cell>
          <table:table-cell table:formula="of:=AND([.G238]&gt;[$Sheet2.$C$2];[.G238]&lt;[$Sheet2.$C$3])" office:value-type="boolean" office:boolean-value="true" calcext:value-type="boolean">
            <text:p>TRUE</text:p>
          </table:table-cell>
          <table:table-cell table:formula="of:=IF([.H238];[.E23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3" calcext:value-type="float">
            <text:p>701213</text:p>
          </table:table-cell>
          <table:table-cell office:value-type="float" office:value="5" calcext:value-type="float">
            <text:p>5</text:p>
          </table:table-cell>
          <table:table-cell office:value-type="float" office:value="624" calcext:value-type="float">
            <text:p>624</text:p>
          </table:table-cell>
          <table:table-cell office:value-type="float" office:value="39.042551" calcext:value-type="float">
            <text:p>39.042551</text:p>
          </table:table-cell>
          <table:table-cell office:value-type="float" office:value="-77.114209" calcext:value-type="float">
            <text:p>-77.114209</text:p>
          </table:table-cell>
          <table:table-cell table:formula="of:=AND([.F239]&gt;[$Sheet2.$B$2];[.G239]&gt;[$Sheet2.$C$2];[.G239]&lt;[$Sheet2.$C$3])" office:value-type="boolean" office:boolean-value="false" calcext:value-type="boolean">
            <text:p>FALSE</text:p>
          </table:table-cell>
          <table:table-cell table:formula="of:=[.F239]&gt;[$Sheet2.$B$2]" office:value-type="boolean" office:boolean-value="false" calcext:value-type="boolean">
            <text:p>FALSE</text:p>
          </table:table-cell>
          <table:table-cell table:formula="of:=AND([.G239]&gt;[$Sheet2.$C$2];[.G239]&lt;[$Sheet2.$C$3])" office:value-type="boolean" office:boolean-value="true" calcext:value-type="boolean">
            <text:p>TRUE</text:p>
          </table:table-cell>
          <table:table-cell table:formula="of:=IF([.H239];[.E23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4" calcext:value-type="float">
            <text:p>701214</text:p>
          </table:table-cell>
          <table:table-cell office:value-type="float" office:value="1" calcext:value-type="float">
            <text:p>1</text:p>
          </table:table-cell>
          <table:table-cell office:value-type="float" office:value="1617" calcext:value-type="float">
            <text:p>1617</text:p>
          </table:table-cell>
          <table:table-cell office:value-type="float" office:value="39.029215" calcext:value-type="float">
            <text:p>39.029215</text:p>
          </table:table-cell>
          <table:table-cell office:value-type="float" office:value="-77.100922" calcext:value-type="float">
            <text:p>-77.100922</text:p>
          </table:table-cell>
          <table:table-cell table:formula="of:=AND([.F240]&gt;[$Sheet2.$B$2];[.G240]&gt;[$Sheet2.$C$2];[.G240]&lt;[$Sheet2.$C$3])" office:value-type="boolean" office:boolean-value="false" calcext:value-type="boolean">
            <text:p>FALSE</text:p>
          </table:table-cell>
          <table:table-cell table:formula="of:=[.F240]&gt;[$Sheet2.$B$2]" office:value-type="boolean" office:boolean-value="false" calcext:value-type="boolean">
            <text:p>FALSE</text:p>
          </table:table-cell>
          <table:table-cell table:formula="of:=AND([.G240]&gt;[$Sheet2.$C$2];[.G240]&lt;[$Sheet2.$C$3])" office:value-type="boolean" office:boolean-value="true" calcext:value-type="boolean">
            <text:p>TRUE</text:p>
          </table:table-cell>
          <table:table-cell table:formula="of:=IF([.H240];[.E24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4" calcext:value-type="float">
            <text:p>701214</text:p>
          </table:table-cell>
          <table:table-cell office:value-type="float" office:value="2" calcext:value-type="float">
            <text:p>2</text:p>
          </table:table-cell>
          <table:table-cell office:value-type="float" office:value="1176" calcext:value-type="float">
            <text:p>1176</text:p>
          </table:table-cell>
          <table:table-cell office:value-type="float" office:value="39.028757" calcext:value-type="float">
            <text:p>39.028757</text:p>
          </table:table-cell>
          <table:table-cell office:value-type="float" office:value="-77.094402" calcext:value-type="float">
            <text:p>-77.094402</text:p>
          </table:table-cell>
          <table:table-cell table:formula="of:=AND([.F241]&gt;[$Sheet2.$B$2];[.G241]&gt;[$Sheet2.$C$2];[.G241]&lt;[$Sheet2.$C$3])" office:value-type="boolean" office:boolean-value="false" calcext:value-type="boolean">
            <text:p>FALSE</text:p>
          </table:table-cell>
          <table:table-cell table:formula="of:=[.F241]&gt;[$Sheet2.$B$2]" office:value-type="boolean" office:boolean-value="false" calcext:value-type="boolean">
            <text:p>FALSE</text:p>
          </table:table-cell>
          <table:table-cell table:formula="of:=AND([.G241]&gt;[$Sheet2.$C$2];[.G241]&lt;[$Sheet2.$C$3])" office:value-type="boolean" office:boolean-value="true" calcext:value-type="boolean">
            <text:p>TRUE</text:p>
          </table:table-cell>
          <table:table-cell table:formula="of:=IF([.H241];[.E24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5" calcext:value-type="float">
            <text:p>701215</text:p>
          </table:table-cell>
          <table:table-cell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39.028433" calcext:value-type="float">
            <text:p>39.028433</text:p>
          </table:table-cell>
          <table:table-cell office:value-type="float" office:value="-77.105633" calcext:value-type="float">
            <text:p>-77.105633</text:p>
          </table:table-cell>
          <table:table-cell table:formula="of:=AND([.F242]&gt;[$Sheet2.$B$2];[.G242]&gt;[$Sheet2.$C$2];[.G242]&lt;[$Sheet2.$C$3])" office:value-type="boolean" office:boolean-value="false" calcext:value-type="boolean">
            <text:p>FALSE</text:p>
          </table:table-cell>
          <table:table-cell table:formula="of:=[.F242]&gt;[$Sheet2.$B$2]" office:value-type="boolean" office:boolean-value="false" calcext:value-type="boolean">
            <text:p>FALSE</text:p>
          </table:table-cell>
          <table:table-cell table:formula="of:=AND([.G242]&gt;[$Sheet2.$C$2];[.G242]&lt;[$Sheet2.$C$3])" office:value-type="boolean" office:boolean-value="true" calcext:value-type="boolean">
            <text:p>TRUE</text:p>
          </table:table-cell>
          <table:table-cell table:formula="of:=IF([.H242];[.E24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5" calcext:value-type="float">
            <text:p>701215</text:p>
          </table:table-cell>
          <table:table-cell office:value-type="float" office:value="2" calcext:value-type="float">
            <text:p>2</text:p>
          </table:table-cell>
          <table:table-cell office:value-type="float" office:value="1195" calcext:value-type="float">
            <text:p>1195</text:p>
          </table:table-cell>
          <table:table-cell office:value-type="float" office:value="39.02403" calcext:value-type="float">
            <text:p>39.02403</text:p>
          </table:table-cell>
          <table:table-cell office:value-type="float" office:value="-77.105035" calcext:value-type="float">
            <text:p>-77.105035</text:p>
          </table:table-cell>
          <table:table-cell table:formula="of:=AND([.F243]&gt;[$Sheet2.$B$2];[.G243]&gt;[$Sheet2.$C$2];[.G243]&lt;[$Sheet2.$C$3])" office:value-type="boolean" office:boolean-value="false" calcext:value-type="boolean">
            <text:p>FALSE</text:p>
          </table:table-cell>
          <table:table-cell table:formula="of:=[.F243]&gt;[$Sheet2.$B$2]" office:value-type="boolean" office:boolean-value="false" calcext:value-type="boolean">
            <text:p>FALSE</text:p>
          </table:table-cell>
          <table:table-cell table:formula="of:=AND([.G243]&gt;[$Sheet2.$C$2];[.G243]&lt;[$Sheet2.$C$3])" office:value-type="boolean" office:boolean-value="true" calcext:value-type="boolean">
            <text:p>TRUE</text:p>
          </table:table-cell>
          <table:table-cell table:formula="of:=IF([.H243];[.E24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5" calcext:value-type="float">
            <text:p>701215</text:p>
          </table:table-cell>
          <table:table-cell office:value-type="float" office:value="3" calcext:value-type="float">
            <text:p>3</text:p>
          </table:table-cell>
          <table:table-cell office:value-type="float" office:value="1570" calcext:value-type="float">
            <text:p>1570</text:p>
          </table:table-cell>
          <table:table-cell office:value-type="float" office:value="39.029886" calcext:value-type="float">
            <text:p>39.029886</text:p>
          </table:table-cell>
          <table:table-cell office:value-type="float" office:value="-77.116412" calcext:value-type="float">
            <text:p>-77.116412</text:p>
          </table:table-cell>
          <table:table-cell table:formula="of:=AND([.F244]&gt;[$Sheet2.$B$2];[.G244]&gt;[$Sheet2.$C$2];[.G244]&lt;[$Sheet2.$C$3])" office:value-type="boolean" office:boolean-value="false" calcext:value-type="boolean">
            <text:p>FALSE</text:p>
          </table:table-cell>
          <table:table-cell table:formula="of:=[.F244]&gt;[$Sheet2.$B$2]" office:value-type="boolean" office:boolean-value="false" calcext:value-type="boolean">
            <text:p>FALSE</text:p>
          </table:table-cell>
          <table:table-cell table:formula="of:=AND([.G244]&gt;[$Sheet2.$C$2];[.G244]&lt;[$Sheet2.$C$3])" office:value-type="boolean" office:boolean-value="true" calcext:value-type="boolean">
            <text:p>TRUE</text:p>
          </table:table-cell>
          <table:table-cell table:formula="of:=IF([.H244];[.E24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5" calcext:value-type="float">
            <text:p>701215</text:p>
          </table:table-cell>
          <table:table-cell office:value-type="float" office:value="4" calcext:value-type="float">
            <text:p>4</text:p>
          </table:table-cell>
          <table:table-cell office:value-type="float" office:value="845" calcext:value-type="float">
            <text:p>845</text:p>
          </table:table-cell>
          <table:table-cell office:value-type="float" office:value="39.027186" calcext:value-type="float">
            <text:p>39.027186</text:p>
          </table:table-cell>
          <table:table-cell office:value-type="float" office:value="-77.106501" calcext:value-type="float">
            <text:p>-77.106501</text:p>
          </table:table-cell>
          <table:table-cell table:formula="of:=AND([.F245]&gt;[$Sheet2.$B$2];[.G245]&gt;[$Sheet2.$C$2];[.G245]&lt;[$Sheet2.$C$3])" office:value-type="boolean" office:boolean-value="false" calcext:value-type="boolean">
            <text:p>FALSE</text:p>
          </table:table-cell>
          <table:table-cell table:formula="of:=[.F245]&gt;[$Sheet2.$B$2]" office:value-type="boolean" office:boolean-value="false" calcext:value-type="boolean">
            <text:p>FALSE</text:p>
          </table:table-cell>
          <table:table-cell table:formula="of:=AND([.G245]&gt;[$Sheet2.$C$2];[.G245]&lt;[$Sheet2.$C$3])" office:value-type="boolean" office:boolean-value="true" calcext:value-type="boolean">
            <text:p>TRUE</text:p>
          </table:table-cell>
          <table:table-cell table:formula="of:=IF([.H245];[.E24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6" calcext:value-type="float">
            <text:p>701216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39.051526" calcext:value-type="float">
            <text:p>39.051526</text:p>
          </table:table-cell>
          <table:table-cell office:value-type="float" office:value="-77.111274" calcext:value-type="float">
            <text:p>-77.111274</text:p>
          </table:table-cell>
          <table:table-cell table:formula="of:=AND([.F246]&gt;[$Sheet2.$B$2];[.G246]&gt;[$Sheet2.$C$2];[.G246]&lt;[$Sheet2.$C$3])" office:value-type="boolean" office:boolean-value="false" calcext:value-type="boolean">
            <text:p>FALSE</text:p>
          </table:table-cell>
          <table:table-cell table:formula="of:=[.F246]&gt;[$Sheet2.$B$2]" office:value-type="boolean" office:boolean-value="false" calcext:value-type="boolean">
            <text:p>FALSE</text:p>
          </table:table-cell>
          <table:table-cell table:formula="of:=AND([.G246]&gt;[$Sheet2.$C$2];[.G246]&lt;[$Sheet2.$C$3])" office:value-type="boolean" office:boolean-value="true" calcext:value-type="boolean">
            <text:p>TRUE</text:p>
          </table:table-cell>
          <table:table-cell table:formula="of:=IF([.H246];[.E24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6" calcext:value-type="float">
            <text:p>701216</text:p>
          </table:table-cell>
          <table:table-cell office:value-type="float" office:value="2" calcext:value-type="float">
            <text:p>2</text:p>
          </table:table-cell>
          <table:table-cell office:value-type="float" office:value="1778" calcext:value-type="float">
            <text:p>1778</text:p>
          </table:table-cell>
          <table:table-cell office:value-type="float" office:value="39.047554" calcext:value-type="float">
            <text:p>39.047554</text:p>
          </table:table-cell>
          <table:table-cell office:value-type="float" office:value="-77.117396" calcext:value-type="float">
            <text:p>-77.117396</text:p>
          </table:table-cell>
          <table:table-cell table:formula="of:=AND([.F247]&gt;[$Sheet2.$B$2];[.G247]&gt;[$Sheet2.$C$2];[.G247]&lt;[$Sheet2.$C$3])" office:value-type="boolean" office:boolean-value="false" calcext:value-type="boolean">
            <text:p>FALSE</text:p>
          </table:table-cell>
          <table:table-cell table:formula="of:=[.F247]&gt;[$Sheet2.$B$2]" office:value-type="boolean" office:boolean-value="false" calcext:value-type="boolean">
            <text:p>FALSE</text:p>
          </table:table-cell>
          <table:table-cell table:formula="of:=AND([.G247]&gt;[$Sheet2.$C$2];[.G247]&lt;[$Sheet2.$C$3])" office:value-type="boolean" office:boolean-value="true" calcext:value-type="boolean">
            <text:p>TRUE</text:p>
          </table:table-cell>
          <table:table-cell table:formula="of:=IF([.H247];[.E24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6" calcext:value-type="float">
            <text:p>701216</text:p>
          </table:table-cell>
          <table:table-cell office:value-type="float" office:value="3" calcext:value-type="float">
            <text:p>3</text:p>
          </table:table-cell>
          <table:table-cell office:value-type="float" office:value="909" calcext:value-type="float">
            <text:p>909</text:p>
          </table:table-cell>
          <table:table-cell office:value-type="float" office:value="39.047893" calcext:value-type="float">
            <text:p>39.047893</text:p>
          </table:table-cell>
          <table:table-cell office:value-type="float" office:value="-77.109808" calcext:value-type="float">
            <text:p>-77.109808</text:p>
          </table:table-cell>
          <table:table-cell table:formula="of:=AND([.F248]&gt;[$Sheet2.$B$2];[.G248]&gt;[$Sheet2.$C$2];[.G248]&lt;[$Sheet2.$C$3])" office:value-type="boolean" office:boolean-value="false" calcext:value-type="boolean">
            <text:p>FALSE</text:p>
          </table:table-cell>
          <table:table-cell table:formula="of:=[.F248]&gt;[$Sheet2.$B$2]" office:value-type="boolean" office:boolean-value="false" calcext:value-type="boolean">
            <text:p>FALSE</text:p>
          </table:table-cell>
          <table:table-cell table:formula="of:=AND([.G248]&gt;[$Sheet2.$C$2];[.G248]&lt;[$Sheet2.$C$3])" office:value-type="boolean" office:boolean-value="true" calcext:value-type="boolean">
            <text:p>TRUE</text:p>
          </table:table-cell>
          <table:table-cell table:formula="of:=IF([.H248];[.E24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6" calcext:value-type="float">
            <text:p>701216</text:p>
          </table:table-cell>
          <table:table-cell office:value-type="float" office:value="4" calcext:value-type="float">
            <text:p>4</text:p>
          </table:table-cell>
          <table:table-cell office:value-type="float" office:value="1090" calcext:value-type="float">
            <text:p>1090</text:p>
          </table:table-cell>
          <table:table-cell office:value-type="float" office:value="39.050379" calcext:value-type="float">
            <text:p>39.050379</text:p>
          </table:table-cell>
          <table:table-cell office:value-type="float" office:value="-77.113595" calcext:value-type="float">
            <text:p>-77.113595</text:p>
          </table:table-cell>
          <table:table-cell table:formula="of:=AND([.F249]&gt;[$Sheet2.$B$2];[.G249]&gt;[$Sheet2.$C$2];[.G249]&lt;[$Sheet2.$C$3])" office:value-type="boolean" office:boolean-value="false" calcext:value-type="boolean">
            <text:p>FALSE</text:p>
          </table:table-cell>
          <table:table-cell table:formula="of:=[.F249]&gt;[$Sheet2.$B$2]" office:value-type="boolean" office:boolean-value="false" calcext:value-type="boolean">
            <text:p>FALSE</text:p>
          </table:table-cell>
          <table:table-cell table:formula="of:=AND([.G249]&gt;[$Sheet2.$C$2];[.G249]&lt;[$Sheet2.$C$3])" office:value-type="boolean" office:boolean-value="true" calcext:value-type="boolean">
            <text:p>TRUE</text:p>
          </table:table-cell>
          <table:table-cell table:formula="of:=IF([.H249];[.E24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8" calcext:value-type="float">
            <text:p>701218</text:p>
          </table:table-cell>
          <table:table-cell office:value-type="float" office:value="1" calcext:value-type="float">
            <text:p>1</text:p>
          </table:table-cell>
          <table:table-cell office:value-type="float" office:value="2272" calcext:value-type="float">
            <text:p>2272</text:p>
          </table:table-cell>
          <table:table-cell office:value-type="float" office:value="39.054743" calcext:value-type="float">
            <text:p>39.054743</text:p>
          </table:table-cell>
          <table:table-cell office:value-type="float" office:value="-77.121607" calcext:value-type="float">
            <text:p>-77.121607</text:p>
          </table:table-cell>
          <table:table-cell table:formula="of:=AND([.F250]&gt;[$Sheet2.$B$2];[.G250]&gt;[$Sheet2.$C$2];[.G250]&lt;[$Sheet2.$C$3])" office:value-type="boolean" office:boolean-value="false" calcext:value-type="boolean">
            <text:p>FALSE</text:p>
          </table:table-cell>
          <table:table-cell table:formula="of:=[.F250]&gt;[$Sheet2.$B$2]" office:value-type="boolean" office:boolean-value="false" calcext:value-type="boolean">
            <text:p>FALSE</text:p>
          </table:table-cell>
          <table:table-cell table:formula="of:=AND([.G250]&gt;[$Sheet2.$C$2];[.G250]&lt;[$Sheet2.$C$3])" office:value-type="boolean" office:boolean-value="true" calcext:value-type="boolean">
            <text:p>TRUE</text:p>
          </table:table-cell>
          <table:table-cell table:formula="of:=IF([.H250];[.E25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8" calcext:value-type="float">
            <text:p>701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.053563" calcext:value-type="float">
            <text:p>39.053563</text:p>
          </table:table-cell>
          <table:table-cell office:value-type="float" office:value="-77.11838" calcext:value-type="float">
            <text:p>-77.11838</text:p>
          </table:table-cell>
          <table:table-cell table:formula="of:=AND([.F251]&gt;[$Sheet2.$B$2];[.G251]&gt;[$Sheet2.$C$2];[.G251]&lt;[$Sheet2.$C$3])" office:value-type="boolean" office:boolean-value="false" calcext:value-type="boolean">
            <text:p>FALSE</text:p>
          </table:table-cell>
          <table:table-cell table:formula="of:=[.F251]&gt;[$Sheet2.$B$2]" office:value-type="boolean" office:boolean-value="false" calcext:value-type="boolean">
            <text:p>FALSE</text:p>
          </table:table-cell>
          <table:table-cell table:formula="of:=AND([.G251]&gt;[$Sheet2.$C$2];[.G251]&lt;[$Sheet2.$C$3])" office:value-type="boolean" office:boolean-value="true" calcext:value-type="boolean">
            <text:p>TRUE</text:p>
          </table:table-cell>
          <table:table-cell table:formula="of:=IF([.H251];[.E25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8" calcext:value-type="float">
            <text:p>701218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office:value-type="float" office:value="39.056137" calcext:value-type="float">
            <text:p>39.056137</text:p>
          </table:table-cell>
          <table:table-cell office:value-type="float" office:value="-77.11775" calcext:value-type="float">
            <text:p>-77.11775</text:p>
          </table:table-cell>
          <table:table-cell table:formula="of:=AND([.F252]&gt;[$Sheet2.$B$2];[.G252]&gt;[$Sheet2.$C$2];[.G252]&lt;[$Sheet2.$C$3])" office:value-type="boolean" office:boolean-value="false" calcext:value-type="boolean">
            <text:p>FALSE</text:p>
          </table:table-cell>
          <table:table-cell table:formula="of:=[.F252]&gt;[$Sheet2.$B$2]" office:value-type="boolean" office:boolean-value="false" calcext:value-type="boolean">
            <text:p>FALSE</text:p>
          </table:table-cell>
          <table:table-cell table:formula="of:=AND([.G252]&gt;[$Sheet2.$C$2];[.G252]&lt;[$Sheet2.$C$3])" office:value-type="boolean" office:boolean-value="true" calcext:value-type="boolean">
            <text:p>TRUE</text:p>
          </table:table-cell>
          <table:table-cell table:formula="of:=IF([.H252];[.E25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19" calcext:value-type="float">
            <text:p>701219</text:p>
          </table:table-cell>
          <table:table-cell office:value-type="float" office:value="1" calcext:value-type="float">
            <text:p>1</text:p>
          </table:table-cell>
          <table:table-cell office:value-type="float" office:value="3121" calcext:value-type="float">
            <text:p>3121</text:p>
          </table:table-cell>
          <table:table-cell office:value-type="float" office:value="39.064582" calcext:value-type="float">
            <text:p>39.064582</text:p>
          </table:table-cell>
          <table:table-cell office:value-type="float" office:value="-77.111644" calcext:value-type="float">
            <text:p>-77.111644</text:p>
          </table:table-cell>
          <table:table-cell table:formula="of:=AND([.F253]&gt;[$Sheet2.$B$2];[.G253]&gt;[$Sheet2.$C$2];[.G253]&lt;[$Sheet2.$C$3])" office:value-type="boolean" office:boolean-value="true" calcext:value-type="boolean">
            <text:p>TRUE</text:p>
          </table:table-cell>
          <table:table-cell table:formula="of:=[.F253]&gt;[$Sheet2.$B$2]" office:value-type="boolean" office:boolean-value="true" calcext:value-type="boolean">
            <text:p>TRUE</text:p>
          </table:table-cell>
          <table:table-cell table:formula="of:=AND([.G253]&gt;[$Sheet2.$C$2];[.G253]&lt;[$Sheet2.$C$3])" office:value-type="boolean" office:boolean-value="true" calcext:value-type="boolean">
            <text:p>TRUE</text:p>
          </table:table-cell>
          <table:table-cell table:formula="of:=IF([.H253];[.E253];&quot;&quot;)"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20" calcext:value-type="float">
            <text:p>701220</text:p>
          </table:table-cell>
          <table:table-cell office:value-type="float" office:value="1" calcext:value-type="float">
            <text:p>1</text:p>
          </table:table-cell>
          <table:table-cell office:value-type="float" office:value="1423" calcext:value-type="float">
            <text:p>1423</text:p>
          </table:table-cell>
          <table:table-cell office:value-type="float" office:value="39.068421" calcext:value-type="float">
            <text:p>39.068421</text:p>
          </table:table-cell>
          <table:table-cell office:value-type="float" office:value="-77.200889" calcext:value-type="float">
            <text:p>-77.200889</text:p>
          </table:table-cell>
          <table:table-cell table:formula="of:=AND([.F254]&gt;[$Sheet2.$B$2];[.G254]&gt;[$Sheet2.$C$2];[.G254]&lt;[$Sheet2.$C$3])" office:value-type="boolean" office:boolean-value="true" calcext:value-type="boolean">
            <text:p>TRUE</text:p>
          </table:table-cell>
          <table:table-cell table:formula="of:=[.F254]&gt;[$Sheet2.$B$2]" office:value-type="boolean" office:boolean-value="true" calcext:value-type="boolean">
            <text:p>TRUE</text:p>
          </table:table-cell>
          <table:table-cell table:formula="of:=AND([.G254]&gt;[$Sheet2.$C$2];[.G254]&lt;[$Sheet2.$C$3])" office:value-type="boolean" office:boolean-value="true" calcext:value-type="boolean">
            <text:p>TRUE</text:p>
          </table:table-cell>
          <table:table-cell table:formula="of:=IF([.H254];[.E254];&quot;&quot;)"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20" calcext:value-type="float">
            <text:p>701220</text:p>
          </table:table-cell>
          <table:table-cell office:value-type="float" office:value="2" calcext:value-type="float">
            <text:p>2</text:p>
          </table:table-cell>
          <table:table-cell office:value-type="float" office:value="2550" calcext:value-type="float">
            <text:p>2550</text:p>
          </table:table-cell>
          <table:table-cell office:value-type="float" office:value="39.075315" calcext:value-type="float">
            <text:p>39.075315</text:p>
          </table:table-cell>
          <table:table-cell office:value-type="float" office:value="-77.21698" calcext:value-type="float">
            <text:p>-77.21698</text:p>
          </table:table-cell>
          <table:table-cell table:formula="of:=AND([.F255]&gt;[$Sheet2.$B$2];[.G255]&gt;[$Sheet2.$C$2];[.G255]&lt;[$Sheet2.$C$3])" office:value-type="boolean" office:boolean-value="true" calcext:value-type="boolean">
            <text:p>TRUE</text:p>
          </table:table-cell>
          <table:table-cell table:formula="of:=[.F255]&gt;[$Sheet2.$B$2]" office:value-type="boolean" office:boolean-value="true" calcext:value-type="boolean">
            <text:p>TRUE</text:p>
          </table:table-cell>
          <table:table-cell table:formula="of:=AND([.G255]&gt;[$Sheet2.$C$2];[.G255]&lt;[$Sheet2.$C$3])" office:value-type="boolean" office:boolean-value="true" calcext:value-type="boolean">
            <text:p>TRUE</text:p>
          </table:table-cell>
          <table:table-cell table:formula="of:=IF([.H255];[.E255];&quot;&quot;)"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21" calcext:value-type="float">
            <text:p>701221</text:p>
          </table:table-cell>
          <table:table-cell office:value-type="float" office:value="1" calcext:value-type="float">
            <text:p>1</text:p>
          </table:table-cell>
          <table:table-cell office:value-type="float" office:value="2077" calcext:value-type="float">
            <text:p>2077</text:p>
          </table:table-cell>
          <table:table-cell office:value-type="float" office:value="39.085713" calcext:value-type="float">
            <text:p>39.085713</text:p>
          </table:table-cell>
          <table:table-cell office:value-type="float" office:value="-77.203155" calcext:value-type="float">
            <text:p>-77.203155</text:p>
          </table:table-cell>
          <table:table-cell table:formula="of:=AND([.F256]&gt;[$Sheet2.$B$2];[.G256]&gt;[$Sheet2.$C$2];[.G256]&lt;[$Sheet2.$C$3])" office:value-type="boolean" office:boolean-value="true" calcext:value-type="boolean">
            <text:p>TRUE</text:p>
          </table:table-cell>
          <table:table-cell table:formula="of:=[.F256]&gt;[$Sheet2.$B$2]" office:value-type="boolean" office:boolean-value="true" calcext:value-type="boolean">
            <text:p>TRUE</text:p>
          </table:table-cell>
          <table:table-cell table:formula="of:=AND([.G256]&gt;[$Sheet2.$C$2];[.G256]&lt;[$Sheet2.$C$3])" office:value-type="boolean" office:boolean-value="true" calcext:value-type="boolean">
            <text:p>TRUE</text:p>
          </table:table-cell>
          <table:table-cell table:formula="of:=IF([.H256];[.E256];&quot;&quot;)"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221" calcext:value-type="float">
            <text:p>701221</text:p>
          </table:table-cell>
          <table:table-cell office:value-type="float" office:value="2" calcext:value-type="float">
            <text:p>2</text:p>
          </table:table-cell>
          <table:table-cell office:value-type="float" office:value="2476" calcext:value-type="float">
            <text:p>2476</text:p>
          </table:table-cell>
          <table:table-cell office:value-type="float" office:value="39.088473" calcext:value-type="float">
            <text:p>39.088473</text:p>
          </table:table-cell>
          <table:table-cell office:value-type="float" office:value="-77.209814" calcext:value-type="float">
            <text:p>-77.209814</text:p>
          </table:table-cell>
          <table:table-cell table:formula="of:=AND([.F257]&gt;[$Sheet2.$B$2];[.G257]&gt;[$Sheet2.$C$2];[.G257]&lt;[$Sheet2.$C$3])" office:value-type="boolean" office:boolean-value="true" calcext:value-type="boolean">
            <text:p>TRUE</text:p>
          </table:table-cell>
          <table:table-cell table:formula="of:=[.F257]&gt;[$Sheet2.$B$2]" office:value-type="boolean" office:boolean-value="true" calcext:value-type="boolean">
            <text:p>TRUE</text:p>
          </table:table-cell>
          <table:table-cell table:formula="of:=AND([.G257]&gt;[$Sheet2.$C$2];[.G257]&lt;[$Sheet2.$C$3])" office:value-type="boolean" office:boolean-value="true" calcext:value-type="boolean">
            <text:p>TRUE</text:p>
          </table:table-cell>
          <table:table-cell table:formula="of:=IF([.H257];[.E257];&quot;&quot;)" office:value-type="float" office:value="2476" calcext:value-type="float">
            <text:p>24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03" calcext:value-type="float">
            <text:p>701303</text:p>
          </table:table-cell>
          <table:table-cell office:value-type="float" office:value="1" calcext:value-type="float">
            <text:p>1</text:p>
          </table:table-cell>
          <table:table-cell office:value-type="float" office:value="1291" calcext:value-type="float">
            <text:p>1291</text:p>
          </table:table-cell>
          <table:table-cell office:value-type="float" office:value="39.105578" calcext:value-type="float">
            <text:p>39.105578</text:p>
          </table:table-cell>
          <table:table-cell office:value-type="float" office:value="-77.092804" calcext:value-type="float">
            <text:p>-77.092804</text:p>
          </table:table-cell>
          <table:table-cell table:formula="of:=AND([.F258]&gt;[$Sheet2.$B$2];[.G258]&gt;[$Sheet2.$C$2];[.G258]&lt;[$Sheet2.$C$3])" office:value-type="boolean" office:boolean-value="true" calcext:value-type="boolean">
            <text:p>TRUE</text:p>
          </table:table-cell>
          <table:table-cell table:formula="of:=[.F258]&gt;[$Sheet2.$B$2]" office:value-type="boolean" office:boolean-value="true" calcext:value-type="boolean">
            <text:p>TRUE</text:p>
          </table:table-cell>
          <table:table-cell table:formula="of:=AND([.G258]&gt;[$Sheet2.$C$2];[.G258]&lt;[$Sheet2.$C$3])" office:value-type="boolean" office:boolean-value="true" calcext:value-type="boolean">
            <text:p>TRUE</text:p>
          </table:table-cell>
          <table:table-cell table:formula="of:=IF([.H258];[.E258];&quot;&quot;)"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03" calcext:value-type="float">
            <text:p>701303</text:p>
          </table:table-cell>
          <table:table-cell office:value-type="float" office:value="2" calcext:value-type="float">
            <text:p>2</text:p>
          </table:table-cell>
          <table:table-cell office:value-type="float" office:value="2418" calcext:value-type="float">
            <text:p>2418</text:p>
          </table:table-cell>
          <table:table-cell office:value-type="float" office:value="39.104367" calcext:value-type="float">
            <text:p>39.104367</text:p>
          </table:table-cell>
          <table:table-cell office:value-type="float" office:value="-77.104447" calcext:value-type="float">
            <text:p>-77.104447</text:p>
          </table:table-cell>
          <table:table-cell table:formula="of:=AND([.F259]&gt;[$Sheet2.$B$2];[.G259]&gt;[$Sheet2.$C$2];[.G259]&lt;[$Sheet2.$C$3])" office:value-type="boolean" office:boolean-value="true" calcext:value-type="boolean">
            <text:p>TRUE</text:p>
          </table:table-cell>
          <table:table-cell table:formula="of:=[.F259]&gt;[$Sheet2.$B$2]" office:value-type="boolean" office:boolean-value="true" calcext:value-type="boolean">
            <text:p>TRUE</text:p>
          </table:table-cell>
          <table:table-cell table:formula="of:=AND([.G259]&gt;[$Sheet2.$C$2];[.G259]&lt;[$Sheet2.$C$3])" office:value-type="boolean" office:boolean-value="true" calcext:value-type="boolean">
            <text:p>TRUE</text:p>
          </table:table-cell>
          <table:table-cell table:formula="of:=IF([.H259];[.E259];&quot;&quot;)"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04" calcext:value-type="float">
            <text:p>701304</text:p>
          </table:table-cell>
          <table:table-cell office:value-type="float" office:value="1" calcext:value-type="float">
            <text:p>1</text:p>
          </table:table-cell>
          <table:table-cell office:value-type="float" office:value="1607" calcext:value-type="float">
            <text:p>1607</text:p>
          </table:table-cell>
          <table:table-cell office:value-type="float" office:value="39.17476" calcext:value-type="float">
            <text:p>39.17476</text:p>
          </table:table-cell>
          <table:table-cell office:value-type="float" office:value="-77.075646" calcext:value-type="float">
            <text:p>-77.075646</text:p>
          </table:table-cell>
          <table:table-cell table:formula="of:=AND([.F260]&gt;[$Sheet2.$B$2];[.G260]&gt;[$Sheet2.$C$2];[.G260]&lt;[$Sheet2.$C$3])" office:value-type="boolean" office:boolean-value="true" calcext:value-type="boolean">
            <text:p>TRUE</text:p>
          </table:table-cell>
          <table:table-cell table:formula="of:=[.F260]&gt;[$Sheet2.$B$2]" office:value-type="boolean" office:boolean-value="true" calcext:value-type="boolean">
            <text:p>TRUE</text:p>
          </table:table-cell>
          <table:table-cell table:formula="of:=AND([.G260]&gt;[$Sheet2.$C$2];[.G260]&lt;[$Sheet2.$C$3])" office:value-type="boolean" office:boolean-value="true" calcext:value-type="boolean">
            <text:p>TRUE</text:p>
          </table:table-cell>
          <table:table-cell table:formula="of:=IF([.H260];[.E260];&quot;&quot;)"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04" calcext:value-type="float">
            <text:p>701304</text:p>
          </table:table-cell>
          <table:table-cell office:value-type="float" office:value="2" calcext:value-type="float">
            <text:p>2</text:p>
          </table:table-cell>
          <table:table-cell office:value-type="float" office:value="949" calcext:value-type="float">
            <text:p>949</text:p>
          </table:table-cell>
          <table:table-cell office:value-type="float" office:value="39.165719" calcext:value-type="float">
            <text:p>39.165719</text:p>
          </table:table-cell>
          <table:table-cell office:value-type="float" office:value="-77.078738" calcext:value-type="float">
            <text:p>-77.078738</text:p>
          </table:table-cell>
          <table:table-cell table:formula="of:=AND([.F261]&gt;[$Sheet2.$B$2];[.G261]&gt;[$Sheet2.$C$2];[.G261]&lt;[$Sheet2.$C$3])" office:value-type="boolean" office:boolean-value="true" calcext:value-type="boolean">
            <text:p>TRUE</text:p>
          </table:table-cell>
          <table:table-cell table:formula="of:=[.F261]&gt;[$Sheet2.$B$2]" office:value-type="boolean" office:boolean-value="true" calcext:value-type="boolean">
            <text:p>TRUE</text:p>
          </table:table-cell>
          <table:table-cell table:formula="of:=AND([.G261]&gt;[$Sheet2.$C$2];[.G261]&lt;[$Sheet2.$C$3])" office:value-type="boolean" office:boolean-value="true" calcext:value-type="boolean">
            <text:p>TRUE</text:p>
          </table:table-cell>
          <table:table-cell table:formula="of:=IF([.H261];[.E261];&quot;&quot;)"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04" calcext:value-type="float">
            <text:p>701304</text:p>
          </table:table-cell>
          <table:table-cell office:value-type="float" office:value="3" calcext:value-type="float">
            <text:p>3</text:p>
          </table:table-cell>
          <table:table-cell office:value-type="float" office:value="1713" calcext:value-type="float">
            <text:p>1713</text:p>
          </table:table-cell>
          <table:table-cell office:value-type="float" office:value="39.161844" calcext:value-type="float">
            <text:p>39.161844</text:p>
          </table:table-cell>
          <table:table-cell office:value-type="float" office:value="-77.067906" calcext:value-type="float">
            <text:p>-77.067906</text:p>
          </table:table-cell>
          <table:table-cell table:formula="of:=AND([.F262]&gt;[$Sheet2.$B$2];[.G262]&gt;[$Sheet2.$C$2];[.G262]&lt;[$Sheet2.$C$3])" office:value-type="boolean" office:boolean-value="true" calcext:value-type="boolean">
            <text:p>TRUE</text:p>
          </table:table-cell>
          <table:table-cell table:formula="of:=[.F262]&gt;[$Sheet2.$B$2]" office:value-type="boolean" office:boolean-value="true" calcext:value-type="boolean">
            <text:p>TRUE</text:p>
          </table:table-cell>
          <table:table-cell table:formula="of:=AND([.G262]&gt;[$Sheet2.$C$2];[.G262]&lt;[$Sheet2.$C$3])" office:value-type="boolean" office:boolean-value="true" calcext:value-type="boolean">
            <text:p>TRUE</text:p>
          </table:table-cell>
          <table:table-cell table:formula="of:=IF([.H262];[.E262];&quot;&quot;)"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04" calcext:value-type="float">
            <text:p>701304</text:p>
          </table:table-cell>
          <table:table-cell office:value-type="float" office:value="4" calcext:value-type="float">
            <text:p>4</text:p>
          </table:table-cell>
          <table:table-cell office:value-type="float" office:value="1769" calcext:value-type="float">
            <text:p>1769</text:p>
          </table:table-cell>
          <table:table-cell office:value-type="float" office:value="39.17087" calcext:value-type="float">
            <text:p>39.17087</text:p>
          </table:table-cell>
          <table:table-cell office:value-type="float" office:value="-77.066436" calcext:value-type="float">
            <text:p>-77.066436</text:p>
          </table:table-cell>
          <table:table-cell table:formula="of:=AND([.F263]&gt;[$Sheet2.$B$2];[.G263]&gt;[$Sheet2.$C$2];[.G263]&lt;[$Sheet2.$C$3])" office:value-type="boolean" office:boolean-value="true" calcext:value-type="boolean">
            <text:p>TRUE</text:p>
          </table:table-cell>
          <table:table-cell table:formula="of:=[.F263]&gt;[$Sheet2.$B$2]" office:value-type="boolean" office:boolean-value="true" calcext:value-type="boolean">
            <text:p>TRUE</text:p>
          </table:table-cell>
          <table:table-cell table:formula="of:=AND([.G263]&gt;[$Sheet2.$C$2];[.G263]&lt;[$Sheet2.$C$3])" office:value-type="boolean" office:boolean-value="true" calcext:value-type="boolean">
            <text:p>TRUE</text:p>
          </table:table-cell>
          <table:table-cell table:formula="of:=IF([.H263];[.E263];&quot;&quot;)"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06" calcext:value-type="float">
            <text:p>701306</text:p>
          </table:table-cell>
          <table:table-cell office:value-type="float" office:value="1" calcext:value-type="float">
            <text:p>1</text:p>
          </table:table-cell>
          <table:table-cell office:value-type="float" office:value="1443" calcext:value-type="float">
            <text:p>1443</text:p>
          </table:table-cell>
          <table:table-cell office:value-type="float" office:value="39.152253" calcext:value-type="float">
            <text:p>39.152253</text:p>
          </table:table-cell>
          <table:table-cell office:value-type="float" office:value="-77.09658" calcext:value-type="float">
            <text:p>-77.09658</text:p>
          </table:table-cell>
          <table:table-cell table:formula="of:=AND([.F264]&gt;[$Sheet2.$B$2];[.G264]&gt;[$Sheet2.$C$2];[.G264]&lt;[$Sheet2.$C$3])" office:value-type="boolean" office:boolean-value="true" calcext:value-type="boolean">
            <text:p>TRUE</text:p>
          </table:table-cell>
          <table:table-cell table:formula="of:=[.F264]&gt;[$Sheet2.$B$2]" office:value-type="boolean" office:boolean-value="true" calcext:value-type="boolean">
            <text:p>TRUE</text:p>
          </table:table-cell>
          <table:table-cell table:formula="of:=AND([.G264]&gt;[$Sheet2.$C$2];[.G264]&lt;[$Sheet2.$C$3])" office:value-type="boolean" office:boolean-value="true" calcext:value-type="boolean">
            <text:p>TRUE</text:p>
          </table:table-cell>
          <table:table-cell table:formula="of:=IF([.H264];[.E264];&quot;&quot;)"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06" calcext:value-type="float">
            <text:p>701306</text:p>
          </table:table-cell>
          <table:table-cell office:value-type="float" office:value="2" calcext:value-type="float">
            <text:p>2</text:p>
          </table:table-cell>
          <table:table-cell office:value-type="float" office:value="1621" calcext:value-type="float">
            <text:p>1621</text:p>
          </table:table-cell>
          <table:table-cell office:value-type="float" office:value="39.13276" calcext:value-type="float">
            <text:p>39.13276</text:p>
          </table:table-cell>
          <table:table-cell office:value-type="float" office:value="-77.091833" calcext:value-type="float">
            <text:p>-77.091833</text:p>
          </table:table-cell>
          <table:table-cell table:formula="of:=AND([.F265]&gt;[$Sheet2.$B$2];[.G265]&gt;[$Sheet2.$C$2];[.G265]&lt;[$Sheet2.$C$3])" office:value-type="boolean" office:boolean-value="true" calcext:value-type="boolean">
            <text:p>TRUE</text:p>
          </table:table-cell>
          <table:table-cell table:formula="of:=[.F265]&gt;[$Sheet2.$B$2]" office:value-type="boolean" office:boolean-value="true" calcext:value-type="boolean">
            <text:p>TRUE</text:p>
          </table:table-cell>
          <table:table-cell table:formula="of:=AND([.G265]&gt;[$Sheet2.$C$2];[.G265]&lt;[$Sheet2.$C$3])" office:value-type="boolean" office:boolean-value="true" calcext:value-type="boolean">
            <text:p>TRUE</text:p>
          </table:table-cell>
          <table:table-cell table:formula="of:=IF([.H265];[.E265];&quot;&quot;)"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07" calcext:value-type="float">
            <text:p>701307</text:p>
          </table:table-cell>
          <table:table-cell office:value-type="float" office:value="1" calcext:value-type="float">
            <text:p>1</text:p>
          </table:table-cell>
          <table:table-cell office:value-type="float" office:value="3576" calcext:value-type="float">
            <text:p>3576</text:p>
          </table:table-cell>
          <table:table-cell office:value-type="float" office:value="39.157066" calcext:value-type="float">
            <text:p>39.157066</text:p>
          </table:table-cell>
          <table:table-cell office:value-type="float" office:value="-77.112094" calcext:value-type="float">
            <text:p>-77.112094</text:p>
          </table:table-cell>
          <table:table-cell table:formula="of:=AND([.F266]&gt;[$Sheet2.$B$2];[.G266]&gt;[$Sheet2.$C$2];[.G266]&lt;[$Sheet2.$C$3])" office:value-type="boolean" office:boolean-value="true" calcext:value-type="boolean">
            <text:p>TRUE</text:p>
          </table:table-cell>
          <table:table-cell table:formula="of:=[.F266]&gt;[$Sheet2.$B$2]" office:value-type="boolean" office:boolean-value="true" calcext:value-type="boolean">
            <text:p>TRUE</text:p>
          </table:table-cell>
          <table:table-cell table:formula="of:=AND([.G266]&gt;[$Sheet2.$C$2];[.G266]&lt;[$Sheet2.$C$3])" office:value-type="boolean" office:boolean-value="true" calcext:value-type="boolean">
            <text:p>TRUE</text:p>
          </table:table-cell>
          <table:table-cell table:formula="of:=IF([.H266];[.E266];&quot;&quot;)"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08" calcext:value-type="float">
            <text:p>701308</text:p>
          </table:table-cell>
          <table:table-cell office:value-type="float" office:value="1" calcext:value-type="float">
            <text:p>1</text:p>
          </table:table-cell>
          <table:table-cell office:value-type="float" office:value="1160" calcext:value-type="float">
            <text:p>1160</text:p>
          </table:table-cell>
          <table:table-cell office:value-type="float" office:value="39.127329" calcext:value-type="float">
            <text:p>39.127329</text:p>
          </table:table-cell>
          <table:table-cell office:value-type="float" office:value="-77.051596" calcext:value-type="float">
            <text:p>-77.051596</text:p>
          </table:table-cell>
          <table:table-cell table:formula="of:=AND([.F267]&gt;[$Sheet2.$B$2];[.G267]&gt;[$Sheet2.$C$2];[.G267]&lt;[$Sheet2.$C$3])" office:value-type="boolean" office:boolean-value="true" calcext:value-type="boolean">
            <text:p>TRUE</text:p>
          </table:table-cell>
          <table:table-cell table:formula="of:=[.F267]&gt;[$Sheet2.$B$2]" office:value-type="boolean" office:boolean-value="true" calcext:value-type="boolean">
            <text:p>TRUE</text:p>
          </table:table-cell>
          <table:table-cell table:formula="of:=AND([.G267]&gt;[$Sheet2.$C$2];[.G267]&lt;[$Sheet2.$C$3])" office:value-type="boolean" office:boolean-value="true" calcext:value-type="boolean">
            <text:p>TRUE</text:p>
          </table:table-cell>
          <table:table-cell table:formula="of:=IF([.H267];[.E267];&quot;&quot;)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08" calcext:value-type="float">
            <text:p>701308</text:p>
          </table:table-cell>
          <table:table-cell office:value-type="float" office:value="2" calcext:value-type="float">
            <text:p>2</text:p>
          </table:table-cell>
          <table:table-cell office:value-type="float" office:value="1863" calcext:value-type="float">
            <text:p>1863</text:p>
          </table:table-cell>
          <table:table-cell office:value-type="float" office:value="39.120193" calcext:value-type="float">
            <text:p>39.120193</text:p>
          </table:table-cell>
          <table:table-cell office:value-type="float" office:value="-77.08474" calcext:value-type="float">
            <text:p>-77.08474</text:p>
          </table:table-cell>
          <table:table-cell table:formula="of:=AND([.F268]&gt;[$Sheet2.$B$2];[.G268]&gt;[$Sheet2.$C$2];[.G268]&lt;[$Sheet2.$C$3])" office:value-type="boolean" office:boolean-value="true" calcext:value-type="boolean">
            <text:p>TRUE</text:p>
          </table:table-cell>
          <table:table-cell table:formula="of:=[.F268]&gt;[$Sheet2.$B$2]" office:value-type="boolean" office:boolean-value="true" calcext:value-type="boolean">
            <text:p>TRUE</text:p>
          </table:table-cell>
          <table:table-cell table:formula="of:=AND([.G268]&gt;[$Sheet2.$C$2];[.G268]&lt;[$Sheet2.$C$3])" office:value-type="boolean" office:boolean-value="true" calcext:value-type="boolean">
            <text:p>TRUE</text:p>
          </table:table-cell>
          <table:table-cell table:formula="of:=IF([.H268];[.E268];&quot;&quot;)"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12" calcext:value-type="float">
            <text:p>701312</text:p>
          </table:table-cell>
          <table:table-cell office:value-type="float" office:value="1" calcext:value-type="float">
            <text:p>1</text:p>
          </table:table-cell>
          <table:table-cell office:value-type="float" office:value="1306" calcext:value-type="float">
            <text:p>1306</text:p>
          </table:table-cell>
          <table:table-cell office:value-type="float" office:value="39.161342" calcext:value-type="float">
            <text:p>39.161342</text:p>
          </table:table-cell>
          <table:table-cell office:value-type="float" office:value="-77.087506" calcext:value-type="float">
            <text:p>-77.087506</text:p>
          </table:table-cell>
          <table:table-cell table:formula="of:=AND([.F269]&gt;[$Sheet2.$B$2];[.G269]&gt;[$Sheet2.$C$2];[.G269]&lt;[$Sheet2.$C$3])" office:value-type="boolean" office:boolean-value="true" calcext:value-type="boolean">
            <text:p>TRUE</text:p>
          </table:table-cell>
          <table:table-cell table:formula="of:=[.F269]&gt;[$Sheet2.$B$2]" office:value-type="boolean" office:boolean-value="true" calcext:value-type="boolean">
            <text:p>TRUE</text:p>
          </table:table-cell>
          <table:table-cell table:formula="of:=AND([.G269]&gt;[$Sheet2.$C$2];[.G269]&lt;[$Sheet2.$C$3])" office:value-type="boolean" office:boolean-value="true" calcext:value-type="boolean">
            <text:p>TRUE</text:p>
          </table:table-cell>
          <table:table-cell table:formula="of:=IF([.H269];[.E269];&quot;&quot;)"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12" calcext:value-type="float">
            <text:p>701312</text:p>
          </table:table-cell>
          <table:table-cell office:value-type="float" office:value="2" calcext:value-type="float">
            <text:p>2</text:p>
          </table:table-cell>
          <table:table-cell office:value-type="float" office:value="1689" calcext:value-type="float">
            <text:p>1689</text:p>
          </table:table-cell>
          <table:table-cell office:value-type="float" office:value="39.155222" calcext:value-type="float">
            <text:p>39.155222</text:p>
          </table:table-cell>
          <table:table-cell office:value-type="float" office:value="-77.080811" calcext:value-type="float">
            <text:p>-77.080811</text:p>
          </table:table-cell>
          <table:table-cell table:formula="of:=AND([.F270]&gt;[$Sheet2.$B$2];[.G270]&gt;[$Sheet2.$C$2];[.G270]&lt;[$Sheet2.$C$3])" office:value-type="boolean" office:boolean-value="true" calcext:value-type="boolean">
            <text:p>TRUE</text:p>
          </table:table-cell>
          <table:table-cell table:formula="of:=[.F270]&gt;[$Sheet2.$B$2]" office:value-type="boolean" office:boolean-value="true" calcext:value-type="boolean">
            <text:p>TRUE</text:p>
          </table:table-cell>
          <table:table-cell table:formula="of:=AND([.G270]&gt;[$Sheet2.$C$2];[.G270]&lt;[$Sheet2.$C$3])" office:value-type="boolean" office:boolean-value="true" calcext:value-type="boolean">
            <text:p>TRUE</text:p>
          </table:table-cell>
          <table:table-cell table:formula="of:=IF([.H270];[.E270];&quot;&quot;)"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12" calcext:value-type="float">
            <text:p>701312</text:p>
          </table:table-cell>
          <table:table-cell office:value-type="float" office:value="3" calcext:value-type="float">
            <text:p>3</text:p>
          </table:table-cell>
          <table:table-cell office:value-type="float" office:value="1917" calcext:value-type="float">
            <text:p>1917</text:p>
          </table:table-cell>
          <table:table-cell office:value-type="float" office:value="39.151192" calcext:value-type="float">
            <text:p>39.151192</text:p>
          </table:table-cell>
          <table:table-cell office:value-type="float" office:value="-77.075705" calcext:value-type="float">
            <text:p>-77.075705</text:p>
          </table:table-cell>
          <table:table-cell table:formula="of:=AND([.F271]&gt;[$Sheet2.$B$2];[.G271]&gt;[$Sheet2.$C$2];[.G271]&lt;[$Sheet2.$C$3])" office:value-type="boolean" office:boolean-value="true" calcext:value-type="boolean">
            <text:p>TRUE</text:p>
          </table:table-cell>
          <table:table-cell table:formula="of:=[.F271]&gt;[$Sheet2.$B$2]" office:value-type="boolean" office:boolean-value="true" calcext:value-type="boolean">
            <text:p>TRUE</text:p>
          </table:table-cell>
          <table:table-cell table:formula="of:=AND([.G271]&gt;[$Sheet2.$C$2];[.G271]&lt;[$Sheet2.$C$3])" office:value-type="boolean" office:boolean-value="true" calcext:value-type="boolean">
            <text:p>TRUE</text:p>
          </table:table-cell>
          <table:table-cell table:formula="of:=IF([.H271];[.E271];&quot;&quot;)"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12" calcext:value-type="float">
            <text:p>701312</text:p>
          </table:table-cell>
          <table:table-cell office:value-type="float" office:value="4" calcext:value-type="float">
            <text:p>4</text:p>
          </table:table-cell>
          <table:table-cell office:value-type="float" office:value="1168" calcext:value-type="float">
            <text:p>1168</text:p>
          </table:table-cell>
          <table:table-cell office:value-type="float" office:value="39.145193" calcext:value-type="float">
            <text:p>39.145193</text:p>
          </table:table-cell>
          <table:table-cell office:value-type="float" office:value="-77.075562" calcext:value-type="float">
            <text:p>-77.075562</text:p>
          </table:table-cell>
          <table:table-cell table:formula="of:=AND([.F272]&gt;[$Sheet2.$B$2];[.G272]&gt;[$Sheet2.$C$2];[.G272]&lt;[$Sheet2.$C$3])" office:value-type="boolean" office:boolean-value="true" calcext:value-type="boolean">
            <text:p>TRUE</text:p>
          </table:table-cell>
          <table:table-cell table:formula="of:=[.F272]&gt;[$Sheet2.$B$2]" office:value-type="boolean" office:boolean-value="true" calcext:value-type="boolean">
            <text:p>TRUE</text:p>
          </table:table-cell>
          <table:table-cell table:formula="of:=AND([.G272]&gt;[$Sheet2.$C$2];[.G272]&lt;[$Sheet2.$C$3])" office:value-type="boolean" office:boolean-value="true" calcext:value-type="boolean">
            <text:p>TRUE</text:p>
          </table:table-cell>
          <table:table-cell table:formula="of:=IF([.H272];[.E272];&quot;&quot;)"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13" calcext:value-type="float">
            <text:p>701313</text:p>
          </table:table-cell>
          <table:table-cell office:value-type="float" office:value="1" calcext:value-type="float">
            <text:p>1</text:p>
          </table:table-cell>
          <table:table-cell office:value-type="float" office:value="2160" calcext:value-type="float">
            <text:p>2160</text:p>
          </table:table-cell>
          <table:table-cell office:value-type="float" office:value="39.14168" calcext:value-type="float">
            <text:p>39.14168</text:p>
          </table:table-cell>
          <table:table-cell office:value-type="float" office:value="-77.084259" calcext:value-type="float">
            <text:p>-77.084259</text:p>
          </table:table-cell>
          <table:table-cell table:formula="of:=AND([.F273]&gt;[$Sheet2.$B$2];[.G273]&gt;[$Sheet2.$C$2];[.G273]&lt;[$Sheet2.$C$3])" office:value-type="boolean" office:boolean-value="true" calcext:value-type="boolean">
            <text:p>TRUE</text:p>
          </table:table-cell>
          <table:table-cell table:formula="of:=[.F273]&gt;[$Sheet2.$B$2]" office:value-type="boolean" office:boolean-value="true" calcext:value-type="boolean">
            <text:p>TRUE</text:p>
          </table:table-cell>
          <table:table-cell table:formula="of:=AND([.G273]&gt;[$Sheet2.$C$2];[.G273]&lt;[$Sheet2.$C$3])" office:value-type="boolean" office:boolean-value="true" calcext:value-type="boolean">
            <text:p>TRUE</text:p>
          </table:table-cell>
          <table:table-cell table:formula="of:=IF([.H273];[.E273];&quot;&quot;)"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13" calcext:value-type="float">
            <text:p>701313</text:p>
          </table:table-cell>
          <table:table-cell office:value-type="float" office:value="2" calcext:value-type="float">
            <text:p>2</text:p>
          </table:table-cell>
          <table:table-cell office:value-type="float" office:value="1609" calcext:value-type="float">
            <text:p>1609</text:p>
          </table:table-cell>
          <table:table-cell office:value-type="float" office:value="39.134445" calcext:value-type="float">
            <text:p>39.134445</text:p>
          </table:table-cell>
          <table:table-cell office:value-type="float" office:value="-77.077385" calcext:value-type="float">
            <text:p>-77.077385</text:p>
          </table:table-cell>
          <table:table-cell table:formula="of:=AND([.F274]&gt;[$Sheet2.$B$2];[.G274]&gt;[$Sheet2.$C$2];[.G274]&lt;[$Sheet2.$C$3])" office:value-type="boolean" office:boolean-value="true" calcext:value-type="boolean">
            <text:p>TRUE</text:p>
          </table:table-cell>
          <table:table-cell table:formula="of:=[.F274]&gt;[$Sheet2.$B$2]" office:value-type="boolean" office:boolean-value="true" calcext:value-type="boolean">
            <text:p>TRUE</text:p>
          </table:table-cell>
          <table:table-cell table:formula="of:=AND([.G274]&gt;[$Sheet2.$C$2];[.G274]&lt;[$Sheet2.$C$3])" office:value-type="boolean" office:boolean-value="true" calcext:value-type="boolean">
            <text:p>TRUE</text:p>
          </table:table-cell>
          <table:table-cell table:formula="of:=IF([.H274];[.E274];&quot;&quot;)"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14" calcext:value-type="float">
            <text:p>701314</text:p>
          </table:table-cell>
          <table:table-cell office:value-type="float" office:value="1" calcext:value-type="float">
            <text:p>1</text:p>
          </table:table-cell>
          <table:table-cell office:value-type="float" office:value="1692" calcext:value-type="float">
            <text:p>1692</text:p>
          </table:table-cell>
          <table:table-cell office:value-type="float" office:value="39.143115" calcext:value-type="float">
            <text:p>39.143115</text:p>
          </table:table-cell>
          <table:table-cell office:value-type="float" office:value="-77.060552" calcext:value-type="float">
            <text:p>-77.060552</text:p>
          </table:table-cell>
          <table:table-cell table:formula="of:=AND([.F275]&gt;[$Sheet2.$B$2];[.G275]&gt;[$Sheet2.$C$2];[.G275]&lt;[$Sheet2.$C$3])" office:value-type="boolean" office:boolean-value="true" calcext:value-type="boolean">
            <text:p>TRUE</text:p>
          </table:table-cell>
          <table:table-cell table:formula="of:=[.F275]&gt;[$Sheet2.$B$2]" office:value-type="boolean" office:boolean-value="true" calcext:value-type="boolean">
            <text:p>TRUE</text:p>
          </table:table-cell>
          <table:table-cell table:formula="of:=AND([.G275]&gt;[$Sheet2.$C$2];[.G275]&lt;[$Sheet2.$C$3])" office:value-type="boolean" office:boolean-value="true" calcext:value-type="boolean">
            <text:p>TRUE</text:p>
          </table:table-cell>
          <table:table-cell table:formula="of:=IF([.H275];[.E275];&quot;&quot;)"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14" calcext:value-type="float">
            <text:p>701314</text:p>
          </table:table-cell>
          <table:table-cell office:value-type="float" office:value="2" calcext:value-type="float">
            <text:p>2</text:p>
          </table:table-cell>
          <table:table-cell office:value-type="float" office:value="1162" calcext:value-type="float">
            <text:p>1162</text:p>
          </table:table-cell>
          <table:table-cell office:value-type="float" office:value="39.147307" calcext:value-type="float">
            <text:p>39.147307</text:p>
          </table:table-cell>
          <table:table-cell office:value-type="float" office:value="-77.062119" calcext:value-type="float">
            <text:p>-77.062119</text:p>
          </table:table-cell>
          <table:table-cell table:formula="of:=AND([.F276]&gt;[$Sheet2.$B$2];[.G276]&gt;[$Sheet2.$C$2];[.G276]&lt;[$Sheet2.$C$3])" office:value-type="boolean" office:boolean-value="true" calcext:value-type="boolean">
            <text:p>TRUE</text:p>
          </table:table-cell>
          <table:table-cell table:formula="of:=[.F276]&gt;[$Sheet2.$B$2]" office:value-type="boolean" office:boolean-value="true" calcext:value-type="boolean">
            <text:p>TRUE</text:p>
          </table:table-cell>
          <table:table-cell table:formula="of:=AND([.G276]&gt;[$Sheet2.$C$2];[.G276]&lt;[$Sheet2.$C$3])" office:value-type="boolean" office:boolean-value="true" calcext:value-type="boolean">
            <text:p>TRUE</text:p>
          </table:table-cell>
          <table:table-cell table:formula="of:=IF([.H276];[.E276];&quot;&quot;)"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15" calcext:value-type="float">
            <text:p>701315</text:p>
          </table:table-cell>
          <table:table-cell office:value-type="float" office:value="1" calcext:value-type="float">
            <text:p>1</text:p>
          </table:table-cell>
          <table:table-cell office:value-type="float" office:value="2103" calcext:value-type="float">
            <text:p>2103</text:p>
          </table:table-cell>
          <table:table-cell office:value-type="float" office:value="39.160526" calcext:value-type="float">
            <text:p>39.160526</text:p>
          </table:table-cell>
          <table:table-cell office:value-type="float" office:value="-77.058255" calcext:value-type="float">
            <text:p>-77.058255</text:p>
          </table:table-cell>
          <table:table-cell table:formula="of:=AND([.F277]&gt;[$Sheet2.$B$2];[.G277]&gt;[$Sheet2.$C$2];[.G277]&lt;[$Sheet2.$C$3])" office:value-type="boolean" office:boolean-value="true" calcext:value-type="boolean">
            <text:p>TRUE</text:p>
          </table:table-cell>
          <table:table-cell table:formula="of:=[.F277]&gt;[$Sheet2.$B$2]" office:value-type="boolean" office:boolean-value="true" calcext:value-type="boolean">
            <text:p>TRUE</text:p>
          </table:table-cell>
          <table:table-cell table:formula="of:=AND([.G277]&gt;[$Sheet2.$C$2];[.G277]&lt;[$Sheet2.$C$3])" office:value-type="boolean" office:boolean-value="true" calcext:value-type="boolean">
            <text:p>TRUE</text:p>
          </table:table-cell>
          <table:table-cell table:formula="of:=IF([.H277];[.E277];&quot;&quot;)"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15" calcext:value-type="float">
            <text:p>701315</text:p>
          </table:table-cell>
          <table:table-cell office:value-type="float" office:value="2" calcext:value-type="float">
            <text:p>2</text:p>
          </table:table-cell>
          <table:table-cell office:value-type="float" office:value="2463" calcext:value-type="float">
            <text:p>2463</text:p>
          </table:table-cell>
          <table:table-cell office:value-type="float" office:value="39.155152" calcext:value-type="float">
            <text:p>39.155152</text:p>
          </table:table-cell>
          <table:table-cell office:value-type="float" office:value="-77.05735" calcext:value-type="float">
            <text:p>-77.05735</text:p>
          </table:table-cell>
          <table:table-cell table:formula="of:=AND([.F278]&gt;[$Sheet2.$B$2];[.G278]&gt;[$Sheet2.$C$2];[.G278]&lt;[$Sheet2.$C$3])" office:value-type="boolean" office:boolean-value="true" calcext:value-type="boolean">
            <text:p>TRUE</text:p>
          </table:table-cell>
          <table:table-cell table:formula="of:=[.F278]&gt;[$Sheet2.$B$2]" office:value-type="boolean" office:boolean-value="true" calcext:value-type="boolean">
            <text:p>TRUE</text:p>
          </table:table-cell>
          <table:table-cell table:formula="of:=AND([.G278]&gt;[$Sheet2.$C$2];[.G278]&lt;[$Sheet2.$C$3])" office:value-type="boolean" office:boolean-value="true" calcext:value-type="boolean">
            <text:p>TRUE</text:p>
          </table:table-cell>
          <table:table-cell table:formula="of:=IF([.H278];[.E278];&quot;&quot;)"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16" calcext:value-type="float">
            <text:p>701316</text:p>
          </table:table-cell>
          <table:table-cell office:value-type="float" office:value="1" calcext:value-type="float">
            <text:p>1</text:p>
          </table:table-cell>
          <table:table-cell office:value-type="float" office:value="2982" calcext:value-type="float">
            <text:p>2982</text:p>
          </table:table-cell>
          <table:table-cell office:value-type="float" office:value="39.15703" calcext:value-type="float">
            <text:p>39.15703</text:p>
          </table:table-cell>
          <table:table-cell office:value-type="float" office:value="-77.032211" calcext:value-type="float">
            <text:p>-77.032211</text:p>
          </table:table-cell>
          <table:table-cell table:formula="of:=AND([.F279]&gt;[$Sheet2.$B$2];[.G279]&gt;[$Sheet2.$C$2];[.G279]&lt;[$Sheet2.$C$3])" office:value-type="boolean" office:boolean-value="true" calcext:value-type="boolean">
            <text:p>TRUE</text:p>
          </table:table-cell>
          <table:table-cell table:formula="of:=[.F279]&gt;[$Sheet2.$B$2]" office:value-type="boolean" office:boolean-value="true" calcext:value-type="boolean">
            <text:p>TRUE</text:p>
          </table:table-cell>
          <table:table-cell table:formula="of:=AND([.G279]&gt;[$Sheet2.$C$2];[.G279]&lt;[$Sheet2.$C$3])" office:value-type="boolean" office:boolean-value="true" calcext:value-type="boolean">
            <text:p>TRUE</text:p>
          </table:table-cell>
          <table:table-cell table:formula="of:=IF([.H279];[.E279];&quot;&quot;)"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16" calcext:value-type="float">
            <text:p>701316</text:p>
          </table:table-cell>
          <table:table-cell office:value-type="float" office:value="2" calcext:value-type="float">
            <text:p>2</text:p>
          </table:table-cell>
          <table:table-cell office:value-type="float" office:value="3335" calcext:value-type="float">
            <text:p>3335</text:p>
          </table:table-cell>
          <table:table-cell office:value-type="float" office:value="39.141863" calcext:value-type="float">
            <text:p>39.141863</text:p>
          </table:table-cell>
          <table:table-cell office:value-type="float" office:value="-77.006625" calcext:value-type="float">
            <text:p>-77.006625</text:p>
          </table:table-cell>
          <table:table-cell table:formula="of:=AND([.F280]&gt;[$Sheet2.$B$2];[.G280]&gt;[$Sheet2.$C$2];[.G280]&lt;[$Sheet2.$C$3])" office:value-type="boolean" office:boolean-value="true" calcext:value-type="boolean">
            <text:p>TRUE</text:p>
          </table:table-cell>
          <table:table-cell table:formula="of:=[.F280]&gt;[$Sheet2.$B$2]" office:value-type="boolean" office:boolean-value="true" calcext:value-type="boolean">
            <text:p>TRUE</text:p>
          </table:table-cell>
          <table:table-cell table:formula="of:=AND([.G280]&gt;[$Sheet2.$C$2];[.G280]&lt;[$Sheet2.$C$3])" office:value-type="boolean" office:boolean-value="true" calcext:value-type="boolean">
            <text:p>TRUE</text:p>
          </table:table-cell>
          <table:table-cell table:formula="of:=IF([.H280];[.E280];&quot;&quot;)"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17" calcext:value-type="float">
            <text:p>701317</text:p>
          </table:table-cell>
          <table:table-cell office:value-type="float" office:value="1" calcext:value-type="float">
            <text:p>1</text:p>
          </table:table-cell>
          <table:table-cell office:value-type="float" office:value="1270" calcext:value-type="float">
            <text:p>1270</text:p>
          </table:table-cell>
          <table:table-cell office:value-type="float" office:value="39.186014" calcext:value-type="float">
            <text:p>39.186014</text:p>
          </table:table-cell>
          <table:table-cell office:value-type="float" office:value="-77.0555" calcext:value-type="float">
            <text:p>-77.0555</text:p>
          </table:table-cell>
          <table:table-cell table:formula="of:=AND([.F281]&gt;[$Sheet2.$B$2];[.G281]&gt;[$Sheet2.$C$2];[.G281]&lt;[$Sheet2.$C$3])" office:value-type="boolean" office:boolean-value="true" calcext:value-type="boolean">
            <text:p>TRUE</text:p>
          </table:table-cell>
          <table:table-cell table:formula="of:=[.F281]&gt;[$Sheet2.$B$2]" office:value-type="boolean" office:boolean-value="true" calcext:value-type="boolean">
            <text:p>TRUE</text:p>
          </table:table-cell>
          <table:table-cell table:formula="of:=AND([.G281]&gt;[$Sheet2.$C$2];[.G281]&lt;[$Sheet2.$C$3])" office:value-type="boolean" office:boolean-value="true" calcext:value-type="boolean">
            <text:p>TRUE</text:p>
          </table:table-cell>
          <table:table-cell table:formula="of:=IF([.H281];[.E281];&quot;&quot;)"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17" calcext:value-type="float">
            <text:p>701317</text:p>
          </table:table-cell>
          <table:table-cell office:value-type="float" office:value="2" calcext:value-type="float">
            <text:p>2</text:p>
          </table:table-cell>
          <table:table-cell office:value-type="float" office:value="1608" calcext:value-type="float">
            <text:p>1608</text:p>
          </table:table-cell>
          <table:table-cell office:value-type="float" office:value="39.169016" calcext:value-type="float">
            <text:p>39.169016</text:p>
          </table:table-cell>
          <table:table-cell office:value-type="float" office:value="-77.05456" calcext:value-type="float">
            <text:p>-77.05456</text:p>
          </table:table-cell>
          <table:table-cell table:formula="of:=AND([.F282]&gt;[$Sheet2.$B$2];[.G282]&gt;[$Sheet2.$C$2];[.G282]&lt;[$Sheet2.$C$3])" office:value-type="boolean" office:boolean-value="true" calcext:value-type="boolean">
            <text:p>TRUE</text:p>
          </table:table-cell>
          <table:table-cell table:formula="of:=[.F282]&gt;[$Sheet2.$B$2]" office:value-type="boolean" office:boolean-value="true" calcext:value-type="boolean">
            <text:p>TRUE</text:p>
          </table:table-cell>
          <table:table-cell table:formula="of:=AND([.G282]&gt;[$Sheet2.$C$2];[.G282]&lt;[$Sheet2.$C$3])" office:value-type="boolean" office:boolean-value="true" calcext:value-type="boolean">
            <text:p>TRUE</text:p>
          </table:table-cell>
          <table:table-cell table:formula="of:=IF([.H282];[.E282];&quot;&quot;)"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317" calcext:value-type="float">
            <text:p>701317</text:p>
          </table:table-cell>
          <table:table-cell office:value-type="float" office:value="3" calcext:value-type="float">
            <text:p>3</text:p>
          </table:table-cell>
          <table:table-cell office:value-type="float" office:value="1580" calcext:value-type="float">
            <text:p>1580</text:p>
          </table:table-cell>
          <table:table-cell office:value-type="float" office:value="39.205296" calcext:value-type="float">
            <text:p>39.205296</text:p>
          </table:table-cell>
          <table:table-cell office:value-type="float" office:value="-77.037247" calcext:value-type="float">
            <text:p>-77.037247</text:p>
          </table:table-cell>
          <table:table-cell table:formula="of:=AND([.F283]&gt;[$Sheet2.$B$2];[.G283]&gt;[$Sheet2.$C$2];[.G283]&lt;[$Sheet2.$C$3])" office:value-type="boolean" office:boolean-value="true" calcext:value-type="boolean">
            <text:p>TRUE</text:p>
          </table:table-cell>
          <table:table-cell table:formula="of:=[.F283]&gt;[$Sheet2.$B$2]" office:value-type="boolean" office:boolean-value="true" calcext:value-type="boolean">
            <text:p>TRUE</text:p>
          </table:table-cell>
          <table:table-cell table:formula="of:=AND([.G283]&gt;[$Sheet2.$C$2];[.G283]&lt;[$Sheet2.$C$3])" office:value-type="boolean" office:boolean-value="true" calcext:value-type="boolean">
            <text:p>TRUE</text:p>
          </table:table-cell>
          <table:table-cell table:formula="of:=IF([.H283];[.E283];&quot;&quot;)"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07" calcext:value-type="float">
            <text:p>701407</text:p>
          </table:table-cell>
          <table:table-cell office:value-type="float" office:value="1" calcext:value-type="float">
            <text:p>1</text:p>
          </table:table-cell>
          <table:table-cell office:value-type="float" office:value="2060" calcext:value-type="float">
            <text:p>2060</text:p>
          </table:table-cell>
          <table:table-cell office:value-type="float" office:value="39.106264" calcext:value-type="float">
            <text:p>39.106264</text:p>
          </table:table-cell>
          <table:table-cell office:value-type="float" office:value="-77.017688" calcext:value-type="float">
            <text:p>-77.017688</text:p>
          </table:table-cell>
          <table:table-cell table:formula="of:=AND([.F284]&gt;[$Sheet2.$B$2];[.G284]&gt;[$Sheet2.$C$2];[.G284]&lt;[$Sheet2.$C$3])" office:value-type="boolean" office:boolean-value="true" calcext:value-type="boolean">
            <text:p>TRUE</text:p>
          </table:table-cell>
          <table:table-cell table:formula="of:=[.F284]&gt;[$Sheet2.$B$2]" office:value-type="boolean" office:boolean-value="true" calcext:value-type="boolean">
            <text:p>TRUE</text:p>
          </table:table-cell>
          <table:table-cell table:formula="of:=AND([.G284]&gt;[$Sheet2.$C$2];[.G284]&lt;[$Sheet2.$C$3])" office:value-type="boolean" office:boolean-value="true" calcext:value-type="boolean">
            <text:p>TRUE</text:p>
          </table:table-cell>
          <table:table-cell table:formula="of:=IF([.H284];[.E284];&quot;&quot;)"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07" calcext:value-type="float">
            <text:p>701407</text:p>
          </table:table-cell>
          <table:table-cell office:value-type="float" office:value="2" calcext:value-type="float">
            <text:p>2</text:p>
          </table:table-cell>
          <table:table-cell office:value-type="float" office:value="1509" calcext:value-type="float">
            <text:p>1509</text:p>
          </table:table-cell>
          <table:table-cell office:value-type="float" office:value="39.100092" calcext:value-type="float">
            <text:p>39.100092</text:p>
          </table:table-cell>
          <table:table-cell office:value-type="float" office:value="-76.994531" calcext:value-type="float">
            <text:p>-76.994531</text:p>
          </table:table-cell>
          <table:table-cell table:formula="of:=AND([.F285]&gt;[$Sheet2.$B$2];[.G285]&gt;[$Sheet2.$C$2];[.G285]&lt;[$Sheet2.$C$3])" office:value-type="boolean" office:boolean-value="true" calcext:value-type="boolean">
            <text:p>TRUE</text:p>
          </table:table-cell>
          <table:table-cell table:formula="of:=[.F285]&gt;[$Sheet2.$B$2]" office:value-type="boolean" office:boolean-value="true" calcext:value-type="boolean">
            <text:p>TRUE</text:p>
          </table:table-cell>
          <table:table-cell table:formula="of:=AND([.G285]&gt;[$Sheet2.$C$2];[.G285]&lt;[$Sheet2.$C$3])" office:value-type="boolean" office:boolean-value="true" calcext:value-type="boolean">
            <text:p>TRUE</text:p>
          </table:table-cell>
          <table:table-cell table:formula="of:=IF([.H285];[.E285];&quot;&quot;)"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07" calcext:value-type="float">
            <text:p>701407</text:p>
          </table:table-cell>
          <table:table-cell office:value-type="float" office:value="3" calcext:value-type="float">
            <text:p>3</text:p>
          </table:table-cell>
          <table:table-cell office:value-type="float" office:value="2105" calcext:value-type="float">
            <text:p>2105</text:p>
          </table:table-cell>
          <table:table-cell office:value-type="float" office:value="39.097546" calcext:value-type="float">
            <text:p>39.097546</text:p>
          </table:table-cell>
          <table:table-cell office:value-type="float" office:value="-77.01689" calcext:value-type="float">
            <text:p>-77.01689</text:p>
          </table:table-cell>
          <table:table-cell table:formula="of:=AND([.F286]&gt;[$Sheet2.$B$2];[.G286]&gt;[$Sheet2.$C$2];[.G286]&lt;[$Sheet2.$C$3])" office:value-type="boolean" office:boolean-value="true" calcext:value-type="boolean">
            <text:p>TRUE</text:p>
          </table:table-cell>
          <table:table-cell table:formula="of:=[.F286]&gt;[$Sheet2.$B$2]" office:value-type="boolean" office:boolean-value="true" calcext:value-type="boolean">
            <text:p>TRUE</text:p>
          </table:table-cell>
          <table:table-cell table:formula="of:=AND([.G286]&gt;[$Sheet2.$C$2];[.G286]&lt;[$Sheet2.$C$3])" office:value-type="boolean" office:boolean-value="true" calcext:value-type="boolean">
            <text:p>TRUE</text:p>
          </table:table-cell>
          <table:table-cell table:formula="of:=IF([.H286];[.E286];&quot;&quot;)"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08" calcext:value-type="float">
            <text:p>701408</text:p>
          </table:table-cell>
          <table:table-cell office:value-type="float" office:value="1" calcext:value-type="float">
            <text:p>1</text:p>
          </table:table-cell>
          <table:table-cell office:value-type="float" office:value="1744" calcext:value-type="float">
            <text:p>1744</text:p>
          </table:table-cell>
          <table:table-cell office:value-type="float" office:value="39.126593" calcext:value-type="float">
            <text:p>39.126593</text:p>
          </table:table-cell>
          <table:table-cell office:value-type="float" office:value="-76.964935" calcext:value-type="float">
            <text:p>-76.964935</text:p>
          </table:table-cell>
          <table:table-cell table:formula="of:=AND([.F287]&gt;[$Sheet2.$B$2];[.G287]&gt;[$Sheet2.$C$2];[.G287]&lt;[$Sheet2.$C$3])" office:value-type="boolean" office:boolean-value="true" calcext:value-type="boolean">
            <text:p>TRUE</text:p>
          </table:table-cell>
          <table:table-cell table:formula="of:=[.F287]&gt;[$Sheet2.$B$2]" office:value-type="boolean" office:boolean-value="true" calcext:value-type="boolean">
            <text:p>TRUE</text:p>
          </table:table-cell>
          <table:table-cell table:formula="of:=AND([.G287]&gt;[$Sheet2.$C$2];[.G287]&lt;[$Sheet2.$C$3])" office:value-type="boolean" office:boolean-value="true" calcext:value-type="boolean">
            <text:p>TRUE</text:p>
          </table:table-cell>
          <table:table-cell table:formula="of:=IF([.H287];[.E287];&quot;&quot;)"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08" calcext:value-type="float">
            <text:p>701408</text:p>
          </table:table-cell>
          <table:table-cell office:value-type="float" office:value="2" calcext:value-type="float">
            <text:p>2</text:p>
          </table:table-cell>
          <table:table-cell office:value-type="float" office:value="1461" calcext:value-type="float">
            <text:p>1461</text:p>
          </table:table-cell>
          <table:table-cell office:value-type="float" office:value="39.125145" calcext:value-type="float">
            <text:p>39.125145</text:p>
          </table:table-cell>
          <table:table-cell office:value-type="float" office:value="-77.000651" calcext:value-type="float">
            <text:p>-77.000651</text:p>
          </table:table-cell>
          <table:table-cell table:formula="of:=AND([.F288]&gt;[$Sheet2.$B$2];[.G288]&gt;[$Sheet2.$C$2];[.G288]&lt;[$Sheet2.$C$3])" office:value-type="boolean" office:boolean-value="true" calcext:value-type="boolean">
            <text:p>TRUE</text:p>
          </table:table-cell>
          <table:table-cell table:formula="of:=[.F288]&gt;[$Sheet2.$B$2]" office:value-type="boolean" office:boolean-value="true" calcext:value-type="boolean">
            <text:p>TRUE</text:p>
          </table:table-cell>
          <table:table-cell table:formula="of:=AND([.G288]&gt;[$Sheet2.$C$2];[.G288]&lt;[$Sheet2.$C$3])" office:value-type="boolean" office:boolean-value="true" calcext:value-type="boolean">
            <text:p>TRUE</text:p>
          </table:table-cell>
          <table:table-cell table:formula="of:=IF([.H288];[.E288];&quot;&quot;)"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08" calcext:value-type="float">
            <text:p>701408</text:p>
          </table:table-cell>
          <table:table-cell office:value-type="float" office:value="3" calcext:value-type="float">
            <text:p>3</text:p>
          </table:table-cell>
          <table:table-cell office:value-type="float" office:value="1214" calcext:value-type="float">
            <text:p>1214</text:p>
          </table:table-cell>
          <table:table-cell office:value-type="float" office:value="39.109675" calcext:value-type="float">
            <text:p>39.109675</text:p>
          </table:table-cell>
          <table:table-cell office:value-type="float" office:value="-76.987284" calcext:value-type="float">
            <text:p>-76.987284</text:p>
          </table:table-cell>
          <table:table-cell table:formula="of:=AND([.F289]&gt;[$Sheet2.$B$2];[.G289]&gt;[$Sheet2.$C$2];[.G289]&lt;[$Sheet2.$C$3])" office:value-type="boolean" office:boolean-value="true" calcext:value-type="boolean">
            <text:p>TRUE</text:p>
          </table:table-cell>
          <table:table-cell table:formula="of:=[.F289]&gt;[$Sheet2.$B$2]" office:value-type="boolean" office:boolean-value="true" calcext:value-type="boolean">
            <text:p>TRUE</text:p>
          </table:table-cell>
          <table:table-cell table:formula="of:=AND([.G289]&gt;[$Sheet2.$C$2];[.G289]&lt;[$Sheet2.$C$3])" office:value-type="boolean" office:boolean-value="true" calcext:value-type="boolean">
            <text:p>TRUE</text:p>
          </table:table-cell>
          <table:table-cell table:formula="of:=IF([.H289];[.E289];&quot;&quot;)"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08" calcext:value-type="float">
            <text:p>701408</text:p>
          </table:table-cell>
          <table:table-cell office:value-type="float" office:value="4" calcext:value-type="float">
            <text:p>4</text:p>
          </table:table-cell>
          <table:table-cell office:value-type="float" office:value="1882" calcext:value-type="float">
            <text:p>1882</text:p>
          </table:table-cell>
          <table:table-cell office:value-type="float" office:value="39.107062" calcext:value-type="float">
            <text:p>39.107062</text:p>
          </table:table-cell>
          <table:table-cell office:value-type="float" office:value="-76.973649" calcext:value-type="float">
            <text:p>-76.973649</text:p>
          </table:table-cell>
          <table:table-cell table:formula="of:=AND([.F290]&gt;[$Sheet2.$B$2];[.G290]&gt;[$Sheet2.$C$2];[.G290]&lt;[$Sheet2.$C$3])" office:value-type="boolean" office:boolean-value="true" calcext:value-type="boolean">
            <text:p>TRUE</text:p>
          </table:table-cell>
          <table:table-cell table:formula="of:=[.F290]&gt;[$Sheet2.$B$2]" office:value-type="boolean" office:boolean-value="true" calcext:value-type="boolean">
            <text:p>TRUE</text:p>
          </table:table-cell>
          <table:table-cell table:formula="of:=AND([.G290]&gt;[$Sheet2.$C$2];[.G290]&lt;[$Sheet2.$C$3])" office:value-type="boolean" office:boolean-value="true" calcext:value-type="boolean">
            <text:p>TRUE</text:p>
          </table:table-cell>
          <table:table-cell table:formula="of:=IF([.H290];[.E290];&quot;&quot;)"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09" calcext:value-type="float">
            <text:p>701409</text:p>
          </table:table-cell>
          <table:table-cell office:value-type="float" office:value="1" calcext:value-type="float">
            <text:p>1</text:p>
          </table:table-cell>
          <table:table-cell office:value-type="float" office:value="1108" calcext:value-type="float">
            <text:p>1108</text:p>
          </table:table-cell>
          <table:table-cell office:value-type="float" office:value="39.100737" calcext:value-type="float">
            <text:p>39.100737</text:p>
          </table:table-cell>
          <table:table-cell office:value-type="float" office:value="-76.960966" calcext:value-type="float">
            <text:p>-76.960966</text:p>
          </table:table-cell>
          <table:table-cell table:formula="of:=AND([.F291]&gt;[$Sheet2.$B$2];[.G291]&gt;[$Sheet2.$C$2];[.G291]&lt;[$Sheet2.$C$3])" office:value-type="boolean" office:boolean-value="false" calcext:value-type="boolean">
            <text:p>FALSE</text:p>
          </table:table-cell>
          <table:table-cell table:formula="of:=[.F291]&gt;[$Sheet2.$B$2]" office:value-type="boolean" office:boolean-value="true" calcext:value-type="boolean">
            <text:p>TRUE</text:p>
          </table:table-cell>
          <table:table-cell table:formula="of:=AND([.G291]&gt;[$Sheet2.$C$2];[.G291]&lt;[$Sheet2.$C$3])" office:value-type="boolean" office:boolean-value="false" calcext:value-type="boolean">
            <text:p>FALSE</text:p>
          </table:table-cell>
          <table:table-cell table:formula="of:=IF([.H291];[.E29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09" calcext:value-type="float">
            <text:p>701409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39.098347" calcext:value-type="float">
            <text:p>39.098347</text:p>
          </table:table-cell>
          <table:table-cell office:value-type="float" office:value="-76.952321" calcext:value-type="float">
            <text:p>-76.952321</text:p>
          </table:table-cell>
          <table:table-cell table:formula="of:=AND([.F292]&gt;[$Sheet2.$B$2];[.G292]&gt;[$Sheet2.$C$2];[.G292]&lt;[$Sheet2.$C$3])" office:value-type="boolean" office:boolean-value="false" calcext:value-type="boolean">
            <text:p>FALSE</text:p>
          </table:table-cell>
          <table:table-cell table:formula="of:=[.F292]&gt;[$Sheet2.$B$2]" office:value-type="boolean" office:boolean-value="true" calcext:value-type="boolean">
            <text:p>TRUE</text:p>
          </table:table-cell>
          <table:table-cell table:formula="of:=AND([.G292]&gt;[$Sheet2.$C$2];[.G292]&lt;[$Sheet2.$C$3])" office:value-type="boolean" office:boolean-value="false" calcext:value-type="boolean">
            <text:p>FALSE</text:p>
          </table:table-cell>
          <table:table-cell table:formula="of:=IF([.H292];[.E29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09" calcext:value-type="float">
            <text:p>701409</text:p>
          </table:table-cell>
          <table:table-cell office:value-type="float" office:value="3" calcext:value-type="float">
            <text:p>3</text:p>
          </table:table-cell>
          <table:table-cell office:value-type="float" office:value="1238" calcext:value-type="float">
            <text:p>1238</text:p>
          </table:table-cell>
          <table:table-cell office:value-type="float" office:value="39.096271" calcext:value-type="float">
            <text:p>39.096271</text:p>
          </table:table-cell>
          <table:table-cell office:value-type="float" office:value="-76.941307" calcext:value-type="float">
            <text:p>-76.941307</text:p>
          </table:table-cell>
          <table:table-cell table:formula="of:=AND([.F293]&gt;[$Sheet2.$B$2];[.G293]&gt;[$Sheet2.$C$2];[.G293]&lt;[$Sheet2.$C$3])" office:value-type="boolean" office:boolean-value="false" calcext:value-type="boolean">
            <text:p>FALSE</text:p>
          </table:table-cell>
          <table:table-cell table:formula="of:=[.F293]&gt;[$Sheet2.$B$2]" office:value-type="boolean" office:boolean-value="true" calcext:value-type="boolean">
            <text:p>TRUE</text:p>
          </table:table-cell>
          <table:table-cell table:formula="of:=AND([.G293]&gt;[$Sheet2.$C$2];[.G293]&lt;[$Sheet2.$C$3])" office:value-type="boolean" office:boolean-value="false" calcext:value-type="boolean">
            <text:p>FALSE</text:p>
          </table:table-cell>
          <table:table-cell table:formula="of:=IF([.H293];[.E29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10" calcext:value-type="float">
            <text:p>701410</text:p>
          </table:table-cell>
          <table:table-cell office:value-type="float" office:value="1" calcext:value-type="float">
            <text:p>1</text:p>
          </table:table-cell>
          <table:table-cell office:value-type="float" office:value="1627" calcext:value-type="float">
            <text:p>1627</text:p>
          </table:table-cell>
          <table:table-cell office:value-type="float" office:value="39.094459" calcext:value-type="float">
            <text:p>39.094459</text:p>
          </table:table-cell>
          <table:table-cell office:value-type="float" office:value="-76.931633" calcext:value-type="float">
            <text:p>-76.931633</text:p>
          </table:table-cell>
          <table:table-cell table:formula="of:=AND([.F294]&gt;[$Sheet2.$B$2];[.G294]&gt;[$Sheet2.$C$2];[.G294]&lt;[$Sheet2.$C$3])" office:value-type="boolean" office:boolean-value="false" calcext:value-type="boolean">
            <text:p>FALSE</text:p>
          </table:table-cell>
          <table:table-cell table:formula="of:=[.F294]&gt;[$Sheet2.$B$2]" office:value-type="boolean" office:boolean-value="true" calcext:value-type="boolean">
            <text:p>TRUE</text:p>
          </table:table-cell>
          <table:table-cell table:formula="of:=AND([.G294]&gt;[$Sheet2.$C$2];[.G294]&lt;[$Sheet2.$C$3])" office:value-type="boolean" office:boolean-value="false" calcext:value-type="boolean">
            <text:p>FALSE</text:p>
          </table:table-cell>
          <table:table-cell table:formula="of:=IF([.H294];[.E29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10" calcext:value-type="float">
            <text:p>701410</text:p>
          </table:table-cell>
          <table:table-cell office:value-type="float" office:value="2" calcext:value-type="float">
            <text:p>2</text:p>
          </table:table-cell>
          <table:table-cell office:value-type="float" office:value="3354" calcext:value-type="float">
            <text:p>3354</text:p>
          </table:table-cell>
          <table:table-cell office:value-type="float" office:value="39.104245" calcext:value-type="float">
            <text:p>39.104245</text:p>
          </table:table-cell>
          <table:table-cell office:value-type="float" office:value="-76.927448" calcext:value-type="float">
            <text:p>-76.927448</text:p>
          </table:table-cell>
          <table:table-cell table:formula="of:=AND([.F295]&gt;[$Sheet2.$B$2];[.G295]&gt;[$Sheet2.$C$2];[.G295]&lt;[$Sheet2.$C$3])" office:value-type="boolean" office:boolean-value="false" calcext:value-type="boolean">
            <text:p>FALSE</text:p>
          </table:table-cell>
          <table:table-cell table:formula="of:=[.F295]&gt;[$Sheet2.$B$2]" office:value-type="boolean" office:boolean-value="true" calcext:value-type="boolean">
            <text:p>TRUE</text:p>
          </table:table-cell>
          <table:table-cell table:formula="of:=AND([.G295]&gt;[$Sheet2.$C$2];[.G295]&lt;[$Sheet2.$C$3])" office:value-type="boolean" office:boolean-value="false" calcext:value-type="boolean">
            <text:p>FALSE</text:p>
          </table:table-cell>
          <table:table-cell table:formula="of:=IF([.H295];[.E29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10" calcext:value-type="float">
            <text:p>701410</text:p>
          </table:table-cell>
          <table:table-cell office:value-type="float" office:value="3" calcext:value-type="float">
            <text:p>3</text:p>
          </table:table-cell>
          <table:table-cell office:value-type="float" office:value="2587" calcext:value-type="float">
            <text:p>2587</text:p>
          </table:table-cell>
          <table:table-cell office:value-type="float" office:value="39.100108" calcext:value-type="float">
            <text:p>39.100108</text:p>
          </table:table-cell>
          <table:table-cell office:value-type="float" office:value="-76.919306" calcext:value-type="float">
            <text:p>-76.919306</text:p>
          </table:table-cell>
          <table:table-cell table:formula="of:=AND([.F296]&gt;[$Sheet2.$B$2];[.G296]&gt;[$Sheet2.$C$2];[.G296]&lt;[$Sheet2.$C$3])" office:value-type="boolean" office:boolean-value="false" calcext:value-type="boolean">
            <text:p>FALSE</text:p>
          </table:table-cell>
          <table:table-cell table:formula="of:=[.F296]&gt;[$Sheet2.$B$2]" office:value-type="boolean" office:boolean-value="true" calcext:value-type="boolean">
            <text:p>TRUE</text:p>
          </table:table-cell>
          <table:table-cell table:formula="of:=AND([.G296]&gt;[$Sheet2.$C$2];[.G296]&lt;[$Sheet2.$C$3])" office:value-type="boolean" office:boolean-value="false" calcext:value-type="boolean">
            <text:p>FALSE</text:p>
          </table:table-cell>
          <table:table-cell table:formula="of:=IF([.H296];[.E29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14" calcext:value-type="float">
            <text:p>701414</text:p>
          </table:table-cell>
          <table:table-cell office:value-type="float" office:value="1" calcext:value-type="float">
            <text:p>1</text:p>
          </table:table-cell>
          <table:table-cell office:value-type="float" office:value="2078" calcext:value-type="float">
            <text:p>2078</text:p>
          </table:table-cell>
          <table:table-cell office:value-type="float" office:value="39.081893" calcext:value-type="float">
            <text:p>39.081893</text:p>
          </table:table-cell>
          <table:table-cell office:value-type="float" office:value="-76.960169" calcext:value-type="float">
            <text:p>-76.960169</text:p>
          </table:table-cell>
          <table:table-cell table:formula="of:=AND([.F297]&gt;[$Sheet2.$B$2];[.G297]&gt;[$Sheet2.$C$2];[.G297]&lt;[$Sheet2.$C$3])" office:value-type="boolean" office:boolean-value="false" calcext:value-type="boolean">
            <text:p>FALSE</text:p>
          </table:table-cell>
          <table:table-cell table:formula="of:=[.F297]&gt;[$Sheet2.$B$2]" office:value-type="boolean" office:boolean-value="true" calcext:value-type="boolean">
            <text:p>TRUE</text:p>
          </table:table-cell>
          <table:table-cell table:formula="of:=AND([.G297]&gt;[$Sheet2.$C$2];[.G297]&lt;[$Sheet2.$C$3])" office:value-type="boolean" office:boolean-value="false" calcext:value-type="boolean">
            <text:p>FALSE</text:p>
          </table:table-cell>
          <table:table-cell table:formula="of:=IF([.H297];[.E29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14" calcext:value-type="float">
            <text:p>701414</text:p>
          </table:table-cell>
          <table:table-cell office:value-type="float" office:value="2" calcext:value-type="float">
            <text:p>2</text:p>
          </table:table-cell>
          <table:table-cell office:value-type="float" office:value="1304" calcext:value-type="float">
            <text:p>1304</text:p>
          </table:table-cell>
          <table:table-cell office:value-type="float" office:value="39.07364" calcext:value-type="float">
            <text:p>39.07364</text:p>
          </table:table-cell>
          <table:table-cell office:value-type="float" office:value="-76.9675" calcext:value-type="float">
            <text:p>-76.9675</text:p>
          </table:table-cell>
          <table:table-cell table:formula="of:=AND([.F298]&gt;[$Sheet2.$B$2];[.G298]&gt;[$Sheet2.$C$2];[.G298]&lt;[$Sheet2.$C$3])" office:value-type="boolean" office:boolean-value="true" calcext:value-type="boolean">
            <text:p>TRUE</text:p>
          </table:table-cell>
          <table:table-cell table:formula="of:=[.F298]&gt;[$Sheet2.$B$2]" office:value-type="boolean" office:boolean-value="true" calcext:value-type="boolean">
            <text:p>TRUE</text:p>
          </table:table-cell>
          <table:table-cell table:formula="of:=AND([.G298]&gt;[$Sheet2.$C$2];[.G298]&lt;[$Sheet2.$C$3])" office:value-type="boolean" office:boolean-value="true" calcext:value-type="boolean">
            <text:p>TRUE</text:p>
          </table:table-cell>
          <table:table-cell table:formula="of:=IF([.H298];[.E298];&quot;&quot;)"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14" calcext:value-type="float">
            <text:p>701414</text:p>
          </table:table-cell>
          <table:table-cell office:value-type="float" office:value="3" calcext:value-type="float">
            <text:p>3</text:p>
          </table:table-cell>
          <table:table-cell office:value-type="float" office:value="1583" calcext:value-type="float">
            <text:p>1583</text:p>
          </table:table-cell>
          <table:table-cell office:value-type="float" office:value="39.067801" calcext:value-type="float">
            <text:p>39.067801</text:p>
          </table:table-cell>
          <table:table-cell office:value-type="float" office:value="-76.967979" calcext:value-type="float">
            <text:p>-76.967979</text:p>
          </table:table-cell>
          <table:table-cell table:formula="of:=AND([.F299]&gt;[$Sheet2.$B$2];[.G299]&gt;[$Sheet2.$C$2];[.G299]&lt;[$Sheet2.$C$3])" office:value-type="boolean" office:boolean-value="true" calcext:value-type="boolean">
            <text:p>TRUE</text:p>
          </table:table-cell>
          <table:table-cell table:formula="of:=[.F299]&gt;[$Sheet2.$B$2]" office:value-type="boolean" office:boolean-value="true" calcext:value-type="boolean">
            <text:p>TRUE</text:p>
          </table:table-cell>
          <table:table-cell table:formula="of:=AND([.G299]&gt;[$Sheet2.$C$2];[.G299]&lt;[$Sheet2.$C$3])" office:value-type="boolean" office:boolean-value="true" calcext:value-type="boolean">
            <text:p>TRUE</text:p>
          </table:table-cell>
          <table:table-cell table:formula="of:=IF([.H299];[.E299];&quot;&quot;)"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14" calcext:value-type="float">
            <text:p>701414</text:p>
          </table:table-cell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39.059204" calcext:value-type="float">
            <text:p>39.059204</text:p>
          </table:table-cell>
          <table:table-cell office:value-type="float" office:value="-76.97382" calcext:value-type="float">
            <text:p>-76.97382</text:p>
          </table:table-cell>
          <table:table-cell table:formula="of:=AND([.F300]&gt;[$Sheet2.$B$2];[.G300]&gt;[$Sheet2.$C$2];[.G300]&lt;[$Sheet2.$C$3])" office:value-type="boolean" office:boolean-value="true" calcext:value-type="boolean">
            <text:p>TRUE</text:p>
          </table:table-cell>
          <table:table-cell table:formula="of:=[.F300]&gt;[$Sheet2.$B$2]" office:value-type="boolean" office:boolean-value="true" calcext:value-type="boolean">
            <text:p>TRUE</text:p>
          </table:table-cell>
          <table:table-cell table:formula="of:=AND([.G300]&gt;[$Sheet2.$C$2];[.G300]&lt;[$Sheet2.$C$3])" office:value-type="boolean" office:boolean-value="true" calcext:value-type="boolean">
            <text:p>TRUE</text:p>
          </table:table-cell>
          <table:table-cell table:formula="of:=IF([.H300];[.E300];&quot;&quot;)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15" calcext:value-type="float">
            <text:p>701415</text:p>
          </table:table-cell>
          <table:table-cell office:value-type="float" office:value="1" calcext:value-type="float">
            <text:p>1</text:p>
          </table:table-cell>
          <table:table-cell office:value-type="float" office:value="1023" calcext:value-type="float">
            <text:p>1023</text:p>
          </table:table-cell>
          <table:table-cell office:value-type="float" office:value="39.093244" calcext:value-type="float">
            <text:p>39.093244</text:p>
          </table:table-cell>
          <table:table-cell office:value-type="float" office:value="-76.973657" calcext:value-type="float">
            <text:p>-76.973657</text:p>
          </table:table-cell>
          <table:table-cell table:formula="of:=AND([.F301]&gt;[$Sheet2.$B$2];[.G301]&gt;[$Sheet2.$C$2];[.G301]&lt;[$Sheet2.$C$3])" office:value-type="boolean" office:boolean-value="true" calcext:value-type="boolean">
            <text:p>TRUE</text:p>
          </table:table-cell>
          <table:table-cell table:formula="of:=[.F301]&gt;[$Sheet2.$B$2]" office:value-type="boolean" office:boolean-value="true" calcext:value-type="boolean">
            <text:p>TRUE</text:p>
          </table:table-cell>
          <table:table-cell table:formula="of:=AND([.G301]&gt;[$Sheet2.$C$2];[.G301]&lt;[$Sheet2.$C$3])" office:value-type="boolean" office:boolean-value="true" calcext:value-type="boolean">
            <text:p>TRUE</text:p>
          </table:table-cell>
          <table:table-cell table:formula="of:=IF([.H301];[.E301];&quot;&quot;)"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15" calcext:value-type="float">
            <text:p>701415</text:p>
          </table:table-cell>
          <table:table-cell office:value-type="float" office:value="2" calcext:value-type="float">
            <text:p>2</text:p>
          </table:table-cell>
          <table:table-cell office:value-type="float" office:value="1589" calcext:value-type="float">
            <text:p>1589</text:p>
          </table:table-cell>
          <table:table-cell office:value-type="float" office:value="39.073634" calcext:value-type="float">
            <text:p>39.073634</text:p>
          </table:table-cell>
          <table:table-cell office:value-type="float" office:value="-76.985352" calcext:value-type="float">
            <text:p>-76.985352</text:p>
          </table:table-cell>
          <table:table-cell table:formula="of:=AND([.F302]&gt;[$Sheet2.$B$2];[.G302]&gt;[$Sheet2.$C$2];[.G302]&lt;[$Sheet2.$C$3])" office:value-type="boolean" office:boolean-value="true" calcext:value-type="boolean">
            <text:p>TRUE</text:p>
          </table:table-cell>
          <table:table-cell table:formula="of:=[.F302]&gt;[$Sheet2.$B$2]" office:value-type="boolean" office:boolean-value="true" calcext:value-type="boolean">
            <text:p>TRUE</text:p>
          </table:table-cell>
          <table:table-cell table:formula="of:=AND([.G302]&gt;[$Sheet2.$C$2];[.G302]&lt;[$Sheet2.$C$3])" office:value-type="boolean" office:boolean-value="true" calcext:value-type="boolean">
            <text:p>TRUE</text:p>
          </table:table-cell>
          <table:table-cell table:formula="of:=IF([.H302];[.E302];&quot;&quot;)"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15" calcext:value-type="float">
            <text:p>701415</text:p>
          </table:table-cell>
          <table:table-cell office:value-type="float" office:value="3" calcext:value-type="float">
            <text:p>3</text:p>
          </table:table-cell>
          <table:table-cell office:value-type="float" office:value="1461" calcext:value-type="float">
            <text:p>1461</text:p>
          </table:table-cell>
          <table:table-cell office:value-type="float" office:value="39.081101" calcext:value-type="float">
            <text:p>39.081101</text:p>
          </table:table-cell>
          <table:table-cell office:value-type="float" office:value="-76.98684" calcext:value-type="float">
            <text:p>-76.98684</text:p>
          </table:table-cell>
          <table:table-cell table:formula="of:=AND([.F303]&gt;[$Sheet2.$B$2];[.G303]&gt;[$Sheet2.$C$2];[.G303]&lt;[$Sheet2.$C$3])" office:value-type="boolean" office:boolean-value="true" calcext:value-type="boolean">
            <text:p>TRUE</text:p>
          </table:table-cell>
          <table:table-cell table:formula="of:=[.F303]&gt;[$Sheet2.$B$2]" office:value-type="boolean" office:boolean-value="true" calcext:value-type="boolean">
            <text:p>TRUE</text:p>
          </table:table-cell>
          <table:table-cell table:formula="of:=AND([.G303]&gt;[$Sheet2.$C$2];[.G303]&lt;[$Sheet2.$C$3])" office:value-type="boolean" office:boolean-value="true" calcext:value-type="boolean">
            <text:p>TRUE</text:p>
          </table:table-cell>
          <table:table-cell table:formula="of:=IF([.H303];[.E303];&quot;&quot;)"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15" calcext:value-type="float">
            <text:p>701415</text:p>
          </table:table-cell>
          <table:table-cell office:value-type="float" office:value="4" calcext:value-type="float">
            <text:p>4</text:p>
          </table:table-cell>
          <table:table-cell office:value-type="float" office:value="1015" calcext:value-type="float">
            <text:p>1015</text:p>
          </table:table-cell>
          <table:table-cell office:value-type="float" office:value="39.072646" calcext:value-type="float">
            <text:p>39.072646</text:p>
          </table:table-cell>
          <table:table-cell office:value-type="float" office:value="-76.980213" calcext:value-type="float">
            <text:p>-76.980213</text:p>
          </table:table-cell>
          <table:table-cell table:formula="of:=AND([.F304]&gt;[$Sheet2.$B$2];[.G304]&gt;[$Sheet2.$C$2];[.G304]&lt;[$Sheet2.$C$3])" office:value-type="boolean" office:boolean-value="true" calcext:value-type="boolean">
            <text:p>TRUE</text:p>
          </table:table-cell>
          <table:table-cell table:formula="of:=[.F304]&gt;[$Sheet2.$B$2]" office:value-type="boolean" office:boolean-value="true" calcext:value-type="boolean">
            <text:p>TRUE</text:p>
          </table:table-cell>
          <table:table-cell table:formula="of:=AND([.G304]&gt;[$Sheet2.$C$2];[.G304]&lt;[$Sheet2.$C$3])" office:value-type="boolean" office:boolean-value="true" calcext:value-type="boolean">
            <text:p>TRUE</text:p>
          </table:table-cell>
          <table:table-cell table:formula="of:=IF([.H304];[.E304];&quot;&quot;)"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15" calcext:value-type="float">
            <text:p>701415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39.09201" calcext:value-type="float">
            <text:p>39.09201</text:p>
          </table:table-cell>
          <table:table-cell office:value-type="float" office:value="-76.983353" calcext:value-type="float">
            <text:p>-76.983353</text:p>
          </table:table-cell>
          <table:table-cell table:formula="of:=AND([.F305]&gt;[$Sheet2.$B$2];[.G305]&gt;[$Sheet2.$C$2];[.G305]&lt;[$Sheet2.$C$3])" office:value-type="boolean" office:boolean-value="true" calcext:value-type="boolean">
            <text:p>TRUE</text:p>
          </table:table-cell>
          <table:table-cell table:formula="of:=[.F305]&gt;[$Sheet2.$B$2]" office:value-type="boolean" office:boolean-value="true" calcext:value-type="boolean">
            <text:p>TRUE</text:p>
          </table:table-cell>
          <table:table-cell table:formula="of:=AND([.G305]&gt;[$Sheet2.$C$2];[.G305]&lt;[$Sheet2.$C$3])" office:value-type="boolean" office:boolean-value="true" calcext:value-type="boolean">
            <text:p>TRUE</text:p>
          </table:table-cell>
          <table:table-cell table:formula="of:=IF([.H305];[.E305];&quot;&quot;)" office:value-type="float" office:value="2411" calcext:value-type="float">
            <text:p>24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17" calcext:value-type="float">
            <text:p>701417</text:p>
          </table:table-cell>
          <table:table-cell office:value-type="float" office:value="1" calcext:value-type="float">
            <text:p>1</text:p>
          </table:table-cell>
          <table:table-cell office:value-type="float" office:value="926" calcext:value-type="float">
            <text:p>926</text:p>
          </table:table-cell>
          <table:table-cell office:value-type="float" office:value="39.072971" calcext:value-type="float">
            <text:p>39.072971</text:p>
          </table:table-cell>
          <table:table-cell office:value-type="float" office:value="-76.935366" calcext:value-type="float">
            <text:p>-76.935366</text:p>
          </table:table-cell>
          <table:table-cell table:formula="of:=AND([.F306]&gt;[$Sheet2.$B$2];[.G306]&gt;[$Sheet2.$C$2];[.G306]&lt;[$Sheet2.$C$3])" office:value-type="boolean" office:boolean-value="false" calcext:value-type="boolean">
            <text:p>FALSE</text:p>
          </table:table-cell>
          <table:table-cell table:formula="of:=[.F306]&gt;[$Sheet2.$B$2]" office:value-type="boolean" office:boolean-value="true" calcext:value-type="boolean">
            <text:p>TRUE</text:p>
          </table:table-cell>
          <table:table-cell table:formula="of:=AND([.G306]&gt;[$Sheet2.$C$2];[.G306]&lt;[$Sheet2.$C$3])" office:value-type="boolean" office:boolean-value="false" calcext:value-type="boolean">
            <text:p>FALSE</text:p>
          </table:table-cell>
          <table:table-cell table:formula="of:=IF([.H306];[.E30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17" calcext:value-type="float">
            <text:p>701417</text:p>
          </table:table-cell>
          <table:table-cell office:value-type="float" office:value="2" calcext:value-type="float">
            <text:p>2</text:p>
          </table:table-cell>
          <table:table-cell office:value-type="float" office:value="1288" calcext:value-type="float">
            <text:p>1288</text:p>
          </table:table-cell>
          <table:table-cell office:value-type="float" office:value="39.077335" calcext:value-type="float">
            <text:p>39.077335</text:p>
          </table:table-cell>
          <table:table-cell office:value-type="float" office:value="-76.939132" calcext:value-type="float">
            <text:p>-76.939132</text:p>
          </table:table-cell>
          <table:table-cell table:formula="of:=AND([.F307]&gt;[$Sheet2.$B$2];[.G307]&gt;[$Sheet2.$C$2];[.G307]&lt;[$Sheet2.$C$3])" office:value-type="boolean" office:boolean-value="false" calcext:value-type="boolean">
            <text:p>FALSE</text:p>
          </table:table-cell>
          <table:table-cell table:formula="of:=[.F307]&gt;[$Sheet2.$B$2]" office:value-type="boolean" office:boolean-value="true" calcext:value-type="boolean">
            <text:p>TRUE</text:p>
          </table:table-cell>
          <table:table-cell table:formula="of:=AND([.G307]&gt;[$Sheet2.$C$2];[.G307]&lt;[$Sheet2.$C$3])" office:value-type="boolean" office:boolean-value="false" calcext:value-type="boolean">
            <text:p>FALSE</text:p>
          </table:table-cell>
          <table:table-cell table:formula="of:=IF([.H307];[.E30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17" calcext:value-type="float">
            <text:p>701417</text:p>
          </table:table-cell>
          <table:table-cell office:value-type="float" office:value="3" calcext:value-type="float">
            <text:p>3</text:p>
          </table:table-cell>
          <table:table-cell office:value-type="float" office:value="1506" calcext:value-type="float">
            <text:p>1506</text:p>
          </table:table-cell>
          <table:table-cell office:value-type="float" office:value="39.080629" calcext:value-type="float">
            <text:p>39.080629</text:p>
          </table:table-cell>
          <table:table-cell office:value-type="float" office:value="-76.935356" calcext:value-type="float">
            <text:p>-76.935356</text:p>
          </table:table-cell>
          <table:table-cell table:formula="of:=AND([.F308]&gt;[$Sheet2.$B$2];[.G308]&gt;[$Sheet2.$C$2];[.G308]&lt;[$Sheet2.$C$3])" office:value-type="boolean" office:boolean-value="false" calcext:value-type="boolean">
            <text:p>FALSE</text:p>
          </table:table-cell>
          <table:table-cell table:formula="of:=[.F308]&gt;[$Sheet2.$B$2]" office:value-type="boolean" office:boolean-value="true" calcext:value-type="boolean">
            <text:p>TRUE</text:p>
          </table:table-cell>
          <table:table-cell table:formula="of:=AND([.G308]&gt;[$Sheet2.$C$2];[.G308]&lt;[$Sheet2.$C$3])" office:value-type="boolean" office:boolean-value="false" calcext:value-type="boolean">
            <text:p>FALSE</text:p>
          </table:table-cell>
          <table:table-cell table:formula="of:=IF([.H308];[.E30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17" calcext:value-type="float">
            <text:p>701417</text:p>
          </table:table-cell>
          <table:table-cell office:value-type="float" office:value="4" calcext:value-type="float">
            <text:p>4</text:p>
          </table:table-cell>
          <table:table-cell office:value-type="float" office:value="1876" calcext:value-type="float">
            <text:p>1876</text:p>
          </table:table-cell>
          <table:table-cell office:value-type="float" office:value="39.080365" calcext:value-type="float">
            <text:p>39.080365</text:p>
          </table:table-cell>
          <table:table-cell office:value-type="float" office:value="-76.93283" calcext:value-type="float">
            <text:p>-76.93283</text:p>
          </table:table-cell>
          <table:table-cell table:formula="of:=AND([.F309]&gt;[$Sheet2.$B$2];[.G309]&gt;[$Sheet2.$C$2];[.G309]&lt;[$Sheet2.$C$3])" office:value-type="boolean" office:boolean-value="false" calcext:value-type="boolean">
            <text:p>FALSE</text:p>
          </table:table-cell>
          <table:table-cell table:formula="of:=[.F309]&gt;[$Sheet2.$B$2]" office:value-type="boolean" office:boolean-value="true" calcext:value-type="boolean">
            <text:p>TRUE</text:p>
          </table:table-cell>
          <table:table-cell table:formula="of:=AND([.G309]&gt;[$Sheet2.$C$2];[.G309]&lt;[$Sheet2.$C$3])" office:value-type="boolean" office:boolean-value="false" calcext:value-type="boolean">
            <text:p>FALSE</text:p>
          </table:table-cell>
          <table:table-cell table:formula="of:=IF([.H309];[.E30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18" calcext:value-type="float">
            <text:p>701418</text:p>
          </table:table-cell>
          <table:table-cell office:value-type="float" office:value="1" calcext:value-type="float">
            <text:p>1</text:p>
          </table:table-cell>
          <table:table-cell office:value-type="float" office:value="3307" calcext:value-type="float">
            <text:p>3307</text:p>
          </table:table-cell>
          <table:table-cell office:value-type="float" office:value="39.070909" calcext:value-type="float">
            <text:p>39.070909</text:p>
          </table:table-cell>
          <table:table-cell office:value-type="float" office:value="-76.947701" calcext:value-type="float">
            <text:p>-76.947701</text:p>
          </table:table-cell>
          <table:table-cell table:formula="of:=AND([.F310]&gt;[$Sheet2.$B$2];[.G310]&gt;[$Sheet2.$C$2];[.G310]&lt;[$Sheet2.$C$3])" office:value-type="boolean" office:boolean-value="false" calcext:value-type="boolean">
            <text:p>FALSE</text:p>
          </table:table-cell>
          <table:table-cell table:formula="of:=[.F310]&gt;[$Sheet2.$B$2]" office:value-type="boolean" office:boolean-value="true" calcext:value-type="boolean">
            <text:p>TRUE</text:p>
          </table:table-cell>
          <table:table-cell table:formula="of:=AND([.G310]&gt;[$Sheet2.$C$2];[.G310]&lt;[$Sheet2.$C$3])" office:value-type="boolean" office:boolean-value="false" calcext:value-type="boolean">
            <text:p>FALSE</text:p>
          </table:table-cell>
          <table:table-cell table:formula="of:=IF([.H310];[.E31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20" calcext:value-type="float">
            <text:p>701420</text:p>
          </table:table-cell>
          <table:table-cell office:value-type="float" office:value="1" calcext:value-type="float">
            <text:p>1</text:p>
          </table:table-cell>
          <table:table-cell office:value-type="float" office:value="2974" calcext:value-type="float">
            <text:p>2974</text:p>
          </table:table-cell>
          <table:table-cell office:value-type="float" office:value="39.053388" calcext:value-type="float">
            <text:p>39.053388</text:p>
          </table:table-cell>
          <table:table-cell office:value-type="float" office:value="-76.949629" calcext:value-type="float">
            <text:p>-76.949629</text:p>
          </table:table-cell>
          <table:table-cell table:formula="of:=AND([.F311]&gt;[$Sheet2.$B$2];[.G311]&gt;[$Sheet2.$C$2];[.G311]&lt;[$Sheet2.$C$3])" office:value-type="boolean" office:boolean-value="false" calcext:value-type="boolean">
            <text:p>FALSE</text:p>
          </table:table-cell>
          <table:table-cell table:formula="of:=[.F311]&gt;[$Sheet2.$B$2]" office:value-type="boolean" office:boolean-value="false" calcext:value-type="boolean">
            <text:p>FALSE</text:p>
          </table:table-cell>
          <table:table-cell table:formula="of:=AND([.G311]&gt;[$Sheet2.$C$2];[.G311]&lt;[$Sheet2.$C$3])" office:value-type="boolean" office:boolean-value="false" calcext:value-type="boolean">
            <text:p>FALSE</text:p>
          </table:table-cell>
          <table:table-cell table:formula="of:=IF([.H311];[.E31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20" calcext:value-type="float">
            <text:p>701420</text:p>
          </table:table-cell>
          <table:table-cell office:value-type="float" office:value="2" calcext:value-type="float">
            <text:p>2</text:p>
          </table:table-cell>
          <table:table-cell office:value-type="float" office:value="441" calcext:value-type="float">
            <text:p>441</text:p>
          </table:table-cell>
          <table:table-cell office:value-type="float" office:value="39.049683" calcext:value-type="float">
            <text:p>39.049683</text:p>
          </table:table-cell>
          <table:table-cell office:value-type="float" office:value="-76.94908" calcext:value-type="float">
            <text:p>-76.94908</text:p>
          </table:table-cell>
          <table:table-cell table:formula="of:=AND([.F312]&gt;[$Sheet2.$B$2];[.G312]&gt;[$Sheet2.$C$2];[.G312]&lt;[$Sheet2.$C$3])" office:value-type="boolean" office:boolean-value="false" calcext:value-type="boolean">
            <text:p>FALSE</text:p>
          </table:table-cell>
          <table:table-cell table:formula="of:=[.F312]&gt;[$Sheet2.$B$2]" office:value-type="boolean" office:boolean-value="false" calcext:value-type="boolean">
            <text:p>FALSE</text:p>
          </table:table-cell>
          <table:table-cell table:formula="of:=AND([.G312]&gt;[$Sheet2.$C$2];[.G312]&lt;[$Sheet2.$C$3])" office:value-type="boolean" office:boolean-value="false" calcext:value-type="boolean">
            <text:p>FALSE</text:p>
          </table:table-cell>
          <table:table-cell table:formula="of:=IF([.H312];[.E31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20" calcext:value-type="float">
            <text:p>701420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39.061669" calcext:value-type="float">
            <text:p>39.061669</text:p>
          </table:table-cell>
          <table:table-cell office:value-type="float" office:value="-76.95386" calcext:value-type="float">
            <text:p>-76.95386</text:p>
          </table:table-cell>
          <table:table-cell table:formula="of:=AND([.F313]&gt;[$Sheet2.$B$2];[.G313]&gt;[$Sheet2.$C$2];[.G313]&lt;[$Sheet2.$C$3])" office:value-type="boolean" office:boolean-value="false" calcext:value-type="boolean">
            <text:p>FALSE</text:p>
          </table:table-cell>
          <table:table-cell table:formula="of:=[.F313]&gt;[$Sheet2.$B$2]" office:value-type="boolean" office:boolean-value="true" calcext:value-type="boolean">
            <text:p>TRUE</text:p>
          </table:table-cell>
          <table:table-cell table:formula="of:=AND([.G313]&gt;[$Sheet2.$C$2];[.G313]&lt;[$Sheet2.$C$3])" office:value-type="boolean" office:boolean-value="false" calcext:value-type="boolean">
            <text:p>FALSE</text:p>
          </table:table-cell>
          <table:table-cell table:formula="of:=IF([.H313];[.E31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20" calcext:value-type="float">
            <text:p>701420</text:p>
          </table:table-cell>
          <table:table-cell office:value-type="float" office:value="4" calcext:value-type="float">
            <text:p>4</text:p>
          </table:table-cell>
          <table:table-cell office:value-type="float" office:value="1268" calcext:value-type="float">
            <text:p>1268</text:p>
          </table:table-cell>
          <table:table-cell office:value-type="float" office:value="39.061498" calcext:value-type="float">
            <text:p>39.061498</text:p>
          </table:table-cell>
          <table:table-cell office:value-type="float" office:value="-76.943763" calcext:value-type="float">
            <text:p>-76.943763</text:p>
          </table:table-cell>
          <table:table-cell table:formula="of:=AND([.F314]&gt;[$Sheet2.$B$2];[.G314]&gt;[$Sheet2.$C$2];[.G314]&lt;[$Sheet2.$C$3])" office:value-type="boolean" office:boolean-value="false" calcext:value-type="boolean">
            <text:p>FALSE</text:p>
          </table:table-cell>
          <table:table-cell table:formula="of:=[.F314]&gt;[$Sheet2.$B$2]" office:value-type="boolean" office:boolean-value="true" calcext:value-type="boolean">
            <text:p>TRUE</text:p>
          </table:table-cell>
          <table:table-cell table:formula="of:=AND([.G314]&gt;[$Sheet2.$C$2];[.G314]&lt;[$Sheet2.$C$3])" office:value-type="boolean" office:boolean-value="false" calcext:value-type="boolean">
            <text:p>FALSE</text:p>
          </table:table-cell>
          <table:table-cell table:formula="of:=IF([.H314];[.E31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21" calcext:value-type="float">
            <text:p>701421</text:p>
          </table:table-cell>
          <table:table-cell office:value-type="float" office:value="1" calcext:value-type="float">
            <text:p>1</text:p>
          </table:table-cell>
          <table:table-cell office:value-type="float" office:value="1347" calcext:value-type="float">
            <text:p>1347</text:p>
          </table:table-cell>
          <table:table-cell office:value-type="float" office:value="39.047909" calcext:value-type="float">
            <text:p>39.047909</text:p>
          </table:table-cell>
          <table:table-cell office:value-type="float" office:value="-76.966918" calcext:value-type="float">
            <text:p>-76.966918</text:p>
          </table:table-cell>
          <table:table-cell table:formula="of:=AND([.F315]&gt;[$Sheet2.$B$2];[.G315]&gt;[$Sheet2.$C$2];[.G315]&lt;[$Sheet2.$C$3])" office:value-type="boolean" office:boolean-value="false" calcext:value-type="boolean">
            <text:p>FALSE</text:p>
          </table:table-cell>
          <table:table-cell table:formula="of:=[.F315]&gt;[$Sheet2.$B$2]" office:value-type="boolean" office:boolean-value="false" calcext:value-type="boolean">
            <text:p>FALSE</text:p>
          </table:table-cell>
          <table:table-cell table:formula="of:=AND([.G315]&gt;[$Sheet2.$C$2];[.G315]&lt;[$Sheet2.$C$3])" office:value-type="boolean" office:boolean-value="true" calcext:value-type="boolean">
            <text:p>TRUE</text:p>
          </table:table-cell>
          <table:table-cell table:formula="of:=IF([.H315];[.E31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22" calcext:value-type="float">
            <text:p>701422</text:p>
          </table:table-cell>
          <table:table-cell office:value-type="float" office:value="1" calcext:value-type="float">
            <text:p>1</text:p>
          </table:table-cell>
          <table:table-cell office:value-type="float" office:value="1535" calcext:value-type="float">
            <text:p>1535</text:p>
          </table:table-cell>
          <table:table-cell office:value-type="float" office:value="39.082025" calcext:value-type="float">
            <text:p>39.082025</text:p>
          </table:table-cell>
          <table:table-cell office:value-type="float" office:value="-76.942566" calcext:value-type="float">
            <text:p>-76.942566</text:p>
          </table:table-cell>
          <table:table-cell table:formula="of:=AND([.F316]&gt;[$Sheet2.$B$2];[.G316]&gt;[$Sheet2.$C$2];[.G316]&lt;[$Sheet2.$C$3])" office:value-type="boolean" office:boolean-value="false" calcext:value-type="boolean">
            <text:p>FALSE</text:p>
          </table:table-cell>
          <table:table-cell table:formula="of:=[.F316]&gt;[$Sheet2.$B$2]" office:value-type="boolean" office:boolean-value="true" calcext:value-type="boolean">
            <text:p>TRUE</text:p>
          </table:table-cell>
          <table:table-cell table:formula="of:=AND([.G316]&gt;[$Sheet2.$C$2];[.G316]&lt;[$Sheet2.$C$3])" office:value-type="boolean" office:boolean-value="false" calcext:value-type="boolean">
            <text:p>FALSE</text:p>
          </table:table-cell>
          <table:table-cell table:formula="of:=IF([.H316];[.E31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22" calcext:value-type="float">
            <text:p>701422</text:p>
          </table:table-cell>
          <table:table-cell office:value-type="float" office:value="2" calcext:value-type="float">
            <text:p>2</text:p>
          </table:table-cell>
          <table:table-cell office:value-type="float" office:value="1035" calcext:value-type="float">
            <text:p>1035</text:p>
          </table:table-cell>
          <table:table-cell office:value-type="float" office:value="39.083689" calcext:value-type="float">
            <text:p>39.083689</text:p>
          </table:table-cell>
          <table:table-cell office:value-type="float" office:value="-76.945023" calcext:value-type="float">
            <text:p>-76.945023</text:p>
          </table:table-cell>
          <table:table-cell table:formula="of:=AND([.F317]&gt;[$Sheet2.$B$2];[.G317]&gt;[$Sheet2.$C$2];[.G317]&lt;[$Sheet2.$C$3])" office:value-type="boolean" office:boolean-value="false" calcext:value-type="boolean">
            <text:p>FALSE</text:p>
          </table:table-cell>
          <table:table-cell table:formula="of:=[.F317]&gt;[$Sheet2.$B$2]" office:value-type="boolean" office:boolean-value="true" calcext:value-type="boolean">
            <text:p>TRUE</text:p>
          </table:table-cell>
          <table:table-cell table:formula="of:=AND([.G317]&gt;[$Sheet2.$C$2];[.G317]&lt;[$Sheet2.$C$3])" office:value-type="boolean" office:boolean-value="false" calcext:value-type="boolean">
            <text:p>FALSE</text:p>
          </table:table-cell>
          <table:table-cell table:formula="of:=IF([.H317];[.E31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23" calcext:value-type="float">
            <text:p>701423</text:p>
          </table:table-cell>
          <table:table-cell office:value-type="float" office:value="1" calcext:value-type="float">
            <text:p>1</text:p>
          </table:table-cell>
          <table:table-cell office:value-type="float" office:value="1274" calcext:value-type="float">
            <text:p>1274</text:p>
          </table:table-cell>
          <table:table-cell office:value-type="float" office:value="39.090333" calcext:value-type="float">
            <text:p>39.090333</text:p>
          </table:table-cell>
          <table:table-cell office:value-type="float" office:value="-76.93357" calcext:value-type="float">
            <text:p>-76.93357</text:p>
          </table:table-cell>
          <table:table-cell table:formula="of:=AND([.F318]&gt;[$Sheet2.$B$2];[.G318]&gt;[$Sheet2.$C$2];[.G318]&lt;[$Sheet2.$C$3])" office:value-type="boolean" office:boolean-value="false" calcext:value-type="boolean">
            <text:p>FALSE</text:p>
          </table:table-cell>
          <table:table-cell table:formula="of:=[.F318]&gt;[$Sheet2.$B$2]" office:value-type="boolean" office:boolean-value="true" calcext:value-type="boolean">
            <text:p>TRUE</text:p>
          </table:table-cell>
          <table:table-cell table:formula="of:=AND([.G318]&gt;[$Sheet2.$C$2];[.G318]&lt;[$Sheet2.$C$3])" office:value-type="boolean" office:boolean-value="false" calcext:value-type="boolean">
            <text:p>FALSE</text:p>
          </table:table-cell>
          <table:table-cell table:formula="of:=IF([.H318];[.E31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23" calcext:value-type="float">
            <text:p>701423</text:p>
          </table:table-cell>
          <table:table-cell office:value-type="float" office:value="2" calcext:value-type="float">
            <text:p>2</text:p>
          </table:table-cell>
          <table:table-cell office:value-type="float" office:value="1701" calcext:value-type="float">
            <text:p>1701</text:p>
          </table:table-cell>
          <table:table-cell office:value-type="float" office:value="39.087699" calcext:value-type="float">
            <text:p>39.087699</text:p>
          </table:table-cell>
          <table:table-cell office:value-type="float" office:value="-76.941687" calcext:value-type="float">
            <text:p>-76.941687</text:p>
          </table:table-cell>
          <table:table-cell table:formula="of:=AND([.F319]&gt;[$Sheet2.$B$2];[.G319]&gt;[$Sheet2.$C$2];[.G319]&lt;[$Sheet2.$C$3])" office:value-type="boolean" office:boolean-value="false" calcext:value-type="boolean">
            <text:p>FALSE</text:p>
          </table:table-cell>
          <table:table-cell table:formula="of:=[.F319]&gt;[$Sheet2.$B$2]" office:value-type="boolean" office:boolean-value="true" calcext:value-type="boolean">
            <text:p>TRUE</text:p>
          </table:table-cell>
          <table:table-cell table:formula="of:=AND([.G319]&gt;[$Sheet2.$C$2];[.G319]&lt;[$Sheet2.$C$3])" office:value-type="boolean" office:boolean-value="false" calcext:value-type="boolean">
            <text:p>FALSE</text:p>
          </table:table-cell>
          <table:table-cell table:formula="of:=IF([.H319];[.E31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423" calcext:value-type="float">
            <text:p>701423</text:p>
          </table:table-cell>
          <table:table-cell office:value-type="float" office:value="3" calcext:value-type="float">
            <text:p>3</text:p>
          </table:table-cell>
          <table:table-cell office:value-type="float" office:value="1639" calcext:value-type="float">
            <text:p>1639</text:p>
          </table:table-cell>
          <table:table-cell office:value-type="float" office:value="39.086705" calcext:value-type="float">
            <text:p>39.086705</text:p>
          </table:table-cell>
          <table:table-cell office:value-type="float" office:value="-76.937422" calcext:value-type="float">
            <text:p>-76.937422</text:p>
          </table:table-cell>
          <table:table-cell table:formula="of:=AND([.F320]&gt;[$Sheet2.$B$2];[.G320]&gt;[$Sheet2.$C$2];[.G320]&lt;[$Sheet2.$C$3])" office:value-type="boolean" office:boolean-value="false" calcext:value-type="boolean">
            <text:p>FALSE</text:p>
          </table:table-cell>
          <table:table-cell table:formula="of:=[.F320]&gt;[$Sheet2.$B$2]" office:value-type="boolean" office:boolean-value="true" calcext:value-type="boolean">
            <text:p>TRUE</text:p>
          </table:table-cell>
          <table:table-cell table:formula="of:=AND([.G320]&gt;[$Sheet2.$C$2];[.G320]&lt;[$Sheet2.$C$3])" office:value-type="boolean" office:boolean-value="false" calcext:value-type="boolean">
            <text:p>FALSE</text:p>
          </table:table-cell>
          <table:table-cell table:formula="of:=IF([.H320];[.E32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503" calcext:value-type="float">
            <text:p>701503</text:p>
          </table:table-cell>
          <table:table-cell office:value-type="float" office:value="1" calcext:value-type="float">
            <text:p>1</text:p>
          </table:table-cell>
          <table:table-cell office:value-type="float" office:value="1729" calcext:value-type="float">
            <text:p>1729</text:p>
          </table:table-cell>
          <table:table-cell office:value-type="float" office:value="39.060631" calcext:value-type="float">
            <text:p>39.060631</text:p>
          </table:table-cell>
          <table:table-cell office:value-type="float" office:value="-76.991046" calcext:value-type="float">
            <text:p>-76.991046</text:p>
          </table:table-cell>
          <table:table-cell table:formula="of:=AND([.F321]&gt;[$Sheet2.$B$2];[.G321]&gt;[$Sheet2.$C$2];[.G321]&lt;[$Sheet2.$C$3])" office:value-type="boolean" office:boolean-value="true" calcext:value-type="boolean">
            <text:p>TRUE</text:p>
          </table:table-cell>
          <table:table-cell table:formula="of:=[.F321]&gt;[$Sheet2.$B$2]" office:value-type="boolean" office:boolean-value="true" calcext:value-type="boolean">
            <text:p>TRUE</text:p>
          </table:table-cell>
          <table:table-cell table:formula="of:=AND([.G321]&gt;[$Sheet2.$C$2];[.G321]&lt;[$Sheet2.$C$3])" office:value-type="boolean" office:boolean-value="true" calcext:value-type="boolean">
            <text:p>TRUE</text:p>
          </table:table-cell>
          <table:table-cell table:formula="of:=IF([.H321];[.E321];&quot;&quot;)" office:value-type="float" office:value="1729" calcext:value-type="float">
            <text:p>17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503" calcext:value-type="float">
            <text:p>701503</text:p>
          </table:table-cell>
          <table:table-cell office:value-type="float" office:value="2" calcext:value-type="float">
            <text:p>2</text:p>
          </table:table-cell>
          <table:table-cell office:value-type="float" office:value="1624" calcext:value-type="float">
            <text:p>1624</text:p>
          </table:table-cell>
          <table:table-cell office:value-type="float" office:value="39.068386" calcext:value-type="float">
            <text:p>39.068386</text:p>
          </table:table-cell>
          <table:table-cell office:value-type="float" office:value="-76.98823" calcext:value-type="float">
            <text:p>-76.98823</text:p>
          </table:table-cell>
          <table:table-cell table:formula="of:=AND([.F322]&gt;[$Sheet2.$B$2];[.G322]&gt;[$Sheet2.$C$2];[.G322]&lt;[$Sheet2.$C$3])" office:value-type="boolean" office:boolean-value="true" calcext:value-type="boolean">
            <text:p>TRUE</text:p>
          </table:table-cell>
          <table:table-cell table:formula="of:=[.F322]&gt;[$Sheet2.$B$2]" office:value-type="boolean" office:boolean-value="true" calcext:value-type="boolean">
            <text:p>TRUE</text:p>
          </table:table-cell>
          <table:table-cell table:formula="of:=AND([.G322]&gt;[$Sheet2.$C$2];[.G322]&lt;[$Sheet2.$C$3])" office:value-type="boolean" office:boolean-value="true" calcext:value-type="boolean">
            <text:p>TRUE</text:p>
          </table:table-cell>
          <table:table-cell table:formula="of:=IF([.H322];[.E322];&quot;&quot;)"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503" calcext:value-type="float">
            <text:p>701503</text:p>
          </table:table-cell>
          <table:table-cell office:value-type="float" office:value="3" calcext:value-type="float">
            <text:p>3</text:p>
          </table:table-cell>
          <table:table-cell office:value-type="float" office:value="1651" calcext:value-type="float">
            <text:p>1651</text:p>
          </table:table-cell>
          <table:table-cell office:value-type="float" office:value="39.051318" calcext:value-type="float">
            <text:p>39.051318</text:p>
          </table:table-cell>
          <table:table-cell office:value-type="float" office:value="-76.987765" calcext:value-type="float">
            <text:p>-76.987765</text:p>
          </table:table-cell>
          <table:table-cell table:formula="of:=AND([.F323]&gt;[$Sheet2.$B$2];[.G323]&gt;[$Sheet2.$C$2];[.G323]&lt;[$Sheet2.$C$3])" office:value-type="boolean" office:boolean-value="false" calcext:value-type="boolean">
            <text:p>FALSE</text:p>
          </table:table-cell>
          <table:table-cell table:formula="of:=[.F323]&gt;[$Sheet2.$B$2]" office:value-type="boolean" office:boolean-value="false" calcext:value-type="boolean">
            <text:p>FALSE</text:p>
          </table:table-cell>
          <table:table-cell table:formula="of:=AND([.G323]&gt;[$Sheet2.$C$2];[.G323]&lt;[$Sheet2.$C$3])" office:value-type="boolean" office:boolean-value="true" calcext:value-type="boolean">
            <text:p>TRUE</text:p>
          </table:table-cell>
          <table:table-cell table:formula="of:=IF([.H323];[.E32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503" calcext:value-type="float">
            <text:p>701503</text:p>
          </table:table-cell>
          <table:table-cell office:value-type="float" office:value="4" calcext:value-type="float">
            <text:p>4</text:p>
          </table:table-cell>
          <table:table-cell office:value-type="float" office:value="1945" calcext:value-type="float">
            <text:p>1945</text:p>
          </table:table-cell>
          <table:table-cell office:value-type="float" office:value="39.068552" calcext:value-type="float">
            <text:p>39.068552</text:p>
          </table:table-cell>
          <table:table-cell office:value-type="float" office:value="-76.996567" calcext:value-type="float">
            <text:p>-76.996567</text:p>
          </table:table-cell>
          <table:table-cell table:formula="of:=AND([.F324]&gt;[$Sheet2.$B$2];[.G324]&gt;[$Sheet2.$C$2];[.G324]&lt;[$Sheet2.$C$3])" office:value-type="boolean" office:boolean-value="true" calcext:value-type="boolean">
            <text:p>TRUE</text:p>
          </table:table-cell>
          <table:table-cell table:formula="of:=[.F324]&gt;[$Sheet2.$B$2]" office:value-type="boolean" office:boolean-value="true" calcext:value-type="boolean">
            <text:p>TRUE</text:p>
          </table:table-cell>
          <table:table-cell table:formula="of:=AND([.G324]&gt;[$Sheet2.$C$2];[.G324]&lt;[$Sheet2.$C$3])" office:value-type="boolean" office:boolean-value="true" calcext:value-type="boolean">
            <text:p>TRUE</text:p>
          </table:table-cell>
          <table:table-cell table:formula="of:=IF([.H324];[.E324];&quot;&quot;)"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505" calcext:value-type="float">
            <text:p>701505</text:p>
          </table:table-cell>
          <table:table-cell office:value-type="float" office:value="1" calcext:value-type="float">
            <text:p>1</text:p>
          </table:table-cell>
          <table:table-cell office:value-type="float" office:value="2064" calcext:value-type="float">
            <text:p>2064</text:p>
          </table:table-cell>
          <table:table-cell office:value-type="float" office:value="39.040158" calcext:value-type="float">
            <text:p>39.040158</text:p>
          </table:table-cell>
          <table:table-cell office:value-type="float" office:value="-76.993362" calcext:value-type="float">
            <text:p>-76.993362</text:p>
          </table:table-cell>
          <table:table-cell table:formula="of:=AND([.F325]&gt;[$Sheet2.$B$2];[.G325]&gt;[$Sheet2.$C$2];[.G325]&lt;[$Sheet2.$C$3])" office:value-type="boolean" office:boolean-value="false" calcext:value-type="boolean">
            <text:p>FALSE</text:p>
          </table:table-cell>
          <table:table-cell table:formula="of:=[.F325]&gt;[$Sheet2.$B$2]" office:value-type="boolean" office:boolean-value="false" calcext:value-type="boolean">
            <text:p>FALSE</text:p>
          </table:table-cell>
          <table:table-cell table:formula="of:=AND([.G325]&gt;[$Sheet2.$C$2];[.G325]&lt;[$Sheet2.$C$3])" office:value-type="boolean" office:boolean-value="true" calcext:value-type="boolean">
            <text:p>TRUE</text:p>
          </table:table-cell>
          <table:table-cell table:formula="of:=IF([.H325];[.E32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505" calcext:value-type="float">
            <text:p>701505</text:p>
          </table:table-cell>
          <table:table-cell office:value-type="float" office:value="2" calcext:value-type="float">
            <text:p>2</text:p>
          </table:table-cell>
          <table:table-cell office:value-type="float" office:value="1479" calcext:value-type="float">
            <text:p>1479</text:p>
          </table:table-cell>
          <table:table-cell office:value-type="float" office:value="39.035631" calcext:value-type="float">
            <text:p>39.035631</text:p>
          </table:table-cell>
          <table:table-cell office:value-type="float" office:value="-76.992957" calcext:value-type="float">
            <text:p>-76.992957</text:p>
          </table:table-cell>
          <table:table-cell table:formula="of:=AND([.F326]&gt;[$Sheet2.$B$2];[.G326]&gt;[$Sheet2.$C$2];[.G326]&lt;[$Sheet2.$C$3])" office:value-type="boolean" office:boolean-value="false" calcext:value-type="boolean">
            <text:p>FALSE</text:p>
          </table:table-cell>
          <table:table-cell table:formula="of:=[.F326]&gt;[$Sheet2.$B$2]" office:value-type="boolean" office:boolean-value="false" calcext:value-type="boolean">
            <text:p>FALSE</text:p>
          </table:table-cell>
          <table:table-cell table:formula="of:=AND([.G326]&gt;[$Sheet2.$C$2];[.G326]&lt;[$Sheet2.$C$3])" office:value-type="boolean" office:boolean-value="true" calcext:value-type="boolean">
            <text:p>TRUE</text:p>
          </table:table-cell>
          <table:table-cell table:formula="of:=IF([.H326];[.E32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505" calcext:value-type="float">
            <text:p>701505</text:p>
          </table:table-cell>
          <table:table-cell office:value-type="float" office:value="3" calcext:value-type="float">
            <text:p>3</text:p>
          </table:table-cell>
          <table:table-cell office:value-type="float" office:value="3228" calcext:value-type="float">
            <text:p>3228</text:p>
          </table:table-cell>
          <table:table-cell office:value-type="float" office:value="39.026187" calcext:value-type="float">
            <text:p>39.026187</text:p>
          </table:table-cell>
          <table:table-cell office:value-type="float" office:value="-76.990027" calcext:value-type="float">
            <text:p>-76.990027</text:p>
          </table:table-cell>
          <table:table-cell table:formula="of:=AND([.F327]&gt;[$Sheet2.$B$2];[.G327]&gt;[$Sheet2.$C$2];[.G327]&lt;[$Sheet2.$C$3])" office:value-type="boolean" office:boolean-value="false" calcext:value-type="boolean">
            <text:p>FALSE</text:p>
          </table:table-cell>
          <table:table-cell table:formula="of:=[.F327]&gt;[$Sheet2.$B$2]" office:value-type="boolean" office:boolean-value="false" calcext:value-type="boolean">
            <text:p>FALSE</text:p>
          </table:table-cell>
          <table:table-cell table:formula="of:=AND([.G327]&gt;[$Sheet2.$C$2];[.G327]&lt;[$Sheet2.$C$3])" office:value-type="boolean" office:boolean-value="true" calcext:value-type="boolean">
            <text:p>TRUE</text:p>
          </table:table-cell>
          <table:table-cell table:formula="of:=IF([.H327];[.E32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506" calcext:value-type="float">
            <text:p>701506</text:p>
          </table:table-cell>
          <table:table-cell office:value-type="float" office:value="1" calcext:value-type="float">
            <text:p>1</text:p>
          </table:table-cell>
          <table:table-cell office:value-type="float" office:value="1589" calcext:value-type="float">
            <text:p>1589</text:p>
          </table:table-cell>
          <table:table-cell office:value-type="float" office:value="39.058225" calcext:value-type="float">
            <text:p>39.058225</text:p>
          </table:table-cell>
          <table:table-cell office:value-type="float" office:value="-77.007085" calcext:value-type="float">
            <text:p>-77.007085</text:p>
          </table:table-cell>
          <table:table-cell table:formula="of:=AND([.F328]&gt;[$Sheet2.$B$2];[.G328]&gt;[$Sheet2.$C$2];[.G328]&lt;[$Sheet2.$C$3])" office:value-type="boolean" office:boolean-value="true" calcext:value-type="boolean">
            <text:p>TRUE</text:p>
          </table:table-cell>
          <table:table-cell table:formula="of:=[.F328]&gt;[$Sheet2.$B$2]" office:value-type="boolean" office:boolean-value="true" calcext:value-type="boolean">
            <text:p>TRUE</text:p>
          </table:table-cell>
          <table:table-cell table:formula="of:=AND([.G328]&gt;[$Sheet2.$C$2];[.G328]&lt;[$Sheet2.$C$3])" office:value-type="boolean" office:boolean-value="true" calcext:value-type="boolean">
            <text:p>TRUE</text:p>
          </table:table-cell>
          <table:table-cell table:formula="of:=IF([.H328];[.E328];&quot;&quot;)"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506" calcext:value-type="float">
            <text:p>701506</text:p>
          </table:table-cell>
          <table:table-cell office:value-type="float" office:value="2" calcext:value-type="float">
            <text:p>2</text:p>
          </table:table-cell>
          <table:table-cell office:value-type="float" office:value="2508" calcext:value-type="float">
            <text:p>2508</text:p>
          </table:table-cell>
          <table:table-cell office:value-type="float" office:value="39.039619" calcext:value-type="float">
            <text:p>39.039619</text:p>
          </table:table-cell>
          <table:table-cell office:value-type="float" office:value="-77.001941" calcext:value-type="float">
            <text:p>-77.001941</text:p>
          </table:table-cell>
          <table:table-cell table:formula="of:=AND([.F329]&gt;[$Sheet2.$B$2];[.G329]&gt;[$Sheet2.$C$2];[.G329]&lt;[$Sheet2.$C$3])" office:value-type="boolean" office:boolean-value="false" calcext:value-type="boolean">
            <text:p>FALSE</text:p>
          </table:table-cell>
          <table:table-cell table:formula="of:=[.F329]&gt;[$Sheet2.$B$2]" office:value-type="boolean" office:boolean-value="false" calcext:value-type="boolean">
            <text:p>FALSE</text:p>
          </table:table-cell>
          <table:table-cell table:formula="of:=AND([.G329]&gt;[$Sheet2.$C$2];[.G329]&lt;[$Sheet2.$C$3])" office:value-type="boolean" office:boolean-value="true" calcext:value-type="boolean">
            <text:p>TRUE</text:p>
          </table:table-cell>
          <table:table-cell table:formula="of:=IF([.H329];[.E32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506" calcext:value-type="float">
            <text:p>701506</text:p>
          </table:table-cell>
          <table:table-cell office:value-type="float" office:value="3" calcext:value-type="float">
            <text:p>3</text:p>
          </table:table-cell>
          <table:table-cell office:value-type="float" office:value="889" calcext:value-type="float">
            <text:p>889</text:p>
          </table:table-cell>
          <table:table-cell office:value-type="float" office:value="39.068228" calcext:value-type="float">
            <text:p>39.068228</text:p>
          </table:table-cell>
          <table:table-cell office:value-type="float" office:value="-77.009421" calcext:value-type="float">
            <text:p>-77.009421</text:p>
          </table:table-cell>
          <table:table-cell table:formula="of:=AND([.F330]&gt;[$Sheet2.$B$2];[.G330]&gt;[$Sheet2.$C$2];[.G330]&lt;[$Sheet2.$C$3])" office:value-type="boolean" office:boolean-value="true" calcext:value-type="boolean">
            <text:p>TRUE</text:p>
          </table:table-cell>
          <table:table-cell table:formula="of:=[.F330]&gt;[$Sheet2.$B$2]" office:value-type="boolean" office:boolean-value="true" calcext:value-type="boolean">
            <text:p>TRUE</text:p>
          </table:table-cell>
          <table:table-cell table:formula="of:=AND([.G330]&gt;[$Sheet2.$C$2];[.G330]&lt;[$Sheet2.$C$3])" office:value-type="boolean" office:boolean-value="true" calcext:value-type="boolean">
            <text:p>TRUE</text:p>
          </table:table-cell>
          <table:table-cell table:formula="of:=IF([.H330];[.E330];&quot;&quot;)"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507" calcext:value-type="float">
            <text:p>701507</text:p>
          </table:table-cell>
          <table:table-cell office:value-type="float" office:value="1" calcext:value-type="float">
            <text:p>1</text:p>
          </table:table-cell>
          <table:table-cell office:value-type="float" office:value="2161" calcext:value-type="float">
            <text:p>2161</text:p>
          </table:table-cell>
          <table:table-cell office:value-type="float" office:value="39.084782" calcext:value-type="float">
            <text:p>39.084782</text:p>
          </table:table-cell>
          <table:table-cell office:value-type="float" office:value="-77.006127" calcext:value-type="float">
            <text:p>-77.006127</text:p>
          </table:table-cell>
          <table:table-cell table:formula="of:=AND([.F331]&gt;[$Sheet2.$B$2];[.G331]&gt;[$Sheet2.$C$2];[.G331]&lt;[$Sheet2.$C$3])" office:value-type="boolean" office:boolean-value="true" calcext:value-type="boolean">
            <text:p>TRUE</text:p>
          </table:table-cell>
          <table:table-cell table:formula="of:=[.F331]&gt;[$Sheet2.$B$2]" office:value-type="boolean" office:boolean-value="true" calcext:value-type="boolean">
            <text:p>TRUE</text:p>
          </table:table-cell>
          <table:table-cell table:formula="of:=AND([.G331]&gt;[$Sheet2.$C$2];[.G331]&lt;[$Sheet2.$C$3])" office:value-type="boolean" office:boolean-value="true" calcext:value-type="boolean">
            <text:p>TRUE</text:p>
          </table:table-cell>
          <table:table-cell table:formula="of:=IF([.H331];[.E331];&quot;&quot;)"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507" calcext:value-type="float">
            <text:p>701507</text:p>
          </table:table-cell>
          <table:table-cell office:value-type="float" office:value="2" calcext:value-type="float">
            <text:p>2</text:p>
          </table:table-cell>
          <table:table-cell office:value-type="float" office:value="1138" calcext:value-type="float">
            <text:p>1138</text:p>
          </table:table-cell>
          <table:table-cell office:value-type="float" office:value="39.085997" calcext:value-type="float">
            <text:p>39.085997</text:p>
          </table:table-cell>
          <table:table-cell office:value-type="float" office:value="-77.018672" calcext:value-type="float">
            <text:p>-77.018672</text:p>
          </table:table-cell>
          <table:table-cell table:formula="of:=AND([.F332]&gt;[$Sheet2.$B$2];[.G332]&gt;[$Sheet2.$C$2];[.G332]&lt;[$Sheet2.$C$3])" office:value-type="boolean" office:boolean-value="true" calcext:value-type="boolean">
            <text:p>TRUE</text:p>
          </table:table-cell>
          <table:table-cell table:formula="of:=[.F332]&gt;[$Sheet2.$B$2]" office:value-type="boolean" office:boolean-value="true" calcext:value-type="boolean">
            <text:p>TRUE</text:p>
          </table:table-cell>
          <table:table-cell table:formula="of:=AND([.G332]&gt;[$Sheet2.$C$2];[.G332]&lt;[$Sheet2.$C$3])" office:value-type="boolean" office:boolean-value="true" calcext:value-type="boolean">
            <text:p>TRUE</text:p>
          </table:table-cell>
          <table:table-cell table:formula="of:=IF([.H332];[.E332];&quot;&quot;)"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507" calcext:value-type="float">
            <text:p>701507</text:p>
          </table:table-cell>
          <table:table-cell office:value-type="float" office:value="3" calcext:value-type="float">
            <text:p>3</text:p>
          </table:table-cell>
          <table:table-cell office:value-type="float" office:value="1650" calcext:value-type="float">
            <text:p>1650</text:p>
          </table:table-cell>
          <table:table-cell office:value-type="float" office:value="39.071945" calcext:value-type="float">
            <text:p>39.071945</text:p>
          </table:table-cell>
          <table:table-cell office:value-type="float" office:value="-77.017188" calcext:value-type="float">
            <text:p>-77.017188</text:p>
          </table:table-cell>
          <table:table-cell table:formula="of:=AND([.F333]&gt;[$Sheet2.$B$2];[.G333]&gt;[$Sheet2.$C$2];[.G333]&lt;[$Sheet2.$C$3])" office:value-type="boolean" office:boolean-value="true" calcext:value-type="boolean">
            <text:p>TRUE</text:p>
          </table:table-cell>
          <table:table-cell table:formula="of:=[.F333]&gt;[$Sheet2.$B$2]" office:value-type="boolean" office:boolean-value="true" calcext:value-type="boolean">
            <text:p>TRUE</text:p>
          </table:table-cell>
          <table:table-cell table:formula="of:=AND([.G333]&gt;[$Sheet2.$C$2];[.G333]&lt;[$Sheet2.$C$3])" office:value-type="boolean" office:boolean-value="true" calcext:value-type="boolean">
            <text:p>TRUE</text:p>
          </table:table-cell>
          <table:table-cell table:formula="of:=IF([.H333];[.E333];&quot;&quot;)"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508" calcext:value-type="float">
            <text:p>701508</text:p>
          </table:table-cell>
          <table:table-cell office:value-type="float" office:value="1" calcext:value-type="float">
            <text:p>1</text:p>
          </table:table-cell>
          <table:table-cell office:value-type="float" office:value="1033" calcext:value-type="float">
            <text:p>1033</text:p>
          </table:table-cell>
          <table:table-cell office:value-type="float" office:value="39.049138" calcext:value-type="float">
            <text:p>39.049138</text:p>
          </table:table-cell>
          <table:table-cell office:value-type="float" office:value="-76.981618" calcext:value-type="float">
            <text:p>-76.981618</text:p>
          </table:table-cell>
          <table:table-cell table:formula="of:=AND([.F334]&gt;[$Sheet2.$B$2];[.G334]&gt;[$Sheet2.$C$2];[.G334]&lt;[$Sheet2.$C$3])" office:value-type="boolean" office:boolean-value="false" calcext:value-type="boolean">
            <text:p>FALSE</text:p>
          </table:table-cell>
          <table:table-cell table:formula="of:=[.F334]&gt;[$Sheet2.$B$2]" office:value-type="boolean" office:boolean-value="false" calcext:value-type="boolean">
            <text:p>FALSE</text:p>
          </table:table-cell>
          <table:table-cell table:formula="of:=AND([.G334]&gt;[$Sheet2.$C$2];[.G334]&lt;[$Sheet2.$C$3])" office:value-type="boolean" office:boolean-value="true" calcext:value-type="boolean">
            <text:p>TRUE</text:p>
          </table:table-cell>
          <table:table-cell table:formula="of:=IF([.H334];[.E33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508" calcext:value-type="float">
            <text:p>701508</text:p>
          </table:table-cell>
          <table:table-cell office:value-type="float" office:value="2" calcext:value-type="float">
            <text:p>2</text:p>
          </table:table-cell>
          <table:table-cell office:value-type="float" office:value="675" calcext:value-type="float">
            <text:p>675</text:p>
          </table:table-cell>
          <table:table-cell office:value-type="float" office:value="39.041996" calcext:value-type="float">
            <text:p>39.041996</text:p>
          </table:table-cell>
          <table:table-cell office:value-type="float" office:value="-76.977428" calcext:value-type="float">
            <text:p>-76.977428</text:p>
          </table:table-cell>
          <table:table-cell table:formula="of:=AND([.F335]&gt;[$Sheet2.$B$2];[.G335]&gt;[$Sheet2.$C$2];[.G335]&lt;[$Sheet2.$C$3])" office:value-type="boolean" office:boolean-value="false" calcext:value-type="boolean">
            <text:p>FALSE</text:p>
          </table:table-cell>
          <table:table-cell table:formula="of:=[.F335]&gt;[$Sheet2.$B$2]" office:value-type="boolean" office:boolean-value="false" calcext:value-type="boolean">
            <text:p>FALSE</text:p>
          </table:table-cell>
          <table:table-cell table:formula="of:=AND([.G335]&gt;[$Sheet2.$C$2];[.G335]&lt;[$Sheet2.$C$3])" office:value-type="boolean" office:boolean-value="true" calcext:value-type="boolean">
            <text:p>TRUE</text:p>
          </table:table-cell>
          <table:table-cell table:formula="of:=IF([.H335];[.E33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508" calcext:value-type="float">
            <text:p>701508</text:p>
          </table:table-cell>
          <table:table-cell office:value-type="float" office:value="3" calcext:value-type="float">
            <text:p>3</text:p>
          </table:table-cell>
          <table:table-cell office:value-type="float" office:value="1979" calcext:value-type="float">
            <text:p>1979</text:p>
          </table:table-cell>
          <table:table-cell office:value-type="float" office:value="39.046791" calcext:value-type="float">
            <text:p>39.046791</text:p>
          </table:table-cell>
          <table:table-cell office:value-type="float" office:value="-76.979651" calcext:value-type="float">
            <text:p>-76.979651</text:p>
          </table:table-cell>
          <table:table-cell table:formula="of:=AND([.F336]&gt;[$Sheet2.$B$2];[.G336]&gt;[$Sheet2.$C$2];[.G336]&lt;[$Sheet2.$C$3])" office:value-type="boolean" office:boolean-value="false" calcext:value-type="boolean">
            <text:p>FALSE</text:p>
          </table:table-cell>
          <table:table-cell table:formula="of:=[.F336]&gt;[$Sheet2.$B$2]" office:value-type="boolean" office:boolean-value="false" calcext:value-type="boolean">
            <text:p>FALSE</text:p>
          </table:table-cell>
          <table:table-cell table:formula="of:=AND([.G336]&gt;[$Sheet2.$C$2];[.G336]&lt;[$Sheet2.$C$3])" office:value-type="boolean" office:boolean-value="true" calcext:value-type="boolean">
            <text:p>TRUE</text:p>
          </table:table-cell>
          <table:table-cell table:formula="of:=IF([.H336];[.E33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509" calcext:value-type="float">
            <text:p>701509</text:p>
          </table:table-cell>
          <table:table-cell office:value-type="float" office:value="1" calcext:value-type="float">
            <text:p>1</text:p>
          </table:table-cell>
          <table:table-cell office:value-type="float" office:value="1365" calcext:value-type="float">
            <text:p>1365</text:p>
          </table:table-cell>
          <table:table-cell office:value-type="float" office:value="39.026112" calcext:value-type="float">
            <text:p>39.026112</text:p>
          </table:table-cell>
          <table:table-cell office:value-type="float" office:value="-76.972329" calcext:value-type="float">
            <text:p>-76.972329</text:p>
          </table:table-cell>
          <table:table-cell table:formula="of:=AND([.F337]&gt;[$Sheet2.$B$2];[.G337]&gt;[$Sheet2.$C$2];[.G337]&lt;[$Sheet2.$C$3])" office:value-type="boolean" office:boolean-value="false" calcext:value-type="boolean">
            <text:p>FALSE</text:p>
          </table:table-cell>
          <table:table-cell table:formula="of:=[.F337]&gt;[$Sheet2.$B$2]" office:value-type="boolean" office:boolean-value="false" calcext:value-type="boolean">
            <text:p>FALSE</text:p>
          </table:table-cell>
          <table:table-cell table:formula="of:=AND([.G337]&gt;[$Sheet2.$C$2];[.G337]&lt;[$Sheet2.$C$3])" office:value-type="boolean" office:boolean-value="true" calcext:value-type="boolean">
            <text:p>TRUE</text:p>
          </table:table-cell>
          <table:table-cell table:formula="of:=IF([.H337];[.E33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509" calcext:value-type="float">
            <text:p>701509</text:p>
          </table:table-cell>
          <table:table-cell office:value-type="float" office:value="2" calcext:value-type="float">
            <text:p>2</text:p>
          </table:table-cell>
          <table:table-cell office:value-type="float" office:value="1318" calcext:value-type="float">
            <text:p>1318</text:p>
          </table:table-cell>
          <table:table-cell office:value-type="float" office:value="39.040118" calcext:value-type="float">
            <text:p>39.040118</text:p>
          </table:table-cell>
          <table:table-cell office:value-type="float" office:value="-76.985641" calcext:value-type="float">
            <text:p>-76.985641</text:p>
          </table:table-cell>
          <table:table-cell table:formula="of:=AND([.F338]&gt;[$Sheet2.$B$2];[.G338]&gt;[$Sheet2.$C$2];[.G338]&lt;[$Sheet2.$C$3])" office:value-type="boolean" office:boolean-value="false" calcext:value-type="boolean">
            <text:p>FALSE</text:p>
          </table:table-cell>
          <table:table-cell table:formula="of:=[.F338]&gt;[$Sheet2.$B$2]" office:value-type="boolean" office:boolean-value="false" calcext:value-type="boolean">
            <text:p>FALSE</text:p>
          </table:table-cell>
          <table:table-cell table:formula="of:=AND([.G338]&gt;[$Sheet2.$C$2];[.G338]&lt;[$Sheet2.$C$3])" office:value-type="boolean" office:boolean-value="true" calcext:value-type="boolean">
            <text:p>TRUE</text:p>
          </table:table-cell>
          <table:table-cell table:formula="of:=IF([.H338];[.E33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509" calcext:value-type="float">
            <text:p>701509</text:p>
          </table:table-cell>
          <table:table-cell office:value-type="float" office:value="3" calcext:value-type="float">
            <text:p>3</text:p>
          </table:table-cell>
          <table:table-cell office:value-type="float" office:value="1444" calcext:value-type="float">
            <text:p>1444</text:p>
          </table:table-cell>
          <table:table-cell office:value-type="float" office:value="39.043816" calcext:value-type="float">
            <text:p>39.043816</text:p>
          </table:table-cell>
          <table:table-cell office:value-type="float" office:value="-76.987344" calcext:value-type="float">
            <text:p>-76.987344</text:p>
          </table:table-cell>
          <table:table-cell table:formula="of:=AND([.F339]&gt;[$Sheet2.$B$2];[.G339]&gt;[$Sheet2.$C$2];[.G339]&lt;[$Sheet2.$C$3])" office:value-type="boolean" office:boolean-value="false" calcext:value-type="boolean">
            <text:p>FALSE</text:p>
          </table:table-cell>
          <table:table-cell table:formula="of:=[.F339]&gt;[$Sheet2.$B$2]" office:value-type="boolean" office:boolean-value="false" calcext:value-type="boolean">
            <text:p>FALSE</text:p>
          </table:table-cell>
          <table:table-cell table:formula="of:=AND([.G339]&gt;[$Sheet2.$C$2];[.G339]&lt;[$Sheet2.$C$3])" office:value-type="boolean" office:boolean-value="true" calcext:value-type="boolean">
            <text:p>TRUE</text:p>
          </table:table-cell>
          <table:table-cell table:formula="of:=IF([.H339];[.E33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509" calcext:value-type="float">
            <text:p>701509</text:p>
          </table:table-cell>
          <table:table-cell office:value-type="float" office:value="4" calcext:value-type="float">
            <text:p>4</text:p>
          </table:table-cell>
          <table:table-cell office:value-type="float" office:value="2142" calcext:value-type="float">
            <text:p>2142</text:p>
          </table:table-cell>
          <table:table-cell office:value-type="float" office:value="39.043665" calcext:value-type="float">
            <text:p>39.043665</text:p>
          </table:table-cell>
          <table:table-cell office:value-type="float" office:value="-76.983166" calcext:value-type="float">
            <text:p>-76.983166</text:p>
          </table:table-cell>
          <table:table-cell table:formula="of:=AND([.F340]&gt;[$Sheet2.$B$2];[.G340]&gt;[$Sheet2.$C$2];[.G340]&lt;[$Sheet2.$C$3])" office:value-type="boolean" office:boolean-value="false" calcext:value-type="boolean">
            <text:p>FALSE</text:p>
          </table:table-cell>
          <table:table-cell table:formula="of:=[.F340]&gt;[$Sheet2.$B$2]" office:value-type="boolean" office:boolean-value="false" calcext:value-type="boolean">
            <text:p>FALSE</text:p>
          </table:table-cell>
          <table:table-cell table:formula="of:=AND([.G340]&gt;[$Sheet2.$C$2];[.G340]&lt;[$Sheet2.$C$3])" office:value-type="boolean" office:boolean-value="true" calcext:value-type="boolean">
            <text:p>TRUE</text:p>
          </table:table-cell>
          <table:table-cell table:formula="of:=IF([.H340];[.E34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601" calcext:value-type="float">
            <text:p>701601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float" office:value="39.015303" calcext:value-type="float">
            <text:p>39.015303</text:p>
          </table:table-cell>
          <table:table-cell office:value-type="float" office:value="-76.97556" calcext:value-type="float">
            <text:p>-76.97556</text:p>
          </table:table-cell>
          <table:table-cell table:formula="of:=AND([.F341]&gt;[$Sheet2.$B$2];[.G341]&gt;[$Sheet2.$C$2];[.G341]&lt;[$Sheet2.$C$3])" office:value-type="boolean" office:boolean-value="false" calcext:value-type="boolean">
            <text:p>FALSE</text:p>
          </table:table-cell>
          <table:table-cell table:formula="of:=[.F341]&gt;[$Sheet2.$B$2]" office:value-type="boolean" office:boolean-value="false" calcext:value-type="boolean">
            <text:p>FALSE</text:p>
          </table:table-cell>
          <table:table-cell table:formula="of:=AND([.G341]&gt;[$Sheet2.$C$2];[.G341]&lt;[$Sheet2.$C$3])" office:value-type="boolean" office:boolean-value="true" calcext:value-type="boolean">
            <text:p>TRUE</text:p>
          </table:table-cell>
          <table:table-cell table:formula="of:=IF([.H341];[.E34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602" calcext:value-type="float">
            <text:p>701602</text:p>
          </table:table-cell>
          <table:table-cell office:value-type="float" office:value="1" calcext:value-type="float">
            <text:p>1</text:p>
          </table:table-cell>
          <table:table-cell office:value-type="float" office:value="2103" calcext:value-type="float">
            <text:p>2103</text:p>
          </table:table-cell>
          <table:table-cell office:value-type="float" office:value="39.009937" calcext:value-type="float">
            <text:p>39.009937</text:p>
          </table:table-cell>
          <table:table-cell office:value-type="float" office:value="-76.987012" calcext:value-type="float">
            <text:p>-76.987012</text:p>
          </table:table-cell>
          <table:table-cell table:formula="of:=AND([.F342]&gt;[$Sheet2.$B$2];[.G342]&gt;[$Sheet2.$C$2];[.G342]&lt;[$Sheet2.$C$3])" office:value-type="boolean" office:boolean-value="false" calcext:value-type="boolean">
            <text:p>FALSE</text:p>
          </table:table-cell>
          <table:table-cell table:formula="of:=[.F342]&gt;[$Sheet2.$B$2]" office:value-type="boolean" office:boolean-value="false" calcext:value-type="boolean">
            <text:p>FALSE</text:p>
          </table:table-cell>
          <table:table-cell table:formula="of:=AND([.G342]&gt;[$Sheet2.$C$2];[.G342]&lt;[$Sheet2.$C$3])" office:value-type="boolean" office:boolean-value="true" calcext:value-type="boolean">
            <text:p>TRUE</text:p>
          </table:table-cell>
          <table:table-cell table:formula="of:=IF([.H342];[.E34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602" calcext:value-type="float">
            <text:p>701602</text:p>
          </table:table-cell>
          <table:table-cell office:value-type="float" office:value="2" calcext:value-type="float">
            <text:p>2</text:p>
          </table:table-cell>
          <table:table-cell office:value-type="float" office:value="1586" calcext:value-type="float">
            <text:p>1586</text:p>
          </table:table-cell>
          <table:table-cell office:value-type="float" office:value="39.008086" calcext:value-type="float">
            <text:p>39.008086</text:p>
          </table:table-cell>
          <table:table-cell office:value-type="float" office:value="-76.982464" calcext:value-type="float">
            <text:p>-76.982464</text:p>
          </table:table-cell>
          <table:table-cell table:formula="of:=AND([.F343]&gt;[$Sheet2.$B$2];[.G343]&gt;[$Sheet2.$C$2];[.G343]&lt;[$Sheet2.$C$3])" office:value-type="boolean" office:boolean-value="false" calcext:value-type="boolean">
            <text:p>FALSE</text:p>
          </table:table-cell>
          <table:table-cell table:formula="of:=[.F343]&gt;[$Sheet2.$B$2]" office:value-type="boolean" office:boolean-value="false" calcext:value-type="boolean">
            <text:p>FALSE</text:p>
          </table:table-cell>
          <table:table-cell table:formula="of:=AND([.G343]&gt;[$Sheet2.$C$2];[.G343]&lt;[$Sheet2.$C$3])" office:value-type="boolean" office:boolean-value="true" calcext:value-type="boolean">
            <text:p>TRUE</text:p>
          </table:table-cell>
          <table:table-cell table:formula="of:=IF([.H343];[.E34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602" calcext:value-type="float">
            <text:p>701602</text:p>
          </table:table-cell>
          <table:table-cell office:value-type="float" office:value="3" calcext:value-type="float">
            <text:p>3</text:p>
          </table:table-cell>
          <table:table-cell office:value-type="float" office:value="1182" calcext:value-type="float">
            <text:p>1182</text:p>
          </table:table-cell>
          <table:table-cell office:value-type="float" office:value="39.017236" calcext:value-type="float">
            <text:p>39.017236</text:p>
          </table:table-cell>
          <table:table-cell office:value-type="float" office:value="-76.982661" calcext:value-type="float">
            <text:p>-76.982661</text:p>
          </table:table-cell>
          <table:table-cell table:formula="of:=AND([.F344]&gt;[$Sheet2.$B$2];[.G344]&gt;[$Sheet2.$C$2];[.G344]&lt;[$Sheet2.$C$3])" office:value-type="boolean" office:boolean-value="false" calcext:value-type="boolean">
            <text:p>FALSE</text:p>
          </table:table-cell>
          <table:table-cell table:formula="of:=[.F344]&gt;[$Sheet2.$B$2]" office:value-type="boolean" office:boolean-value="false" calcext:value-type="boolean">
            <text:p>FALSE</text:p>
          </table:table-cell>
          <table:table-cell table:formula="of:=AND([.G344]&gt;[$Sheet2.$C$2];[.G344]&lt;[$Sheet2.$C$3])" office:value-type="boolean" office:boolean-value="true" calcext:value-type="boolean">
            <text:p>TRUE</text:p>
          </table:table-cell>
          <table:table-cell table:formula="of:=IF([.H344];[.E34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602" calcext:value-type="float">
            <text:p>701602</text:p>
          </table:table-cell>
          <table:table-cell office:value-type="float" office:value="4" calcext:value-type="float">
            <text:p>4</text:p>
          </table:table-cell>
          <table:table-cell office:value-type="float" office:value="1291" calcext:value-type="float">
            <text:p>1291</text:p>
          </table:table-cell>
          <table:table-cell office:value-type="float" office:value="39.013476" calcext:value-type="float">
            <text:p>39.013476</text:p>
          </table:table-cell>
          <table:table-cell office:value-type="float" office:value="-76.981459" calcext:value-type="float">
            <text:p>-76.981459</text:p>
          </table:table-cell>
          <table:table-cell table:formula="of:=AND([.F345]&gt;[$Sheet2.$B$2];[.G345]&gt;[$Sheet2.$C$2];[.G345]&lt;[$Sheet2.$C$3])" office:value-type="boolean" office:boolean-value="false" calcext:value-type="boolean">
            <text:p>FALSE</text:p>
          </table:table-cell>
          <table:table-cell table:formula="of:=[.F345]&gt;[$Sheet2.$B$2]" office:value-type="boolean" office:boolean-value="false" calcext:value-type="boolean">
            <text:p>FALSE</text:p>
          </table:table-cell>
          <table:table-cell table:formula="of:=AND([.G345]&gt;[$Sheet2.$C$2];[.G345]&lt;[$Sheet2.$C$3])" office:value-type="boolean" office:boolean-value="true" calcext:value-type="boolean">
            <text:p>TRUE</text:p>
          </table:table-cell>
          <table:table-cell table:formula="of:=IF([.H345];[.E34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701" calcext:value-type="float">
            <text:p>701701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38.975133" calcext:value-type="float">
            <text:p>38.975133</text:p>
          </table:table-cell>
          <table:table-cell office:value-type="float" office:value="-77.011426" calcext:value-type="float">
            <text:p>-77.011426</text:p>
          </table:table-cell>
          <table:table-cell table:formula="of:=AND([.F346]&gt;[$Sheet2.$B$2];[.G346]&gt;[$Sheet2.$C$2];[.G346]&lt;[$Sheet2.$C$3])" office:value-type="boolean" office:boolean-value="false" calcext:value-type="boolean">
            <text:p>FALSE</text:p>
          </table:table-cell>
          <table:table-cell table:formula="of:=[.F346]&gt;[$Sheet2.$B$2]" office:value-type="boolean" office:boolean-value="false" calcext:value-type="boolean">
            <text:p>FALSE</text:p>
          </table:table-cell>
          <table:table-cell table:formula="of:=AND([.G346]&gt;[$Sheet2.$C$2];[.G346]&lt;[$Sheet2.$C$3])" office:value-type="boolean" office:boolean-value="true" calcext:value-type="boolean">
            <text:p>TRUE</text:p>
          </table:table-cell>
          <table:table-cell table:formula="of:=IF([.H346];[.E34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701" calcext:value-type="float">
            <text:p>701701</text:p>
          </table:table-cell>
          <table:table-cell office:value-type="float" office:value="2" calcext:value-type="float">
            <text:p>2</text:p>
          </table:table-cell>
          <table:table-cell office:value-type="float" office:value="1739" calcext:value-type="float">
            <text:p>1739</text:p>
          </table:table-cell>
          <table:table-cell office:value-type="float" office:value="38.979882" calcext:value-type="float">
            <text:p>38.979882</text:p>
          </table:table-cell>
          <table:table-cell office:value-type="float" office:value="-77.00591" calcext:value-type="float">
            <text:p>-77.00591</text:p>
          </table:table-cell>
          <table:table-cell table:formula="of:=AND([.F347]&gt;[$Sheet2.$B$2];[.G347]&gt;[$Sheet2.$C$2];[.G347]&lt;[$Sheet2.$C$3])" office:value-type="boolean" office:boolean-value="false" calcext:value-type="boolean">
            <text:p>FALSE</text:p>
          </table:table-cell>
          <table:table-cell table:formula="of:=[.F347]&gt;[$Sheet2.$B$2]" office:value-type="boolean" office:boolean-value="false" calcext:value-type="boolean">
            <text:p>FALSE</text:p>
          </table:table-cell>
          <table:table-cell table:formula="of:=AND([.G347]&gt;[$Sheet2.$C$2];[.G347]&lt;[$Sheet2.$C$3])" office:value-type="boolean" office:boolean-value="true" calcext:value-type="boolean">
            <text:p>TRUE</text:p>
          </table:table-cell>
          <table:table-cell table:formula="of:=IF([.H347];[.E34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701" calcext:value-type="float">
            <text:p>701701</text:p>
          </table:table-cell>
          <table:table-cell office:value-type="float" office:value="3" calcext:value-type="float">
            <text:p>3</text:p>
          </table:table-cell>
          <table:table-cell office:value-type="float" office:value="931" calcext:value-type="float">
            <text:p>931</text:p>
          </table:table-cell>
          <table:table-cell office:value-type="float" office:value="38.97384" calcext:value-type="float">
            <text:p>38.97384</text:p>
          </table:table-cell>
          <table:table-cell office:value-type="float" office:value="-77.006499" calcext:value-type="float">
            <text:p>-77.006499</text:p>
          </table:table-cell>
          <table:table-cell table:formula="of:=AND([.F348]&gt;[$Sheet2.$B$2];[.G348]&gt;[$Sheet2.$C$2];[.G348]&lt;[$Sheet2.$C$3])" office:value-type="boolean" office:boolean-value="false" calcext:value-type="boolean">
            <text:p>FALSE</text:p>
          </table:table-cell>
          <table:table-cell table:formula="of:=[.F348]&gt;[$Sheet2.$B$2]" office:value-type="boolean" office:boolean-value="false" calcext:value-type="boolean">
            <text:p>FALSE</text:p>
          </table:table-cell>
          <table:table-cell table:formula="of:=AND([.G348]&gt;[$Sheet2.$C$2];[.G348]&lt;[$Sheet2.$C$3])" office:value-type="boolean" office:boolean-value="true" calcext:value-type="boolean">
            <text:p>TRUE</text:p>
          </table:table-cell>
          <table:table-cell table:formula="of:=IF([.H348];[.E34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702" calcext:value-type="float">
            <text:p>701702</text:p>
          </table:table-cell>
          <table:table-cell office:value-type="float" office:value="1" calcext:value-type="float">
            <text:p>1</text:p>
          </table:table-cell>
          <table:table-cell office:value-type="float" office:value="2417" calcext:value-type="float">
            <text:p>2417</text:p>
          </table:table-cell>
          <table:table-cell office:value-type="float" office:value="38.990808" calcext:value-type="float">
            <text:p>38.990808</text:p>
          </table:table-cell>
          <table:table-cell office:value-type="float" office:value="-77.003178" calcext:value-type="float">
            <text:p>-77.003178</text:p>
          </table:table-cell>
          <table:table-cell table:formula="of:=AND([.F349]&gt;[$Sheet2.$B$2];[.G349]&gt;[$Sheet2.$C$2];[.G349]&lt;[$Sheet2.$C$3])" office:value-type="boolean" office:boolean-value="false" calcext:value-type="boolean">
            <text:p>FALSE</text:p>
          </table:table-cell>
          <table:table-cell table:formula="of:=[.F349]&gt;[$Sheet2.$B$2]" office:value-type="boolean" office:boolean-value="false" calcext:value-type="boolean">
            <text:p>FALSE</text:p>
          </table:table-cell>
          <table:table-cell table:formula="of:=AND([.G349]&gt;[$Sheet2.$C$2];[.G349]&lt;[$Sheet2.$C$3])" office:value-type="boolean" office:boolean-value="true" calcext:value-type="boolean">
            <text:p>TRUE</text:p>
          </table:table-cell>
          <table:table-cell table:formula="of:=IF([.H349];[.E34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703" calcext:value-type="float">
            <text:p>701703</text:p>
          </table:table-cell>
          <table:table-cell office:value-type="float" office:value="1" calcext:value-type="float">
            <text:p>1</text:p>
          </table:table-cell>
          <table:table-cell office:value-type="float" office:value="1364" calcext:value-type="float">
            <text:p>1364</text:p>
          </table:table-cell>
          <table:table-cell office:value-type="float" office:value="38.987182" calcext:value-type="float">
            <text:p>38.987182</text:p>
          </table:table-cell>
          <table:table-cell office:value-type="float" office:value="-76.991004" calcext:value-type="float">
            <text:p>-76.991004</text:p>
          </table:table-cell>
          <table:table-cell table:formula="of:=AND([.F350]&gt;[$Sheet2.$B$2];[.G350]&gt;[$Sheet2.$C$2];[.G350]&lt;[$Sheet2.$C$3])" office:value-type="boolean" office:boolean-value="false" calcext:value-type="boolean">
            <text:p>FALSE</text:p>
          </table:table-cell>
          <table:table-cell table:formula="of:=[.F350]&gt;[$Sheet2.$B$2]" office:value-type="boolean" office:boolean-value="false" calcext:value-type="boolean">
            <text:p>FALSE</text:p>
          </table:table-cell>
          <table:table-cell table:formula="of:=AND([.G350]&gt;[$Sheet2.$C$2];[.G350]&lt;[$Sheet2.$C$3])" office:value-type="boolean" office:boolean-value="true" calcext:value-type="boolean">
            <text:p>TRUE</text:p>
          </table:table-cell>
          <table:table-cell table:formula="of:=IF([.H350];[.E35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703" calcext:value-type="float">
            <text:p>701703</text:p>
          </table:table-cell>
          <table:table-cell office:value-type="float" office:value="2" calcext:value-type="float">
            <text:p>2</text:p>
          </table:table-cell>
          <table:table-cell office:value-type="float" office:value="994" calcext:value-type="float">
            <text:p>994</text:p>
          </table:table-cell>
          <table:table-cell office:value-type="float" office:value="38.983299" calcext:value-type="float">
            <text:p>38.983299</text:p>
          </table:table-cell>
          <table:table-cell office:value-type="float" office:value="-76.995754" calcext:value-type="float">
            <text:p>-76.995754</text:p>
          </table:table-cell>
          <table:table-cell table:formula="of:=AND([.F351]&gt;[$Sheet2.$B$2];[.G351]&gt;[$Sheet2.$C$2];[.G351]&lt;[$Sheet2.$C$3])" office:value-type="boolean" office:boolean-value="false" calcext:value-type="boolean">
            <text:p>FALSE</text:p>
          </table:table-cell>
          <table:table-cell table:formula="of:=[.F351]&gt;[$Sheet2.$B$2]" office:value-type="boolean" office:boolean-value="false" calcext:value-type="boolean">
            <text:p>FALSE</text:p>
          </table:table-cell>
          <table:table-cell table:formula="of:=AND([.G351]&gt;[$Sheet2.$C$2];[.G351]&lt;[$Sheet2.$C$3])" office:value-type="boolean" office:boolean-value="true" calcext:value-type="boolean">
            <text:p>TRUE</text:p>
          </table:table-cell>
          <table:table-cell table:formula="of:=IF([.H351];[.E35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703" calcext:value-type="float">
            <text:p>701703</text:p>
          </table:table-cell>
          <table:table-cell office:value-type="float" office:value="3" calcext:value-type="float">
            <text:p>3</text:p>
          </table:table-cell>
          <table:table-cell office:value-type="float" office:value="796" calcext:value-type="float">
            <text:p>796</text:p>
          </table:table-cell>
          <table:table-cell office:value-type="float" office:value="38.983609" calcext:value-type="float">
            <text:p>38.983609</text:p>
          </table:table-cell>
          <table:table-cell office:value-type="float" office:value="-76.987067" calcext:value-type="float">
            <text:p>-76.987067</text:p>
          </table:table-cell>
          <table:table-cell table:formula="of:=AND([.F352]&gt;[$Sheet2.$B$2];[.G352]&gt;[$Sheet2.$C$2];[.G352]&lt;[$Sheet2.$C$3])" office:value-type="boolean" office:boolean-value="false" calcext:value-type="boolean">
            <text:p>FALSE</text:p>
          </table:table-cell>
          <table:table-cell table:formula="of:=[.F352]&gt;[$Sheet2.$B$2]" office:value-type="boolean" office:boolean-value="false" calcext:value-type="boolean">
            <text:p>FALSE</text:p>
          </table:table-cell>
          <table:table-cell table:formula="of:=AND([.G352]&gt;[$Sheet2.$C$2];[.G352]&lt;[$Sheet2.$C$3])" office:value-type="boolean" office:boolean-value="true" calcext:value-type="boolean">
            <text:p>TRUE</text:p>
          </table:table-cell>
          <table:table-cell table:formula="of:=IF([.H352];[.E35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704" calcext:value-type="float">
            <text:p>701704</text:p>
          </table:table-cell>
          <table:table-cell office:value-type="float" office:value="1" calcext:value-type="float">
            <text:p>1</text:p>
          </table:table-cell>
          <table:table-cell office:value-type="float" office:value="1229" calcext:value-type="float">
            <text:p>1229</text:p>
          </table:table-cell>
          <table:table-cell office:value-type="float" office:value="38.978396" calcext:value-type="float">
            <text:p>38.978396</text:p>
          </table:table-cell>
          <table:table-cell office:value-type="float" office:value="-76.995298" calcext:value-type="float">
            <text:p>-76.995298</text:p>
          </table:table-cell>
          <table:table-cell table:formula="of:=AND([.F353]&gt;[$Sheet2.$B$2];[.G353]&gt;[$Sheet2.$C$2];[.G353]&lt;[$Sheet2.$C$3])" office:value-type="boolean" office:boolean-value="false" calcext:value-type="boolean">
            <text:p>FALSE</text:p>
          </table:table-cell>
          <table:table-cell table:formula="of:=[.F353]&gt;[$Sheet2.$B$2]" office:value-type="boolean" office:boolean-value="false" calcext:value-type="boolean">
            <text:p>FALSE</text:p>
          </table:table-cell>
          <table:table-cell table:formula="of:=AND([.G353]&gt;[$Sheet2.$C$2];[.G353]&lt;[$Sheet2.$C$3])" office:value-type="boolean" office:boolean-value="true" calcext:value-type="boolean">
            <text:p>TRUE</text:p>
          </table:table-cell>
          <table:table-cell table:formula="of:=IF([.H353];[.E35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704" calcext:value-type="float">
            <text:p>701704</text:p>
          </table:table-cell>
          <table:table-cell office:value-type="float" office:value="2" calcext:value-type="float">
            <text:p>2</text:p>
          </table:table-cell>
          <table:table-cell office:value-type="float" office:value="1581" calcext:value-type="float">
            <text:p>1581</text:p>
          </table:table-cell>
          <table:table-cell office:value-type="float" office:value="38.972328" calcext:value-type="float">
            <text:p>38.972328</text:p>
          </table:table-cell>
          <table:table-cell office:value-type="float" office:value="-77.001599" calcext:value-type="float">
            <text:p>-77.001599</text:p>
          </table:table-cell>
          <table:table-cell table:formula="of:=AND([.F354]&gt;[$Sheet2.$B$2];[.G354]&gt;[$Sheet2.$C$2];[.G354]&lt;[$Sheet2.$C$3])" office:value-type="boolean" office:boolean-value="false" calcext:value-type="boolean">
            <text:p>FALSE</text:p>
          </table:table-cell>
          <table:table-cell table:formula="of:=[.F354]&gt;[$Sheet2.$B$2]" office:value-type="boolean" office:boolean-value="false" calcext:value-type="boolean">
            <text:p>FALSE</text:p>
          </table:table-cell>
          <table:table-cell table:formula="of:=AND([.G354]&gt;[$Sheet2.$C$2];[.G354]&lt;[$Sheet2.$C$3])" office:value-type="boolean" office:boolean-value="true" calcext:value-type="boolean">
            <text:p>TRUE</text:p>
          </table:table-cell>
          <table:table-cell table:formula="of:=IF([.H354];[.E35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800" calcext:value-type="float">
            <text:p>701800</text:p>
          </table:table-cell>
          <table:table-cell office:value-type="float" office:value="1" calcext:value-type="float">
            <text:p>1</text:p>
          </table:table-cell>
          <table:table-cell office:value-type="float" office:value="1856" calcext:value-type="float">
            <text:p>1856</text:p>
          </table:table-cell>
          <table:table-cell office:value-type="float" office:value="38.983837" calcext:value-type="float">
            <text:p>38.983837</text:p>
          </table:table-cell>
          <table:table-cell office:value-type="float" office:value="-77.00525" calcext:value-type="float">
            <text:p>-77.00525</text:p>
          </table:table-cell>
          <table:table-cell table:formula="of:=AND([.F355]&gt;[$Sheet2.$B$2];[.G355]&gt;[$Sheet2.$C$2];[.G355]&lt;[$Sheet2.$C$3])" office:value-type="boolean" office:boolean-value="false" calcext:value-type="boolean">
            <text:p>FALSE</text:p>
          </table:table-cell>
          <table:table-cell table:formula="of:=[.F355]&gt;[$Sheet2.$B$2]" office:value-type="boolean" office:boolean-value="false" calcext:value-type="boolean">
            <text:p>FALSE</text:p>
          </table:table-cell>
          <table:table-cell table:formula="of:=AND([.G355]&gt;[$Sheet2.$C$2];[.G355]&lt;[$Sheet2.$C$3])" office:value-type="boolean" office:boolean-value="true" calcext:value-type="boolean">
            <text:p>TRUE</text:p>
          </table:table-cell>
          <table:table-cell table:formula="of:=IF([.H355];[.E35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800" calcext:value-type="float">
            <text:p>701800</text:p>
          </table:table-cell>
          <table:table-cell office:value-type="float" office:value="2" calcext:value-type="float">
            <text:p>2</text:p>
          </table:table-cell>
          <table:table-cell office:value-type="float" office:value="1202" calcext:value-type="float">
            <text:p>1202</text:p>
          </table:table-cell>
          <table:table-cell office:value-type="float" office:value="38.984471" calcext:value-type="float">
            <text:p>38.984471</text:p>
          </table:table-cell>
          <table:table-cell office:value-type="float" office:value="-77.010942" calcext:value-type="float">
            <text:p>-77.010942</text:p>
          </table:table-cell>
          <table:table-cell table:formula="of:=AND([.F356]&gt;[$Sheet2.$B$2];[.G356]&gt;[$Sheet2.$C$2];[.G356]&lt;[$Sheet2.$C$3])" office:value-type="boolean" office:boolean-value="false" calcext:value-type="boolean">
            <text:p>FALSE</text:p>
          </table:table-cell>
          <table:table-cell table:formula="of:=[.F356]&gt;[$Sheet2.$B$2]" office:value-type="boolean" office:boolean-value="false" calcext:value-type="boolean">
            <text:p>FALSE</text:p>
          </table:table-cell>
          <table:table-cell table:formula="of:=AND([.G356]&gt;[$Sheet2.$C$2];[.G356]&lt;[$Sheet2.$C$3])" office:value-type="boolean" office:boolean-value="true" calcext:value-type="boolean">
            <text:p>TRUE</text:p>
          </table:table-cell>
          <table:table-cell table:formula="of:=IF([.H356];[.E35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800" calcext:value-type="float">
            <text:p>701800</text:p>
          </table:table-cell>
          <table:table-cell office:value-type="float" office:value="3" calcext:value-type="float">
            <text:p>3</text:p>
          </table:table-cell>
          <table:table-cell office:value-type="float" office:value="1022" calcext:value-type="float">
            <text:p>1022</text:p>
          </table:table-cell>
          <table:table-cell office:value-type="float" office:value="38.984177" calcext:value-type="float">
            <text:p>38.984177</text:p>
          </table:table-cell>
          <table:table-cell office:value-type="float" office:value="-77.017967" calcext:value-type="float">
            <text:p>-77.017967</text:p>
          </table:table-cell>
          <table:table-cell table:formula="of:=AND([.F357]&gt;[$Sheet2.$B$2];[.G357]&gt;[$Sheet2.$C$2];[.G357]&lt;[$Sheet2.$C$3])" office:value-type="boolean" office:boolean-value="false" calcext:value-type="boolean">
            <text:p>FALSE</text:p>
          </table:table-cell>
          <table:table-cell table:formula="of:=[.F357]&gt;[$Sheet2.$B$2]" office:value-type="boolean" office:boolean-value="false" calcext:value-type="boolean">
            <text:p>FALSE</text:p>
          </table:table-cell>
          <table:table-cell table:formula="of:=AND([.G357]&gt;[$Sheet2.$C$2];[.G357]&lt;[$Sheet2.$C$3])" office:value-type="boolean" office:boolean-value="true" calcext:value-type="boolean">
            <text:p>TRUE</text:p>
          </table:table-cell>
          <table:table-cell table:formula="of:=IF([.H357];[.E35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800" calcext:value-type="float">
            <text:p>701800</text:p>
          </table:table-cell>
          <table:table-cell office:value-type="float" office:value="4" calcext:value-type="float">
            <text:p>4</text:p>
          </table:table-cell>
          <table:table-cell office:value-type="float" office:value="867" calcext:value-type="float">
            <text:p>867</text:p>
          </table:table-cell>
          <table:table-cell office:value-type="float" office:value="38.979268" calcext:value-type="float">
            <text:p>38.979268</text:p>
          </table:table-cell>
          <table:table-cell office:value-type="float" office:value="-77.013043" calcext:value-type="float">
            <text:p>-77.013043</text:p>
          </table:table-cell>
          <table:table-cell table:formula="of:=AND([.F358]&gt;[$Sheet2.$B$2];[.G358]&gt;[$Sheet2.$C$2];[.G358]&lt;[$Sheet2.$C$3])" office:value-type="boolean" office:boolean-value="false" calcext:value-type="boolean">
            <text:p>FALSE</text:p>
          </table:table-cell>
          <table:table-cell table:formula="of:=[.F358]&gt;[$Sheet2.$B$2]" office:value-type="boolean" office:boolean-value="false" calcext:value-type="boolean">
            <text:p>FALSE</text:p>
          </table:table-cell>
          <table:table-cell table:formula="of:=AND([.G358]&gt;[$Sheet2.$C$2];[.G358]&lt;[$Sheet2.$C$3])" office:value-type="boolean" office:boolean-value="true" calcext:value-type="boolean">
            <text:p>TRUE</text:p>
          </table:table-cell>
          <table:table-cell table:formula="of:=IF([.H358];[.E35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900" calcext:value-type="float">
            <text:p>701900</text:p>
          </table:table-cell>
          <table:table-cell office:value-type="float" office:value="1" calcext:value-type="float">
            <text:p>1</text:p>
          </table:table-cell>
          <table:table-cell office:value-type="float" office:value="1606" calcext:value-type="float">
            <text:p>1606</text:p>
          </table:table-cell>
          <table:table-cell office:value-type="float" office:value="38.996763" calcext:value-type="float">
            <text:p>38.996763</text:p>
          </table:table-cell>
          <table:table-cell office:value-type="float" office:value="-77.000807" calcext:value-type="float">
            <text:p>-77.000807</text:p>
          </table:table-cell>
          <table:table-cell table:formula="of:=AND([.F359]&gt;[$Sheet2.$B$2];[.G359]&gt;[$Sheet2.$C$2];[.G359]&lt;[$Sheet2.$C$3])" office:value-type="boolean" office:boolean-value="false" calcext:value-type="boolean">
            <text:p>FALSE</text:p>
          </table:table-cell>
          <table:table-cell table:formula="of:=[.F359]&gt;[$Sheet2.$B$2]" office:value-type="boolean" office:boolean-value="false" calcext:value-type="boolean">
            <text:p>FALSE</text:p>
          </table:table-cell>
          <table:table-cell table:formula="of:=AND([.G359]&gt;[$Sheet2.$C$2];[.G359]&lt;[$Sheet2.$C$3])" office:value-type="boolean" office:boolean-value="true" calcext:value-type="boolean">
            <text:p>TRUE</text:p>
          </table:table-cell>
          <table:table-cell table:formula="of:=IF([.H359];[.E35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900" calcext:value-type="float">
            <text:p>701900</text:p>
          </table:table-cell>
          <table:table-cell office:value-type="float" office:value="2" calcext:value-type="float">
            <text:p>2</text:p>
          </table:table-cell>
          <table:table-cell office:value-type="float" office:value="667" calcext:value-type="float">
            <text:p>667</text:p>
          </table:table-cell>
          <table:table-cell office:value-type="float" office:value="38.993359" calcext:value-type="float">
            <text:p>38.993359</text:p>
          </table:table-cell>
          <table:table-cell office:value-type="float" office:value="-76.999847" calcext:value-type="float">
            <text:p>-76.999847</text:p>
          </table:table-cell>
          <table:table-cell table:formula="of:=AND([.F360]&gt;[$Sheet2.$B$2];[.G360]&gt;[$Sheet2.$C$2];[.G360]&lt;[$Sheet2.$C$3])" office:value-type="boolean" office:boolean-value="false" calcext:value-type="boolean">
            <text:p>FALSE</text:p>
          </table:table-cell>
          <table:table-cell table:formula="of:=[.F360]&gt;[$Sheet2.$B$2]" office:value-type="boolean" office:boolean-value="false" calcext:value-type="boolean">
            <text:p>FALSE</text:p>
          </table:table-cell>
          <table:table-cell table:formula="of:=AND([.G360]&gt;[$Sheet2.$C$2];[.G360]&lt;[$Sheet2.$C$3])" office:value-type="boolean" office:boolean-value="true" calcext:value-type="boolean">
            <text:p>TRUE</text:p>
          </table:table-cell>
          <table:table-cell table:formula="of:=IF([.H360];[.E36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1900" calcext:value-type="float">
            <text:p>701900</text:p>
          </table:table-cell>
          <table:table-cell office:value-type="float" office:value="3" calcext:value-type="float">
            <text:p>3</text:p>
          </table:table-cell>
          <table:table-cell office:value-type="float" office:value="780" calcext:value-type="float">
            <text:p>780</text:p>
          </table:table-cell>
          <table:table-cell office:value-type="float" office:value="38.98991" calcext:value-type="float">
            <text:p>38.98991</text:p>
          </table:table-cell>
          <table:table-cell office:value-type="float" office:value="-76.999693" calcext:value-type="float">
            <text:p>-76.999693</text:p>
          </table:table-cell>
          <table:table-cell table:formula="of:=AND([.F361]&gt;[$Sheet2.$B$2];[.G361]&gt;[$Sheet2.$C$2];[.G361]&lt;[$Sheet2.$C$3])" office:value-type="boolean" office:boolean-value="false" calcext:value-type="boolean">
            <text:p>FALSE</text:p>
          </table:table-cell>
          <table:table-cell table:formula="of:=[.F361]&gt;[$Sheet2.$B$2]" office:value-type="boolean" office:boolean-value="false" calcext:value-type="boolean">
            <text:p>FALSE</text:p>
          </table:table-cell>
          <table:table-cell table:formula="of:=AND([.G361]&gt;[$Sheet2.$C$2];[.G361]&lt;[$Sheet2.$C$3])" office:value-type="boolean" office:boolean-value="true" calcext:value-type="boolean">
            <text:p>TRUE</text:p>
          </table:table-cell>
          <table:table-cell table:formula="of:=IF([.H361];[.E36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000" calcext:value-type="float">
            <text:p>702000</text:p>
          </table:table-cell>
          <table:table-cell office:value-type="float" office:value="1" calcext:value-type="float">
            <text:p>1</text:p>
          </table:table-cell>
          <table:table-cell office:value-type="float" office:value="2177" calcext:value-type="float">
            <text:p>2177</text:p>
          </table:table-cell>
          <table:table-cell office:value-type="float" office:value="38.998781" calcext:value-type="float">
            <text:p>38.998781</text:p>
          </table:table-cell>
          <table:table-cell office:value-type="float" office:value="-76.989591" calcext:value-type="float">
            <text:p>-76.989591</text:p>
          </table:table-cell>
          <table:table-cell table:formula="of:=AND([.F362]&gt;[$Sheet2.$B$2];[.G362]&gt;[$Sheet2.$C$2];[.G362]&lt;[$Sheet2.$C$3])" office:value-type="boolean" office:boolean-value="false" calcext:value-type="boolean">
            <text:p>FALSE</text:p>
          </table:table-cell>
          <table:table-cell table:formula="of:=[.F362]&gt;[$Sheet2.$B$2]" office:value-type="boolean" office:boolean-value="false" calcext:value-type="boolean">
            <text:p>FALSE</text:p>
          </table:table-cell>
          <table:table-cell table:formula="of:=AND([.G362]&gt;[$Sheet2.$C$2];[.G362]&lt;[$Sheet2.$C$3])" office:value-type="boolean" office:boolean-value="true" calcext:value-type="boolean">
            <text:p>TRUE</text:p>
          </table:table-cell>
          <table:table-cell table:formula="of:=IF([.H362];[.E36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000" calcext:value-type="float">
            <text:p>702000</text:p>
          </table:table-cell>
          <table:table-cell office:value-type="float" office:value="2" calcext:value-type="float">
            <text:p>2</text:p>
          </table:table-cell>
          <table:table-cell office:value-type="float" office:value="1243" calcext:value-type="float">
            <text:p>1243</text:p>
          </table:table-cell>
          <table:table-cell office:value-type="float" office:value="38.995012" calcext:value-type="float">
            <text:p>38.995012</text:p>
          </table:table-cell>
          <table:table-cell office:value-type="float" office:value="-76.991882" calcext:value-type="float">
            <text:p>-76.991882</text:p>
          </table:table-cell>
          <table:table-cell table:formula="of:=AND([.F363]&gt;[$Sheet2.$B$2];[.G363]&gt;[$Sheet2.$C$2];[.G363]&lt;[$Sheet2.$C$3])" office:value-type="boolean" office:boolean-value="false" calcext:value-type="boolean">
            <text:p>FALSE</text:p>
          </table:table-cell>
          <table:table-cell table:formula="of:=[.F363]&gt;[$Sheet2.$B$2]" office:value-type="boolean" office:boolean-value="false" calcext:value-type="boolean">
            <text:p>FALSE</text:p>
          </table:table-cell>
          <table:table-cell table:formula="of:=AND([.G363]&gt;[$Sheet2.$C$2];[.G363]&lt;[$Sheet2.$C$3])" office:value-type="boolean" office:boolean-value="true" calcext:value-type="boolean">
            <text:p>TRUE</text:p>
          </table:table-cell>
          <table:table-cell table:formula="of:=IF([.H363];[.E36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000" calcext:value-type="float">
            <text:p>702000</text:p>
          </table:table-cell>
          <table:table-cell office:value-type="float" office:value="3" calcext:value-type="float">
            <text:p>3</text:p>
          </table:table-cell>
          <table:table-cell office:value-type="float" office:value="1980" calcext:value-type="float">
            <text:p>1980</text:p>
          </table:table-cell>
          <table:table-cell office:value-type="float" office:value="38.995896" calcext:value-type="float">
            <text:p>38.995896</text:p>
          </table:table-cell>
          <table:table-cell office:value-type="float" office:value="-76.995954" calcext:value-type="float">
            <text:p>-76.995954</text:p>
          </table:table-cell>
          <table:table-cell table:formula="of:=AND([.F364]&gt;[$Sheet2.$B$2];[.G364]&gt;[$Sheet2.$C$2];[.G364]&lt;[$Sheet2.$C$3])" office:value-type="boolean" office:boolean-value="false" calcext:value-type="boolean">
            <text:p>FALSE</text:p>
          </table:table-cell>
          <table:table-cell table:formula="of:=[.F364]&gt;[$Sheet2.$B$2]" office:value-type="boolean" office:boolean-value="false" calcext:value-type="boolean">
            <text:p>FALSE</text:p>
          </table:table-cell>
          <table:table-cell table:formula="of:=AND([.G364]&gt;[$Sheet2.$C$2];[.G364]&lt;[$Sheet2.$C$3])" office:value-type="boolean" office:boolean-value="true" calcext:value-type="boolean">
            <text:p>TRUE</text:p>
          </table:table-cell>
          <table:table-cell table:formula="of:=IF([.H364];[.E36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101" calcext:value-type="float">
            <text:p>702101</text:p>
          </table:table-cell>
          <table:table-cell office:value-type="float" office:value="1" calcext:value-type="float">
            <text:p>1</text:p>
          </table:table-cell>
          <table:table-cell office:value-type="float" office:value="1797" calcext:value-type="float">
            <text:p>1797</text:p>
          </table:table-cell>
          <table:table-cell office:value-type="float" office:value="39.002361" calcext:value-type="float">
            <text:p>39.002361</text:p>
          </table:table-cell>
          <table:table-cell office:value-type="float" office:value="-76.987994" calcext:value-type="float">
            <text:p>-76.987994</text:p>
          </table:table-cell>
          <table:table-cell table:formula="of:=AND([.F365]&gt;[$Sheet2.$B$2];[.G365]&gt;[$Sheet2.$C$2];[.G365]&lt;[$Sheet2.$C$3])" office:value-type="boolean" office:boolean-value="false" calcext:value-type="boolean">
            <text:p>FALSE</text:p>
          </table:table-cell>
          <table:table-cell table:formula="of:=[.F365]&gt;[$Sheet2.$B$2]" office:value-type="boolean" office:boolean-value="false" calcext:value-type="boolean">
            <text:p>FALSE</text:p>
          </table:table-cell>
          <table:table-cell table:formula="of:=AND([.G365]&gt;[$Sheet2.$C$2];[.G365]&lt;[$Sheet2.$C$3])" office:value-type="boolean" office:boolean-value="true" calcext:value-type="boolean">
            <text:p>TRUE</text:p>
          </table:table-cell>
          <table:table-cell table:formula="of:=IF([.H365];[.E36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101" calcext:value-type="float">
            <text:p>702101</text:p>
          </table:table-cell>
          <table:table-cell office:value-type="float" office:value="2" calcext:value-type="float">
            <text:p>2</text:p>
          </table:table-cell>
          <table:table-cell office:value-type="float" office:value="1260" calcext:value-type="float">
            <text:p>1260</text:p>
          </table:table-cell>
          <table:table-cell office:value-type="float" office:value="39.008398" calcext:value-type="float">
            <text:p>39.008398</text:p>
          </table:table-cell>
          <table:table-cell office:value-type="float" office:value="-76.995921" calcext:value-type="float">
            <text:p>-76.995921</text:p>
          </table:table-cell>
          <table:table-cell table:formula="of:=AND([.F366]&gt;[$Sheet2.$B$2];[.G366]&gt;[$Sheet2.$C$2];[.G366]&lt;[$Sheet2.$C$3])" office:value-type="boolean" office:boolean-value="false" calcext:value-type="boolean">
            <text:p>FALSE</text:p>
          </table:table-cell>
          <table:table-cell table:formula="of:=[.F366]&gt;[$Sheet2.$B$2]" office:value-type="boolean" office:boolean-value="false" calcext:value-type="boolean">
            <text:p>FALSE</text:p>
          </table:table-cell>
          <table:table-cell table:formula="of:=AND([.G366]&gt;[$Sheet2.$C$2];[.G366]&lt;[$Sheet2.$C$3])" office:value-type="boolean" office:boolean-value="true" calcext:value-type="boolean">
            <text:p>TRUE</text:p>
          </table:table-cell>
          <table:table-cell table:formula="of:=IF([.H366];[.E36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101" calcext:value-type="float">
            <text:p>702101</text:p>
          </table:table-cell>
          <table:table-cell office:value-type="float" office:value="3" calcext:value-type="float">
            <text:p>3</text:p>
          </table:table-cell>
          <table:table-cell office:value-type="float" office:value="1231" calcext:value-type="float">
            <text:p>1231</text:p>
          </table:table-cell>
          <table:table-cell office:value-type="float" office:value="39.012701" calcext:value-type="float">
            <text:p>39.012701</text:p>
          </table:table-cell>
          <table:table-cell office:value-type="float" office:value="-76.996191" calcext:value-type="float">
            <text:p>-76.996191</text:p>
          </table:table-cell>
          <table:table-cell table:formula="of:=AND([.F367]&gt;[$Sheet2.$B$2];[.G367]&gt;[$Sheet2.$C$2];[.G367]&lt;[$Sheet2.$C$3])" office:value-type="boolean" office:boolean-value="false" calcext:value-type="boolean">
            <text:p>FALSE</text:p>
          </table:table-cell>
          <table:table-cell table:formula="of:=[.F367]&gt;[$Sheet2.$B$2]" office:value-type="boolean" office:boolean-value="false" calcext:value-type="boolean">
            <text:p>FALSE</text:p>
          </table:table-cell>
          <table:table-cell table:formula="of:=AND([.G367]&gt;[$Sheet2.$C$2];[.G367]&lt;[$Sheet2.$C$3])" office:value-type="boolean" office:boolean-value="true" calcext:value-type="boolean">
            <text:p>TRUE</text:p>
          </table:table-cell>
          <table:table-cell table:formula="of:=IF([.H367];[.E36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101" calcext:value-type="float">
            <text:p>702101</text:p>
          </table:table-cell>
          <table:table-cell office:value-type="float" office:value="4" calcext:value-type="float">
            <text:p>4</text:p>
          </table:table-cell>
          <table:table-cell office:value-type="float" office:value="1432" calcext:value-type="float">
            <text:p>1432</text:p>
          </table:table-cell>
          <table:table-cell office:value-type="float" office:value="39.001788" calcext:value-type="float">
            <text:p>39.001788</text:p>
          </table:table-cell>
          <table:table-cell office:value-type="float" office:value="-76.993129" calcext:value-type="float">
            <text:p>-76.993129</text:p>
          </table:table-cell>
          <table:table-cell table:formula="of:=AND([.F368]&gt;[$Sheet2.$B$2];[.G368]&gt;[$Sheet2.$C$2];[.G368]&lt;[$Sheet2.$C$3])" office:value-type="boolean" office:boolean-value="false" calcext:value-type="boolean">
            <text:p>FALSE</text:p>
          </table:table-cell>
          <table:table-cell table:formula="of:=[.F368]&gt;[$Sheet2.$B$2]" office:value-type="boolean" office:boolean-value="false" calcext:value-type="boolean">
            <text:p>FALSE</text:p>
          </table:table-cell>
          <table:table-cell table:formula="of:=AND([.G368]&gt;[$Sheet2.$C$2];[.G368]&lt;[$Sheet2.$C$3])" office:value-type="boolean" office:boolean-value="true" calcext:value-type="boolean">
            <text:p>TRUE</text:p>
          </table:table-cell>
          <table:table-cell table:formula="of:=IF([.H368];[.E36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102" calcext:value-type="float">
            <text:p>702102</text:p>
          </table:table-cell>
          <table:table-cell office:value-type="float" office:value="1" calcext:value-type="float">
            <text:p>1</text:p>
          </table:table-cell>
          <table:table-cell office:value-type="float" office:value="1188" calcext:value-type="float">
            <text:p>1188</text:p>
          </table:table-cell>
          <table:table-cell office:value-type="float" office:value="39.024404" calcext:value-type="float">
            <text:p>39.024404</text:p>
          </table:table-cell>
          <table:table-cell office:value-type="float" office:value="-77.003152" calcext:value-type="float">
            <text:p>-77.003152</text:p>
          </table:table-cell>
          <table:table-cell table:formula="of:=AND([.F369]&gt;[$Sheet2.$B$2];[.G369]&gt;[$Sheet2.$C$2];[.G369]&lt;[$Sheet2.$C$3])" office:value-type="boolean" office:boolean-value="false" calcext:value-type="boolean">
            <text:p>FALSE</text:p>
          </table:table-cell>
          <table:table-cell table:formula="of:=[.F369]&gt;[$Sheet2.$B$2]" office:value-type="boolean" office:boolean-value="false" calcext:value-type="boolean">
            <text:p>FALSE</text:p>
          </table:table-cell>
          <table:table-cell table:formula="of:=AND([.G369]&gt;[$Sheet2.$C$2];[.G369]&lt;[$Sheet2.$C$3])" office:value-type="boolean" office:boolean-value="true" calcext:value-type="boolean">
            <text:p>TRUE</text:p>
          </table:table-cell>
          <table:table-cell table:formula="of:=IF([.H369];[.E36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102" calcext:value-type="float">
            <text:p>702102</text:p>
          </table:table-cell>
          <table:table-cell office:value-type="float" office:value="2" calcext:value-type="float">
            <text:p>2</text:p>
          </table:table-cell>
          <table:table-cell office:value-type="float" office:value="1036" calcext:value-type="float">
            <text:p>1036</text:p>
          </table:table-cell>
          <table:table-cell office:value-type="float" office:value="39.022912" calcext:value-type="float">
            <text:p>39.022912</text:p>
          </table:table-cell>
          <table:table-cell office:value-type="float" office:value="-77.006199" calcext:value-type="float">
            <text:p>-77.006199</text:p>
          </table:table-cell>
          <table:table-cell table:formula="of:=AND([.F370]&gt;[$Sheet2.$B$2];[.G370]&gt;[$Sheet2.$C$2];[.G370]&lt;[$Sheet2.$C$3])" office:value-type="boolean" office:boolean-value="false" calcext:value-type="boolean">
            <text:p>FALSE</text:p>
          </table:table-cell>
          <table:table-cell table:formula="of:=[.F370]&gt;[$Sheet2.$B$2]" office:value-type="boolean" office:boolean-value="false" calcext:value-type="boolean">
            <text:p>FALSE</text:p>
          </table:table-cell>
          <table:table-cell table:formula="of:=AND([.G370]&gt;[$Sheet2.$C$2];[.G370]&lt;[$Sheet2.$C$3])" office:value-type="boolean" office:boolean-value="true" calcext:value-type="boolean">
            <text:p>TRUE</text:p>
          </table:table-cell>
          <table:table-cell table:formula="of:=IF([.H370];[.E37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102" calcext:value-type="float">
            <text:p>702102</text:p>
          </table:table-cell>
          <table:table-cell office:value-type="float" office:value="3" calcext:value-type="float">
            <text:p>3</text:p>
          </table:table-cell>
          <table:table-cell office:value-type="float" office:value="973" calcext:value-type="float">
            <text:p>973</text:p>
          </table:table-cell>
          <table:table-cell office:value-type="float" office:value="39.019423" calcext:value-type="float">
            <text:p>39.019423</text:p>
          </table:table-cell>
          <table:table-cell office:value-type="float" office:value="-77.002313" calcext:value-type="float">
            <text:p>-77.002313</text:p>
          </table:table-cell>
          <table:table-cell table:formula="of:=AND([.F371]&gt;[$Sheet2.$B$2];[.G371]&gt;[$Sheet2.$C$2];[.G371]&lt;[$Sheet2.$C$3])" office:value-type="boolean" office:boolean-value="false" calcext:value-type="boolean">
            <text:p>FALSE</text:p>
          </table:table-cell>
          <table:table-cell table:formula="of:=[.F371]&gt;[$Sheet2.$B$2]" office:value-type="boolean" office:boolean-value="false" calcext:value-type="boolean">
            <text:p>FALSE</text:p>
          </table:table-cell>
          <table:table-cell table:formula="of:=AND([.G371]&gt;[$Sheet2.$C$2];[.G371]&lt;[$Sheet2.$C$3])" office:value-type="boolean" office:boolean-value="true" calcext:value-type="boolean">
            <text:p>TRUE</text:p>
          </table:table-cell>
          <table:table-cell table:formula="of:=IF([.H371];[.E37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200" calcext:value-type="float">
            <text:p>702200</text:p>
          </table:table-cell>
          <table:table-cell office:value-type="float" office:value="1" calcext:value-type="float">
            <text:p>1</text:p>
          </table:table-cell>
          <table:table-cell office:value-type="float" office:value="1790" calcext:value-type="float">
            <text:p>1790</text:p>
          </table:table-cell>
          <table:table-cell office:value-type="float" office:value="39.005918" calcext:value-type="float">
            <text:p>39.005918</text:p>
          </table:table-cell>
          <table:table-cell office:value-type="float" office:value="-77.000132" calcext:value-type="float">
            <text:p>-77.000132</text:p>
          </table:table-cell>
          <table:table-cell table:formula="of:=AND([.F372]&gt;[$Sheet2.$B$2];[.G372]&gt;[$Sheet2.$C$2];[.G372]&lt;[$Sheet2.$C$3])" office:value-type="boolean" office:boolean-value="false" calcext:value-type="boolean">
            <text:p>FALSE</text:p>
          </table:table-cell>
          <table:table-cell table:formula="of:=[.F372]&gt;[$Sheet2.$B$2]" office:value-type="boolean" office:boolean-value="false" calcext:value-type="boolean">
            <text:p>FALSE</text:p>
          </table:table-cell>
          <table:table-cell table:formula="of:=AND([.G372]&gt;[$Sheet2.$C$2];[.G372]&lt;[$Sheet2.$C$3])" office:value-type="boolean" office:boolean-value="true" calcext:value-type="boolean">
            <text:p>TRUE</text:p>
          </table:table-cell>
          <table:table-cell table:formula="of:=IF([.H372];[.E37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200" calcext:value-type="float">
            <text:p>702200</text:p>
          </table:table-cell>
          <table:table-cell office:value-type="float" office:value="2" calcext:value-type="float">
            <text:p>2</text:p>
          </table:table-cell>
          <table:table-cell office:value-type="float" office:value="789" calcext:value-type="float">
            <text:p>789</text:p>
          </table:table-cell>
          <table:table-cell office:value-type="float" office:value="39.014024" calcext:value-type="float">
            <text:p>39.014024</text:p>
          </table:table-cell>
          <table:table-cell office:value-type="float" office:value="-77.011629" calcext:value-type="float">
            <text:p>-77.011629</text:p>
          </table:table-cell>
          <table:table-cell table:formula="of:=AND([.F373]&gt;[$Sheet2.$B$2];[.G373]&gt;[$Sheet2.$C$2];[.G373]&lt;[$Sheet2.$C$3])" office:value-type="boolean" office:boolean-value="false" calcext:value-type="boolean">
            <text:p>FALSE</text:p>
          </table:table-cell>
          <table:table-cell table:formula="of:=[.F373]&gt;[$Sheet2.$B$2]" office:value-type="boolean" office:boolean-value="false" calcext:value-type="boolean">
            <text:p>FALSE</text:p>
          </table:table-cell>
          <table:table-cell table:formula="of:=AND([.G373]&gt;[$Sheet2.$C$2];[.G373]&lt;[$Sheet2.$C$3])" office:value-type="boolean" office:boolean-value="true" calcext:value-type="boolean">
            <text:p>TRUE</text:p>
          </table:table-cell>
          <table:table-cell table:formula="of:=IF([.H373];[.E37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200" calcext:value-type="float">
            <text:p>702200</text:p>
          </table:table-cell>
          <table:table-cell office:value-type="float" office:value="3" calcext:value-type="float">
            <text:p>3</text:p>
          </table:table-cell>
          <table:table-cell office:value-type="float" office:value="1037" calcext:value-type="float">
            <text:p>1037</text:p>
          </table:table-cell>
          <table:table-cell office:value-type="float" office:value="39.011078" calcext:value-type="float">
            <text:p>39.011078</text:p>
          </table:table-cell>
          <table:table-cell office:value-type="float" office:value="-77.011211" calcext:value-type="float">
            <text:p>-77.011211</text:p>
          </table:table-cell>
          <table:table-cell table:formula="of:=AND([.F374]&gt;[$Sheet2.$B$2];[.G374]&gt;[$Sheet2.$C$2];[.G374]&lt;[$Sheet2.$C$3])" office:value-type="boolean" office:boolean-value="false" calcext:value-type="boolean">
            <text:p>FALSE</text:p>
          </table:table-cell>
          <table:table-cell table:formula="of:=[.F374]&gt;[$Sheet2.$B$2]" office:value-type="boolean" office:boolean-value="false" calcext:value-type="boolean">
            <text:p>FALSE</text:p>
          </table:table-cell>
          <table:table-cell table:formula="of:=AND([.G374]&gt;[$Sheet2.$C$2];[.G374]&lt;[$Sheet2.$C$3])" office:value-type="boolean" office:boolean-value="true" calcext:value-type="boolean">
            <text:p>TRUE</text:p>
          </table:table-cell>
          <table:table-cell table:formula="of:=IF([.H374];[.E37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200" calcext:value-type="float">
            <text:p>702200</text:p>
          </table:table-cell>
          <table:table-cell office:value-type="float" office:value="4" calcext:value-type="float">
            <text:p>4</text:p>
          </table:table-cell>
          <table:table-cell office:value-type="float" office:value="722" calcext:value-type="float">
            <text:p>722</text:p>
          </table:table-cell>
          <table:table-cell office:value-type="float" office:value="39.006533" calcext:value-type="float">
            <text:p>39.006533</text:p>
          </table:table-cell>
          <table:table-cell office:value-type="float" office:value="-77.005915" calcext:value-type="float">
            <text:p>-77.005915</text:p>
          </table:table-cell>
          <table:table-cell table:formula="of:=AND([.F375]&gt;[$Sheet2.$B$2];[.G375]&gt;[$Sheet2.$C$2];[.G375]&lt;[$Sheet2.$C$3])" office:value-type="boolean" office:boolean-value="false" calcext:value-type="boolean">
            <text:p>FALSE</text:p>
          </table:table-cell>
          <table:table-cell table:formula="of:=[.F375]&gt;[$Sheet2.$B$2]" office:value-type="boolean" office:boolean-value="false" calcext:value-type="boolean">
            <text:p>FALSE</text:p>
          </table:table-cell>
          <table:table-cell table:formula="of:=AND([.G375]&gt;[$Sheet2.$C$2];[.G375]&lt;[$Sheet2.$C$3])" office:value-type="boolean" office:boolean-value="true" calcext:value-type="boolean">
            <text:p>TRUE</text:p>
          </table:table-cell>
          <table:table-cell table:formula="of:=IF([.H375];[.E37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301" calcext:value-type="float">
            <text:p>702301</text:p>
          </table:table-cell>
          <table:table-cell office:value-type="float" office:value="1" calcext:value-type="float">
            <text:p>1</text:p>
          </table:table-cell>
          <table:table-cell office:value-type="float" office:value="2041" calcext:value-type="float">
            <text:p>2041</text:p>
          </table:table-cell>
          <table:table-cell office:value-type="float" office:value="38.999298" calcext:value-type="float">
            <text:p>38.999298</text:p>
          </table:table-cell>
          <table:table-cell office:value-type="float" office:value="-77.007335" calcext:value-type="float">
            <text:p>-77.007335</text:p>
          </table:table-cell>
          <table:table-cell table:formula="of:=AND([.F376]&gt;[$Sheet2.$B$2];[.G376]&gt;[$Sheet2.$C$2];[.G376]&lt;[$Sheet2.$C$3])" office:value-type="boolean" office:boolean-value="false" calcext:value-type="boolean">
            <text:p>FALSE</text:p>
          </table:table-cell>
          <table:table-cell table:formula="of:=[.F376]&gt;[$Sheet2.$B$2]" office:value-type="boolean" office:boolean-value="false" calcext:value-type="boolean">
            <text:p>FALSE</text:p>
          </table:table-cell>
          <table:table-cell table:formula="of:=AND([.G376]&gt;[$Sheet2.$C$2];[.G376]&lt;[$Sheet2.$C$3])" office:value-type="boolean" office:boolean-value="true" calcext:value-type="boolean">
            <text:p>TRUE</text:p>
          </table:table-cell>
          <table:table-cell table:formula="of:=IF([.H376];[.E37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301" calcext:value-type="float">
            <text:p>702301</text:p>
          </table:table-cell>
          <table:table-cell office:value-type="float" office:value="2" calcext:value-type="float">
            <text:p>2</text:p>
          </table:table-cell>
          <table:table-cell office:value-type="float" office:value="1679" calcext:value-type="float">
            <text:p>1679</text:p>
          </table:table-cell>
          <table:table-cell office:value-type="float" office:value="39.001413" calcext:value-type="float">
            <text:p>39.001413</text:p>
          </table:table-cell>
          <table:table-cell office:value-type="float" office:value="-77.000732" calcext:value-type="float">
            <text:p>-77.000732</text:p>
          </table:table-cell>
          <table:table-cell table:formula="of:=AND([.F377]&gt;[$Sheet2.$B$2];[.G377]&gt;[$Sheet2.$C$2];[.G377]&lt;[$Sheet2.$C$3])" office:value-type="boolean" office:boolean-value="false" calcext:value-type="boolean">
            <text:p>FALSE</text:p>
          </table:table-cell>
          <table:table-cell table:formula="of:=[.F377]&gt;[$Sheet2.$B$2]" office:value-type="boolean" office:boolean-value="false" calcext:value-type="boolean">
            <text:p>FALSE</text:p>
          </table:table-cell>
          <table:table-cell table:formula="of:=AND([.G377]&gt;[$Sheet2.$C$2];[.G377]&lt;[$Sheet2.$C$3])" office:value-type="boolean" office:boolean-value="true" calcext:value-type="boolean">
            <text:p>TRUE</text:p>
          </table:table-cell>
          <table:table-cell table:formula="of:=IF([.H377];[.E37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302" calcext:value-type="float">
            <text:p>702302</text:p>
          </table:table-cell>
          <table:table-cell office:value-type="float" office:value="1" calcext:value-type="float">
            <text:p>1</text:p>
          </table:table-cell>
          <table:table-cell office:value-type="float" office:value="1217" calcext:value-type="float">
            <text:p>1217</text:p>
          </table:table-cell>
          <table:table-cell office:value-type="float" office:value="39.004245" calcext:value-type="float">
            <text:p>39.004245</text:p>
          </table:table-cell>
          <table:table-cell office:value-type="float" office:value="-77.010296" calcext:value-type="float">
            <text:p>-77.010296</text:p>
          </table:table-cell>
          <table:table-cell table:formula="of:=AND([.F378]&gt;[$Sheet2.$B$2];[.G378]&gt;[$Sheet2.$C$2];[.G378]&lt;[$Sheet2.$C$3])" office:value-type="boolean" office:boolean-value="false" calcext:value-type="boolean">
            <text:p>FALSE</text:p>
          </table:table-cell>
          <table:table-cell table:formula="of:=[.F378]&gt;[$Sheet2.$B$2]" office:value-type="boolean" office:boolean-value="false" calcext:value-type="boolean">
            <text:p>FALSE</text:p>
          </table:table-cell>
          <table:table-cell table:formula="of:=AND([.G378]&gt;[$Sheet2.$C$2];[.G378]&lt;[$Sheet2.$C$3])" office:value-type="boolean" office:boolean-value="true" calcext:value-type="boolean">
            <text:p>TRUE</text:p>
          </table:table-cell>
          <table:table-cell table:formula="of:=IF([.H378];[.E37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302" calcext:value-type="float">
            <text:p>702302</text:p>
          </table:table-cell>
          <table:table-cell office:value-type="float" office:value="2" calcext:value-type="float">
            <text:p>2</text:p>
          </table:table-cell>
          <table:table-cell office:value-type="float" office:value="985" calcext:value-type="float">
            <text:p>985</text:p>
          </table:table-cell>
          <table:table-cell office:value-type="float" office:value="39.012427" calcext:value-type="float">
            <text:p>39.012427</text:p>
          </table:table-cell>
          <table:table-cell office:value-type="float" office:value="-77.020942" calcext:value-type="float">
            <text:p>-77.020942</text:p>
          </table:table-cell>
          <table:table-cell table:formula="of:=AND([.F379]&gt;[$Sheet2.$B$2];[.G379]&gt;[$Sheet2.$C$2];[.G379]&lt;[$Sheet2.$C$3])" office:value-type="boolean" office:boolean-value="false" calcext:value-type="boolean">
            <text:p>FALSE</text:p>
          </table:table-cell>
          <table:table-cell table:formula="of:=[.F379]&gt;[$Sheet2.$B$2]" office:value-type="boolean" office:boolean-value="false" calcext:value-type="boolean">
            <text:p>FALSE</text:p>
          </table:table-cell>
          <table:table-cell table:formula="of:=AND([.G379]&gt;[$Sheet2.$C$2];[.G379]&lt;[$Sheet2.$C$3])" office:value-type="boolean" office:boolean-value="true" calcext:value-type="boolean">
            <text:p>TRUE</text:p>
          </table:table-cell>
          <table:table-cell table:formula="of:=IF([.H379];[.E37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302" calcext:value-type="float">
            <text:p>702302</text:p>
          </table:table-cell>
          <table:table-cell office:value-type="float" office:value="3" calcext:value-type="float">
            <text:p>3</text:p>
          </table:table-cell>
          <table:table-cell office:value-type="float" office:value="1824" calcext:value-type="float">
            <text:p>1824</text:p>
          </table:table-cell>
          <table:table-cell office:value-type="float" office:value="39.004341" calcext:value-type="float">
            <text:p>39.004341</text:p>
          </table:table-cell>
          <table:table-cell office:value-type="float" office:value="-77.012623" calcext:value-type="float">
            <text:p>-77.012623</text:p>
          </table:table-cell>
          <table:table-cell table:formula="of:=AND([.F380]&gt;[$Sheet2.$B$2];[.G380]&gt;[$Sheet2.$C$2];[.G380]&lt;[$Sheet2.$C$3])" office:value-type="boolean" office:boolean-value="false" calcext:value-type="boolean">
            <text:p>FALSE</text:p>
          </table:table-cell>
          <table:table-cell table:formula="of:=[.F380]&gt;[$Sheet2.$B$2]" office:value-type="boolean" office:boolean-value="false" calcext:value-type="boolean">
            <text:p>FALSE</text:p>
          </table:table-cell>
          <table:table-cell table:formula="of:=AND([.G380]&gt;[$Sheet2.$C$2];[.G380]&lt;[$Sheet2.$C$3])" office:value-type="boolean" office:boolean-value="true" calcext:value-type="boolean">
            <text:p>TRUE</text:p>
          </table:table-cell>
          <table:table-cell table:formula="of:=IF([.H380];[.E38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401" calcext:value-type="float">
            <text:p>702401</text:p>
          </table:table-cell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38.997381" calcext:value-type="float">
            <text:p>38.997381</text:p>
          </table:table-cell>
          <table:table-cell office:value-type="float" office:value="-77.0142" calcext:value-type="float">
            <text:p>-77.0142</text:p>
          </table:table-cell>
          <table:table-cell table:formula="of:=AND([.F381]&gt;[$Sheet2.$B$2];[.G381]&gt;[$Sheet2.$C$2];[.G381]&lt;[$Sheet2.$C$3])" office:value-type="boolean" office:boolean-value="false" calcext:value-type="boolean">
            <text:p>FALSE</text:p>
          </table:table-cell>
          <table:table-cell table:formula="of:=[.F381]&gt;[$Sheet2.$B$2]" office:value-type="boolean" office:boolean-value="false" calcext:value-type="boolean">
            <text:p>FALSE</text:p>
          </table:table-cell>
          <table:table-cell table:formula="of:=AND([.G381]&gt;[$Sheet2.$C$2];[.G381]&lt;[$Sheet2.$C$3])" office:value-type="boolean" office:boolean-value="true" calcext:value-type="boolean">
            <text:p>TRUE</text:p>
          </table:table-cell>
          <table:table-cell table:formula="of:=IF([.H381];[.E38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401" calcext:value-type="float">
            <text:p>702401</text:p>
          </table:table-cell>
          <table:table-cell office:value-type="float" office:value="2" calcext:value-type="float">
            <text:p>2</text:p>
          </table:table-cell>
          <table:table-cell office:value-type="float" office:value="1637" calcext:value-type="float">
            <text:p>1637</text:p>
          </table:table-cell>
          <table:table-cell office:value-type="float" office:value="38.989577" calcext:value-type="float">
            <text:p>38.989577</text:p>
          </table:table-cell>
          <table:table-cell office:value-type="float" office:value="-77.013013" calcext:value-type="float">
            <text:p>-77.013013</text:p>
          </table:table-cell>
          <table:table-cell table:formula="of:=AND([.F382]&gt;[$Sheet2.$B$2];[.G382]&gt;[$Sheet2.$C$2];[.G382]&lt;[$Sheet2.$C$3])" office:value-type="boolean" office:boolean-value="false" calcext:value-type="boolean">
            <text:p>FALSE</text:p>
          </table:table-cell>
          <table:table-cell table:formula="of:=[.F382]&gt;[$Sheet2.$B$2]" office:value-type="boolean" office:boolean-value="false" calcext:value-type="boolean">
            <text:p>FALSE</text:p>
          </table:table-cell>
          <table:table-cell table:formula="of:=AND([.G382]&gt;[$Sheet2.$C$2];[.G382]&lt;[$Sheet2.$C$3])" office:value-type="boolean" office:boolean-value="true" calcext:value-type="boolean">
            <text:p>TRUE</text:p>
          </table:table-cell>
          <table:table-cell table:formula="of:=IF([.H382];[.E38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402" calcext:value-type="float">
            <text:p>702402</text:p>
          </table:table-cell>
          <table:table-cell office:value-type="float" office:value="1" calcext:value-type="float">
            <text:p>1</text:p>
          </table:table-cell>
          <table:table-cell office:value-type="float" office:value="1340" calcext:value-type="float">
            <text:p>1340</text:p>
          </table:table-cell>
          <table:table-cell office:value-type="float" office:value="38.995024" calcext:value-type="float">
            <text:p>38.995024</text:p>
          </table:table-cell>
          <table:table-cell office:value-type="float" office:value="-77.015325" calcext:value-type="float">
            <text:p>-77.015325</text:p>
          </table:table-cell>
          <table:table-cell table:formula="of:=AND([.F383]&gt;[$Sheet2.$B$2];[.G383]&gt;[$Sheet2.$C$2];[.G383]&lt;[$Sheet2.$C$3])" office:value-type="boolean" office:boolean-value="false" calcext:value-type="boolean">
            <text:p>FALSE</text:p>
          </table:table-cell>
          <table:table-cell table:formula="of:=[.F383]&gt;[$Sheet2.$B$2]" office:value-type="boolean" office:boolean-value="false" calcext:value-type="boolean">
            <text:p>FALSE</text:p>
          </table:table-cell>
          <table:table-cell table:formula="of:=AND([.G383]&gt;[$Sheet2.$C$2];[.G383]&lt;[$Sheet2.$C$3])" office:value-type="boolean" office:boolean-value="true" calcext:value-type="boolean">
            <text:p>TRUE</text:p>
          </table:table-cell>
          <table:table-cell table:formula="of:=IF([.H383];[.E38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402" calcext:value-type="float">
            <text:p>702402</text:p>
          </table:table-cell>
          <table:table-cell office:value-type="float" office:value="2" calcext:value-type="float">
            <text:p>2</text:p>
          </table:table-cell>
          <table:table-cell office:value-type="float" office:value="914" calcext:value-type="float">
            <text:p>914</text:p>
          </table:table-cell>
          <table:table-cell office:value-type="float" office:value="38.993941" calcext:value-type="float">
            <text:p>38.993941</text:p>
          </table:table-cell>
          <table:table-cell office:value-type="float" office:value="-77.022635" calcext:value-type="float">
            <text:p>-77.022635</text:p>
          </table:table-cell>
          <table:table-cell table:formula="of:=AND([.F384]&gt;[$Sheet2.$B$2];[.G384]&gt;[$Sheet2.$C$2];[.G384]&lt;[$Sheet2.$C$3])" office:value-type="boolean" office:boolean-value="false" calcext:value-type="boolean">
            <text:p>FALSE</text:p>
          </table:table-cell>
          <table:table-cell table:formula="of:=[.F384]&gt;[$Sheet2.$B$2]" office:value-type="boolean" office:boolean-value="false" calcext:value-type="boolean">
            <text:p>FALSE</text:p>
          </table:table-cell>
          <table:table-cell table:formula="of:=AND([.G384]&gt;[$Sheet2.$C$2];[.G384]&lt;[$Sheet2.$C$3])" office:value-type="boolean" office:boolean-value="true" calcext:value-type="boolean">
            <text:p>TRUE</text:p>
          </table:table-cell>
          <table:table-cell table:formula="of:=IF([.H384];[.E38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402" calcext:value-type="float">
            <text:p>702402</text:p>
          </table:table-cell>
          <table:table-cell office:value-type="float" office:value="3" calcext:value-type="float">
            <text:p>3</text:p>
          </table:table-cell>
          <table:table-cell office:value-type="float" office:value="2252" calcext:value-type="float">
            <text:p>2252</text:p>
          </table:table-cell>
          <table:table-cell office:value-type="float" office:value="38.991235" calcext:value-type="float">
            <text:p>38.991235</text:p>
          </table:table-cell>
          <table:table-cell office:value-type="float" office:value="-77.017585" calcext:value-type="float">
            <text:p>-77.017585</text:p>
          </table:table-cell>
          <table:table-cell table:formula="of:=AND([.F385]&gt;[$Sheet2.$B$2];[.G385]&gt;[$Sheet2.$C$2];[.G385]&lt;[$Sheet2.$C$3])" office:value-type="boolean" office:boolean-value="false" calcext:value-type="boolean">
            <text:p>FALSE</text:p>
          </table:table-cell>
          <table:table-cell table:formula="of:=[.F385]&gt;[$Sheet2.$B$2]" office:value-type="boolean" office:boolean-value="false" calcext:value-type="boolean">
            <text:p>FALSE</text:p>
          </table:table-cell>
          <table:table-cell table:formula="of:=AND([.G385]&gt;[$Sheet2.$C$2];[.G385]&lt;[$Sheet2.$C$3])" office:value-type="boolean" office:boolean-value="true" calcext:value-type="boolean">
            <text:p>TRUE</text:p>
          </table:table-cell>
          <table:table-cell table:formula="of:=IF([.H385];[.E38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500" calcext:value-type="float">
            <text:p>702500</text:p>
          </table:table-cell>
          <table:table-cell office:value-type="float" office:value="1" calcext:value-type="float">
            <text:p>1</text:p>
          </table:table-cell>
          <table:table-cell office:value-type="float" office:value="1162" calcext:value-type="float">
            <text:p>1162</text:p>
          </table:table-cell>
          <table:table-cell office:value-type="float" office:value="38.991666" calcext:value-type="float">
            <text:p>38.991666</text:p>
          </table:table-cell>
          <table:table-cell office:value-type="float" office:value="-77.025402" calcext:value-type="float">
            <text:p>-77.025402</text:p>
          </table:table-cell>
          <table:table-cell table:formula="of:=AND([.F386]&gt;[$Sheet2.$B$2];[.G386]&gt;[$Sheet2.$C$2];[.G386]&lt;[$Sheet2.$C$3])" office:value-type="boolean" office:boolean-value="false" calcext:value-type="boolean">
            <text:p>FALSE</text:p>
          </table:table-cell>
          <table:table-cell table:formula="of:=[.F386]&gt;[$Sheet2.$B$2]" office:value-type="boolean" office:boolean-value="false" calcext:value-type="boolean">
            <text:p>FALSE</text:p>
          </table:table-cell>
          <table:table-cell table:formula="of:=AND([.G386]&gt;[$Sheet2.$C$2];[.G386]&lt;[$Sheet2.$C$3])" office:value-type="boolean" office:boolean-value="true" calcext:value-type="boolean">
            <text:p>TRUE</text:p>
          </table:table-cell>
          <table:table-cell table:formula="of:=IF([.H386];[.E38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500" calcext:value-type="float">
            <text:p>702500</text:p>
          </table:table-cell>
          <table:table-cell office:value-type="float" office:value="2" calcext:value-type="float">
            <text:p>2</text:p>
          </table:table-cell>
          <table:table-cell office:value-type="float" office:value="752" calcext:value-type="float">
            <text:p>752</text:p>
          </table:table-cell>
          <table:table-cell office:value-type="float" office:value="38.99614" calcext:value-type="float">
            <text:p>38.99614</text:p>
          </table:table-cell>
          <table:table-cell office:value-type="float" office:value="-77.029532" calcext:value-type="float">
            <text:p>-77.029532</text:p>
          </table:table-cell>
          <table:table-cell table:formula="of:=AND([.F387]&gt;[$Sheet2.$B$2];[.G387]&gt;[$Sheet2.$C$2];[.G387]&lt;[$Sheet2.$C$3])" office:value-type="boolean" office:boolean-value="false" calcext:value-type="boolean">
            <text:p>FALSE</text:p>
          </table:table-cell>
          <table:table-cell table:formula="of:=[.F387]&gt;[$Sheet2.$B$2]" office:value-type="boolean" office:boolean-value="false" calcext:value-type="boolean">
            <text:p>FALSE</text:p>
          </table:table-cell>
          <table:table-cell table:formula="of:=AND([.G387]&gt;[$Sheet2.$C$2];[.G387]&lt;[$Sheet2.$C$3])" office:value-type="boolean" office:boolean-value="true" calcext:value-type="boolean">
            <text:p>TRUE</text:p>
          </table:table-cell>
          <table:table-cell table:formula="of:=IF([.H387];[.E38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500" calcext:value-type="float">
            <text:p>702500</text:p>
          </table:table-cell>
          <table:table-cell office:value-type="float" office:value="3" calcext:value-type="float">
            <text:p>3</text:p>
          </table:table-cell>
          <table:table-cell office:value-type="float" office:value="908" calcext:value-type="float">
            <text:p>908</text:p>
          </table:table-cell>
          <table:table-cell office:value-type="float" office:value="38.996417" calcext:value-type="float">
            <text:p>38.996417</text:p>
          </table:table-cell>
          <table:table-cell office:value-type="float" office:value="-77.032665" calcext:value-type="float">
            <text:p>-77.032665</text:p>
          </table:table-cell>
          <table:table-cell table:formula="of:=AND([.F388]&gt;[$Sheet2.$B$2];[.G388]&gt;[$Sheet2.$C$2];[.G388]&lt;[$Sheet2.$C$3])" office:value-type="boolean" office:boolean-value="false" calcext:value-type="boolean">
            <text:p>FALSE</text:p>
          </table:table-cell>
          <table:table-cell table:formula="of:=[.F388]&gt;[$Sheet2.$B$2]" office:value-type="boolean" office:boolean-value="false" calcext:value-type="boolean">
            <text:p>FALSE</text:p>
          </table:table-cell>
          <table:table-cell table:formula="of:=AND([.G388]&gt;[$Sheet2.$C$2];[.G388]&lt;[$Sheet2.$C$3])" office:value-type="boolean" office:boolean-value="true" calcext:value-type="boolean">
            <text:p>TRUE</text:p>
          </table:table-cell>
          <table:table-cell table:formula="of:=IF([.H388];[.E38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500" calcext:value-type="float">
            <text:p>702500</text:p>
          </table:table-cell>
          <table:table-cell office:value-type="float" office:value="4" calcext:value-type="float">
            <text:p>4</text:p>
          </table:table-cell>
          <table:table-cell office:value-type="float" office:value="2165" calcext:value-type="float">
            <text:p>2165</text:p>
          </table:table-cell>
          <table:table-cell office:value-type="float" office:value="38.990088" calcext:value-type="float">
            <text:p>38.990088</text:p>
          </table:table-cell>
          <table:table-cell office:value-type="float" office:value="-77.029136" calcext:value-type="float">
            <text:p>-77.029136</text:p>
          </table:table-cell>
          <table:table-cell table:formula="of:=AND([.F389]&gt;[$Sheet2.$B$2];[.G389]&gt;[$Sheet2.$C$2];[.G389]&lt;[$Sheet2.$C$3])" office:value-type="boolean" office:boolean-value="false" calcext:value-type="boolean">
            <text:p>FALSE</text:p>
          </table:table-cell>
          <table:table-cell table:formula="of:=[.F389]&gt;[$Sheet2.$B$2]" office:value-type="boolean" office:boolean-value="false" calcext:value-type="boolean">
            <text:p>FALSE</text:p>
          </table:table-cell>
          <table:table-cell table:formula="of:=AND([.G389]&gt;[$Sheet2.$C$2];[.G389]&lt;[$Sheet2.$C$3])" office:value-type="boolean" office:boolean-value="true" calcext:value-type="boolean">
            <text:p>TRUE</text:p>
          </table:table-cell>
          <table:table-cell table:formula="of:=IF([.H389];[.E38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601" calcext:value-type="float">
            <text:p>702601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38.991727" calcext:value-type="float">
            <text:p>38.991727</text:p>
          </table:table-cell>
          <table:table-cell office:value-type="float" office:value="-77.031555" calcext:value-type="float">
            <text:p>-77.031555</text:p>
          </table:table-cell>
          <table:table-cell table:formula="of:=AND([.F390]&gt;[$Sheet2.$B$2];[.G390]&gt;[$Sheet2.$C$2];[.G390]&lt;[$Sheet2.$C$3])" office:value-type="boolean" office:boolean-value="false" calcext:value-type="boolean">
            <text:p>FALSE</text:p>
          </table:table-cell>
          <table:table-cell table:formula="of:=[.F390]&gt;[$Sheet2.$B$2]" office:value-type="boolean" office:boolean-value="false" calcext:value-type="boolean">
            <text:p>FALSE</text:p>
          </table:table-cell>
          <table:table-cell table:formula="of:=AND([.G390]&gt;[$Sheet2.$C$2];[.G390]&lt;[$Sheet2.$C$3])" office:value-type="boolean" office:boolean-value="true" calcext:value-type="boolean">
            <text:p>TRUE</text:p>
          </table:table-cell>
          <table:table-cell table:formula="of:=IF([.H390];[.E39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601" calcext:value-type="float">
            <text:p>702601</text:p>
          </table:table-cell>
          <table:table-cell office:value-type="float" office:value="2" calcext:value-type="float">
            <text:p>2</text:p>
          </table:table-cell>
          <table:table-cell office:value-type="float" office:value="1154" calcext:value-type="float">
            <text:p>1154</text:p>
          </table:table-cell>
          <table:table-cell office:value-type="float" office:value="38.994043" calcext:value-type="float">
            <text:p>38.994043</text:p>
          </table:table-cell>
          <table:table-cell office:value-type="float" office:value="-77.033939" calcext:value-type="float">
            <text:p>-77.033939</text:p>
          </table:table-cell>
          <table:table-cell table:formula="of:=AND([.F391]&gt;[$Sheet2.$B$2];[.G391]&gt;[$Sheet2.$C$2];[.G391]&lt;[$Sheet2.$C$3])" office:value-type="boolean" office:boolean-value="false" calcext:value-type="boolean">
            <text:p>FALSE</text:p>
          </table:table-cell>
          <table:table-cell table:formula="of:=[.F391]&gt;[$Sheet2.$B$2]" office:value-type="boolean" office:boolean-value="false" calcext:value-type="boolean">
            <text:p>FALSE</text:p>
          </table:table-cell>
          <table:table-cell table:formula="of:=AND([.G391]&gt;[$Sheet2.$C$2];[.G391]&lt;[$Sheet2.$C$3])" office:value-type="boolean" office:boolean-value="true" calcext:value-type="boolean">
            <text:p>TRUE</text:p>
          </table:table-cell>
          <table:table-cell table:formula="of:=IF([.H391];[.E39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601" calcext:value-type="float">
            <text:p>702601</text:p>
          </table:table-cell>
          <table:table-cell office:value-type="float" office:value="3" calcext:value-type="float">
            <text:p>3</text:p>
          </table:table-cell>
          <table:table-cell office:value-type="float" office:value="620" calcext:value-type="float">
            <text:p>620</text:p>
          </table:table-cell>
          <table:table-cell office:value-type="float" office:value="38.989337" calcext:value-type="float">
            <text:p>38.989337</text:p>
          </table:table-cell>
          <table:table-cell office:value-type="float" office:value="-77.030994" calcext:value-type="float">
            <text:p>-77.030994</text:p>
          </table:table-cell>
          <table:table-cell table:formula="of:=AND([.F392]&gt;[$Sheet2.$B$2];[.G392]&gt;[$Sheet2.$C$2];[.G392]&lt;[$Sheet2.$C$3])" office:value-type="boolean" office:boolean-value="false" calcext:value-type="boolean">
            <text:p>FALSE</text:p>
          </table:table-cell>
          <table:table-cell table:formula="of:=[.F392]&gt;[$Sheet2.$B$2]" office:value-type="boolean" office:boolean-value="false" calcext:value-type="boolean">
            <text:p>FALSE</text:p>
          </table:table-cell>
          <table:table-cell table:formula="of:=AND([.G392]&gt;[$Sheet2.$C$2];[.G392]&lt;[$Sheet2.$C$3])" office:value-type="boolean" office:boolean-value="true" calcext:value-type="boolean">
            <text:p>TRUE</text:p>
          </table:table-cell>
          <table:table-cell table:formula="of:=IF([.H392];[.E39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601" calcext:value-type="float">
            <text:p>702601</text:p>
          </table:table-cell>
          <table:table-cell office:value-type="float" office:value="4" calcext:value-type="float">
            <text:p>4</text:p>
          </table:table-cell>
          <table:table-cell office:value-type="float" office:value="1596" calcext:value-type="float">
            <text:p>1596</text:p>
          </table:table-cell>
          <table:table-cell office:value-type="float" office:value="38.991166" calcext:value-type="float">
            <text:p>38.991166</text:p>
          </table:table-cell>
          <table:table-cell office:value-type="float" office:value="-77.034015" calcext:value-type="float">
            <text:p>-77.034015</text:p>
          </table:table-cell>
          <table:table-cell table:formula="of:=AND([.F393]&gt;[$Sheet2.$B$2];[.G393]&gt;[$Sheet2.$C$2];[.G393]&lt;[$Sheet2.$C$3])" office:value-type="boolean" office:boolean-value="false" calcext:value-type="boolean">
            <text:p>FALSE</text:p>
          </table:table-cell>
          <table:table-cell table:formula="of:=[.F393]&gt;[$Sheet2.$B$2]" office:value-type="boolean" office:boolean-value="false" calcext:value-type="boolean">
            <text:p>FALSE</text:p>
          </table:table-cell>
          <table:table-cell table:formula="of:=AND([.G393]&gt;[$Sheet2.$C$2];[.G393]&lt;[$Sheet2.$C$3])" office:value-type="boolean" office:boolean-value="true" calcext:value-type="boolean">
            <text:p>TRUE</text:p>
          </table:table-cell>
          <table:table-cell table:formula="of:=IF([.H393];[.E39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602" calcext:value-type="float">
            <text:p>702602</text:p>
          </table:table-cell>
          <table:table-cell office:value-type="float" office:value="1" calcext:value-type="float">
            <text:p>1</text:p>
          </table:table-cell>
          <table:table-cell office:value-type="float" office:value="1312" calcext:value-type="float">
            <text:p>1312</text:p>
          </table:table-cell>
          <table:table-cell office:value-type="float" office:value="38.993698" calcext:value-type="float">
            <text:p>38.993698</text:p>
          </table:table-cell>
          <table:table-cell office:value-type="float" office:value="-77.044823" calcext:value-type="float">
            <text:p>-77.044823</text:p>
          </table:table-cell>
          <table:table-cell table:formula="of:=AND([.F394]&gt;[$Sheet2.$B$2];[.G394]&gt;[$Sheet2.$C$2];[.G394]&lt;[$Sheet2.$C$3])" office:value-type="boolean" office:boolean-value="false" calcext:value-type="boolean">
            <text:p>FALSE</text:p>
          </table:table-cell>
          <table:table-cell table:formula="of:=[.F394]&gt;[$Sheet2.$B$2]" office:value-type="boolean" office:boolean-value="false" calcext:value-type="boolean">
            <text:p>FALSE</text:p>
          </table:table-cell>
          <table:table-cell table:formula="of:=AND([.G394]&gt;[$Sheet2.$C$2];[.G394]&lt;[$Sheet2.$C$3])" office:value-type="boolean" office:boolean-value="true" calcext:value-type="boolean">
            <text:p>TRUE</text:p>
          </table:table-cell>
          <table:table-cell table:formula="of:=IF([.H394];[.E39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602" calcext:value-type="float">
            <text:p>702602</text:p>
          </table:table-cell>
          <table:table-cell office:value-type="float" office:value="2" calcext:value-type="float">
            <text:p>2</text:p>
          </table:table-cell>
          <table:table-cell office:value-type="float" office:value="3170" calcext:value-type="float">
            <text:p>3170</text:p>
          </table:table-cell>
          <table:table-cell office:value-type="float" office:value="38.997734" calcext:value-type="float">
            <text:p>38.997734</text:p>
          </table:table-cell>
          <table:table-cell office:value-type="float" office:value="-77.040069" calcext:value-type="float">
            <text:p>-77.040069</text:p>
          </table:table-cell>
          <table:table-cell table:formula="of:=AND([.F395]&gt;[$Sheet2.$B$2];[.G395]&gt;[$Sheet2.$C$2];[.G395]&lt;[$Sheet2.$C$3])" office:value-type="boolean" office:boolean-value="false" calcext:value-type="boolean">
            <text:p>FALSE</text:p>
          </table:table-cell>
          <table:table-cell table:formula="of:=[.F395]&gt;[$Sheet2.$B$2]" office:value-type="boolean" office:boolean-value="false" calcext:value-type="boolean">
            <text:p>FALSE</text:p>
          </table:table-cell>
          <table:table-cell table:formula="of:=AND([.G395]&gt;[$Sheet2.$C$2];[.G395]&lt;[$Sheet2.$C$3])" office:value-type="boolean" office:boolean-value="true" calcext:value-type="boolean">
            <text:p>TRUE</text:p>
          </table:table-cell>
          <table:table-cell table:formula="of:=IF([.H395];[.E39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700" calcext:value-type="float">
            <text:p>702700</text:p>
          </table:table-cell>
          <table:table-cell office:value-type="float" office:value="1" calcext:value-type="float">
            <text:p>1</text:p>
          </table:table-cell>
          <table:table-cell office:value-type="float" office:value="2622" calcext:value-type="float">
            <text:p>2622</text:p>
          </table:table-cell>
          <table:table-cell office:value-type="float" office:value="38.99722" calcext:value-type="float">
            <text:p>38.99722</text:p>
          </table:table-cell>
          <table:table-cell office:value-type="float" office:value="-77.047324" calcext:value-type="float">
            <text:p>-77.047324</text:p>
          </table:table-cell>
          <table:table-cell table:formula="of:=AND([.F396]&gt;[$Sheet2.$B$2];[.G396]&gt;[$Sheet2.$C$2];[.G396]&lt;[$Sheet2.$C$3])" office:value-type="boolean" office:boolean-value="false" calcext:value-type="boolean">
            <text:p>FALSE</text:p>
          </table:table-cell>
          <table:table-cell table:formula="of:=[.F396]&gt;[$Sheet2.$B$2]" office:value-type="boolean" office:boolean-value="false" calcext:value-type="boolean">
            <text:p>FALSE</text:p>
          </table:table-cell>
          <table:table-cell table:formula="of:=AND([.G396]&gt;[$Sheet2.$C$2];[.G396]&lt;[$Sheet2.$C$3])" office:value-type="boolean" office:boolean-value="true" calcext:value-type="boolean">
            <text:p>TRUE</text:p>
          </table:table-cell>
          <table:table-cell table:formula="of:=IF([.H396];[.E39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700" calcext:value-type="float">
            <text:p>702700</text:p>
          </table:table-cell>
          <table:table-cell office:value-type="float" office:value="2" calcext:value-type="float">
            <text:p>2</text:p>
          </table:table-cell>
          <table:table-cell office:value-type="float" office:value="1112" calcext:value-type="float">
            <text:p>1112</text:p>
          </table:table-cell>
          <table:table-cell office:value-type="float" office:value="38.994832" calcext:value-type="float">
            <text:p>38.994832</text:p>
          </table:table-cell>
          <table:table-cell office:value-type="float" office:value="-77.058404" calcext:value-type="float">
            <text:p>-77.058404</text:p>
          </table:table-cell>
          <table:table-cell table:formula="of:=AND([.F397]&gt;[$Sheet2.$B$2];[.G397]&gt;[$Sheet2.$C$2];[.G397]&lt;[$Sheet2.$C$3])" office:value-type="boolean" office:boolean-value="false" calcext:value-type="boolean">
            <text:p>FALSE</text:p>
          </table:table-cell>
          <table:table-cell table:formula="of:=[.F397]&gt;[$Sheet2.$B$2]" office:value-type="boolean" office:boolean-value="false" calcext:value-type="boolean">
            <text:p>FALSE</text:p>
          </table:table-cell>
          <table:table-cell table:formula="of:=AND([.G397]&gt;[$Sheet2.$C$2];[.G397]&lt;[$Sheet2.$C$3])" office:value-type="boolean" office:boolean-value="true" calcext:value-type="boolean">
            <text:p>TRUE</text:p>
          </table:table-cell>
          <table:table-cell table:formula="of:=IF([.H397];[.E39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700" calcext:value-type="float">
            <text:p>702700</text:p>
          </table:table-cell>
          <table:table-cell office:value-type="float" office:value="3" calcext:value-type="float">
            <text:p>3</text:p>
          </table:table-cell>
          <table:table-cell office:value-type="float" office:value="1009" calcext:value-type="float">
            <text:p>1009</text:p>
          </table:table-cell>
          <table:table-cell office:value-type="float" office:value="38.990891" calcext:value-type="float">
            <text:p>38.990891</text:p>
          </table:table-cell>
          <table:table-cell office:value-type="float" office:value="-77.05416" calcext:value-type="float">
            <text:p>-77.05416</text:p>
          </table:table-cell>
          <table:table-cell table:formula="of:=AND([.F398]&gt;[$Sheet2.$B$2];[.G398]&gt;[$Sheet2.$C$2];[.G398]&lt;[$Sheet2.$C$3])" office:value-type="boolean" office:boolean-value="false" calcext:value-type="boolean">
            <text:p>FALSE</text:p>
          </table:table-cell>
          <table:table-cell table:formula="of:=[.F398]&gt;[$Sheet2.$B$2]" office:value-type="boolean" office:boolean-value="false" calcext:value-type="boolean">
            <text:p>FALSE</text:p>
          </table:table-cell>
          <table:table-cell table:formula="of:=AND([.G398]&gt;[$Sheet2.$C$2];[.G398]&lt;[$Sheet2.$C$3])" office:value-type="boolean" office:boolean-value="true" calcext:value-type="boolean">
            <text:p>TRUE</text:p>
          </table:table-cell>
          <table:table-cell table:formula="of:=IF([.H398];[.E39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700" calcext:value-type="float">
            <text:p>702700</text:p>
          </table:table-cell>
          <table:table-cell office:value-type="float" office:value="4" calcext:value-type="float">
            <text:p>4</text:p>
          </table:table-cell>
          <table:table-cell office:value-type="float" office:value="2105" calcext:value-type="float">
            <text:p>2105</text:p>
          </table:table-cell>
          <table:table-cell office:value-type="float" office:value="39.003168" calcext:value-type="float">
            <text:p>39.003168</text:p>
          </table:table-cell>
          <table:table-cell office:value-type="float" office:value="-77.052507" calcext:value-type="float">
            <text:p>-77.052507</text:p>
          </table:table-cell>
          <table:table-cell table:formula="of:=AND([.F399]&gt;[$Sheet2.$B$2];[.G399]&gt;[$Sheet2.$C$2];[.G399]&lt;[$Sheet2.$C$3])" office:value-type="boolean" office:boolean-value="false" calcext:value-type="boolean">
            <text:p>FALSE</text:p>
          </table:table-cell>
          <table:table-cell table:formula="of:=[.F399]&gt;[$Sheet2.$B$2]" office:value-type="boolean" office:boolean-value="false" calcext:value-type="boolean">
            <text:p>FALSE</text:p>
          </table:table-cell>
          <table:table-cell table:formula="of:=AND([.G399]&gt;[$Sheet2.$C$2];[.G399]&lt;[$Sheet2.$C$3])" office:value-type="boolean" office:boolean-value="true" calcext:value-type="boolean">
            <text:p>TRUE</text:p>
          </table:table-cell>
          <table:table-cell table:formula="of:=IF([.H399];[.E39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800" calcext:value-type="float">
            <text:p>702800</text:p>
          </table:table-cell>
          <table:table-cell office:value-type="float" office:value="1" calcext:value-type="float">
            <text:p>1</text:p>
          </table:table-cell>
          <table:table-cell office:value-type="float" office:value="1223" calcext:value-type="float">
            <text:p>1223</text:p>
          </table:table-cell>
          <table:table-cell office:value-type="float" office:value="39.001374" calcext:value-type="float">
            <text:p>39.001374</text:p>
          </table:table-cell>
          <table:table-cell office:value-type="float" office:value="-77.038908" calcext:value-type="float">
            <text:p>-77.038908</text:p>
          </table:table-cell>
          <table:table-cell table:formula="of:=AND([.F400]&gt;[$Sheet2.$B$2];[.G400]&gt;[$Sheet2.$C$2];[.G400]&lt;[$Sheet2.$C$3])" office:value-type="boolean" office:boolean-value="false" calcext:value-type="boolean">
            <text:p>FALSE</text:p>
          </table:table-cell>
          <table:table-cell table:formula="of:=[.F400]&gt;[$Sheet2.$B$2]" office:value-type="boolean" office:boolean-value="false" calcext:value-type="boolean">
            <text:p>FALSE</text:p>
          </table:table-cell>
          <table:table-cell table:formula="of:=AND([.G400]&gt;[$Sheet2.$C$2];[.G400]&lt;[$Sheet2.$C$3])" office:value-type="boolean" office:boolean-value="true" calcext:value-type="boolean">
            <text:p>TRUE</text:p>
          </table:table-cell>
          <table:table-cell table:formula="of:=IF([.H400];[.E40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800" calcext:value-type="float">
            <text:p>702800</text:p>
          </table:table-cell>
          <table:table-cell office:value-type="float" office:value="2" calcext:value-type="float">
            <text:p>2</text:p>
          </table:table-cell>
          <table:table-cell office:value-type="float" office:value="1249" calcext:value-type="float">
            <text:p>1249</text:p>
          </table:table-cell>
          <table:table-cell office:value-type="float" office:value="38.998347" calcext:value-type="float">
            <text:p>38.998347</text:p>
          </table:table-cell>
          <table:table-cell office:value-type="float" office:value="-77.032041" calcext:value-type="float">
            <text:p>-77.032041</text:p>
          </table:table-cell>
          <table:table-cell table:formula="of:=AND([.F401]&gt;[$Sheet2.$B$2];[.G401]&gt;[$Sheet2.$C$2];[.G401]&lt;[$Sheet2.$C$3])" office:value-type="boolean" office:boolean-value="false" calcext:value-type="boolean">
            <text:p>FALSE</text:p>
          </table:table-cell>
          <table:table-cell table:formula="of:=[.F401]&gt;[$Sheet2.$B$2]" office:value-type="boolean" office:boolean-value="false" calcext:value-type="boolean">
            <text:p>FALSE</text:p>
          </table:table-cell>
          <table:table-cell table:formula="of:=AND([.G401]&gt;[$Sheet2.$C$2];[.G401]&lt;[$Sheet2.$C$3])" office:value-type="boolean" office:boolean-value="true" calcext:value-type="boolean">
            <text:p>TRUE</text:p>
          </table:table-cell>
          <table:table-cell table:formula="of:=IF([.H401];[.E40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800" calcext:value-type="float">
            <text:p>702800</text:p>
          </table:table-cell>
          <table:table-cell office:value-type="float" office:value="3" calcext:value-type="float">
            <text:p>3</text:p>
          </table:table-cell>
          <table:table-cell office:value-type="float" office:value="994" calcext:value-type="float">
            <text:p>994</text:p>
          </table:table-cell>
          <table:table-cell office:value-type="float" office:value="39.005941" calcext:value-type="float">
            <text:p>39.005941</text:p>
          </table:table-cell>
          <table:table-cell office:value-type="float" office:value="-77.043623" calcext:value-type="float">
            <text:p>-77.043623</text:p>
          </table:table-cell>
          <table:table-cell table:formula="of:=AND([.F402]&gt;[$Sheet2.$B$2];[.G402]&gt;[$Sheet2.$C$2];[.G402]&lt;[$Sheet2.$C$3])" office:value-type="boolean" office:boolean-value="false" calcext:value-type="boolean">
            <text:p>FALSE</text:p>
          </table:table-cell>
          <table:table-cell table:formula="of:=[.F402]&gt;[$Sheet2.$B$2]" office:value-type="boolean" office:boolean-value="false" calcext:value-type="boolean">
            <text:p>FALSE</text:p>
          </table:table-cell>
          <table:table-cell table:formula="of:=AND([.G402]&gt;[$Sheet2.$C$2];[.G402]&lt;[$Sheet2.$C$3])" office:value-type="boolean" office:boolean-value="true" calcext:value-type="boolean">
            <text:p>TRUE</text:p>
          </table:table-cell>
          <table:table-cell table:formula="of:=IF([.H402];[.E40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800" calcext:value-type="float">
            <text:p>702800</text:p>
          </table:table-cell>
          <table:table-cell office:value-type="float" office:value="4" calcext:value-type="float">
            <text:p>4</text:p>
          </table:table-cell>
          <table:table-cell office:value-type="float" office:value="1154" calcext:value-type="float">
            <text:p>1154</text:p>
          </table:table-cell>
          <table:table-cell office:value-type="float" office:value="39.010975" calcext:value-type="float">
            <text:p>39.010975</text:p>
          </table:table-cell>
          <table:table-cell office:value-type="float" office:value="-77.047439" calcext:value-type="float">
            <text:p>-77.047439</text:p>
          </table:table-cell>
          <table:table-cell table:formula="of:=AND([.F403]&gt;[$Sheet2.$B$2];[.G403]&gt;[$Sheet2.$C$2];[.G403]&lt;[$Sheet2.$C$3])" office:value-type="boolean" office:boolean-value="false" calcext:value-type="boolean">
            <text:p>FALSE</text:p>
          </table:table-cell>
          <table:table-cell table:formula="of:=[.F403]&gt;[$Sheet2.$B$2]" office:value-type="boolean" office:boolean-value="false" calcext:value-type="boolean">
            <text:p>FALSE</text:p>
          </table:table-cell>
          <table:table-cell table:formula="of:=AND([.G403]&gt;[$Sheet2.$C$2];[.G403]&lt;[$Sheet2.$C$3])" office:value-type="boolean" office:boolean-value="true" calcext:value-type="boolean">
            <text:p>TRUE</text:p>
          </table:table-cell>
          <table:table-cell table:formula="of:=IF([.H403];[.E40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900" calcext:value-type="float">
            <text:p>702900</text:p>
          </table:table-cell>
          <table:table-cell office:value-type="float" office:value="1" calcext:value-type="float">
            <text:p>1</text:p>
          </table:table-cell>
          <table:table-cell office:value-type="float" office:value="817" calcext:value-type="float">
            <text:p>817</text:p>
          </table:table-cell>
          <table:table-cell office:value-type="float" office:value="39.006242" calcext:value-type="float">
            <text:p>39.006242</text:p>
          </table:table-cell>
          <table:table-cell office:value-type="float" office:value="-77.032398" calcext:value-type="float">
            <text:p>-77.032398</text:p>
          </table:table-cell>
          <table:table-cell table:formula="of:=AND([.F404]&gt;[$Sheet2.$B$2];[.G404]&gt;[$Sheet2.$C$2];[.G404]&lt;[$Sheet2.$C$3])" office:value-type="boolean" office:boolean-value="false" calcext:value-type="boolean">
            <text:p>FALSE</text:p>
          </table:table-cell>
          <table:table-cell table:formula="of:=[.F404]&gt;[$Sheet2.$B$2]" office:value-type="boolean" office:boolean-value="false" calcext:value-type="boolean">
            <text:p>FALSE</text:p>
          </table:table-cell>
          <table:table-cell table:formula="of:=AND([.G404]&gt;[$Sheet2.$C$2];[.G404]&lt;[$Sheet2.$C$3])" office:value-type="boolean" office:boolean-value="true" calcext:value-type="boolean">
            <text:p>TRUE</text:p>
          </table:table-cell>
          <table:table-cell table:formula="of:=IF([.H404];[.E40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900" calcext:value-type="float">
            <text:p>702900</text:p>
          </table:table-cell>
          <table:table-cell office:value-type="float" office:value="2" calcext:value-type="float">
            <text:p>2</text:p>
          </table:table-cell>
          <table:table-cell office:value-type="float" office:value="1503" calcext:value-type="float">
            <text:p>1503</text:p>
          </table:table-cell>
          <table:table-cell office:value-type="float" office:value="39.010124" calcext:value-type="float">
            <text:p>39.010124</text:p>
          </table:table-cell>
          <table:table-cell office:value-type="float" office:value="-77.032649" calcext:value-type="float">
            <text:p>-77.032649</text:p>
          </table:table-cell>
          <table:table-cell table:formula="of:=AND([.F405]&gt;[$Sheet2.$B$2];[.G405]&gt;[$Sheet2.$C$2];[.G405]&lt;[$Sheet2.$C$3])" office:value-type="boolean" office:boolean-value="false" calcext:value-type="boolean">
            <text:p>FALSE</text:p>
          </table:table-cell>
          <table:table-cell table:formula="of:=[.F405]&gt;[$Sheet2.$B$2]" office:value-type="boolean" office:boolean-value="false" calcext:value-type="boolean">
            <text:p>FALSE</text:p>
          </table:table-cell>
          <table:table-cell table:formula="of:=AND([.G405]&gt;[$Sheet2.$C$2];[.G405]&lt;[$Sheet2.$C$3])" office:value-type="boolean" office:boolean-value="true" calcext:value-type="boolean">
            <text:p>TRUE</text:p>
          </table:table-cell>
          <table:table-cell table:formula="of:=IF([.H405];[.E40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900" calcext:value-type="float">
            <text:p>702900</text:p>
          </table:table-cell>
          <table:table-cell office:value-type="float" office:value="3" calcext:value-type="float">
            <text:p>3</text:p>
          </table:table-cell>
          <table:table-cell office:value-type="float" office:value="1053" calcext:value-type="float">
            <text:p>1053</text:p>
          </table:table-cell>
          <table:table-cell office:value-type="float" office:value="39.001582" calcext:value-type="float">
            <text:p>39.001582</text:p>
          </table:table-cell>
          <table:table-cell office:value-type="float" office:value="-77.029104" calcext:value-type="float">
            <text:p>-77.029104</text:p>
          </table:table-cell>
          <table:table-cell table:formula="of:=AND([.F406]&gt;[$Sheet2.$B$2];[.G406]&gt;[$Sheet2.$C$2];[.G406]&lt;[$Sheet2.$C$3])" office:value-type="boolean" office:boolean-value="false" calcext:value-type="boolean">
            <text:p>FALSE</text:p>
          </table:table-cell>
          <table:table-cell table:formula="of:=[.F406]&gt;[$Sheet2.$B$2]" office:value-type="boolean" office:boolean-value="false" calcext:value-type="boolean">
            <text:p>FALSE</text:p>
          </table:table-cell>
          <table:table-cell table:formula="of:=AND([.G406]&gt;[$Sheet2.$C$2];[.G406]&lt;[$Sheet2.$C$3])" office:value-type="boolean" office:boolean-value="true" calcext:value-type="boolean">
            <text:p>TRUE</text:p>
          </table:table-cell>
          <table:table-cell table:formula="of:=IF([.H406];[.E40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900" calcext:value-type="float">
            <text:p>702900</text:p>
          </table:table-cell>
          <table:table-cell office:value-type="float" office:value="4" calcext:value-type="float">
            <text:p>4</text:p>
          </table:table-cell>
          <table:table-cell office:value-type="float" office:value="1226" calcext:value-type="float">
            <text:p>1226</text:p>
          </table:table-cell>
          <table:table-cell office:value-type="float" office:value="39.000538" calcext:value-type="float">
            <text:p>39.000538</text:p>
          </table:table-cell>
          <table:table-cell office:value-type="float" office:value="-77.022622" calcext:value-type="float">
            <text:p>-77.022622</text:p>
          </table:table-cell>
          <table:table-cell table:formula="of:=AND([.F407]&gt;[$Sheet2.$B$2];[.G407]&gt;[$Sheet2.$C$2];[.G407]&lt;[$Sheet2.$C$3])" office:value-type="boolean" office:boolean-value="false" calcext:value-type="boolean">
            <text:p>FALSE</text:p>
          </table:table-cell>
          <table:table-cell table:formula="of:=[.F407]&gt;[$Sheet2.$B$2]" office:value-type="boolean" office:boolean-value="false" calcext:value-type="boolean">
            <text:p>FALSE</text:p>
          </table:table-cell>
          <table:table-cell table:formula="of:=AND([.G407]&gt;[$Sheet2.$C$2];[.G407]&lt;[$Sheet2.$C$3])" office:value-type="boolean" office:boolean-value="true" calcext:value-type="boolean">
            <text:p>TRUE</text:p>
          </table:table-cell>
          <table:table-cell table:formula="of:=IF([.H407];[.E40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2900" calcext:value-type="float">
            <text:p>702900</text:p>
          </table:table-cell>
          <table:table-cell office:value-type="float" office:value="5" calcext:value-type="float">
            <text:p>5</text:p>
          </table:table-cell>
          <table:table-cell office:value-type="float" office:value="593" calcext:value-type="float">
            <text:p>593</text:p>
          </table:table-cell>
          <table:table-cell office:value-type="float" office:value="39.003361" calcext:value-type="float">
            <text:p>39.003361</text:p>
          </table:table-cell>
          <table:table-cell office:value-type="float" office:value="-77.018356" calcext:value-type="float">
            <text:p>-77.018356</text:p>
          </table:table-cell>
          <table:table-cell table:formula="of:=AND([.F408]&gt;[$Sheet2.$B$2];[.G408]&gt;[$Sheet2.$C$2];[.G408]&lt;[$Sheet2.$C$3])" office:value-type="boolean" office:boolean-value="false" calcext:value-type="boolean">
            <text:p>FALSE</text:p>
          </table:table-cell>
          <table:table-cell table:formula="of:=[.F408]&gt;[$Sheet2.$B$2]" office:value-type="boolean" office:boolean-value="false" calcext:value-type="boolean">
            <text:p>FALSE</text:p>
          </table:table-cell>
          <table:table-cell table:formula="of:=AND([.G408]&gt;[$Sheet2.$C$2];[.G408]&lt;[$Sheet2.$C$3])" office:value-type="boolean" office:boolean-value="true" calcext:value-type="boolean">
            <text:p>TRUE</text:p>
          </table:table-cell>
          <table:table-cell table:formula="of:=IF([.H408];[.E40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000" calcext:value-type="float">
            <text:p>703000</text:p>
          </table:table-cell>
          <table:table-cell office:value-type="float" office:value="1" calcext:value-type="float">
            <text:p>1</text:p>
          </table:table-cell>
          <table:table-cell office:value-type="float" office:value="778" calcext:value-type="float">
            <text:p>778</text:p>
          </table:table-cell>
          <table:table-cell office:value-type="float" office:value="39.018445" calcext:value-type="float">
            <text:p>39.018445</text:p>
          </table:table-cell>
          <table:table-cell office:value-type="float" office:value="-77.019944" calcext:value-type="float">
            <text:p>-77.019944</text:p>
          </table:table-cell>
          <table:table-cell table:formula="of:=AND([.F409]&gt;[$Sheet2.$B$2];[.G409]&gt;[$Sheet2.$C$2];[.G409]&lt;[$Sheet2.$C$3])" office:value-type="boolean" office:boolean-value="false" calcext:value-type="boolean">
            <text:p>FALSE</text:p>
          </table:table-cell>
          <table:table-cell table:formula="of:=[.F409]&gt;[$Sheet2.$B$2]" office:value-type="boolean" office:boolean-value="false" calcext:value-type="boolean">
            <text:p>FALSE</text:p>
          </table:table-cell>
          <table:table-cell table:formula="of:=AND([.G409]&gt;[$Sheet2.$C$2];[.G409]&lt;[$Sheet2.$C$3])" office:value-type="boolean" office:boolean-value="true" calcext:value-type="boolean">
            <text:p>TRUE</text:p>
          </table:table-cell>
          <table:table-cell table:formula="of:=IF([.H409];[.E40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000" calcext:value-type="float">
            <text:p>703000</text:p>
          </table:table-cell>
          <table:table-cell office:value-type="float" office:value="2" calcext:value-type="float">
            <text:p>2</text:p>
          </table:table-cell>
          <table:table-cell office:value-type="float" office:value="977" calcext:value-type="float">
            <text:p>977</text:p>
          </table:table-cell>
          <table:table-cell office:value-type="float" office:value="39.019668" calcext:value-type="float">
            <text:p>39.019668</text:p>
          </table:table-cell>
          <table:table-cell office:value-type="float" office:value="-77.027407" calcext:value-type="float">
            <text:p>-77.027407</text:p>
          </table:table-cell>
          <table:table-cell table:formula="of:=AND([.F410]&gt;[$Sheet2.$B$2];[.G410]&gt;[$Sheet2.$C$2];[.G410]&lt;[$Sheet2.$C$3])" office:value-type="boolean" office:boolean-value="false" calcext:value-type="boolean">
            <text:p>FALSE</text:p>
          </table:table-cell>
          <table:table-cell table:formula="of:=[.F410]&gt;[$Sheet2.$B$2]" office:value-type="boolean" office:boolean-value="false" calcext:value-type="boolean">
            <text:p>FALSE</text:p>
          </table:table-cell>
          <table:table-cell table:formula="of:=AND([.G410]&gt;[$Sheet2.$C$2];[.G410]&lt;[$Sheet2.$C$3])" office:value-type="boolean" office:boolean-value="true" calcext:value-type="boolean">
            <text:p>TRUE</text:p>
          </table:table-cell>
          <table:table-cell table:formula="of:=IF([.H410];[.E41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100" calcext:value-type="float">
            <text:p>703100</text:p>
          </table:table-cell>
          <table:table-cell office:value-type="float" office:value="1" calcext:value-type="float">
            <text:p>1</text:p>
          </table:table-cell>
          <table:table-cell office:value-type="float" office:value="1310" calcext:value-type="float">
            <text:p>1310</text:p>
          </table:table-cell>
          <table:table-cell office:value-type="float" office:value="39.030629" calcext:value-type="float">
            <text:p>39.030629</text:p>
          </table:table-cell>
          <table:table-cell office:value-type="float" office:value="-77.026048" calcext:value-type="float">
            <text:p>-77.026048</text:p>
          </table:table-cell>
          <table:table-cell table:formula="of:=AND([.F411]&gt;[$Sheet2.$B$2];[.G411]&gt;[$Sheet2.$C$2];[.G411]&lt;[$Sheet2.$C$3])" office:value-type="boolean" office:boolean-value="false" calcext:value-type="boolean">
            <text:p>FALSE</text:p>
          </table:table-cell>
          <table:table-cell table:formula="of:=[.F411]&gt;[$Sheet2.$B$2]" office:value-type="boolean" office:boolean-value="false" calcext:value-type="boolean">
            <text:p>FALSE</text:p>
          </table:table-cell>
          <table:table-cell table:formula="of:=AND([.G411]&gt;[$Sheet2.$C$2];[.G411]&lt;[$Sheet2.$C$3])" office:value-type="boolean" office:boolean-value="true" calcext:value-type="boolean">
            <text:p>TRUE</text:p>
          </table:table-cell>
          <table:table-cell table:formula="of:=IF([.H411];[.E41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100" calcext:value-type="float">
            <text:p>703100</text:p>
          </table:table-cell>
          <table:table-cell office:value-type="float" office:value="2" calcext:value-type="float">
            <text:p>2</text:p>
          </table:table-cell>
          <table:table-cell office:value-type="float" office:value="794" calcext:value-type="float">
            <text:p>794</text:p>
          </table:table-cell>
          <table:table-cell office:value-type="float" office:value="39.025686" calcext:value-type="float">
            <text:p>39.025686</text:p>
          </table:table-cell>
          <table:table-cell office:value-type="float" office:value="-77.02518" calcext:value-type="float">
            <text:p>-77.02518</text:p>
          </table:table-cell>
          <table:table-cell table:formula="of:=AND([.F412]&gt;[$Sheet2.$B$2];[.G412]&gt;[$Sheet2.$C$2];[.G412]&lt;[$Sheet2.$C$3])" office:value-type="boolean" office:boolean-value="false" calcext:value-type="boolean">
            <text:p>FALSE</text:p>
          </table:table-cell>
          <table:table-cell table:formula="of:=[.F412]&gt;[$Sheet2.$B$2]" office:value-type="boolean" office:boolean-value="false" calcext:value-type="boolean">
            <text:p>FALSE</text:p>
          </table:table-cell>
          <table:table-cell table:formula="of:=AND([.G412]&gt;[$Sheet2.$C$2];[.G412]&lt;[$Sheet2.$C$3])" office:value-type="boolean" office:boolean-value="true" calcext:value-type="boolean">
            <text:p>TRUE</text:p>
          </table:table-cell>
          <table:table-cell table:formula="of:=IF([.H412];[.E41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100" calcext:value-type="float">
            <text:p>703100</text:p>
          </table:table-cell>
          <table:table-cell office:value-type="float" office:value="3" calcext:value-type="float">
            <text:p>3</text:p>
          </table:table-cell>
          <table:table-cell office:value-type="float" office:value="1379" calcext:value-type="float">
            <text:p>1379</text:p>
          </table:table-cell>
          <table:table-cell office:value-type="float" office:value="39.022212" calcext:value-type="float">
            <text:p>39.022212</text:p>
          </table:table-cell>
          <table:table-cell office:value-type="float" office:value="-77.020529" calcext:value-type="float">
            <text:p>-77.020529</text:p>
          </table:table-cell>
          <table:table-cell table:formula="of:=AND([.F413]&gt;[$Sheet2.$B$2];[.G413]&gt;[$Sheet2.$C$2];[.G413]&lt;[$Sheet2.$C$3])" office:value-type="boolean" office:boolean-value="false" calcext:value-type="boolean">
            <text:p>FALSE</text:p>
          </table:table-cell>
          <table:table-cell table:formula="of:=[.F413]&gt;[$Sheet2.$B$2]" office:value-type="boolean" office:boolean-value="false" calcext:value-type="boolean">
            <text:p>FALSE</text:p>
          </table:table-cell>
          <table:table-cell table:formula="of:=AND([.G413]&gt;[$Sheet2.$C$2];[.G413]&lt;[$Sheet2.$C$3])" office:value-type="boolean" office:boolean-value="true" calcext:value-type="boolean">
            <text:p>TRUE</text:p>
          </table:table-cell>
          <table:table-cell table:formula="of:=IF([.H413];[.E41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100" calcext:value-type="float">
            <text:p>703100</text:p>
          </table:table-cell>
          <table:table-cell office:value-type="float" office:value="4" calcext:value-type="float">
            <text:p>4</text:p>
          </table:table-cell>
          <table:table-cell office:value-type="float" office:value="889" calcext:value-type="float">
            <text:p>889</text:p>
          </table:table-cell>
          <table:table-cell office:value-type="float" office:value="39.024826" calcext:value-type="float">
            <text:p>39.024826</text:p>
          </table:table-cell>
          <table:table-cell office:value-type="float" office:value="-77.01461" calcext:value-type="float">
            <text:p>-77.01461</text:p>
          </table:table-cell>
          <table:table-cell table:formula="of:=AND([.F414]&gt;[$Sheet2.$B$2];[.G414]&gt;[$Sheet2.$C$2];[.G414]&lt;[$Sheet2.$C$3])" office:value-type="boolean" office:boolean-value="false" calcext:value-type="boolean">
            <text:p>FALSE</text:p>
          </table:table-cell>
          <table:table-cell table:formula="of:=[.F414]&gt;[$Sheet2.$B$2]" office:value-type="boolean" office:boolean-value="false" calcext:value-type="boolean">
            <text:p>FALSE</text:p>
          </table:table-cell>
          <table:table-cell table:formula="of:=AND([.G414]&gt;[$Sheet2.$C$2];[.G414]&lt;[$Sheet2.$C$3])" office:value-type="boolean" office:boolean-value="true" calcext:value-type="boolean">
            <text:p>TRUE</text:p>
          </table:table-cell>
          <table:table-cell table:formula="of:=IF([.H414];[.E41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01" calcext:value-type="float">
            <text:p>703201</text:p>
          </table:table-cell>
          <table:table-cell office:value-type="float" office:value="1" calcext:value-type="float">
            <text:p>1</text:p>
          </table:table-cell>
          <table:table-cell office:value-type="float" office:value="2712" calcext:value-type="float">
            <text:p>2712</text:p>
          </table:table-cell>
          <table:table-cell office:value-type="float" office:value="39.087905" calcext:value-type="float">
            <text:p>39.087905</text:p>
          </table:table-cell>
          <table:table-cell office:value-type="float" office:value="-77.085493" calcext:value-type="float">
            <text:p>-77.085493</text:p>
          </table:table-cell>
          <table:table-cell table:formula="of:=AND([.F415]&gt;[$Sheet2.$B$2];[.G415]&gt;[$Sheet2.$C$2];[.G415]&lt;[$Sheet2.$C$3])" office:value-type="boolean" office:boolean-value="true" calcext:value-type="boolean">
            <text:p>TRUE</text:p>
          </table:table-cell>
          <table:table-cell table:formula="of:=[.F415]&gt;[$Sheet2.$B$2]" office:value-type="boolean" office:boolean-value="true" calcext:value-type="boolean">
            <text:p>TRUE</text:p>
          </table:table-cell>
          <table:table-cell table:formula="of:=AND([.G415]&gt;[$Sheet2.$C$2];[.G415]&lt;[$Sheet2.$C$3])" office:value-type="boolean" office:boolean-value="true" calcext:value-type="boolean">
            <text:p>TRUE</text:p>
          </table:table-cell>
          <table:table-cell table:formula="of:=IF([.H415];[.E415];&quot;&quot;)" office:value-type="float" office:value="2712" calcext:value-type="float">
            <text:p>27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01" calcext:value-type="float">
            <text:p>703201</text:p>
          </table:table-cell>
          <table:table-cell office:value-type="float" office:value="2" calcext:value-type="float">
            <text:p>2</text:p>
          </table:table-cell>
          <table:table-cell office:value-type="float" office:value="1690" calcext:value-type="float">
            <text:p>1690</text:p>
          </table:table-cell>
          <table:table-cell office:value-type="float" office:value="39.082355" calcext:value-type="float">
            <text:p>39.082355</text:p>
          </table:table-cell>
          <table:table-cell office:value-type="float" office:value="-77.091736" calcext:value-type="float">
            <text:p>-77.091736</text:p>
          </table:table-cell>
          <table:table-cell table:formula="of:=AND([.F416]&gt;[$Sheet2.$B$2];[.G416]&gt;[$Sheet2.$C$2];[.G416]&lt;[$Sheet2.$C$3])" office:value-type="boolean" office:boolean-value="true" calcext:value-type="boolean">
            <text:p>TRUE</text:p>
          </table:table-cell>
          <table:table-cell table:formula="of:=[.F416]&gt;[$Sheet2.$B$2]" office:value-type="boolean" office:boolean-value="true" calcext:value-type="boolean">
            <text:p>TRUE</text:p>
          </table:table-cell>
          <table:table-cell table:formula="of:=AND([.G416]&gt;[$Sheet2.$C$2];[.G416]&lt;[$Sheet2.$C$3])" office:value-type="boolean" office:boolean-value="true" calcext:value-type="boolean">
            <text:p>TRUE</text:p>
          </table:table-cell>
          <table:table-cell table:formula="of:=IF([.H416];[.E416];&quot;&quot;)"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01" calcext:value-type="float">
            <text:p>703201</text:p>
          </table:table-cell>
          <table:table-cell office:value-type="float" office:value="3" calcext:value-type="float">
            <text:p>3</text:p>
          </table:table-cell>
          <table:table-cell office:value-type="float" office:value="1287" calcext:value-type="float">
            <text:p>1287</text:p>
          </table:table-cell>
          <table:table-cell office:value-type="float" office:value="39.085292" calcext:value-type="float">
            <text:p>39.085292</text:p>
          </table:table-cell>
          <table:table-cell office:value-type="float" office:value="-77.0998" calcext:value-type="float">
            <text:p>-77.0998</text:p>
          </table:table-cell>
          <table:table-cell table:formula="of:=AND([.F417]&gt;[$Sheet2.$B$2];[.G417]&gt;[$Sheet2.$C$2];[.G417]&lt;[$Sheet2.$C$3])" office:value-type="boolean" office:boolean-value="true" calcext:value-type="boolean">
            <text:p>TRUE</text:p>
          </table:table-cell>
          <table:table-cell table:formula="of:=[.F417]&gt;[$Sheet2.$B$2]" office:value-type="boolean" office:boolean-value="true" calcext:value-type="boolean">
            <text:p>TRUE</text:p>
          </table:table-cell>
          <table:table-cell table:formula="of:=AND([.G417]&gt;[$Sheet2.$C$2];[.G417]&lt;[$Sheet2.$C$3])" office:value-type="boolean" office:boolean-value="true" calcext:value-type="boolean">
            <text:p>TRUE</text:p>
          </table:table-cell>
          <table:table-cell table:formula="of:=IF([.H417];[.E417];&quot;&quot;)"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01" calcext:value-type="float">
            <text:p>703201</text:p>
          </table:table-cell>
          <table:table-cell office:value-type="float" office:value="4" calcext:value-type="float">
            <text:p>4</text:p>
          </table:table-cell>
          <table:table-cell office:value-type="float" office:value="1667" calcext:value-type="float">
            <text:p>1667</text:p>
          </table:table-cell>
          <table:table-cell office:value-type="float" office:value="39.076894" calcext:value-type="float">
            <text:p>39.076894</text:p>
          </table:table-cell>
          <table:table-cell office:value-type="float" office:value="-77.100546" calcext:value-type="float">
            <text:p>-77.100546</text:p>
          </table:table-cell>
          <table:table-cell table:formula="of:=AND([.F418]&gt;[$Sheet2.$B$2];[.G418]&gt;[$Sheet2.$C$2];[.G418]&lt;[$Sheet2.$C$3])" office:value-type="boolean" office:boolean-value="true" calcext:value-type="boolean">
            <text:p>TRUE</text:p>
          </table:table-cell>
          <table:table-cell table:formula="of:=[.F418]&gt;[$Sheet2.$B$2]" office:value-type="boolean" office:boolean-value="true" calcext:value-type="boolean">
            <text:p>TRUE</text:p>
          </table:table-cell>
          <table:table-cell table:formula="of:=AND([.G418]&gt;[$Sheet2.$C$2];[.G418]&lt;[$Sheet2.$C$3])" office:value-type="boolean" office:boolean-value="true" calcext:value-type="boolean">
            <text:p>TRUE</text:p>
          </table:table-cell>
          <table:table-cell table:formula="of:=IF([.H418];[.E418];&quot;&quot;)"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02" calcext:value-type="float">
            <text:p>703202</text:p>
          </table:table-cell>
          <table:table-cell office:value-type="float" office:value="1" calcext:value-type="float">
            <text:p>1</text:p>
          </table:table-cell>
          <table:table-cell office:value-type="float" office:value="1570" calcext:value-type="float">
            <text:p>1570</text:p>
          </table:table-cell>
          <table:table-cell office:value-type="float" office:value="39.100308" calcext:value-type="float">
            <text:p>39.100308</text:p>
          </table:table-cell>
          <table:table-cell office:value-type="float" office:value="-77.08606" calcext:value-type="float">
            <text:p>-77.08606</text:p>
          </table:table-cell>
          <table:table-cell table:formula="of:=AND([.F419]&gt;[$Sheet2.$B$2];[.G419]&gt;[$Sheet2.$C$2];[.G419]&lt;[$Sheet2.$C$3])" office:value-type="boolean" office:boolean-value="true" calcext:value-type="boolean">
            <text:p>TRUE</text:p>
          </table:table-cell>
          <table:table-cell table:formula="of:=[.F419]&gt;[$Sheet2.$B$2]" office:value-type="boolean" office:boolean-value="true" calcext:value-type="boolean">
            <text:p>TRUE</text:p>
          </table:table-cell>
          <table:table-cell table:formula="of:=AND([.G419]&gt;[$Sheet2.$C$2];[.G419]&lt;[$Sheet2.$C$3])" office:value-type="boolean" office:boolean-value="true" calcext:value-type="boolean">
            <text:p>TRUE</text:p>
          </table:table-cell>
          <table:table-cell table:formula="of:=IF([.H419];[.E419];&quot;&quot;)"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02" calcext:value-type="float">
            <text:p>703202</text:p>
          </table:table-cell>
          <table:table-cell office:value-type="float" office:value="2" calcext:value-type="float">
            <text:p>2</text:p>
          </table:table-cell>
          <table:table-cell office:value-type="float" office:value="1667" calcext:value-type="float">
            <text:p>1667</text:p>
          </table:table-cell>
          <table:table-cell office:value-type="float" office:value="39.089895" calcext:value-type="float">
            <text:p>39.089895</text:p>
          </table:table-cell>
          <table:table-cell office:value-type="float" office:value="-77.107885" calcext:value-type="float">
            <text:p>-77.107885</text:p>
          </table:table-cell>
          <table:table-cell table:formula="of:=AND([.F420]&gt;[$Sheet2.$B$2];[.G420]&gt;[$Sheet2.$C$2];[.G420]&lt;[$Sheet2.$C$3])" office:value-type="boolean" office:boolean-value="true" calcext:value-type="boolean">
            <text:p>TRUE</text:p>
          </table:table-cell>
          <table:table-cell table:formula="of:=[.F420]&gt;[$Sheet2.$B$2]" office:value-type="boolean" office:boolean-value="true" calcext:value-type="boolean">
            <text:p>TRUE</text:p>
          </table:table-cell>
          <table:table-cell table:formula="of:=AND([.G420]&gt;[$Sheet2.$C$2];[.G420]&lt;[$Sheet2.$C$3])" office:value-type="boolean" office:boolean-value="true" calcext:value-type="boolean">
            <text:p>TRUE</text:p>
          </table:table-cell>
          <table:table-cell table:formula="of:=IF([.H420];[.E420];&quot;&quot;)"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02" calcext:value-type="float">
            <text:p>703202</text:p>
          </table:table-cell>
          <table:table-cell office:value-type="float" office:value="3" calcext:value-type="float">
            <text:p>3</text:p>
          </table:table-cell>
          <table:table-cell office:value-type="float" office:value="2347" calcext:value-type="float">
            <text:p>2347</text:p>
          </table:table-cell>
          <table:table-cell office:value-type="float" office:value="39.094057" calcext:value-type="float">
            <text:p>39.094057</text:p>
          </table:table-cell>
          <table:table-cell office:value-type="float" office:value="-77.100042" calcext:value-type="float">
            <text:p>-77.100042</text:p>
          </table:table-cell>
          <table:table-cell table:formula="of:=AND([.F421]&gt;[$Sheet2.$B$2];[.G421]&gt;[$Sheet2.$C$2];[.G421]&lt;[$Sheet2.$C$3])" office:value-type="boolean" office:boolean-value="true" calcext:value-type="boolean">
            <text:p>TRUE</text:p>
          </table:table-cell>
          <table:table-cell table:formula="of:=[.F421]&gt;[$Sheet2.$B$2]" office:value-type="boolean" office:boolean-value="true" calcext:value-type="boolean">
            <text:p>TRUE</text:p>
          </table:table-cell>
          <table:table-cell table:formula="of:=AND([.G421]&gt;[$Sheet2.$C$2];[.G421]&lt;[$Sheet2.$C$3])" office:value-type="boolean" office:boolean-value="true" calcext:value-type="boolean">
            <text:p>TRUE</text:p>
          </table:table-cell>
          <table:table-cell table:formula="of:=IF([.H421];[.E421];&quot;&quot;)"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06" calcext:value-type="float">
            <text:p>703206</text:p>
          </table:table-cell>
          <table:table-cell office:value-type="float" office:value="1" calcext:value-type="float">
            <text:p>1</text:p>
          </table:table-cell>
          <table:table-cell office:value-type="float" office:value="1572" calcext:value-type="float">
            <text:p>1572</text:p>
          </table:table-cell>
          <table:table-cell office:value-type="float" office:value="39.068915" calcext:value-type="float">
            <text:p>39.068915</text:p>
          </table:table-cell>
          <table:table-cell office:value-type="float" office:value="-77.05536" calcext:value-type="float">
            <text:p>-77.05536</text:p>
          </table:table-cell>
          <table:table-cell table:formula="of:=AND([.F422]&gt;[$Sheet2.$B$2];[.G422]&gt;[$Sheet2.$C$2];[.G422]&lt;[$Sheet2.$C$3])" office:value-type="boolean" office:boolean-value="true" calcext:value-type="boolean">
            <text:p>TRUE</text:p>
          </table:table-cell>
          <table:table-cell table:formula="of:=[.F422]&gt;[$Sheet2.$B$2]" office:value-type="boolean" office:boolean-value="true" calcext:value-type="boolean">
            <text:p>TRUE</text:p>
          </table:table-cell>
          <table:table-cell table:formula="of:=AND([.G422]&gt;[$Sheet2.$C$2];[.G422]&lt;[$Sheet2.$C$3])" office:value-type="boolean" office:boolean-value="true" calcext:value-type="boolean">
            <text:p>TRUE</text:p>
          </table:table-cell>
          <table:table-cell table:formula="of:=IF([.H422];[.E422];&quot;&quot;)"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06" calcext:value-type="float">
            <text:p>703206</text:p>
          </table:table-cell>
          <table:table-cell office:value-type="float" office:value="2" calcext:value-type="float">
            <text:p>2</text:p>
          </table:table-cell>
          <table:table-cell office:value-type="float" office:value="1870" calcext:value-type="float">
            <text:p>1870</text:p>
          </table:table-cell>
          <table:table-cell office:value-type="float" office:value="39.074832" calcext:value-type="float">
            <text:p>39.074832</text:p>
          </table:table-cell>
          <table:table-cell office:value-type="float" office:value="-77.054569" calcext:value-type="float">
            <text:p>-77.054569</text:p>
          </table:table-cell>
          <table:table-cell table:formula="of:=AND([.F423]&gt;[$Sheet2.$B$2];[.G423]&gt;[$Sheet2.$C$2];[.G423]&lt;[$Sheet2.$C$3])" office:value-type="boolean" office:boolean-value="true" calcext:value-type="boolean">
            <text:p>TRUE</text:p>
          </table:table-cell>
          <table:table-cell table:formula="of:=[.F423]&gt;[$Sheet2.$B$2]" office:value-type="boolean" office:boolean-value="true" calcext:value-type="boolean">
            <text:p>TRUE</text:p>
          </table:table-cell>
          <table:table-cell table:formula="of:=AND([.G423]&gt;[$Sheet2.$C$2];[.G423]&lt;[$Sheet2.$C$3])" office:value-type="boolean" office:boolean-value="true" calcext:value-type="boolean">
            <text:p>TRUE</text:p>
          </table:table-cell>
          <table:table-cell table:formula="of:=IF([.H423];[.E423];&quot;&quot;)"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07" calcext:value-type="float">
            <text:p>703207</text:p>
          </table:table-cell>
          <table:table-cell office:value-type="float" office:value="1" calcext:value-type="float">
            <text:p>1</text:p>
          </table:table-cell>
          <table:table-cell office:value-type="float" office:value="3346" calcext:value-type="float">
            <text:p>3346</text:p>
          </table:table-cell>
          <table:table-cell office:value-type="float" office:value="39.055918" calcext:value-type="float">
            <text:p>39.055918</text:p>
          </table:table-cell>
          <table:table-cell office:value-type="float" office:value="-77.047246" calcext:value-type="float">
            <text:p>-77.047246</text:p>
          </table:table-cell>
          <table:table-cell table:formula="of:=AND([.F424]&gt;[$Sheet2.$B$2];[.G424]&gt;[$Sheet2.$C$2];[.G424]&lt;[$Sheet2.$C$3])" office:value-type="boolean" office:boolean-value="false" calcext:value-type="boolean">
            <text:p>FALSE</text:p>
          </table:table-cell>
          <table:table-cell table:formula="of:=[.F424]&gt;[$Sheet2.$B$2]" office:value-type="boolean" office:boolean-value="false" calcext:value-type="boolean">
            <text:p>FALSE</text:p>
          </table:table-cell>
          <table:table-cell table:formula="of:=AND([.G424]&gt;[$Sheet2.$C$2];[.G424]&lt;[$Sheet2.$C$3])" office:value-type="boolean" office:boolean-value="true" calcext:value-type="boolean">
            <text:p>TRUE</text:p>
          </table:table-cell>
          <table:table-cell table:formula="of:=IF([.H424];[.E42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07" calcext:value-type="float">
            <text:p>703207</text:p>
          </table:table-cell>
          <table:table-cell office:value-type="float" office:value="2" calcext:value-type="float">
            <text:p>2</text:p>
          </table:table-cell>
          <table:table-cell office:value-type="float" office:value="2300" calcext:value-type="float">
            <text:p>2300</text:p>
          </table:table-cell>
          <table:table-cell office:value-type="float" office:value="39.05482" calcext:value-type="float">
            <text:p>39.05482</text:p>
          </table:table-cell>
          <table:table-cell office:value-type="float" office:value="-77.038842" calcext:value-type="float">
            <text:p>-77.038842</text:p>
          </table:table-cell>
          <table:table-cell table:formula="of:=AND([.F425]&gt;[$Sheet2.$B$2];[.G425]&gt;[$Sheet2.$C$2];[.G425]&lt;[$Sheet2.$C$3])" office:value-type="boolean" office:boolean-value="false" calcext:value-type="boolean">
            <text:p>FALSE</text:p>
          </table:table-cell>
          <table:table-cell table:formula="of:=[.F425]&gt;[$Sheet2.$B$2]" office:value-type="boolean" office:boolean-value="false" calcext:value-type="boolean">
            <text:p>FALSE</text:p>
          </table:table-cell>
          <table:table-cell table:formula="of:=AND([.G425]&gt;[$Sheet2.$C$2];[.G425]&lt;[$Sheet2.$C$3])" office:value-type="boolean" office:boolean-value="true" calcext:value-type="boolean">
            <text:p>TRUE</text:p>
          </table:table-cell>
          <table:table-cell table:formula="of:=IF([.H425];[.E42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08" calcext:value-type="float">
            <text:p>703208</text:p>
          </table:table-cell>
          <table:table-cell office:value-type="float" office:value="1" calcext:value-type="float">
            <text:p>1</text:p>
          </table:table-cell>
          <table:table-cell office:value-type="float" office:value="1253" calcext:value-type="float">
            <text:p>1253</text:p>
          </table:table-cell>
          <table:table-cell office:value-type="float" office:value="39.053025" calcext:value-type="float">
            <text:p>39.053025</text:p>
          </table:table-cell>
          <table:table-cell office:value-type="float" office:value="-77.018834" calcext:value-type="float">
            <text:p>-77.018834</text:p>
          </table:table-cell>
          <table:table-cell table:formula="of:=AND([.F426]&gt;[$Sheet2.$B$2];[.G426]&gt;[$Sheet2.$C$2];[.G426]&lt;[$Sheet2.$C$3])" office:value-type="boolean" office:boolean-value="false" calcext:value-type="boolean">
            <text:p>FALSE</text:p>
          </table:table-cell>
          <table:table-cell table:formula="of:=[.F426]&gt;[$Sheet2.$B$2]" office:value-type="boolean" office:boolean-value="false" calcext:value-type="boolean">
            <text:p>FALSE</text:p>
          </table:table-cell>
          <table:table-cell table:formula="of:=AND([.G426]&gt;[$Sheet2.$C$2];[.G426]&lt;[$Sheet2.$C$3])" office:value-type="boolean" office:boolean-value="true" calcext:value-type="boolean">
            <text:p>TRUE</text:p>
          </table:table-cell>
          <table:table-cell table:formula="of:=IF([.H426];[.E42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08" calcext:value-type="float">
            <text:p>703208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float" office:value="39.04503" calcext:value-type="float">
            <text:p>39.04503</text:p>
          </table:table-cell>
          <table:table-cell office:value-type="float" office:value="-77.026356" calcext:value-type="float">
            <text:p>-77.026356</text:p>
          </table:table-cell>
          <table:table-cell table:formula="of:=AND([.F427]&gt;[$Sheet2.$B$2];[.G427]&gt;[$Sheet2.$C$2];[.G427]&lt;[$Sheet2.$C$3])" office:value-type="boolean" office:boolean-value="false" calcext:value-type="boolean">
            <text:p>FALSE</text:p>
          </table:table-cell>
          <table:table-cell table:formula="of:=[.F427]&gt;[$Sheet2.$B$2]" office:value-type="boolean" office:boolean-value="false" calcext:value-type="boolean">
            <text:p>FALSE</text:p>
          </table:table-cell>
          <table:table-cell table:formula="of:=AND([.G427]&gt;[$Sheet2.$C$2];[.G427]&lt;[$Sheet2.$C$3])" office:value-type="boolean" office:boolean-value="true" calcext:value-type="boolean">
            <text:p>TRUE</text:p>
          </table:table-cell>
          <table:table-cell table:formula="of:=IF([.H427];[.E42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08" calcext:value-type="float">
            <text:p>703208</text:p>
          </table:table-cell>
          <table:table-cell office:value-type="float" office:value="3" calcext:value-type="float">
            <text:p>3</text:p>
          </table:table-cell>
          <table:table-cell office:value-type="float" office:value="1756" calcext:value-type="float">
            <text:p>1756</text:p>
          </table:table-cell>
          <table:table-cell office:value-type="float" office:value="39.039637" calcext:value-type="float">
            <text:p>39.039637</text:p>
          </table:table-cell>
          <table:table-cell office:value-type="float" office:value="-77.0224" calcext:value-type="float">
            <text:p>-77.0224</text:p>
          </table:table-cell>
          <table:table-cell table:formula="of:=AND([.F428]&gt;[$Sheet2.$B$2];[.G428]&gt;[$Sheet2.$C$2];[.G428]&lt;[$Sheet2.$C$3])" office:value-type="boolean" office:boolean-value="false" calcext:value-type="boolean">
            <text:p>FALSE</text:p>
          </table:table-cell>
          <table:table-cell table:formula="of:=[.F428]&gt;[$Sheet2.$B$2]" office:value-type="boolean" office:boolean-value="false" calcext:value-type="boolean">
            <text:p>FALSE</text:p>
          </table:table-cell>
          <table:table-cell table:formula="of:=AND([.G428]&gt;[$Sheet2.$C$2];[.G428]&lt;[$Sheet2.$C$3])" office:value-type="boolean" office:boolean-value="true" calcext:value-type="boolean">
            <text:p>TRUE</text:p>
          </table:table-cell>
          <table:table-cell table:formula="of:=IF([.H428];[.E42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08" calcext:value-type="float">
            <text:p>703208</text:p>
          </table:table-cell>
          <table:table-cell office:value-type="float" office:value="4" calcext:value-type="float">
            <text:p>4</text:p>
          </table:table-cell>
          <table:table-cell office:value-type="float" office:value="1312" calcext:value-type="float">
            <text:p>1312</text:p>
          </table:table-cell>
          <table:table-cell office:value-type="float" office:value="39.04391" calcext:value-type="float">
            <text:p>39.04391</text:p>
          </table:table-cell>
          <table:table-cell office:value-type="float" office:value="-77.015554" calcext:value-type="float">
            <text:p>-77.015554</text:p>
          </table:table-cell>
          <table:table-cell table:formula="of:=AND([.F429]&gt;[$Sheet2.$B$2];[.G429]&gt;[$Sheet2.$C$2];[.G429]&lt;[$Sheet2.$C$3])" office:value-type="boolean" office:boolean-value="false" calcext:value-type="boolean">
            <text:p>FALSE</text:p>
          </table:table-cell>
          <table:table-cell table:formula="of:=[.F429]&gt;[$Sheet2.$B$2]" office:value-type="boolean" office:boolean-value="false" calcext:value-type="boolean">
            <text:p>FALSE</text:p>
          </table:table-cell>
          <table:table-cell table:formula="of:=AND([.G429]&gt;[$Sheet2.$C$2];[.G429]&lt;[$Sheet2.$C$3])" office:value-type="boolean" office:boolean-value="true" calcext:value-type="boolean">
            <text:p>TRUE</text:p>
          </table:table-cell>
          <table:table-cell table:formula="of:=IF([.H429];[.E42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09" calcext:value-type="float">
            <text:p>703209</text:p>
          </table:table-cell>
          <table:table-cell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office:value-type="float" office:value="39.037259" calcext:value-type="float">
            <text:p>39.037259</text:p>
          </table:table-cell>
          <table:table-cell office:value-type="float" office:value="-77.027899" calcext:value-type="float">
            <text:p>-77.027899</text:p>
          </table:table-cell>
          <table:table-cell table:formula="of:=AND([.F430]&gt;[$Sheet2.$B$2];[.G430]&gt;[$Sheet2.$C$2];[.G430]&lt;[$Sheet2.$C$3])" office:value-type="boolean" office:boolean-value="false" calcext:value-type="boolean">
            <text:p>FALSE</text:p>
          </table:table-cell>
          <table:table-cell table:formula="of:=[.F430]&gt;[$Sheet2.$B$2]" office:value-type="boolean" office:boolean-value="false" calcext:value-type="boolean">
            <text:p>FALSE</text:p>
          </table:table-cell>
          <table:table-cell table:formula="of:=AND([.G430]&gt;[$Sheet2.$C$2];[.G430]&lt;[$Sheet2.$C$3])" office:value-type="boolean" office:boolean-value="true" calcext:value-type="boolean">
            <text:p>TRUE</text:p>
          </table:table-cell>
          <table:table-cell table:formula="of:=IF([.H430];[.E43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09" calcext:value-type="float">
            <text:p>703209</text:p>
          </table:table-cell>
          <table:table-cell office:value-type="float" office:value="2" calcext:value-type="float">
            <text:p>2</text:p>
          </table:table-cell>
          <table:table-cell office:value-type="float" office:value="1898" calcext:value-type="float">
            <text:p>1898</text:p>
          </table:table-cell>
          <table:table-cell office:value-type="float" office:value="39.044897" calcext:value-type="float">
            <text:p>39.044897</text:p>
          </table:table-cell>
          <table:table-cell office:value-type="float" office:value="-77.044" calcext:value-type="float">
            <text:p>-77.044</text:p>
          </table:table-cell>
          <table:table-cell table:formula="of:=AND([.F431]&gt;[$Sheet2.$B$2];[.G431]&gt;[$Sheet2.$C$2];[.G431]&lt;[$Sheet2.$C$3])" office:value-type="boolean" office:boolean-value="false" calcext:value-type="boolean">
            <text:p>FALSE</text:p>
          </table:table-cell>
          <table:table-cell table:formula="of:=[.F431]&gt;[$Sheet2.$B$2]" office:value-type="boolean" office:boolean-value="false" calcext:value-type="boolean">
            <text:p>FALSE</text:p>
          </table:table-cell>
          <table:table-cell table:formula="of:=AND([.G431]&gt;[$Sheet2.$C$2];[.G431]&lt;[$Sheet2.$C$3])" office:value-type="boolean" office:boolean-value="true" calcext:value-type="boolean">
            <text:p>TRUE</text:p>
          </table:table-cell>
          <table:table-cell table:formula="of:=IF([.H431];[.E43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09" calcext:value-type="float">
            <text:p>703209</text:p>
          </table:table-cell>
          <table:table-cell office:value-type="float" office:value="3" calcext:value-type="float">
            <text:p>3</text:p>
          </table:table-cell>
          <table:table-cell office:value-type="float" office:value="1604" calcext:value-type="float">
            <text:p>1604</text:p>
          </table:table-cell>
          <table:table-cell office:value-type="float" office:value="39.041075" calcext:value-type="float">
            <text:p>39.041075</text:p>
          </table:table-cell>
          <table:table-cell office:value-type="float" office:value="-77.041595" calcext:value-type="float">
            <text:p>-77.041595</text:p>
          </table:table-cell>
          <table:table-cell table:formula="of:=AND([.F432]&gt;[$Sheet2.$B$2];[.G432]&gt;[$Sheet2.$C$2];[.G432]&lt;[$Sheet2.$C$3])" office:value-type="boolean" office:boolean-value="false" calcext:value-type="boolean">
            <text:p>FALSE</text:p>
          </table:table-cell>
          <table:table-cell table:formula="of:=[.F432]&gt;[$Sheet2.$B$2]" office:value-type="boolean" office:boolean-value="false" calcext:value-type="boolean">
            <text:p>FALSE</text:p>
          </table:table-cell>
          <table:table-cell table:formula="of:=AND([.G432]&gt;[$Sheet2.$C$2];[.G432]&lt;[$Sheet2.$C$3])" office:value-type="boolean" office:boolean-value="true" calcext:value-type="boolean">
            <text:p>TRUE</text:p>
          </table:table-cell>
          <table:table-cell table:formula="of:=IF([.H432];[.E43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10" calcext:value-type="float">
            <text:p>703210</text:p>
          </table:table-cell>
          <table:table-cell office:value-type="float" office:value="1" calcext:value-type="float">
            <text:p>1</text:p>
          </table:table-cell>
          <table:table-cell office:value-type="float" office:value="2158" calcext:value-type="float">
            <text:p>2158</text:p>
          </table:table-cell>
          <table:table-cell office:value-type="float" office:value="39.033049" calcext:value-type="float">
            <text:p>39.033049</text:p>
          </table:table-cell>
          <table:table-cell office:value-type="float" office:value="-77.014948" calcext:value-type="float">
            <text:p>-77.014948</text:p>
          </table:table-cell>
          <table:table-cell table:formula="of:=AND([.F433]&gt;[$Sheet2.$B$2];[.G433]&gt;[$Sheet2.$C$2];[.G433]&lt;[$Sheet2.$C$3])" office:value-type="boolean" office:boolean-value="false" calcext:value-type="boolean">
            <text:p>FALSE</text:p>
          </table:table-cell>
          <table:table-cell table:formula="of:=[.F433]&gt;[$Sheet2.$B$2]" office:value-type="boolean" office:boolean-value="false" calcext:value-type="boolean">
            <text:p>FALSE</text:p>
          </table:table-cell>
          <table:table-cell table:formula="of:=AND([.G433]&gt;[$Sheet2.$C$2];[.G433]&lt;[$Sheet2.$C$3])" office:value-type="boolean" office:boolean-value="true" calcext:value-type="boolean">
            <text:p>TRUE</text:p>
          </table:table-cell>
          <table:table-cell table:formula="of:=IF([.H433];[.E43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10" calcext:value-type="float">
            <text:p>703210</text:p>
          </table:table-cell>
          <table:table-cell office:value-type="float" office:value="2" calcext:value-type="float">
            <text:p>2</text:p>
          </table:table-cell>
          <table:table-cell office:value-type="float" office:value="1124" calcext:value-type="float">
            <text:p>1124</text:p>
          </table:table-cell>
          <table:table-cell office:value-type="float" office:value="39.030359" calcext:value-type="float">
            <text:p>39.030359</text:p>
          </table:table-cell>
          <table:table-cell office:value-type="float" office:value="-77.016131" calcext:value-type="float">
            <text:p>-77.016131</text:p>
          </table:table-cell>
          <table:table-cell table:formula="of:=AND([.F434]&gt;[$Sheet2.$B$2];[.G434]&gt;[$Sheet2.$C$2];[.G434]&lt;[$Sheet2.$C$3])" office:value-type="boolean" office:boolean-value="false" calcext:value-type="boolean">
            <text:p>FALSE</text:p>
          </table:table-cell>
          <table:table-cell table:formula="of:=[.F434]&gt;[$Sheet2.$B$2]" office:value-type="boolean" office:boolean-value="false" calcext:value-type="boolean">
            <text:p>FALSE</text:p>
          </table:table-cell>
          <table:table-cell table:formula="of:=AND([.G434]&gt;[$Sheet2.$C$2];[.G434]&lt;[$Sheet2.$C$3])" office:value-type="boolean" office:boolean-value="true" calcext:value-type="boolean">
            <text:p>TRUE</text:p>
          </table:table-cell>
          <table:table-cell table:formula="of:=IF([.H434];[.E43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12" calcext:value-type="float">
            <text:p>703212</text:p>
          </table:table-cell>
          <table:table-cell office:value-type="float" office:value="1" calcext:value-type="float">
            <text:p>1</text:p>
          </table:table-cell>
          <table:table-cell office:value-type="float" office:value="1287" calcext:value-type="float">
            <text:p>1287</text:p>
          </table:table-cell>
          <table:table-cell office:value-type="float" office:value="39.086971" calcext:value-type="float">
            <text:p>39.086971</text:p>
          </table:table-cell>
          <table:table-cell office:value-type="float" office:value="-77.04044" calcext:value-type="float">
            <text:p>-77.04044</text:p>
          </table:table-cell>
          <table:table-cell table:formula="of:=AND([.F435]&gt;[$Sheet2.$B$2];[.G435]&gt;[$Sheet2.$C$2];[.G435]&lt;[$Sheet2.$C$3])" office:value-type="boolean" office:boolean-value="true" calcext:value-type="boolean">
            <text:p>TRUE</text:p>
          </table:table-cell>
          <table:table-cell table:formula="of:=[.F435]&gt;[$Sheet2.$B$2]" office:value-type="boolean" office:boolean-value="true" calcext:value-type="boolean">
            <text:p>TRUE</text:p>
          </table:table-cell>
          <table:table-cell table:formula="of:=AND([.G435]&gt;[$Sheet2.$C$2];[.G435]&lt;[$Sheet2.$C$3])" office:value-type="boolean" office:boolean-value="true" calcext:value-type="boolean">
            <text:p>TRUE</text:p>
          </table:table-cell>
          <table:table-cell table:formula="of:=IF([.H435];[.E435];&quot;&quot;)"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12" calcext:value-type="float">
            <text:p>703212</text:p>
          </table:table-cell>
          <table:table-cell office:value-type="float" office:value="2" calcext:value-type="float">
            <text:p>2</text:p>
          </table:table-cell>
          <table:table-cell office:value-type="float" office:value="1996" calcext:value-type="float">
            <text:p>1996</text:p>
          </table:table-cell>
          <table:table-cell office:value-type="float" office:value="39.081534" calcext:value-type="float">
            <text:p>39.081534</text:p>
          </table:table-cell>
          <table:table-cell office:value-type="float" office:value="-77.034129" calcext:value-type="float">
            <text:p>-77.034129</text:p>
          </table:table-cell>
          <table:table-cell table:formula="of:=AND([.F436]&gt;[$Sheet2.$B$2];[.G436]&gt;[$Sheet2.$C$2];[.G436]&lt;[$Sheet2.$C$3])" office:value-type="boolean" office:boolean-value="true" calcext:value-type="boolean">
            <text:p>TRUE</text:p>
          </table:table-cell>
          <table:table-cell table:formula="of:=[.F436]&gt;[$Sheet2.$B$2]" office:value-type="boolean" office:boolean-value="true" calcext:value-type="boolean">
            <text:p>TRUE</text:p>
          </table:table-cell>
          <table:table-cell table:formula="of:=AND([.G436]&gt;[$Sheet2.$C$2];[.G436]&lt;[$Sheet2.$C$3])" office:value-type="boolean" office:boolean-value="true" calcext:value-type="boolean">
            <text:p>TRUE</text:p>
          </table:table-cell>
          <table:table-cell table:formula="of:=IF([.H436];[.E436];&quot;&quot;)"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12" calcext:value-type="float">
            <text:p>703212</text:p>
          </table:table-cell>
          <table:table-cell office:value-type="float" office:value="3" calcext:value-type="float">
            <text:p>3</text:p>
          </table:table-cell>
          <table:table-cell office:value-type="float" office:value="1657" calcext:value-type="float">
            <text:p>1657</text:p>
          </table:table-cell>
          <table:table-cell office:value-type="float" office:value="39.068964" calcext:value-type="float">
            <text:p>39.068964</text:p>
          </table:table-cell>
          <table:table-cell office:value-type="float" office:value="-77.036493" calcext:value-type="float">
            <text:p>-77.036493</text:p>
          </table:table-cell>
          <table:table-cell table:formula="of:=AND([.F437]&gt;[$Sheet2.$B$2];[.G437]&gt;[$Sheet2.$C$2];[.G437]&lt;[$Sheet2.$C$3])" office:value-type="boolean" office:boolean-value="true" calcext:value-type="boolean">
            <text:p>TRUE</text:p>
          </table:table-cell>
          <table:table-cell table:formula="of:=[.F437]&gt;[$Sheet2.$B$2]" office:value-type="boolean" office:boolean-value="true" calcext:value-type="boolean">
            <text:p>TRUE</text:p>
          </table:table-cell>
          <table:table-cell table:formula="of:=AND([.G437]&gt;[$Sheet2.$C$2];[.G437]&lt;[$Sheet2.$C$3])" office:value-type="boolean" office:boolean-value="true" calcext:value-type="boolean">
            <text:p>TRUE</text:p>
          </table:table-cell>
          <table:table-cell table:formula="of:=IF([.H437];[.E437];&quot;&quot;)"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12" calcext:value-type="float">
            <text:p>703212</text:p>
          </table:table-cell>
          <table:table-cell office:value-type="float" office:value="4" calcext:value-type="float">
            <text:p>4</text:p>
          </table:table-cell>
          <table:table-cell office:value-type="float" office:value="2752" calcext:value-type="float">
            <text:p>2752</text:p>
          </table:table-cell>
          <table:table-cell office:value-type="float" office:value="39.064281" calcext:value-type="float">
            <text:p>39.064281</text:p>
          </table:table-cell>
          <table:table-cell office:value-type="float" office:value="-77.045178" calcext:value-type="float">
            <text:p>-77.045178</text:p>
          </table:table-cell>
          <table:table-cell table:formula="of:=AND([.F438]&gt;[$Sheet2.$B$2];[.G438]&gt;[$Sheet2.$C$2];[.G438]&lt;[$Sheet2.$C$3])" office:value-type="boolean" office:boolean-value="true" calcext:value-type="boolean">
            <text:p>TRUE</text:p>
          </table:table-cell>
          <table:table-cell table:formula="of:=[.F438]&gt;[$Sheet2.$B$2]" office:value-type="boolean" office:boolean-value="true" calcext:value-type="boolean">
            <text:p>TRUE</text:p>
          </table:table-cell>
          <table:table-cell table:formula="of:=AND([.G438]&gt;[$Sheet2.$C$2];[.G438]&lt;[$Sheet2.$C$3])" office:value-type="boolean" office:boolean-value="true" calcext:value-type="boolean">
            <text:p>TRUE</text:p>
          </table:table-cell>
          <table:table-cell table:formula="of:=IF([.H438];[.E438];&quot;&quot;)"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13" calcext:value-type="float">
            <text:p>703213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39.091568" calcext:value-type="float">
            <text:p>39.091568</text:p>
          </table:table-cell>
          <table:table-cell office:value-type="float" office:value="-77.07831" calcext:value-type="float">
            <text:p>-77.07831</text:p>
          </table:table-cell>
          <table:table-cell table:formula="of:=AND([.F439]&gt;[$Sheet2.$B$2];[.G439]&gt;[$Sheet2.$C$2];[.G439]&lt;[$Sheet2.$C$3])" office:value-type="boolean" office:boolean-value="true" calcext:value-type="boolean">
            <text:p>TRUE</text:p>
          </table:table-cell>
          <table:table-cell table:formula="of:=[.F439]&gt;[$Sheet2.$B$2]" office:value-type="boolean" office:boolean-value="true" calcext:value-type="boolean">
            <text:p>TRUE</text:p>
          </table:table-cell>
          <table:table-cell table:formula="of:=AND([.G439]&gt;[$Sheet2.$C$2];[.G439]&lt;[$Sheet2.$C$3])" office:value-type="boolean" office:boolean-value="true" calcext:value-type="boolean">
            <text:p>TRUE</text:p>
          </table:table-cell>
          <table:table-cell table:formula="of:=IF([.H439];[.E439];&quot;&quot;)"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13" calcext:value-type="float">
            <text:p>703213</text:p>
          </table:table-cell>
          <table:table-cell office:value-type="float" office:value="2" calcext:value-type="float">
            <text:p>2</text:p>
          </table:table-cell>
          <table:table-cell office:value-type="float" office:value="2508" calcext:value-type="float">
            <text:p>2508</text:p>
          </table:table-cell>
          <table:table-cell office:value-type="float" office:value="39.090751" calcext:value-type="float">
            <text:p>39.090751</text:p>
          </table:table-cell>
          <table:table-cell office:value-type="float" office:value="-77.073659" calcext:value-type="float">
            <text:p>-77.073659</text:p>
          </table:table-cell>
          <table:table-cell table:formula="of:=AND([.F440]&gt;[$Sheet2.$B$2];[.G440]&gt;[$Sheet2.$C$2];[.G440]&lt;[$Sheet2.$C$3])" office:value-type="boolean" office:boolean-value="true" calcext:value-type="boolean">
            <text:p>TRUE</text:p>
          </table:table-cell>
          <table:table-cell table:formula="of:=[.F440]&gt;[$Sheet2.$B$2]" office:value-type="boolean" office:boolean-value="true" calcext:value-type="boolean">
            <text:p>TRUE</text:p>
          </table:table-cell>
          <table:table-cell table:formula="of:=AND([.G440]&gt;[$Sheet2.$C$2];[.G440]&lt;[$Sheet2.$C$3])" office:value-type="boolean" office:boolean-value="true" calcext:value-type="boolean">
            <text:p>TRUE</text:p>
          </table:table-cell>
          <table:table-cell table:formula="of:=IF([.H440];[.E440];&quot;&quot;)"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13" calcext:value-type="float">
            <text:p>703213</text:p>
          </table:table-cell>
          <table:table-cell office:value-type="float" office:value="3" calcext:value-type="float">
            <text:p>3</text:p>
          </table:table-cell>
          <table:table-cell office:value-type="float" office:value="1369" calcext:value-type="float">
            <text:p>1369</text:p>
          </table:table-cell>
          <table:table-cell office:value-type="float" office:value="39.086926" calcext:value-type="float">
            <text:p>39.086926</text:p>
          </table:table-cell>
          <table:table-cell office:value-type="float" office:value="-77.077019" calcext:value-type="float">
            <text:p>-77.077019</text:p>
          </table:table-cell>
          <table:table-cell table:formula="of:=AND([.F441]&gt;[$Sheet2.$B$2];[.G441]&gt;[$Sheet2.$C$2];[.G441]&lt;[$Sheet2.$C$3])" office:value-type="boolean" office:boolean-value="true" calcext:value-type="boolean">
            <text:p>TRUE</text:p>
          </table:table-cell>
          <table:table-cell table:formula="of:=[.F441]&gt;[$Sheet2.$B$2]" office:value-type="boolean" office:boolean-value="true" calcext:value-type="boolean">
            <text:p>TRUE</text:p>
          </table:table-cell>
          <table:table-cell table:formula="of:=AND([.G441]&gt;[$Sheet2.$C$2];[.G441]&lt;[$Sheet2.$C$3])" office:value-type="boolean" office:boolean-value="true" calcext:value-type="boolean">
            <text:p>TRUE</text:p>
          </table:table-cell>
          <table:table-cell table:formula="of:=IF([.H441];[.E441];&quot;&quot;)"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14" calcext:value-type="float">
            <text:p>703214</text:p>
          </table:table-cell>
          <table:table-cell office:value-type="float" office:value="1" calcext:value-type="float">
            <text:p>1</text:p>
          </table:table-cell>
          <table:table-cell office:value-type="float" office:value="1781" calcext:value-type="float">
            <text:p>1781</text:p>
          </table:table-cell>
          <table:table-cell office:value-type="float" office:value="39.08969" calcext:value-type="float">
            <text:p>39.08969</text:p>
          </table:table-cell>
          <table:table-cell office:value-type="float" office:value="-77.068742" calcext:value-type="float">
            <text:p>-77.068742</text:p>
          </table:table-cell>
          <table:table-cell table:formula="of:=AND([.F442]&gt;[$Sheet2.$B$2];[.G442]&gt;[$Sheet2.$C$2];[.G442]&lt;[$Sheet2.$C$3])" office:value-type="boolean" office:boolean-value="true" calcext:value-type="boolean">
            <text:p>TRUE</text:p>
          </table:table-cell>
          <table:table-cell table:formula="of:=[.F442]&gt;[$Sheet2.$B$2]" office:value-type="boolean" office:boolean-value="true" calcext:value-type="boolean">
            <text:p>TRUE</text:p>
          </table:table-cell>
          <table:table-cell table:formula="of:=AND([.G442]&gt;[$Sheet2.$C$2];[.G442]&lt;[$Sheet2.$C$3])" office:value-type="boolean" office:boolean-value="true" calcext:value-type="boolean">
            <text:p>TRUE</text:p>
          </table:table-cell>
          <table:table-cell table:formula="of:=IF([.H442];[.E442];&quot;&quot;)"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14" calcext:value-type="float">
            <text:p>703214</text:p>
          </table:table-cell>
          <table:table-cell office:value-type="float" office:value="2" calcext:value-type="float">
            <text:p>2</text:p>
          </table:table-cell>
          <table:table-cell office:value-type="float" office:value="2624" calcext:value-type="float">
            <text:p>2624</text:p>
          </table:table-cell>
          <table:table-cell office:value-type="float" office:value="39.088244" calcext:value-type="float">
            <text:p>39.088244</text:p>
          </table:table-cell>
          <table:table-cell office:value-type="float" office:value="-77.06304" calcext:value-type="float">
            <text:p>-77.06304</text:p>
          </table:table-cell>
          <table:table-cell table:formula="of:=AND([.F443]&gt;[$Sheet2.$B$2];[.G443]&gt;[$Sheet2.$C$2];[.G443]&lt;[$Sheet2.$C$3])" office:value-type="boolean" office:boolean-value="true" calcext:value-type="boolean">
            <text:p>TRUE</text:p>
          </table:table-cell>
          <table:table-cell table:formula="of:=[.F443]&gt;[$Sheet2.$B$2]" office:value-type="boolean" office:boolean-value="true" calcext:value-type="boolean">
            <text:p>TRUE</text:p>
          </table:table-cell>
          <table:table-cell table:formula="of:=AND([.G443]&gt;[$Sheet2.$C$2];[.G443]&lt;[$Sheet2.$C$3])" office:value-type="boolean" office:boolean-value="true" calcext:value-type="boolean">
            <text:p>TRUE</text:p>
          </table:table-cell>
          <table:table-cell table:formula="of:=IF([.H443];[.E443];&quot;&quot;)"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14" calcext:value-type="float">
            <text:p>703214</text:p>
          </table:table-cell>
          <table:table-cell office:value-type="float" office:value="3" calcext:value-type="float">
            <text:p>3</text:p>
          </table:table-cell>
          <table:table-cell office:value-type="float" office:value="2308" calcext:value-type="float">
            <text:p>2308</text:p>
          </table:table-cell>
          <table:table-cell office:value-type="float" office:value="39.081399" calcext:value-type="float">
            <text:p>39.081399</text:p>
          </table:table-cell>
          <table:table-cell office:value-type="float" office:value="-77.067652" calcext:value-type="float">
            <text:p>-77.067652</text:p>
          </table:table-cell>
          <table:table-cell table:formula="of:=AND([.F444]&gt;[$Sheet2.$B$2];[.G444]&gt;[$Sheet2.$C$2];[.G444]&lt;[$Sheet2.$C$3])" office:value-type="boolean" office:boolean-value="true" calcext:value-type="boolean">
            <text:p>TRUE</text:p>
          </table:table-cell>
          <table:table-cell table:formula="of:=[.F444]&gt;[$Sheet2.$B$2]" office:value-type="boolean" office:boolean-value="true" calcext:value-type="boolean">
            <text:p>TRUE</text:p>
          </table:table-cell>
          <table:table-cell table:formula="of:=AND([.G444]&gt;[$Sheet2.$C$2];[.G444]&lt;[$Sheet2.$C$3])" office:value-type="boolean" office:boolean-value="true" calcext:value-type="boolean">
            <text:p>TRUE</text:p>
          </table:table-cell>
          <table:table-cell table:formula="of:=IF([.H444];[.E444];&quot;&quot;)"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15" calcext:value-type="float">
            <text:p>703215</text:p>
          </table:table-cell>
          <table:table-cell office:value-type="float" office:value="1" calcext:value-type="float">
            <text:p>1</text:p>
          </table:table-cell>
          <table:table-cell office:value-type="float" office:value="1831" calcext:value-type="float">
            <text:p>1831</text:p>
          </table:table-cell>
          <table:table-cell office:value-type="float" office:value="39.080984" calcext:value-type="float">
            <text:p>39.080984</text:p>
          </table:table-cell>
          <table:table-cell office:value-type="float" office:value="-77.061764" calcext:value-type="float">
            <text:p>-77.061764</text:p>
          </table:table-cell>
          <table:table-cell table:formula="of:=AND([.F445]&gt;[$Sheet2.$B$2];[.G445]&gt;[$Sheet2.$C$2];[.G445]&lt;[$Sheet2.$C$3])" office:value-type="boolean" office:boolean-value="true" calcext:value-type="boolean">
            <text:p>TRUE</text:p>
          </table:table-cell>
          <table:table-cell table:formula="of:=[.F445]&gt;[$Sheet2.$B$2]" office:value-type="boolean" office:boolean-value="true" calcext:value-type="boolean">
            <text:p>TRUE</text:p>
          </table:table-cell>
          <table:table-cell table:formula="of:=AND([.G445]&gt;[$Sheet2.$C$2];[.G445]&lt;[$Sheet2.$C$3])" office:value-type="boolean" office:boolean-value="true" calcext:value-type="boolean">
            <text:p>TRUE</text:p>
          </table:table-cell>
          <table:table-cell table:formula="of:=IF([.H445];[.E445];&quot;&quot;)"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15" calcext:value-type="float">
            <text:p>703215</text:p>
          </table:table-cell>
          <table:table-cell office:value-type="float" office:value="2" calcext:value-type="float">
            <text:p>2</text:p>
          </table:table-cell>
          <table:table-cell office:value-type="float" office:value="1243" calcext:value-type="float">
            <text:p>1243</text:p>
          </table:table-cell>
          <table:table-cell office:value-type="float" office:value="39.086827" calcext:value-type="float">
            <text:p>39.086827</text:p>
          </table:table-cell>
          <table:table-cell office:value-type="float" office:value="-77.048952" calcext:value-type="float">
            <text:p>-77.048952</text:p>
          </table:table-cell>
          <table:table-cell table:formula="of:=AND([.F446]&gt;[$Sheet2.$B$2];[.G446]&gt;[$Sheet2.$C$2];[.G446]&lt;[$Sheet2.$C$3])" office:value-type="boolean" office:boolean-value="true" calcext:value-type="boolean">
            <text:p>TRUE</text:p>
          </table:table-cell>
          <table:table-cell table:formula="of:=[.F446]&gt;[$Sheet2.$B$2]" office:value-type="boolean" office:boolean-value="true" calcext:value-type="boolean">
            <text:p>TRUE</text:p>
          </table:table-cell>
          <table:table-cell table:formula="of:=AND([.G446]&gt;[$Sheet2.$C$2];[.G446]&lt;[$Sheet2.$C$3])" office:value-type="boolean" office:boolean-value="true" calcext:value-type="boolean">
            <text:p>TRUE</text:p>
          </table:table-cell>
          <table:table-cell table:formula="of:=IF([.H446];[.E446];&quot;&quot;)"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16" calcext:value-type="float">
            <text:p>703216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39.09796" calcext:value-type="float">
            <text:p>39.09796</text:p>
          </table:table-cell>
          <table:table-cell office:value-type="float" office:value="-77.069001" calcext:value-type="float">
            <text:p>-77.069001</text:p>
          </table:table-cell>
          <table:table-cell table:formula="of:=AND([.F447]&gt;[$Sheet2.$B$2];[.G447]&gt;[$Sheet2.$C$2];[.G447]&lt;[$Sheet2.$C$3])" office:value-type="boolean" office:boolean-value="true" calcext:value-type="boolean">
            <text:p>TRUE</text:p>
          </table:table-cell>
          <table:table-cell table:formula="of:=[.F447]&gt;[$Sheet2.$B$2]" office:value-type="boolean" office:boolean-value="true" calcext:value-type="boolean">
            <text:p>TRUE</text:p>
          </table:table-cell>
          <table:table-cell table:formula="of:=AND([.G447]&gt;[$Sheet2.$C$2];[.G447]&lt;[$Sheet2.$C$3])" office:value-type="boolean" office:boolean-value="true" calcext:value-type="boolean">
            <text:p>TRUE</text:p>
          </table:table-cell>
          <table:table-cell table:formula="of:=IF([.H447];[.E447];&quot;&quot;)"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16" calcext:value-type="float">
            <text:p>703216</text:p>
          </table:table-cell>
          <table:table-cell office:value-type="float" office:value="2" calcext:value-type="float">
            <text:p>2</text:p>
          </table:table-cell>
          <table:table-cell office:value-type="float" office:value="2032" calcext:value-type="float">
            <text:p>2032</text:p>
          </table:table-cell>
          <table:table-cell office:value-type="float" office:value="39.095502" calcext:value-type="float">
            <text:p>39.095502</text:p>
          </table:table-cell>
          <table:table-cell office:value-type="float" office:value="-77.074488" calcext:value-type="float">
            <text:p>-77.074488</text:p>
          </table:table-cell>
          <table:table-cell table:formula="of:=AND([.F448]&gt;[$Sheet2.$B$2];[.G448]&gt;[$Sheet2.$C$2];[.G448]&lt;[$Sheet2.$C$3])" office:value-type="boolean" office:boolean-value="true" calcext:value-type="boolean">
            <text:p>TRUE</text:p>
          </table:table-cell>
          <table:table-cell table:formula="of:=[.F448]&gt;[$Sheet2.$B$2]" office:value-type="boolean" office:boolean-value="true" calcext:value-type="boolean">
            <text:p>TRUE</text:p>
          </table:table-cell>
          <table:table-cell table:formula="of:=AND([.G448]&gt;[$Sheet2.$C$2];[.G448]&lt;[$Sheet2.$C$3])" office:value-type="boolean" office:boolean-value="true" calcext:value-type="boolean">
            <text:p>TRUE</text:p>
          </table:table-cell>
          <table:table-cell table:formula="of:=IF([.H448];[.E448];&quot;&quot;)"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16" calcext:value-type="float">
            <text:p>703216</text:p>
          </table:table-cell>
          <table:table-cell office:value-type="float" office:value="3" calcext:value-type="float">
            <text:p>3</text:p>
          </table:table-cell>
          <table:table-cell office:value-type="float" office:value="554" calcext:value-type="float">
            <text:p>554</text:p>
          </table:table-cell>
          <table:table-cell office:value-type="float" office:value="39.098908" calcext:value-type="float">
            <text:p>39.098908</text:p>
          </table:table-cell>
          <table:table-cell office:value-type="float" office:value="-77.064263" calcext:value-type="float">
            <text:p>-77.064263</text:p>
          </table:table-cell>
          <table:table-cell table:formula="of:=AND([.F449]&gt;[$Sheet2.$B$2];[.G449]&gt;[$Sheet2.$C$2];[.G449]&lt;[$Sheet2.$C$3])" office:value-type="boolean" office:boolean-value="true" calcext:value-type="boolean">
            <text:p>TRUE</text:p>
          </table:table-cell>
          <table:table-cell table:formula="of:=[.F449]&gt;[$Sheet2.$B$2]" office:value-type="boolean" office:boolean-value="true" calcext:value-type="boolean">
            <text:p>TRUE</text:p>
          </table:table-cell>
          <table:table-cell table:formula="of:=AND([.G449]&gt;[$Sheet2.$C$2];[.G449]&lt;[$Sheet2.$C$3])" office:value-type="boolean" office:boolean-value="true" calcext:value-type="boolean">
            <text:p>TRUE</text:p>
          </table:table-cell>
          <table:table-cell table:formula="of:=IF([.H449];[.E449];&quot;&quot;)"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18" calcext:value-type="float">
            <text:p>703218</text:p>
          </table:table-cell>
          <table:table-cell office:value-type="float" office:value="1" calcext:value-type="float">
            <text:p>1</text:p>
          </table:table-cell>
          <table:table-cell office:value-type="float" office:value="1146" calcext:value-type="float">
            <text:p>1146</text:p>
          </table:table-cell>
          <table:table-cell office:value-type="float" office:value="39.106576" calcext:value-type="float">
            <text:p>39.106576</text:p>
          </table:table-cell>
          <table:table-cell office:value-type="float" office:value="-77.070688" calcext:value-type="float">
            <text:p>-77.070688</text:p>
          </table:table-cell>
          <table:table-cell table:formula="of:=AND([.F450]&gt;[$Sheet2.$B$2];[.G450]&gt;[$Sheet2.$C$2];[.G450]&lt;[$Sheet2.$C$3])" office:value-type="boolean" office:boolean-value="true" calcext:value-type="boolean">
            <text:p>TRUE</text:p>
          </table:table-cell>
          <table:table-cell table:formula="of:=[.F450]&gt;[$Sheet2.$B$2]" office:value-type="boolean" office:boolean-value="true" calcext:value-type="boolean">
            <text:p>TRUE</text:p>
          </table:table-cell>
          <table:table-cell table:formula="of:=AND([.G450]&gt;[$Sheet2.$C$2];[.G450]&lt;[$Sheet2.$C$3])" office:value-type="boolean" office:boolean-value="true" calcext:value-type="boolean">
            <text:p>TRUE</text:p>
          </table:table-cell>
          <table:table-cell table:formula="of:=IF([.H450];[.E450];&quot;&quot;)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18" calcext:value-type="float">
            <text:p>703218</text:p>
          </table:table-cell>
          <table:table-cell office:value-type="float" office:value="2" calcext:value-type="float">
            <text:p>2</text:p>
          </table:table-cell>
          <table:table-cell office:value-type="float" office:value="753" calcext:value-type="float">
            <text:p>753</text:p>
          </table:table-cell>
          <table:table-cell office:value-type="float" office:value="39.10602" calcext:value-type="float">
            <text:p>39.10602</text:p>
          </table:table-cell>
          <table:table-cell office:value-type="float" office:value="-77.073976" calcext:value-type="float">
            <text:p>-77.073976</text:p>
          </table:table-cell>
          <table:table-cell table:formula="of:=AND([.F451]&gt;[$Sheet2.$B$2];[.G451]&gt;[$Sheet2.$C$2];[.G451]&lt;[$Sheet2.$C$3])" office:value-type="boolean" office:boolean-value="true" calcext:value-type="boolean">
            <text:p>TRUE</text:p>
          </table:table-cell>
          <table:table-cell table:formula="of:=[.F451]&gt;[$Sheet2.$B$2]" office:value-type="boolean" office:boolean-value="true" calcext:value-type="boolean">
            <text:p>TRUE</text:p>
          </table:table-cell>
          <table:table-cell table:formula="of:=AND([.G451]&gt;[$Sheet2.$C$2];[.G451]&lt;[$Sheet2.$C$3])" office:value-type="boolean" office:boolean-value="true" calcext:value-type="boolean">
            <text:p>TRUE</text:p>
          </table:table-cell>
          <table:table-cell table:formula="of:=IF([.H451];[.E451];&quot;&quot;)"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19" calcext:value-type="float">
            <text:p>703219</text:p>
          </table:table-cell>
          <table:table-cell office:value-type="float" office:value="1" calcext:value-type="float">
            <text:p>1</text:p>
          </table:table-cell>
          <table:table-cell office:value-type="float" office:value="1363" calcext:value-type="float">
            <text:p>1363</text:p>
          </table:table-cell>
          <table:table-cell office:value-type="float" office:value="39.105739" calcext:value-type="float">
            <text:p>39.105739</text:p>
          </table:table-cell>
          <table:table-cell office:value-type="float" office:value="-77.06443" calcext:value-type="float">
            <text:p>-77.06443</text:p>
          </table:table-cell>
          <table:table-cell table:formula="of:=AND([.F452]&gt;[$Sheet2.$B$2];[.G452]&gt;[$Sheet2.$C$2];[.G452]&lt;[$Sheet2.$C$3])" office:value-type="boolean" office:boolean-value="true" calcext:value-type="boolean">
            <text:p>TRUE</text:p>
          </table:table-cell>
          <table:table-cell table:formula="of:=[.F452]&gt;[$Sheet2.$B$2]" office:value-type="boolean" office:boolean-value="true" calcext:value-type="boolean">
            <text:p>TRUE</text:p>
          </table:table-cell>
          <table:table-cell table:formula="of:=AND([.G452]&gt;[$Sheet2.$C$2];[.G452]&lt;[$Sheet2.$C$3])" office:value-type="boolean" office:boolean-value="true" calcext:value-type="boolean">
            <text:p>TRUE</text:p>
          </table:table-cell>
          <table:table-cell table:formula="of:=IF([.H452];[.E452];&quot;&quot;)"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19" calcext:value-type="float">
            <text:p>703219</text:p>
          </table:table-cell>
          <table:table-cell office:value-type="float" office:value="2" calcext:value-type="float">
            <text:p>2</text:p>
          </table:table-cell>
          <table:table-cell office:value-type="float" office:value="812" calcext:value-type="float">
            <text:p>812</text:p>
          </table:table-cell>
          <table:table-cell office:value-type="float" office:value="39.104079" calcext:value-type="float">
            <text:p>39.104079</text:p>
          </table:table-cell>
          <table:table-cell office:value-type="float" office:value="-77.068939" calcext:value-type="float">
            <text:p>-77.068939</text:p>
          </table:table-cell>
          <table:table-cell table:formula="of:=AND([.F453]&gt;[$Sheet2.$B$2];[.G453]&gt;[$Sheet2.$C$2];[.G453]&lt;[$Sheet2.$C$3])" office:value-type="boolean" office:boolean-value="true" calcext:value-type="boolean">
            <text:p>TRUE</text:p>
          </table:table-cell>
          <table:table-cell table:formula="of:=[.F453]&gt;[$Sheet2.$B$2]" office:value-type="boolean" office:boolean-value="true" calcext:value-type="boolean">
            <text:p>TRUE</text:p>
          </table:table-cell>
          <table:table-cell table:formula="of:=AND([.G453]&gt;[$Sheet2.$C$2];[.G453]&lt;[$Sheet2.$C$3])" office:value-type="boolean" office:boolean-value="true" calcext:value-type="boolean">
            <text:p>TRUE</text:p>
          </table:table-cell>
          <table:table-cell table:formula="of:=IF([.H453];[.E453];&quot;&quot;)"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19" calcext:value-type="float">
            <text:p>703219</text:p>
          </table:table-cell>
          <table:table-cell office:value-type="float" office:value="3" calcext:value-type="float">
            <text:p>3</text:p>
          </table:table-cell>
          <table:table-cell office:value-type="float" office:value="1082" calcext:value-type="float">
            <text:p>1082</text:p>
          </table:table-cell>
          <table:table-cell office:value-type="float" office:value="39.108926" calcext:value-type="float">
            <text:p>39.108926</text:p>
          </table:table-cell>
          <table:table-cell office:value-type="float" office:value="-77.064204" calcext:value-type="float">
            <text:p>-77.064204</text:p>
          </table:table-cell>
          <table:table-cell table:formula="of:=AND([.F454]&gt;[$Sheet2.$B$2];[.G454]&gt;[$Sheet2.$C$2];[.G454]&lt;[$Sheet2.$C$3])" office:value-type="boolean" office:boolean-value="true" calcext:value-type="boolean">
            <text:p>TRUE</text:p>
          </table:table-cell>
          <table:table-cell table:formula="of:=[.F454]&gt;[$Sheet2.$B$2]" office:value-type="boolean" office:boolean-value="true" calcext:value-type="boolean">
            <text:p>TRUE</text:p>
          </table:table-cell>
          <table:table-cell table:formula="of:=AND([.G454]&gt;[$Sheet2.$C$2];[.G454]&lt;[$Sheet2.$C$3])" office:value-type="boolean" office:boolean-value="true" calcext:value-type="boolean">
            <text:p>TRUE</text:p>
          </table:table-cell>
          <table:table-cell table:formula="of:=IF([.H454];[.E454];&quot;&quot;)"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20" calcext:value-type="float">
            <text:p>703220</text:p>
          </table:table-cell>
          <table:table-cell office:value-type="float" office:value="1" calcext:value-type="float">
            <text:p>1</text:p>
          </table:table-cell>
          <table:table-cell office:value-type="float" office:value="1033" calcext:value-type="float">
            <text:p>1033</text:p>
          </table:table-cell>
          <table:table-cell office:value-type="float" office:value="39.094706" calcext:value-type="float">
            <text:p>39.094706</text:p>
          </table:table-cell>
          <table:table-cell office:value-type="float" office:value="-77.060386" calcext:value-type="float">
            <text:p>-77.060386</text:p>
          </table:table-cell>
          <table:table-cell table:formula="of:=AND([.F455]&gt;[$Sheet2.$B$2];[.G455]&gt;[$Sheet2.$C$2];[.G455]&lt;[$Sheet2.$C$3])" office:value-type="boolean" office:boolean-value="true" calcext:value-type="boolean">
            <text:p>TRUE</text:p>
          </table:table-cell>
          <table:table-cell table:formula="of:=[.F455]&gt;[$Sheet2.$B$2]" office:value-type="boolean" office:boolean-value="true" calcext:value-type="boolean">
            <text:p>TRUE</text:p>
          </table:table-cell>
          <table:table-cell table:formula="of:=AND([.G455]&gt;[$Sheet2.$C$2];[.G455]&lt;[$Sheet2.$C$3])" office:value-type="boolean" office:boolean-value="true" calcext:value-type="boolean">
            <text:p>TRUE</text:p>
          </table:table-cell>
          <table:table-cell table:formula="of:=IF([.H455];[.E455];&quot;&quot;)"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20" calcext:value-type="float">
            <text:p>703220</text:p>
          </table:table-cell>
          <table:table-cell office:value-type="float" office:value="2" calcext:value-type="float">
            <text:p>2</text:p>
          </table:table-cell>
          <table:table-cell office:value-type="float" office:value="2750" calcext:value-type="float">
            <text:p>2750</text:p>
          </table:table-cell>
          <table:table-cell office:value-type="float" office:value="39.097123" calcext:value-type="float">
            <text:p>39.097123</text:p>
          </table:table-cell>
          <table:table-cell office:value-type="float" office:value="-77.052246" calcext:value-type="float">
            <text:p>-77.052246</text:p>
          </table:table-cell>
          <table:table-cell table:formula="of:=AND([.F456]&gt;[$Sheet2.$B$2];[.G456]&gt;[$Sheet2.$C$2];[.G456]&lt;[$Sheet2.$C$3])" office:value-type="boolean" office:boolean-value="true" calcext:value-type="boolean">
            <text:p>TRUE</text:p>
          </table:table-cell>
          <table:table-cell table:formula="of:=[.F456]&gt;[$Sheet2.$B$2]" office:value-type="boolean" office:boolean-value="true" calcext:value-type="boolean">
            <text:p>TRUE</text:p>
          </table:table-cell>
          <table:table-cell table:formula="of:=AND([.G456]&gt;[$Sheet2.$C$2];[.G456]&lt;[$Sheet2.$C$3])" office:value-type="boolean" office:boolean-value="true" calcext:value-type="boolean">
            <text:p>TRUE</text:p>
          </table:table-cell>
          <table:table-cell table:formula="of:=IF([.H456];[.E456];&quot;&quot;)"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20" calcext:value-type="float">
            <text:p>703220</text:p>
          </table:table-cell>
          <table:table-cell office:value-type="float" office:value="3" calcext:value-type="float">
            <text:p>3</text:p>
          </table:table-cell>
          <table:table-cell office:value-type="float" office:value="1192" calcext:value-type="float">
            <text:p>1192</text:p>
          </table:table-cell>
          <table:table-cell office:value-type="float" office:value="39.107785" calcext:value-type="float">
            <text:p>39.107785</text:p>
          </table:table-cell>
          <table:table-cell office:value-type="float" office:value="-77.057337" calcext:value-type="float">
            <text:p>-77.057337</text:p>
          </table:table-cell>
          <table:table-cell table:formula="of:=AND([.F457]&gt;[$Sheet2.$B$2];[.G457]&gt;[$Sheet2.$C$2];[.G457]&lt;[$Sheet2.$C$3])" office:value-type="boolean" office:boolean-value="true" calcext:value-type="boolean">
            <text:p>TRUE</text:p>
          </table:table-cell>
          <table:table-cell table:formula="of:=[.F457]&gt;[$Sheet2.$B$2]" office:value-type="boolean" office:boolean-value="true" calcext:value-type="boolean">
            <text:p>TRUE</text:p>
          </table:table-cell>
          <table:table-cell table:formula="of:=AND([.G457]&gt;[$Sheet2.$C$2];[.G457]&lt;[$Sheet2.$C$3])" office:value-type="boolean" office:boolean-value="true" calcext:value-type="boolean">
            <text:p>TRUE</text:p>
          </table:table-cell>
          <table:table-cell table:formula="of:=IF([.H457];[.E457];&quot;&quot;)"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21" calcext:value-type="float">
            <text:p>703221</text:p>
          </table:table-cell>
          <table:table-cell office:value-type="float" office:value="1" calcext:value-type="float">
            <text:p>1</text:p>
          </table:table-cell>
          <table:table-cell office:value-type="float" office:value="1518" calcext:value-type="float">
            <text:p>1518</text:p>
          </table:table-cell>
          <table:table-cell office:value-type="float" office:value="39.106089" calcext:value-type="float">
            <text:p>39.106089</text:p>
          </table:table-cell>
          <table:table-cell office:value-type="float" office:value="-77.041778" calcext:value-type="float">
            <text:p>-77.041778</text:p>
          </table:table-cell>
          <table:table-cell table:formula="of:=AND([.F458]&gt;[$Sheet2.$B$2];[.G458]&gt;[$Sheet2.$C$2];[.G458]&lt;[$Sheet2.$C$3])" office:value-type="boolean" office:boolean-value="true" calcext:value-type="boolean">
            <text:p>TRUE</text:p>
          </table:table-cell>
          <table:table-cell table:formula="of:=[.F458]&gt;[$Sheet2.$B$2]" office:value-type="boolean" office:boolean-value="true" calcext:value-type="boolean">
            <text:p>TRUE</text:p>
          </table:table-cell>
          <table:table-cell table:formula="of:=AND([.G458]&gt;[$Sheet2.$C$2];[.G458]&lt;[$Sheet2.$C$3])" office:value-type="boolean" office:boolean-value="true" calcext:value-type="boolean">
            <text:p>TRUE</text:p>
          </table:table-cell>
          <table:table-cell table:formula="of:=IF([.H458];[.E458];&quot;&quot;)"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21" calcext:value-type="float">
            <text:p>703221</text:p>
          </table:table-cell>
          <table:table-cell office:value-type="float" office:value="2" calcext:value-type="float">
            <text:p>2</text:p>
          </table:table-cell>
          <table:table-cell office:value-type="float" office:value="1674" calcext:value-type="float">
            <text:p>1674</text:p>
          </table:table-cell>
          <table:table-cell office:value-type="float" office:value="39.110343" calcext:value-type="float">
            <text:p>39.110343</text:p>
          </table:table-cell>
          <table:table-cell office:value-type="float" office:value="-77.049811" calcext:value-type="float">
            <text:p>-77.049811</text:p>
          </table:table-cell>
          <table:table-cell table:formula="of:=AND([.F459]&gt;[$Sheet2.$B$2];[.G459]&gt;[$Sheet2.$C$2];[.G459]&lt;[$Sheet2.$C$3])" office:value-type="boolean" office:boolean-value="true" calcext:value-type="boolean">
            <text:p>TRUE</text:p>
          </table:table-cell>
          <table:table-cell table:formula="of:=[.F459]&gt;[$Sheet2.$B$2]" office:value-type="boolean" office:boolean-value="true" calcext:value-type="boolean">
            <text:p>TRUE</text:p>
          </table:table-cell>
          <table:table-cell table:formula="of:=AND([.G459]&gt;[$Sheet2.$C$2];[.G459]&lt;[$Sheet2.$C$3])" office:value-type="boolean" office:boolean-value="true" calcext:value-type="boolean">
            <text:p>TRUE</text:p>
          </table:table-cell>
          <table:table-cell table:formula="of:=IF([.H459];[.E459];&quot;&quot;)"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221" calcext:value-type="float">
            <text:p>703221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office:value-type="float" office:value="39.101816" calcext:value-type="float">
            <text:p>39.101816</text:p>
          </table:table-cell>
          <table:table-cell office:value-type="float" office:value="-77.049477" calcext:value-type="float">
            <text:p>-77.049477</text:p>
          </table:table-cell>
          <table:table-cell table:formula="of:=AND([.F460]&gt;[$Sheet2.$B$2];[.G460]&gt;[$Sheet2.$C$2];[.G460]&lt;[$Sheet2.$C$3])" office:value-type="boolean" office:boolean-value="true" calcext:value-type="boolean">
            <text:p>TRUE</text:p>
          </table:table-cell>
          <table:table-cell table:formula="of:=[.F460]&gt;[$Sheet2.$B$2]" office:value-type="boolean" office:boolean-value="true" calcext:value-type="boolean">
            <text:p>TRUE</text:p>
          </table:table-cell>
          <table:table-cell table:formula="of:=AND([.G460]&gt;[$Sheet2.$C$2];[.G460]&lt;[$Sheet2.$C$3])" office:value-type="boolean" office:boolean-value="true" calcext:value-type="boolean">
            <text:p>TRUE</text:p>
          </table:table-cell>
          <table:table-cell table:formula="of:=IF([.H460];[.E460];&quot;&quot;)"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301" calcext:value-type="float">
            <text:p>703301</text:p>
          </table:table-cell>
          <table:table-cell office:value-type="float" office:value="1" calcext:value-type="float">
            <text:p>1</text:p>
          </table:table-cell>
          <table:table-cell office:value-type="float" office:value="1376" calcext:value-type="float">
            <text:p>1376</text:p>
          </table:table-cell>
          <table:table-cell office:value-type="float" office:value="39.075061" calcext:value-type="float">
            <text:p>39.075061</text:p>
          </table:table-cell>
          <table:table-cell office:value-type="float" office:value="-77.089338" calcext:value-type="float">
            <text:p>-77.089338</text:p>
          </table:table-cell>
          <table:table-cell table:formula="of:=AND([.F461]&gt;[$Sheet2.$B$2];[.G461]&gt;[$Sheet2.$C$2];[.G461]&lt;[$Sheet2.$C$3])" office:value-type="boolean" office:boolean-value="true" calcext:value-type="boolean">
            <text:p>TRUE</text:p>
          </table:table-cell>
          <table:table-cell table:formula="of:=[.F461]&gt;[$Sheet2.$B$2]" office:value-type="boolean" office:boolean-value="true" calcext:value-type="boolean">
            <text:p>TRUE</text:p>
          </table:table-cell>
          <table:table-cell table:formula="of:=AND([.G461]&gt;[$Sheet2.$C$2];[.G461]&lt;[$Sheet2.$C$3])" office:value-type="boolean" office:boolean-value="true" calcext:value-type="boolean">
            <text:p>TRUE</text:p>
          </table:table-cell>
          <table:table-cell table:formula="of:=IF([.H461];[.E461];&quot;&quot;)"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301" calcext:value-type="float">
            <text:p>703301</text:p>
          </table:table-cell>
          <table:table-cell office:value-type="float" office:value="2" calcext:value-type="float">
            <text:p>2</text:p>
          </table:table-cell>
          <table:table-cell office:value-type="float" office:value="983" calcext:value-type="float">
            <text:p>983</text:p>
          </table:table-cell>
          <table:table-cell office:value-type="float" office:value="39.070989" calcext:value-type="float">
            <text:p>39.070989</text:p>
          </table:table-cell>
          <table:table-cell office:value-type="float" office:value="-77.091991" calcext:value-type="float">
            <text:p>-77.091991</text:p>
          </table:table-cell>
          <table:table-cell table:formula="of:=AND([.F462]&gt;[$Sheet2.$B$2];[.G462]&gt;[$Sheet2.$C$2];[.G462]&lt;[$Sheet2.$C$3])" office:value-type="boolean" office:boolean-value="true" calcext:value-type="boolean">
            <text:p>TRUE</text:p>
          </table:table-cell>
          <table:table-cell table:formula="of:=[.F462]&gt;[$Sheet2.$B$2]" office:value-type="boolean" office:boolean-value="true" calcext:value-type="boolean">
            <text:p>TRUE</text:p>
          </table:table-cell>
          <table:table-cell table:formula="of:=AND([.G462]&gt;[$Sheet2.$C$2];[.G462]&lt;[$Sheet2.$C$3])" office:value-type="boolean" office:boolean-value="true" calcext:value-type="boolean">
            <text:p>TRUE</text:p>
          </table:table-cell>
          <table:table-cell table:formula="of:=IF([.H462];[.E462];&quot;&quot;)"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301" calcext:value-type="float">
            <text:p>703301</text:p>
          </table:table-cell>
          <table:table-cell office:value-type="float" office:value="3" calcext:value-type="float">
            <text:p>3</text:p>
          </table:table-cell>
          <table:table-cell office:value-type="float" office:value="1097" calcext:value-type="float">
            <text:p>1097</text:p>
          </table:table-cell>
          <table:table-cell office:value-type="float" office:value="39.065516" calcext:value-type="float">
            <text:p>39.065516</text:p>
          </table:table-cell>
          <table:table-cell office:value-type="float" office:value="-77.093649" calcext:value-type="float">
            <text:p>-77.093649</text:p>
          </table:table-cell>
          <table:table-cell table:formula="of:=AND([.F463]&gt;[$Sheet2.$B$2];[.G463]&gt;[$Sheet2.$C$2];[.G463]&lt;[$Sheet2.$C$3])" office:value-type="boolean" office:boolean-value="true" calcext:value-type="boolean">
            <text:p>TRUE</text:p>
          </table:table-cell>
          <table:table-cell table:formula="of:=[.F463]&gt;[$Sheet2.$B$2]" office:value-type="boolean" office:boolean-value="true" calcext:value-type="boolean">
            <text:p>TRUE</text:p>
          </table:table-cell>
          <table:table-cell table:formula="of:=AND([.G463]&gt;[$Sheet2.$C$2];[.G463]&lt;[$Sheet2.$C$3])" office:value-type="boolean" office:boolean-value="true" calcext:value-type="boolean">
            <text:p>TRUE</text:p>
          </table:table-cell>
          <table:table-cell table:formula="of:=IF([.H463];[.E463];&quot;&quot;)"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301" calcext:value-type="float">
            <text:p>703301</text:p>
          </table:table-cell>
          <table:table-cell office:value-type="float" office:value="4" calcext:value-type="float">
            <text:p>4</text:p>
          </table:table-cell>
          <table:table-cell office:value-type="float" office:value="1309" calcext:value-type="float">
            <text:p>1309</text:p>
          </table:table-cell>
          <table:table-cell office:value-type="float" office:value="39.069665" calcext:value-type="float">
            <text:p>39.069665</text:p>
          </table:table-cell>
          <table:table-cell office:value-type="float" office:value="-77.098901" calcext:value-type="float">
            <text:p>-77.098901</text:p>
          </table:table-cell>
          <table:table-cell table:formula="of:=AND([.F464]&gt;[$Sheet2.$B$2];[.G464]&gt;[$Sheet2.$C$2];[.G464]&lt;[$Sheet2.$C$3])" office:value-type="boolean" office:boolean-value="true" calcext:value-type="boolean">
            <text:p>TRUE</text:p>
          </table:table-cell>
          <table:table-cell table:formula="of:=[.F464]&gt;[$Sheet2.$B$2]" office:value-type="boolean" office:boolean-value="true" calcext:value-type="boolean">
            <text:p>TRUE</text:p>
          </table:table-cell>
          <table:table-cell table:formula="of:=AND([.G464]&gt;[$Sheet2.$C$2];[.G464]&lt;[$Sheet2.$C$3])" office:value-type="boolean" office:boolean-value="true" calcext:value-type="boolean">
            <text:p>TRUE</text:p>
          </table:table-cell>
          <table:table-cell table:formula="of:=IF([.H464];[.E464];&quot;&quot;)"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302" calcext:value-type="float">
            <text:p>703302</text:p>
          </table:table-cell>
          <table:table-cell office:value-type="float" office:value="1" calcext:value-type="float">
            <text:p>1</text:p>
          </table:table-cell>
          <table:table-cell office:value-type="float" office:value="1847" calcext:value-type="float">
            <text:p>1847</text:p>
          </table:table-cell>
          <table:table-cell office:value-type="float" office:value="39.075822" calcext:value-type="float">
            <text:p>39.075822</text:p>
          </table:table-cell>
          <table:table-cell office:value-type="float" office:value="-77.078477" calcext:value-type="float">
            <text:p>-77.078477</text:p>
          </table:table-cell>
          <table:table-cell table:formula="of:=AND([.F465]&gt;[$Sheet2.$B$2];[.G465]&gt;[$Sheet2.$C$2];[.G465]&lt;[$Sheet2.$C$3])" office:value-type="boolean" office:boolean-value="true" calcext:value-type="boolean">
            <text:p>TRUE</text:p>
          </table:table-cell>
          <table:table-cell table:formula="of:=[.F465]&gt;[$Sheet2.$B$2]" office:value-type="boolean" office:boolean-value="true" calcext:value-type="boolean">
            <text:p>TRUE</text:p>
          </table:table-cell>
          <table:table-cell table:formula="of:=AND([.G465]&gt;[$Sheet2.$C$2];[.G465]&lt;[$Sheet2.$C$3])" office:value-type="boolean" office:boolean-value="true" calcext:value-type="boolean">
            <text:p>TRUE</text:p>
          </table:table-cell>
          <table:table-cell table:formula="of:=IF([.H465];[.E465];&quot;&quot;)"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302" calcext:value-type="float">
            <text:p>703302</text:p>
          </table:table-cell>
          <table:table-cell office:value-type="float" office:value="2" calcext:value-type="float">
            <text:p>2</text:p>
          </table:table-cell>
          <table:table-cell office:value-type="float" office:value="991" calcext:value-type="float">
            <text:p>991</text:p>
          </table:table-cell>
          <table:table-cell office:value-type="float" office:value="39.074871" calcext:value-type="float">
            <text:p>39.074871</text:p>
          </table:table-cell>
          <table:table-cell office:value-type="float" office:value="-77.083884" calcext:value-type="float">
            <text:p>-77.083884</text:p>
          </table:table-cell>
          <table:table-cell table:formula="of:=AND([.F466]&gt;[$Sheet2.$B$2];[.G466]&gt;[$Sheet2.$C$2];[.G466]&lt;[$Sheet2.$C$3])" office:value-type="boolean" office:boolean-value="true" calcext:value-type="boolean">
            <text:p>TRUE</text:p>
          </table:table-cell>
          <table:table-cell table:formula="of:=[.F466]&gt;[$Sheet2.$B$2]" office:value-type="boolean" office:boolean-value="true" calcext:value-type="boolean">
            <text:p>TRUE</text:p>
          </table:table-cell>
          <table:table-cell table:formula="of:=AND([.G466]&gt;[$Sheet2.$C$2];[.G466]&lt;[$Sheet2.$C$3])" office:value-type="boolean" office:boolean-value="true" calcext:value-type="boolean">
            <text:p>TRUE</text:p>
          </table:table-cell>
          <table:table-cell table:formula="of:=IF([.H466];[.E466];&quot;&quot;)"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302" calcext:value-type="float">
            <text:p>703302</text:p>
          </table:table-cell>
          <table:table-cell office:value-type="float" office:value="3" calcext:value-type="float">
            <text:p>3</text:p>
          </table:table-cell>
          <table:table-cell office:value-type="float" office:value="1435" calcext:value-type="float">
            <text:p>1435</text:p>
          </table:table-cell>
          <table:table-cell office:value-type="float" office:value="39.067396" calcext:value-type="float">
            <text:p>39.067396</text:p>
          </table:table-cell>
          <table:table-cell office:value-type="float" office:value="-77.086876" calcext:value-type="float">
            <text:p>-77.086876</text:p>
          </table:table-cell>
          <table:table-cell table:formula="of:=AND([.F467]&gt;[$Sheet2.$B$2];[.G467]&gt;[$Sheet2.$C$2];[.G467]&lt;[$Sheet2.$C$3])" office:value-type="boolean" office:boolean-value="true" calcext:value-type="boolean">
            <text:p>TRUE</text:p>
          </table:table-cell>
          <table:table-cell table:formula="of:=[.F467]&gt;[$Sheet2.$B$2]" office:value-type="boolean" office:boolean-value="true" calcext:value-type="boolean">
            <text:p>TRUE</text:p>
          </table:table-cell>
          <table:table-cell table:formula="of:=AND([.G467]&gt;[$Sheet2.$C$2];[.G467]&lt;[$Sheet2.$C$3])" office:value-type="boolean" office:boolean-value="true" calcext:value-type="boolean">
            <text:p>TRUE</text:p>
          </table:table-cell>
          <table:table-cell table:formula="of:=IF([.H467];[.E467];&quot;&quot;)"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401" calcext:value-type="float">
            <text:p>703401</text:p>
          </table:table-cell>
          <table:table-cell office:value-type="float" office:value="1" calcext:value-type="float">
            <text:p>1</text:p>
          </table:table-cell>
          <table:table-cell office:value-type="float" office:value="2103" calcext:value-type="float">
            <text:p>2103</text:p>
          </table:table-cell>
          <table:table-cell office:value-type="float" office:value="39.065408" calcext:value-type="float">
            <text:p>39.065408</text:p>
          </table:table-cell>
          <table:table-cell office:value-type="float" office:value="-77.080347" calcext:value-type="float">
            <text:p>-77.080347</text:p>
          </table:table-cell>
          <table:table-cell table:formula="of:=AND([.F468]&gt;[$Sheet2.$B$2];[.G468]&gt;[$Sheet2.$C$2];[.G468]&lt;[$Sheet2.$C$3])" office:value-type="boolean" office:boolean-value="true" calcext:value-type="boolean">
            <text:p>TRUE</text:p>
          </table:table-cell>
          <table:table-cell table:formula="of:=[.F468]&gt;[$Sheet2.$B$2]" office:value-type="boolean" office:boolean-value="true" calcext:value-type="boolean">
            <text:p>TRUE</text:p>
          </table:table-cell>
          <table:table-cell table:formula="of:=AND([.G468]&gt;[$Sheet2.$C$2];[.G468]&lt;[$Sheet2.$C$3])" office:value-type="boolean" office:boolean-value="true" calcext:value-type="boolean">
            <text:p>TRUE</text:p>
          </table:table-cell>
          <table:table-cell table:formula="of:=IF([.H468];[.E468];&quot;&quot;)"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401" calcext:value-type="float">
            <text:p>703401</text:p>
          </table:table-cell>
          <table:table-cell office:value-type="float" office:value="2" calcext:value-type="float">
            <text:p>2</text:p>
          </table:table-cell>
          <table:table-cell office:value-type="float" office:value="1101" calcext:value-type="float">
            <text:p>1101</text:p>
          </table:table-cell>
          <table:table-cell office:value-type="float" office:value="39.061627" calcext:value-type="float">
            <text:p>39.061627</text:p>
          </table:table-cell>
          <table:table-cell office:value-type="float" office:value="-77.076935" calcext:value-type="float">
            <text:p>-77.076935</text:p>
          </table:table-cell>
          <table:table-cell table:formula="of:=AND([.F469]&gt;[$Sheet2.$B$2];[.G469]&gt;[$Sheet2.$C$2];[.G469]&lt;[$Sheet2.$C$3])" office:value-type="boolean" office:boolean-value="true" calcext:value-type="boolean">
            <text:p>TRUE</text:p>
          </table:table-cell>
          <table:table-cell table:formula="of:=[.F469]&gt;[$Sheet2.$B$2]" office:value-type="boolean" office:boolean-value="true" calcext:value-type="boolean">
            <text:p>TRUE</text:p>
          </table:table-cell>
          <table:table-cell table:formula="of:=AND([.G469]&gt;[$Sheet2.$C$2];[.G469]&lt;[$Sheet2.$C$3])" office:value-type="boolean" office:boolean-value="true" calcext:value-type="boolean">
            <text:p>TRUE</text:p>
          </table:table-cell>
          <table:table-cell table:formula="of:=IF([.H469];[.E469];&quot;&quot;)"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401" calcext:value-type="float">
            <text:p>703401</text:p>
          </table:table-cell>
          <table:table-cell office:value-type="float" office:value="3" calcext:value-type="float">
            <text:p>3</text:p>
          </table:table-cell>
          <table:table-cell office:value-type="float" office:value="1211" calcext:value-type="float">
            <text:p>1211</text:p>
          </table:table-cell>
          <table:table-cell office:value-type="float" office:value="39.058999" calcext:value-type="float">
            <text:p>39.058999</text:p>
          </table:table-cell>
          <table:table-cell office:value-type="float" office:value="-77.080321" calcext:value-type="float">
            <text:p>-77.080321</text:p>
          </table:table-cell>
          <table:table-cell table:formula="of:=AND([.F470]&gt;[$Sheet2.$B$2];[.G470]&gt;[$Sheet2.$C$2];[.G470]&lt;[$Sheet2.$C$3])" office:value-type="boolean" office:boolean-value="true" calcext:value-type="boolean">
            <text:p>TRUE</text:p>
          </table:table-cell>
          <table:table-cell table:formula="of:=[.F470]&gt;[$Sheet2.$B$2]" office:value-type="boolean" office:boolean-value="true" calcext:value-type="boolean">
            <text:p>TRUE</text:p>
          </table:table-cell>
          <table:table-cell table:formula="of:=AND([.G470]&gt;[$Sheet2.$C$2];[.G470]&lt;[$Sheet2.$C$3])" office:value-type="boolean" office:boolean-value="true" calcext:value-type="boolean">
            <text:p>TRUE</text:p>
          </table:table-cell>
          <table:table-cell table:formula="of:=IF([.H470];[.E470];&quot;&quot;)"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401" calcext:value-type="float">
            <text:p>703401</text:p>
          </table:table-cell>
          <table:table-cell office:value-type="float" office:value="4" calcext:value-type="float">
            <text:p>4</text:p>
          </table:table-cell>
          <table:table-cell office:value-type="float" office:value="1154" calcext:value-type="float">
            <text:p>1154</text:p>
          </table:table-cell>
          <table:table-cell office:value-type="float" office:value="39.054933" calcext:value-type="float">
            <text:p>39.054933</text:p>
          </table:table-cell>
          <table:table-cell office:value-type="float" office:value="-77.076569" calcext:value-type="float">
            <text:p>-77.076569</text:p>
          </table:table-cell>
          <table:table-cell table:formula="of:=AND([.F471]&gt;[$Sheet2.$B$2];[.G471]&gt;[$Sheet2.$C$2];[.G471]&lt;[$Sheet2.$C$3])" office:value-type="boolean" office:boolean-value="false" calcext:value-type="boolean">
            <text:p>FALSE</text:p>
          </table:table-cell>
          <table:table-cell table:formula="of:=[.F471]&gt;[$Sheet2.$B$2]" office:value-type="boolean" office:boolean-value="false" calcext:value-type="boolean">
            <text:p>FALSE</text:p>
          </table:table-cell>
          <table:table-cell table:formula="of:=AND([.G471]&gt;[$Sheet2.$C$2];[.G471]&lt;[$Sheet2.$C$3])" office:value-type="boolean" office:boolean-value="true" calcext:value-type="boolean">
            <text:p>TRUE</text:p>
          </table:table-cell>
          <table:table-cell table:formula="of:=IF([.H471];[.E47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402" calcext:value-type="float">
            <text:p>703402</text:p>
          </table:table-cell>
          <table:table-cell office:value-type="float" office:value="1" calcext:value-type="float">
            <text:p>1</text:p>
          </table:table-cell>
          <table:table-cell office:value-type="float" office:value="1438" calcext:value-type="float">
            <text:p>1438</text:p>
          </table:table-cell>
          <table:table-cell office:value-type="float" office:value="39.067697" calcext:value-type="float">
            <text:p>39.067697</text:p>
          </table:table-cell>
          <table:table-cell office:value-type="float" office:value="-77.065531" calcext:value-type="float">
            <text:p>-77.065531</text:p>
          </table:table-cell>
          <table:table-cell table:formula="of:=AND([.F472]&gt;[$Sheet2.$B$2];[.G472]&gt;[$Sheet2.$C$2];[.G472]&lt;[$Sheet2.$C$3])" office:value-type="boolean" office:boolean-value="true" calcext:value-type="boolean">
            <text:p>TRUE</text:p>
          </table:table-cell>
          <table:table-cell table:formula="of:=[.F472]&gt;[$Sheet2.$B$2]" office:value-type="boolean" office:boolean-value="true" calcext:value-type="boolean">
            <text:p>TRUE</text:p>
          </table:table-cell>
          <table:table-cell table:formula="of:=AND([.G472]&gt;[$Sheet2.$C$2];[.G472]&lt;[$Sheet2.$C$3])" office:value-type="boolean" office:boolean-value="true" calcext:value-type="boolean">
            <text:p>TRUE</text:p>
          </table:table-cell>
          <table:table-cell table:formula="of:=IF([.H472];[.E472];&quot;&quot;)"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402" calcext:value-type="float">
            <text:p>703402</text:p>
          </table:table-cell>
          <table:table-cell office:value-type="float" office:value="2" calcext:value-type="float">
            <text:p>2</text:p>
          </table:table-cell>
          <table:table-cell office:value-type="float" office:value="2367" calcext:value-type="float">
            <text:p>2367</text:p>
          </table:table-cell>
          <table:table-cell office:value-type="float" office:value="39.070475" calcext:value-type="float">
            <text:p>39.070475</text:p>
          </table:table-cell>
          <table:table-cell office:value-type="float" office:value="-77.070815" calcext:value-type="float">
            <text:p>-77.070815</text:p>
          </table:table-cell>
          <table:table-cell table:formula="of:=AND([.F473]&gt;[$Sheet2.$B$2];[.G473]&gt;[$Sheet2.$C$2];[.G473]&lt;[$Sheet2.$C$3])" office:value-type="boolean" office:boolean-value="true" calcext:value-type="boolean">
            <text:p>TRUE</text:p>
          </table:table-cell>
          <table:table-cell table:formula="of:=[.F473]&gt;[$Sheet2.$B$2]" office:value-type="boolean" office:boolean-value="true" calcext:value-type="boolean">
            <text:p>TRUE</text:p>
          </table:table-cell>
          <table:table-cell table:formula="of:=AND([.G473]&gt;[$Sheet2.$C$2];[.G473]&lt;[$Sheet2.$C$3])" office:value-type="boolean" office:boolean-value="true" calcext:value-type="boolean">
            <text:p>TRUE</text:p>
          </table:table-cell>
          <table:table-cell table:formula="of:=IF([.H473];[.E473];&quot;&quot;)"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403" calcext:value-type="float">
            <text:p>703403</text:p>
          </table:table-cell>
          <table:table-cell office:value-type="float" office:value="1" calcext:value-type="float">
            <text:p>1</text:p>
          </table:table-cell>
          <table:table-cell office:value-type="float" office:value="1489" calcext:value-type="float">
            <text:p>1489</text:p>
          </table:table-cell>
          <table:table-cell office:value-type="float" office:value="39.062126" calcext:value-type="float">
            <text:p>39.062126</text:p>
          </table:table-cell>
          <table:table-cell office:value-type="float" office:value="-77.069175" calcext:value-type="float">
            <text:p>-77.069175</text:p>
          </table:table-cell>
          <table:table-cell table:formula="of:=AND([.F474]&gt;[$Sheet2.$B$2];[.G474]&gt;[$Sheet2.$C$2];[.G474]&lt;[$Sheet2.$C$3])" office:value-type="boolean" office:boolean-value="true" calcext:value-type="boolean">
            <text:p>TRUE</text:p>
          </table:table-cell>
          <table:table-cell table:formula="of:=[.F474]&gt;[$Sheet2.$B$2]" office:value-type="boolean" office:boolean-value="true" calcext:value-type="boolean">
            <text:p>TRUE</text:p>
          </table:table-cell>
          <table:table-cell table:formula="of:=AND([.G474]&gt;[$Sheet2.$C$2];[.G474]&lt;[$Sheet2.$C$3])" office:value-type="boolean" office:boolean-value="true" calcext:value-type="boolean">
            <text:p>TRUE</text:p>
          </table:table-cell>
          <table:table-cell table:formula="of:=IF([.H474];[.E474];&quot;&quot;)"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403" calcext:value-type="float">
            <text:p>703403</text:p>
          </table:table-cell>
          <table:table-cell office:value-type="float" office:value="2" calcext:value-type="float">
            <text:p>2</text:p>
          </table:table-cell>
          <table:table-cell office:value-type="float" office:value="1027" calcext:value-type="float">
            <text:p>1027</text:p>
          </table:table-cell>
          <table:table-cell office:value-type="float" office:value="39.063727" calcext:value-type="float">
            <text:p>39.063727</text:p>
          </table:table-cell>
          <table:table-cell office:value-type="float" office:value="-77.060552" calcext:value-type="float">
            <text:p>-77.060552</text:p>
          </table:table-cell>
          <table:table-cell table:formula="of:=AND([.F475]&gt;[$Sheet2.$B$2];[.G475]&gt;[$Sheet2.$C$2];[.G475]&lt;[$Sheet2.$C$3])" office:value-type="boolean" office:boolean-value="true" calcext:value-type="boolean">
            <text:p>TRUE</text:p>
          </table:table-cell>
          <table:table-cell table:formula="of:=[.F475]&gt;[$Sheet2.$B$2]" office:value-type="boolean" office:boolean-value="true" calcext:value-type="boolean">
            <text:p>TRUE</text:p>
          </table:table-cell>
          <table:table-cell table:formula="of:=AND([.G475]&gt;[$Sheet2.$C$2];[.G475]&lt;[$Sheet2.$C$3])" office:value-type="boolean" office:boolean-value="true" calcext:value-type="boolean">
            <text:p>TRUE</text:p>
          </table:table-cell>
          <table:table-cell table:formula="of:=IF([.H475];[.E475];&quot;&quot;)"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403" calcext:value-type="float">
            <text:p>703403</text:p>
          </table:table-cell>
          <table:table-cell office:value-type="float" office:value="3" calcext:value-type="float">
            <text:p>3</text:p>
          </table:table-cell>
          <table:table-cell office:value-type="float" office:value="1167" calcext:value-type="float">
            <text:p>1167</text:p>
          </table:table-cell>
          <table:table-cell office:value-type="float" office:value="39.060108" calcext:value-type="float">
            <text:p>39.060108</text:p>
          </table:table-cell>
          <table:table-cell office:value-type="float" office:value="-77.055534" calcext:value-type="float">
            <text:p>-77.055534</text:p>
          </table:table-cell>
          <table:table-cell table:formula="of:=AND([.F476]&gt;[$Sheet2.$B$2];[.G476]&gt;[$Sheet2.$C$2];[.G476]&lt;[$Sheet2.$C$3])" office:value-type="boolean" office:boolean-value="true" calcext:value-type="boolean">
            <text:p>TRUE</text:p>
          </table:table-cell>
          <table:table-cell table:formula="of:=[.F476]&gt;[$Sheet2.$B$2]" office:value-type="boolean" office:boolean-value="true" calcext:value-type="boolean">
            <text:p>TRUE</text:p>
          </table:table-cell>
          <table:table-cell table:formula="of:=AND([.G476]&gt;[$Sheet2.$C$2];[.G476]&lt;[$Sheet2.$C$3])" office:value-type="boolean" office:boolean-value="true" calcext:value-type="boolean">
            <text:p>TRUE</text:p>
          </table:table-cell>
          <table:table-cell table:formula="of:=IF([.H476];[.E476];&quot;&quot;)"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404" calcext:value-type="float">
            <text:p>703404</text:p>
          </table:table-cell>
          <table:table-cell office:value-type="float" office:value="1" calcext:value-type="float">
            <text:p>1</text:p>
          </table:table-cell>
          <table:table-cell office:value-type="float" office:value="1063" calcext:value-type="float">
            <text:p>1063</text:p>
          </table:table-cell>
          <table:table-cell office:value-type="float" office:value="39.056871" calcext:value-type="float">
            <text:p>39.056871</text:p>
          </table:table-cell>
          <table:table-cell office:value-type="float" office:value="-77.069366" calcext:value-type="float">
            <text:p>-77.069366</text:p>
          </table:table-cell>
          <table:table-cell table:formula="of:=AND([.F477]&gt;[$Sheet2.$B$2];[.G477]&gt;[$Sheet2.$C$2];[.G477]&lt;[$Sheet2.$C$3])" office:value-type="boolean" office:boolean-value="true" calcext:value-type="boolean">
            <text:p>TRUE</text:p>
          </table:table-cell>
          <table:table-cell table:formula="of:=[.F477]&gt;[$Sheet2.$B$2]" office:value-type="boolean" office:boolean-value="true" calcext:value-type="boolean">
            <text:p>TRUE</text:p>
          </table:table-cell>
          <table:table-cell table:formula="of:=AND([.G477]&gt;[$Sheet2.$C$2];[.G477]&lt;[$Sheet2.$C$3])" office:value-type="boolean" office:boolean-value="true" calcext:value-type="boolean">
            <text:p>TRUE</text:p>
          </table:table-cell>
          <table:table-cell table:formula="of:=IF([.H477];[.E477];&quot;&quot;)"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404" calcext:value-type="float">
            <text:p>703404</text:p>
          </table:table-cell>
          <table:table-cell office:value-type="float" office:value="2" calcext:value-type="float">
            <text:p>2</text:p>
          </table:table-cell>
          <table:table-cell office:value-type="float" office:value="2177" calcext:value-type="float">
            <text:p>2177</text:p>
          </table:table-cell>
          <table:table-cell office:value-type="float" office:value="39.053145" calcext:value-type="float">
            <text:p>39.053145</text:p>
          </table:table-cell>
          <table:table-cell office:value-type="float" office:value="-77.070559" calcext:value-type="float">
            <text:p>-77.070559</text:p>
          </table:table-cell>
          <table:table-cell table:formula="of:=AND([.F478]&gt;[$Sheet2.$B$2];[.G478]&gt;[$Sheet2.$C$2];[.G478]&lt;[$Sheet2.$C$3])" office:value-type="boolean" office:boolean-value="false" calcext:value-type="boolean">
            <text:p>FALSE</text:p>
          </table:table-cell>
          <table:table-cell table:formula="of:=[.F478]&gt;[$Sheet2.$B$2]" office:value-type="boolean" office:boolean-value="false" calcext:value-type="boolean">
            <text:p>FALSE</text:p>
          </table:table-cell>
          <table:table-cell table:formula="of:=AND([.G478]&gt;[$Sheet2.$C$2];[.G478]&lt;[$Sheet2.$C$3])" office:value-type="boolean" office:boolean-value="true" calcext:value-type="boolean">
            <text:p>TRUE</text:p>
          </table:table-cell>
          <table:table-cell table:formula="of:=IF([.H478];[.E47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501" calcext:value-type="float">
            <text:p>703501</text:p>
          </table:table-cell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office:value-type="float" office:value="39.062424" calcext:value-type="float">
            <text:p>39.062424</text:p>
          </table:table-cell>
          <table:table-cell office:value-type="float" office:value="-77.095496" calcext:value-type="float">
            <text:p>-77.095496</text:p>
          </table:table-cell>
          <table:table-cell table:formula="of:=AND([.F479]&gt;[$Sheet2.$B$2];[.G479]&gt;[$Sheet2.$C$2];[.G479]&lt;[$Sheet2.$C$3])" office:value-type="boolean" office:boolean-value="true" calcext:value-type="boolean">
            <text:p>TRUE</text:p>
          </table:table-cell>
          <table:table-cell table:formula="of:=[.F479]&gt;[$Sheet2.$B$2]" office:value-type="boolean" office:boolean-value="true" calcext:value-type="boolean">
            <text:p>TRUE</text:p>
          </table:table-cell>
          <table:table-cell table:formula="of:=AND([.G479]&gt;[$Sheet2.$C$2];[.G479]&lt;[$Sheet2.$C$3])" office:value-type="boolean" office:boolean-value="true" calcext:value-type="boolean">
            <text:p>TRUE</text:p>
          </table:table-cell>
          <table:table-cell table:formula="of:=IF([.H479];[.E479];&quot;&quot;)"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501" calcext:value-type="float">
            <text:p>703501</text:p>
          </table:table-cell>
          <table:table-cell office:value-type="float" office:value="2" calcext:value-type="float">
            <text:p>2</text:p>
          </table:table-cell>
          <table:table-cell office:value-type="float" office:value="2164" calcext:value-type="float">
            <text:p>2164</text:p>
          </table:table-cell>
          <table:table-cell office:value-type="float" office:value="39.05526" calcext:value-type="float">
            <text:p>39.05526</text:p>
          </table:table-cell>
          <table:table-cell office:value-type="float" office:value="-77.086583" calcext:value-type="float">
            <text:p>-77.086583</text:p>
          </table:table-cell>
          <table:table-cell table:formula="of:=AND([.F480]&gt;[$Sheet2.$B$2];[.G480]&gt;[$Sheet2.$C$2];[.G480]&lt;[$Sheet2.$C$3])" office:value-type="boolean" office:boolean-value="false" calcext:value-type="boolean">
            <text:p>FALSE</text:p>
          </table:table-cell>
          <table:table-cell table:formula="of:=[.F480]&gt;[$Sheet2.$B$2]" office:value-type="boolean" office:boolean-value="false" calcext:value-type="boolean">
            <text:p>FALSE</text:p>
          </table:table-cell>
          <table:table-cell table:formula="of:=AND([.G480]&gt;[$Sheet2.$C$2];[.G480]&lt;[$Sheet2.$C$3])" office:value-type="boolean" office:boolean-value="true" calcext:value-type="boolean">
            <text:p>TRUE</text:p>
          </table:table-cell>
          <table:table-cell table:formula="of:=IF([.H480];[.E48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501" calcext:value-type="float">
            <text:p>703501</text:p>
          </table:table-cell>
          <table:table-cell office:value-type="float" office:value="3" calcext:value-type="float">
            <text:p>3</text:p>
          </table:table-cell>
          <table:table-cell office:value-type="float" office:value="1228" calcext:value-type="float">
            <text:p>1228</text:p>
          </table:table-cell>
          <table:table-cell office:value-type="float" office:value="39.047572" calcext:value-type="float">
            <text:p>39.047572</text:p>
          </table:table-cell>
          <table:table-cell office:value-type="float" office:value="-77.086113" calcext:value-type="float">
            <text:p>-77.086113</text:p>
          </table:table-cell>
          <table:table-cell table:formula="of:=AND([.F481]&gt;[$Sheet2.$B$2];[.G481]&gt;[$Sheet2.$C$2];[.G481]&lt;[$Sheet2.$C$3])" office:value-type="boolean" office:boolean-value="false" calcext:value-type="boolean">
            <text:p>FALSE</text:p>
          </table:table-cell>
          <table:table-cell table:formula="of:=[.F481]&gt;[$Sheet2.$B$2]" office:value-type="boolean" office:boolean-value="false" calcext:value-type="boolean">
            <text:p>FALSE</text:p>
          </table:table-cell>
          <table:table-cell table:formula="of:=AND([.G481]&gt;[$Sheet2.$C$2];[.G481]&lt;[$Sheet2.$C$3])" office:value-type="boolean" office:boolean-value="true" calcext:value-type="boolean">
            <text:p>TRUE</text:p>
          </table:table-cell>
          <table:table-cell table:formula="of:=IF([.H481];[.E48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501" calcext:value-type="float">
            <text:p>703501</text:p>
          </table:table-cell>
          <table:table-cell office:value-type="float" office:value="4" calcext:value-type="float">
            <text:p>4</text:p>
          </table:table-cell>
          <table:table-cell office:value-type="float" office:value="1483" calcext:value-type="float">
            <text:p>1483</text:p>
          </table:table-cell>
          <table:table-cell office:value-type="float" office:value="39.049349" calcext:value-type="float">
            <text:p>39.049349</text:p>
          </table:table-cell>
          <table:table-cell office:value-type="float" office:value="-77.081214" calcext:value-type="float">
            <text:p>-77.081214</text:p>
          </table:table-cell>
          <table:table-cell table:formula="of:=AND([.F482]&gt;[$Sheet2.$B$2];[.G482]&gt;[$Sheet2.$C$2];[.G482]&lt;[$Sheet2.$C$3])" office:value-type="boolean" office:boolean-value="false" calcext:value-type="boolean">
            <text:p>FALSE</text:p>
          </table:table-cell>
          <table:table-cell table:formula="of:=[.F482]&gt;[$Sheet2.$B$2]" office:value-type="boolean" office:boolean-value="false" calcext:value-type="boolean">
            <text:p>FALSE</text:p>
          </table:table-cell>
          <table:table-cell table:formula="of:=AND([.G482]&gt;[$Sheet2.$C$2];[.G482]&lt;[$Sheet2.$C$3])" office:value-type="boolean" office:boolean-value="true" calcext:value-type="boolean">
            <text:p>TRUE</text:p>
          </table:table-cell>
          <table:table-cell table:formula="of:=IF([.H482];[.E48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502" calcext:value-type="float">
            <text:p>703502</text:p>
          </table:table-cell>
          <table:table-cell office:value-type="float" office:value="1" calcext:value-type="float">
            <text:p>1</text:p>
          </table:table-cell>
          <table:table-cell office:value-type="float" office:value="1826" calcext:value-type="float">
            <text:p>1826</text:p>
          </table:table-cell>
          <table:table-cell office:value-type="float" office:value="39.04251" calcext:value-type="float">
            <text:p>39.04251</text:p>
          </table:table-cell>
          <table:table-cell office:value-type="float" office:value="-77.080622" calcext:value-type="float">
            <text:p>-77.080622</text:p>
          </table:table-cell>
          <table:table-cell table:formula="of:=AND([.F483]&gt;[$Sheet2.$B$2];[.G483]&gt;[$Sheet2.$C$2];[.G483]&lt;[$Sheet2.$C$3])" office:value-type="boolean" office:boolean-value="false" calcext:value-type="boolean">
            <text:p>FALSE</text:p>
          </table:table-cell>
          <table:table-cell table:formula="of:=[.F483]&gt;[$Sheet2.$B$2]" office:value-type="boolean" office:boolean-value="false" calcext:value-type="boolean">
            <text:p>FALSE</text:p>
          </table:table-cell>
          <table:table-cell table:formula="of:=AND([.G483]&gt;[$Sheet2.$C$2];[.G483]&lt;[$Sheet2.$C$3])" office:value-type="boolean" office:boolean-value="true" calcext:value-type="boolean">
            <text:p>TRUE</text:p>
          </table:table-cell>
          <table:table-cell table:formula="of:=IF([.H483];[.E48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502" calcext:value-type="float">
            <text:p>703502</text:p>
          </table:table-cell>
          <table:table-cell office:value-type="float" office:value="2" calcext:value-type="float">
            <text:p>2</text:p>
          </table:table-cell>
          <table:table-cell office:value-type="float" office:value="1103" calcext:value-type="float">
            <text:p>1103</text:p>
          </table:table-cell>
          <table:table-cell office:value-type="float" office:value="39.034763" calcext:value-type="float">
            <text:p>39.034763</text:p>
          </table:table-cell>
          <table:table-cell office:value-type="float" office:value="-77.078527" calcext:value-type="float">
            <text:p>-77.078527</text:p>
          </table:table-cell>
          <table:table-cell table:formula="of:=AND([.F484]&gt;[$Sheet2.$B$2];[.G484]&gt;[$Sheet2.$C$2];[.G484]&lt;[$Sheet2.$C$3])" office:value-type="boolean" office:boolean-value="false" calcext:value-type="boolean">
            <text:p>FALSE</text:p>
          </table:table-cell>
          <table:table-cell table:formula="of:=[.F484]&gt;[$Sheet2.$B$2]" office:value-type="boolean" office:boolean-value="false" calcext:value-type="boolean">
            <text:p>FALSE</text:p>
          </table:table-cell>
          <table:table-cell table:formula="of:=AND([.G484]&gt;[$Sheet2.$C$2];[.G484]&lt;[$Sheet2.$C$3])" office:value-type="boolean" office:boolean-value="true" calcext:value-type="boolean">
            <text:p>TRUE</text:p>
          </table:table-cell>
          <table:table-cell table:formula="of:=IF([.H484];[.E48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601" calcext:value-type="float">
            <text:p>703601</text:p>
          </table:table-cell>
          <table:table-cell office:value-type="float" office:value="1" calcext:value-type="float">
            <text:p>1</text:p>
          </table:table-cell>
          <table:table-cell office:value-type="float" office:value="2173" calcext:value-type="float">
            <text:p>2173</text:p>
          </table:table-cell>
          <table:table-cell office:value-type="float" office:value="39.038644" calcext:value-type="float">
            <text:p>39.038644</text:p>
          </table:table-cell>
          <table:table-cell office:value-type="float" office:value="-77.066317" calcext:value-type="float">
            <text:p>-77.066317</text:p>
          </table:table-cell>
          <table:table-cell table:formula="of:=AND([.F485]&gt;[$Sheet2.$B$2];[.G485]&gt;[$Sheet2.$C$2];[.G485]&lt;[$Sheet2.$C$3])" office:value-type="boolean" office:boolean-value="false" calcext:value-type="boolean">
            <text:p>FALSE</text:p>
          </table:table-cell>
          <table:table-cell table:formula="of:=[.F485]&gt;[$Sheet2.$B$2]" office:value-type="boolean" office:boolean-value="false" calcext:value-type="boolean">
            <text:p>FALSE</text:p>
          </table:table-cell>
          <table:table-cell table:formula="of:=AND([.G485]&gt;[$Sheet2.$C$2];[.G485]&lt;[$Sheet2.$C$3])" office:value-type="boolean" office:boolean-value="true" calcext:value-type="boolean">
            <text:p>TRUE</text:p>
          </table:table-cell>
          <table:table-cell table:formula="of:=IF([.H485];[.E48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601" calcext:value-type="float">
            <text:p>703601</text:p>
          </table:table-cell>
          <table:table-cell office:value-type="float" office:value="2" calcext:value-type="float">
            <text:p>2</text:p>
          </table:table-cell>
          <table:table-cell office:value-type="float" office:value="1419" calcext:value-type="float">
            <text:p>1419</text:p>
          </table:table-cell>
          <table:table-cell office:value-type="float" office:value="39.040721" calcext:value-type="float">
            <text:p>39.040721</text:p>
          </table:table-cell>
          <table:table-cell office:value-type="float" office:value="-77.073171" calcext:value-type="float">
            <text:p>-77.073171</text:p>
          </table:table-cell>
          <table:table-cell table:formula="of:=AND([.F486]&gt;[$Sheet2.$B$2];[.G486]&gt;[$Sheet2.$C$2];[.G486]&lt;[$Sheet2.$C$3])" office:value-type="boolean" office:boolean-value="false" calcext:value-type="boolean">
            <text:p>FALSE</text:p>
          </table:table-cell>
          <table:table-cell table:formula="of:=[.F486]&gt;[$Sheet2.$B$2]" office:value-type="boolean" office:boolean-value="false" calcext:value-type="boolean">
            <text:p>FALSE</text:p>
          </table:table-cell>
          <table:table-cell table:formula="of:=AND([.G486]&gt;[$Sheet2.$C$2];[.G486]&lt;[$Sheet2.$C$3])" office:value-type="boolean" office:boolean-value="true" calcext:value-type="boolean">
            <text:p>TRUE</text:p>
          </table:table-cell>
          <table:table-cell table:formula="of:=IF([.H486];[.E48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601" calcext:value-type="float">
            <text:p>703601</text:p>
          </table:table-cell>
          <table:table-cell office:value-type="float" office:value="3" calcext:value-type="float">
            <text:p>3</text:p>
          </table:table-cell>
          <table:table-cell office:value-type="float" office:value="1048" calcext:value-type="float">
            <text:p>1048</text:p>
          </table:table-cell>
          <table:table-cell office:value-type="float" office:value="39.047009" calcext:value-type="float">
            <text:p>39.047009</text:p>
          </table:table-cell>
          <table:table-cell office:value-type="float" office:value="-77.070977" calcext:value-type="float">
            <text:p>-77.070977</text:p>
          </table:table-cell>
          <table:table-cell table:formula="of:=AND([.F487]&gt;[$Sheet2.$B$2];[.G487]&gt;[$Sheet2.$C$2];[.G487]&lt;[$Sheet2.$C$3])" office:value-type="boolean" office:boolean-value="false" calcext:value-type="boolean">
            <text:p>FALSE</text:p>
          </table:table-cell>
          <table:table-cell table:formula="of:=[.F487]&gt;[$Sheet2.$B$2]" office:value-type="boolean" office:boolean-value="false" calcext:value-type="boolean">
            <text:p>FALSE</text:p>
          </table:table-cell>
          <table:table-cell table:formula="of:=AND([.G487]&gt;[$Sheet2.$C$2];[.G487]&lt;[$Sheet2.$C$3])" office:value-type="boolean" office:boolean-value="true" calcext:value-type="boolean">
            <text:p>TRUE</text:p>
          </table:table-cell>
          <table:table-cell table:formula="of:=IF([.H487];[.E48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602" calcext:value-type="float">
            <text:p>703602</text:p>
          </table:table-cell>
          <table:table-cell office:value-type="float" office:value="1" calcext:value-type="float">
            <text:p>1</text:p>
          </table:table-cell>
          <table:table-cell office:value-type="float" office:value="1383" calcext:value-type="float">
            <text:p>1383</text:p>
          </table:table-cell>
          <table:table-cell office:value-type="float" office:value="39.03273" calcext:value-type="float">
            <text:p>39.03273</text:p>
          </table:table-cell>
          <table:table-cell office:value-type="float" office:value="-77.064295" calcext:value-type="float">
            <text:p>-77.064295</text:p>
          </table:table-cell>
          <table:table-cell table:formula="of:=AND([.F488]&gt;[$Sheet2.$B$2];[.G488]&gt;[$Sheet2.$C$2];[.G488]&lt;[$Sheet2.$C$3])" office:value-type="boolean" office:boolean-value="false" calcext:value-type="boolean">
            <text:p>FALSE</text:p>
          </table:table-cell>
          <table:table-cell table:formula="of:=[.F488]&gt;[$Sheet2.$B$2]" office:value-type="boolean" office:boolean-value="false" calcext:value-type="boolean">
            <text:p>FALSE</text:p>
          </table:table-cell>
          <table:table-cell table:formula="of:=AND([.G488]&gt;[$Sheet2.$C$2];[.G488]&lt;[$Sheet2.$C$3])" office:value-type="boolean" office:boolean-value="true" calcext:value-type="boolean">
            <text:p>TRUE</text:p>
          </table:table-cell>
          <table:table-cell table:formula="of:=IF([.H488];[.E48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602" calcext:value-type="float">
            <text:p>703602</text:p>
          </table:table-cell>
          <table:table-cell office:value-type="float" office:value="2" calcext:value-type="float">
            <text:p>2</text:p>
          </table:table-cell>
          <table:table-cell office:value-type="float" office:value="656" calcext:value-type="float">
            <text:p>656</text:p>
          </table:table-cell>
          <table:table-cell office:value-type="float" office:value="39.03077" calcext:value-type="float">
            <text:p>39.03077</text:p>
          </table:table-cell>
          <table:table-cell office:value-type="float" office:value="-77.056813" calcext:value-type="float">
            <text:p>-77.056813</text:p>
          </table:table-cell>
          <table:table-cell table:formula="of:=AND([.F489]&gt;[$Sheet2.$B$2];[.G489]&gt;[$Sheet2.$C$2];[.G489]&lt;[$Sheet2.$C$3])" office:value-type="boolean" office:boolean-value="false" calcext:value-type="boolean">
            <text:p>FALSE</text:p>
          </table:table-cell>
          <table:table-cell table:formula="of:=[.F489]&gt;[$Sheet2.$B$2]" office:value-type="boolean" office:boolean-value="false" calcext:value-type="boolean">
            <text:p>FALSE</text:p>
          </table:table-cell>
          <table:table-cell table:formula="of:=AND([.G489]&gt;[$Sheet2.$C$2];[.G489]&lt;[$Sheet2.$C$3])" office:value-type="boolean" office:boolean-value="true" calcext:value-type="boolean">
            <text:p>TRUE</text:p>
          </table:table-cell>
          <table:table-cell table:formula="of:=IF([.H489];[.E48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602" calcext:value-type="float">
            <text:p>703602</text:p>
          </table:table-cell>
          <table:table-cell office:value-type="float" office:value="3" calcext:value-type="float">
            <text:p>3</text:p>
          </table:table-cell>
          <table:table-cell office:value-type="float" office:value="880" calcext:value-type="float">
            <text:p>880</text:p>
          </table:table-cell>
          <table:table-cell office:value-type="float" office:value="39.027154" calcext:value-type="float">
            <text:p>39.027154</text:p>
          </table:table-cell>
          <table:table-cell office:value-type="float" office:value="-77.064668" calcext:value-type="float">
            <text:p>-77.064668</text:p>
          </table:table-cell>
          <table:table-cell table:formula="of:=AND([.F490]&gt;[$Sheet2.$B$2];[.G490]&gt;[$Sheet2.$C$2];[.G490]&lt;[$Sheet2.$C$3])" office:value-type="boolean" office:boolean-value="false" calcext:value-type="boolean">
            <text:p>FALSE</text:p>
          </table:table-cell>
          <table:table-cell table:formula="of:=[.F490]&gt;[$Sheet2.$B$2]" office:value-type="boolean" office:boolean-value="false" calcext:value-type="boolean">
            <text:p>FALSE</text:p>
          </table:table-cell>
          <table:table-cell table:formula="of:=AND([.G490]&gt;[$Sheet2.$C$2];[.G490]&lt;[$Sheet2.$C$3])" office:value-type="boolean" office:boolean-value="true" calcext:value-type="boolean">
            <text:p>TRUE</text:p>
          </table:table-cell>
          <table:table-cell table:formula="of:=IF([.H490];[.E49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701" calcext:value-type="float">
            <text:p>703701</text:p>
          </table:table-cell>
          <table:table-cell office:value-type="float" office:value="1" calcext:value-type="float">
            <text:p>1</text:p>
          </table:table-cell>
          <table:table-cell office:value-type="float" office:value="1056" calcext:value-type="float">
            <text:p>1056</text:p>
          </table:table-cell>
          <table:table-cell office:value-type="float" office:value="39.049889" calcext:value-type="float">
            <text:p>39.049889</text:p>
          </table:table-cell>
          <table:table-cell office:value-type="float" office:value="-77.066088" calcext:value-type="float">
            <text:p>-77.066088</text:p>
          </table:table-cell>
          <table:table-cell table:formula="of:=AND([.F491]&gt;[$Sheet2.$B$2];[.G491]&gt;[$Sheet2.$C$2];[.G491]&lt;[$Sheet2.$C$3])" office:value-type="boolean" office:boolean-value="false" calcext:value-type="boolean">
            <text:p>FALSE</text:p>
          </table:table-cell>
          <table:table-cell table:formula="of:=[.F491]&gt;[$Sheet2.$B$2]" office:value-type="boolean" office:boolean-value="false" calcext:value-type="boolean">
            <text:p>FALSE</text:p>
          </table:table-cell>
          <table:table-cell table:formula="of:=AND([.G491]&gt;[$Sheet2.$C$2];[.G491]&lt;[$Sheet2.$C$3])" office:value-type="boolean" office:boolean-value="true" calcext:value-type="boolean">
            <text:p>TRUE</text:p>
          </table:table-cell>
          <table:table-cell table:formula="of:=IF([.H491];[.E49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701" calcext:value-type="float">
            <text:p>703701</text:p>
          </table:table-cell>
          <table:table-cell office:value-type="float" office:value="2" calcext:value-type="float">
            <text:p>2</text:p>
          </table:table-cell>
          <table:table-cell office:value-type="float" office:value="2035" calcext:value-type="float">
            <text:p>2035</text:p>
          </table:table-cell>
          <table:table-cell office:value-type="float" office:value="39.056318" calcext:value-type="float">
            <text:p>39.056318</text:p>
          </table:table-cell>
          <table:table-cell office:value-type="float" office:value="-77.059429" calcext:value-type="float">
            <text:p>-77.059429</text:p>
          </table:table-cell>
          <table:table-cell table:formula="of:=AND([.F492]&gt;[$Sheet2.$B$2];[.G492]&gt;[$Sheet2.$C$2];[.G492]&lt;[$Sheet2.$C$3])" office:value-type="boolean" office:boolean-value="true" calcext:value-type="boolean">
            <text:p>TRUE</text:p>
          </table:table-cell>
          <table:table-cell table:formula="of:=[.F492]&gt;[$Sheet2.$B$2]" office:value-type="boolean" office:boolean-value="true" calcext:value-type="boolean">
            <text:p>TRUE</text:p>
          </table:table-cell>
          <table:table-cell table:formula="of:=AND([.G492]&gt;[$Sheet2.$C$2];[.G492]&lt;[$Sheet2.$C$3])" office:value-type="boolean" office:boolean-value="true" calcext:value-type="boolean">
            <text:p>TRUE</text:p>
          </table:table-cell>
          <table:table-cell table:formula="of:=IF([.H492];[.E492];&quot;&quot;)"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701" calcext:value-type="float">
            <text:p>703701</text:p>
          </table:table-cell>
          <table:table-cell office:value-type="float" office:value="3" calcext:value-type="float">
            <text:p>3</text:p>
          </table:table-cell>
          <table:table-cell office:value-type="float" office:value="1084" calcext:value-type="float">
            <text:p>1084</text:p>
          </table:table-cell>
          <table:table-cell office:value-type="float" office:value="39.052954" calcext:value-type="float">
            <text:p>39.052954</text:p>
          </table:table-cell>
          <table:table-cell office:value-type="float" office:value="-77.062916" calcext:value-type="float">
            <text:p>-77.062916</text:p>
          </table:table-cell>
          <table:table-cell table:formula="of:=AND([.F493]&gt;[$Sheet2.$B$2];[.G493]&gt;[$Sheet2.$C$2];[.G493]&lt;[$Sheet2.$C$3])" office:value-type="boolean" office:boolean-value="false" calcext:value-type="boolean">
            <text:p>FALSE</text:p>
          </table:table-cell>
          <table:table-cell table:formula="of:=[.F493]&gt;[$Sheet2.$B$2]" office:value-type="boolean" office:boolean-value="false" calcext:value-type="boolean">
            <text:p>FALSE</text:p>
          </table:table-cell>
          <table:table-cell table:formula="of:=AND([.G493]&gt;[$Sheet2.$C$2];[.G493]&lt;[$Sheet2.$C$3])" office:value-type="boolean" office:boolean-value="true" calcext:value-type="boolean">
            <text:p>TRUE</text:p>
          </table:table-cell>
          <table:table-cell table:formula="of:=IF([.H493];[.E49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702" calcext:value-type="float">
            <text:p>703702</text:p>
          </table:table-cell>
          <table:table-cell office:value-type="float" office:value="1" calcext:value-type="float">
            <text:p>1</text:p>
          </table:table-cell>
          <table:table-cell office:value-type="float" office:value="919" calcext:value-type="float">
            <text:p>919</text:p>
          </table:table-cell>
          <table:table-cell office:value-type="float" office:value="39.053508" calcext:value-type="float">
            <text:p>39.053508</text:p>
          </table:table-cell>
          <table:table-cell office:value-type="float" office:value="-77.053296" calcext:value-type="float">
            <text:p>-77.053296</text:p>
          </table:table-cell>
          <table:table-cell table:formula="of:=AND([.F494]&gt;[$Sheet2.$B$2];[.G494]&gt;[$Sheet2.$C$2];[.G494]&lt;[$Sheet2.$C$3])" office:value-type="boolean" office:boolean-value="false" calcext:value-type="boolean">
            <text:p>FALSE</text:p>
          </table:table-cell>
          <table:table-cell table:formula="of:=[.F494]&gt;[$Sheet2.$B$2]" office:value-type="boolean" office:boolean-value="false" calcext:value-type="boolean">
            <text:p>FALSE</text:p>
          </table:table-cell>
          <table:table-cell table:formula="of:=AND([.G494]&gt;[$Sheet2.$C$2];[.G494]&lt;[$Sheet2.$C$3])" office:value-type="boolean" office:boolean-value="true" calcext:value-type="boolean">
            <text:p>TRUE</text:p>
          </table:table-cell>
          <table:table-cell table:formula="of:=IF([.H494];[.E49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702" calcext:value-type="float">
            <text:p>703702</text:p>
          </table:table-cell>
          <table:table-cell office:value-type="float" office:value="2" calcext:value-type="float">
            <text:p>2</text:p>
          </table:table-cell>
          <table:table-cell office:value-type="float" office:value="830" calcext:value-type="float">
            <text:p>830</text:p>
          </table:table-cell>
          <table:table-cell office:value-type="float" office:value="39.046324" calcext:value-type="float">
            <text:p>39.046324</text:p>
          </table:table-cell>
          <table:table-cell office:value-type="float" office:value="-77.053877" calcext:value-type="float">
            <text:p>-77.053877</text:p>
          </table:table-cell>
          <table:table-cell table:formula="of:=AND([.F495]&gt;[$Sheet2.$B$2];[.G495]&gt;[$Sheet2.$C$2];[.G495]&lt;[$Sheet2.$C$3])" office:value-type="boolean" office:boolean-value="false" calcext:value-type="boolean">
            <text:p>FALSE</text:p>
          </table:table-cell>
          <table:table-cell table:formula="of:=[.F495]&gt;[$Sheet2.$B$2]" office:value-type="boolean" office:boolean-value="false" calcext:value-type="boolean">
            <text:p>FALSE</text:p>
          </table:table-cell>
          <table:table-cell table:formula="of:=AND([.G495]&gt;[$Sheet2.$C$2];[.G495]&lt;[$Sheet2.$C$3])" office:value-type="boolean" office:boolean-value="true" calcext:value-type="boolean">
            <text:p>TRUE</text:p>
          </table:table-cell>
          <table:table-cell table:formula="of:=IF([.H495];[.E49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702" calcext:value-type="float">
            <text:p>703702</text:p>
          </table:table-cell>
          <table:table-cell office:value-type="float" office:value="3" calcext:value-type="float">
            <text:p>3</text:p>
          </table:table-cell>
          <table:table-cell office:value-type="float" office:value="1370" calcext:value-type="float">
            <text:p>1370</text:p>
          </table:table-cell>
          <table:table-cell office:value-type="float" office:value="39.045301" calcext:value-type="float">
            <text:p>39.045301</text:p>
          </table:table-cell>
          <table:table-cell office:value-type="float" office:value="-77.059855" calcext:value-type="float">
            <text:p>-77.059855</text:p>
          </table:table-cell>
          <table:table-cell table:formula="of:=AND([.F496]&gt;[$Sheet2.$B$2];[.G496]&gt;[$Sheet2.$C$2];[.G496]&lt;[$Sheet2.$C$3])" office:value-type="boolean" office:boolean-value="false" calcext:value-type="boolean">
            <text:p>FALSE</text:p>
          </table:table-cell>
          <table:table-cell table:formula="of:=[.F496]&gt;[$Sheet2.$B$2]" office:value-type="boolean" office:boolean-value="false" calcext:value-type="boolean">
            <text:p>FALSE</text:p>
          </table:table-cell>
          <table:table-cell table:formula="of:=AND([.G496]&gt;[$Sheet2.$C$2];[.G496]&lt;[$Sheet2.$C$3])" office:value-type="boolean" office:boolean-value="true" calcext:value-type="boolean">
            <text:p>TRUE</text:p>
          </table:table-cell>
          <table:table-cell table:formula="of:=IF([.H496];[.E49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702" calcext:value-type="float">
            <text:p>703702</text:p>
          </table:table-cell>
          <table:table-cell office:value-type="float" office:value="4" calcext:value-type="float">
            <text:p>4</text:p>
          </table:table-cell>
          <table:table-cell office:value-type="float" office:value="921" calcext:value-type="float">
            <text:p>921</text:p>
          </table:table-cell>
          <table:table-cell office:value-type="float" office:value="39.049603" calcext:value-type="float">
            <text:p>39.049603</text:p>
          </table:table-cell>
          <table:table-cell office:value-type="float" office:value="-77.056869" calcext:value-type="float">
            <text:p>-77.056869</text:p>
          </table:table-cell>
          <table:table-cell table:formula="of:=AND([.F497]&gt;[$Sheet2.$B$2];[.G497]&gt;[$Sheet2.$C$2];[.G497]&lt;[$Sheet2.$C$3])" office:value-type="boolean" office:boolean-value="false" calcext:value-type="boolean">
            <text:p>FALSE</text:p>
          </table:table-cell>
          <table:table-cell table:formula="of:=[.F497]&gt;[$Sheet2.$B$2]" office:value-type="boolean" office:boolean-value="false" calcext:value-type="boolean">
            <text:p>FALSE</text:p>
          </table:table-cell>
          <table:table-cell table:formula="of:=AND([.G497]&gt;[$Sheet2.$C$2];[.G497]&lt;[$Sheet2.$C$3])" office:value-type="boolean" office:boolean-value="true" calcext:value-type="boolean">
            <text:p>TRUE</text:p>
          </table:table-cell>
          <table:table-cell table:formula="of:=IF([.H497];[.E49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800" calcext:value-type="float">
            <text:p>703800</text:p>
          </table:table-cell>
          <table:table-cell office:value-type="float" office:value="1" calcext:value-type="float">
            <text:p>1</text:p>
          </table:table-cell>
          <table:table-cell office:value-type="float" office:value="2943" calcext:value-type="float">
            <text:p>2943</text:p>
          </table:table-cell>
          <table:table-cell office:value-type="float" office:value="39.037087" calcext:value-type="float">
            <text:p>39.037087</text:p>
          </table:table-cell>
          <table:table-cell office:value-type="float" office:value="-77.052311" calcext:value-type="float">
            <text:p>-77.052311</text:p>
          </table:table-cell>
          <table:table-cell table:formula="of:=AND([.F498]&gt;[$Sheet2.$B$2];[.G498]&gt;[$Sheet2.$C$2];[.G498]&lt;[$Sheet2.$C$3])" office:value-type="boolean" office:boolean-value="false" calcext:value-type="boolean">
            <text:p>FALSE</text:p>
          </table:table-cell>
          <table:table-cell table:formula="of:=[.F498]&gt;[$Sheet2.$B$2]" office:value-type="boolean" office:boolean-value="false" calcext:value-type="boolean">
            <text:p>FALSE</text:p>
          </table:table-cell>
          <table:table-cell table:formula="of:=AND([.G498]&gt;[$Sheet2.$C$2];[.G498]&lt;[$Sheet2.$C$3])" office:value-type="boolean" office:boolean-value="true" calcext:value-type="boolean">
            <text:p>TRUE</text:p>
          </table:table-cell>
          <table:table-cell table:formula="of:=IF([.H498];[.E49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901" calcext:value-type="float">
            <text:p>703901</text:p>
          </table:table-cell>
          <table:table-cell office:value-type="float" office:value="1" calcext:value-type="float">
            <text:p>1</text:p>
          </table:table-cell>
          <table:table-cell office:value-type="float" office:value="1189" calcext:value-type="float">
            <text:p>1189</text:p>
          </table:table-cell>
          <table:table-cell office:value-type="float" office:value="39.023465" calcext:value-type="float">
            <text:p>39.023465</text:p>
          </table:table-cell>
          <table:table-cell office:value-type="float" office:value="-77.03776" calcext:value-type="float">
            <text:p>-77.03776</text:p>
          </table:table-cell>
          <table:table-cell table:formula="of:=AND([.F499]&gt;[$Sheet2.$B$2];[.G499]&gt;[$Sheet2.$C$2];[.G499]&lt;[$Sheet2.$C$3])" office:value-type="boolean" office:boolean-value="false" calcext:value-type="boolean">
            <text:p>FALSE</text:p>
          </table:table-cell>
          <table:table-cell table:formula="of:=[.F499]&gt;[$Sheet2.$B$2]" office:value-type="boolean" office:boolean-value="false" calcext:value-type="boolean">
            <text:p>FALSE</text:p>
          </table:table-cell>
          <table:table-cell table:formula="of:=AND([.G499]&gt;[$Sheet2.$C$2];[.G499]&lt;[$Sheet2.$C$3])" office:value-type="boolean" office:boolean-value="true" calcext:value-type="boolean">
            <text:p>TRUE</text:p>
          </table:table-cell>
          <table:table-cell table:formula="of:=IF([.H499];[.E49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901" calcext:value-type="float">
            <text:p>703901</text:p>
          </table:table-cell>
          <table:table-cell office:value-type="float" office:value="2" calcext:value-type="float">
            <text:p>2</text:p>
          </table:table-cell>
          <table:table-cell office:value-type="float" office:value="945" calcext:value-type="float">
            <text:p>945</text:p>
          </table:table-cell>
          <table:table-cell office:value-type="float" office:value="39.020456" calcext:value-type="float">
            <text:p>39.020456</text:p>
          </table:table-cell>
          <table:table-cell office:value-type="float" office:value="-77.039166" calcext:value-type="float">
            <text:p>-77.039166</text:p>
          </table:table-cell>
          <table:table-cell table:formula="of:=AND([.F500]&gt;[$Sheet2.$B$2];[.G500]&gt;[$Sheet2.$C$2];[.G500]&lt;[$Sheet2.$C$3])" office:value-type="boolean" office:boolean-value="false" calcext:value-type="boolean">
            <text:p>FALSE</text:p>
          </table:table-cell>
          <table:table-cell table:formula="of:=[.F500]&gt;[$Sheet2.$B$2]" office:value-type="boolean" office:boolean-value="false" calcext:value-type="boolean">
            <text:p>FALSE</text:p>
          </table:table-cell>
          <table:table-cell table:formula="of:=AND([.G500]&gt;[$Sheet2.$C$2];[.G500]&lt;[$Sheet2.$C$3])" office:value-type="boolean" office:boolean-value="true" calcext:value-type="boolean">
            <text:p>TRUE</text:p>
          </table:table-cell>
          <table:table-cell table:formula="of:=IF([.H500];[.E50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901" calcext:value-type="float">
            <text:p>703901</text:p>
          </table:table-cell>
          <table:table-cell office:value-type="float" office:value="3" calcext:value-type="float">
            <text:p>3</text:p>
          </table:table-cell>
          <table:table-cell office:value-type="float" office:value="823" calcext:value-type="float">
            <text:p>823</text:p>
          </table:table-cell>
          <table:table-cell office:value-type="float" office:value="39.016757" calcext:value-type="float">
            <text:p>39.016757</text:p>
          </table:table-cell>
          <table:table-cell office:value-type="float" office:value="-77.038987" calcext:value-type="float">
            <text:p>-77.038987</text:p>
          </table:table-cell>
          <table:table-cell table:formula="of:=AND([.F501]&gt;[$Sheet2.$B$2];[.G501]&gt;[$Sheet2.$C$2];[.G501]&lt;[$Sheet2.$C$3])" office:value-type="boolean" office:boolean-value="false" calcext:value-type="boolean">
            <text:p>FALSE</text:p>
          </table:table-cell>
          <table:table-cell table:formula="of:=[.F501]&gt;[$Sheet2.$B$2]" office:value-type="boolean" office:boolean-value="false" calcext:value-type="boolean">
            <text:p>FALSE</text:p>
          </table:table-cell>
          <table:table-cell table:formula="of:=AND([.G501]&gt;[$Sheet2.$C$2];[.G501]&lt;[$Sheet2.$C$3])" office:value-type="boolean" office:boolean-value="true" calcext:value-type="boolean">
            <text:p>TRUE</text:p>
          </table:table-cell>
          <table:table-cell table:formula="of:=IF([.H501];[.E50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902" calcext:value-type="float">
            <text:p>703902</text:p>
          </table:table-cell>
          <table:table-cell office:value-type="float" office:value="1" calcext:value-type="float">
            <text:p>1</text:p>
          </table:table-cell>
          <table:table-cell office:value-type="float" office:value="1467" calcext:value-type="float">
            <text:p>1467</text:p>
          </table:table-cell>
          <table:table-cell office:value-type="float" office:value="39.032296" calcext:value-type="float">
            <text:p>39.032296</text:p>
          </table:table-cell>
          <table:table-cell office:value-type="float" office:value="-77.033204" calcext:value-type="float">
            <text:p>-77.033204</text:p>
          </table:table-cell>
          <table:table-cell table:formula="of:=AND([.F502]&gt;[$Sheet2.$B$2];[.G502]&gt;[$Sheet2.$C$2];[.G502]&lt;[$Sheet2.$C$3])" office:value-type="boolean" office:boolean-value="false" calcext:value-type="boolean">
            <text:p>FALSE</text:p>
          </table:table-cell>
          <table:table-cell table:formula="of:=[.F502]&gt;[$Sheet2.$B$2]" office:value-type="boolean" office:boolean-value="false" calcext:value-type="boolean">
            <text:p>FALSE</text:p>
          </table:table-cell>
          <table:table-cell table:formula="of:=AND([.G502]&gt;[$Sheet2.$C$2];[.G502]&lt;[$Sheet2.$C$3])" office:value-type="boolean" office:boolean-value="true" calcext:value-type="boolean">
            <text:p>TRUE</text:p>
          </table:table-cell>
          <table:table-cell table:formula="of:=IF([.H502];[.E50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902" calcext:value-type="float">
            <text:p>703902</text:p>
          </table:table-cell>
          <table:table-cell office:value-type="float" office:value="2" calcext:value-type="float">
            <text:p>2</text:p>
          </table:table-cell>
          <table:table-cell office:value-type="float" office:value="3753" calcext:value-type="float">
            <text:p>3753</text:p>
          </table:table-cell>
          <table:table-cell office:value-type="float" office:value="39.035454" calcext:value-type="float">
            <text:p>39.035454</text:p>
          </table:table-cell>
          <table:table-cell office:value-type="float" office:value="-77.043546" calcext:value-type="float">
            <text:p>-77.043546</text:p>
          </table:table-cell>
          <table:table-cell table:formula="of:=AND([.F503]&gt;[$Sheet2.$B$2];[.G503]&gt;[$Sheet2.$C$2];[.G503]&lt;[$Sheet2.$C$3])" office:value-type="boolean" office:boolean-value="false" calcext:value-type="boolean">
            <text:p>FALSE</text:p>
          </table:table-cell>
          <table:table-cell table:formula="of:=[.F503]&gt;[$Sheet2.$B$2]" office:value-type="boolean" office:boolean-value="false" calcext:value-type="boolean">
            <text:p>FALSE</text:p>
          </table:table-cell>
          <table:table-cell table:formula="of:=AND([.G503]&gt;[$Sheet2.$C$2];[.G503]&lt;[$Sheet2.$C$3])" office:value-type="boolean" office:boolean-value="true" calcext:value-type="boolean">
            <text:p>TRUE</text:p>
          </table:table-cell>
          <table:table-cell table:formula="of:=IF([.H503];[.E50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3902" calcext:value-type="float">
            <text:p>703902</text:p>
          </table:table-cell>
          <table:table-cell office:value-type="float" office:value="3" calcext:value-type="float">
            <text:p>3</text:p>
          </table:table-cell>
          <table:table-cell office:value-type="float" office:value="1965" calcext:value-type="float">
            <text:p>1965</text:p>
          </table:table-cell>
          <table:table-cell office:value-type="float" office:value="39.029112" calcext:value-type="float">
            <text:p>39.029112</text:p>
          </table:table-cell>
          <table:table-cell office:value-type="float" office:value="-77.041101" calcext:value-type="float">
            <text:p>-77.041101</text:p>
          </table:table-cell>
          <table:table-cell table:formula="of:=AND([.F504]&gt;[$Sheet2.$B$2];[.G504]&gt;[$Sheet2.$C$2];[.G504]&lt;[$Sheet2.$C$3])" office:value-type="boolean" office:boolean-value="false" calcext:value-type="boolean">
            <text:p>FALSE</text:p>
          </table:table-cell>
          <table:table-cell table:formula="of:=[.F504]&gt;[$Sheet2.$B$2]" office:value-type="boolean" office:boolean-value="false" calcext:value-type="boolean">
            <text:p>FALSE</text:p>
          </table:table-cell>
          <table:table-cell table:formula="of:=AND([.G504]&gt;[$Sheet2.$C$2];[.G504]&lt;[$Sheet2.$C$3])" office:value-type="boolean" office:boolean-value="true" calcext:value-type="boolean">
            <text:p>TRUE</text:p>
          </table:table-cell>
          <table:table-cell table:formula="of:=IF([.H504];[.E50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000" calcext:value-type="float">
            <text:p>704000</text:p>
          </table:table-cell>
          <table:table-cell office:value-type="float" office:value="1" calcext:value-type="float">
            <text:p>1</text:p>
          </table:table-cell>
          <table:table-cell office:value-type="float" office:value="1053" calcext:value-type="float">
            <text:p>1053</text:p>
          </table:table-cell>
          <table:table-cell office:value-type="float" office:value="39.027524" calcext:value-type="float">
            <text:p>39.027524</text:p>
          </table:table-cell>
          <table:table-cell office:value-type="float" office:value="-77.050173" calcext:value-type="float">
            <text:p>-77.050173</text:p>
          </table:table-cell>
          <table:table-cell table:formula="of:=AND([.F505]&gt;[$Sheet2.$B$2];[.G505]&gt;[$Sheet2.$C$2];[.G505]&lt;[$Sheet2.$C$3])" office:value-type="boolean" office:boolean-value="false" calcext:value-type="boolean">
            <text:p>FALSE</text:p>
          </table:table-cell>
          <table:table-cell table:formula="of:=[.F505]&gt;[$Sheet2.$B$2]" office:value-type="boolean" office:boolean-value="false" calcext:value-type="boolean">
            <text:p>FALSE</text:p>
          </table:table-cell>
          <table:table-cell table:formula="of:=AND([.G505]&gt;[$Sheet2.$C$2];[.G505]&lt;[$Sheet2.$C$3])" office:value-type="boolean" office:boolean-value="true" calcext:value-type="boolean">
            <text:p>TRUE</text:p>
          </table:table-cell>
          <table:table-cell table:formula="of:=IF([.H505];[.E50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000" calcext:value-type="float">
            <text:p>704000</text:p>
          </table:table-cell>
          <table:table-cell office:value-type="float" office:value="2" calcext:value-type="float">
            <text:p>2</text:p>
          </table:table-cell>
          <table:table-cell office:value-type="float" office:value="1374" calcext:value-type="float">
            <text:p>1374</text:p>
          </table:table-cell>
          <table:table-cell office:value-type="float" office:value="39.024145" calcext:value-type="float">
            <text:p>39.024145</text:p>
          </table:table-cell>
          <table:table-cell office:value-type="float" office:value="-77.050442" calcext:value-type="float">
            <text:p>-77.050442</text:p>
          </table:table-cell>
          <table:table-cell table:formula="of:=AND([.F506]&gt;[$Sheet2.$B$2];[.G506]&gt;[$Sheet2.$C$2];[.G506]&lt;[$Sheet2.$C$3])" office:value-type="boolean" office:boolean-value="false" calcext:value-type="boolean">
            <text:p>FALSE</text:p>
          </table:table-cell>
          <table:table-cell table:formula="of:=[.F506]&gt;[$Sheet2.$B$2]" office:value-type="boolean" office:boolean-value="false" calcext:value-type="boolean">
            <text:p>FALSE</text:p>
          </table:table-cell>
          <table:table-cell table:formula="of:=AND([.G506]&gt;[$Sheet2.$C$2];[.G506]&lt;[$Sheet2.$C$3])" office:value-type="boolean" office:boolean-value="true" calcext:value-type="boolean">
            <text:p>TRUE</text:p>
          </table:table-cell>
          <table:table-cell table:formula="of:=IF([.H506];[.E50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000" calcext:value-type="float">
            <text:p>704000</text:p>
          </table:table-cell>
          <table:table-cell office:value-type="float" office:value="3" calcext:value-type="float">
            <text:p>3</text:p>
          </table:table-cell>
          <table:table-cell office:value-type="float" office:value="2233" calcext:value-type="float">
            <text:p>2233</text:p>
          </table:table-cell>
          <table:table-cell office:value-type="float" office:value="39.019232" calcext:value-type="float">
            <text:p>39.019232</text:p>
          </table:table-cell>
          <table:table-cell office:value-type="float" office:value="-77.046323" calcext:value-type="float">
            <text:p>-77.046323</text:p>
          </table:table-cell>
          <table:table-cell table:formula="of:=AND([.F507]&gt;[$Sheet2.$B$2];[.G507]&gt;[$Sheet2.$C$2];[.G507]&lt;[$Sheet2.$C$3])" office:value-type="boolean" office:boolean-value="false" calcext:value-type="boolean">
            <text:p>FALSE</text:p>
          </table:table-cell>
          <table:table-cell table:formula="of:=[.F507]&gt;[$Sheet2.$B$2]" office:value-type="boolean" office:boolean-value="false" calcext:value-type="boolean">
            <text:p>FALSE</text:p>
          </table:table-cell>
          <table:table-cell table:formula="of:=AND([.G507]&gt;[$Sheet2.$C$2];[.G507]&lt;[$Sheet2.$C$3])" office:value-type="boolean" office:boolean-value="true" calcext:value-type="boolean">
            <text:p>TRUE</text:p>
          </table:table-cell>
          <table:table-cell table:formula="of:=IF([.H507];[.E50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000" calcext:value-type="float">
            <text:p>704000</text:p>
          </table:table-cell>
          <table:table-cell office:value-type="float" office:value="4" calcext:value-type="float">
            <text:p>4</text:p>
          </table:table-cell>
          <table:table-cell office:value-type="float" office:value="2139" calcext:value-type="float">
            <text:p>2139</text:p>
          </table:table-cell>
          <table:table-cell office:value-type="float" office:value="39.019803" calcext:value-type="float">
            <text:p>39.019803</text:p>
          </table:table-cell>
          <table:table-cell office:value-type="float" office:value="-77.05454" calcext:value-type="float">
            <text:p>-77.05454</text:p>
          </table:table-cell>
          <table:table-cell table:formula="of:=AND([.F508]&gt;[$Sheet2.$B$2];[.G508]&gt;[$Sheet2.$C$2];[.G508]&lt;[$Sheet2.$C$3])" office:value-type="boolean" office:boolean-value="false" calcext:value-type="boolean">
            <text:p>FALSE</text:p>
          </table:table-cell>
          <table:table-cell table:formula="of:=[.F508]&gt;[$Sheet2.$B$2]" office:value-type="boolean" office:boolean-value="false" calcext:value-type="boolean">
            <text:p>FALSE</text:p>
          </table:table-cell>
          <table:table-cell table:formula="of:=AND([.G508]&gt;[$Sheet2.$C$2];[.G508]&lt;[$Sheet2.$C$3])" office:value-type="boolean" office:boolean-value="true" calcext:value-type="boolean">
            <text:p>TRUE</text:p>
          </table:table-cell>
          <table:table-cell table:formula="of:=IF([.H508];[.E50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100" calcext:value-type="float">
            <text:p>704100</text:p>
          </table:table-cell>
          <table:table-cell office:value-type="float" office:value="1" calcext:value-type="float">
            <text:p>1</text:p>
          </table:table-cell>
          <table:table-cell office:value-type="float" office:value="1313" calcext:value-type="float">
            <text:p>1313</text:p>
          </table:table-cell>
          <table:table-cell office:value-type="float" office:value="39.020702" calcext:value-type="float">
            <text:p>39.020702</text:p>
          </table:table-cell>
          <table:table-cell office:value-type="float" office:value="-77.062486" calcext:value-type="float">
            <text:p>-77.062486</text:p>
          </table:table-cell>
          <table:table-cell table:formula="of:=AND([.F509]&gt;[$Sheet2.$B$2];[.G509]&gt;[$Sheet2.$C$2];[.G509]&lt;[$Sheet2.$C$3])" office:value-type="boolean" office:boolean-value="false" calcext:value-type="boolean">
            <text:p>FALSE</text:p>
          </table:table-cell>
          <table:table-cell table:formula="of:=[.F509]&gt;[$Sheet2.$B$2]" office:value-type="boolean" office:boolean-value="false" calcext:value-type="boolean">
            <text:p>FALSE</text:p>
          </table:table-cell>
          <table:table-cell table:formula="of:=AND([.G509]&gt;[$Sheet2.$C$2];[.G509]&lt;[$Sheet2.$C$3])" office:value-type="boolean" office:boolean-value="true" calcext:value-type="boolean">
            <text:p>TRUE</text:p>
          </table:table-cell>
          <table:table-cell table:formula="of:=IF([.H509];[.E50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100" calcext:value-type="float">
            <text:p>704100</text:p>
          </table:table-cell>
          <table:table-cell office:value-type="float" office:value="2" calcext:value-type="float">
            <text:p>2</text:p>
          </table:table-cell>
          <table:table-cell office:value-type="float" office:value="1127" calcext:value-type="float">
            <text:p>1127</text:p>
          </table:table-cell>
          <table:table-cell office:value-type="float" office:value="39.015961" calcext:value-type="float">
            <text:p>39.015961</text:p>
          </table:table-cell>
          <table:table-cell office:value-type="float" office:value="-77.070718" calcext:value-type="float">
            <text:p>-77.070718</text:p>
          </table:table-cell>
          <table:table-cell table:formula="of:=AND([.F510]&gt;[$Sheet2.$B$2];[.G510]&gt;[$Sheet2.$C$2];[.G510]&lt;[$Sheet2.$C$3])" office:value-type="boolean" office:boolean-value="false" calcext:value-type="boolean">
            <text:p>FALSE</text:p>
          </table:table-cell>
          <table:table-cell table:formula="of:=[.F510]&gt;[$Sheet2.$B$2]" office:value-type="boolean" office:boolean-value="false" calcext:value-type="boolean">
            <text:p>FALSE</text:p>
          </table:table-cell>
          <table:table-cell table:formula="of:=AND([.G510]&gt;[$Sheet2.$C$2];[.G510]&lt;[$Sheet2.$C$3])" office:value-type="boolean" office:boolean-value="true" calcext:value-type="boolean">
            <text:p>TRUE</text:p>
          </table:table-cell>
          <table:table-cell table:formula="of:=IF([.H510];[.E51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100" calcext:value-type="float">
            <text:p>704100</text:p>
          </table:table-cell>
          <table:table-cell office:value-type="float" office:value="3" calcext:value-type="float">
            <text:p>3</text:p>
          </table:table-cell>
          <table:table-cell office:value-type="float" office:value="1301" calcext:value-type="float">
            <text:p>1301</text:p>
          </table:table-cell>
          <table:table-cell office:value-type="float" office:value="39.01269" calcext:value-type="float">
            <text:p>39.01269</text:p>
          </table:table-cell>
          <table:table-cell office:value-type="float" office:value="-77.082952" calcext:value-type="float">
            <text:p>-77.082952</text:p>
          </table:table-cell>
          <table:table-cell table:formula="of:=AND([.F511]&gt;[$Sheet2.$B$2];[.G511]&gt;[$Sheet2.$C$2];[.G511]&lt;[$Sheet2.$C$3])" office:value-type="boolean" office:boolean-value="false" calcext:value-type="boolean">
            <text:p>FALSE</text:p>
          </table:table-cell>
          <table:table-cell table:formula="of:=[.F511]&gt;[$Sheet2.$B$2]" office:value-type="boolean" office:boolean-value="false" calcext:value-type="boolean">
            <text:p>FALSE</text:p>
          </table:table-cell>
          <table:table-cell table:formula="of:=AND([.G511]&gt;[$Sheet2.$C$2];[.G511]&lt;[$Sheet2.$C$3])" office:value-type="boolean" office:boolean-value="true" calcext:value-type="boolean">
            <text:p>TRUE</text:p>
          </table:table-cell>
          <table:table-cell table:formula="of:=IF([.H511];[.E51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100" calcext:value-type="float">
            <text:p>7041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office:value-type="float" office:value="39.01892" calcext:value-type="float">
            <text:p>39.01892</text:p>
          </table:table-cell>
          <table:table-cell office:value-type="float" office:value="-77.081683" calcext:value-type="float">
            <text:p>-77.081683</text:p>
          </table:table-cell>
          <table:table-cell table:formula="of:=AND([.F512]&gt;[$Sheet2.$B$2];[.G512]&gt;[$Sheet2.$C$2];[.G512]&lt;[$Sheet2.$C$3])" office:value-type="boolean" office:boolean-value="false" calcext:value-type="boolean">
            <text:p>FALSE</text:p>
          </table:table-cell>
          <table:table-cell table:formula="of:=[.F512]&gt;[$Sheet2.$B$2]" office:value-type="boolean" office:boolean-value="false" calcext:value-type="boolean">
            <text:p>FALSE</text:p>
          </table:table-cell>
          <table:table-cell table:formula="of:=AND([.G512]&gt;[$Sheet2.$C$2];[.G512]&lt;[$Sheet2.$C$3])" office:value-type="boolean" office:boolean-value="true" calcext:value-type="boolean">
            <text:p>TRUE</text:p>
          </table:table-cell>
          <table:table-cell table:formula="of:=IF([.H512];[.E51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200" calcext:value-type="float">
            <text:p>704200</text:p>
          </table:table-cell>
          <table:table-cell office:value-type="float" office:value="1" calcext:value-type="float">
            <text:p>1</text:p>
          </table:table-cell>
          <table:table-cell office:value-type="float" office:value="933" calcext:value-type="float">
            <text:p>933</text:p>
          </table:table-cell>
          <table:table-cell office:value-type="float" office:value="39.028797" calcext:value-type="float">
            <text:p>39.028797</text:p>
          </table:table-cell>
          <table:table-cell office:value-type="float" office:value="-77.070926" calcext:value-type="float">
            <text:p>-77.070926</text:p>
          </table:table-cell>
          <table:table-cell table:formula="of:=AND([.F513]&gt;[$Sheet2.$B$2];[.G513]&gt;[$Sheet2.$C$2];[.G513]&lt;[$Sheet2.$C$3])" office:value-type="boolean" office:boolean-value="false" calcext:value-type="boolean">
            <text:p>FALSE</text:p>
          </table:table-cell>
          <table:table-cell table:formula="of:=[.F513]&gt;[$Sheet2.$B$2]" office:value-type="boolean" office:boolean-value="false" calcext:value-type="boolean">
            <text:p>FALSE</text:p>
          </table:table-cell>
          <table:table-cell table:formula="of:=AND([.G513]&gt;[$Sheet2.$C$2];[.G513]&lt;[$Sheet2.$C$3])" office:value-type="boolean" office:boolean-value="true" calcext:value-type="boolean">
            <text:p>TRUE</text:p>
          </table:table-cell>
          <table:table-cell table:formula="of:=IF([.H513];[.E51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200" calcext:value-type="float">
            <text:p>704200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39.023688" calcext:value-type="float">
            <text:p>39.023688</text:p>
          </table:table-cell>
          <table:table-cell office:value-type="float" office:value="-77.073999" calcext:value-type="float">
            <text:p>-77.073999</text:p>
          </table:table-cell>
          <table:table-cell table:formula="of:=AND([.F514]&gt;[$Sheet2.$B$2];[.G514]&gt;[$Sheet2.$C$2];[.G514]&lt;[$Sheet2.$C$3])" office:value-type="boolean" office:boolean-value="false" calcext:value-type="boolean">
            <text:p>FALSE</text:p>
          </table:table-cell>
          <table:table-cell table:formula="of:=[.F514]&gt;[$Sheet2.$B$2]" office:value-type="boolean" office:boolean-value="false" calcext:value-type="boolean">
            <text:p>FALSE</text:p>
          </table:table-cell>
          <table:table-cell table:formula="of:=AND([.G514]&gt;[$Sheet2.$C$2];[.G514]&lt;[$Sheet2.$C$3])" office:value-type="boolean" office:boolean-value="true" calcext:value-type="boolean">
            <text:p>TRUE</text:p>
          </table:table-cell>
          <table:table-cell table:formula="of:=IF([.H514];[.E51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300" calcext:value-type="float">
            <text:p>704300</text:p>
          </table:table-cell>
          <table:table-cell office:value-type="float" office:value="1" calcext:value-type="float">
            <text:p>1</text:p>
          </table:table-cell>
          <table:table-cell office:value-type="float" office:value="940" calcext:value-type="float">
            <text:p>940</text:p>
          </table:table-cell>
          <table:table-cell office:value-type="float" office:value="39.027733" calcext:value-type="float">
            <text:p>39.027733</text:p>
          </table:table-cell>
          <table:table-cell office:value-type="float" office:value="-77.083898" calcext:value-type="float">
            <text:p>-77.083898</text:p>
          </table:table-cell>
          <table:table-cell table:formula="of:=AND([.F515]&gt;[$Sheet2.$B$2];[.G515]&gt;[$Sheet2.$C$2];[.G515]&lt;[$Sheet2.$C$3])" office:value-type="boolean" office:boolean-value="false" calcext:value-type="boolean">
            <text:p>FALSE</text:p>
          </table:table-cell>
          <table:table-cell table:formula="of:=[.F515]&gt;[$Sheet2.$B$2]" office:value-type="boolean" office:boolean-value="false" calcext:value-type="boolean">
            <text:p>FALSE</text:p>
          </table:table-cell>
          <table:table-cell table:formula="of:=AND([.G515]&gt;[$Sheet2.$C$2];[.G515]&lt;[$Sheet2.$C$3])" office:value-type="boolean" office:boolean-value="true" calcext:value-type="boolean">
            <text:p>TRUE</text:p>
          </table:table-cell>
          <table:table-cell table:formula="of:=IF([.H515];[.E51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300" calcext:value-type="float">
            <text:p>704300</text:p>
          </table:table-cell>
          <table:table-cell office:value-type="float" office:value="2" calcext:value-type="float">
            <text:p>2</text:p>
          </table:table-cell>
          <table:table-cell office:value-type="float" office:value="1482" calcext:value-type="float">
            <text:p>1482</text:p>
          </table:table-cell>
          <table:table-cell office:value-type="float" office:value="39.023791" calcext:value-type="float">
            <text:p>39.023791</text:p>
          </table:table-cell>
          <table:table-cell office:value-type="float" office:value="-77.089471" calcext:value-type="float">
            <text:p>-77.089471</text:p>
          </table:table-cell>
          <table:table-cell table:formula="of:=AND([.F516]&gt;[$Sheet2.$B$2];[.G516]&gt;[$Sheet2.$C$2];[.G516]&lt;[$Sheet2.$C$3])" office:value-type="boolean" office:boolean-value="false" calcext:value-type="boolean">
            <text:p>FALSE</text:p>
          </table:table-cell>
          <table:table-cell table:formula="of:=[.F516]&gt;[$Sheet2.$B$2]" office:value-type="boolean" office:boolean-value="false" calcext:value-type="boolean">
            <text:p>FALSE</text:p>
          </table:table-cell>
          <table:table-cell table:formula="of:=AND([.G516]&gt;[$Sheet2.$C$2];[.G516]&lt;[$Sheet2.$C$3])" office:value-type="boolean" office:boolean-value="true" calcext:value-type="boolean">
            <text:p>TRUE</text:p>
          </table:table-cell>
          <table:table-cell table:formula="of:=IF([.H516];[.E51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300" calcext:value-type="float">
            <text:p>704300</text:p>
          </table:table-cell>
          <table:table-cell office:value-type="float" office:value="3" calcext:value-type="float">
            <text:p>3</text:p>
          </table:table-cell>
          <table:table-cell office:value-type="float" office:value="716" calcext:value-type="float">
            <text:p>716</text:p>
          </table:table-cell>
          <table:table-cell office:value-type="float" office:value="39.020345" calcext:value-type="float">
            <text:p>39.020345</text:p>
          </table:table-cell>
          <table:table-cell office:value-type="float" office:value="-77.090012" calcext:value-type="float">
            <text:p>-77.090012</text:p>
          </table:table-cell>
          <table:table-cell table:formula="of:=AND([.F517]&gt;[$Sheet2.$B$2];[.G517]&gt;[$Sheet2.$C$2];[.G517]&lt;[$Sheet2.$C$3])" office:value-type="boolean" office:boolean-value="false" calcext:value-type="boolean">
            <text:p>FALSE</text:p>
          </table:table-cell>
          <table:table-cell table:formula="of:=[.F517]&gt;[$Sheet2.$B$2]" office:value-type="boolean" office:boolean-value="false" calcext:value-type="boolean">
            <text:p>FALSE</text:p>
          </table:table-cell>
          <table:table-cell table:formula="of:=AND([.G517]&gt;[$Sheet2.$C$2];[.G517]&lt;[$Sheet2.$C$3])" office:value-type="boolean" office:boolean-value="true" calcext:value-type="boolean">
            <text:p>TRUE</text:p>
          </table:table-cell>
          <table:table-cell table:formula="of:=IF([.H517];[.E51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300" calcext:value-type="float">
            <text:p>704300</text:p>
          </table:table-cell>
          <table:table-cell office:value-type="float" office:value="4" calcext:value-type="float">
            <text:p>4</text:p>
          </table:table-cell>
          <table:table-cell office:value-type="float" office:value="697" calcext:value-type="float">
            <text:p>697</text:p>
          </table:table-cell>
          <table:table-cell office:value-type="float" office:value="39.017261" calcext:value-type="float">
            <text:p>39.017261</text:p>
          </table:table-cell>
          <table:table-cell office:value-type="float" office:value="-77.092148" calcext:value-type="float">
            <text:p>-77.092148</text:p>
          </table:table-cell>
          <table:table-cell table:formula="of:=AND([.F518]&gt;[$Sheet2.$B$2];[.G518]&gt;[$Sheet2.$C$2];[.G518]&lt;[$Sheet2.$C$3])" office:value-type="boolean" office:boolean-value="false" calcext:value-type="boolean">
            <text:p>FALSE</text:p>
          </table:table-cell>
          <table:table-cell table:formula="of:=[.F518]&gt;[$Sheet2.$B$2]" office:value-type="boolean" office:boolean-value="false" calcext:value-type="boolean">
            <text:p>FALSE</text:p>
          </table:table-cell>
          <table:table-cell table:formula="of:=AND([.G518]&gt;[$Sheet2.$C$2];[.G518]&lt;[$Sheet2.$C$3])" office:value-type="boolean" office:boolean-value="true" calcext:value-type="boolean">
            <text:p>TRUE</text:p>
          </table:table-cell>
          <table:table-cell table:formula="of:=IF([.H518];[.E51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401" calcext:value-type="float">
            <text:p>704401</text:p>
          </table:table-cell>
          <table:table-cell office:value-type="float" office:value="1" calcext:value-type="float">
            <text:p>1</text:p>
          </table:table-cell>
          <table:table-cell office:value-type="float" office:value="1552" calcext:value-type="float">
            <text:p>1552</text:p>
          </table:table-cell>
          <table:table-cell office:value-type="float" office:value="39.020207" calcext:value-type="float">
            <text:p>39.020207</text:p>
          </table:table-cell>
          <table:table-cell office:value-type="float" office:value="-77.11395" calcext:value-type="float">
            <text:p>-77.11395</text:p>
          </table:table-cell>
          <table:table-cell table:formula="of:=AND([.F519]&gt;[$Sheet2.$B$2];[.G519]&gt;[$Sheet2.$C$2];[.G519]&lt;[$Sheet2.$C$3])" office:value-type="boolean" office:boolean-value="false" calcext:value-type="boolean">
            <text:p>FALSE</text:p>
          </table:table-cell>
          <table:table-cell table:formula="of:=[.F519]&gt;[$Sheet2.$B$2]" office:value-type="boolean" office:boolean-value="false" calcext:value-type="boolean">
            <text:p>FALSE</text:p>
          </table:table-cell>
          <table:table-cell table:formula="of:=AND([.G519]&gt;[$Sheet2.$C$2];[.G519]&lt;[$Sheet2.$C$3])" office:value-type="boolean" office:boolean-value="true" calcext:value-type="boolean">
            <text:p>TRUE</text:p>
          </table:table-cell>
          <table:table-cell table:formula="of:=IF([.H519];[.E51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401" calcext:value-type="float">
            <text:p>704401</text:p>
          </table:table-cell>
          <table:table-cell office:value-type="float" office:value="2" calcext:value-type="float">
            <text:p>2</text:p>
          </table:table-cell>
          <table:table-cell office:value-type="float" office:value="1534" calcext:value-type="float">
            <text:p>1534</text:p>
          </table:table-cell>
          <table:table-cell office:value-type="float" office:value="39.02648" calcext:value-type="float">
            <text:p>39.02648</text:p>
          </table:table-cell>
          <table:table-cell office:value-type="float" office:value="-77.118511" calcext:value-type="float">
            <text:p>-77.118511</text:p>
          </table:table-cell>
          <table:table-cell table:formula="of:=AND([.F520]&gt;[$Sheet2.$B$2];[.G520]&gt;[$Sheet2.$C$2];[.G520]&lt;[$Sheet2.$C$3])" office:value-type="boolean" office:boolean-value="false" calcext:value-type="boolean">
            <text:p>FALSE</text:p>
          </table:table-cell>
          <table:table-cell table:formula="of:=[.F520]&gt;[$Sheet2.$B$2]" office:value-type="boolean" office:boolean-value="false" calcext:value-type="boolean">
            <text:p>FALSE</text:p>
          </table:table-cell>
          <table:table-cell table:formula="of:=AND([.G520]&gt;[$Sheet2.$C$2];[.G520]&lt;[$Sheet2.$C$3])" office:value-type="boolean" office:boolean-value="true" calcext:value-type="boolean">
            <text:p>TRUE</text:p>
          </table:table-cell>
          <table:table-cell table:formula="of:=IF([.H520];[.E52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403" calcext:value-type="float">
            <text:p>704403</text:p>
          </table:table-cell>
          <table:table-cell office:value-type="float" office:value="1" calcext:value-type="float">
            <text:p>1</text:p>
          </table:table-cell>
          <table:table-cell office:value-type="float" office:value="1510" calcext:value-type="float">
            <text:p>1510</text:p>
          </table:table-cell>
          <table:table-cell office:value-type="float" office:value="39.016241" calcext:value-type="float">
            <text:p>39.016241</text:p>
          </table:table-cell>
          <table:table-cell office:value-type="float" office:value="-77.105876" calcext:value-type="float">
            <text:p>-77.105876</text:p>
          </table:table-cell>
          <table:table-cell table:formula="of:=AND([.F521]&gt;[$Sheet2.$B$2];[.G521]&gt;[$Sheet2.$C$2];[.G521]&lt;[$Sheet2.$C$3])" office:value-type="boolean" office:boolean-value="false" calcext:value-type="boolean">
            <text:p>FALSE</text:p>
          </table:table-cell>
          <table:table-cell table:formula="of:=[.F521]&gt;[$Sheet2.$B$2]" office:value-type="boolean" office:boolean-value="false" calcext:value-type="boolean">
            <text:p>FALSE</text:p>
          </table:table-cell>
          <table:table-cell table:formula="of:=AND([.G521]&gt;[$Sheet2.$C$2];[.G521]&lt;[$Sheet2.$C$3])" office:value-type="boolean" office:boolean-value="true" calcext:value-type="boolean">
            <text:p>TRUE</text:p>
          </table:table-cell>
          <table:table-cell table:formula="of:=IF([.H521];[.E52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404" calcext:value-type="float">
            <text:p>704404</text:p>
          </table:table-cell>
          <table:table-cell office:value-type="float" office:value="1" calcext:value-type="float">
            <text:p>1</text:p>
          </table:table-cell>
          <table:table-cell office:value-type="float" office:value="1560" calcext:value-type="float">
            <text:p>1560</text:p>
          </table:table-cell>
          <table:table-cell office:value-type="float" office:value="39.008153" calcext:value-type="float">
            <text:p>39.008153</text:p>
          </table:table-cell>
          <table:table-cell office:value-type="float" office:value="-77.097985" calcext:value-type="float">
            <text:p>-77.097985</text:p>
          </table:table-cell>
          <table:table-cell table:formula="of:=AND([.F522]&gt;[$Sheet2.$B$2];[.G522]&gt;[$Sheet2.$C$2];[.G522]&lt;[$Sheet2.$C$3])" office:value-type="boolean" office:boolean-value="false" calcext:value-type="boolean">
            <text:p>FALSE</text:p>
          </table:table-cell>
          <table:table-cell table:formula="of:=[.F522]&gt;[$Sheet2.$B$2]" office:value-type="boolean" office:boolean-value="false" calcext:value-type="boolean">
            <text:p>FALSE</text:p>
          </table:table-cell>
          <table:table-cell table:formula="of:=AND([.G522]&gt;[$Sheet2.$C$2];[.G522]&lt;[$Sheet2.$C$3])" office:value-type="boolean" office:boolean-value="true" calcext:value-type="boolean">
            <text:p>TRUE</text:p>
          </table:table-cell>
          <table:table-cell table:formula="of:=IF([.H522];[.E52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404" calcext:value-type="float">
            <text:p>704404</text:p>
          </table:table-cell>
          <table:table-cell office:value-type="float" office:value="2" calcext:value-type="float">
            <text:p>2</text:p>
          </table:table-cell>
          <table:table-cell office:value-type="float" office:value="1177" calcext:value-type="float">
            <text:p>1177</text:p>
          </table:table-cell>
          <table:table-cell office:value-type="float" office:value="39.009583" calcext:value-type="float">
            <text:p>39.009583</text:p>
          </table:table-cell>
          <table:table-cell office:value-type="float" office:value="-77.107558" calcext:value-type="float">
            <text:p>-77.107558</text:p>
          </table:table-cell>
          <table:table-cell table:formula="of:=AND([.F523]&gt;[$Sheet2.$B$2];[.G523]&gt;[$Sheet2.$C$2];[.G523]&lt;[$Sheet2.$C$3])" office:value-type="boolean" office:boolean-value="false" calcext:value-type="boolean">
            <text:p>FALSE</text:p>
          </table:table-cell>
          <table:table-cell table:formula="of:=[.F523]&gt;[$Sheet2.$B$2]" office:value-type="boolean" office:boolean-value="false" calcext:value-type="boolean">
            <text:p>FALSE</text:p>
          </table:table-cell>
          <table:table-cell table:formula="of:=AND([.G523]&gt;[$Sheet2.$C$2];[.G523]&lt;[$Sheet2.$C$3])" office:value-type="boolean" office:boolean-value="true" calcext:value-type="boolean">
            <text:p>TRUE</text:p>
          </table:table-cell>
          <table:table-cell table:formula="of:=IF([.H523];[.E52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404" calcext:value-type="float">
            <text:p>704404</text:p>
          </table:table-cell>
          <table:table-cell office:value-type="float" office:value="3" calcext:value-type="float">
            <text:p>3</text:p>
          </table:table-cell>
          <table:table-cell office:value-type="float" office:value="1213" calcext:value-type="float">
            <text:p>1213</text:p>
          </table:table-cell>
          <table:table-cell office:value-type="float" office:value="39.013696" calcext:value-type="float">
            <text:p>39.013696</text:p>
          </table:table-cell>
          <table:table-cell office:value-type="float" office:value="-77.10129" calcext:value-type="float">
            <text:p>-77.10129</text:p>
          </table:table-cell>
          <table:table-cell table:formula="of:=AND([.F524]&gt;[$Sheet2.$B$2];[.G524]&gt;[$Sheet2.$C$2];[.G524]&lt;[$Sheet2.$C$3])" office:value-type="boolean" office:boolean-value="false" calcext:value-type="boolean">
            <text:p>FALSE</text:p>
          </table:table-cell>
          <table:table-cell table:formula="of:=[.F524]&gt;[$Sheet2.$B$2]" office:value-type="boolean" office:boolean-value="false" calcext:value-type="boolean">
            <text:p>FALSE</text:p>
          </table:table-cell>
          <table:table-cell table:formula="of:=AND([.G524]&gt;[$Sheet2.$C$2];[.G524]&lt;[$Sheet2.$C$3])" office:value-type="boolean" office:boolean-value="true" calcext:value-type="boolean">
            <text:p>TRUE</text:p>
          </table:table-cell>
          <table:table-cell table:formula="of:=IF([.H524];[.E52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404" calcext:value-type="float">
            <text:p>704404</text:p>
          </table:table-cell>
          <table:table-cell office:value-type="float" office:value="4" calcext:value-type="float">
            <text:p>4</text:p>
          </table:table-cell>
          <table:table-cell office:value-type="float" office:value="1214" calcext:value-type="float">
            <text:p>1214</text:p>
          </table:table-cell>
          <table:table-cell office:value-type="float" office:value="39.014244" calcext:value-type="float">
            <text:p>39.014244</text:p>
          </table:table-cell>
          <table:table-cell office:value-type="float" office:value="-77.111611" calcext:value-type="float">
            <text:p>-77.111611</text:p>
          </table:table-cell>
          <table:table-cell table:formula="of:=AND([.F525]&gt;[$Sheet2.$B$2];[.G525]&gt;[$Sheet2.$C$2];[.G525]&lt;[$Sheet2.$C$3])" office:value-type="boolean" office:boolean-value="false" calcext:value-type="boolean">
            <text:p>FALSE</text:p>
          </table:table-cell>
          <table:table-cell table:formula="of:=[.F525]&gt;[$Sheet2.$B$2]" office:value-type="boolean" office:boolean-value="false" calcext:value-type="boolean">
            <text:p>FALSE</text:p>
          </table:table-cell>
          <table:table-cell table:formula="of:=AND([.G525]&gt;[$Sheet2.$C$2];[.G525]&lt;[$Sheet2.$C$3])" office:value-type="boolean" office:boolean-value="true" calcext:value-type="boolean">
            <text:p>TRUE</text:p>
          </table:table-cell>
          <table:table-cell table:formula="of:=IF([.H525];[.E52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501" calcext:value-type="float">
            <text:p>704501</text:p>
          </table:table-cell>
          <table:table-cell office:value-type="float" office:value="1" calcext:value-type="float">
            <text:p>1</text:p>
          </table:table-cell>
          <table:table-cell office:value-type="float" office:value="816" calcext:value-type="float">
            <text:p>816</text:p>
          </table:table-cell>
          <table:table-cell office:value-type="float" office:value="39.021733" calcext:value-type="float">
            <text:p>39.021733</text:p>
          </table:table-cell>
          <table:table-cell office:value-type="float" office:value="-77.129042" calcext:value-type="float">
            <text:p>-77.129042</text:p>
          </table:table-cell>
          <table:table-cell table:formula="of:=AND([.F526]&gt;[$Sheet2.$B$2];[.G526]&gt;[$Sheet2.$C$2];[.G526]&lt;[$Sheet2.$C$3])" office:value-type="boolean" office:boolean-value="false" calcext:value-type="boolean">
            <text:p>FALSE</text:p>
          </table:table-cell>
          <table:table-cell table:formula="of:=[.F526]&gt;[$Sheet2.$B$2]" office:value-type="boolean" office:boolean-value="false" calcext:value-type="boolean">
            <text:p>FALSE</text:p>
          </table:table-cell>
          <table:table-cell table:formula="of:=AND([.G526]&gt;[$Sheet2.$C$2];[.G526]&lt;[$Sheet2.$C$3])" office:value-type="boolean" office:boolean-value="true" calcext:value-type="boolean">
            <text:p>TRUE</text:p>
          </table:table-cell>
          <table:table-cell table:formula="of:=IF([.H526];[.E52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501" calcext:value-type="float">
            <text:p>704501</text:p>
          </table:table-cell>
          <table:table-cell office:value-type="float" office:value="2" calcext:value-type="float">
            <text:p>2</text:p>
          </table:table-cell>
          <table:table-cell office:value-type="float" office:value="1057" calcext:value-type="float">
            <text:p>1057</text:p>
          </table:table-cell>
          <table:table-cell office:value-type="float" office:value="39.016847" calcext:value-type="float">
            <text:p>39.016847</text:p>
          </table:table-cell>
          <table:table-cell office:value-type="float" office:value="-77.139551" calcext:value-type="float">
            <text:p>-77.139551</text:p>
          </table:table-cell>
          <table:table-cell table:formula="of:=AND([.F527]&gt;[$Sheet2.$B$2];[.G527]&gt;[$Sheet2.$C$2];[.G527]&lt;[$Sheet2.$C$3])" office:value-type="boolean" office:boolean-value="false" calcext:value-type="boolean">
            <text:p>FALSE</text:p>
          </table:table-cell>
          <table:table-cell table:formula="of:=[.F527]&gt;[$Sheet2.$B$2]" office:value-type="boolean" office:boolean-value="false" calcext:value-type="boolean">
            <text:p>FALSE</text:p>
          </table:table-cell>
          <table:table-cell table:formula="of:=AND([.G527]&gt;[$Sheet2.$C$2];[.G527]&lt;[$Sheet2.$C$3])" office:value-type="boolean" office:boolean-value="true" calcext:value-type="boolean">
            <text:p>TRUE</text:p>
          </table:table-cell>
          <table:table-cell table:formula="of:=IF([.H527];[.E52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501" calcext:value-type="float">
            <text:p>704501</text:p>
          </table:table-cell>
          <table:table-cell office:value-type="float" office:value="3" calcext:value-type="float">
            <text:p>3</text:p>
          </table:table-cell>
          <table:table-cell office:value-type="float" office:value="852" calcext:value-type="float">
            <text:p>852</text:p>
          </table:table-cell>
          <table:table-cell office:value-type="float" office:value="39.017359" calcext:value-type="float">
            <text:p>39.017359</text:p>
          </table:table-cell>
          <table:table-cell office:value-type="float" office:value="-77.128461" calcext:value-type="float">
            <text:p>-77.128461</text:p>
          </table:table-cell>
          <table:table-cell table:formula="of:=AND([.F528]&gt;[$Sheet2.$B$2];[.G528]&gt;[$Sheet2.$C$2];[.G528]&lt;[$Sheet2.$C$3])" office:value-type="boolean" office:boolean-value="false" calcext:value-type="boolean">
            <text:p>FALSE</text:p>
          </table:table-cell>
          <table:table-cell table:formula="of:=[.F528]&gt;[$Sheet2.$B$2]" office:value-type="boolean" office:boolean-value="false" calcext:value-type="boolean">
            <text:p>FALSE</text:p>
          </table:table-cell>
          <table:table-cell table:formula="of:=AND([.G528]&gt;[$Sheet2.$C$2];[.G528]&lt;[$Sheet2.$C$3])" office:value-type="boolean" office:boolean-value="true" calcext:value-type="boolean">
            <text:p>TRUE</text:p>
          </table:table-cell>
          <table:table-cell table:formula="of:=IF([.H528];[.E52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501" calcext:value-type="float">
            <text:p>704501</text:p>
          </table:table-cell>
          <table:table-cell office:value-type="float" office:value="4" calcext:value-type="float">
            <text:p>4</text:p>
          </table:table-cell>
          <table:table-cell office:value-type="float" office:value="867" calcext:value-type="float">
            <text:p>867</text:p>
          </table:table-cell>
          <table:table-cell office:value-type="float" office:value="39.017617" calcext:value-type="float">
            <text:p>39.017617</text:p>
          </table:table-cell>
          <table:table-cell office:value-type="float" office:value="-77.125531" calcext:value-type="float">
            <text:p>-77.125531</text:p>
          </table:table-cell>
          <table:table-cell table:formula="of:=AND([.F529]&gt;[$Sheet2.$B$2];[.G529]&gt;[$Sheet2.$C$2];[.G529]&lt;[$Sheet2.$C$3])" office:value-type="boolean" office:boolean-value="false" calcext:value-type="boolean">
            <text:p>FALSE</text:p>
          </table:table-cell>
          <table:table-cell table:formula="of:=[.F529]&gt;[$Sheet2.$B$2]" office:value-type="boolean" office:boolean-value="false" calcext:value-type="boolean">
            <text:p>FALSE</text:p>
          </table:table-cell>
          <table:table-cell table:formula="of:=AND([.G529]&gt;[$Sheet2.$C$2];[.G529]&lt;[$Sheet2.$C$3])" office:value-type="boolean" office:boolean-value="true" calcext:value-type="boolean">
            <text:p>TRUE</text:p>
          </table:table-cell>
          <table:table-cell table:formula="of:=IF([.H529];[.E52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502" calcext:value-type="float">
            <text:p>704502</text:p>
          </table:table-cell>
          <table:table-cell office:value-type="float" office:value="1" calcext:value-type="float">
            <text:p>1</text:p>
          </table:table-cell>
          <table:table-cell office:value-type="float" office:value="857" calcext:value-type="float">
            <text:p>857</text:p>
          </table:table-cell>
          <table:table-cell office:value-type="float" office:value="39.009818" calcext:value-type="float">
            <text:p>39.009818</text:p>
          </table:table-cell>
          <table:table-cell office:value-type="float" office:value="-77.141506" calcext:value-type="float">
            <text:p>-77.141506</text:p>
          </table:table-cell>
          <table:table-cell table:formula="of:=AND([.F530]&gt;[$Sheet2.$B$2];[.G530]&gt;[$Sheet2.$C$2];[.G530]&lt;[$Sheet2.$C$3])" office:value-type="boolean" office:boolean-value="false" calcext:value-type="boolean">
            <text:p>FALSE</text:p>
          </table:table-cell>
          <table:table-cell table:formula="of:=[.F530]&gt;[$Sheet2.$B$2]" office:value-type="boolean" office:boolean-value="false" calcext:value-type="boolean">
            <text:p>FALSE</text:p>
          </table:table-cell>
          <table:table-cell table:formula="of:=AND([.G530]&gt;[$Sheet2.$C$2];[.G530]&lt;[$Sheet2.$C$3])" office:value-type="boolean" office:boolean-value="true" calcext:value-type="boolean">
            <text:p>TRUE</text:p>
          </table:table-cell>
          <table:table-cell table:formula="of:=IF([.H530];[.E53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502" calcext:value-type="float">
            <text:p>704502</text:p>
          </table:table-cell>
          <table:table-cell office:value-type="float" office:value="2" calcext:value-type="float">
            <text:p>2</text:p>
          </table:table-cell>
          <table:table-cell office:value-type="float" office:value="1820" calcext:value-type="float">
            <text:p>1820</text:p>
          </table:table-cell>
          <table:table-cell office:value-type="float" office:value="39.008943" calcext:value-type="float">
            <text:p>39.008943</text:p>
          </table:table-cell>
          <table:table-cell office:value-type="float" office:value="-77.128709" calcext:value-type="float">
            <text:p>-77.128709</text:p>
          </table:table-cell>
          <table:table-cell table:formula="of:=AND([.F531]&gt;[$Sheet2.$B$2];[.G531]&gt;[$Sheet2.$C$2];[.G531]&lt;[$Sheet2.$C$3])" office:value-type="boolean" office:boolean-value="false" calcext:value-type="boolean">
            <text:p>FALSE</text:p>
          </table:table-cell>
          <table:table-cell table:formula="of:=[.F531]&gt;[$Sheet2.$B$2]" office:value-type="boolean" office:boolean-value="false" calcext:value-type="boolean">
            <text:p>FALSE</text:p>
          </table:table-cell>
          <table:table-cell table:formula="of:=AND([.G531]&gt;[$Sheet2.$C$2];[.G531]&lt;[$Sheet2.$C$3])" office:value-type="boolean" office:boolean-value="true" calcext:value-type="boolean">
            <text:p>TRUE</text:p>
          </table:table-cell>
          <table:table-cell table:formula="of:=IF([.H531];[.E53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503" calcext:value-type="float">
            <text:p>704503</text:p>
          </table:table-cell>
          <table:table-cell office:value-type="float" office:value="1" calcext:value-type="float">
            <text:p>1</text:p>
          </table:table-cell>
          <table:table-cell office:value-type="float" office:value="1472" calcext:value-type="float">
            <text:p>1472</text:p>
          </table:table-cell>
          <table:table-cell office:value-type="float" office:value="39.010847" calcext:value-type="float">
            <text:p>39.010847</text:p>
          </table:table-cell>
          <table:table-cell office:value-type="float" office:value="-77.120543" calcext:value-type="float">
            <text:p>-77.120543</text:p>
          </table:table-cell>
          <table:table-cell table:formula="of:=AND([.F532]&gt;[$Sheet2.$B$2];[.G532]&gt;[$Sheet2.$C$2];[.G532]&lt;[$Sheet2.$C$3])" office:value-type="boolean" office:boolean-value="false" calcext:value-type="boolean">
            <text:p>FALSE</text:p>
          </table:table-cell>
          <table:table-cell table:formula="of:=[.F532]&gt;[$Sheet2.$B$2]" office:value-type="boolean" office:boolean-value="false" calcext:value-type="boolean">
            <text:p>FALSE</text:p>
          </table:table-cell>
          <table:table-cell table:formula="of:=AND([.G532]&gt;[$Sheet2.$C$2];[.G532]&lt;[$Sheet2.$C$3])" office:value-type="boolean" office:boolean-value="true" calcext:value-type="boolean">
            <text:p>TRUE</text:p>
          </table:table-cell>
          <table:table-cell table:formula="of:=IF([.H532];[.E53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503" calcext:value-type="float">
            <text:p>704503</text:p>
          </table:table-cell>
          <table:table-cell office:value-type="float" office:value="2" calcext:value-type="float">
            <text:p>2</text:p>
          </table:table-cell>
          <table:table-cell office:value-type="float" office:value="2459" calcext:value-type="float">
            <text:p>2459</text:p>
          </table:table-cell>
          <table:table-cell office:value-type="float" office:value="39.004523" calcext:value-type="float">
            <text:p>39.004523</text:p>
          </table:table-cell>
          <table:table-cell office:value-type="float" office:value="-77.118019" calcext:value-type="float">
            <text:p>-77.118019</text:p>
          </table:table-cell>
          <table:table-cell table:formula="of:=AND([.F533]&gt;[$Sheet2.$B$2];[.G533]&gt;[$Sheet2.$C$2];[.G533]&lt;[$Sheet2.$C$3])" office:value-type="boolean" office:boolean-value="false" calcext:value-type="boolean">
            <text:p>FALSE</text:p>
          </table:table-cell>
          <table:table-cell table:formula="of:=[.F533]&gt;[$Sheet2.$B$2]" office:value-type="boolean" office:boolean-value="false" calcext:value-type="boolean">
            <text:p>FALSE</text:p>
          </table:table-cell>
          <table:table-cell table:formula="of:=AND([.G533]&gt;[$Sheet2.$C$2];[.G533]&lt;[$Sheet2.$C$3])" office:value-type="boolean" office:boolean-value="true" calcext:value-type="boolean">
            <text:p>TRUE</text:p>
          </table:table-cell>
          <table:table-cell table:formula="of:=IF([.H533];[.E53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600" calcext:value-type="float">
            <text:p>704600</text:p>
          </table:table-cell>
          <table:table-cell office:value-type="float" office:value="1" calcext:value-type="float">
            <text:p>1</text:p>
          </table:table-cell>
          <table:table-cell office:value-type="float" office:value="843" calcext:value-type="float">
            <text:p>843</text:p>
          </table:table-cell>
          <table:table-cell office:value-type="float" office:value="38.997779" calcext:value-type="float">
            <text:p>38.997779</text:p>
          </table:table-cell>
          <table:table-cell office:value-type="float" office:value="-77.113586" calcext:value-type="float">
            <text:p>-77.113586</text:p>
          </table:table-cell>
          <table:table-cell table:formula="of:=AND([.F534]&gt;[$Sheet2.$B$2];[.G534]&gt;[$Sheet2.$C$2];[.G534]&lt;[$Sheet2.$C$3])" office:value-type="boolean" office:boolean-value="false" calcext:value-type="boolean">
            <text:p>FALSE</text:p>
          </table:table-cell>
          <table:table-cell table:formula="of:=[.F534]&gt;[$Sheet2.$B$2]" office:value-type="boolean" office:boolean-value="false" calcext:value-type="boolean">
            <text:p>FALSE</text:p>
          </table:table-cell>
          <table:table-cell table:formula="of:=AND([.G534]&gt;[$Sheet2.$C$2];[.G534]&lt;[$Sheet2.$C$3])" office:value-type="boolean" office:boolean-value="true" calcext:value-type="boolean">
            <text:p>TRUE</text:p>
          </table:table-cell>
          <table:table-cell table:formula="of:=IF([.H534];[.E53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600" calcext:value-type="float">
            <text:p>704600</text:p>
          </table:table-cell>
          <table:table-cell office:value-type="float" office:value="2" calcext:value-type="float">
            <text:p>2</text:p>
          </table:table-cell>
          <table:table-cell office:value-type="float" office:value="2187" calcext:value-type="float">
            <text:p>2187</text:p>
          </table:table-cell>
          <table:table-cell office:value-type="float" office:value="38.993392" calcext:value-type="float">
            <text:p>38.993392</text:p>
          </table:table-cell>
          <table:table-cell office:value-type="float" office:value="-77.10666" calcext:value-type="float">
            <text:p>-77.10666</text:p>
          </table:table-cell>
          <table:table-cell table:formula="of:=AND([.F535]&gt;[$Sheet2.$B$2];[.G535]&gt;[$Sheet2.$C$2];[.G535]&lt;[$Sheet2.$C$3])" office:value-type="boolean" office:boolean-value="false" calcext:value-type="boolean">
            <text:p>FALSE</text:p>
          </table:table-cell>
          <table:table-cell table:formula="of:=[.F535]&gt;[$Sheet2.$B$2]" office:value-type="boolean" office:boolean-value="false" calcext:value-type="boolean">
            <text:p>FALSE</text:p>
          </table:table-cell>
          <table:table-cell table:formula="of:=AND([.G535]&gt;[$Sheet2.$C$2];[.G535]&lt;[$Sheet2.$C$3])" office:value-type="boolean" office:boolean-value="true" calcext:value-type="boolean">
            <text:p>TRUE</text:p>
          </table:table-cell>
          <table:table-cell table:formula="of:=IF([.H535];[.E53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600" calcext:value-type="float">
            <text:p>704600</text:p>
          </table:table-cell>
          <table:table-cell office:value-type="float" office:value="3" calcext:value-type="float">
            <text:p>3</text:p>
          </table:table-cell>
          <table:table-cell office:value-type="float" office:value="1081" calcext:value-type="float">
            <text:p>1081</text:p>
          </table:table-cell>
          <table:table-cell office:value-type="float" office:value="38.997652" calcext:value-type="float">
            <text:p>38.997652</text:p>
          </table:table-cell>
          <table:table-cell office:value-type="float" office:value="-77.119664" calcext:value-type="float">
            <text:p>-77.119664</text:p>
          </table:table-cell>
          <table:table-cell table:formula="of:=AND([.F536]&gt;[$Sheet2.$B$2];[.G536]&gt;[$Sheet2.$C$2];[.G536]&lt;[$Sheet2.$C$3])" office:value-type="boolean" office:boolean-value="false" calcext:value-type="boolean">
            <text:p>FALSE</text:p>
          </table:table-cell>
          <table:table-cell table:formula="of:=[.F536]&gt;[$Sheet2.$B$2]" office:value-type="boolean" office:boolean-value="false" calcext:value-type="boolean">
            <text:p>FALSE</text:p>
          </table:table-cell>
          <table:table-cell table:formula="of:=AND([.G536]&gt;[$Sheet2.$C$2];[.G536]&lt;[$Sheet2.$C$3])" office:value-type="boolean" office:boolean-value="true" calcext:value-type="boolean">
            <text:p>TRUE</text:p>
          </table:table-cell>
          <table:table-cell table:formula="of:=IF([.H536];[.E53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600" calcext:value-type="float">
            <text:p>704600</text:p>
          </table:table-cell>
          <table:table-cell office:value-type="float" office:value="4" calcext:value-type="float">
            <text:p>4</text:p>
          </table:table-cell>
          <table:table-cell office:value-type="float" office:value="968" calcext:value-type="float">
            <text:p>968</text:p>
          </table:table-cell>
          <table:table-cell office:value-type="float" office:value="38.99899" calcext:value-type="float">
            <text:p>38.99899</text:p>
          </table:table-cell>
          <table:table-cell office:value-type="float" office:value="-77.126651" calcext:value-type="float">
            <text:p>-77.126651</text:p>
          </table:table-cell>
          <table:table-cell table:formula="of:=AND([.F537]&gt;[$Sheet2.$B$2];[.G537]&gt;[$Sheet2.$C$2];[.G537]&lt;[$Sheet2.$C$3])" office:value-type="boolean" office:boolean-value="false" calcext:value-type="boolean">
            <text:p>FALSE</text:p>
          </table:table-cell>
          <table:table-cell table:formula="of:=[.F537]&gt;[$Sheet2.$B$2]" office:value-type="boolean" office:boolean-value="false" calcext:value-type="boolean">
            <text:p>FALSE</text:p>
          </table:table-cell>
          <table:table-cell table:formula="of:=AND([.G537]&gt;[$Sheet2.$C$2];[.G537]&lt;[$Sheet2.$C$3])" office:value-type="boolean" office:boolean-value="true" calcext:value-type="boolean">
            <text:p>TRUE</text:p>
          </table:table-cell>
          <table:table-cell table:formula="of:=IF([.H537];[.E53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700" calcext:value-type="float">
            <text:p>704700</text:p>
          </table:table-cell>
          <table:table-cell office:value-type="float" office:value="1" calcext:value-type="float">
            <text:p>1</text:p>
          </table:table-cell>
          <table:table-cell office:value-type="float" office:value="705" calcext:value-type="float">
            <text:p>705</text:p>
          </table:table-cell>
          <table:table-cell office:value-type="float" office:value="38.988711" calcext:value-type="float">
            <text:p>38.988711</text:p>
          </table:table-cell>
          <table:table-cell office:value-type="float" office:value="-77.104831" calcext:value-type="float">
            <text:p>-77.104831</text:p>
          </table:table-cell>
          <table:table-cell table:formula="of:=AND([.F538]&gt;[$Sheet2.$B$2];[.G538]&gt;[$Sheet2.$C$2];[.G538]&lt;[$Sheet2.$C$3])" office:value-type="boolean" office:boolean-value="false" calcext:value-type="boolean">
            <text:p>FALSE</text:p>
          </table:table-cell>
          <table:table-cell table:formula="of:=[.F538]&gt;[$Sheet2.$B$2]" office:value-type="boolean" office:boolean-value="false" calcext:value-type="boolean">
            <text:p>FALSE</text:p>
          </table:table-cell>
          <table:table-cell table:formula="of:=AND([.G538]&gt;[$Sheet2.$C$2];[.G538]&lt;[$Sheet2.$C$3])" office:value-type="boolean" office:boolean-value="true" calcext:value-type="boolean">
            <text:p>TRUE</text:p>
          </table:table-cell>
          <table:table-cell table:formula="of:=IF([.H538];[.E53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700" calcext:value-type="float">
            <text:p>704700</text:p>
          </table:table-cell>
          <table:table-cell office:value-type="float" office:value="2" calcext:value-type="float">
            <text:p>2</text:p>
          </table:table-cell>
          <table:table-cell office:value-type="float" office:value="786" calcext:value-type="float">
            <text:p>786</text:p>
          </table:table-cell>
          <table:table-cell office:value-type="float" office:value="38.982189" calcext:value-type="float">
            <text:p>38.982189</text:p>
          </table:table-cell>
          <table:table-cell office:value-type="float" office:value="-77.102042" calcext:value-type="float">
            <text:p>-77.102042</text:p>
          </table:table-cell>
          <table:table-cell table:formula="of:=AND([.F539]&gt;[$Sheet2.$B$2];[.G539]&gt;[$Sheet2.$C$2];[.G539]&lt;[$Sheet2.$C$3])" office:value-type="boolean" office:boolean-value="false" calcext:value-type="boolean">
            <text:p>FALSE</text:p>
          </table:table-cell>
          <table:table-cell table:formula="of:=[.F539]&gt;[$Sheet2.$B$2]" office:value-type="boolean" office:boolean-value="false" calcext:value-type="boolean">
            <text:p>FALSE</text:p>
          </table:table-cell>
          <table:table-cell table:formula="of:=AND([.G539]&gt;[$Sheet2.$C$2];[.G539]&lt;[$Sheet2.$C$3])" office:value-type="boolean" office:boolean-value="true" calcext:value-type="boolean">
            <text:p>TRUE</text:p>
          </table:table-cell>
          <table:table-cell table:formula="of:=IF([.H539];[.E53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700" calcext:value-type="float">
            <text:p>704700</text:p>
          </table:table-cell>
          <table:table-cell office:value-type="float" office:value="3" calcext:value-type="float">
            <text:p>3</text:p>
          </table:table-cell>
          <table:table-cell office:value-type="float" office:value="1374" calcext:value-type="float">
            <text:p>1374</text:p>
          </table:table-cell>
          <table:table-cell office:value-type="float" office:value="38.98166" calcext:value-type="float">
            <text:p>38.98166</text:p>
          </table:table-cell>
          <table:table-cell office:value-type="float" office:value="-77.107947" calcext:value-type="float">
            <text:p>-77.107947</text:p>
          </table:table-cell>
          <table:table-cell table:formula="of:=AND([.F540]&gt;[$Sheet2.$B$2];[.G540]&gt;[$Sheet2.$C$2];[.G540]&lt;[$Sheet2.$C$3])" office:value-type="boolean" office:boolean-value="false" calcext:value-type="boolean">
            <text:p>FALSE</text:p>
          </table:table-cell>
          <table:table-cell table:formula="of:=[.F540]&gt;[$Sheet2.$B$2]" office:value-type="boolean" office:boolean-value="false" calcext:value-type="boolean">
            <text:p>FALSE</text:p>
          </table:table-cell>
          <table:table-cell table:formula="of:=AND([.G540]&gt;[$Sheet2.$C$2];[.G540]&lt;[$Sheet2.$C$3])" office:value-type="boolean" office:boolean-value="true" calcext:value-type="boolean">
            <text:p>TRUE</text:p>
          </table:table-cell>
          <table:table-cell table:formula="of:=IF([.H540];[.E54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700" calcext:value-type="float">
            <text:p>704700</text:p>
          </table:table-cell>
          <table:table-cell office:value-type="float" office:value="4" calcext:value-type="float">
            <text:p>4</text:p>
          </table:table-cell>
          <table:table-cell office:value-type="float" office:value="993" calcext:value-type="float">
            <text:p>993</text:p>
          </table:table-cell>
          <table:table-cell office:value-type="float" office:value="38.989644" calcext:value-type="float">
            <text:p>38.989644</text:p>
          </table:table-cell>
          <table:table-cell office:value-type="float" office:value="-77.11186" calcext:value-type="float">
            <text:p>-77.11186</text:p>
          </table:table-cell>
          <table:table-cell table:formula="of:=AND([.F541]&gt;[$Sheet2.$B$2];[.G541]&gt;[$Sheet2.$C$2];[.G541]&lt;[$Sheet2.$C$3])" office:value-type="boolean" office:boolean-value="false" calcext:value-type="boolean">
            <text:p>FALSE</text:p>
          </table:table-cell>
          <table:table-cell table:formula="of:=[.F541]&gt;[$Sheet2.$B$2]" office:value-type="boolean" office:boolean-value="false" calcext:value-type="boolean">
            <text:p>FALSE</text:p>
          </table:table-cell>
          <table:table-cell table:formula="of:=AND([.G541]&gt;[$Sheet2.$C$2];[.G541]&lt;[$Sheet2.$C$3])" office:value-type="boolean" office:boolean-value="true" calcext:value-type="boolean">
            <text:p>TRUE</text:p>
          </table:table-cell>
          <table:table-cell table:formula="of:=IF([.H541];[.E54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803" calcext:value-type="float">
            <text:p>704803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38.979979" calcext:value-type="float">
            <text:p>38.979979</text:p>
          </table:table-cell>
          <table:table-cell office:value-type="float" office:value="-77.092886" calcext:value-type="float">
            <text:p>-77.092886</text:p>
          </table:table-cell>
          <table:table-cell table:formula="of:=AND([.F542]&gt;[$Sheet2.$B$2];[.G542]&gt;[$Sheet2.$C$2];[.G542]&lt;[$Sheet2.$C$3])" office:value-type="boolean" office:boolean-value="false" calcext:value-type="boolean">
            <text:p>FALSE</text:p>
          </table:table-cell>
          <table:table-cell table:formula="of:=[.F542]&gt;[$Sheet2.$B$2]" office:value-type="boolean" office:boolean-value="false" calcext:value-type="boolean">
            <text:p>FALSE</text:p>
          </table:table-cell>
          <table:table-cell table:formula="of:=AND([.G542]&gt;[$Sheet2.$C$2];[.G542]&lt;[$Sheet2.$C$3])" office:value-type="boolean" office:boolean-value="true" calcext:value-type="boolean">
            <text:p>TRUE</text:p>
          </table:table-cell>
          <table:table-cell table:formula="of:=IF([.H542];[.E54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803" calcext:value-type="float">
            <text:p>704803</text:p>
          </table:table-cell>
          <table:table-cell office:value-type="float" office:value="2" calcext:value-type="float">
            <text:p>2</text:p>
          </table:table-cell>
          <table:table-cell office:value-type="float" office:value="1618" calcext:value-type="float">
            <text:p>1618</text:p>
          </table:table-cell>
          <table:table-cell office:value-type="float" office:value="38.976773" calcext:value-type="float">
            <text:p>38.976773</text:p>
          </table:table-cell>
          <table:table-cell office:value-type="float" office:value="-77.095918" calcext:value-type="float">
            <text:p>-77.095918</text:p>
          </table:table-cell>
          <table:table-cell table:formula="of:=AND([.F543]&gt;[$Sheet2.$B$2];[.G543]&gt;[$Sheet2.$C$2];[.G543]&lt;[$Sheet2.$C$3])" office:value-type="boolean" office:boolean-value="false" calcext:value-type="boolean">
            <text:p>FALSE</text:p>
          </table:table-cell>
          <table:table-cell table:formula="of:=[.F543]&gt;[$Sheet2.$B$2]" office:value-type="boolean" office:boolean-value="false" calcext:value-type="boolean">
            <text:p>FALSE</text:p>
          </table:table-cell>
          <table:table-cell table:formula="of:=AND([.G543]&gt;[$Sheet2.$C$2];[.G543]&lt;[$Sheet2.$C$3])" office:value-type="boolean" office:boolean-value="true" calcext:value-type="boolean">
            <text:p>TRUE</text:p>
          </table:table-cell>
          <table:table-cell table:formula="of:=IF([.H543];[.E54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803" calcext:value-type="float">
            <text:p>704803</text:p>
          </table:table-cell>
          <table:table-cell office:value-type="float" office:value="3" calcext:value-type="float">
            <text:p>3</text:p>
          </table:table-cell>
          <table:table-cell office:value-type="float" office:value="1033" calcext:value-type="float">
            <text:p>1033</text:p>
          </table:table-cell>
          <table:table-cell office:value-type="float" office:value="38.979194" calcext:value-type="float">
            <text:p>38.979194</text:p>
          </table:table-cell>
          <table:table-cell office:value-type="float" office:value="-77.097492" calcext:value-type="float">
            <text:p>-77.097492</text:p>
          </table:table-cell>
          <table:table-cell table:formula="of:=AND([.F544]&gt;[$Sheet2.$B$2];[.G544]&gt;[$Sheet2.$C$2];[.G544]&lt;[$Sheet2.$C$3])" office:value-type="boolean" office:boolean-value="false" calcext:value-type="boolean">
            <text:p>FALSE</text:p>
          </table:table-cell>
          <table:table-cell table:formula="of:=[.F544]&gt;[$Sheet2.$B$2]" office:value-type="boolean" office:boolean-value="false" calcext:value-type="boolean">
            <text:p>FALSE</text:p>
          </table:table-cell>
          <table:table-cell table:formula="of:=AND([.G544]&gt;[$Sheet2.$C$2];[.G544]&lt;[$Sheet2.$C$3])" office:value-type="boolean" office:boolean-value="true" calcext:value-type="boolean">
            <text:p>TRUE</text:p>
          </table:table-cell>
          <table:table-cell table:formula="of:=IF([.H544];[.E54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804" calcext:value-type="float">
            <text:p>704804</text:p>
          </table:table-cell>
          <table:table-cell office:value-type="float" office:value="1" calcext:value-type="float">
            <text:p>1</text:p>
          </table:table-cell>
          <table:table-cell office:value-type="float" office:value="1508" calcext:value-type="float">
            <text:p>1508</text:p>
          </table:table-cell>
          <table:table-cell office:value-type="float" office:value="38.983645" calcext:value-type="float">
            <text:p>38.983645</text:p>
          </table:table-cell>
          <table:table-cell office:value-type="float" office:value="-77.093837" calcext:value-type="float">
            <text:p>-77.093837</text:p>
          </table:table-cell>
          <table:table-cell table:formula="of:=AND([.F545]&gt;[$Sheet2.$B$2];[.G545]&gt;[$Sheet2.$C$2];[.G545]&lt;[$Sheet2.$C$3])" office:value-type="boolean" office:boolean-value="false" calcext:value-type="boolean">
            <text:p>FALSE</text:p>
          </table:table-cell>
          <table:table-cell table:formula="of:=[.F545]&gt;[$Sheet2.$B$2]" office:value-type="boolean" office:boolean-value="false" calcext:value-type="boolean">
            <text:p>FALSE</text:p>
          </table:table-cell>
          <table:table-cell table:formula="of:=AND([.G545]&gt;[$Sheet2.$C$2];[.G545]&lt;[$Sheet2.$C$3])" office:value-type="boolean" office:boolean-value="true" calcext:value-type="boolean">
            <text:p>TRUE</text:p>
          </table:table-cell>
          <table:table-cell table:formula="of:=IF([.H545];[.E54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805" calcext:value-type="float">
            <text:p>704805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38.986841" calcext:value-type="float">
            <text:p>38.986841</text:p>
          </table:table-cell>
          <table:table-cell office:value-type="float" office:value="-77.094133" calcext:value-type="float">
            <text:p>-77.094133</text:p>
          </table:table-cell>
          <table:table-cell table:formula="of:=AND([.F546]&gt;[$Sheet2.$B$2];[.G546]&gt;[$Sheet2.$C$2];[.G546]&lt;[$Sheet2.$C$3])" office:value-type="boolean" office:boolean-value="false" calcext:value-type="boolean">
            <text:p>FALSE</text:p>
          </table:table-cell>
          <table:table-cell table:formula="of:=[.F546]&gt;[$Sheet2.$B$2]" office:value-type="boolean" office:boolean-value="false" calcext:value-type="boolean">
            <text:p>FALSE</text:p>
          </table:table-cell>
          <table:table-cell table:formula="of:=AND([.G546]&gt;[$Sheet2.$C$2];[.G546]&lt;[$Sheet2.$C$3])" office:value-type="boolean" office:boolean-value="true" calcext:value-type="boolean">
            <text:p>TRUE</text:p>
          </table:table-cell>
          <table:table-cell table:formula="of:=IF([.H546];[.E54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805" calcext:value-type="float">
            <text:p>704805</text:p>
          </table:table-cell>
          <table:table-cell office:value-type="float" office:value="2" calcext:value-type="float">
            <text:p>2</text:p>
          </table:table-cell>
          <table:table-cell office:value-type="float" office:value="774" calcext:value-type="float">
            <text:p>774</text:p>
          </table:table-cell>
          <table:table-cell office:value-type="float" office:value="38.985571" calcext:value-type="float">
            <text:p>38.985571</text:p>
          </table:table-cell>
          <table:table-cell office:value-type="float" office:value="-77.096849" calcext:value-type="float">
            <text:p>-77.096849</text:p>
          </table:table-cell>
          <table:table-cell table:formula="of:=AND([.F547]&gt;[$Sheet2.$B$2];[.G547]&gt;[$Sheet2.$C$2];[.G547]&lt;[$Sheet2.$C$3])" office:value-type="boolean" office:boolean-value="false" calcext:value-type="boolean">
            <text:p>FALSE</text:p>
          </table:table-cell>
          <table:table-cell table:formula="of:=[.F547]&gt;[$Sheet2.$B$2]" office:value-type="boolean" office:boolean-value="false" calcext:value-type="boolean">
            <text:p>FALSE</text:p>
          </table:table-cell>
          <table:table-cell table:formula="of:=AND([.G547]&gt;[$Sheet2.$C$2];[.G547]&lt;[$Sheet2.$C$3])" office:value-type="boolean" office:boolean-value="true" calcext:value-type="boolean">
            <text:p>TRUE</text:p>
          </table:table-cell>
          <table:table-cell table:formula="of:=IF([.H547];[.E54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806" calcext:value-type="float">
            <text:p>704806</text:p>
          </table:table-cell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office:value-type="float" office:value="38.991877" calcext:value-type="float">
            <text:p>38.991877</text:p>
          </table:table-cell>
          <table:table-cell office:value-type="float" office:value="-77.09856" calcext:value-type="float">
            <text:p>-77.09856</text:p>
          </table:table-cell>
          <table:table-cell table:formula="of:=AND([.F548]&gt;[$Sheet2.$B$2];[.G548]&gt;[$Sheet2.$C$2];[.G548]&lt;[$Sheet2.$C$3])" office:value-type="boolean" office:boolean-value="false" calcext:value-type="boolean">
            <text:p>FALSE</text:p>
          </table:table-cell>
          <table:table-cell table:formula="of:=[.F548]&gt;[$Sheet2.$B$2]" office:value-type="boolean" office:boolean-value="false" calcext:value-type="boolean">
            <text:p>FALSE</text:p>
          </table:table-cell>
          <table:table-cell table:formula="of:=AND([.G548]&gt;[$Sheet2.$C$2];[.G548]&lt;[$Sheet2.$C$3])" office:value-type="boolean" office:boolean-value="true" calcext:value-type="boolean">
            <text:p>TRUE</text:p>
          </table:table-cell>
          <table:table-cell table:formula="of:=IF([.H548];[.E54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4806" calcext:value-type="float">
            <text:p>704806</text:p>
          </table:table-cell>
          <table:table-cell office:value-type="float" office:value="2" calcext:value-type="float">
            <text:p>2</text:p>
          </table:table-cell>
          <table:table-cell office:value-type="float" office:value="1015" calcext:value-type="float">
            <text:p>1015</text:p>
          </table:table-cell>
          <table:table-cell office:value-type="float" office:value="38.990164" calcext:value-type="float">
            <text:p>38.990164</text:p>
          </table:table-cell>
          <table:table-cell office:value-type="float" office:value="-77.09732" calcext:value-type="float">
            <text:p>-77.09732</text:p>
          </table:table-cell>
          <table:table-cell table:formula="of:=AND([.F549]&gt;[$Sheet2.$B$2];[.G549]&gt;[$Sheet2.$C$2];[.G549]&lt;[$Sheet2.$C$3])" office:value-type="boolean" office:boolean-value="false" calcext:value-type="boolean">
            <text:p>FALSE</text:p>
          </table:table-cell>
          <table:table-cell table:formula="of:=[.F549]&gt;[$Sheet2.$B$2]" office:value-type="boolean" office:boolean-value="false" calcext:value-type="boolean">
            <text:p>FALSE</text:p>
          </table:table-cell>
          <table:table-cell table:formula="of:=AND([.G549]&gt;[$Sheet2.$C$2];[.G549]&lt;[$Sheet2.$C$3])" office:value-type="boolean" office:boolean-value="true" calcext:value-type="boolean">
            <text:p>TRUE</text:p>
          </table:table-cell>
          <table:table-cell table:formula="of:=IF([.H549];[.E54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000" calcext:value-type="float">
            <text:p>705000</text:p>
          </table:table-cell>
          <table:table-cell office:value-type="float" office:value="1" calcext:value-type="float">
            <text:p>1</text:p>
          </table:table-cell>
          <table:table-cell office:value-type="float" office:value="1498" calcext:value-type="float">
            <text:p>1498</text:p>
          </table:table-cell>
          <table:table-cell office:value-type="float" office:value="38.99218" calcext:value-type="float">
            <text:p>38.99218</text:p>
          </table:table-cell>
          <table:table-cell office:value-type="float" office:value="-77.082176" calcext:value-type="float">
            <text:p>-77.082176</text:p>
          </table:table-cell>
          <table:table-cell table:formula="of:=AND([.F550]&gt;[$Sheet2.$B$2];[.G550]&gt;[$Sheet2.$C$2];[.G550]&lt;[$Sheet2.$C$3])" office:value-type="boolean" office:boolean-value="false" calcext:value-type="boolean">
            <text:p>FALSE</text:p>
          </table:table-cell>
          <table:table-cell table:formula="of:=[.F550]&gt;[$Sheet2.$B$2]" office:value-type="boolean" office:boolean-value="false" calcext:value-type="boolean">
            <text:p>FALSE</text:p>
          </table:table-cell>
          <table:table-cell table:formula="of:=AND([.G550]&gt;[$Sheet2.$C$2];[.G550]&lt;[$Sheet2.$C$3])" office:value-type="boolean" office:boolean-value="true" calcext:value-type="boolean">
            <text:p>TRUE</text:p>
          </table:table-cell>
          <table:table-cell table:formula="of:=IF([.H550];[.E55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000" calcext:value-type="float">
            <text:p>705000</text:p>
          </table:table-cell>
          <table:table-cell office:value-type="float" office:value="2" calcext:value-type="float">
            <text:p>2</text:p>
          </table:table-cell>
          <table:table-cell office:value-type="float" office:value="739" calcext:value-type="float">
            <text:p>739</text:p>
          </table:table-cell>
          <table:table-cell office:value-type="float" office:value="38.989264" calcext:value-type="float">
            <text:p>38.989264</text:p>
          </table:table-cell>
          <table:table-cell office:value-type="float" office:value="-77.090149" calcext:value-type="float">
            <text:p>-77.090149</text:p>
          </table:table-cell>
          <table:table-cell table:formula="of:=AND([.F551]&gt;[$Sheet2.$B$2];[.G551]&gt;[$Sheet2.$C$2];[.G551]&lt;[$Sheet2.$C$3])" office:value-type="boolean" office:boolean-value="false" calcext:value-type="boolean">
            <text:p>FALSE</text:p>
          </table:table-cell>
          <table:table-cell table:formula="of:=[.F551]&gt;[$Sheet2.$B$2]" office:value-type="boolean" office:boolean-value="false" calcext:value-type="boolean">
            <text:p>FALSE</text:p>
          </table:table-cell>
          <table:table-cell table:formula="of:=AND([.G551]&gt;[$Sheet2.$C$2];[.G551]&lt;[$Sheet2.$C$3])" office:value-type="boolean" office:boolean-value="true" calcext:value-type="boolean">
            <text:p>TRUE</text:p>
          </table:table-cell>
          <table:table-cell table:formula="of:=IF([.H551];[.E55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000" calcext:value-type="float">
            <text:p>705000</text:p>
          </table:table-cell>
          <table:table-cell office:value-type="float" office:value="3" calcext:value-type="float">
            <text:p>3</text:p>
          </table:table-cell>
          <table:table-cell office:value-type="float" office:value="825" calcext:value-type="float">
            <text:p>825</text:p>
          </table:table-cell>
          <table:table-cell office:value-type="float" office:value="38.99232" calcext:value-type="float">
            <text:p>38.99232</text:p>
          </table:table-cell>
          <table:table-cell office:value-type="float" office:value="-77.091292" calcext:value-type="float">
            <text:p>-77.091292</text:p>
          </table:table-cell>
          <table:table-cell table:formula="of:=AND([.F552]&gt;[$Sheet2.$B$2];[.G552]&gt;[$Sheet2.$C$2];[.G552]&lt;[$Sheet2.$C$3])" office:value-type="boolean" office:boolean-value="false" calcext:value-type="boolean">
            <text:p>FALSE</text:p>
          </table:table-cell>
          <table:table-cell table:formula="of:=[.F552]&gt;[$Sheet2.$B$2]" office:value-type="boolean" office:boolean-value="false" calcext:value-type="boolean">
            <text:p>FALSE</text:p>
          </table:table-cell>
          <table:table-cell table:formula="of:=AND([.G552]&gt;[$Sheet2.$C$2];[.G552]&lt;[$Sheet2.$C$3])" office:value-type="boolean" office:boolean-value="true" calcext:value-type="boolean">
            <text:p>TRUE</text:p>
          </table:table-cell>
          <table:table-cell table:formula="of:=IF([.H552];[.E55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000" calcext:value-type="float">
            <text:p>705000</text:p>
          </table:table-cell>
          <table:table-cell office:value-type="float" office:value="4" calcext:value-type="float">
            <text:p>4</text:p>
          </table:table-cell>
          <table:table-cell office:value-type="float" office:value="1403" calcext:value-type="float">
            <text:p>1403</text:p>
          </table:table-cell>
          <table:table-cell office:value-type="float" office:value="38.997111" calcext:value-type="float">
            <text:p>38.997111</text:p>
          </table:table-cell>
          <table:table-cell office:value-type="float" office:value="-77.092463" calcext:value-type="float">
            <text:p>-77.092463</text:p>
          </table:table-cell>
          <table:table-cell table:formula="of:=AND([.F553]&gt;[$Sheet2.$B$2];[.G553]&gt;[$Sheet2.$C$2];[.G553]&lt;[$Sheet2.$C$3])" office:value-type="boolean" office:boolean-value="false" calcext:value-type="boolean">
            <text:p>FALSE</text:p>
          </table:table-cell>
          <table:table-cell table:formula="of:=[.F553]&gt;[$Sheet2.$B$2]" office:value-type="boolean" office:boolean-value="false" calcext:value-type="boolean">
            <text:p>FALSE</text:p>
          </table:table-cell>
          <table:table-cell table:formula="of:=AND([.G553]&gt;[$Sheet2.$C$2];[.G553]&lt;[$Sheet2.$C$3])" office:value-type="boolean" office:boolean-value="true" calcext:value-type="boolean">
            <text:p>TRUE</text:p>
          </table:table-cell>
          <table:table-cell table:formula="of:=IF([.H553];[.E55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100" calcext:value-type="float">
            <text:p>705100</text:p>
          </table:table-cell>
          <table:table-cell office:value-type="float" office:value="1" calcext:value-type="float">
            <text:p>1</text:p>
          </table:table-cell>
          <table:table-cell office:value-type="float" office:value="1604" calcext:value-type="float">
            <text:p>1604</text:p>
          </table:table-cell>
          <table:table-cell office:value-type="float" office:value="39.003096" calcext:value-type="float">
            <text:p>39.003096</text:p>
          </table:table-cell>
          <table:table-cell office:value-type="float" office:value="-77.069904" calcext:value-type="float">
            <text:p>-77.069904</text:p>
          </table:table-cell>
          <table:table-cell table:formula="of:=AND([.F554]&gt;[$Sheet2.$B$2];[.G554]&gt;[$Sheet2.$C$2];[.G554]&lt;[$Sheet2.$C$3])" office:value-type="boolean" office:boolean-value="false" calcext:value-type="boolean">
            <text:p>FALSE</text:p>
          </table:table-cell>
          <table:table-cell table:formula="of:=[.F554]&gt;[$Sheet2.$B$2]" office:value-type="boolean" office:boolean-value="false" calcext:value-type="boolean">
            <text:p>FALSE</text:p>
          </table:table-cell>
          <table:table-cell table:formula="of:=AND([.G554]&gt;[$Sheet2.$C$2];[.G554]&lt;[$Sheet2.$C$3])" office:value-type="boolean" office:boolean-value="true" calcext:value-type="boolean">
            <text:p>TRUE</text:p>
          </table:table-cell>
          <table:table-cell table:formula="of:=IF([.H554];[.E55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100" calcext:value-type="float">
            <text:p>705100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float" office:value="38.995219" calcext:value-type="float">
            <text:p>38.995219</text:p>
          </table:table-cell>
          <table:table-cell office:value-type="float" office:value="-77.070993" calcext:value-type="float">
            <text:p>-77.070993</text:p>
          </table:table-cell>
          <table:table-cell table:formula="of:=AND([.F555]&gt;[$Sheet2.$B$2];[.G555]&gt;[$Sheet2.$C$2];[.G555]&lt;[$Sheet2.$C$3])" office:value-type="boolean" office:boolean-value="false" calcext:value-type="boolean">
            <text:p>FALSE</text:p>
          </table:table-cell>
          <table:table-cell table:formula="of:=[.F555]&gt;[$Sheet2.$B$2]" office:value-type="boolean" office:boolean-value="false" calcext:value-type="boolean">
            <text:p>FALSE</text:p>
          </table:table-cell>
          <table:table-cell table:formula="of:=AND([.G555]&gt;[$Sheet2.$C$2];[.G555]&lt;[$Sheet2.$C$3])" office:value-type="boolean" office:boolean-value="true" calcext:value-type="boolean">
            <text:p>TRUE</text:p>
          </table:table-cell>
          <table:table-cell table:formula="of:=IF([.H555];[.E55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100" calcext:value-type="float">
            <text:p>705100</text:p>
          </table:table-cell>
          <table:table-cell office:value-type="float" office:value="3" calcext:value-type="float">
            <text:p>3</text:p>
          </table:table-cell>
          <table:table-cell office:value-type="float" office:value="710" calcext:value-type="float">
            <text:p>710</text:p>
          </table:table-cell>
          <table:table-cell office:value-type="float" office:value="38.984964" calcext:value-type="float">
            <text:p>38.984964</text:p>
          </table:table-cell>
          <table:table-cell office:value-type="float" office:value="-77.07455" calcext:value-type="float">
            <text:p>-77.07455</text:p>
          </table:table-cell>
          <table:table-cell table:formula="of:=AND([.F556]&gt;[$Sheet2.$B$2];[.G556]&gt;[$Sheet2.$C$2];[.G556]&lt;[$Sheet2.$C$3])" office:value-type="boolean" office:boolean-value="false" calcext:value-type="boolean">
            <text:p>FALSE</text:p>
          </table:table-cell>
          <table:table-cell table:formula="of:=[.F556]&gt;[$Sheet2.$B$2]" office:value-type="boolean" office:boolean-value="false" calcext:value-type="boolean">
            <text:p>FALSE</text:p>
          </table:table-cell>
          <table:table-cell table:formula="of:=AND([.G556]&gt;[$Sheet2.$C$2];[.G556]&lt;[$Sheet2.$C$3])" office:value-type="boolean" office:boolean-value="true" calcext:value-type="boolean">
            <text:p>TRUE</text:p>
          </table:table-cell>
          <table:table-cell table:formula="of:=IF([.H556];[.E55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100" calcext:value-type="float">
            <text:p>705100</text:p>
          </table:table-cell>
          <table:table-cell office:value-type="float" office:value="4" calcext:value-type="float">
            <text:p>4</text:p>
          </table:table-cell>
          <table:table-cell office:value-type="float" office:value="826" calcext:value-type="float">
            <text:p>826</text:p>
          </table:table-cell>
          <table:table-cell office:value-type="float" office:value="38.97963" calcext:value-type="float">
            <text:p>38.97963</text:p>
          </table:table-cell>
          <table:table-cell office:value-type="float" office:value="-77.073987" calcext:value-type="float">
            <text:p>-77.073987</text:p>
          </table:table-cell>
          <table:table-cell table:formula="of:=AND([.F557]&gt;[$Sheet2.$B$2];[.G557]&gt;[$Sheet2.$C$2];[.G557]&lt;[$Sheet2.$C$3])" office:value-type="boolean" office:boolean-value="false" calcext:value-type="boolean">
            <text:p>FALSE</text:p>
          </table:table-cell>
          <table:table-cell table:formula="of:=[.F557]&gt;[$Sheet2.$B$2]" office:value-type="boolean" office:boolean-value="false" calcext:value-type="boolean">
            <text:p>FALSE</text:p>
          </table:table-cell>
          <table:table-cell table:formula="of:=AND([.G557]&gt;[$Sheet2.$C$2];[.G557]&lt;[$Sheet2.$C$3])" office:value-type="boolean" office:boolean-value="true" calcext:value-type="boolean">
            <text:p>TRUE</text:p>
          </table:table-cell>
          <table:table-cell table:formula="of:=IF([.H557];[.E55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200" calcext:value-type="float">
            <text:p>705200</text:p>
          </table:table-cell>
          <table:table-cell office:value-type="float" office:value="1" calcext:value-type="float">
            <text:p>1</text:p>
          </table:table-cell>
          <table:table-cell office:value-type="float" office:value="907" calcext:value-type="float">
            <text:p>907</text:p>
          </table:table-cell>
          <table:table-cell office:value-type="float" office:value="38.987916" calcext:value-type="float">
            <text:p>38.987916</text:p>
          </table:table-cell>
          <table:table-cell office:value-type="float" office:value="-77.067597" calcext:value-type="float">
            <text:p>-77.067597</text:p>
          </table:table-cell>
          <table:table-cell table:formula="of:=AND([.F558]&gt;[$Sheet2.$B$2];[.G558]&gt;[$Sheet2.$C$2];[.G558]&lt;[$Sheet2.$C$3])" office:value-type="boolean" office:boolean-value="false" calcext:value-type="boolean">
            <text:p>FALSE</text:p>
          </table:table-cell>
          <table:table-cell table:formula="of:=[.F558]&gt;[$Sheet2.$B$2]" office:value-type="boolean" office:boolean-value="false" calcext:value-type="boolean">
            <text:p>FALSE</text:p>
          </table:table-cell>
          <table:table-cell table:formula="of:=AND([.G558]&gt;[$Sheet2.$C$2];[.G558]&lt;[$Sheet2.$C$3])" office:value-type="boolean" office:boolean-value="true" calcext:value-type="boolean">
            <text:p>TRUE</text:p>
          </table:table-cell>
          <table:table-cell table:formula="of:=IF([.H558];[.E55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200" calcext:value-type="float">
            <text:p>705200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float" office:value="38.982516" calcext:value-type="float">
            <text:p>38.982516</text:p>
          </table:table-cell>
          <table:table-cell office:value-type="float" office:value="-77.066452" calcext:value-type="float">
            <text:p>-77.066452</text:p>
          </table:table-cell>
          <table:table-cell table:formula="of:=AND([.F559]&gt;[$Sheet2.$B$2];[.G559]&gt;[$Sheet2.$C$2];[.G559]&lt;[$Sheet2.$C$3])" office:value-type="boolean" office:boolean-value="false" calcext:value-type="boolean">
            <text:p>FALSE</text:p>
          </table:table-cell>
          <table:table-cell table:formula="of:=[.F559]&gt;[$Sheet2.$B$2]" office:value-type="boolean" office:boolean-value="false" calcext:value-type="boolean">
            <text:p>FALSE</text:p>
          </table:table-cell>
          <table:table-cell table:formula="of:=AND([.G559]&gt;[$Sheet2.$C$2];[.G559]&lt;[$Sheet2.$C$3])" office:value-type="boolean" office:boolean-value="true" calcext:value-type="boolean">
            <text:p>TRUE</text:p>
          </table:table-cell>
          <table:table-cell table:formula="of:=IF([.H559];[.E55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200" calcext:value-type="float">
            <text:p>705200</text:p>
          </table:table-cell>
          <table:table-cell office:value-type="float" office:value="3" calcext:value-type="float">
            <text:p>3</text:p>
          </table:table-cell>
          <table:table-cell office:value-type="float" office:value="1383" calcext:value-type="float">
            <text:p>1383</text:p>
          </table:table-cell>
          <table:table-cell office:value-type="float" office:value="38.979603" calcext:value-type="float">
            <text:p>38.979603</text:p>
          </table:table-cell>
          <table:table-cell office:value-type="float" office:value="-77.064776" calcext:value-type="float">
            <text:p>-77.064776</text:p>
          </table:table-cell>
          <table:table-cell table:formula="of:=AND([.F560]&gt;[$Sheet2.$B$2];[.G560]&gt;[$Sheet2.$C$2];[.G560]&lt;[$Sheet2.$C$3])" office:value-type="boolean" office:boolean-value="false" calcext:value-type="boolean">
            <text:p>FALSE</text:p>
          </table:table-cell>
          <table:table-cell table:formula="of:=[.F560]&gt;[$Sheet2.$B$2]" office:value-type="boolean" office:boolean-value="false" calcext:value-type="boolean">
            <text:p>FALSE</text:p>
          </table:table-cell>
          <table:table-cell table:formula="of:=AND([.G560]&gt;[$Sheet2.$C$2];[.G560]&lt;[$Sheet2.$C$3])" office:value-type="boolean" office:boolean-value="true" calcext:value-type="boolean">
            <text:p>TRUE</text:p>
          </table:table-cell>
          <table:table-cell table:formula="of:=IF([.H560];[.E56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300" calcext:value-type="float">
            <text:p>705300</text:p>
          </table:table-cell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38.972545" calcext:value-type="float">
            <text:p>38.972545</text:p>
          </table:table-cell>
          <table:table-cell office:value-type="float" office:value="-77.075009" calcext:value-type="float">
            <text:p>-77.075009</text:p>
          </table:table-cell>
          <table:table-cell table:formula="of:=AND([.F561]&gt;[$Sheet2.$B$2];[.G561]&gt;[$Sheet2.$C$2];[.G561]&lt;[$Sheet2.$C$3])" office:value-type="boolean" office:boolean-value="false" calcext:value-type="boolean">
            <text:p>FALSE</text:p>
          </table:table-cell>
          <table:table-cell table:formula="of:=[.F561]&gt;[$Sheet2.$B$2]" office:value-type="boolean" office:boolean-value="false" calcext:value-type="boolean">
            <text:p>FALSE</text:p>
          </table:table-cell>
          <table:table-cell table:formula="of:=AND([.G561]&gt;[$Sheet2.$C$2];[.G561]&lt;[$Sheet2.$C$3])" office:value-type="boolean" office:boolean-value="true" calcext:value-type="boolean">
            <text:p>TRUE</text:p>
          </table:table-cell>
          <table:table-cell table:formula="of:=IF([.H561];[.E56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300" calcext:value-type="float">
            <text:p>705300</text:p>
          </table:table-cell>
          <table:table-cell office:value-type="float" office:value="2" calcext:value-type="float">
            <text:p>2</text:p>
          </table:table-cell>
          <table:table-cell office:value-type="float" office:value="1080" calcext:value-type="float">
            <text:p>1080</text:p>
          </table:table-cell>
          <table:table-cell office:value-type="float" office:value="38.967231" calcext:value-type="float">
            <text:p>38.967231</text:p>
          </table:table-cell>
          <table:table-cell office:value-type="float" office:value="-77.083157" calcext:value-type="float">
            <text:p>-77.083157</text:p>
          </table:table-cell>
          <table:table-cell table:formula="of:=AND([.F562]&gt;[$Sheet2.$B$2];[.G562]&gt;[$Sheet2.$C$2];[.G562]&lt;[$Sheet2.$C$3])" office:value-type="boolean" office:boolean-value="false" calcext:value-type="boolean">
            <text:p>FALSE</text:p>
          </table:table-cell>
          <table:table-cell table:formula="of:=[.F562]&gt;[$Sheet2.$B$2]" office:value-type="boolean" office:boolean-value="false" calcext:value-type="boolean">
            <text:p>FALSE</text:p>
          </table:table-cell>
          <table:table-cell table:formula="of:=AND([.G562]&gt;[$Sheet2.$C$2];[.G562]&lt;[$Sheet2.$C$3])" office:value-type="boolean" office:boolean-value="true" calcext:value-type="boolean">
            <text:p>TRUE</text:p>
          </table:table-cell>
          <table:table-cell table:formula="of:=IF([.H562];[.E56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400" calcext:value-type="float">
            <text:p>705400</text:p>
          </table:table-cell>
          <table:table-cell office:value-type="float" office:value="1" calcext:value-type="float">
            <text:p>1</text:p>
          </table:table-cell>
          <table:table-cell office:value-type="float" office:value="1227" calcext:value-type="float">
            <text:p>1227</text:p>
          </table:table-cell>
          <table:table-cell office:value-type="float" office:value="38.981092" calcext:value-type="float">
            <text:p>38.981092</text:p>
          </table:table-cell>
          <table:table-cell office:value-type="float" office:value="-77.087246" calcext:value-type="float">
            <text:p>-77.087246</text:p>
          </table:table-cell>
          <table:table-cell table:formula="of:=AND([.F563]&gt;[$Sheet2.$B$2];[.G563]&gt;[$Sheet2.$C$2];[.G563]&lt;[$Sheet2.$C$3])" office:value-type="boolean" office:boolean-value="false" calcext:value-type="boolean">
            <text:p>FALSE</text:p>
          </table:table-cell>
          <table:table-cell table:formula="of:=[.F563]&gt;[$Sheet2.$B$2]" office:value-type="boolean" office:boolean-value="false" calcext:value-type="boolean">
            <text:p>FALSE</text:p>
          </table:table-cell>
          <table:table-cell table:formula="of:=AND([.G563]&gt;[$Sheet2.$C$2];[.G563]&lt;[$Sheet2.$C$3])" office:value-type="boolean" office:boolean-value="true" calcext:value-type="boolean">
            <text:p>TRUE</text:p>
          </table:table-cell>
          <table:table-cell table:formula="of:=IF([.H563];[.E56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400" calcext:value-type="float">
            <text:p>705400</text:p>
          </table:table-cell>
          <table:table-cell office:value-type="float" office:value="2" calcext:value-type="float">
            <text:p>2</text:p>
          </table:table-cell>
          <table:table-cell office:value-type="float" office:value="1597" calcext:value-type="float">
            <text:p>1597</text:p>
          </table:table-cell>
          <table:table-cell office:value-type="float" office:value="38.982682" calcext:value-type="float">
            <text:p>38.982682</text:p>
          </table:table-cell>
          <table:table-cell office:value-type="float" office:value="-77.080951" calcext:value-type="float">
            <text:p>-77.080951</text:p>
          </table:table-cell>
          <table:table-cell table:formula="of:=AND([.F564]&gt;[$Sheet2.$B$2];[.G564]&gt;[$Sheet2.$C$2];[.G564]&lt;[$Sheet2.$C$3])" office:value-type="boolean" office:boolean-value="false" calcext:value-type="boolean">
            <text:p>FALSE</text:p>
          </table:table-cell>
          <table:table-cell table:formula="of:=[.F564]&gt;[$Sheet2.$B$2]" office:value-type="boolean" office:boolean-value="false" calcext:value-type="boolean">
            <text:p>FALSE</text:p>
          </table:table-cell>
          <table:table-cell table:formula="of:=AND([.G564]&gt;[$Sheet2.$C$2];[.G564]&lt;[$Sheet2.$C$3])" office:value-type="boolean" office:boolean-value="true" calcext:value-type="boolean">
            <text:p>TRUE</text:p>
          </table:table-cell>
          <table:table-cell table:formula="of:=IF([.H564];[.E56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501" calcext:value-type="float">
            <text:p>705501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office:value-type="float" office:value="38.964631" calcext:value-type="float">
            <text:p>38.964631</text:p>
          </table:table-cell>
          <table:table-cell office:value-type="float" office:value="-77.090343" calcext:value-type="float">
            <text:p>-77.090343</text:p>
          </table:table-cell>
          <table:table-cell table:formula="of:=AND([.F565]&gt;[$Sheet2.$B$2];[.G565]&gt;[$Sheet2.$C$2];[.G565]&lt;[$Sheet2.$C$3])" office:value-type="boolean" office:boolean-value="false" calcext:value-type="boolean">
            <text:p>FALSE</text:p>
          </table:table-cell>
          <table:table-cell table:formula="of:=[.F565]&gt;[$Sheet2.$B$2]" office:value-type="boolean" office:boolean-value="false" calcext:value-type="boolean">
            <text:p>FALSE</text:p>
          </table:table-cell>
          <table:table-cell table:formula="of:=AND([.G565]&gt;[$Sheet2.$C$2];[.G565]&lt;[$Sheet2.$C$3])" office:value-type="boolean" office:boolean-value="true" calcext:value-type="boolean">
            <text:p>TRUE</text:p>
          </table:table-cell>
          <table:table-cell table:formula="of:=IF([.H565];[.E56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501" calcext:value-type="float">
            <text:p>705501</text:p>
          </table:table-cell>
          <table:table-cell office:value-type="float" office:value="2" calcext:value-type="float">
            <text:p>2</text:p>
          </table:table-cell>
          <table:table-cell office:value-type="float" office:value="1381" calcext:value-type="float">
            <text:p>1381</text:p>
          </table:table-cell>
          <table:table-cell office:value-type="float" office:value="38.963201" calcext:value-type="float">
            <text:p>38.963201</text:p>
          </table:table-cell>
          <table:table-cell office:value-type="float" office:value="-77.093839" calcext:value-type="float">
            <text:p>-77.093839</text:p>
          </table:table-cell>
          <table:table-cell table:formula="of:=AND([.F566]&gt;[$Sheet2.$B$2];[.G566]&gt;[$Sheet2.$C$2];[.G566]&lt;[$Sheet2.$C$3])" office:value-type="boolean" office:boolean-value="false" calcext:value-type="boolean">
            <text:p>FALSE</text:p>
          </table:table-cell>
          <table:table-cell table:formula="of:=[.F566]&gt;[$Sheet2.$B$2]" office:value-type="boolean" office:boolean-value="false" calcext:value-type="boolean">
            <text:p>FALSE</text:p>
          </table:table-cell>
          <table:table-cell table:formula="of:=AND([.G566]&gt;[$Sheet2.$C$2];[.G566]&lt;[$Sheet2.$C$3])" office:value-type="boolean" office:boolean-value="true" calcext:value-type="boolean">
            <text:p>TRUE</text:p>
          </table:table-cell>
          <table:table-cell table:formula="of:=IF([.H566];[.E56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502" calcext:value-type="float">
            <text:p>705502</text:p>
          </table:table-cell>
          <table:table-cell office:value-type="float" office:value="1" calcext:value-type="float">
            <text:p>1</text:p>
          </table:table-cell>
          <table:table-cell office:value-type="float" office:value="1764" calcext:value-type="float">
            <text:p>1764</text:p>
          </table:table-cell>
          <table:table-cell office:value-type="float" office:value="38.972033" calcext:value-type="float">
            <text:p>38.972033</text:p>
          </table:table-cell>
          <table:table-cell office:value-type="float" office:value="-77.094271" calcext:value-type="float">
            <text:p>-77.094271</text:p>
          </table:table-cell>
          <table:table-cell table:formula="of:=AND([.F567]&gt;[$Sheet2.$B$2];[.G567]&gt;[$Sheet2.$C$2];[.G567]&lt;[$Sheet2.$C$3])" office:value-type="boolean" office:boolean-value="false" calcext:value-type="boolean">
            <text:p>FALSE</text:p>
          </table:table-cell>
          <table:table-cell table:formula="of:=[.F567]&gt;[$Sheet2.$B$2]" office:value-type="boolean" office:boolean-value="false" calcext:value-type="boolean">
            <text:p>FALSE</text:p>
          </table:table-cell>
          <table:table-cell table:formula="of:=AND([.G567]&gt;[$Sheet2.$C$2];[.G567]&lt;[$Sheet2.$C$3])" office:value-type="boolean" office:boolean-value="true" calcext:value-type="boolean">
            <text:p>TRUE</text:p>
          </table:table-cell>
          <table:table-cell table:formula="of:=IF([.H567];[.E56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502" calcext:value-type="float">
            <text:p>705502</text:p>
          </table:table-cell>
          <table:table-cell office:value-type="float" office:value="2" calcext:value-type="float">
            <text:p>2</text:p>
          </table:table-cell>
          <table:table-cell office:value-type="float" office:value="783" calcext:value-type="float">
            <text:p>783</text:p>
          </table:table-cell>
          <table:table-cell office:value-type="float" office:value="38.97146" calcext:value-type="float">
            <text:p>38.97146</text:p>
          </table:table-cell>
          <table:table-cell office:value-type="float" office:value="-77.107198" calcext:value-type="float">
            <text:p>-77.107198</text:p>
          </table:table-cell>
          <table:table-cell table:formula="of:=AND([.F568]&gt;[$Sheet2.$B$2];[.G568]&gt;[$Sheet2.$C$2];[.G568]&lt;[$Sheet2.$C$3])" office:value-type="boolean" office:boolean-value="false" calcext:value-type="boolean">
            <text:p>FALSE</text:p>
          </table:table-cell>
          <table:table-cell table:formula="of:=[.F568]&gt;[$Sheet2.$B$2]" office:value-type="boolean" office:boolean-value="false" calcext:value-type="boolean">
            <text:p>FALSE</text:p>
          </table:table-cell>
          <table:table-cell table:formula="of:=AND([.G568]&gt;[$Sheet2.$C$2];[.G568]&lt;[$Sheet2.$C$3])" office:value-type="boolean" office:boolean-value="true" calcext:value-type="boolean">
            <text:p>TRUE</text:p>
          </table:table-cell>
          <table:table-cell table:formula="of:=IF([.H568];[.E56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502" calcext:value-type="float">
            <text:p>705502</text:p>
          </table:table-cell>
          <table:table-cell office:value-type="float" office:value="3" calcext:value-type="float">
            <text:p>3</text:p>
          </table:table-cell>
          <table:table-cell office:value-type="float" office:value="1446" calcext:value-type="float">
            <text:p>1446</text:p>
          </table:table-cell>
          <table:table-cell office:value-type="float" office:value="38.96497" calcext:value-type="float">
            <text:p>38.96497</text:p>
          </table:table-cell>
          <table:table-cell office:value-type="float" office:value="-77.098515" calcext:value-type="float">
            <text:p>-77.098515</text:p>
          </table:table-cell>
          <table:table-cell table:formula="of:=AND([.F569]&gt;[$Sheet2.$B$2];[.G569]&gt;[$Sheet2.$C$2];[.G569]&lt;[$Sheet2.$C$3])" office:value-type="boolean" office:boolean-value="false" calcext:value-type="boolean">
            <text:p>FALSE</text:p>
          </table:table-cell>
          <table:table-cell table:formula="of:=[.F569]&gt;[$Sheet2.$B$2]" office:value-type="boolean" office:boolean-value="false" calcext:value-type="boolean">
            <text:p>FALSE</text:p>
          </table:table-cell>
          <table:table-cell table:formula="of:=AND([.G569]&gt;[$Sheet2.$C$2];[.G569]&lt;[$Sheet2.$C$3])" office:value-type="boolean" office:boolean-value="true" calcext:value-type="boolean">
            <text:p>TRUE</text:p>
          </table:table-cell>
          <table:table-cell table:formula="of:=IF([.H569];[.E56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601" calcext:value-type="float">
            <text:p>705601</text:p>
          </table:table-cell>
          <table:table-cell office:value-type="float" office:value="1" calcext:value-type="float">
            <text:p>1</text:p>
          </table:table-cell>
          <table:table-cell office:value-type="float" office:value="1031" calcext:value-type="float">
            <text:p>1031</text:p>
          </table:table-cell>
          <table:table-cell office:value-type="float" office:value="38.958504" calcext:value-type="float">
            <text:p>38.958504</text:p>
          </table:table-cell>
          <table:table-cell office:value-type="float" office:value="-77.101848" calcext:value-type="float">
            <text:p>-77.101848</text:p>
          </table:table-cell>
          <table:table-cell table:formula="of:=AND([.F570]&gt;[$Sheet2.$B$2];[.G570]&gt;[$Sheet2.$C$2];[.G570]&lt;[$Sheet2.$C$3])" office:value-type="boolean" office:boolean-value="false" calcext:value-type="boolean">
            <text:p>FALSE</text:p>
          </table:table-cell>
          <table:table-cell table:formula="of:=[.F570]&gt;[$Sheet2.$B$2]" office:value-type="boolean" office:boolean-value="false" calcext:value-type="boolean">
            <text:p>FALSE</text:p>
          </table:table-cell>
          <table:table-cell table:formula="of:=AND([.G570]&gt;[$Sheet2.$C$2];[.G570]&lt;[$Sheet2.$C$3])" office:value-type="boolean" office:boolean-value="true" calcext:value-type="boolean">
            <text:p>TRUE</text:p>
          </table:table-cell>
          <table:table-cell table:formula="of:=IF([.H570];[.E57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601" calcext:value-type="float">
            <text:p>705601</text:p>
          </table:table-cell>
          <table:table-cell office:value-type="float" office:value="2" calcext:value-type="float">
            <text:p>2</text:p>
          </table:table-cell>
          <table:table-cell office:value-type="float" office:value="996" calcext:value-type="float">
            <text:p>996</text:p>
          </table:table-cell>
          <table:table-cell office:value-type="float" office:value="38.956389" calcext:value-type="float">
            <text:p>38.956389</text:p>
          </table:table-cell>
          <table:table-cell office:value-type="float" office:value="-77.098062" calcext:value-type="float">
            <text:p>-77.098062</text:p>
          </table:table-cell>
          <table:table-cell table:formula="of:=AND([.F571]&gt;[$Sheet2.$B$2];[.G571]&gt;[$Sheet2.$C$2];[.G571]&lt;[$Sheet2.$C$3])" office:value-type="boolean" office:boolean-value="false" calcext:value-type="boolean">
            <text:p>FALSE</text:p>
          </table:table-cell>
          <table:table-cell table:formula="of:=[.F571]&gt;[$Sheet2.$B$2]" office:value-type="boolean" office:boolean-value="false" calcext:value-type="boolean">
            <text:p>FALSE</text:p>
          </table:table-cell>
          <table:table-cell table:formula="of:=AND([.G571]&gt;[$Sheet2.$C$2];[.G571]&lt;[$Sheet2.$C$3])" office:value-type="boolean" office:boolean-value="true" calcext:value-type="boolean">
            <text:p>TRUE</text:p>
          </table:table-cell>
          <table:table-cell table:formula="of:=IF([.H571];[.E57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601" calcext:value-type="float">
            <text:p>705601</text:p>
          </table:table-cell>
          <table:table-cell office:value-type="float" office:value="3" calcext:value-type="float">
            <text:p>3</text:p>
          </table:table-cell>
          <table:table-cell office:value-type="float" office:value="808" calcext:value-type="float">
            <text:p>808</text:p>
          </table:table-cell>
          <table:table-cell office:value-type="float" office:value="38.953205" calcext:value-type="float">
            <text:p>38.953205</text:p>
          </table:table-cell>
          <table:table-cell office:value-type="float" office:value="-77.097531" calcext:value-type="float">
            <text:p>-77.097531</text:p>
          </table:table-cell>
          <table:table-cell table:formula="of:=AND([.F572]&gt;[$Sheet2.$B$2];[.G572]&gt;[$Sheet2.$C$2];[.G572]&lt;[$Sheet2.$C$3])" office:value-type="boolean" office:boolean-value="false" calcext:value-type="boolean">
            <text:p>FALSE</text:p>
          </table:table-cell>
          <table:table-cell table:formula="of:=[.F572]&gt;[$Sheet2.$B$2]" office:value-type="boolean" office:boolean-value="false" calcext:value-type="boolean">
            <text:p>FALSE</text:p>
          </table:table-cell>
          <table:table-cell table:formula="of:=AND([.G572]&gt;[$Sheet2.$C$2];[.G572]&lt;[$Sheet2.$C$3])" office:value-type="boolean" office:boolean-value="true" calcext:value-type="boolean">
            <text:p>TRUE</text:p>
          </table:table-cell>
          <table:table-cell table:formula="of:=IF([.H572];[.E57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602" calcext:value-type="float">
            <text:p>705602</text:p>
          </table:table-cell>
          <table:table-cell office:value-type="float" office:value="1" calcext:value-type="float">
            <text:p>1</text:p>
          </table:table-cell>
          <table:table-cell office:value-type="float" office:value="913" calcext:value-type="float">
            <text:p>913</text:p>
          </table:table-cell>
          <table:table-cell office:value-type="float" office:value="38.962602" calcext:value-type="float">
            <text:p>38.962602</text:p>
          </table:table-cell>
          <table:table-cell office:value-type="float" office:value="-77.087879" calcext:value-type="float">
            <text:p>-77.087879</text:p>
          </table:table-cell>
          <table:table-cell table:formula="of:=AND([.F573]&gt;[$Sheet2.$B$2];[.G573]&gt;[$Sheet2.$C$2];[.G573]&lt;[$Sheet2.$C$3])" office:value-type="boolean" office:boolean-value="false" calcext:value-type="boolean">
            <text:p>FALSE</text:p>
          </table:table-cell>
          <table:table-cell table:formula="of:=[.F573]&gt;[$Sheet2.$B$2]" office:value-type="boolean" office:boolean-value="false" calcext:value-type="boolean">
            <text:p>FALSE</text:p>
          </table:table-cell>
          <table:table-cell table:formula="of:=AND([.G573]&gt;[$Sheet2.$C$2];[.G573]&lt;[$Sheet2.$C$3])" office:value-type="boolean" office:boolean-value="true" calcext:value-type="boolean">
            <text:p>TRUE</text:p>
          </table:table-cell>
          <table:table-cell table:formula="of:=IF([.H573];[.E57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602" calcext:value-type="float">
            <text:p>705602</text:p>
          </table:table-cell>
          <table:table-cell office:value-type="float" office:value="2" calcext:value-type="float">
            <text:p>2</text:p>
          </table:table-cell>
          <table:table-cell office:value-type="float" office:value="3012" calcext:value-type="float">
            <text:p>3012</text:p>
          </table:table-cell>
          <table:table-cell office:value-type="float" office:value="38.961823" calcext:value-type="float">
            <text:p>38.961823</text:p>
          </table:table-cell>
          <table:table-cell office:value-type="float" office:value="-77.090518" calcext:value-type="float">
            <text:p>-77.090518</text:p>
          </table:table-cell>
          <table:table-cell table:formula="of:=AND([.F574]&gt;[$Sheet2.$B$2];[.G574]&gt;[$Sheet2.$C$2];[.G574]&lt;[$Sheet2.$C$3])" office:value-type="boolean" office:boolean-value="false" calcext:value-type="boolean">
            <text:p>FALSE</text:p>
          </table:table-cell>
          <table:table-cell table:formula="of:=[.F574]&gt;[$Sheet2.$B$2]" office:value-type="boolean" office:boolean-value="false" calcext:value-type="boolean">
            <text:p>FALSE</text:p>
          </table:table-cell>
          <table:table-cell table:formula="of:=AND([.G574]&gt;[$Sheet2.$C$2];[.G574]&lt;[$Sheet2.$C$3])" office:value-type="boolean" office:boolean-value="true" calcext:value-type="boolean">
            <text:p>TRUE</text:p>
          </table:table-cell>
          <table:table-cell table:formula="of:=IF([.H574];[.E57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701" calcext:value-type="float">
            <text:p>705701</text:p>
          </table:table-cell>
          <table:table-cell office:value-type="float" office:value="1" calcext:value-type="float">
            <text:p>1</text:p>
          </table:table-cell>
          <table:table-cell office:value-type="float" office:value="847" calcext:value-type="float">
            <text:p>847</text:p>
          </table:table-cell>
          <table:table-cell office:value-type="float" office:value="38.969655" calcext:value-type="float">
            <text:p>38.969655</text:p>
          </table:table-cell>
          <table:table-cell office:value-type="float" office:value="-77.124478" calcext:value-type="float">
            <text:p>-77.124478</text:p>
          </table:table-cell>
          <table:table-cell table:formula="of:=AND([.F575]&gt;[$Sheet2.$B$2];[.G575]&gt;[$Sheet2.$C$2];[.G575]&lt;[$Sheet2.$C$3])" office:value-type="boolean" office:boolean-value="false" calcext:value-type="boolean">
            <text:p>FALSE</text:p>
          </table:table-cell>
          <table:table-cell table:formula="of:=[.F575]&gt;[$Sheet2.$B$2]" office:value-type="boolean" office:boolean-value="false" calcext:value-type="boolean">
            <text:p>FALSE</text:p>
          </table:table-cell>
          <table:table-cell table:formula="of:=AND([.G575]&gt;[$Sheet2.$C$2];[.G575]&lt;[$Sheet2.$C$3])" office:value-type="boolean" office:boolean-value="true" calcext:value-type="boolean">
            <text:p>TRUE</text:p>
          </table:table-cell>
          <table:table-cell table:formula="of:=IF([.H575];[.E57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701" calcext:value-type="float">
            <text:p>705701</text:p>
          </table:table-cell>
          <table:table-cell office:value-type="float" office:value="2" calcext:value-type="float">
            <text:p>2</text:p>
          </table:table-cell>
          <table:table-cell office:value-type="float" office:value="956" calcext:value-type="float">
            <text:p>956</text:p>
          </table:table-cell>
          <table:table-cell office:value-type="float" office:value="38.96787" calcext:value-type="float">
            <text:p>38.96787</text:p>
          </table:table-cell>
          <table:table-cell office:value-type="float" office:value="-77.113995" calcext:value-type="float">
            <text:p>-77.113995</text:p>
          </table:table-cell>
          <table:table-cell table:formula="of:=AND([.F576]&gt;[$Sheet2.$B$2];[.G576]&gt;[$Sheet2.$C$2];[.G576]&lt;[$Sheet2.$C$3])" office:value-type="boolean" office:boolean-value="false" calcext:value-type="boolean">
            <text:p>FALSE</text:p>
          </table:table-cell>
          <table:table-cell table:formula="of:=[.F576]&gt;[$Sheet2.$B$2]" office:value-type="boolean" office:boolean-value="false" calcext:value-type="boolean">
            <text:p>FALSE</text:p>
          </table:table-cell>
          <table:table-cell table:formula="of:=AND([.G576]&gt;[$Sheet2.$C$2];[.G576]&lt;[$Sheet2.$C$3])" office:value-type="boolean" office:boolean-value="true" calcext:value-type="boolean">
            <text:p>TRUE</text:p>
          </table:table-cell>
          <table:table-cell table:formula="of:=IF([.H576];[.E57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701" calcext:value-type="float">
            <text:p>705701</text:p>
          </table:table-cell>
          <table:table-cell office:value-type="float" office:value="3" calcext:value-type="float">
            <text:p>3</text:p>
          </table:table-cell>
          <table:table-cell office:value-type="float" office:value="1874" calcext:value-type="float">
            <text:p>1874</text:p>
          </table:table-cell>
          <table:table-cell office:value-type="float" office:value="38.962994" calcext:value-type="float">
            <text:p>38.962994</text:p>
          </table:table-cell>
          <table:table-cell office:value-type="float" office:value="-77.108539" calcext:value-type="float">
            <text:p>-77.108539</text:p>
          </table:table-cell>
          <table:table-cell table:formula="of:=AND([.F577]&gt;[$Sheet2.$B$2];[.G577]&gt;[$Sheet2.$C$2];[.G577]&lt;[$Sheet2.$C$3])" office:value-type="boolean" office:boolean-value="false" calcext:value-type="boolean">
            <text:p>FALSE</text:p>
          </table:table-cell>
          <table:table-cell table:formula="of:=[.F577]&gt;[$Sheet2.$B$2]" office:value-type="boolean" office:boolean-value="false" calcext:value-type="boolean">
            <text:p>FALSE</text:p>
          </table:table-cell>
          <table:table-cell table:formula="of:=AND([.G577]&gt;[$Sheet2.$C$2];[.G577]&lt;[$Sheet2.$C$3])" office:value-type="boolean" office:boolean-value="true" calcext:value-type="boolean">
            <text:p>TRUE</text:p>
          </table:table-cell>
          <table:table-cell table:formula="of:=IF([.H577];[.E57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701" calcext:value-type="float">
            <text:p>705701</text:p>
          </table:table-cell>
          <table:table-cell office:value-type="float" office:value="4" calcext:value-type="float">
            <text:p>4</text:p>
          </table:table-cell>
          <table:table-cell office:value-type="float" office:value="937" calcext:value-type="float">
            <text:p>937</text:p>
          </table:table-cell>
          <table:table-cell office:value-type="float" office:value="38.96531" calcext:value-type="float">
            <text:p>38.96531</text:p>
          </table:table-cell>
          <table:table-cell office:value-type="float" office:value="-77.120165" calcext:value-type="float">
            <text:p>-77.120165</text:p>
          </table:table-cell>
          <table:table-cell table:formula="of:=AND([.F578]&gt;[$Sheet2.$B$2];[.G578]&gt;[$Sheet2.$C$2];[.G578]&lt;[$Sheet2.$C$3])" office:value-type="boolean" office:boolean-value="false" calcext:value-type="boolean">
            <text:p>FALSE</text:p>
          </table:table-cell>
          <table:table-cell table:formula="of:=[.F578]&gt;[$Sheet2.$B$2]" office:value-type="boolean" office:boolean-value="false" calcext:value-type="boolean">
            <text:p>FALSE</text:p>
          </table:table-cell>
          <table:table-cell table:formula="of:=AND([.G578]&gt;[$Sheet2.$C$2];[.G578]&lt;[$Sheet2.$C$3])" office:value-type="boolean" office:boolean-value="true" calcext:value-type="boolean">
            <text:p>TRUE</text:p>
          </table:table-cell>
          <table:table-cell table:formula="of:=IF([.H578];[.E57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702" calcext:value-type="float">
            <text:p>705702</text:p>
          </table:table-cell>
          <table:table-cell office:value-type="float" office:value="1" calcext:value-type="float">
            <text:p>1</text:p>
          </table:table-cell>
          <table:table-cell office:value-type="float" office:value="1203" calcext:value-type="float">
            <text:p>1203</text:p>
          </table:table-cell>
          <table:table-cell office:value-type="float" office:value="38.958909" calcext:value-type="float">
            <text:p>38.958909</text:p>
          </table:table-cell>
          <table:table-cell office:value-type="float" office:value="-77.117372" calcext:value-type="float">
            <text:p>-77.117372</text:p>
          </table:table-cell>
          <table:table-cell table:formula="of:=AND([.F579]&gt;[$Sheet2.$B$2];[.G579]&gt;[$Sheet2.$C$2];[.G579]&lt;[$Sheet2.$C$3])" office:value-type="boolean" office:boolean-value="false" calcext:value-type="boolean">
            <text:p>FALSE</text:p>
          </table:table-cell>
          <table:table-cell table:formula="of:=[.F579]&gt;[$Sheet2.$B$2]" office:value-type="boolean" office:boolean-value="false" calcext:value-type="boolean">
            <text:p>FALSE</text:p>
          </table:table-cell>
          <table:table-cell table:formula="of:=AND([.G579]&gt;[$Sheet2.$C$2];[.G579]&lt;[$Sheet2.$C$3])" office:value-type="boolean" office:boolean-value="true" calcext:value-type="boolean">
            <text:p>TRUE</text:p>
          </table:table-cell>
          <table:table-cell table:formula="of:=IF([.H579];[.E57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702" calcext:value-type="float">
            <text:p>705702</text:p>
          </table:table-cell>
          <table:table-cell office:value-type="float" office:value="2" calcext:value-type="float">
            <text:p>2</text:p>
          </table:table-cell>
          <table:table-cell office:value-type="float" office:value="1809" calcext:value-type="float">
            <text:p>1809</text:p>
          </table:table-cell>
          <table:table-cell office:value-type="float" office:value="38.952538" calcext:value-type="float">
            <text:p>38.952538</text:p>
          </table:table-cell>
          <table:table-cell office:value-type="float" office:value="-77.116191" calcext:value-type="float">
            <text:p>-77.116191</text:p>
          </table:table-cell>
          <table:table-cell table:formula="of:=AND([.F580]&gt;[$Sheet2.$B$2];[.G580]&gt;[$Sheet2.$C$2];[.G580]&lt;[$Sheet2.$C$3])" office:value-type="boolean" office:boolean-value="false" calcext:value-type="boolean">
            <text:p>FALSE</text:p>
          </table:table-cell>
          <table:table-cell table:formula="of:=[.F580]&gt;[$Sheet2.$B$2]" office:value-type="boolean" office:boolean-value="false" calcext:value-type="boolean">
            <text:p>FALSE</text:p>
          </table:table-cell>
          <table:table-cell table:formula="of:=AND([.G580]&gt;[$Sheet2.$C$2];[.G580]&lt;[$Sheet2.$C$3])" office:value-type="boolean" office:boolean-value="true" calcext:value-type="boolean">
            <text:p>TRUE</text:p>
          </table:table-cell>
          <table:table-cell table:formula="of:=IF([.H580];[.E58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702" calcext:value-type="float">
            <text:p>705702</text:p>
          </table:table-cell>
          <table:table-cell office:value-type="float" office:value="3" calcext:value-type="float">
            <text:p>3</text:p>
          </table:table-cell>
          <table:table-cell office:value-type="float" office:value="1445" calcext:value-type="float">
            <text:p>1445</text:p>
          </table:table-cell>
          <table:table-cell office:value-type="float" office:value="38.950201" calcext:value-type="float">
            <text:p>38.950201</text:p>
          </table:table-cell>
          <table:table-cell office:value-type="float" office:value="-77.107238" calcext:value-type="float">
            <text:p>-77.107238</text:p>
          </table:table-cell>
          <table:table-cell table:formula="of:=AND([.F581]&gt;[$Sheet2.$B$2];[.G581]&gt;[$Sheet2.$C$2];[.G581]&lt;[$Sheet2.$C$3])" office:value-type="boolean" office:boolean-value="false" calcext:value-type="boolean">
            <text:p>FALSE</text:p>
          </table:table-cell>
          <table:table-cell table:formula="of:=[.F581]&gt;[$Sheet2.$B$2]" office:value-type="boolean" office:boolean-value="false" calcext:value-type="boolean">
            <text:p>FALSE</text:p>
          </table:table-cell>
          <table:table-cell table:formula="of:=AND([.G581]&gt;[$Sheet2.$C$2];[.G581]&lt;[$Sheet2.$C$3])" office:value-type="boolean" office:boolean-value="true" calcext:value-type="boolean">
            <text:p>TRUE</text:p>
          </table:table-cell>
          <table:table-cell table:formula="of:=IF([.H581];[.E58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800" calcext:value-type="float">
            <text:p>705800</text:p>
          </table:table-cell>
          <table:table-cell office:value-type="float" office:value="1" calcext:value-type="float">
            <text:p>1</text:p>
          </table:table-cell>
          <table:table-cell office:value-type="float" office:value="2590" calcext:value-type="float">
            <text:p>2590</text:p>
          </table:table-cell>
          <table:table-cell office:value-type="float" office:value="38.96108" calcext:value-type="float">
            <text:p>38.96108</text:p>
          </table:table-cell>
          <table:table-cell office:value-type="float" office:value="-77.127327" calcext:value-type="float">
            <text:p>-77.127327</text:p>
          </table:table-cell>
          <table:table-cell table:formula="of:=AND([.F582]&gt;[$Sheet2.$B$2];[.G582]&gt;[$Sheet2.$C$2];[.G582]&lt;[$Sheet2.$C$3])" office:value-type="boolean" office:boolean-value="false" calcext:value-type="boolean">
            <text:p>FALSE</text:p>
          </table:table-cell>
          <table:table-cell table:formula="of:=[.F582]&gt;[$Sheet2.$B$2]" office:value-type="boolean" office:boolean-value="false" calcext:value-type="boolean">
            <text:p>FALSE</text:p>
          </table:table-cell>
          <table:table-cell table:formula="of:=AND([.G582]&gt;[$Sheet2.$C$2];[.G582]&lt;[$Sheet2.$C$3])" office:value-type="boolean" office:boolean-value="true" calcext:value-type="boolean">
            <text:p>TRUE</text:p>
          </table:table-cell>
          <table:table-cell table:formula="of:=IF([.H582];[.E58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800" calcext:value-type="float">
            <text:p>705800</text:p>
          </table:table-cell>
          <table:table-cell office:value-type="float" office:value="2" calcext:value-type="float">
            <text:p>2</text:p>
          </table:table-cell>
          <table:table-cell office:value-type="float" office:value="2264" calcext:value-type="float">
            <text:p>2264</text:p>
          </table:table-cell>
          <table:table-cell office:value-type="float" office:value="38.976458" calcext:value-type="float">
            <text:p>38.976458</text:p>
          </table:table-cell>
          <table:table-cell office:value-type="float" office:value="-77.163119" calcext:value-type="float">
            <text:p>-77.163119</text:p>
          </table:table-cell>
          <table:table-cell table:formula="of:=AND([.F583]&gt;[$Sheet2.$B$2];[.G583]&gt;[$Sheet2.$C$2];[.G583]&lt;[$Sheet2.$C$3])" office:value-type="boolean" office:boolean-value="false" calcext:value-type="boolean">
            <text:p>FALSE</text:p>
          </table:table-cell>
          <table:table-cell table:formula="of:=[.F583]&gt;[$Sheet2.$B$2]" office:value-type="boolean" office:boolean-value="false" calcext:value-type="boolean">
            <text:p>FALSE</text:p>
          </table:table-cell>
          <table:table-cell table:formula="of:=AND([.G583]&gt;[$Sheet2.$C$2];[.G583]&lt;[$Sheet2.$C$3])" office:value-type="boolean" office:boolean-value="true" calcext:value-type="boolean">
            <text:p>TRUE</text:p>
          </table:table-cell>
          <table:table-cell table:formula="of:=IF([.H583];[.E58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800" calcext:value-type="float">
            <text:p>705800</text:p>
          </table:table-cell>
          <table:table-cell office:value-type="float" office:value="3" calcext:value-type="float">
            <text:p>3</text:p>
          </table:table-cell>
          <table:table-cell office:value-type="float" office:value="1149" calcext:value-type="float">
            <text:p>1149</text:p>
          </table:table-cell>
          <table:table-cell office:value-type="float" office:value="38.950608" calcext:value-type="float">
            <text:p>38.950608</text:p>
          </table:table-cell>
          <table:table-cell office:value-type="float" office:value="-77.125608" calcext:value-type="float">
            <text:p>-77.125608</text:p>
          </table:table-cell>
          <table:table-cell table:formula="of:=AND([.F584]&gt;[$Sheet2.$B$2];[.G584]&gt;[$Sheet2.$C$2];[.G584]&lt;[$Sheet2.$C$3])" office:value-type="boolean" office:boolean-value="false" calcext:value-type="boolean">
            <text:p>FALSE</text:p>
          </table:table-cell>
          <table:table-cell table:formula="of:=[.F584]&gt;[$Sheet2.$B$2]" office:value-type="boolean" office:boolean-value="false" calcext:value-type="boolean">
            <text:p>FALSE</text:p>
          </table:table-cell>
          <table:table-cell table:formula="of:=AND([.G584]&gt;[$Sheet2.$C$2];[.G584]&lt;[$Sheet2.$C$3])" office:value-type="boolean" office:boolean-value="true" calcext:value-type="boolean">
            <text:p>TRUE</text:p>
          </table:table-cell>
          <table:table-cell table:formula="of:=IF([.H584];[.E58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901" calcext:value-type="float">
            <text:p>705901</text:p>
          </table:table-cell>
          <table:table-cell office:value-type="float" office:value="1" calcext:value-type="float">
            <text:p>1</text:p>
          </table:table-cell>
          <table:table-cell office:value-type="float" office:value="1043" calcext:value-type="float">
            <text:p>1043</text:p>
          </table:table-cell>
          <table:table-cell office:value-type="float" office:value="38.991657" calcext:value-type="float">
            <text:p>38.991657</text:p>
          </table:table-cell>
          <table:table-cell office:value-type="float" office:value="-77.129499" calcext:value-type="float">
            <text:p>-77.129499</text:p>
          </table:table-cell>
          <table:table-cell table:formula="of:=AND([.F585]&gt;[$Sheet2.$B$2];[.G585]&gt;[$Sheet2.$C$2];[.G585]&lt;[$Sheet2.$C$3])" office:value-type="boolean" office:boolean-value="false" calcext:value-type="boolean">
            <text:p>FALSE</text:p>
          </table:table-cell>
          <table:table-cell table:formula="of:=[.F585]&gt;[$Sheet2.$B$2]" office:value-type="boolean" office:boolean-value="false" calcext:value-type="boolean">
            <text:p>FALSE</text:p>
          </table:table-cell>
          <table:table-cell table:formula="of:=AND([.G585]&gt;[$Sheet2.$C$2];[.G585]&lt;[$Sheet2.$C$3])" office:value-type="boolean" office:boolean-value="true" calcext:value-type="boolean">
            <text:p>TRUE</text:p>
          </table:table-cell>
          <table:table-cell table:formula="of:=IF([.H585];[.E58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901" calcext:value-type="float">
            <text:p>705901</text:p>
          </table:table-cell>
          <table:table-cell office:value-type="float" office:value="2" calcext:value-type="float">
            <text:p>2</text:p>
          </table:table-cell>
          <table:table-cell office:value-type="float" office:value="1613" calcext:value-type="float">
            <text:p>1613</text:p>
          </table:table-cell>
          <table:table-cell office:value-type="float" office:value="38.991628" calcext:value-type="float">
            <text:p>38.991628</text:p>
          </table:table-cell>
          <table:table-cell office:value-type="float" office:value="-77.137596" calcext:value-type="float">
            <text:p>-77.137596</text:p>
          </table:table-cell>
          <table:table-cell table:formula="of:=AND([.F586]&gt;[$Sheet2.$B$2];[.G586]&gt;[$Sheet2.$C$2];[.G586]&lt;[$Sheet2.$C$3])" office:value-type="boolean" office:boolean-value="false" calcext:value-type="boolean">
            <text:p>FALSE</text:p>
          </table:table-cell>
          <table:table-cell table:formula="of:=[.F586]&gt;[$Sheet2.$B$2]" office:value-type="boolean" office:boolean-value="false" calcext:value-type="boolean">
            <text:p>FALSE</text:p>
          </table:table-cell>
          <table:table-cell table:formula="of:=AND([.G586]&gt;[$Sheet2.$C$2];[.G586]&lt;[$Sheet2.$C$3])" office:value-type="boolean" office:boolean-value="true" calcext:value-type="boolean">
            <text:p>TRUE</text:p>
          </table:table-cell>
          <table:table-cell table:formula="of:=IF([.H586];[.E58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901" calcext:value-type="float">
            <text:p>705901</text:p>
          </table:table-cell>
          <table:table-cell office:value-type="float" office:value="3" calcext:value-type="float">
            <text:p>3</text:p>
          </table:table-cell>
          <table:table-cell office:value-type="float" office:value="1570" calcext:value-type="float">
            <text:p>1570</text:p>
          </table:table-cell>
          <table:table-cell office:value-type="float" office:value="38.995581" calcext:value-type="float">
            <text:p>38.995581</text:p>
          </table:table-cell>
          <table:table-cell office:value-type="float" office:value="-77.146751" calcext:value-type="float">
            <text:p>-77.146751</text:p>
          </table:table-cell>
          <table:table-cell table:formula="of:=AND([.F587]&gt;[$Sheet2.$B$2];[.G587]&gt;[$Sheet2.$C$2];[.G587]&lt;[$Sheet2.$C$3])" office:value-type="boolean" office:boolean-value="false" calcext:value-type="boolean">
            <text:p>FALSE</text:p>
          </table:table-cell>
          <table:table-cell table:formula="of:=[.F587]&gt;[$Sheet2.$B$2]" office:value-type="boolean" office:boolean-value="false" calcext:value-type="boolean">
            <text:p>FALSE</text:p>
          </table:table-cell>
          <table:table-cell table:formula="of:=AND([.G587]&gt;[$Sheet2.$C$2];[.G587]&lt;[$Sheet2.$C$3])" office:value-type="boolean" office:boolean-value="true" calcext:value-type="boolean">
            <text:p>TRUE</text:p>
          </table:table-cell>
          <table:table-cell table:formula="of:=IF([.H587];[.E58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902" calcext:value-type="float">
            <text:p>705902</text:p>
          </table:table-cell>
          <table:table-cell office:value-type="float" office:value="1" calcext:value-type="float">
            <text:p>1</text:p>
          </table:table-cell>
          <table:table-cell office:value-type="float" office:value="1711" calcext:value-type="float">
            <text:p>1711</text:p>
          </table:table-cell>
          <table:table-cell office:value-type="float" office:value="38.973951" calcext:value-type="float">
            <text:p>38.973951</text:p>
          </table:table-cell>
          <table:table-cell office:value-type="float" office:value="-77.131637" calcext:value-type="float">
            <text:p>-77.131637</text:p>
          </table:table-cell>
          <table:table-cell table:formula="of:=AND([.F588]&gt;[$Sheet2.$B$2];[.G588]&gt;[$Sheet2.$C$2];[.G588]&lt;[$Sheet2.$C$3])" office:value-type="boolean" office:boolean-value="false" calcext:value-type="boolean">
            <text:p>FALSE</text:p>
          </table:table-cell>
          <table:table-cell table:formula="of:=[.F588]&gt;[$Sheet2.$B$2]" office:value-type="boolean" office:boolean-value="false" calcext:value-type="boolean">
            <text:p>FALSE</text:p>
          </table:table-cell>
          <table:table-cell table:formula="of:=AND([.G588]&gt;[$Sheet2.$C$2];[.G588]&lt;[$Sheet2.$C$3])" office:value-type="boolean" office:boolean-value="true" calcext:value-type="boolean">
            <text:p>TRUE</text:p>
          </table:table-cell>
          <table:table-cell table:formula="of:=IF([.H588];[.E58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902" calcext:value-type="float">
            <text:p>705902</text:p>
          </table:table-cell>
          <table:table-cell office:value-type="float" office:value="2" calcext:value-type="float">
            <text:p>2</text:p>
          </table:table-cell>
          <table:table-cell office:value-type="float" office:value="1115" calcext:value-type="float">
            <text:p>1115</text:p>
          </table:table-cell>
          <table:table-cell office:value-type="float" office:value="38.975095" calcext:value-type="float">
            <text:p>38.975095</text:p>
          </table:table-cell>
          <table:table-cell office:value-type="float" office:value="-77.141051" calcext:value-type="float">
            <text:p>-77.141051</text:p>
          </table:table-cell>
          <table:table-cell table:formula="of:=AND([.F589]&gt;[$Sheet2.$B$2];[.G589]&gt;[$Sheet2.$C$2];[.G589]&lt;[$Sheet2.$C$3])" office:value-type="boolean" office:boolean-value="false" calcext:value-type="boolean">
            <text:p>FALSE</text:p>
          </table:table-cell>
          <table:table-cell table:formula="of:=[.F589]&gt;[$Sheet2.$B$2]" office:value-type="boolean" office:boolean-value="false" calcext:value-type="boolean">
            <text:p>FALSE</text:p>
          </table:table-cell>
          <table:table-cell table:formula="of:=AND([.G589]&gt;[$Sheet2.$C$2];[.G589]&lt;[$Sheet2.$C$3])" office:value-type="boolean" office:boolean-value="true" calcext:value-type="boolean">
            <text:p>TRUE</text:p>
          </table:table-cell>
          <table:table-cell table:formula="of:=IF([.H589];[.E58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902" calcext:value-type="float">
            <text:p>705902</text:p>
          </table:table-cell>
          <table:table-cell office:value-type="float" office:value="3" calcext:value-type="float">
            <text:p>3</text:p>
          </table:table-cell>
          <table:table-cell office:value-type="float" office:value="1338" calcext:value-type="float">
            <text:p>1338</text:p>
          </table:table-cell>
          <table:table-cell office:value-type="float" office:value="38.983969" calcext:value-type="float">
            <text:p>38.983969</text:p>
          </table:table-cell>
          <table:table-cell office:value-type="float" office:value="-77.149594" calcext:value-type="float">
            <text:p>-77.149594</text:p>
          </table:table-cell>
          <table:table-cell table:formula="of:=AND([.F590]&gt;[$Sheet2.$B$2];[.G590]&gt;[$Sheet2.$C$2];[.G590]&lt;[$Sheet2.$C$3])" office:value-type="boolean" office:boolean-value="false" calcext:value-type="boolean">
            <text:p>FALSE</text:p>
          </table:table-cell>
          <table:table-cell table:formula="of:=[.F590]&gt;[$Sheet2.$B$2]" office:value-type="boolean" office:boolean-value="false" calcext:value-type="boolean">
            <text:p>FALSE</text:p>
          </table:table-cell>
          <table:table-cell table:formula="of:=AND([.G590]&gt;[$Sheet2.$C$2];[.G590]&lt;[$Sheet2.$C$3])" office:value-type="boolean" office:boolean-value="true" calcext:value-type="boolean">
            <text:p>TRUE</text:p>
          </table:table-cell>
          <table:table-cell table:formula="of:=IF([.H590];[.E59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903" calcext:value-type="float">
            <text:p>705903</text:p>
          </table:table-cell>
          <table:table-cell office:value-type="float" office:value="1" calcext:value-type="float">
            <text:p>1</text:p>
          </table:table-cell>
          <table:table-cell office:value-type="float" office:value="1853" calcext:value-type="float">
            <text:p>1853</text:p>
          </table:table-cell>
          <table:table-cell office:value-type="float" office:value="38.983222" calcext:value-type="float">
            <text:p>38.983222</text:p>
          </table:table-cell>
          <table:table-cell office:value-type="float" office:value="-77.117118" calcext:value-type="float">
            <text:p>-77.117118</text:p>
          </table:table-cell>
          <table:table-cell table:formula="of:=AND([.F591]&gt;[$Sheet2.$B$2];[.G591]&gt;[$Sheet2.$C$2];[.G591]&lt;[$Sheet2.$C$3])" office:value-type="boolean" office:boolean-value="false" calcext:value-type="boolean">
            <text:p>FALSE</text:p>
          </table:table-cell>
          <table:table-cell table:formula="of:=[.F591]&gt;[$Sheet2.$B$2]" office:value-type="boolean" office:boolean-value="false" calcext:value-type="boolean">
            <text:p>FALSE</text:p>
          </table:table-cell>
          <table:table-cell table:formula="of:=AND([.G591]&gt;[$Sheet2.$C$2];[.G591]&lt;[$Sheet2.$C$3])" office:value-type="boolean" office:boolean-value="true" calcext:value-type="boolean">
            <text:p>TRUE</text:p>
          </table:table-cell>
          <table:table-cell table:formula="of:=IF([.H591];[.E59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903" calcext:value-type="float">
            <text:p>705903</text:p>
          </table:table-cell>
          <table:table-cell office:value-type="float" office:value="2" calcext:value-type="float">
            <text:p>2</text:p>
          </table:table-cell>
          <table:table-cell office:value-type="float" office:value="1605" calcext:value-type="float">
            <text:p>1605</text:p>
          </table:table-cell>
          <table:table-cell office:value-type="float" office:value="38.981514" calcext:value-type="float">
            <text:p>38.981514</text:p>
          </table:table-cell>
          <table:table-cell office:value-type="float" office:value="-77.128102" calcext:value-type="float">
            <text:p>-77.128102</text:p>
          </table:table-cell>
          <table:table-cell table:formula="of:=AND([.F592]&gt;[$Sheet2.$B$2];[.G592]&gt;[$Sheet2.$C$2];[.G592]&lt;[$Sheet2.$C$3])" office:value-type="boolean" office:boolean-value="false" calcext:value-type="boolean">
            <text:p>FALSE</text:p>
          </table:table-cell>
          <table:table-cell table:formula="of:=[.F592]&gt;[$Sheet2.$B$2]" office:value-type="boolean" office:boolean-value="false" calcext:value-type="boolean">
            <text:p>FALSE</text:p>
          </table:table-cell>
          <table:table-cell table:formula="of:=AND([.G592]&gt;[$Sheet2.$C$2];[.G592]&lt;[$Sheet2.$C$3])" office:value-type="boolean" office:boolean-value="true" calcext:value-type="boolean">
            <text:p>TRUE</text:p>
          </table:table-cell>
          <table:table-cell table:formula="of:=IF([.H592];[.E59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5903" calcext:value-type="float">
            <text:p>705903</text:p>
          </table:table-cell>
          <table:table-cell office:value-type="float" office:value="3" calcext:value-type="float">
            <text:p>3</text:p>
          </table:table-cell>
          <table:table-cell office:value-type="float" office:value="1089" calcext:value-type="float">
            <text:p>1089</text:p>
          </table:table-cell>
          <table:table-cell office:value-type="float" office:value="38.984698" calcext:value-type="float">
            <text:p>38.984698</text:p>
          </table:table-cell>
          <table:table-cell office:value-type="float" office:value="-77.123763" calcext:value-type="float">
            <text:p>-77.123763</text:p>
          </table:table-cell>
          <table:table-cell table:formula="of:=AND([.F593]&gt;[$Sheet2.$B$2];[.G593]&gt;[$Sheet2.$C$2];[.G593]&lt;[$Sheet2.$C$3])" office:value-type="boolean" office:boolean-value="false" calcext:value-type="boolean">
            <text:p>FALSE</text:p>
          </table:table-cell>
          <table:table-cell table:formula="of:=[.F593]&gt;[$Sheet2.$B$2]" office:value-type="boolean" office:boolean-value="false" calcext:value-type="boolean">
            <text:p>FALSE</text:p>
          </table:table-cell>
          <table:table-cell table:formula="of:=AND([.G593]&gt;[$Sheet2.$C$2];[.G593]&lt;[$Sheet2.$C$3])" office:value-type="boolean" office:boolean-value="true" calcext:value-type="boolean">
            <text:p>TRUE</text:p>
          </table:table-cell>
          <table:table-cell table:formula="of:=IF([.H593];[.E59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6005" calcext:value-type="float">
            <text:p>706005</text:p>
          </table:table-cell>
          <table:table-cell office:value-type="float" office:value="1" calcext:value-type="float">
            <text:p>1</text:p>
          </table:table-cell>
          <table:table-cell office:value-type="float" office:value="1322" calcext:value-type="float">
            <text:p>1322</text:p>
          </table:table-cell>
          <table:table-cell office:value-type="float" office:value="39.027778" calcext:value-type="float">
            <text:p>39.027778</text:p>
          </table:table-cell>
          <table:table-cell office:value-type="float" office:value="-77.183312" calcext:value-type="float">
            <text:p>-77.183312</text:p>
          </table:table-cell>
          <table:table-cell table:formula="of:=AND([.F594]&gt;[$Sheet2.$B$2];[.G594]&gt;[$Sheet2.$C$2];[.G594]&lt;[$Sheet2.$C$3])" office:value-type="boolean" office:boolean-value="false" calcext:value-type="boolean">
            <text:p>FALSE</text:p>
          </table:table-cell>
          <table:table-cell table:formula="of:=[.F594]&gt;[$Sheet2.$B$2]" office:value-type="boolean" office:boolean-value="false" calcext:value-type="boolean">
            <text:p>FALSE</text:p>
          </table:table-cell>
          <table:table-cell table:formula="of:=AND([.G594]&gt;[$Sheet2.$C$2];[.G594]&lt;[$Sheet2.$C$3])" office:value-type="boolean" office:boolean-value="true" calcext:value-type="boolean">
            <text:p>TRUE</text:p>
          </table:table-cell>
          <table:table-cell table:formula="of:=IF([.H594];[.E59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6005" calcext:value-type="float">
            <text:p>706005</text:p>
          </table:table-cell>
          <table:table-cell office:value-type="float" office:value="2" calcext:value-type="float">
            <text:p>2</text:p>
          </table:table-cell>
          <table:table-cell office:value-type="float" office:value="1134" calcext:value-type="float">
            <text:p>1134</text:p>
          </table:table-cell>
          <table:table-cell office:value-type="float" office:value="39.012061" calcext:value-type="float">
            <text:p>39.012061</text:p>
          </table:table-cell>
          <table:table-cell office:value-type="float" office:value="-77.174179" calcext:value-type="float">
            <text:p>-77.174179</text:p>
          </table:table-cell>
          <table:table-cell table:formula="of:=AND([.F595]&gt;[$Sheet2.$B$2];[.G595]&gt;[$Sheet2.$C$2];[.G595]&lt;[$Sheet2.$C$3])" office:value-type="boolean" office:boolean-value="false" calcext:value-type="boolean">
            <text:p>FALSE</text:p>
          </table:table-cell>
          <table:table-cell table:formula="of:=[.F595]&gt;[$Sheet2.$B$2]" office:value-type="boolean" office:boolean-value="false" calcext:value-type="boolean">
            <text:p>FALSE</text:p>
          </table:table-cell>
          <table:table-cell table:formula="of:=AND([.G595]&gt;[$Sheet2.$C$2];[.G595]&lt;[$Sheet2.$C$3])" office:value-type="boolean" office:boolean-value="true" calcext:value-type="boolean">
            <text:p>TRUE</text:p>
          </table:table-cell>
          <table:table-cell table:formula="of:=IF([.H595];[.E59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6005" calcext:value-type="float">
            <text:p>706005</text:p>
          </table:table-cell>
          <table:table-cell office:value-type="float" office:value="3" calcext:value-type="float">
            <text:p>3</text:p>
          </table:table-cell>
          <table:table-cell office:value-type="float" office:value="2123" calcext:value-type="float">
            <text:p>2123</text:p>
          </table:table-cell>
          <table:table-cell office:value-type="float" office:value="39.018191" calcext:value-type="float">
            <text:p>39.018191</text:p>
          </table:table-cell>
          <table:table-cell office:value-type="float" office:value="-77.197177" calcext:value-type="float">
            <text:p>-77.197177</text:p>
          </table:table-cell>
          <table:table-cell table:formula="of:=AND([.F596]&gt;[$Sheet2.$B$2];[.G596]&gt;[$Sheet2.$C$2];[.G596]&lt;[$Sheet2.$C$3])" office:value-type="boolean" office:boolean-value="false" calcext:value-type="boolean">
            <text:p>FALSE</text:p>
          </table:table-cell>
          <table:table-cell table:formula="of:=[.F596]&gt;[$Sheet2.$B$2]" office:value-type="boolean" office:boolean-value="false" calcext:value-type="boolean">
            <text:p>FALSE</text:p>
          </table:table-cell>
          <table:table-cell table:formula="of:=AND([.G596]&gt;[$Sheet2.$C$2];[.G596]&lt;[$Sheet2.$C$3])" office:value-type="boolean" office:boolean-value="true" calcext:value-type="boolean">
            <text:p>TRUE</text:p>
          </table:table-cell>
          <table:table-cell table:formula="of:=IF([.H596];[.E59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6007" calcext:value-type="float">
            <text:p>706007</text:p>
          </table:table-cell>
          <table:table-cell office:value-type="float" office:value="1" calcext:value-type="float">
            <text:p>1</text:p>
          </table:table-cell>
          <table:table-cell office:value-type="float" office:value="1847" calcext:value-type="float">
            <text:p>1847</text:p>
          </table:table-cell>
          <table:table-cell office:value-type="float" office:value="39.0494" calcext:value-type="float">
            <text:p>39.0494</text:p>
          </table:table-cell>
          <table:table-cell office:value-type="float" office:value="-77.218406" calcext:value-type="float">
            <text:p>-77.218406</text:p>
          </table:table-cell>
          <table:table-cell table:formula="of:=AND([.F597]&gt;[$Sheet2.$B$2];[.G597]&gt;[$Sheet2.$C$2];[.G597]&lt;[$Sheet2.$C$3])" office:value-type="boolean" office:boolean-value="false" calcext:value-type="boolean">
            <text:p>FALSE</text:p>
          </table:table-cell>
          <table:table-cell table:formula="of:=[.F597]&gt;[$Sheet2.$B$2]" office:value-type="boolean" office:boolean-value="false" calcext:value-type="boolean">
            <text:p>FALSE</text:p>
          </table:table-cell>
          <table:table-cell table:formula="of:=AND([.G597]&gt;[$Sheet2.$C$2];[.G597]&lt;[$Sheet2.$C$3])" office:value-type="boolean" office:boolean-value="true" calcext:value-type="boolean">
            <text:p>TRUE</text:p>
          </table:table-cell>
          <table:table-cell table:formula="of:=IF([.H597];[.E59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6007" calcext:value-type="float">
            <text:p>706007</text:p>
          </table:table-cell>
          <table:table-cell office:value-type="float" office:value="2" calcext:value-type="float">
            <text:p>2</text:p>
          </table:table-cell>
          <table:table-cell office:value-type="float" office:value="2849" calcext:value-type="float">
            <text:p>2849</text:p>
          </table:table-cell>
          <table:table-cell office:value-type="float" office:value="39.040875" calcext:value-type="float">
            <text:p>39.040875</text:p>
          </table:table-cell>
          <table:table-cell office:value-type="float" office:value="-77.203718" calcext:value-type="float">
            <text:p>-77.203718</text:p>
          </table:table-cell>
          <table:table-cell table:formula="of:=AND([.F598]&gt;[$Sheet2.$B$2];[.G598]&gt;[$Sheet2.$C$2];[.G598]&lt;[$Sheet2.$C$3])" office:value-type="boolean" office:boolean-value="false" calcext:value-type="boolean">
            <text:p>FALSE</text:p>
          </table:table-cell>
          <table:table-cell table:formula="of:=[.F598]&gt;[$Sheet2.$B$2]" office:value-type="boolean" office:boolean-value="false" calcext:value-type="boolean">
            <text:p>FALSE</text:p>
          </table:table-cell>
          <table:table-cell table:formula="of:=AND([.G598]&gt;[$Sheet2.$C$2];[.G598]&lt;[$Sheet2.$C$3])" office:value-type="boolean" office:boolean-value="true" calcext:value-type="boolean">
            <text:p>TRUE</text:p>
          </table:table-cell>
          <table:table-cell table:formula="of:=IF([.H598];[.E59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6007" calcext:value-type="float">
            <text:p>706007</text:p>
          </table:table-cell>
          <table:table-cell office:value-type="float" office:value="3" calcext:value-type="float">
            <text:p>3</text:p>
          </table:table-cell>
          <table:table-cell office:value-type="float" office:value="2470" calcext:value-type="float">
            <text:p>2470</text:p>
          </table:table-cell>
          <table:table-cell office:value-type="float" office:value="39.052056" calcext:value-type="float">
            <text:p>39.052056</text:p>
          </table:table-cell>
          <table:table-cell office:value-type="float" office:value="-77.19771" calcext:value-type="float">
            <text:p>-77.19771</text:p>
          </table:table-cell>
          <table:table-cell table:formula="of:=AND([.F599]&gt;[$Sheet2.$B$2];[.G599]&gt;[$Sheet2.$C$2];[.G599]&lt;[$Sheet2.$C$3])" office:value-type="boolean" office:boolean-value="false" calcext:value-type="boolean">
            <text:p>FALSE</text:p>
          </table:table-cell>
          <table:table-cell table:formula="of:=[.F599]&gt;[$Sheet2.$B$2]" office:value-type="boolean" office:boolean-value="false" calcext:value-type="boolean">
            <text:p>FALSE</text:p>
          </table:table-cell>
          <table:table-cell table:formula="of:=AND([.G599]&gt;[$Sheet2.$C$2];[.G599]&lt;[$Sheet2.$C$3])" office:value-type="boolean" office:boolean-value="true" calcext:value-type="boolean">
            <text:p>TRUE</text:p>
          </table:table-cell>
          <table:table-cell table:formula="of:=IF([.H599];[.E59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6008" calcext:value-type="float">
            <text:p>706008</text:p>
          </table:table-cell>
          <table:table-cell office:value-type="float" office:value="1" calcext:value-type="float">
            <text:p>1</text:p>
          </table:table-cell>
          <table:table-cell office:value-type="float" office:value="1720" calcext:value-type="float">
            <text:p>1720</text:p>
          </table:table-cell>
          <table:table-cell office:value-type="float" office:value="39.01556" calcext:value-type="float">
            <text:p>39.01556</text:p>
          </table:table-cell>
          <table:table-cell office:value-type="float" office:value="-77.230308" calcext:value-type="float">
            <text:p>-77.230308</text:p>
          </table:table-cell>
          <table:table-cell table:formula="of:=AND([.F600]&gt;[$Sheet2.$B$2];[.G600]&gt;[$Sheet2.$C$2];[.G600]&lt;[$Sheet2.$C$3])" office:value-type="boolean" office:boolean-value="false" calcext:value-type="boolean">
            <text:p>FALSE</text:p>
          </table:table-cell>
          <table:table-cell table:formula="of:=[.F600]&gt;[$Sheet2.$B$2]" office:value-type="boolean" office:boolean-value="false" calcext:value-type="boolean">
            <text:p>FALSE</text:p>
          </table:table-cell>
          <table:table-cell table:formula="of:=AND([.G600]&gt;[$Sheet2.$C$2];[.G600]&lt;[$Sheet2.$C$3])" office:value-type="boolean" office:boolean-value="true" calcext:value-type="boolean">
            <text:p>TRUE</text:p>
          </table:table-cell>
          <table:table-cell table:formula="of:=IF([.H600];[.E60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6008" calcext:value-type="float">
            <text:p>706008</text:p>
          </table:table-cell>
          <table:table-cell office:value-type="float" office:value="2" calcext:value-type="float">
            <text:p>2</text:p>
          </table:table-cell>
          <table:table-cell office:value-type="float" office:value="789" calcext:value-type="float">
            <text:p>789</text:p>
          </table:table-cell>
          <table:table-cell office:value-type="float" office:value="38.981683" calcext:value-type="float">
            <text:p>38.981683</text:p>
          </table:table-cell>
          <table:table-cell office:value-type="float" office:value="-77.19825" calcext:value-type="float">
            <text:p>-77.19825</text:p>
          </table:table-cell>
          <table:table-cell table:formula="of:=AND([.F601]&gt;[$Sheet2.$B$2];[.G601]&gt;[$Sheet2.$C$2];[.G601]&lt;[$Sheet2.$C$3])" office:value-type="boolean" office:boolean-value="false" calcext:value-type="boolean">
            <text:p>FALSE</text:p>
          </table:table-cell>
          <table:table-cell table:formula="of:=[.F601]&gt;[$Sheet2.$B$2]" office:value-type="boolean" office:boolean-value="false" calcext:value-type="boolean">
            <text:p>FALSE</text:p>
          </table:table-cell>
          <table:table-cell table:formula="of:=AND([.G601]&gt;[$Sheet2.$C$2];[.G601]&lt;[$Sheet2.$C$3])" office:value-type="boolean" office:boolean-value="true" calcext:value-type="boolean">
            <text:p>TRUE</text:p>
          </table:table-cell>
          <table:table-cell table:formula="of:=IF([.H601];[.E60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6008" calcext:value-type="float">
            <text:p>706008</text:p>
          </table:table-cell>
          <table:table-cell office:value-type="float" office:value="3" calcext:value-type="float">
            <text:p>3</text:p>
          </table:table-cell>
          <table:table-cell office:value-type="float" office:value="2821" calcext:value-type="float">
            <text:p>2821</text:p>
          </table:table-cell>
          <table:table-cell office:value-type="float" office:value="38.988847" calcext:value-type="float">
            <text:p>38.988847</text:p>
          </table:table-cell>
          <table:table-cell office:value-type="float" office:value="-77.21943" calcext:value-type="float">
            <text:p>-77.21943</text:p>
          </table:table-cell>
          <table:table-cell table:formula="of:=AND([.F602]&gt;[$Sheet2.$B$2];[.G602]&gt;[$Sheet2.$C$2];[.G602]&lt;[$Sheet2.$C$3])" office:value-type="boolean" office:boolean-value="false" calcext:value-type="boolean">
            <text:p>FALSE</text:p>
          </table:table-cell>
          <table:table-cell table:formula="of:=[.F602]&gt;[$Sheet2.$B$2]" office:value-type="boolean" office:boolean-value="false" calcext:value-type="boolean">
            <text:p>FALSE</text:p>
          </table:table-cell>
          <table:table-cell table:formula="of:=AND([.G602]&gt;[$Sheet2.$C$2];[.G602]&lt;[$Sheet2.$C$3])" office:value-type="boolean" office:boolean-value="true" calcext:value-type="boolean">
            <text:p>TRUE</text:p>
          </table:table-cell>
          <table:table-cell table:formula="of:=IF([.H602];[.E60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6009" calcext:value-type="float">
            <text:p>706009</text:p>
          </table:table-cell>
          <table:table-cell office:value-type="float" office:value="1" calcext:value-type="float">
            <text:p>1</text:p>
          </table:table-cell>
          <table:table-cell office:value-type="float" office:value="2546" calcext:value-type="float">
            <text:p>2546</text:p>
          </table:table-cell>
          <table:table-cell office:value-type="float" office:value="39.006113" calcext:value-type="float">
            <text:p>39.006113</text:p>
          </table:table-cell>
          <table:table-cell office:value-type="float" office:value="-77.206799" calcext:value-type="float">
            <text:p>-77.206799</text:p>
          </table:table-cell>
          <table:table-cell table:formula="of:=AND([.F603]&gt;[$Sheet2.$B$2];[.G603]&gt;[$Sheet2.$C$2];[.G603]&lt;[$Sheet2.$C$3])" office:value-type="boolean" office:boolean-value="false" calcext:value-type="boolean">
            <text:p>FALSE</text:p>
          </table:table-cell>
          <table:table-cell table:formula="of:=[.F603]&gt;[$Sheet2.$B$2]" office:value-type="boolean" office:boolean-value="false" calcext:value-type="boolean">
            <text:p>FALSE</text:p>
          </table:table-cell>
          <table:table-cell table:formula="of:=AND([.G603]&gt;[$Sheet2.$C$2];[.G603]&lt;[$Sheet2.$C$3])" office:value-type="boolean" office:boolean-value="true" calcext:value-type="boolean">
            <text:p>TRUE</text:p>
          </table:table-cell>
          <table:table-cell table:formula="of:=IF([.H603];[.E60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6009" calcext:value-type="float">
            <text:p>706009</text:p>
          </table:table-cell>
          <table:table-cell office:value-type="float" office:value="2" calcext:value-type="float">
            <text:p>2</text:p>
          </table:table-cell>
          <table:table-cell office:value-type="float" office:value="1630" calcext:value-type="float">
            <text:p>1630</text:p>
          </table:table-cell>
          <table:table-cell office:value-type="float" office:value="38.989341" calcext:value-type="float">
            <text:p>38.989341</text:p>
          </table:table-cell>
          <table:table-cell office:value-type="float" office:value="-77.188872" calcext:value-type="float">
            <text:p>-77.188872</text:p>
          </table:table-cell>
          <table:table-cell table:formula="of:=AND([.F604]&gt;[$Sheet2.$B$2];[.G604]&gt;[$Sheet2.$C$2];[.G604]&lt;[$Sheet2.$C$3])" office:value-type="boolean" office:boolean-value="false" calcext:value-type="boolean">
            <text:p>FALSE</text:p>
          </table:table-cell>
          <table:table-cell table:formula="of:=[.F604]&gt;[$Sheet2.$B$2]" office:value-type="boolean" office:boolean-value="false" calcext:value-type="boolean">
            <text:p>FALSE</text:p>
          </table:table-cell>
          <table:table-cell table:formula="of:=AND([.G604]&gt;[$Sheet2.$C$2];[.G604]&lt;[$Sheet2.$C$3])" office:value-type="boolean" office:boolean-value="true" calcext:value-type="boolean">
            <text:p>TRUE</text:p>
          </table:table-cell>
          <table:table-cell table:formula="of:=IF([.H604];[.E60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6009" calcext:value-type="float">
            <text:p>706009</text:p>
          </table:table-cell>
          <table:table-cell office:value-type="float" office:value="3" calcext:value-type="float">
            <text:p>3</text:p>
          </table:table-cell>
          <table:table-cell office:value-type="float" office:value="1426" calcext:value-type="float">
            <text:p>1426</text:p>
          </table:table-cell>
          <table:table-cell office:value-type="float" office:value="38.988994" calcext:value-type="float">
            <text:p>38.988994</text:p>
          </table:table-cell>
          <table:table-cell office:value-type="float" office:value="-77.168465" calcext:value-type="float">
            <text:p>-77.168465</text:p>
          </table:table-cell>
          <table:table-cell table:formula="of:=AND([.F605]&gt;[$Sheet2.$B$2];[.G605]&gt;[$Sheet2.$C$2];[.G605]&lt;[$Sheet2.$C$3])" office:value-type="boolean" office:boolean-value="false" calcext:value-type="boolean">
            <text:p>FALSE</text:p>
          </table:table-cell>
          <table:table-cell table:formula="of:=[.F605]&gt;[$Sheet2.$B$2]" office:value-type="boolean" office:boolean-value="false" calcext:value-type="boolean">
            <text:p>FALSE</text:p>
          </table:table-cell>
          <table:table-cell table:formula="of:=AND([.G605]&gt;[$Sheet2.$C$2];[.G605]&lt;[$Sheet2.$C$3])" office:value-type="boolean" office:boolean-value="true" calcext:value-type="boolean">
            <text:p>TRUE</text:p>
          </table:table-cell>
          <table:table-cell table:formula="of:=IF([.H605];[.E605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6010" calcext:value-type="float">
            <text:p>706010</text:p>
          </table:table-cell>
          <table:table-cell office:value-type="float" office:value="1" calcext:value-type="float">
            <text:p>1</text:p>
          </table:table-cell>
          <table:table-cell office:value-type="float" office:value="1855" calcext:value-type="float">
            <text:p>1855</text:p>
          </table:table-cell>
          <table:table-cell office:value-type="float" office:value="39.029639" calcext:value-type="float">
            <text:p>39.029639</text:p>
          </table:table-cell>
          <table:table-cell office:value-type="float" office:value="-77.161861" calcext:value-type="float">
            <text:p>-77.161861</text:p>
          </table:table-cell>
          <table:table-cell table:formula="of:=AND([.F606]&gt;[$Sheet2.$B$2];[.G606]&gt;[$Sheet2.$C$2];[.G606]&lt;[$Sheet2.$C$3])" office:value-type="boolean" office:boolean-value="false" calcext:value-type="boolean">
            <text:p>FALSE</text:p>
          </table:table-cell>
          <table:table-cell table:formula="of:=[.F606]&gt;[$Sheet2.$B$2]" office:value-type="boolean" office:boolean-value="false" calcext:value-type="boolean">
            <text:p>FALSE</text:p>
          </table:table-cell>
          <table:table-cell table:formula="of:=AND([.G606]&gt;[$Sheet2.$C$2];[.G606]&lt;[$Sheet2.$C$3])" office:value-type="boolean" office:boolean-value="true" calcext:value-type="boolean">
            <text:p>TRUE</text:p>
          </table:table-cell>
          <table:table-cell table:formula="of:=IF([.H606];[.E606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6010" calcext:value-type="float">
            <text:p>706010</text:p>
          </table:table-cell>
          <table:table-cell office:value-type="float" office:value="2" calcext:value-type="float">
            <text:p>2</text:p>
          </table:table-cell>
          <table:table-cell office:value-type="float" office:value="1171" calcext:value-type="float">
            <text:p>1171</text:p>
          </table:table-cell>
          <table:table-cell office:value-type="float" office:value="39.024998" calcext:value-type="float">
            <text:p>39.024998</text:p>
          </table:table-cell>
          <table:table-cell office:value-type="float" office:value="-77.169313" calcext:value-type="float">
            <text:p>-77.169313</text:p>
          </table:table-cell>
          <table:table-cell table:formula="of:=AND([.F607]&gt;[$Sheet2.$B$2];[.G607]&gt;[$Sheet2.$C$2];[.G607]&lt;[$Sheet2.$C$3])" office:value-type="boolean" office:boolean-value="false" calcext:value-type="boolean">
            <text:p>FALSE</text:p>
          </table:table-cell>
          <table:table-cell table:formula="of:=[.F607]&gt;[$Sheet2.$B$2]" office:value-type="boolean" office:boolean-value="false" calcext:value-type="boolean">
            <text:p>FALSE</text:p>
          </table:table-cell>
          <table:table-cell table:formula="of:=AND([.G607]&gt;[$Sheet2.$C$2];[.G607]&lt;[$Sheet2.$C$3])" office:value-type="boolean" office:boolean-value="true" calcext:value-type="boolean">
            <text:p>TRUE</text:p>
          </table:table-cell>
          <table:table-cell table:formula="of:=IF([.H607];[.E607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6011" calcext:value-type="float">
            <text:p>706011</text:p>
          </table:table-cell>
          <table:table-cell office:value-type="float" office:value="1" calcext:value-type="float">
            <text:p>1</text:p>
          </table:table-cell>
          <table:table-cell office:value-type="float" office:value="1962" calcext:value-type="float">
            <text:p>1962</text:p>
          </table:table-cell>
          <table:table-cell office:value-type="float" office:value="39.036892" calcext:value-type="float">
            <text:p>39.036892</text:p>
          </table:table-cell>
          <table:table-cell office:value-type="float" office:value="-77.166102" calcext:value-type="float">
            <text:p>-77.166102</text:p>
          </table:table-cell>
          <table:table-cell table:formula="of:=AND([.F608]&gt;[$Sheet2.$B$2];[.G608]&gt;[$Sheet2.$C$2];[.G608]&lt;[$Sheet2.$C$3])" office:value-type="boolean" office:boolean-value="false" calcext:value-type="boolean">
            <text:p>FALSE</text:p>
          </table:table-cell>
          <table:table-cell table:formula="of:=[.F608]&gt;[$Sheet2.$B$2]" office:value-type="boolean" office:boolean-value="false" calcext:value-type="boolean">
            <text:p>FALSE</text:p>
          </table:table-cell>
          <table:table-cell table:formula="of:=AND([.G608]&gt;[$Sheet2.$C$2];[.G608]&lt;[$Sheet2.$C$3])" office:value-type="boolean" office:boolean-value="true" calcext:value-type="boolean">
            <text:p>TRUE</text:p>
          </table:table-cell>
          <table:table-cell table:formula="of:=IF([.H608];[.E608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6011" calcext:value-type="float">
            <text:p>706011</text:p>
          </table:table-cell>
          <table:table-cell office:value-type="float" office:value="2" calcext:value-type="float">
            <text:p>2</text:p>
          </table:table-cell>
          <table:table-cell office:value-type="float" office:value="1448" calcext:value-type="float">
            <text:p>1448</text:p>
          </table:table-cell>
          <table:table-cell office:value-type="float" office:value="39.039585" calcext:value-type="float">
            <text:p>39.039585</text:p>
          </table:table-cell>
          <table:table-cell office:value-type="float" office:value="-77.177269" calcext:value-type="float">
            <text:p>-77.177269</text:p>
          </table:table-cell>
          <table:table-cell table:formula="of:=AND([.F609]&gt;[$Sheet2.$B$2];[.G609]&gt;[$Sheet2.$C$2];[.G609]&lt;[$Sheet2.$C$3])" office:value-type="boolean" office:boolean-value="false" calcext:value-type="boolean">
            <text:p>FALSE</text:p>
          </table:table-cell>
          <table:table-cell table:formula="of:=[.F609]&gt;[$Sheet2.$B$2]" office:value-type="boolean" office:boolean-value="false" calcext:value-type="boolean">
            <text:p>FALSE</text:p>
          </table:table-cell>
          <table:table-cell table:formula="of:=AND([.G609]&gt;[$Sheet2.$C$2];[.G609]&lt;[$Sheet2.$C$3])" office:value-type="boolean" office:boolean-value="true" calcext:value-type="boolean">
            <text:p>TRUE</text:p>
          </table:table-cell>
          <table:table-cell table:formula="of:=IF([.H609];[.E609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6011" calcext:value-type="float">
            <text:p>706011</text:p>
          </table:table-cell>
          <table:table-cell office:value-type="float" office:value="3" calcext:value-type="float">
            <text:p>3</text:p>
          </table:table-cell>
          <table:table-cell office:value-type="float" office:value="1880" calcext:value-type="float">
            <text:p>1880</text:p>
          </table:table-cell>
          <table:table-cell office:value-type="float" office:value="39.039999" calcext:value-type="float">
            <text:p>39.039999</text:p>
          </table:table-cell>
          <table:table-cell office:value-type="float" office:value="-77.185657" calcext:value-type="float">
            <text:p>-77.185657</text:p>
          </table:table-cell>
          <table:table-cell table:formula="of:=AND([.F610]&gt;[$Sheet2.$B$2];[.G610]&gt;[$Sheet2.$C$2];[.G610]&lt;[$Sheet2.$C$3])" office:value-type="boolean" office:boolean-value="false" calcext:value-type="boolean">
            <text:p>FALSE</text:p>
          </table:table-cell>
          <table:table-cell table:formula="of:=[.F610]&gt;[$Sheet2.$B$2]" office:value-type="boolean" office:boolean-value="false" calcext:value-type="boolean">
            <text:p>FALSE</text:p>
          </table:table-cell>
          <table:table-cell table:formula="of:=AND([.G610]&gt;[$Sheet2.$C$2];[.G610]&lt;[$Sheet2.$C$3])" office:value-type="boolean" office:boolean-value="true" calcext:value-type="boolean">
            <text:p>TRUE</text:p>
          </table:table-cell>
          <table:table-cell table:formula="of:=IF([.H610];[.E610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6012" calcext:value-type="float">
            <text:p>706012</text:p>
          </table:table-cell>
          <table:table-cell office:value-type="float" office:value="1" calcext:value-type="float">
            <text:p>1</text:p>
          </table:table-cell>
          <table:table-cell office:value-type="float" office:value="1120" calcext:value-type="float">
            <text:p>1120</text:p>
          </table:table-cell>
          <table:table-cell office:value-type="float" office:value="39.032397" calcext:value-type="float">
            <text:p>39.032397</text:p>
          </table:table-cell>
          <table:table-cell office:value-type="float" office:value="-77.1515" calcext:value-type="float">
            <text:p>-77.1515</text:p>
          </table:table-cell>
          <table:table-cell table:formula="of:=AND([.F611]&gt;[$Sheet2.$B$2];[.G611]&gt;[$Sheet2.$C$2];[.G611]&lt;[$Sheet2.$C$3])" office:value-type="boolean" office:boolean-value="false" calcext:value-type="boolean">
            <text:p>FALSE</text:p>
          </table:table-cell>
          <table:table-cell table:formula="of:=[.F611]&gt;[$Sheet2.$B$2]" office:value-type="boolean" office:boolean-value="false" calcext:value-type="boolean">
            <text:p>FALSE</text:p>
          </table:table-cell>
          <table:table-cell table:formula="of:=AND([.G611]&gt;[$Sheet2.$C$2];[.G611]&lt;[$Sheet2.$C$3])" office:value-type="boolean" office:boolean-value="true" calcext:value-type="boolean">
            <text:p>TRUE</text:p>
          </table:table-cell>
          <table:table-cell table:formula="of:=IF([.H611];[.E611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6012" calcext:value-type="float">
            <text:p>706012</text:p>
          </table:table-cell>
          <table:table-cell office:value-type="float" office:value="2" calcext:value-type="float">
            <text:p>2</text:p>
          </table:table-cell>
          <table:table-cell office:value-type="float" office:value="1007" calcext:value-type="float">
            <text:p>1007</text:p>
          </table:table-cell>
          <table:table-cell office:value-type="float" office:value="39.023285" calcext:value-type="float">
            <text:p>39.023285</text:p>
          </table:table-cell>
          <table:table-cell office:value-type="float" office:value="-77.15262" calcext:value-type="float">
            <text:p>-77.15262</text:p>
          </table:table-cell>
          <table:table-cell table:formula="of:=AND([.F612]&gt;[$Sheet2.$B$2];[.G612]&gt;[$Sheet2.$C$2];[.G612]&lt;[$Sheet2.$C$3])" office:value-type="boolean" office:boolean-value="false" calcext:value-type="boolean">
            <text:p>FALSE</text:p>
          </table:table-cell>
          <table:table-cell table:formula="of:=[.F612]&gt;[$Sheet2.$B$2]" office:value-type="boolean" office:boolean-value="false" calcext:value-type="boolean">
            <text:p>FALSE</text:p>
          </table:table-cell>
          <table:table-cell table:formula="of:=AND([.G612]&gt;[$Sheet2.$C$2];[.G612]&lt;[$Sheet2.$C$3])" office:value-type="boolean" office:boolean-value="true" calcext:value-type="boolean">
            <text:p>TRUE</text:p>
          </table:table-cell>
          <table:table-cell table:formula="of:=IF([.H612];[.E612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6012" calcext:value-type="float">
            <text:p>706012</text:p>
          </table:table-cell>
          <table:table-cell office:value-type="float" office:value="3" calcext:value-type="float">
            <text:p>3</text:p>
          </table:table-cell>
          <table:table-cell office:value-type="float" office:value="1003" calcext:value-type="float">
            <text:p>1003</text:p>
          </table:table-cell>
          <table:table-cell office:value-type="float" office:value="39.025645" calcext:value-type="float">
            <text:p>39.025645</text:p>
          </table:table-cell>
          <table:table-cell office:value-type="float" office:value="-77.150451" calcext:value-type="float">
            <text:p>-77.150451</text:p>
          </table:table-cell>
          <table:table-cell table:formula="of:=AND([.F613]&gt;[$Sheet2.$B$2];[.G613]&gt;[$Sheet2.$C$2];[.G613]&lt;[$Sheet2.$C$3])" office:value-type="boolean" office:boolean-value="false" calcext:value-type="boolean">
            <text:p>FALSE</text:p>
          </table:table-cell>
          <table:table-cell table:formula="of:=[.F613]&gt;[$Sheet2.$B$2]" office:value-type="boolean" office:boolean-value="false" calcext:value-type="boolean">
            <text:p>FALSE</text:p>
          </table:table-cell>
          <table:table-cell table:formula="of:=AND([.G613]&gt;[$Sheet2.$C$2];[.G613]&lt;[$Sheet2.$C$3])" office:value-type="boolean" office:boolean-value="true" calcext:value-type="boolean">
            <text:p>TRUE</text:p>
          </table:table-cell>
          <table:table-cell table:formula="of:=IF([.H613];[.E613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6013" calcext:value-type="float">
            <text:p>706013</text:p>
          </table:table-cell>
          <table:table-cell office:value-type="float" office:value="1" calcext:value-type="float">
            <text:p>1</text:p>
          </table:table-cell>
          <table:table-cell office:value-type="float" office:value="1435" calcext:value-type="float">
            <text:p>1435</text:p>
          </table:table-cell>
          <table:table-cell office:value-type="float" office:value="39.004263" calcext:value-type="float">
            <text:p>39.004263</text:p>
          </table:table-cell>
          <table:table-cell office:value-type="float" office:value="-77.163261" calcext:value-type="float">
            <text:p>-77.163261</text:p>
          </table:table-cell>
          <table:table-cell table:formula="of:=AND([.F614]&gt;[$Sheet2.$B$2];[.G614]&gt;[$Sheet2.$C$2];[.G614]&lt;[$Sheet2.$C$3])" office:value-type="boolean" office:boolean-value="false" calcext:value-type="boolean">
            <text:p>FALSE</text:p>
          </table:table-cell>
          <table:table-cell table:formula="of:=[.F614]&gt;[$Sheet2.$B$2]" office:value-type="boolean" office:boolean-value="false" calcext:value-type="boolean">
            <text:p>FALSE</text:p>
          </table:table-cell>
          <table:table-cell table:formula="of:=AND([.G614]&gt;[$Sheet2.$C$2];[.G614]&lt;[$Sheet2.$C$3])" office:value-type="boolean" office:boolean-value="true" calcext:value-type="boolean">
            <text:p>TRUE</text:p>
          </table:table-cell>
          <table:table-cell table:formula="of:=IF([.H614];[.E614]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6013" calcext:value-type="float">
            <text:p>706013</text:p>
          </table:table-cell>
          <table:table-cell office:value-type="float" office:value="2" calcext:value-type="float">
            <text:p>2</text:p>
          </table:table-cell>
          <table:table-cell office:value-type="float" office:value="1279" calcext:value-type="float">
            <text:p>1279</text:p>
          </table:table-cell>
          <table:table-cell office:value-type="float" office:value="39.010757" calcext:value-type="float">
            <text:p>39.010757</text:p>
          </table:table-cell>
          <table:table-cell office:value-type="float" office:value="-77.155999" calcext:value-type="float">
            <text:p>-77.155999</text:p>
          </table:table-cell>
          <table:table-cell table:formula="of:=AND([.F615]&gt;[$Sheet2.$B$2];[.G615]&gt;[$Sheet2.$C$2];[.G615]&lt;[$Sheet2.$C$3])" office:value-type="boolean" office:boolean-value="false" calcext:value-type="boolean">
            <text:p>FALSE</text:p>
          </table:table-cell>
          <table:table-cell table:formula="of:=[.F615]&gt;[$Sheet2.$B$2]" office:value-type="boolean" office:boolean-value="false" calcext:value-type="boolean">
            <text:p>FALSE</text:p>
          </table:table-cell>
          <table:table-cell table:formula="of:=AND([.G615]&gt;[$Sheet2.$C$2];[.G615]&lt;[$Sheet2.$C$3])" office:value-type="boolean" office:boolean-value="true" calcext:value-type="boolean">
            <text:p>TRUE</text:p>
          </table:table-cell>
          <table:table-cell table:formula="of:=IF([.H615];[.E615];&quot;&quot;)">
            <text:p/>
          </table:table-cell>
        </table:table-row>
        <table:table-row table:style-name="ro1">
          <table:table-cell table:number-columns-repeated="7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formula="of:=SUM([.E2:.E615])" office:value-type="float" office:value="971777" calcext:value-type="float">
            <text:p>971777</text:p>
          </table:table-cell>
          <table:table-cell table:number-columns-repeated="2"/>
          <table:table-cell table:style-name="Default" table:number-columns-repeated="3"/>
          <table:table-cell table:formula="of:=SUM([.K2:.K615])" office:value-type="float" office:value="566021" calcext:value-type="float">
            <text:p>566021</text:p>
          </table:table-cell>
        </table:table-row>
      </table:table>
      <table:table table:name="Sheet2" table:style-name="ta1">
        <table:table-column table:style-name="co7" table:number-columns-repeated="4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ontrose Rd</text:p>
          </table:table-cell>
          <table:table-cell office:value-type="float" office:value="39.056197" calcext:value-type="float">
            <text:p>39.056197</text:p>
          </table:table-cell>
          <table:table-cell office:value-type="float" office:value="-77.514788" calcext:value-type="float">
            <text:p>-77.514788</text:p>
          </table:table-cell>
          <table:table-cell/>
        </table:table-row>
        <table:table-row table:style-name="ro1">
          <table:table-cell office:value-type="string" calcext:value-type="string">
            <text:p>E Randolph</text:p>
          </table:table-cell>
          <table:table-cell office:value-type="float" office:value="39.063428" calcext:value-type="float">
            <text:p>39.063428</text:p>
          </table:table-cell>
          <table:table-cell office:value-type="float" office:value="-76.963012" calcext:value-type="float">
            <text:p>-76.96301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, 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.AppleSystemUIFont" svg:font-family=".AppleSystemUIFon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MacOSX_X86_64 LibreOffice_project/0c292870b25a325b5ed35f6b45599d2ea4458e77</meta:generator>
    <dc:date>2020-01-21T18:33:34.185131493</dc:date>
    <meta:editing-duration>PT42M58S</meta:editing-duration>
    <meta:editing-cycles>10</meta:editing-cycles>
    <meta:document-statistic meta:table-count="2" meta:cell-count="6774" meta:object-count="0"/>
  </office:meta>
</office:document-meta>
</file>